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ndom" table:style-name="ta1">
        <table:shapes>
          <draw:frame draw:z-index="0" draw:style-name="gr1" draw:text-style-name="P1" svg:width="7.8512in" svg:height="3.5366in" svg:x="4.5862in" svg:y="0.7583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rc position</text:p>
          </table:table-cell>
          <table:table-cell office:value-type="string" calcext:value-type="string">
            <text:p>dst position</text:p>
          </table:table-cell>
          <table:table-cell office:value-type="string" calcext:value-type="string">
            <text:p>abs(delta), GB</text:p>
          </table:table-cell>
          <table:table-cell office:value-type="string" calcext:value-type="string">
            <text:p>time, ms</text:p>
          </table:table-cell>
        </table:table-row>
        <table:table-row table:style-name="ro1">
          <table:table-cell office:value-type="float" office:value="159986772992" calcext:value-type="float">
            <text:p>159986772992</text:p>
          </table:table-cell>
          <table:table-cell office:value-type="float" office:value="11665100800" calcext:value-type="float">
            <text:p>11665100800</text:p>
          </table:table-cell>
          <table:table-cell office:value-type="float" office:value="148.32" calcext:value-type="float">
            <text:p>148.32</text:p>
          </table:table-cell>
          <table:table-cell office:value-type="float" office:value="27.81" calcext:value-type="float">
            <text:p>27.81</text:p>
          </table:table-cell>
        </table:table-row>
        <table:table-row table:style-name="ro1">
          <table:table-cell office:value-type="float" office:value="93007129088" calcext:value-type="float">
            <text:p>93007129088</text:p>
          </table:table-cell>
          <table:table-cell office:value-type="float" office:value="151464672768" calcext:value-type="float">
            <text:p>151464672768</text:p>
          </table:table-cell>
          <table:table-cell office:value-type="float" office:value="58.46" calcext:value-type="float">
            <text:p>58.46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float" office:value="10479898112" calcext:value-type="float">
            <text:p>10479898112</text:p>
          </table:table-cell>
          <table:table-cell office:value-type="float" office:value="95378856448" calcext:value-type="float">
            <text:p>95378856448</text:p>
          </table:table-cell>
          <table:table-cell office:value-type="float" office:value="84.9" calcext:value-type="float">
            <text:p>84.9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12714357248" calcext:value-type="float">
            <text:p>12714357248</text:p>
          </table:table-cell>
          <table:table-cell office:value-type="float" office:value="91726500352" calcext:value-type="float">
            <text:p>91726500352</text:p>
          </table:table-cell>
          <table:table-cell office:value-type="float" office:value="79.01" calcext:value-type="float">
            <text:p>79.01</text:p>
          </table:table-cell>
          <table:table-cell office:value-type="float" office:value="15.13" calcext:value-type="float">
            <text:p>15.13</text:p>
          </table:table-cell>
        </table:table-row>
        <table:table-row table:style-name="ro1">
          <table:table-cell office:value-type="float" office:value="28180432896" calcext:value-type="float">
            <text:p>28180432896</text:p>
          </table:table-cell>
          <table:table-cell office:value-type="float" office:value="159653332480" calcext:value-type="float">
            <text:p>159653332480</text:p>
          </table:table-cell>
          <table:table-cell office:value-type="float" office:value="131.47" calcext:value-type="float">
            <text:p>131.47</text:p>
          </table:table-cell>
          <table:table-cell office:value-type="float" office:value="20.53" calcext:value-type="float">
            <text:p>20.53</text:p>
          </table:table-cell>
        </table:table-row>
        <table:table-row table:style-name="ro1">
          <table:table-cell office:value-type="float" office:value="16114674688" calcext:value-type="float">
            <text:p>16114674688</text:p>
          </table:table-cell>
          <table:table-cell office:value-type="float" office:value="158331262976" calcext:value-type="float">
            <text:p>158331262976</text:p>
          </table:table-cell>
          <table:table-cell office:value-type="float" office:value="142.22" calcext:value-type="float">
            <text:p>142.22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76974992384" calcext:value-type="float">
            <text:p>76974992384</text:p>
          </table:table-cell>
          <table:table-cell office:value-type="float" office:value="138293417984" calcext:value-type="float">
            <text:p>138293417984</text:p>
          </table:table-cell>
          <table:table-cell office:value-type="float" office:value="61.32" calcext:value-type="float">
            <text:p>61.3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33439542784" calcext:value-type="float">
            <text:p>33439542784</text:p>
          </table:table-cell>
          <table:table-cell office:value-type="float" office:value="17744953856" calcext:value-type="float">
            <text:p>17744953856</text:p>
          </table:table-cell>
          <table:table-cell office:value-type="float" office:value="15.69" calcext:value-type="float">
            <text:p>15.69</text:p>
          </table:table-cell>
          <table:table-cell office:value-type="float" office:value="17.79" calcext:value-type="float">
            <text:p>17.79</text:p>
          </table:table-cell>
        </table:table-row>
        <table:table-row table:style-name="ro1">
          <table:table-cell office:value-type="float" office:value="141203431936" calcext:value-type="float">
            <text:p>141203431936</text:p>
          </table:table-cell>
          <table:table-cell office:value-type="float" office:value="35906287104" calcext:value-type="float">
            <text:p>35906287104</text:p>
          </table:table-cell>
          <table:table-cell office:value-type="float" office:value="105.3" calcext:value-type="float">
            <text:p>105.3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9631478784" calcext:value-type="float">
            <text:p>9631478784</text:p>
          </table:table-cell>
          <table:table-cell office:value-type="float" office:value="15414592512" calcext:value-type="float">
            <text:p>15414592512</text:p>
          </table:table-cell>
          <table:table-cell office:value-type="float" office:value="5.78" calcext:value-type="float">
            <text:p>5.78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29998621184" calcext:value-type="float">
            <text:p>29998621184</text:p>
          </table:table-cell>
          <table:table-cell office:value-type="float" office:value="95130518528" calcext:value-type="float">
            <text:p>95130518528</text:p>
          </table:table-cell>
          <table:table-cell office:value-type="float" office:value="65.13" calcext:value-type="float">
            <text:p>65.13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office:value-type="float" office:value="87970536960" calcext:value-type="float">
            <text:p>87970536960</text:p>
          </table:table-cell>
          <table:table-cell office:value-type="float" office:value="5631632384" calcext:value-type="float">
            <text:p>5631632384</text:p>
          </table:table-cell>
          <table:table-cell office:value-type="float" office:value="82.34" calcext:value-type="float">
            <text:p>82.34</text:p>
          </table:table-cell>
          <table:table-cell office:value-type="float" office:value="19.95" calcext:value-type="float">
            <text:p>19.95</text:p>
          </table:table-cell>
        </table:table-row>
        <table:table-row table:style-name="ro1">
          <table:table-cell office:value-type="float" office:value="41766336000" calcext:value-type="float">
            <text:p>41766336000</text:p>
          </table:table-cell>
          <table:table-cell office:value-type="float" office:value="54812432896" calcext:value-type="float">
            <text:p>54812432896</text:p>
          </table:table-cell>
          <table:table-cell office:value-type="float" office:value="13.05" calcext:value-type="float">
            <text:p>13.05</text:p>
          </table:table-cell>
          <table:table-cell office:value-type="float" office:value="16.18" calcext:value-type="float">
            <text:p>16.18</text:p>
          </table:table-cell>
        </table:table-row>
        <table:table-row table:style-name="ro1">
          <table:table-cell office:value-type="float" office:value="136410235392" calcext:value-type="float">
            <text:p>136410235392</text:p>
          </table:table-cell>
          <table:table-cell office:value-type="float" office:value="157274044928" calcext:value-type="float">
            <text:p>157274044928</text:p>
          </table:table-cell>
          <table:table-cell office:value-type="float" office:value="20.86" calcext:value-type="float">
            <text:p>20.86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143738807296" calcext:value-type="float">
            <text:p>143738807296</text:p>
          </table:table-cell>
          <table:table-cell office:value-type="float" office:value="96497930240" calcext:value-type="float">
            <text:p>96497930240</text:p>
          </table:table-cell>
          <table:table-cell office:value-type="float" office:value="47.24" calcext:value-type="float">
            <text:p>47.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1190437888" calcext:value-type="float">
            <text:p>121190437888</text:p>
          </table:table-cell>
          <table:table-cell office:value-type="float" office:value="47870423552" calcext:value-type="float">
            <text:p>47870423552</text:p>
          </table:table-cell>
          <table:table-cell office:value-type="float" office:value="73.32" calcext:value-type="float">
            <text:p>73.32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44990193664" calcext:value-type="float">
            <text:p>144990193664</text:p>
          </table:table-cell>
          <table:table-cell office:value-type="float" office:value="126575986176" calcext:value-type="float">
            <text:p>126575986176</text:p>
          </table:table-cell>
          <table:table-cell office:value-type="float" office:value="18.41" calcext:value-type="float">
            <text:p>18.41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15837269504" calcext:value-type="float">
            <text:p>15837269504</text:p>
          </table:table-cell>
          <table:table-cell office:value-type="float" office:value="78370285568" calcext:value-type="float">
            <text:p>78370285568</text:p>
          </table:table-cell>
          <table:table-cell office:value-type="float" office:value="62.53" calcext:value-type="float">
            <text:p>62.53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float" office:value="126139676672" calcext:value-type="float">
            <text:p>126139676672</text:p>
          </table:table-cell>
          <table:table-cell office:value-type="float" office:value="15753239552" calcext:value-type="float">
            <text:p>15753239552</text:p>
          </table:table-cell>
          <table:table-cell office:value-type="float" office:value="110.39" calcext:value-type="float">
            <text:p>110.39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float" office:value="147503769600" calcext:value-type="float">
            <text:p>147503769600</text:p>
          </table:table-cell>
          <table:table-cell office:value-type="float" office:value="9642467328" calcext:value-type="float">
            <text:p>9642467328</text:p>
          </table:table-cell>
          <table:table-cell office:value-type="float" office:value="137.86" calcext:value-type="float">
            <text:p>137.86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float" office:value="123117938688" calcext:value-type="float">
            <text:p>123117938688</text:p>
          </table:table-cell>
          <table:table-cell office:value-type="float" office:value="75421870080" calcext:value-type="float">
            <text:p>75421870080</text:p>
          </table:table-cell>
          <table:table-cell office:value-type="float" office:value="47.7" calcext:value-type="float">
            <text:p>47.7</text:p>
          </table:table-cell>
          <table:table-cell office:value-type="float" office:value="21.93" calcext:value-type="float">
            <text:p>21.93</text:p>
          </table:table-cell>
        </table:table-row>
        <table:table-row table:style-name="ro1">
          <table:table-cell office:value-type="float" office:value="156104544256" calcext:value-type="float">
            <text:p>156104544256</text:p>
          </table:table-cell>
          <table:table-cell office:value-type="float" office:value="4073928704" calcext:value-type="float">
            <text:p>4073928704</text:p>
          </table:table-cell>
          <table:table-cell office:value-type="float" office:value="152.03" calcext:value-type="float">
            <text:p>152.03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float" office:value="623923200" calcext:value-type="float">
            <text:p>623923200</text:p>
          </table:table-cell>
          <table:table-cell office:value-type="float" office:value="66732686336" calcext:value-type="float">
            <text:p>66732686336</text:p>
          </table:table-cell>
          <table:table-cell office:value-type="float" office:value="66.11" calcext:value-type="float">
            <text:p>66.11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1">
          <table:table-cell office:value-type="float" office:value="76579151360" calcext:value-type="float">
            <text:p>76579151360</text:p>
          </table:table-cell>
          <table:table-cell office:value-type="float" office:value="144801414656" calcext:value-type="float">
            <text:p>144801414656</text:p>
          </table:table-cell>
          <table:table-cell office:value-type="float" office:value="68.22" calcext:value-type="float">
            <text:p>68.22</text:p>
          </table:table-cell>
          <table:table-cell office:value-type="float" office:value="20.87" calcext:value-type="float">
            <text:p>20.87</text:p>
          </table:table-cell>
        </table:table-row>
        <table:table-row table:style-name="ro1">
          <table:table-cell office:value-type="float" office:value="3603585536" calcext:value-type="float">
            <text:p>3603585536</text:p>
          </table:table-cell>
          <table:table-cell office:value-type="float" office:value="3863505920" calcext:value-type="float">
            <text:p>3863505920</text:p>
          </table:table-cell>
          <table:table-cell office:value-type="float" office:value="0.26" calcext:value-type="float">
            <text:p>0.26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143071745536" calcext:value-type="float">
            <text:p>143071745536</text:p>
          </table:table-cell>
          <table:table-cell office:value-type="float" office:value="559915520" calcext:value-type="float">
            <text:p>559915520</text:p>
          </table:table-cell>
          <table:table-cell office:value-type="float" office:value="142.51" calcext:value-type="float">
            <text:p>142.51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float" office:value="43124634112" calcext:value-type="float">
            <text:p>43124634112</text:p>
          </table:table-cell>
          <table:table-cell office:value-type="float" office:value="149343841280" calcext:value-type="float">
            <text:p>149343841280</text:p>
          </table:table-cell>
          <table:table-cell office:value-type="float" office:value="106.22" calcext:value-type="float">
            <text:p>106.22</text:p>
          </table:table-cell>
          <table:table-cell office:value-type="float" office:value="27.48" calcext:value-type="float">
            <text:p>27.48</text:p>
          </table:table-cell>
        </table:table-row>
        <table:table-row table:style-name="ro1">
          <table:table-cell office:value-type="float" office:value="91325174784" calcext:value-type="float">
            <text:p>91325174784</text:p>
          </table:table-cell>
          <table:table-cell office:value-type="float" office:value="126370158080" calcext:value-type="float">
            <text:p>126370158080</text:p>
          </table:table-cell>
          <table:table-cell office:value-type="float" office:value="35.04" calcext:value-type="float">
            <text:p>35.04</text:p>
          </table:table-cell>
          <table:table-cell office:value-type="float" office:value="17.68" calcext:value-type="float">
            <text:p>17.68</text:p>
          </table:table-cell>
        </table:table-row>
        <table:table-row table:style-name="ro1">
          <table:table-cell office:value-type="float" office:value="38280276480" calcext:value-type="float">
            <text:p>38280276480</text:p>
          </table:table-cell>
          <table:table-cell office:value-type="float" office:value="133478423040" calcext:value-type="float">
            <text:p>133478423040</text:p>
          </table:table-cell>
          <table:table-cell office:value-type="float" office:value="95.2" calcext:value-type="float">
            <text:p>95.2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float" office:value="130419344384" calcext:value-type="float">
            <text:p>130419344384</text:p>
          </table:table-cell>
          <table:table-cell office:value-type="float" office:value="8314427392" calcext:value-type="float">
            <text:p>8314427392</text:p>
          </table:table-cell>
          <table:table-cell office:value-type="float" office:value="122.1" calcext:value-type="float">
            <text:p>122.1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45965051904" calcext:value-type="float">
            <text:p>45965051904</text:p>
          </table:table-cell>
          <table:table-cell office:value-type="float" office:value="159484667392" calcext:value-type="float">
            <text:p>159484667392</text:p>
          </table:table-cell>
          <table:table-cell office:value-type="float" office:value="113.52" calcext:value-type="float">
            <text:p>113.52</text:p>
          </table:table-cell>
          <table:table-cell office:value-type="float" office:value="21.57" calcext:value-type="float">
            <text:p>21.57</text:p>
          </table:table-cell>
        </table:table-row>
        <table:table-row table:style-name="ro1">
          <table:table-cell office:value-type="float" office:value="126232643584" calcext:value-type="float">
            <text:p>126232643584</text:p>
          </table:table-cell>
          <table:table-cell office:value-type="float" office:value="47477107712" calcext:value-type="float">
            <text:p>47477107712</text:p>
          </table:table-cell>
          <table:table-cell office:value-type="float" office:value="78.76" calcext:value-type="float">
            <text:p>78.76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float" office:value="2489964544" calcext:value-type="float">
            <text:p>2489964544</text:p>
          </table:table-cell>
          <table:table-cell office:value-type="float" office:value="125363224064" calcext:value-type="float">
            <text:p>125363224064</text:p>
          </table:table-cell>
          <table:table-cell office:value-type="float" office:value="122.87" calcext:value-type="float">
            <text:p>122.87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 office:value-type="float" office:value="24486403072" calcext:value-type="float">
            <text:p>24486403072</text:p>
          </table:table-cell>
          <table:table-cell office:value-type="float" office:value="83267418112" calcext:value-type="float">
            <text:p>83267418112</text:p>
          </table:table-cell>
          <table:table-cell office:value-type="float" office:value="58.78" calcext:value-type="float">
            <text:p>58.78</text:p>
          </table:table-cell>
          <table:table-cell office:value-type="float" office:value="15.01" calcext:value-type="float">
            <text:p>15.01</text:p>
          </table:table-cell>
        </table:table-row>
        <table:table-row table:style-name="ro1">
          <table:table-cell office:value-type="float" office:value="110705242624" calcext:value-type="float">
            <text:p>110705242624</text:p>
          </table:table-cell>
          <table:table-cell office:value-type="float" office:value="139601124864" calcext:value-type="float">
            <text:p>139601124864</text:p>
          </table:table-cell>
          <table:table-cell office:value-type="float" office:value="28.9" calcext:value-type="float">
            <text:p>28.9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131284519936" calcext:value-type="float">
            <text:p>131284519936</text:p>
          </table:table-cell>
          <table:table-cell office:value-type="float" office:value="2854829568" calcext:value-type="float">
            <text:p>2854829568</text:p>
          </table:table-cell>
          <table:table-cell office:value-type="float" office:value="128.43" calcext:value-type="float">
            <text:p>128.43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103346566656" calcext:value-type="float">
            <text:p>103346566656</text:p>
          </table:table-cell>
          <table:table-cell office:value-type="float" office:value="1465294848" calcext:value-type="float">
            <text:p>1465294848</text:p>
          </table:table-cell>
          <table:table-cell office:value-type="float" office:value="101.88" calcext:value-type="float">
            <text:p>101.88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float" office:value="97345966592" calcext:value-type="float">
            <text:p>97345966592</text:p>
          </table:table-cell>
          <table:table-cell office:value-type="float" office:value="97883512320" calcext:value-type="float">
            <text:p>97883512320</text:p>
          </table:table-cell>
          <table:table-cell office:value-type="float" office:value="0.54" calcext:value-type="float">
            <text:p>0.54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54562594816" calcext:value-type="float">
            <text:p>154562594816</text:p>
          </table:table-cell>
          <table:table-cell office:value-type="float" office:value="7952505856" calcext:value-type="float">
            <text:p>7952505856</text:p>
          </table:table-cell>
          <table:table-cell office:value-type="float" office:value="146.61" calcext:value-type="float">
            <text:p>146.61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office:value-type="float" office:value="108937817088" calcext:value-type="float">
            <text:p>108937817088</text:p>
          </table:table-cell>
          <table:table-cell office:value-type="float" office:value="52197727232" calcext:value-type="float">
            <text:p>52197727232</text:p>
          </table:table-cell>
          <table:table-cell office:value-type="float" office:value="56.74" calcext:value-type="float">
            <text:p>56.74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float" office:value="24515514880" calcext:value-type="float">
            <text:p>24515514880</text:p>
          </table:table-cell>
          <table:table-cell office:value-type="float" office:value="114644301312" calcext:value-type="float">
            <text:p>114644301312</text:p>
          </table:table-cell>
          <table:table-cell office:value-type="float" office:value="90.13" calcext:value-type="float">
            <text:p>90.13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float" office:value="159955128320" calcext:value-type="float">
            <text:p>159955128320</text:p>
          </table:table-cell>
          <table:table-cell office:value-type="float" office:value="519859200" calcext:value-type="float">
            <text:p>519859200</text:p>
          </table:table-cell>
          <table:table-cell office:value-type="float" office:value="159.44" calcext:value-type="float">
            <text:p>159.44</text:p>
          </table:table-cell>
          <table:table-cell office:value-type="float" office:value="24.41" calcext:value-type="float">
            <text:p>24.41</text:p>
          </table:table-cell>
        </table:table-row>
        <table:table-row table:style-name="ro1">
          <table:table-cell office:value-type="float" office:value="15458893824" calcext:value-type="float">
            <text:p>15458893824</text:p>
          </table:table-cell>
          <table:table-cell office:value-type="float" office:value="141510565888" calcext:value-type="float">
            <text:p>141510565888</text:p>
          </table:table-cell>
          <table:table-cell office:value-type="float" office:value="126.05" calcext:value-type="float">
            <text:p>126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31150784512" calcext:value-type="float">
            <text:p>31150784512</text:p>
          </table:table-cell>
          <table:table-cell office:value-type="float" office:value="119031198208" calcext:value-type="float">
            <text:p>119031198208</text:p>
          </table:table-cell>
          <table:table-cell office:value-type="float" office:value="87.88" calcext:value-type="float">
            <text:p>87.88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float" office:value="158139599872" calcext:value-type="float">
            <text:p>158139599872</text:p>
          </table:table-cell>
          <table:table-cell office:value-type="float" office:value="2967212544" calcext:value-type="float">
            <text:p>2967212544</text:p>
          </table:table-cell>
          <table:table-cell office:value-type="float" office:value="155.17" calcext:value-type="float">
            <text:p>155.17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float" office:value="21962557440" calcext:value-type="float">
            <text:p>21962557440</text:p>
          </table:table-cell>
          <table:table-cell office:value-type="float" office:value="138184567296" calcext:value-type="float">
            <text:p>138184567296</text:p>
          </table:table-cell>
          <table:table-cell office:value-type="float" office:value="116.22" calcext:value-type="float">
            <text:p>116.22</text:p>
          </table:table-cell>
          <table:table-cell office:value-type="float" office:value="28.74" calcext:value-type="float">
            <text:p>28.74</text:p>
          </table:table-cell>
        </table:table-row>
        <table:table-row table:style-name="ro1">
          <table:table-cell office:value-type="float" office:value="52790276096" calcext:value-type="float">
            <text:p>52790276096</text:p>
          </table:table-cell>
          <table:table-cell office:value-type="float" office:value="88253068800" calcext:value-type="float">
            <text:p>88253068800</text:p>
          </table:table-cell>
          <table:table-cell office:value-type="float" office:value="35.46" calcext:value-type="float">
            <text:p>35.46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94486008320" calcext:value-type="float">
            <text:p>94486008320</text:p>
          </table:table-cell>
          <table:table-cell office:value-type="float" office:value="107752638464" calcext:value-type="float">
            <text:p>107752638464</text:p>
          </table:table-cell>
          <table:table-cell office:value-type="float" office:value="13.27" calcext:value-type="float">
            <text:p>13.27</text:p>
          </table:table-cell>
          <table:table-cell office:value-type="float" office:value="16.84" calcext:value-type="float">
            <text:p>16.84</text:p>
          </table:table-cell>
        </table:table-row>
        <table:table-row table:style-name="ro1">
          <table:table-cell office:value-type="float" office:value="32552543744" calcext:value-type="float">
            <text:p>32552543744</text:p>
          </table:table-cell>
          <table:table-cell office:value-type="float" office:value="158168649728" calcext:value-type="float">
            <text:p>158168649728</text:p>
          </table:table-cell>
          <table:table-cell office:value-type="float" office:value="125.62" calcext:value-type="float">
            <text:p>125.62</text:p>
          </table:table-cell>
          <table:table-cell office:value-type="float" office:value="21.09" calcext:value-type="float">
            <text:p>21.09</text:p>
          </table:table-cell>
        </table:table-row>
        <table:table-row table:style-name="ro1">
          <table:table-cell office:value-type="float" office:value="4956409856" calcext:value-type="float">
            <text:p>4956409856</text:p>
          </table:table-cell>
          <table:table-cell office:value-type="float" office:value="47654255616" calcext:value-type="float">
            <text:p>47654255616</text:p>
          </table:table-cell>
          <table:table-cell office:value-type="float" office:value="42.7" calcext:value-type="float">
            <text:p>42.7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float" office:value="27361298432" calcext:value-type="float">
            <text:p>27361298432</text:p>
          </table:table-cell>
          <table:table-cell office:value-type="float" office:value="1140823040" calcext:value-type="float">
            <text:p>1140823040</text:p>
          </table:table-cell>
          <table:table-cell office:value-type="float" office:value="26.22" calcext:value-type="float">
            <text:p>26.22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57663116288" calcext:value-type="float">
            <text:p>157663116288</text:p>
          </table:table-cell>
          <table:table-cell office:value-type="float" office:value="20436052480" calcext:value-type="float">
            <text:p>20436052480</text:p>
          </table:table-cell>
          <table:table-cell office:value-type="float" office:value="137.23" calcext:value-type="float">
            <text:p>137.23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58611521536" calcext:value-type="float">
            <text:p>158611521536</text:p>
          </table:table-cell>
          <table:table-cell office:value-type="float" office:value="3464438784" calcext:value-type="float">
            <text:p>3464438784</text:p>
          </table:table-cell>
          <table:table-cell office:value-type="float" office:value="155.15" calcext:value-type="float">
            <text:p>155.15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float" office:value="149202281984" calcext:value-type="float">
            <text:p>149202281984</text:p>
          </table:table-cell>
          <table:table-cell office:value-type="float" office:value="557601280" calcext:value-type="float">
            <text:p>557601280</text:p>
          </table:table-cell>
          <table:table-cell office:value-type="float" office:value="148.64" calcext:value-type="float">
            <text:p>148.64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float" office:value="19065848832" calcext:value-type="float">
            <text:p>19065848832</text:p>
          </table:table-cell>
          <table:table-cell office:value-type="float" office:value="144864014336" calcext:value-type="float">
            <text:p>144864014336</text:p>
          </table:table-cell>
          <table:table-cell office:value-type="float" office:value="125.8" calcext:value-type="float">
            <text:p>125.8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float" office:value="153540872192" calcext:value-type="float">
            <text:p>153540872192</text:p>
          </table:table-cell>
          <table:table-cell office:value-type="float" office:value="26914182144" calcext:value-type="float">
            <text:p>26914182144</text:p>
          </table:table-cell>
          <table:table-cell office:value-type="float" office:value="126.63" calcext:value-type="float">
            <text:p>126.63</text:p>
          </table:table-cell>
          <table:table-cell office:value-type="float" office:value="27.24" calcext:value-type="float">
            <text:p>27.24</text:p>
          </table:table-cell>
        </table:table-row>
        <table:table-row table:style-name="ro1">
          <table:table-cell office:value-type="float" office:value="144639692288" calcext:value-type="float">
            <text:p>144639692288</text:p>
          </table:table-cell>
          <table:table-cell office:value-type="float" office:value="4405173248" calcext:value-type="float">
            <text:p>4405173248</text:p>
          </table:table-cell>
          <table:table-cell office:value-type="float" office:value="140.23" calcext:value-type="float">
            <text:p>140.23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124543465472" calcext:value-type="float">
            <text:p>124543465472</text:p>
          </table:table-cell>
          <table:table-cell office:value-type="float" office:value="37663705088" calcext:value-type="float">
            <text:p>37663705088</text:p>
          </table:table-cell>
          <table:table-cell office:value-type="float" office:value="86.88" calcext:value-type="float">
            <text:p>86.88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1">
          <table:table-cell office:value-type="float" office:value="111168182272" calcext:value-type="float">
            <text:p>111168182272</text:p>
          </table:table-cell>
          <table:table-cell office:value-type="float" office:value="152254844928" calcext:value-type="float">
            <text:p>152254844928</text:p>
          </table:table-cell>
          <table:table-cell office:value-type="float" office:value="41.09" calcext:value-type="float">
            <text:p>41.09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office:value-type="float" office:value="658427392" calcext:value-type="float">
            <text:p>658427392</text:p>
          </table:table-cell>
          <table:table-cell office:value-type="float" office:value="152724641280" calcext:value-type="float">
            <text:p>152724641280</text:p>
          </table:table-cell>
          <table:table-cell office:value-type="float" office:value="152.07" calcext:value-type="float">
            <text:p>152.07</text:p>
          </table:table-cell>
          <table:table-cell office:value-type="float" office:value="30.33" calcext:value-type="float">
            <text:p>30.33</text:p>
          </table:table-cell>
        </table:table-row>
        <table:table-row table:style-name="ro1">
          <table:table-cell office:value-type="float" office:value="149979281920" calcext:value-type="float">
            <text:p>149979281920</text:p>
          </table:table-cell>
          <table:table-cell office:value-type="float" office:value="77675015680" calcext:value-type="float">
            <text:p>77675015680</text:p>
          </table:table-cell>
          <table:table-cell office:value-type="float" office:value="72.3" calcext:value-type="float">
            <text:p>72.3</text:p>
          </table:table-cell>
          <table:table-cell office:value-type="float" office:value="20.87" calcext:value-type="float">
            <text:p>20.87</text:p>
          </table:table-cell>
        </table:table-row>
        <table:table-row table:style-name="ro1">
          <table:table-cell office:value-type="float" office:value="63046439424" calcext:value-type="float">
            <text:p>63046439424</text:p>
          </table:table-cell>
          <table:table-cell office:value-type="float" office:value="89638401024" calcext:value-type="float">
            <text:p>89638401024</text:p>
          </table:table-cell>
          <table:table-cell office:value-type="float" office:value="26.59" calcext:value-type="float">
            <text:p>26.59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 office:value-type="float" office:value="149701858816" calcext:value-type="float">
            <text:p>149701858816</text:p>
          </table:table-cell>
          <table:table-cell office:value-type="float" office:value="55900724224" calcext:value-type="float">
            <text:p>55900724224</text:p>
          </table:table-cell>
          <table:table-cell office:value-type="float" office:value="93.8" calcext:value-type="float">
            <text:p>93.8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float" office:value="107991177728" calcext:value-type="float">
            <text:p>107991177728</text:p>
          </table:table-cell>
          <table:table-cell office:value-type="float" office:value="4885570048" calcext:value-type="float">
            <text:p>4885570048</text:p>
          </table:table-cell>
          <table:table-cell office:value-type="float" office:value="103.11" calcext:value-type="float">
            <text:p>103.1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34553339392" calcext:value-type="float">
            <text:p>34553339392</text:p>
          </table:table-cell>
          <table:table-cell office:value-type="float" office:value="136322071552" calcext:value-type="float">
            <text:p>136322071552</text:p>
          </table:table-cell>
          <table:table-cell office:value-type="float" office:value="101.77" calcext:value-type="float">
            <text:p>101.77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float" office:value="96389460992" calcext:value-type="float">
            <text:p>96389460992</text:p>
          </table:table-cell>
          <table:table-cell office:value-type="float" office:value="155843158016" calcext:value-type="float">
            <text:p>155843158016</text:p>
          </table:table-cell>
          <table:table-cell office:value-type="float" office:value="59.45" calcext:value-type="float">
            <text:p>59.45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1">
          <table:table-cell office:value-type="float" office:value="48388195840" calcext:value-type="float">
            <text:p>48388195840</text:p>
          </table:table-cell>
          <table:table-cell office:value-type="float" office:value="130216431616" calcext:value-type="float">
            <text:p>130216431616</text:p>
          </table:table-cell>
          <table:table-cell office:value-type="float" office:value="81.83" calcext:value-type="float">
            <text:p>81.83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1">
          <table:table-cell office:value-type="float" office:value="50160107520" calcext:value-type="float">
            <text:p>50160107520</text:p>
          </table:table-cell>
          <table:table-cell office:value-type="float" office:value="59087692288" calcext:value-type="float">
            <text:p>59087692288</text:p>
          </table:table-cell>
          <table:table-cell office:value-type="float" office:value="8.93" calcext:value-type="float">
            <text:p>8.93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float" office:value="34262848512" calcext:value-type="float">
            <text:p>34262848512</text:p>
          </table:table-cell>
          <table:table-cell office:value-type="float" office:value="127021605888" calcext:value-type="float">
            <text:p>127021605888</text:p>
          </table:table-cell>
          <table:table-cell office:value-type="float" office:value="92.76" calcext:value-type="float">
            <text:p>92.76</text:p>
          </table:table-cell>
          <table:table-cell office:value-type="float" office:value="22.59" calcext:value-type="float">
            <text:p>22.59</text:p>
          </table:table-cell>
        </table:table-row>
        <table:table-row table:style-name="ro1">
          <table:table-cell office:value-type="float" office:value="148355115008" calcext:value-type="float">
            <text:p>148355115008</text:p>
          </table:table-cell>
          <table:table-cell office:value-type="float" office:value="23861222400" calcext:value-type="float">
            <text:p>23861222400</text:p>
          </table:table-cell>
          <table:table-cell office:value-type="float" office:value="124.49" calcext:value-type="float">
            <text:p>124.49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float" office:value="904462848" calcext:value-type="float">
            <text:p>904462848</text:p>
          </table:table-cell>
          <table:table-cell office:value-type="float" office:value="116103502848" calcext:value-type="float">
            <text:p>116103502848</text:p>
          </table:table-cell>
          <table:table-cell office:value-type="float" office:value="115.2" calcext:value-type="float">
            <text:p>115.2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7394329600" calcext:value-type="float">
            <text:p>7394329600</text:p>
          </table:table-cell>
          <table:table-cell office:value-type="float" office:value="156297926144" calcext:value-type="float">
            <text:p>156297926144</text:p>
          </table:table-cell>
          <table:table-cell office:value-type="float" office:value="148.9" calcext:value-type="float">
            <text:p>148.9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6994911232" calcext:value-type="float">
            <text:p>6994911232</text:p>
          </table:table-cell>
          <table:table-cell office:value-type="float" office:value="148925423616" calcext:value-type="float">
            <text:p>148925423616</text:p>
          </table:table-cell>
          <table:table-cell office:value-type="float" office:value="141.93" calcext:value-type="float">
            <text:p>141.93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29513467392" calcext:value-type="float">
            <text:p>29513467392</text:p>
          </table:table-cell>
          <table:table-cell office:value-type="float" office:value="43723894272" calcext:value-type="float">
            <text:p>43723894272</text:p>
          </table:table-cell>
          <table:table-cell office:value-type="float" office:value="14.21" calcext:value-type="float">
            <text:p>14.21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1">
          <table:table-cell office:value-type="float" office:value="120550690816" calcext:value-type="float">
            <text:p>120550690816</text:p>
          </table:table-cell>
          <table:table-cell office:value-type="float" office:value="1961123328" calcext:value-type="float">
            <text:p>1961123328</text:p>
          </table:table-cell>
          <table:table-cell office:value-type="float" office:value="118.59" calcext:value-type="float">
            <text:p>118.59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float" office:value="45357478912" calcext:value-type="float">
            <text:p>45357478912</text:p>
          </table:table-cell>
          <table:table-cell office:value-type="float" office:value="144309599232" calcext:value-type="float">
            <text:p>144309599232</text:p>
          </table:table-cell>
          <table:table-cell office:value-type="float" office:value="98.95" calcext:value-type="float">
            <text:p>98.95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39052044288" calcext:value-type="float">
            <text:p>39052044288</text:p>
          </table:table-cell>
          <table:table-cell office:value-type="float" office:value="132771007488" calcext:value-type="float">
            <text:p>132771007488</text:p>
          </table:table-cell>
          <table:table-cell office:value-type="float" office:value="93.72" calcext:value-type="float">
            <text:p>93.72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office:value-type="float" office:value="153304422400" calcext:value-type="float">
            <text:p>153304422400</text:p>
          </table:table-cell>
          <table:table-cell office:value-type="float" office:value="7740197888" calcext:value-type="float">
            <text:p>7740197888</text:p>
          </table:table-cell>
          <table:table-cell office:value-type="float" office:value="145.56" calcext:value-type="float">
            <text:p>145.56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float" office:value="10166381056" calcext:value-type="float">
            <text:p>10166381056</text:p>
          </table:table-cell>
          <table:table-cell office:value-type="float" office:value="128224286208" calcext:value-type="float">
            <text:p>128224286208</text:p>
          </table:table-cell>
          <table:table-cell office:value-type="float" office:value="118.06" calcext:value-type="float">
            <text:p>118.06</text:p>
          </table:table-cell>
          <table:table-cell office:value-type="float" office:value="20.57" calcext:value-type="float">
            <text:p>20.57</text:p>
          </table:table-cell>
        </table:table-row>
        <table:table-row table:style-name="ro1">
          <table:table-cell office:value-type="float" office:value="53536260096" calcext:value-type="float">
            <text:p>53536260096</text:p>
          </table:table-cell>
          <table:table-cell office:value-type="float" office:value="142017746432" calcext:value-type="float">
            <text:p>142017746432</text:p>
          </table:table-cell>
          <table:table-cell office:value-type="float" office:value="88.48" calcext:value-type="float">
            <text:p>88.48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1">
          <table:table-cell office:value-type="float" office:value="60257137664" calcext:value-type="float">
            <text:p>60257137664</text:p>
          </table:table-cell>
          <table:table-cell office:value-type="float" office:value="145388728320" calcext:value-type="float">
            <text:p>145388728320</text:p>
          </table:table-cell>
          <table:table-cell office:value-type="float" office:value="85.13" calcext:value-type="float">
            <text:p>85.13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 office:value-type="float" office:value="13791278592" calcext:value-type="float">
            <text:p>13791278592</text:p>
          </table:table-cell>
          <table:table-cell office:value-type="float" office:value="152426993152" calcext:value-type="float">
            <text:p>152426993152</text:p>
          </table:table-cell>
          <table:table-cell office:value-type="float" office:value="138.64" calcext:value-type="float">
            <text:p>138.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9955099136" calcext:value-type="float">
            <text:p>159955099136</text:p>
          </table:table-cell>
          <table:table-cell office:value-type="float" office:value="26863601152" calcext:value-type="float">
            <text:p>26863601152</text:p>
          </table:table-cell>
          <table:table-cell office:value-type="float" office:value="133.09" calcext:value-type="float">
            <text:p>133.09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float" office:value="106272897536" calcext:value-type="float">
            <text:p>106272897536</text:p>
          </table:table-cell>
          <table:table-cell office:value-type="float" office:value="39809475072" calcext:value-type="float">
            <text:p>39809475072</text:p>
          </table:table-cell>
          <table:table-cell office:value-type="float" office:value="66.46" calcext:value-type="float">
            <text:p>66.46</text:p>
          </table:table-cell>
          <table:table-cell office:value-type="float" office:value="14.36" calcext:value-type="float">
            <text:p>14.36</text:p>
          </table:table-cell>
        </table:table-row>
        <table:table-row table:style-name="ro1">
          <table:table-cell office:value-type="float" office:value="6576766976" calcext:value-type="float">
            <text:p>6576766976</text:p>
          </table:table-cell>
          <table:table-cell office:value-type="float" office:value="100056309248" calcext:value-type="float">
            <text:p>100056309248</text:p>
          </table:table-cell>
          <table:table-cell office:value-type="float" office:value="93.48" calcext:value-type="float">
            <text:p>93.48</text:p>
          </table:table-cell>
          <table:table-cell office:value-type="float" office:value="22.71" calcext:value-type="float">
            <text:p>22.71</text:p>
          </table:table-cell>
        </table:table-row>
        <table:table-row table:style-name="ro1">
          <table:table-cell office:value-type="float" office:value="9945517056" calcext:value-type="float">
            <text:p>9945517056</text:p>
          </table:table-cell>
          <table:table-cell office:value-type="float" office:value="49816271872" calcext:value-type="float">
            <text:p>49816271872</text:p>
          </table:table-cell>
          <table:table-cell office:value-type="float" office:value="39.87" calcext:value-type="float">
            <text:p>39.87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89389473280" calcext:value-type="float">
            <text:p>89389473280</text:p>
          </table:table-cell>
          <table:table-cell office:value-type="float" office:value="65538045440" calcext:value-type="float">
            <text:p>65538045440</text:p>
          </table:table-cell>
          <table:table-cell office:value-type="float" office:value="23.85" calcext:value-type="float">
            <text:p>23.85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office:value-type="float" office:value="12930657792" calcext:value-type="float">
            <text:p>12930657792</text:p>
          </table:table-cell>
          <table:table-cell office:value-type="float" office:value="133351530496" calcext:value-type="float">
            <text:p>133351530496</text:p>
          </table:table-cell>
          <table:table-cell office:value-type="float" office:value="120.42" calcext:value-type="float">
            <text:p>120.42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float" office:value="51692328448" calcext:value-type="float">
            <text:p>51692328448</text:p>
          </table:table-cell>
          <table:table-cell office:value-type="float" office:value="18439165952" calcext:value-type="float">
            <text:p>18439165952</text:p>
          </table:table-cell>
          <table:table-cell office:value-type="float" office:value="33.25" calcext:value-type="float">
            <text:p>33.25</text:p>
          </table:table-cell>
          <table:table-cell office:value-type="float" office:value="10.59" calcext:value-type="float">
            <text:p>10.59</text:p>
          </table:table-cell>
        </table:table-row>
        <table:table-row table:style-name="ro1">
          <table:table-cell office:value-type="float" office:value="135504688128" calcext:value-type="float">
            <text:p>135504688128</text:p>
          </table:table-cell>
          <table:table-cell office:value-type="float" office:value="154665281536" calcext:value-type="float">
            <text:p>154665281536</text:p>
          </table:table-cell>
          <table:table-cell office:value-type="float" office:value="19.16" calcext:value-type="float">
            <text:p>19.16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float" office:value="3487725568" calcext:value-type="float">
            <text:p>3487725568</text:p>
          </table:table-cell>
          <table:table-cell office:value-type="float" office:value="79485390336" calcext:value-type="float">
            <text:p>79485390336</text:p>
          </table:table-cell>
          <table:table-cell office:value-type="float" office:value="76" calcext:value-type="float">
            <text:p>76</text:p>
          </table:table-cell>
          <table:table-cell office:value-type="float" office:value="14.39" calcext:value-type="float">
            <text:p>14.39</text:p>
          </table:table-cell>
        </table:table-row>
        <table:table-row table:style-name="ro1">
          <table:table-cell office:value-type="float" office:value="32062871040" calcext:value-type="float">
            <text:p>32062871040</text:p>
          </table:table-cell>
          <table:table-cell office:value-type="float" office:value="114027053568" calcext:value-type="float">
            <text:p>114027053568</text:p>
          </table:table-cell>
          <table:table-cell office:value-type="float" office:value="81.96" calcext:value-type="float">
            <text:p>81.96</text:p>
          </table:table-cell>
          <table:table-cell office:value-type="float" office:value="22.13" calcext:value-type="float">
            <text:p>22.13</text:p>
          </table:table-cell>
        </table:table-row>
        <table:table-row table:style-name="ro1">
          <table:table-cell office:value-type="float" office:value="102078752256" calcext:value-type="float">
            <text:p>102078752256</text:p>
          </table:table-cell>
          <table:table-cell office:value-type="float" office:value="46603402752" calcext:value-type="float">
            <text:p>46603402752</text:p>
          </table:table-cell>
          <table:table-cell office:value-type="float" office:value="55.48" calcext:value-type="float">
            <text:p>55.48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float" office:value="153357144064" calcext:value-type="float">
            <text:p>153357144064</text:p>
          </table:table-cell>
          <table:table-cell office:value-type="float" office:value="36054682624" calcext:value-type="float">
            <text:p>36054682624</text:p>
          </table:table-cell>
          <table:table-cell office:value-type="float" office:value="117.3" calcext:value-type="float">
            <text:p>117.3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64621047808" calcext:value-type="float">
            <text:p>64621047808</text:p>
          </table:table-cell>
          <table:table-cell office:value-type="float" office:value="145109018112" calcext:value-type="float">
            <text:p>145109018112</text:p>
          </table:table-cell>
          <table:table-cell office:value-type="float" office:value="80.49" calcext:value-type="float">
            <text:p>80.49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float" office:value="11318941696" calcext:value-type="float">
            <text:p>11318941696</text:p>
          </table:table-cell>
          <table:table-cell office:value-type="float" office:value="56583042560" calcext:value-type="float">
            <text:p>56583042560</text:p>
          </table:table-cell>
          <table:table-cell office:value-type="float" office:value="45.26" calcext:value-type="float">
            <text:p>45.26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125159140864" calcext:value-type="float">
            <text:p>125159140864</text:p>
          </table:table-cell>
          <table:table-cell office:value-type="float" office:value="14664447488" calcext:value-type="float">
            <text:p>14664447488</text:p>
          </table:table-cell>
          <table:table-cell office:value-type="float" office:value="110.49" calcext:value-type="float">
            <text:p>110.49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float" office:value="150614600704" calcext:value-type="float">
            <text:p>150614600704</text:p>
          </table:table-cell>
          <table:table-cell office:value-type="float" office:value="114509430272" calcext:value-type="float">
            <text:p>114509430272</text:p>
          </table:table-cell>
          <table:table-cell office:value-type="float" office:value="36.11" calcext:value-type="float">
            <text:p>36.11</text:p>
          </table:table-cell>
          <table:table-cell office:value-type="float" office:value="18.81" calcext:value-type="float">
            <text:p>18.81</text:p>
          </table:table-cell>
        </table:table-row>
        <table:table-row table:style-name="ro1">
          <table:table-cell office:value-type="float" office:value="97297567744" calcext:value-type="float">
            <text:p>97297567744</text:p>
          </table:table-cell>
          <table:table-cell office:value-type="float" office:value="77694481920" calcext:value-type="float">
            <text:p>77694481920</text:p>
          </table:table-cell>
          <table:table-cell office:value-type="float" office:value="19.6" calcext:value-type="float">
            <text:p>19.6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float" office:value="11868441600" calcext:value-type="float">
            <text:p>11868441600</text:p>
          </table:table-cell>
          <table:table-cell office:value-type="float" office:value="97028424704" calcext:value-type="float">
            <text:p>97028424704</text:p>
          </table:table-cell>
          <table:table-cell office:value-type="float" office:value="85.16" calcext:value-type="float">
            <text:p>85.16</text:p>
          </table:table-cell>
          <table:table-cell office:value-type="float" office:value="19.48" calcext:value-type="float">
            <text:p>19.48</text:p>
          </table:table-cell>
        </table:table-row>
        <table:table-row table:style-name="ro1">
          <table:table-cell office:value-type="float" office:value="18191261696" calcext:value-type="float">
            <text:p>18191261696</text:p>
          </table:table-cell>
          <table:table-cell office:value-type="float" office:value="140644258304" calcext:value-type="float">
            <text:p>140644258304</text:p>
          </table:table-cell>
          <table:table-cell office:value-type="float" office:value="122.45" calcext:value-type="float">
            <text:p>122.45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1324438016" calcext:value-type="float">
            <text:p>1324438016</text:p>
          </table:table-cell>
          <table:table-cell office:value-type="float" office:value="32460655616" calcext:value-type="float">
            <text:p>32460655616</text:p>
          </table:table-cell>
          <table:table-cell office:value-type="float" office:value="31.14" calcext:value-type="float">
            <text:p>31.14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138015192576" calcext:value-type="float">
            <text:p>138015192576</text:p>
          </table:table-cell>
          <table:table-cell office:value-type="float" office:value="137339165184" calcext:value-type="float">
            <text:p>137339165184</text:p>
          </table:table-cell>
          <table:table-cell office:value-type="float" office:value="0.68" calcext:value-type="float">
            <text:p>0.68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75398468608" calcext:value-type="float">
            <text:p>75398468608</text:p>
          </table:table-cell>
          <table:table-cell office:value-type="float" office:value="14670606848" calcext:value-type="float">
            <text:p>14670606848</text:p>
          </table:table-cell>
          <table:table-cell office:value-type="float" office:value="60.73" calcext:value-type="float">
            <text:p>60.73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1663894528" calcext:value-type="float">
            <text:p>1663894528</text:p>
          </table:table-cell>
          <table:table-cell office:value-type="float" office:value="157196782592" calcext:value-type="float">
            <text:p>157196782592</text:p>
          </table:table-cell>
          <table:table-cell office:value-type="float" office:value="155.53" calcext:value-type="float">
            <text:p>155.53</text:p>
          </table:table-cell>
          <table:table-cell office:value-type="float" office:value="29.05" calcext:value-type="float">
            <text:p>29.05</text:p>
          </table:table-cell>
        </table:table-row>
        <table:table-row table:style-name="ro1">
          <table:table-cell office:value-type="float" office:value="1306941952" calcext:value-type="float">
            <text:p>1306941952</text:p>
          </table:table-cell>
          <table:table-cell office:value-type="float" office:value="94145158144" calcext:value-type="float">
            <text:p>94145158144</text:p>
          </table:table-cell>
          <table:table-cell office:value-type="float" office:value="92.84" calcext:value-type="float">
            <text:p>92.84</text:p>
          </table:table-cell>
          <table:table-cell office:value-type="float" office:value="19.18" calcext:value-type="float">
            <text:p>19.18</text:p>
          </table:table-cell>
        </table:table-row>
        <table:table-row table:style-name="ro1">
          <table:table-cell office:value-type="float" office:value="30498293760" calcext:value-type="float">
            <text:p>30498293760</text:p>
          </table:table-cell>
          <table:table-cell office:value-type="float" office:value="158374665216" calcext:value-type="float">
            <text:p>158374665216</text:p>
          </table:table-cell>
          <table:table-cell office:value-type="float" office:value="127.88" calcext:value-type="float">
            <text:p>127.88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119789087232" calcext:value-type="float">
            <text:p>119789087232</text:p>
          </table:table-cell>
          <table:table-cell office:value-type="float" office:value="118245889536" calcext:value-type="float">
            <text:p>118245889536</text:p>
          </table:table-cell>
          <table:table-cell office:value-type="float" office:value="1.54" calcext:value-type="float">
            <text:p>1.54</text:p>
          </table:table-cell>
          <table:table-cell office:value-type="float" office:value="15.55" calcext:value-type="float">
            <text:p>15.55</text:p>
          </table:table-cell>
        </table:table-row>
        <table:table-row table:style-name="ro1">
          <table:table-cell office:value-type="float" office:value="82767597056" calcext:value-type="float">
            <text:p>82767597056</text:p>
          </table:table-cell>
          <table:table-cell office:value-type="float" office:value="123993563648" calcext:value-type="float">
            <text:p>123993563648</text:p>
          </table:table-cell>
          <table:table-cell office:value-type="float" office:value="41.23" calcext:value-type="float">
            <text:p>41.23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4048808960" calcext:value-type="float">
            <text:p>4048808960</text:p>
          </table:table-cell>
          <table:table-cell office:value-type="float" office:value="150776927744" calcext:value-type="float">
            <text:p>150776927744</text:p>
          </table:table-cell>
          <table:table-cell office:value-type="float" office:value="146.73" calcext:value-type="float">
            <text:p>146.73</text:p>
          </table:table-cell>
          <table:table-cell office:value-type="float" office:value="20.57" calcext:value-type="float">
            <text:p>20.57</text:p>
          </table:table-cell>
        </table:table-row>
        <table:table-row table:style-name="ro1">
          <table:table-cell office:value-type="float" office:value="81972901888" calcext:value-type="float">
            <text:p>81972901888</text:p>
          </table:table-cell>
          <table:table-cell office:value-type="float" office:value="40915392000" calcext:value-type="float">
            <text:p>40915392000</text:p>
          </table:table-cell>
          <table:table-cell office:value-type="float" office:value="41.06" calcext:value-type="float">
            <text:p>41.06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float" office:value="7473602048" calcext:value-type="float">
            <text:p>7473602048</text:p>
          </table:table-cell>
          <table:table-cell office:value-type="float" office:value="157200562688" calcext:value-type="float">
            <text:p>157200562688</text:p>
          </table:table-cell>
          <table:table-cell office:value-type="float" office:value="149.73" calcext:value-type="float">
            <text:p>149.73</text:p>
          </table:table-cell>
          <table:table-cell office:value-type="float" office:value="23.34" calcext:value-type="float">
            <text:p>23.34</text:p>
          </table:table-cell>
        </table:table-row>
        <table:table-row table:style-name="ro1">
          <table:table-cell office:value-type="float" office:value="154918573568" calcext:value-type="float">
            <text:p>154918573568</text:p>
          </table:table-cell>
          <table:table-cell office:value-type="float" office:value="87171784192" calcext:value-type="float">
            <text:p>87171784192</text:p>
          </table:table-cell>
          <table:table-cell office:value-type="float" office:value="67.75" calcext:value-type="float">
            <text:p>67.75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157773941248" calcext:value-type="float">
            <text:p>157773941248</text:p>
          </table:table-cell>
          <table:table-cell office:value-type="float" office:value="11619036160" calcext:value-type="float">
            <text:p>11619036160</text:p>
          </table:table-cell>
          <table:table-cell office:value-type="float" office:value="146.15" calcext:value-type="float">
            <text:p>146.15</text:p>
          </table:table-cell>
          <table:table-cell office:value-type="float" office:value="29.22" calcext:value-type="float">
            <text:p>29.22</text:p>
          </table:table-cell>
        </table:table-row>
        <table:table-row table:style-name="ro1">
          <table:table-cell office:value-type="float" office:value="59834950656" calcext:value-type="float">
            <text:p>59834950656</text:p>
          </table:table-cell>
          <table:table-cell office:value-type="float" office:value="149331076096" calcext:value-type="float">
            <text:p>149331076096</text:p>
          </table:table-cell>
          <table:table-cell office:value-type="float" office:value="89.5" calcext:value-type="float">
            <text:p>89.5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float" office:value="69487857152" calcext:value-type="float">
            <text:p>69487857152</text:p>
          </table:table-cell>
          <table:table-cell office:value-type="float" office:value="136427555328" calcext:value-type="float">
            <text:p>136427555328</text:p>
          </table:table-cell>
          <table:table-cell office:value-type="float" office:value="66.94" calcext:value-type="float">
            <text:p>66.94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64666670592" calcext:value-type="float">
            <text:p>64666670592</text:p>
          </table:table-cell>
          <table:table-cell office:value-type="float" office:value="105750763520" calcext:value-type="float">
            <text:p>105750763520</text:p>
          </table:table-cell>
          <table:table-cell office:value-type="float" office:value="41.08" calcext:value-type="float">
            <text:p>41.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6209796096" calcext:value-type="float">
            <text:p>126209796096</text:p>
          </table:table-cell>
          <table:table-cell office:value-type="float" office:value="35599661056" calcext:value-type="float">
            <text:p>35599661056</text:p>
          </table:table-cell>
          <table:table-cell office:value-type="float" office:value="90.61" calcext:value-type="float">
            <text:p>90.61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53627570688" calcext:value-type="float">
            <text:p>53627570688</text:p>
          </table:table-cell>
          <table:table-cell office:value-type="float" office:value="96155084800" calcext:value-type="float">
            <text:p>96155084800</text:p>
          </table:table-cell>
          <table:table-cell office:value-type="float" office:value="42.53" calcext:value-type="float">
            <text:p>42.53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1">
          <table:table-cell office:value-type="float" office:value="65529951232" calcext:value-type="float">
            <text:p>65529951232</text:p>
          </table:table-cell>
          <table:table-cell office:value-type="float" office:value="77333509632" calcext:value-type="float">
            <text:p>77333509632</text:p>
          </table:table-cell>
          <table:table-cell office:value-type="float" office:value="11.8" calcext:value-type="float">
            <text:p>11.8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115221389312" calcext:value-type="float">
            <text:p>115221389312</text:p>
          </table:table-cell>
          <table:table-cell office:value-type="float" office:value="77955113472" calcext:value-type="float">
            <text:p>77955113472</text:p>
          </table:table-cell>
          <table:table-cell office:value-type="float" office:value="37.27" calcext:value-type="float">
            <text:p>37.27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float" office:value="13375290368" calcext:value-type="float">
            <text:p>13375290368</text:p>
          </table:table-cell>
          <table:table-cell office:value-type="float" office:value="158381432320" calcext:value-type="float">
            <text:p>158381432320</text:p>
          </table:table-cell>
          <table:table-cell office:value-type="float" office:value="145.01" calcext:value-type="float">
            <text:p>145.01</text:p>
          </table:table-cell>
          <table:table-cell office:value-type="float" office:value="25.27" calcext:value-type="float">
            <text:p>25.27</text:p>
          </table:table-cell>
        </table:table-row>
        <table:table-row table:style-name="ro1">
          <table:table-cell office:value-type="float" office:value="55761216000" calcext:value-type="float">
            <text:p>55761216000</text:p>
          </table:table-cell>
          <table:table-cell office:value-type="float" office:value="105979303936" calcext:value-type="float">
            <text:p>105979303936</text:p>
          </table:table-cell>
          <table:table-cell office:value-type="float" office:value="50.22" calcext:value-type="float">
            <text:p>50.22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45120801280" calcext:value-type="float">
            <text:p>145120801280</text:p>
          </table:table-cell>
          <table:table-cell office:value-type="float" office:value="5912717824" calcext:value-type="float">
            <text:p>5912717824</text:p>
          </table:table-cell>
          <table:table-cell office:value-type="float" office:value="139.21" calcext:value-type="float">
            <text:p>139.21</text:p>
          </table:table-cell>
          <table:table-cell office:value-type="float" office:value="22.42" calcext:value-type="float">
            <text:p>22.42</text:p>
          </table:table-cell>
        </table:table-row>
        <table:table-row table:style-name="ro1">
          <table:table-cell office:value-type="float" office:value="142520239104" calcext:value-type="float">
            <text:p>142520239104</text:p>
          </table:table-cell>
          <table:table-cell office:value-type="float" office:value="45838083072" calcext:value-type="float">
            <text:p>45838083072</text:p>
          </table:table-cell>
          <table:table-cell office:value-type="float" office:value="96.68" calcext:value-type="float">
            <text:p>96.68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1980858880" calcext:value-type="float">
            <text:p>1980858880</text:p>
          </table:table-cell>
          <table:table-cell office:value-type="float" office:value="140105543680" calcext:value-type="float">
            <text:p>140105543680</text:p>
          </table:table-cell>
          <table:table-cell office:value-type="float" office:value="138.12" calcext:value-type="float">
            <text:p>138.12</text:p>
          </table:table-cell>
          <table:table-cell office:value-type="float" office:value="19.26" calcext:value-type="float">
            <text:p>19.26</text:p>
          </table:table-cell>
        </table:table-row>
        <table:table-row table:style-name="ro1">
          <table:table-cell office:value-type="float" office:value="25232225792" calcext:value-type="float">
            <text:p>25232225792</text:p>
          </table:table-cell>
          <table:table-cell office:value-type="float" office:value="135303227392" calcext:value-type="float">
            <text:p>135303227392</text:p>
          </table:table-cell>
          <table:table-cell office:value-type="float" office:value="110.07" calcext:value-type="float">
            <text:p>110.07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52667607552" calcext:value-type="float">
            <text:p>152667607552</text:p>
          </table:table-cell>
          <table:table-cell office:value-type="float" office:value="23333635584" calcext:value-type="float">
            <text:p>23333635584</text:p>
          </table:table-cell>
          <table:table-cell office:value-type="float" office:value="129.33" calcext:value-type="float">
            <text:p>129.33</text:p>
          </table:table-cell>
          <table:table-cell office:value-type="float" office:value="32.09" calcext:value-type="float">
            <text:p>32.09</text:p>
          </table:table-cell>
        </table:table-row>
        <table:table-row table:style-name="ro1">
          <table:table-cell office:value-type="float" office:value="146724502528" calcext:value-type="float">
            <text:p>146724502528</text:p>
          </table:table-cell>
          <table:table-cell office:value-type="float" office:value="23715301376" calcext:value-type="float">
            <text:p>23715301376</text:p>
          </table:table-cell>
          <table:table-cell office:value-type="float" office:value="123.01" calcext:value-type="float">
            <text:p>123.01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48671091712" calcext:value-type="float">
            <text:p>48671091712</text:p>
          </table:table-cell>
          <table:table-cell office:value-type="float" office:value="46642305024" calcext:value-type="float">
            <text:p>46642305024</text:p>
          </table:table-cell>
          <table:table-cell office:value-type="float" office:value="2.03" calcext:value-type="float">
            <text:p>2.03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78144654848" calcext:value-type="float">
            <text:p>78144654848</text:p>
          </table:table-cell>
          <table:table-cell office:value-type="float" office:value="98299959296" calcext:value-type="float">
            <text:p>98299959296</text:p>
          </table:table-cell>
          <table:table-cell office:value-type="float" office:value="20.16" calcext:value-type="float">
            <text:p>20.16</text:p>
          </table:table-cell>
          <table:table-cell office:value-type="float" office:value="16.72" calcext:value-type="float">
            <text:p>16.72</text:p>
          </table:table-cell>
        </table:table-row>
        <table:table-row table:style-name="ro1">
          <table:table-cell office:value-type="float" office:value="103135651840" calcext:value-type="float">
            <text:p>103135651840</text:p>
          </table:table-cell>
          <table:table-cell office:value-type="float" office:value="136361058304" calcext:value-type="float">
            <text:p>136361058304</text:p>
          </table:table-cell>
          <table:table-cell office:value-type="float" office:value="33.23" calcext:value-type="float">
            <text:p>33.23</text:p>
          </table:table-cell>
          <table:table-cell office:value-type="float" office:value="16.84" calcext:value-type="float">
            <text:p>16.84</text:p>
          </table:table-cell>
        </table:table-row>
        <table:table-row table:style-name="ro1">
          <table:table-cell office:value-type="float" office:value="27037080576" calcext:value-type="float">
            <text:p>27037080576</text:p>
          </table:table-cell>
          <table:table-cell office:value-type="float" office:value="90814147072" calcext:value-type="float">
            <text:p>90814147072</text:p>
          </table:table-cell>
          <table:table-cell office:value-type="float" office:value="63.78" calcext:value-type="float">
            <text:p>63.78</text:p>
          </table:table-cell>
          <table:table-cell office:value-type="float" office:value="20.47" calcext:value-type="float">
            <text:p>20.47</text:p>
          </table:table-cell>
        </table:table-row>
        <table:table-row table:style-name="ro1">
          <table:table-cell office:value-type="float" office:value="124698157568" calcext:value-type="float">
            <text:p>124698157568</text:p>
          </table:table-cell>
          <table:table-cell office:value-type="float" office:value="113843798528" calcext:value-type="float">
            <text:p>113843798528</text:p>
          </table:table-cell>
          <table:table-cell office:value-type="float" office:value="10.85" calcext:value-type="float">
            <text:p>10.85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float" office:value="64526490112" calcext:value-type="float">
            <text:p>64526490112</text:p>
          </table:table-cell>
          <table:table-cell office:value-type="float" office:value="125990766592" calcext:value-type="float">
            <text:p>125990766592</text:p>
          </table:table-cell>
          <table:table-cell office:value-type="float" office:value="61.46" calcext:value-type="float">
            <text:p>61.46</text:p>
          </table:table-cell>
          <table:table-cell office:value-type="float" office:value="19.07" calcext:value-type="float">
            <text:p>19.07</text:p>
          </table:table-cell>
        </table:table-row>
        <table:table-row table:style-name="ro1">
          <table:table-cell office:value-type="float" office:value="133543224832" calcext:value-type="float">
            <text:p>133543224832</text:p>
          </table:table-cell>
          <table:table-cell office:value-type="float" office:value="12021131264" calcext:value-type="float">
            <text:p>12021131264</text:p>
          </table:table-cell>
          <table:table-cell office:value-type="float" office:value="121.52" calcext:value-type="float">
            <text:p>121.52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144894684160" calcext:value-type="float">
            <text:p>144894684160</text:p>
          </table:table-cell>
          <table:table-cell office:value-type="float" office:value="27671468032" calcext:value-type="float">
            <text:p>27671468032</text:p>
          </table:table-cell>
          <table:table-cell office:value-type="float" office:value="117.22" calcext:value-type="float">
            <text:p>117.22</text:p>
          </table:table-cell>
          <table:table-cell office:value-type="float" office:value="28.63" calcext:value-type="float">
            <text:p>28.63</text:p>
          </table:table-cell>
        </table:table-row>
        <table:table-row table:style-name="ro1">
          <table:table-cell office:value-type="float" office:value="10768442368" calcext:value-type="float">
            <text:p>10768442368</text:p>
          </table:table-cell>
          <table:table-cell office:value-type="float" office:value="9760522240" calcext:value-type="float">
            <text:p>9760522240</text:p>
          </table:table-cell>
          <table:table-cell office:value-type="float" office:value="1.01" calcext:value-type="float">
            <text:p>1.01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156325776384" calcext:value-type="float">
            <text:p>156325776384</text:p>
          </table:table-cell>
          <table:table-cell office:value-type="float" office:value="16618945024" calcext:value-type="float">
            <text:p>16618945024</text:p>
          </table:table-cell>
          <table:table-cell office:value-type="float" office:value="139.71" calcext:value-type="float">
            <text:p>139.71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float" office:value="43946754048" calcext:value-type="float">
            <text:p>43946754048</text:p>
          </table:table-cell>
          <table:table-cell office:value-type="float" office:value="139910452736" calcext:value-type="float">
            <text:p>139910452736</text:p>
          </table:table-cell>
          <table:table-cell office:value-type="float" office:value="95.96" calcext:value-type="float">
            <text:p>95.96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float" office:value="121907604992" calcext:value-type="float">
            <text:p>121907604992</text:p>
          </table:table-cell>
          <table:table-cell office:value-type="float" office:value="53185454080" calcext:value-type="float">
            <text:p>53185454080</text:p>
          </table:table-cell>
          <table:table-cell office:value-type="float" office:value="68.72" calcext:value-type="float">
            <text:p>68.72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float" office:value="33989585408" calcext:value-type="float">
            <text:p>33989585408</text:p>
          </table:table-cell>
          <table:table-cell office:value-type="float" office:value="76229682176" calcext:value-type="float">
            <text:p>76229682176</text:p>
          </table:table-cell>
          <table:table-cell office:value-type="float" office:value="42.24" calcext:value-type="float">
            <text:p>42.24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1">
          <table:table-cell office:value-type="float" office:value="84340795904" calcext:value-type="float">
            <text:p>84340795904</text:p>
          </table:table-cell>
          <table:table-cell office:value-type="float" office:value="19520562176" calcext:value-type="float">
            <text:p>19520562176</text:p>
          </table:table-cell>
          <table:table-cell office:value-type="float" office:value="64.82" calcext:value-type="float">
            <text:p>64.82</text:p>
          </table:table-cell>
          <table:table-cell office:value-type="float" office:value="14.38" calcext:value-type="float">
            <text:p>14.38</text:p>
          </table:table-cell>
        </table:table-row>
        <table:table-row table:style-name="ro1">
          <table:table-cell office:value-type="float" office:value="484088832" calcext:value-type="float">
            <text:p>484088832</text:p>
          </table:table-cell>
          <table:table-cell office:value-type="float" office:value="142196962816" calcext:value-type="float">
            <text:p>142196962816</text:p>
          </table:table-cell>
          <table:table-cell office:value-type="float" office:value="141.71" calcext:value-type="float">
            <text:p>141.71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153858028032" calcext:value-type="float">
            <text:p>153858028032</text:p>
          </table:table-cell>
          <table:table-cell office:value-type="float" office:value="35010147328" calcext:value-type="float">
            <text:p>35010147328</text:p>
          </table:table-cell>
          <table:table-cell office:value-type="float" office:value="118.85" calcext:value-type="float">
            <text:p>118.8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80919979520" calcext:value-type="float">
            <text:p>80919979520</text:p>
          </table:table-cell>
          <table:table-cell office:value-type="float" office:value="79389220352" calcext:value-type="float">
            <text:p>79389220352</text:p>
          </table:table-cell>
          <table:table-cell office:value-type="float" office:value="1.53" calcext:value-type="float">
            <text:p>1.53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>
          <table:table-cell office:value-type="float" office:value="26268087808" calcext:value-type="float">
            <text:p>26268087808</text:p>
          </table:table-cell>
          <table:table-cell office:value-type="float" office:value="157829735424" calcext:value-type="float">
            <text:p>157829735424</text:p>
          </table:table-cell>
          <table:table-cell office:value-type="float" office:value="131.56" calcext:value-type="float">
            <text:p>131.56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office:value-type="float" office:value="116420909056" calcext:value-type="float">
            <text:p>116420909056</text:p>
          </table:table-cell>
          <table:table-cell office:value-type="float" office:value="41506733568" calcext:value-type="float">
            <text:p>41506733568</text:p>
          </table:table-cell>
          <table:table-cell office:value-type="float" office:value="74.91" calcext:value-type="float">
            <text:p>74.91</text:p>
          </table:table-cell>
          <table:table-cell office:value-type="float" office:value="17.21" calcext:value-type="float">
            <text:p>17.21</text:p>
          </table:table-cell>
        </table:table-row>
        <table:table-row table:style-name="ro1">
          <table:table-cell office:value-type="float" office:value="2662676480" calcext:value-type="float">
            <text:p>2662676480</text:p>
          </table:table-cell>
          <table:table-cell office:value-type="float" office:value="143088851456" calcext:value-type="float">
            <text:p>143088851456</text:p>
          </table:table-cell>
          <table:table-cell office:value-type="float" office:value="140.43" calcext:value-type="float">
            <text:p>140.43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29106503680" calcext:value-type="float">
            <text:p>29106503680</text:p>
          </table:table-cell>
          <table:table-cell office:value-type="float" office:value="132838043136" calcext:value-type="float">
            <text:p>132838043136</text:p>
          </table:table-cell>
          <table:table-cell office:value-type="float" office:value="103.73" calcext:value-type="float">
            <text:p>103.73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90556905472" calcext:value-type="float">
            <text:p>90556905472</text:p>
          </table:table-cell>
          <table:table-cell office:value-type="float" office:value="45755981824" calcext:value-type="float">
            <text:p>45755981824</text:p>
          </table:table-cell>
          <table:table-cell office:value-type="float" office:value="44.8" calcext:value-type="float">
            <text:p>44.8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39741121024" calcext:value-type="float">
            <text:p>139741121024</text:p>
          </table:table-cell>
          <table:table-cell office:value-type="float" office:value="18331111424" calcext:value-type="float">
            <text:p>18331111424</text:p>
          </table:table-cell>
          <table:table-cell office:value-type="float" office:value="121.41" calcext:value-type="float">
            <text:p>121.41</text:p>
          </table:table-cell>
          <table:table-cell office:value-type="float" office:value="18.47" calcext:value-type="float">
            <text:p>18.47</text:p>
          </table:table-cell>
        </table:table-row>
        <table:table-row table:style-name="ro1">
          <table:table-cell office:value-type="float" office:value="146796408832" calcext:value-type="float">
            <text:p>146796408832</text:p>
          </table:table-cell>
          <table:table-cell office:value-type="float" office:value="37249398272" calcext:value-type="float">
            <text:p>37249398272</text:p>
          </table:table-cell>
          <table:table-cell office:value-type="float" office:value="109.55" calcext:value-type="float">
            <text:p>109.55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float" office:value="45168268288" calcext:value-type="float">
            <text:p>45168268288</text:p>
          </table:table-cell>
          <table:table-cell office:value-type="float" office:value="55973075456" calcext:value-type="float">
            <text:p>55973075456</text:p>
          </table:table-cell>
          <table:table-cell office:value-type="float" office:value="10.8" calcext:value-type="float">
            <text:p>10.8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65295158272" calcext:value-type="float">
            <text:p>65295158272</text:p>
          </table:table-cell>
          <table:table-cell office:value-type="float" office:value="38752431104" calcext:value-type="float">
            <text:p>38752431104</text:p>
          </table:table-cell>
          <table:table-cell office:value-type="float" office:value="26.54" calcext:value-type="float">
            <text:p>26.54</text:p>
          </table:table-cell>
          <table:table-cell office:value-type="float" office:value="17.64" calcext:value-type="float">
            <text:p>17.64</text:p>
          </table:table-cell>
        </table:table-row>
        <table:table-row table:style-name="ro1">
          <table:table-cell office:value-type="float" office:value="134858902528" calcext:value-type="float">
            <text:p>134858902528</text:p>
          </table:table-cell>
          <table:table-cell office:value-type="float" office:value="65912875520" calcext:value-type="float">
            <text:p>65912875520</text:p>
          </table:table-cell>
          <table:table-cell office:value-type="float" office:value="68.95" calcext:value-type="float">
            <text:p>68.95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office:value-type="float" office:value="2079527936" calcext:value-type="float">
            <text:p>2079527936</text:p>
          </table:table-cell>
          <table:table-cell office:value-type="float" office:value="71898586112" calcext:value-type="float">
            <text:p>71898586112</text:p>
          </table:table-cell>
          <table:table-cell office:value-type="float" office:value="69.82" calcext:value-type="float">
            <text:p>69.82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116329698304" calcext:value-type="float">
            <text:p>116329698304</text:p>
          </table:table-cell>
          <table:table-cell office:value-type="float" office:value="1029891072" calcext:value-type="float">
            <text:p>1029891072</text:p>
          </table:table-cell>
          <table:table-cell office:value-type="float" office:value="115.3" calcext:value-type="float">
            <text:p>115.3</text:p>
          </table:table-cell>
          <table:table-cell office:value-type="float" office:value="27.29" calcext:value-type="float">
            <text:p>27.29</text:p>
          </table:table-cell>
        </table:table-row>
        <table:table-row table:style-name="ro1">
          <table:table-cell office:value-type="float" office:value="55090965504" calcext:value-type="float">
            <text:p>55090965504</text:p>
          </table:table-cell>
          <table:table-cell office:value-type="float" office:value="119055110144" calcext:value-type="float">
            <text:p>119055110144</text:p>
          </table:table-cell>
          <table:table-cell office:value-type="float" office:value="63.96" calcext:value-type="float">
            <text:p>63.96</text:p>
          </table:table-cell>
          <table:table-cell office:value-type="float" office:value="21.55" calcext:value-type="float">
            <text:p>21.55</text:p>
          </table:table-cell>
        </table:table-row>
        <table:table-row table:style-name="ro1">
          <table:table-cell office:value-type="float" office:value="44973666816" calcext:value-type="float">
            <text:p>44973666816</text:p>
          </table:table-cell>
          <table:table-cell office:value-type="float" office:value="127472843264" calcext:value-type="float">
            <text:p>127472843264</text:p>
          </table:table-cell>
          <table:table-cell office:value-type="float" office:value="82.5" calcext:value-type="float">
            <text:p>82.5</text:p>
          </table:table-cell>
          <table:table-cell office:value-type="float" office:value="21.78" calcext:value-type="float">
            <text:p>21.78</text:p>
          </table:table-cell>
        </table:table-row>
        <table:table-row table:style-name="ro1">
          <table:table-cell office:value-type="float" office:value="125141154304" calcext:value-type="float">
            <text:p>125141154304</text:p>
          </table:table-cell>
          <table:table-cell office:value-type="float" office:value="113736618496" calcext:value-type="float">
            <text:p>113736618496</text:p>
          </table:table-cell>
          <table:table-cell office:value-type="float" office:value="11.4" calcext:value-type="float">
            <text:p>11.4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155560638464" calcext:value-type="float">
            <text:p>155560638464</text:p>
          </table:table-cell>
          <table:table-cell office:value-type="float" office:value="17932868096" calcext:value-type="float">
            <text:p>17932868096</text:p>
          </table:table-cell>
          <table:table-cell office:value-type="float" office:value="137.63" calcext:value-type="float">
            <text:p>137.63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float" office:value="58306222080" calcext:value-type="float">
            <text:p>58306222080</text:p>
          </table:table-cell>
          <table:table-cell office:value-type="float" office:value="151943741440" calcext:value-type="float">
            <text:p>151943741440</text:p>
          </table:table-cell>
          <table:table-cell office:value-type="float" office:value="93.64" calcext:value-type="float">
            <text:p>93.64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143784523264" calcext:value-type="float">
            <text:p>143784523264</text:p>
          </table:table-cell>
          <table:table-cell office:value-type="float" office:value="82490328576" calcext:value-type="float">
            <text:p>82490328576</text:p>
          </table:table-cell>
          <table:table-cell office:value-type="float" office:value="61.29" calcext:value-type="float">
            <text:p>61.29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75582304768" calcext:value-type="float">
            <text:p>75582304768</text:p>
          </table:table-cell>
          <table:table-cell office:value-type="float" office:value="90980379648" calcext:value-type="float">
            <text:p>90980379648</text:p>
          </table:table-cell>
          <table:table-cell office:value-type="float" office:value="15.4" calcext:value-type="float">
            <text:p>15.4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float" office:value="137744183808" calcext:value-type="float">
            <text:p>137744183808</text:p>
          </table:table-cell>
          <table:table-cell office:value-type="float" office:value="61769786880" calcext:value-type="float">
            <text:p>61769786880</text:p>
          </table:table-cell>
          <table:table-cell office:value-type="float" office:value="75.97" calcext:value-type="float">
            <text:p>75.97</text:p>
          </table:table-cell>
          <table:table-cell office:value-type="float" office:value="27.22" calcext:value-type="float">
            <text:p>27.22</text:p>
          </table:table-cell>
        </table:table-row>
        <table:table-row table:style-name="ro1">
          <table:table-cell office:value-type="float" office:value="82511478272" calcext:value-type="float">
            <text:p>82511478272</text:p>
          </table:table-cell>
          <table:table-cell office:value-type="float" office:value="68229886464" calcext:value-type="float">
            <text:p>68229886464</text:p>
          </table:table-cell>
          <table:table-cell office:value-type="float" office:value="14.28" calcext:value-type="float">
            <text:p>14.28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14369587712" calcext:value-type="float">
            <text:p>14369587712</text:p>
          </table:table-cell>
          <table:table-cell office:value-type="float" office:value="126901352448" calcext:value-type="float">
            <text:p>126901352448</text:p>
          </table:table-cell>
          <table:table-cell office:value-type="float" office:value="112.53" calcext:value-type="float">
            <text:p>112.53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4769426432" calcext:value-type="float">
            <text:p>4769426432</text:p>
          </table:table-cell>
          <table:table-cell office:value-type="float" office:value="150350685696" calcext:value-type="float">
            <text:p>150350685696</text:p>
          </table:table-cell>
          <table:table-cell office:value-type="float" office:value="145.58" calcext:value-type="float">
            <text:p>145.58</text:p>
          </table:table-cell>
          <table:table-cell office:value-type="float" office:value="32.77" calcext:value-type="float">
            <text:p>32.77</text:p>
          </table:table-cell>
        </table:table-row>
        <table:table-row table:style-name="ro1">
          <table:table-cell office:value-type="float" office:value="1820925952" calcext:value-type="float">
            <text:p>1820925952</text:p>
          </table:table-cell>
          <table:table-cell office:value-type="float" office:value="153365213696" calcext:value-type="float">
            <text:p>153365213696</text:p>
          </table:table-cell>
          <table:table-cell office:value-type="float" office:value="151.54" calcext:value-type="float">
            <text:p>151.54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1">
          <table:table-cell office:value-type="float" office:value="73006653952" calcext:value-type="float">
            <text:p>73006653952</text:p>
          </table:table-cell>
          <table:table-cell office:value-type="float" office:value="139403643904" calcext:value-type="float">
            <text:p>139403643904</text:p>
          </table:table-cell>
          <table:table-cell office:value-type="float" office:value="66.4" calcext:value-type="float">
            <text:p>66.4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01761843712" calcext:value-type="float">
            <text:p>101761843712</text:p>
          </table:table-cell>
          <table:table-cell office:value-type="float" office:value="139796962304" calcext:value-type="float">
            <text:p>139796962304</text:p>
          </table:table-cell>
          <table:table-cell office:value-type="float" office:value="38.04" calcext:value-type="float">
            <text:p>38.04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office:value-type="float" office:value="149171998208" calcext:value-type="float">
            <text:p>149171998208</text:p>
          </table:table-cell>
          <table:table-cell office:value-type="float" office:value="1504186368" calcext:value-type="float">
            <text:p>1504186368</text:p>
          </table:table-cell>
          <table:table-cell office:value-type="float" office:value="147.67" calcext:value-type="float">
            <text:p>147.67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float" office:value="8494012928" calcext:value-type="float">
            <text:p>8494012928</text:p>
          </table:table-cell>
          <table:table-cell office:value-type="float" office:value="107738179072" calcext:value-type="float">
            <text:p>107738179072</text:p>
          </table:table-cell>
          <table:table-cell office:value-type="float" office:value="99.24" calcext:value-type="float">
            <text:p>99.2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26635579392" calcext:value-type="float">
            <text:p>26635579392</text:p>
          </table:table-cell>
          <table:table-cell office:value-type="float" office:value="39024392704" calcext:value-type="float">
            <text:p>39024392704</text:p>
          </table:table-cell>
          <table:table-cell office:value-type="float" office:value="12.39" calcext:value-type="float">
            <text:p>12.39</text:p>
          </table:table-cell>
          <table:table-cell office:value-type="float" office:value="17.63" calcext:value-type="float">
            <text:p>17.63</text:p>
          </table:table-cell>
        </table:table-row>
        <table:table-row table:style-name="ro1">
          <table:table-cell office:value-type="float" office:value="153566563840" calcext:value-type="float">
            <text:p>153566563840</text:p>
          </table:table-cell>
          <table:table-cell office:value-type="float" office:value="5827392512" calcext:value-type="float">
            <text:p>5827392512</text:p>
          </table:table-cell>
          <table:table-cell office:value-type="float" office:value="147.74" calcext:value-type="float">
            <text:p>147.74</text:p>
          </table:table-cell>
          <table:table-cell office:value-type="float" office:value="30.93" calcext:value-type="float">
            <text:p>30.93</text:p>
          </table:table-cell>
        </table:table-row>
        <table:table-row table:style-name="ro1">
          <table:table-cell office:value-type="float" office:value="614999040" calcext:value-type="float">
            <text:p>614999040</text:p>
          </table:table-cell>
          <table:table-cell office:value-type="float" office:value="158863423488" calcext:value-type="float">
            <text:p>158863423488</text:p>
          </table:table-cell>
          <table:table-cell office:value-type="float" office:value="158.25" calcext:value-type="float">
            <text:p>158.25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4628037632" calcext:value-type="float">
            <text:p>4628037632</text:p>
          </table:table-cell>
          <table:table-cell office:value-type="float" office:value="148289321984" calcext:value-type="float">
            <text:p>148289321984</text:p>
          </table:table-cell>
          <table:table-cell office:value-type="float" office:value="143.66" calcext:value-type="float">
            <text:p>143.66</text:p>
          </table:table-cell>
          <table:table-cell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100395179008" calcext:value-type="float">
            <text:p>100395179008</text:p>
          </table:table-cell>
          <table:table-cell office:value-type="float" office:value="118946949632" calcext:value-type="float">
            <text:p>118946949632</text:p>
          </table:table-cell>
          <table:table-cell office:value-type="float" office:value="18.55" calcext:value-type="float">
            <text:p>18.55</text:p>
          </table:table-cell>
          <table:table-cell office:value-type="float" office:value="15.38" calcext:value-type="float">
            <text:p>15.38</text:p>
          </table:table-cell>
        </table:table-row>
        <table:table-row table:style-name="ro1">
          <table:table-cell office:value-type="float" office:value="14728855552" calcext:value-type="float">
            <text:p>14728855552</text:p>
          </table:table-cell>
          <table:table-cell office:value-type="float" office:value="139322521088" calcext:value-type="float">
            <text:p>139322521088</text:p>
          </table:table-cell>
          <table:table-cell office:value-type="float" office:value="124.59" calcext:value-type="float">
            <text:p>124.59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9396133888" calcext:value-type="float">
            <text:p>29396133888</text:p>
          </table:table-cell>
          <table:table-cell office:value-type="float" office:value="59976419328" calcext:value-type="float">
            <text:p>59976419328</text:p>
          </table:table-cell>
          <table:table-cell office:value-type="float" office:value="30.58" calcext:value-type="float">
            <text:p>30.58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32748270080" calcext:value-type="float">
            <text:p>32748270080</text:p>
          </table:table-cell>
          <table:table-cell office:value-type="float" office:value="22617786880" calcext:value-type="float">
            <text:p>22617786880</text:p>
          </table:table-cell>
          <table:table-cell office:value-type="float" office:value="10.13" calcext:value-type="float">
            <text:p>10.13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float" office:value="781766144" calcext:value-type="float">
            <text:p>781766144</text:p>
          </table:table-cell>
          <table:table-cell office:value-type="float" office:value="128834095104" calcext:value-type="float">
            <text:p>128834095104</text:p>
          </table:table-cell>
          <table:table-cell office:value-type="float" office:value="128.05" calcext:value-type="float">
            <text:p>128.05</text:p>
          </table:table-cell>
          <table:table-cell office:value-type="float" office:value="29.24" calcext:value-type="float">
            <text:p>29.24</text:p>
          </table:table-cell>
        </table:table-row>
        <table:table-row table:style-name="ro1">
          <table:table-cell office:value-type="float" office:value="47358482944" calcext:value-type="float">
            <text:p>47358482944</text:p>
          </table:table-cell>
          <table:table-cell office:value-type="float" office:value="91743299584" calcext:value-type="float">
            <text:p>91743299584</text:p>
          </table:table-cell>
          <table:table-cell office:value-type="float" office:value="44.38" calcext:value-type="float">
            <text:p>44.38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140153536512" calcext:value-type="float">
            <text:p>140153536512</text:p>
          </table:table-cell>
          <table:table-cell office:value-type="float" office:value="101285722112" calcext:value-type="float">
            <text:p>101285722112</text:p>
          </table:table-cell>
          <table:table-cell office:value-type="float" office:value="38.87" calcext:value-type="float">
            <text:p>38.87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float" office:value="126647921152" calcext:value-type="float">
            <text:p>126647921152</text:p>
          </table:table-cell>
          <table:table-cell office:value-type="float" office:value="102483940352" calcext:value-type="float">
            <text:p>102483940352</text:p>
          </table:table-cell>
          <table:table-cell office:value-type="float" office:value="24.16" calcext:value-type="float">
            <text:p>24.16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 office:value-type="float" office:value="28909355008" calcext:value-type="float">
            <text:p>28909355008</text:p>
          </table:table-cell>
          <table:table-cell office:value-type="float" office:value="85448953856" calcext:value-type="float">
            <text:p>85448953856</text:p>
          </table:table-cell>
          <table:table-cell office:value-type="float" office:value="56.54" calcext:value-type="float">
            <text:p>56.54</text:p>
          </table:table-cell>
          <table:table-cell office:value-type="float" office:value="15.42" calcext:value-type="float">
            <text:p>15.42</text:p>
          </table:table-cell>
        </table:table-row>
        <table:table-row table:style-name="ro1">
          <table:table-cell office:value-type="float" office:value="25186809856" calcext:value-type="float">
            <text:p>25186809856</text:p>
          </table:table-cell>
          <table:table-cell office:value-type="float" office:value="106434752512" calcext:value-type="float">
            <text:p>106434752512</text:p>
          </table:table-cell>
          <table:table-cell office:value-type="float" office:value="81.25" calcext:value-type="float">
            <text:p>81.25</text:p>
          </table:table-cell>
          <table:table-cell office:value-type="float" office:value="22.28" calcext:value-type="float">
            <text:p>22.28</text:p>
          </table:table-cell>
        </table:table-row>
        <table:table-row table:style-name="ro1">
          <table:table-cell office:value-type="float" office:value="311686656" calcext:value-type="float">
            <text:p>311686656</text:p>
          </table:table-cell>
          <table:table-cell office:value-type="float" office:value="153295440896" calcext:value-type="float">
            <text:p>153295440896</text:p>
          </table:table-cell>
          <table:table-cell office:value-type="float" office:value="152.98" calcext:value-type="float">
            <text:p>152.98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59103209984" calcext:value-type="float">
            <text:p>59103209984</text:p>
          </table:table-cell>
          <table:table-cell office:value-type="float" office:value="34546677248" calcext:value-type="float">
            <text:p>34546677248</text:p>
          </table:table-cell>
          <table:table-cell office:value-type="float" office:value="24.56" calcext:value-type="float">
            <text:p>24.56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67489300480" calcext:value-type="float">
            <text:p>67489300480</text:p>
          </table:table-cell>
          <table:table-cell office:value-type="float" office:value="57947573248" calcext:value-type="float">
            <text:p>57947573248</text:p>
          </table:table-cell>
          <table:table-cell office:value-type="float" office:value="9.54" calcext:value-type="float">
            <text:p>9.54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151559399424" calcext:value-type="float">
            <text:p>151559399424</text:p>
          </table:table-cell>
          <table:table-cell office:value-type="float" office:value="38026634752" calcext:value-type="float">
            <text:p>38026634752</text:p>
          </table:table-cell>
          <table:table-cell office:value-type="float" office:value="113.53" calcext:value-type="float">
            <text:p>113.5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53712353280" calcext:value-type="float">
            <text:p>53712353280</text:p>
          </table:table-cell>
          <table:table-cell office:value-type="float" office:value="144542128128" calcext:value-type="float">
            <text:p>144542128128</text:p>
          </table:table-cell>
          <table:table-cell office:value-type="float" office:value="90.83" calcext:value-type="float">
            <text:p>90.83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1">
          <table:table-cell office:value-type="float" office:value="156565564928" calcext:value-type="float">
            <text:p>156565564928</text:p>
          </table:table-cell>
          <table:table-cell office:value-type="float" office:value="13719234560" calcext:value-type="float">
            <text:p>13719234560</text:p>
          </table:table-cell>
          <table:table-cell office:value-type="float" office:value="142.85" calcext:value-type="float">
            <text:p>142.85</text:p>
          </table:table-cell>
          <table:table-cell office:value-type="float" office:value="30.87" calcext:value-type="float">
            <text:p>30.87</text:p>
          </table:table-cell>
        </table:table-row>
        <table:table-row table:style-name="ro1">
          <table:table-cell office:value-type="float" office:value="66163777024" calcext:value-type="float">
            <text:p>66163777024</text:p>
          </table:table-cell>
          <table:table-cell office:value-type="float" office:value="77268673024" calcext:value-type="float">
            <text:p>77268673024</text:p>
          </table:table-cell>
          <table:table-cell office:value-type="float" office:value="11.1" calcext:value-type="float">
            <text:p>11.1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94284839424" calcext:value-type="float">
            <text:p>94284839424</text:p>
          </table:table-cell>
          <table:table-cell office:value-type="float" office:value="52584777728" calcext:value-type="float">
            <text:p>52584777728</text:p>
          </table:table-cell>
          <table:table-cell office:value-type="float" office:value="41.7" calcext:value-type="float">
            <text:p>41.7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5355710464" calcext:value-type="float">
            <text:p>5355710464</text:p>
          </table:table-cell>
          <table:table-cell office:value-type="float" office:value="159211277312" calcext:value-type="float">
            <text:p>159211277312</text:p>
          </table:table-cell>
          <table:table-cell office:value-type="float" office:value="153.86" calcext:value-type="float">
            <text:p>153.86</text:p>
          </table:table-cell>
          <table:table-cell office:value-type="float" office:value="28.11" calcext:value-type="float">
            <text:p>28.11</text:p>
          </table:table-cell>
        </table:table-row>
        <table:table-row table:style-name="ro1">
          <table:table-cell office:value-type="float" office:value="135167516160" calcext:value-type="float">
            <text:p>135167516160</text:p>
          </table:table-cell>
          <table:table-cell office:value-type="float" office:value="29997182464" calcext:value-type="float">
            <text:p>29997182464</text:p>
          </table:table-cell>
          <table:table-cell office:value-type="float" office:value="105.17" calcext:value-type="float">
            <text:p>105.1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18045255680" calcext:value-type="float">
            <text:p>18045255680</text:p>
          </table:table-cell>
          <table:table-cell office:value-type="float" office:value="82243856896" calcext:value-type="float">
            <text:p>82243856896</text:p>
          </table:table-cell>
          <table:table-cell office:value-type="float" office:value="64.2" calcext:value-type="float">
            <text:p>64.2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147926760448" calcext:value-type="float">
            <text:p>147926760448</text:p>
          </table:table-cell>
          <table:table-cell office:value-type="float" office:value="104233363968" calcext:value-type="float">
            <text:p>104233363968</text:p>
          </table:table-cell>
          <table:table-cell office:value-type="float" office:value="43.69" calcext:value-type="float">
            <text:p>43.69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office:value-type="float" office:value="158395659776" calcext:value-type="float">
            <text:p>158395659776</text:p>
          </table:table-cell>
          <table:table-cell office:value-type="float" office:value="100347219456" calcext:value-type="float">
            <text:p>100347219456</text:p>
          </table:table-cell>
          <table:table-cell office:value-type="float" office:value="58.05" calcext:value-type="float">
            <text:p>58.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189460480" calcext:value-type="float">
            <text:p>103189460480</text:p>
          </table:table-cell>
          <table:table-cell office:value-type="float" office:value="128605665280" calcext:value-type="float">
            <text:p>128605665280</text:p>
          </table:table-cell>
          <table:table-cell office:value-type="float" office:value="25.42" calcext:value-type="float">
            <text:p>25.42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float" office:value="41012812800" calcext:value-type="float">
            <text:p>41012812800</text:p>
          </table:table-cell>
          <table:table-cell office:value-type="float" office:value="97593300992" calcext:value-type="float">
            <text:p>97593300992</text:p>
          </table:table-cell>
          <table:table-cell office:value-type="float" office:value="56.58" calcext:value-type="float">
            <text:p>56.58</text:p>
          </table:table-cell>
          <table:table-cell office:value-type="float" office:value="15.61" calcext:value-type="float">
            <text:p>15.61</text:p>
          </table:table-cell>
        </table:table-row>
        <table:table-row table:style-name="ro1">
          <table:table-cell office:value-type="float" office:value="9270649344" calcext:value-type="float">
            <text:p>9270649344</text:p>
          </table:table-cell>
          <table:table-cell office:value-type="float" office:value="103692972544" calcext:value-type="float">
            <text:p>103692972544</text:p>
          </table:table-cell>
          <table:table-cell office:value-type="float" office:value="94.42" calcext:value-type="float">
            <text:p>94.42</text:p>
          </table:table-cell>
          <table:table-cell office:value-type="float" office:value="21.03" calcext:value-type="float">
            <text:p>21.03</text:p>
          </table:table-cell>
        </table:table-row>
        <table:table-row table:style-name="ro1">
          <table:table-cell office:value-type="float" office:value="150968244736" calcext:value-type="float">
            <text:p>150968244736</text:p>
          </table:table-cell>
          <table:table-cell office:value-type="float" office:value="40866190336" calcext:value-type="float">
            <text:p>40866190336</text:p>
          </table:table-cell>
          <table:table-cell office:value-type="float" office:value="110.1" calcext:value-type="float">
            <text:p>110.1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107461712384" calcext:value-type="float">
            <text:p>107461712384</text:p>
          </table:table-cell>
          <table:table-cell office:value-type="float" office:value="157613238272" calcext:value-type="float">
            <text:p>157613238272</text:p>
          </table:table-cell>
          <table:table-cell office:value-type="float" office:value="50.15" calcext:value-type="float">
            <text:p>50.15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float" office:value="132695699456" calcext:value-type="float">
            <text:p>132695699456</text:p>
          </table:table-cell>
          <table:table-cell office:value-type="float" office:value="113037688832" calcext:value-type="float">
            <text:p>113037688832</text:p>
          </table:table-cell>
          <table:table-cell office:value-type="float" office:value="19.66" calcext:value-type="float">
            <text:p>19.66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34565922816" calcext:value-type="float">
            <text:p>34565922816</text:p>
          </table:table-cell>
          <table:table-cell office:value-type="float" office:value="89358632960" calcext:value-type="float">
            <text:p>89358632960</text:p>
          </table:table-cell>
          <table:table-cell office:value-type="float" office:value="54.79" calcext:value-type="float">
            <text:p>54.79</text:p>
          </table:table-cell>
          <table:table-cell office:value-type="float" office:value="17.31" calcext:value-type="float">
            <text:p>17.31</text:p>
          </table:table-cell>
        </table:table-row>
        <table:table-row table:style-name="ro1">
          <table:table-cell office:value-type="float" office:value="27913547264" calcext:value-type="float">
            <text:p>27913547264</text:p>
          </table:table-cell>
          <table:table-cell office:value-type="float" office:value="110001498624" calcext:value-type="float">
            <text:p>110001498624</text:p>
          </table:table-cell>
          <table:table-cell office:value-type="float" office:value="82.09" calcext:value-type="float">
            <text:p>82.09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float" office:value="17161095680" calcext:value-type="float">
            <text:p>17161095680</text:p>
          </table:table-cell>
          <table:table-cell office:value-type="float" office:value="83384878080" calcext:value-type="float">
            <text:p>83384878080</text:p>
          </table:table-cell>
          <table:table-cell office:value-type="float" office:value="66.22" calcext:value-type="float">
            <text:p>66.22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32392627200" calcext:value-type="float">
            <text:p>32392627200</text:p>
          </table:table-cell>
          <table:table-cell office:value-type="float" office:value="42395475968" calcext:value-type="float">
            <text:p>42395475968</text:p>
          </table:table-cell>
          <table:table-cell office:value-type="float" office:value="10" calcext:value-type="float">
            <text:p>10</text:p>
          </table:table-cell>
          <table:table-cell office:value-type="float" office:value="15.51" calcext:value-type="float">
            <text:p>15.51</text:p>
          </table:table-cell>
        </table:table-row>
        <table:table-row table:style-name="ro1">
          <table:table-cell office:value-type="float" office:value="74435181568" calcext:value-type="float">
            <text:p>74435181568</text:p>
          </table:table-cell>
          <table:table-cell office:value-type="float" office:value="144760088064" calcext:value-type="float">
            <text:p>144760088064</text:p>
          </table:table-cell>
          <table:table-cell office:value-type="float" office:value="70.32" calcext:value-type="float">
            <text:p>70.32</text:p>
          </table:table-cell>
          <table:table-cell office:value-type="float" office:value="19.94" calcext:value-type="float">
            <text:p>19.94</text:p>
          </table:table-cell>
        </table:table-row>
        <table:table-row table:style-name="ro1">
          <table:table-cell office:value-type="float" office:value="139606959616" calcext:value-type="float">
            <text:p>139606959616</text:p>
          </table:table-cell>
          <table:table-cell office:value-type="float" office:value="26328286720" calcext:value-type="float">
            <text:p>26328286720</text:p>
          </table:table-cell>
          <table:table-cell office:value-type="float" office:value="113.28" calcext:value-type="float">
            <text:p>113.28</text:p>
          </table:table-cell>
          <table:table-cell office:value-type="float" office:value="27.96" calcext:value-type="float">
            <text:p>27.96</text:p>
          </table:table-cell>
        </table:table-row>
        <table:table-row table:style-name="ro1">
          <table:table-cell office:value-type="float" office:value="38253136384" calcext:value-type="float">
            <text:p>38253136384</text:p>
          </table:table-cell>
          <table:table-cell office:value-type="float" office:value="155293997056" calcext:value-type="float">
            <text:p>155293997056</text:p>
          </table:table-cell>
          <table:table-cell office:value-type="float" office:value="117.04" calcext:value-type="float">
            <text:p>117.04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59985565184" calcext:value-type="float">
            <text:p>59985565184</text:p>
          </table:table-cell>
          <table:table-cell office:value-type="float" office:value="32180977152" calcext:value-type="float">
            <text:p>32180977152</text:p>
          </table:table-cell>
          <table:table-cell office:value-type="float" office:value="27.8" calcext:value-type="float">
            <text:p>27.8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float" office:value="85102154752" calcext:value-type="float">
            <text:p>85102154752</text:p>
          </table:table-cell>
          <table:table-cell office:value-type="float" office:value="10293358080" calcext:value-type="float">
            <text:p>10293358080</text:p>
          </table:table-cell>
          <table:table-cell office:value-type="float" office:value="74.81" calcext:value-type="float">
            <text:p>74.8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1673825280" calcext:value-type="float">
            <text:p>21673825280</text:p>
          </table:table-cell>
          <table:table-cell office:value-type="float" office:value="63892732928" calcext:value-type="float">
            <text:p>63892732928</text:p>
          </table:table-cell>
          <table:table-cell office:value-type="float" office:value="42.22" calcext:value-type="float">
            <text:p>42.22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71768244736" calcext:value-type="float">
            <text:p>71768244736</text:p>
          </table:table-cell>
          <table:table-cell office:value-type="float" office:value="127196027904" calcext:value-type="float">
            <text:p>127196027904</text:p>
          </table:table-cell>
          <table:table-cell office:value-type="float" office:value="55.43" calcext:value-type="float">
            <text:p>55.4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40100283392" calcext:value-type="float">
            <text:p>140100283392</text:p>
          </table:table-cell>
          <table:table-cell office:value-type="float" office:value="25086916608" calcext:value-type="float">
            <text:p>25086916608</text:p>
          </table:table-cell>
          <table:table-cell office:value-type="float" office:value="115.01" calcext:value-type="float">
            <text:p>115.01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1699214848" calcext:value-type="float">
            <text:p>1699214848</text:p>
          </table:table-cell>
          <table:table-cell office:value-type="float" office:value="89369569280" calcext:value-type="float">
            <text:p>89369569280</text:p>
          </table:table-cell>
          <table:table-cell office:value-type="float" office:value="87.67" calcext:value-type="float">
            <text:p>87.67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3401688064" calcext:value-type="float">
            <text:p>3401688064</text:p>
          </table:table-cell>
          <table:table-cell office:value-type="float" office:value="152413252096" calcext:value-type="float">
            <text:p>152413252096</text:p>
          </table:table-cell>
          <table:table-cell office:value-type="float" office:value="149.01" calcext:value-type="float">
            <text:p>149.01</text:p>
          </table:table-cell>
          <table:table-cell office:value-type="float" office:value="21.82" calcext:value-type="float">
            <text:p>21.82</text:p>
          </table:table-cell>
        </table:table-row>
        <table:table-row table:style-name="ro1">
          <table:table-cell office:value-type="float" office:value="45777271808" calcext:value-type="float">
            <text:p>45777271808</text:p>
          </table:table-cell>
          <table:table-cell office:value-type="float" office:value="103547509248" calcext:value-type="float">
            <text:p>103547509248</text:p>
          </table:table-cell>
          <table:table-cell office:value-type="float" office:value="57.77" calcext:value-type="float">
            <text:p>57.77</text:p>
          </table:table-cell>
          <table:table-cell office:value-type="float" office:value="17.76" calcext:value-type="float">
            <text:p>17.76</text:p>
          </table:table-cell>
        </table:table-row>
        <table:table-row table:style-name="ro1">
          <table:table-cell office:value-type="float" office:value="102507502592" calcext:value-type="float">
            <text:p>102507502592</text:p>
          </table:table-cell>
          <table:table-cell office:value-type="float" office:value="115999498240" calcext:value-type="float">
            <text:p>115999498240</text:p>
          </table:table-cell>
          <table:table-cell office:value-type="float" office:value="13.49" calcext:value-type="float">
            <text:p>13.49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51452639744" calcext:value-type="float">
            <text:p>51452639744</text:p>
          </table:table-cell>
          <table:table-cell office:value-type="float" office:value="32148505600" calcext:value-type="float">
            <text:p>32148505600</text:p>
          </table:table-cell>
          <table:table-cell office:value-type="float" office:value="19.3" calcext:value-type="float">
            <text:p>19.3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office:value-type="float" office:value="79273697280" calcext:value-type="float">
            <text:p>79273697280</text:p>
          </table:table-cell>
          <table:table-cell office:value-type="float" office:value="153798528000" calcext:value-type="float">
            <text:p>153798528000</text:p>
          </table:table-cell>
          <table:table-cell office:value-type="float" office:value="74.52" calcext:value-type="float">
            <text:p>74.52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1">
          <table:table-cell office:value-type="float" office:value="106259084288" calcext:value-type="float">
            <text:p>106259084288</text:p>
          </table:table-cell>
          <table:table-cell office:value-type="float" office:value="51159512064" calcext:value-type="float">
            <text:p>51159512064</text:p>
          </table:table-cell>
          <table:table-cell office:value-type="float" office:value="55.1" calcext:value-type="float">
            <text:p>55.1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1770180608" calcext:value-type="float">
            <text:p>1770180608</text:p>
          </table:table-cell>
          <table:table-cell office:value-type="float" office:value="146725590016" calcext:value-type="float">
            <text:p>146725590016</text:p>
          </table:table-cell>
          <table:table-cell office:value-type="float" office:value="144.96" calcext:value-type="float">
            <text:p>144.96</text:p>
          </table:table-cell>
          <table:table-cell office:value-type="float" office:value="30.08" calcext:value-type="float">
            <text:p>30.08</text:p>
          </table:table-cell>
        </table:table-row>
        <table:table-row table:style-name="ro1">
          <table:table-cell office:value-type="float" office:value="69420259840" calcext:value-type="float">
            <text:p>69420259840</text:p>
          </table:table-cell>
          <table:table-cell office:value-type="float" office:value="98088900608" calcext:value-type="float">
            <text:p>98088900608</text:p>
          </table:table-cell>
          <table:table-cell office:value-type="float" office:value="28.67" calcext:value-type="float">
            <text:p>28.67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1">
          <table:table-cell office:value-type="float" office:value="23602521600" calcext:value-type="float">
            <text:p>23602521600</text:p>
          </table:table-cell>
          <table:table-cell office:value-type="float" office:value="100873080320" calcext:value-type="float">
            <text:p>100873080320</text:p>
          </table:table-cell>
          <table:table-cell office:value-type="float" office:value="77.27" calcext:value-type="float">
            <text:p>77.27</text:p>
          </table:table-cell>
          <table:table-cell office:value-type="float" office:value="17.26" calcext:value-type="float">
            <text:p>17.26</text:p>
          </table:table-cell>
        </table:table-row>
        <table:table-row table:style-name="ro1">
          <table:table-cell office:value-type="float" office:value="6706607616" calcext:value-type="float">
            <text:p>6706607616</text:p>
          </table:table-cell>
          <table:table-cell office:value-type="float" office:value="154169482240" calcext:value-type="float">
            <text:p>154169482240</text:p>
          </table:table-cell>
          <table:table-cell office:value-type="float" office:value="147.46" calcext:value-type="float">
            <text:p>147.46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132570440704" calcext:value-type="float">
            <text:p>132570440704</text:p>
          </table:table-cell>
          <table:table-cell office:value-type="float" office:value="35454932992" calcext:value-type="float">
            <text:p>35454932992</text:p>
          </table:table-cell>
          <table:table-cell office:value-type="float" office:value="97.12" calcext:value-type="float">
            <text:p>97.12</text:p>
          </table:table-cell>
          <table:table-cell office:value-type="float" office:value="18.72" calcext:value-type="float">
            <text:p>18.72</text:p>
          </table:table-cell>
        </table:table-row>
        <table:table-row table:style-name="ro1">
          <table:table-cell office:value-type="float" office:value="139405302784" calcext:value-type="float">
            <text:p>139405302784</text:p>
          </table:table-cell>
          <table:table-cell office:value-type="float" office:value="136814605312" calcext:value-type="float">
            <text:p>136814605312</text:p>
          </table:table-cell>
          <table:table-cell office:value-type="float" office:value="2.59" calcext:value-type="float">
            <text:p>2.59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97051975168" calcext:value-type="float">
            <text:p>97051975168</text:p>
          </table:table-cell>
          <table:table-cell office:value-type="float" office:value="113213519872" calcext:value-type="float">
            <text:p>113213519872</text:p>
          </table:table-cell>
          <table:table-cell office:value-type="float" office:value="16.16" calcext:value-type="float">
            <text:p>16.16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float" office:value="131690568704" calcext:value-type="float">
            <text:p>131690568704</text:p>
          </table:table-cell>
          <table:table-cell office:value-type="float" office:value="26107162624" calcext:value-type="float">
            <text:p>26107162624</text:p>
          </table:table-cell>
          <table:table-cell office:value-type="float" office:value="105.58" calcext:value-type="float">
            <text:p>105.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2096832000" calcext:value-type="float">
            <text:p>42096832000</text:p>
          </table:table-cell>
          <table:table-cell office:value-type="float" office:value="50913188864" calcext:value-type="float">
            <text:p>50913188864</text:p>
          </table:table-cell>
          <table:table-cell office:value-type="float" office:value="8.82" calcext:value-type="float">
            <text:p>8.82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121633416192" calcext:value-type="float">
            <text:p>121633416192</text:p>
          </table:table-cell>
          <table:table-cell office:value-type="float" office:value="128616717824" calcext:value-type="float">
            <text:p>128616717824</text:p>
          </table:table-cell>
          <table:table-cell office:value-type="float" office:value="6.98" calcext:value-type="float">
            <text:p>6.98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office:value-type="float" office:value="6706027520" calcext:value-type="float">
            <text:p>6706027520</text:p>
          </table:table-cell>
          <table:table-cell office:value-type="float" office:value="128670412800" calcext:value-type="float">
            <text:p>128670412800</text:p>
          </table:table-cell>
          <table:table-cell office:value-type="float" office:value="121.96" calcext:value-type="float">
            <text:p>121.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0198963200" calcext:value-type="float">
            <text:p>140198963200</text:p>
          </table:table-cell>
          <table:table-cell office:value-type="float" office:value="9642168320" calcext:value-type="float">
            <text:p>9642168320</text:p>
          </table:table-cell>
          <table:table-cell office:value-type="float" office:value="130.56" calcext:value-type="float">
            <text:p>130.56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float" office:value="22006625792" calcext:value-type="float">
            <text:p>22006625792</text:p>
          </table:table-cell>
          <table:table-cell office:value-type="float" office:value="14294978048" calcext:value-type="float">
            <text:p>14294978048</text:p>
          </table:table-cell>
          <table:table-cell office:value-type="float" office:value="7.71" calcext:value-type="float">
            <text:p>7.71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129690341376" calcext:value-type="float">
            <text:p>129690341376</text:p>
          </table:table-cell>
          <table:table-cell office:value-type="float" office:value="14899721728" calcext:value-type="float">
            <text:p>14899721728</text:p>
          </table:table-cell>
          <table:table-cell office:value-type="float" office:value="114.79" calcext:value-type="float">
            <text:p>114.79</text:p>
          </table:table-cell>
          <table:table-cell office:value-type="float" office:value="23.39" calcext:value-type="float">
            <text:p>23.39</text:p>
          </table:table-cell>
        </table:table-row>
        <table:table-row table:style-name="ro1">
          <table:table-cell office:value-type="float" office:value="86683726848" calcext:value-type="float">
            <text:p>86683726848</text:p>
          </table:table-cell>
          <table:table-cell office:value-type="float" office:value="65353951232" calcext:value-type="float">
            <text:p>65353951232</text:p>
          </table:table-cell>
          <table:table-cell office:value-type="float" office:value="21.33" calcext:value-type="float">
            <text:p>21.33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4504074240" calcext:value-type="float">
            <text:p>4504074240</text:p>
          </table:table-cell>
          <table:table-cell office:value-type="float" office:value="152832251904" calcext:value-type="float">
            <text:p>152832251904</text:p>
          </table:table-cell>
          <table:table-cell office:value-type="float" office:value="148.33" calcext:value-type="float">
            <text:p>148.33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float" office:value="57944144384" calcext:value-type="float">
            <text:p>57944144384</text:p>
          </table:table-cell>
          <table:table-cell office:value-type="float" office:value="125534811648" calcext:value-type="float">
            <text:p>125534811648</text:p>
          </table:table-cell>
          <table:table-cell office:value-type="float" office:value="67.59" calcext:value-type="float">
            <text:p>67.59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50783288320" calcext:value-type="float">
            <text:p>50783288320</text:p>
          </table:table-cell>
          <table:table-cell office:value-type="float" office:value="7581835776" calcext:value-type="float">
            <text:p>7581835776</text:p>
          </table:table-cell>
          <table:table-cell office:value-type="float" office:value="43.2" calcext:value-type="float">
            <text:p>43.2</text:p>
          </table:table-cell>
          <table:table-cell office:value-type="float" office:value="21.67" calcext:value-type="float">
            <text:p>21.67</text:p>
          </table:table-cell>
        </table:table-row>
        <table:table-row table:style-name="ro1">
          <table:table-cell office:value-type="float" office:value="39074368512" calcext:value-type="float">
            <text:p>39074368512</text:p>
          </table:table-cell>
          <table:table-cell office:value-type="float" office:value="112243098624" calcext:value-type="float">
            <text:p>112243098624</text:p>
          </table:table-cell>
          <table:table-cell office:value-type="float" office:value="73.17" calcext:value-type="float">
            <text:p>73.17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float" office:value="799866368" calcext:value-type="float">
            <text:p>799866368</text:p>
          </table:table-cell>
          <table:table-cell office:value-type="float" office:value="159556982784" calcext:value-type="float">
            <text:p>159556982784</text:p>
          </table:table-cell>
          <table:table-cell office:value-type="float" office:value="158.76" calcext:value-type="float">
            <text:p>158.76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float" office:value="146016568320" calcext:value-type="float">
            <text:p>146016568320</text:p>
          </table:table-cell>
          <table:table-cell office:value-type="float" office:value="151669826560" calcext:value-type="float">
            <text:p>151669826560</text:p>
          </table:table-cell>
          <table:table-cell office:value-type="float" office:value="5.65" calcext:value-type="float">
            <text:p>5.65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96904773632" calcext:value-type="float">
            <text:p>96904773632</text:p>
          </table:table-cell>
          <table:table-cell office:value-type="float" office:value="82092220416" calcext:value-type="float">
            <text:p>82092220416</text:p>
          </table:table-cell>
          <table:table-cell office:value-type="float" office:value="14.81" calcext:value-type="float">
            <text:p>14.81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office:value-type="float" office:value="83200976384" calcext:value-type="float">
            <text:p>83200976384</text:p>
          </table:table-cell>
          <table:table-cell office:value-type="float" office:value="57488904704" calcext:value-type="float">
            <text:p>57488904704</text:p>
          </table:table-cell>
          <table:table-cell office:value-type="float" office:value="25.71" calcext:value-type="float">
            <text:p>25.71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156193888768" calcext:value-type="float">
            <text:p>156193888768</text:p>
          </table:table-cell>
          <table:table-cell office:value-type="float" office:value="18453523968" calcext:value-type="float">
            <text:p>18453523968</text:p>
          </table:table-cell>
          <table:table-cell office:value-type="float" office:value="137.74" calcext:value-type="float">
            <text:p>137.74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31230693376" calcext:value-type="float">
            <text:p>31230693376</text:p>
          </table:table-cell>
          <table:table-cell office:value-type="float" office:value="103038324224" calcext:value-type="float">
            <text:p>103038324224</text:p>
          </table:table-cell>
          <table:table-cell office:value-type="float" office:value="71.81" calcext:value-type="float">
            <text:p>71.81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8773009408" calcext:value-type="float">
            <text:p>8773009408</text:p>
          </table:table-cell>
          <table:table-cell office:value-type="float" office:value="94388297216" calcext:value-type="float">
            <text:p>94388297216</text:p>
          </table:table-cell>
          <table:table-cell office:value-type="float" office:value="85.62" calcext:value-type="float">
            <text:p>85.62</text:p>
          </table:table-cell>
          <table:table-cell office:value-type="float" office:value="19.32" calcext:value-type="float">
            <text:p>19.32</text:p>
          </table:table-cell>
        </table:table-row>
        <table:table-row table:style-name="ro1">
          <table:table-cell office:value-type="float" office:value="99336693248" calcext:value-type="float">
            <text:p>99336693248</text:p>
          </table:table-cell>
          <table:table-cell office:value-type="float" office:value="76797335040" calcext:value-type="float">
            <text:p>76797335040</text:p>
          </table:table-cell>
          <table:table-cell office:value-type="float" office:value="22.54" calcext:value-type="float">
            <text:p>22.54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1">
          <table:table-cell office:value-type="float" office:value="124614793728" calcext:value-type="float">
            <text:p>124614793728</text:p>
          </table:table-cell>
          <table:table-cell office:value-type="float" office:value="21330209280" calcext:value-type="float">
            <text:p>21330209280</text:p>
          </table:table-cell>
          <table:table-cell office:value-type="float" office:value="103.28" calcext:value-type="float">
            <text:p>103.28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office:value-type="float" office:value="131138733056" calcext:value-type="float">
            <text:p>131138733056</text:p>
          </table:table-cell>
          <table:table-cell office:value-type="float" office:value="6540281856" calcext:value-type="float">
            <text:p>6540281856</text:p>
          </table:table-cell>
          <table:table-cell office:value-type="float" office:value="124.6" calcext:value-type="float">
            <text:p>124.6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float" office:value="2413968896" calcext:value-type="float">
            <text:p>2413968896</text:p>
          </table:table-cell>
          <table:table-cell office:value-type="float" office:value="159159053312" calcext:value-type="float">
            <text:p>159159053312</text:p>
          </table:table-cell>
          <table:table-cell office:value-type="float" office:value="156.75" calcext:value-type="float">
            <text:p>156.75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float" office:value="15406548992" calcext:value-type="float">
            <text:p>15406548992</text:p>
          </table:table-cell>
          <table:table-cell office:value-type="float" office:value="154957086720" calcext:value-type="float">
            <text:p>154957086720</text:p>
          </table:table-cell>
          <table:table-cell office:value-type="float" office:value="139.55" calcext:value-type="float">
            <text:p>139.55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float" office:value="158365259776" calcext:value-type="float">
            <text:p>158365259776</text:p>
          </table:table-cell>
          <table:table-cell office:value-type="float" office:value="4781872128" calcext:value-type="float">
            <text:p>4781872128</text:p>
          </table:table-cell>
          <table:table-cell office:value-type="float" office:value="153.58" calcext:value-type="float">
            <text:p>153.58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141350408704" calcext:value-type="float">
            <text:p>141350408704</text:p>
          </table:table-cell>
          <table:table-cell office:value-type="float" office:value="7271305728" calcext:value-type="float">
            <text:p>7271305728</text:p>
          </table:table-cell>
          <table:table-cell office:value-type="float" office:value="134.08" calcext:value-type="float">
            <text:p>134.08</text:p>
          </table:table-cell>
          <table:table-cell office:value-type="float" office:value="25.07" calcext:value-type="float">
            <text:p>25.07</text:p>
          </table:table-cell>
        </table:table-row>
        <table:table-row table:style-name="ro1">
          <table:table-cell office:value-type="float" office:value="41650313728" calcext:value-type="float">
            <text:p>41650313728</text:p>
          </table:table-cell>
          <table:table-cell office:value-type="float" office:value="147062980096" calcext:value-type="float">
            <text:p>147062980096</text:p>
          </table:table-cell>
          <table:table-cell office:value-type="float" office:value="105.41" calcext:value-type="float">
            <text:p>105.41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56592903168" calcext:value-type="float">
            <text:p>56592903168</text:p>
          </table:table-cell>
          <table:table-cell office:value-type="float" office:value="159929439744" calcext:value-type="float">
            <text:p>159929439744</text:p>
          </table:table-cell>
          <table:table-cell office:value-type="float" office:value="103.34" calcext:value-type="float">
            <text:p>103.34</text:p>
          </table:table-cell>
          <table:table-cell office:value-type="float" office:value="17.67" calcext:value-type="float">
            <text:p>17.67</text:p>
          </table:table-cell>
        </table:table-row>
        <table:table-row table:style-name="ro1">
          <table:table-cell office:value-type="float" office:value="105177423872" calcext:value-type="float">
            <text:p>105177423872</text:p>
          </table:table-cell>
          <table:table-cell office:value-type="float" office:value="79829008384" calcext:value-type="float">
            <text:p>79829008384</text:p>
          </table:table-cell>
          <table:table-cell office:value-type="float" office:value="25.35" calcext:value-type="float">
            <text:p>25.35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88790927360" calcext:value-type="float">
            <text:p>88790927360</text:p>
          </table:table-cell>
          <table:table-cell office:value-type="float" office:value="98799682048" calcext:value-type="float">
            <text:p>98799682048</text:p>
          </table:table-cell>
          <table:table-cell office:value-type="float" office:value="10.01" calcext:value-type="float">
            <text:p>10.01</text:p>
          </table:table-cell>
          <table:table-cell office:value-type="float" office:value="14.09" calcext:value-type="float">
            <text:p>14.09</text:p>
          </table:table-cell>
        </table:table-row>
        <table:table-row table:style-name="ro1">
          <table:table-cell office:value-type="float" office:value="107972440576" calcext:value-type="float">
            <text:p>107972440576</text:p>
          </table:table-cell>
          <table:table-cell office:value-type="float" office:value="152006010880" calcext:value-type="float">
            <text:p>152006010880</text:p>
          </table:table-cell>
          <table:table-cell office:value-type="float" office:value="44.03" calcext:value-type="float">
            <text:p>44.03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>
          <table:table-cell office:value-type="float" office:value="6705380864" calcext:value-type="float">
            <text:p>6705380864</text:p>
          </table:table-cell>
          <table:table-cell office:value-type="float" office:value="130575974912" calcext:value-type="float">
            <text:p>130575974912</text:p>
          </table:table-cell>
          <table:table-cell office:value-type="float" office:value="123.87" calcext:value-type="float">
            <text:p>123.87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114732061696" calcext:value-type="float">
            <text:p>114732061696</text:p>
          </table:table-cell>
          <table:table-cell office:value-type="float" office:value="126867242496" calcext:value-type="float">
            <text:p>126867242496</text:p>
          </table:table-cell>
          <table:table-cell office:value-type="float" office:value="12.14" calcext:value-type="float">
            <text:p>12.14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 office:value-type="float" office:value="116126471680" calcext:value-type="float">
            <text:p>116126471680</text:p>
          </table:table-cell>
          <table:table-cell office:value-type="float" office:value="70867469824" calcext:value-type="float">
            <text:p>70867469824</text:p>
          </table:table-cell>
          <table:table-cell office:value-type="float" office:value="45.26" calcext:value-type="float">
            <text:p>45.26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159490907136" calcext:value-type="float">
            <text:p>159490907136</text:p>
          </table:table-cell>
          <table:table-cell office:value-type="float" office:value="12292147712" calcext:value-type="float">
            <text:p>12292147712</text:p>
          </table:table-cell>
          <table:table-cell office:value-type="float" office:value="147.2" calcext:value-type="float">
            <text:p>147.2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128292758016" calcext:value-type="float">
            <text:p>128292758016</text:p>
          </table:table-cell>
          <table:table-cell office:value-type="float" office:value="60581293568" calcext:value-type="float">
            <text:p>60581293568</text:p>
          </table:table-cell>
          <table:table-cell office:value-type="float" office:value="67.71" calcext:value-type="float">
            <text:p>67.71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float" office:value="114729230848" calcext:value-type="float">
            <text:p>114729230848</text:p>
          </table:table-cell>
          <table:table-cell office:value-type="float" office:value="37291493888" calcext:value-type="float">
            <text:p>37291493888</text:p>
          </table:table-cell>
          <table:table-cell office:value-type="float" office:value="77.44" calcext:value-type="float">
            <text:p>77.44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75124486144" calcext:value-type="float">
            <text:p>75124486144</text:p>
          </table:table-cell>
          <table:table-cell office:value-type="float" office:value="38964666368" calcext:value-type="float">
            <text:p>38964666368</text:p>
          </table:table-cell>
          <table:table-cell office:value-type="float" office:value="36.16" calcext:value-type="float">
            <text:p>36.16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float" office:value="152930567168" calcext:value-type="float">
            <text:p>152930567168</text:p>
          </table:table-cell>
          <table:table-cell office:value-type="float" office:value="10647866880" calcext:value-type="float">
            <text:p>10647866880</text:p>
          </table:table-cell>
          <table:table-cell office:value-type="float" office:value="142.28" calcext:value-type="float">
            <text:p>142.28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float" office:value="111635966976" calcext:value-type="float">
            <text:p>111635966976</text:p>
          </table:table-cell>
          <table:table-cell office:value-type="float" office:value="46946846208" calcext:value-type="float">
            <text:p>46946846208</text:p>
          </table:table-cell>
          <table:table-cell office:value-type="float" office:value="64.69" calcext:value-type="float">
            <text:p>64.69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55992562176" calcext:value-type="float">
            <text:p>155992562176</text:p>
          </table:table-cell>
          <table:table-cell office:value-type="float" office:value="11063662592" calcext:value-type="float">
            <text:p>11063662592</text:p>
          </table:table-cell>
          <table:table-cell office:value-type="float" office:value="144.93" calcext:value-type="float">
            <text:p>144.93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float" office:value="38221857280" calcext:value-type="float">
            <text:p>38221857280</text:p>
          </table:table-cell>
          <table:table-cell office:value-type="float" office:value="11068703232" calcext:value-type="float">
            <text:p>11068703232</text:p>
          </table:table-cell>
          <table:table-cell office:value-type="float" office:value="27.15" calcext:value-type="float">
            <text:p>27.15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76254645248" calcext:value-type="float">
            <text:p>76254645248</text:p>
          </table:table-cell>
          <table:table-cell office:value-type="float" office:value="87026976256" calcext:value-type="float">
            <text:p>87026976256</text:p>
          </table:table-cell>
          <table:table-cell office:value-type="float" office:value="10.77" calcext:value-type="float">
            <text:p>10.77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150115187200" calcext:value-type="float">
            <text:p>150115187200</text:p>
          </table:table-cell>
          <table:table-cell office:value-type="float" office:value="38708137472" calcext:value-type="float">
            <text:p>38708137472</text:p>
          </table:table-cell>
          <table:table-cell office:value-type="float" office:value="111.41" calcext:value-type="float">
            <text:p>111.41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float" office:value="102605487616" calcext:value-type="float">
            <text:p>102605487616</text:p>
          </table:table-cell>
          <table:table-cell office:value-type="float" office:value="129300728832" calcext:value-type="float">
            <text:p>129300728832</text:p>
          </table:table-cell>
          <table:table-cell office:value-type="float" office:value="26.7" calcext:value-type="float">
            <text:p>26.7</text:p>
          </table:table-cell>
          <table:table-cell office:value-type="float" office:value="16.42" calcext:value-type="float">
            <text:p>16.42</text:p>
          </table:table-cell>
        </table:table-row>
        <table:table-row table:style-name="ro1">
          <table:table-cell office:value-type="float" office:value="34580087808" calcext:value-type="float">
            <text:p>34580087808</text:p>
          </table:table-cell>
          <table:table-cell office:value-type="float" office:value="119163381760" calcext:value-type="float">
            <text:p>119163381760</text:p>
          </table:table-cell>
          <table:table-cell office:value-type="float" office:value="84.58" calcext:value-type="float">
            <text:p>84.58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1">
          <table:table-cell office:value-type="float" office:value="159036943872" calcext:value-type="float">
            <text:p>159036943872</text:p>
          </table:table-cell>
          <table:table-cell office:value-type="float" office:value="30380829696" calcext:value-type="float">
            <text:p>30380829696</text:p>
          </table:table-cell>
          <table:table-cell office:value-type="float" office:value="128.66" calcext:value-type="float">
            <text:p>128.66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140912790016" calcext:value-type="float">
            <text:p>140912790016</text:p>
          </table:table-cell>
          <table:table-cell office:value-type="float" office:value="21703255040" calcext:value-type="float">
            <text:p>21703255040</text:p>
          </table:table-cell>
          <table:table-cell office:value-type="float" office:value="119.21" calcext:value-type="float">
            <text:p>119.21</text:p>
          </table:table-cell>
          <table:table-cell office:value-type="float" office:value="23.39" calcext:value-type="float">
            <text:p>23.39</text:p>
          </table:table-cell>
        </table:table-row>
        <table:table-row table:style-name="ro1">
          <table:table-cell office:value-type="float" office:value="48532102144" calcext:value-type="float">
            <text:p>48532102144</text:p>
          </table:table-cell>
          <table:table-cell office:value-type="float" office:value="83600195584" calcext:value-type="float">
            <text:p>83600195584</text:p>
          </table:table-cell>
          <table:table-cell office:value-type="float" office:value="35.07" calcext:value-type="float">
            <text:p>35.07</text:p>
          </table:table-cell>
          <table:table-cell office:value-type="float" office:value="12.59" calcext:value-type="float">
            <text:p>12.59</text:p>
          </table:table-cell>
        </table:table-row>
        <table:table-row table:style-name="ro1">
          <table:table-cell office:value-type="float" office:value="75128484864" calcext:value-type="float">
            <text:p>75128484864</text:p>
          </table:table-cell>
          <table:table-cell office:value-type="float" office:value="108118359552" calcext:value-type="float">
            <text:p>108118359552</text:p>
          </table:table-cell>
          <table:table-cell office:value-type="float" office:value="32.99" calcext:value-type="float">
            <text:p>32.99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28861111808" calcext:value-type="float">
            <text:p>28861111808</text:p>
          </table:table-cell>
          <table:table-cell office:value-type="float" office:value="84283150336" calcext:value-type="float">
            <text:p>84283150336</text:p>
          </table:table-cell>
          <table:table-cell office:value-type="float" office:value="55.42" calcext:value-type="float">
            <text:p>55.42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70291456" calcext:value-type="float">
            <text:p>270291456</text:p>
          </table:table-cell>
          <table:table-cell office:value-type="float" office:value="157931433472" calcext:value-type="float">
            <text:p>157931433472</text:p>
          </table:table-cell>
          <table:table-cell office:value-type="float" office:value="157.66" calcext:value-type="float">
            <text:p>157.66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float" office:value="124018492416" calcext:value-type="float">
            <text:p>124018492416</text:p>
          </table:table-cell>
          <table:table-cell office:value-type="float" office:value="27389146112" calcext:value-type="float">
            <text:p>27389146112</text:p>
          </table:table-cell>
          <table:table-cell office:value-type="float" office:value="96.63" calcext:value-type="float">
            <text:p>96.63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58351911936" calcext:value-type="float">
            <text:p>158351911936</text:p>
          </table:table-cell>
          <table:table-cell office:value-type="float" office:value="1953524736" calcext:value-type="float">
            <text:p>1953524736</text:p>
          </table:table-cell>
          <table:table-cell office:value-type="float" office:value="156.4" calcext:value-type="float">
            <text:p>156.4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office:value-type="float" office:value="55347291648" calcext:value-type="float">
            <text:p>55347291648</text:p>
          </table:table-cell>
          <table:table-cell office:value-type="float" office:value="153913725440" calcext:value-type="float">
            <text:p>153913725440</text:p>
          </table:table-cell>
          <table:table-cell office:value-type="float" office:value="98.57" calcext:value-type="float">
            <text:p>98.57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float" office:value="51371572736" calcext:value-type="float">
            <text:p>51371572736</text:p>
          </table:table-cell>
          <table:table-cell office:value-type="float" office:value="116795371520" calcext:value-type="float">
            <text:p>116795371520</text:p>
          </table:table-cell>
          <table:table-cell office:value-type="float" office:value="65.42" calcext:value-type="float">
            <text:p>65.42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float" office:value="38544896" calcext:value-type="float">
            <text:p>38544896</text:p>
          </table:table-cell>
          <table:table-cell office:value-type="float" office:value="159635560448" calcext:value-type="float">
            <text:p>159635560448</text:p>
          </table:table-cell>
          <table:table-cell office:value-type="float" office:value="159.6" calcext:value-type="float">
            <text:p>159.6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float" office:value="19779499008" calcext:value-type="float">
            <text:p>19779499008</text:p>
          </table:table-cell>
          <table:table-cell office:value-type="float" office:value="78237238272" calcext:value-type="float">
            <text:p>78237238272</text:p>
          </table:table-cell>
          <table:table-cell office:value-type="float" office:value="58.46" calcext:value-type="float">
            <text:p>58.46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float" office:value="25337409024" calcext:value-type="float">
            <text:p>25337409024</text:p>
          </table:table-cell>
          <table:table-cell office:value-type="float" office:value="102365549056" calcext:value-type="float">
            <text:p>102365549056</text:p>
          </table:table-cell>
          <table:table-cell office:value-type="float" office:value="77.03" calcext:value-type="float">
            <text:p>77.03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91154095616" calcext:value-type="float">
            <text:p>91154095616</text:p>
          </table:table-cell>
          <table:table-cell office:value-type="float" office:value="75409093632" calcext:value-type="float">
            <text:p>75409093632</text:p>
          </table:table-cell>
          <table:table-cell office:value-type="float" office:value="15.75" calcext:value-type="float">
            <text:p>15.75</text:p>
          </table:table-cell>
          <table:table-cell office:value-type="float" office:value="17.72" calcext:value-type="float">
            <text:p>17.72</text:p>
          </table:table-cell>
        </table:table-row>
        <table:table-row table:style-name="ro1">
          <table:table-cell office:value-type="float" office:value="28413061120" calcext:value-type="float">
            <text:p>28413061120</text:p>
          </table:table-cell>
          <table:table-cell office:value-type="float" office:value="143210802176" calcext:value-type="float">
            <text:p>143210802176</text:p>
          </table:table-cell>
          <table:table-cell office:value-type="float" office:value="114.8" calcext:value-type="float">
            <text:p>114.8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14848746496" calcext:value-type="float">
            <text:p>14848746496</text:p>
          </table:table-cell>
          <table:table-cell office:value-type="float" office:value="144711689728" calcext:value-type="float">
            <text:p>144711689728</text:p>
          </table:table-cell>
          <table:table-cell office:value-type="float" office:value="129.86" calcext:value-type="float">
            <text:p>129.86</text:p>
          </table:table-cell>
          <table:table-cell office:value-type="float" office:value="22.74" calcext:value-type="float">
            <text:p>22.74</text:p>
          </table:table-cell>
        </table:table-row>
        <table:table-row table:style-name="ro1">
          <table:table-cell office:value-type="float" office:value="151634096640" calcext:value-type="float">
            <text:p>151634096640</text:p>
          </table:table-cell>
          <table:table-cell office:value-type="float" office:value="5819262976" calcext:value-type="float">
            <text:p>5819262976</text:p>
          </table:table-cell>
          <table:table-cell office:value-type="float" office:value="145.81" calcext:value-type="float">
            <text:p>145.81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113544904704" calcext:value-type="float">
            <text:p>113544904704</text:p>
          </table:table-cell>
          <table:table-cell office:value-type="float" office:value="124455520768" calcext:value-type="float">
            <text:p>124455520768</text:p>
          </table:table-cell>
          <table:table-cell office:value-type="float" office:value="10.91" calcext:value-type="float">
            <text:p>10.91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137207125504" calcext:value-type="float">
            <text:p>137207125504</text:p>
          </table:table-cell>
          <table:table-cell office:value-type="float" office:value="134603716096" calcext:value-type="float">
            <text:p>134603716096</text:p>
          </table:table-cell>
          <table:table-cell office:value-type="float" office:value="2.6" calcext:value-type="float">
            <text:p>2.6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float" office:value="17349781504" calcext:value-type="float">
            <text:p>17349781504</text:p>
          </table:table-cell>
          <table:table-cell office:value-type="float" office:value="6730089472" calcext:value-type="float">
            <text:p>6730089472</text:p>
          </table:table-cell>
          <table:table-cell table:number-columns-repeated="2"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1700498432" calcext:value-type="float">
            <text:p>1700498432</text:p>
          </table:table-cell>
          <table:table-cell office:value-type="float" office:value="148747156480" calcext:value-type="float">
            <text:p>148747156480</text:p>
          </table:table-cell>
          <table:table-cell office:value-type="float" office:value="147.05" calcext:value-type="float">
            <text:p>147.05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4405430272" calcext:value-type="float">
            <text:p>4405430272</text:p>
          </table:table-cell>
          <table:table-cell office:value-type="float" office:value="157228534784" calcext:value-type="float">
            <text:p>157228534784</text:p>
          </table:table-cell>
          <table:table-cell office:value-type="float" office:value="152.82" calcext:value-type="float">
            <text:p>152.82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float" office:value="31901784064" calcext:value-type="float">
            <text:p>31901784064</text:p>
          </table:table-cell>
          <table:table-cell office:value-type="float" office:value="129699685888" calcext:value-type="float">
            <text:p>129699685888</text:p>
          </table:table-cell>
          <table:table-cell office:value-type="float" office:value="97.8" calcext:value-type="float">
            <text:p>97.8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109261024256" calcext:value-type="float">
            <text:p>109261024256</text:p>
          </table:table-cell>
          <table:table-cell office:value-type="float" office:value="117991242752" calcext:value-type="float">
            <text:p>117991242752</text:p>
          </table:table-cell>
          <table:table-cell office:value-type="float" office:value="8.73" calcext:value-type="float">
            <text:p>8.73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15141370368" calcext:value-type="float">
            <text:p>15141370368</text:p>
          </table:table-cell>
          <table:table-cell office:value-type="float" office:value="4515409408" calcext:value-type="float">
            <text:p>4515409408</text:p>
          </table:table-cell>
          <table:table-cell office:value-type="float" office:value="10.63" calcext:value-type="float">
            <text:p>10.63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float" office:value="33776545792" calcext:value-type="float">
            <text:p>33776545792</text:p>
          </table:table-cell>
          <table:table-cell office:value-type="float" office:value="130385136128" calcext:value-type="float">
            <text:p>130385136128</text:p>
          </table:table-cell>
          <table:table-cell office:value-type="float" office:value="96.61" calcext:value-type="float">
            <text:p>96.61</text:p>
          </table:table-cell>
          <table:table-cell office:value-type="float" office:value="23.37" calcext:value-type="float">
            <text:p>23.37</text:p>
          </table:table-cell>
        </table:table-row>
        <table:table-row table:style-name="ro1">
          <table:table-cell office:value-type="float" office:value="144135456256" calcext:value-type="float">
            <text:p>144135456256</text:p>
          </table:table-cell>
          <table:table-cell office:value-type="float" office:value="23456551936" calcext:value-type="float">
            <text:p>23456551936</text:p>
          </table:table-cell>
          <table:table-cell office:value-type="float" office:value="120.68" calcext:value-type="float">
            <text:p>120.68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float" office:value="110885076992" calcext:value-type="float">
            <text:p>110885076992</text:p>
          </table:table-cell>
          <table:table-cell office:value-type="float" office:value="138169178112" calcext:value-type="float">
            <text:p>138169178112</text:p>
          </table:table-cell>
          <table:table-cell office:value-type="float" office:value="27.28" calcext:value-type="float">
            <text:p>27.2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58774467072" calcext:value-type="float">
            <text:p>58774467072</text:p>
          </table:table-cell>
          <table:table-cell office:value-type="float" office:value="113045484544" calcext:value-type="float">
            <text:p>113045484544</text:p>
          </table:table-cell>
          <table:table-cell office:value-type="float" office:value="54.27" calcext:value-type="float">
            <text:p>54.27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office:value-type="float" office:value="22782644224" calcext:value-type="float">
            <text:p>22782644224</text:p>
          </table:table-cell>
          <table:table-cell office:value-type="float" office:value="59485410304" calcext:value-type="float">
            <text:p>59485410304</text:p>
          </table:table-cell>
          <table:table-cell office:value-type="float" office:value="36.7" calcext:value-type="float">
            <text:p>36.7</text:p>
          </table:table-cell>
          <table:table-cell office:value-type="float" office:value="20.11" calcext:value-type="float">
            <text:p>20.11</text:p>
          </table:table-cell>
        </table:table-row>
        <table:table-row table:style-name="ro1">
          <table:table-cell office:value-type="float" office:value="17605633536" calcext:value-type="float">
            <text:p>17605633536</text:p>
          </table:table-cell>
          <table:table-cell office:value-type="float" office:value="107029787136" calcext:value-type="float">
            <text:p>107029787136</text:p>
          </table:table-cell>
          <table:table-cell office:value-type="float" office:value="89.42" calcext:value-type="float">
            <text:p>89.42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59719933440" calcext:value-type="float">
            <text:p>59719933440</text:p>
          </table:table-cell>
          <table:table-cell office:value-type="float" office:value="152018300928" calcext:value-type="float">
            <text:p>152018300928</text:p>
          </table:table-cell>
          <table:table-cell office:value-type="float" office:value="92.3" calcext:value-type="float">
            <text:p>92.3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1211139072" calcext:value-type="float">
            <text:p>21211139072</text:p>
          </table:table-cell>
          <table:table-cell office:value-type="float" office:value="145350312448" calcext:value-type="float">
            <text:p>145350312448</text:p>
          </table:table-cell>
          <table:table-cell office:value-type="float" office:value="124.14" calcext:value-type="float">
            <text:p>124.14</text:p>
          </table:table-cell>
          <table:table-cell office:value-type="float" office:value="23.07" calcext:value-type="float">
            <text:p>23.07</text:p>
          </table:table-cell>
        </table:table-row>
        <table:table-row table:style-name="ro1">
          <table:table-cell office:value-type="float" office:value="122727492096" calcext:value-type="float">
            <text:p>122727492096</text:p>
          </table:table-cell>
          <table:table-cell office:value-type="float" office:value="127211107328" calcext:value-type="float">
            <text:p>127211107328</text:p>
          </table:table-cell>
          <table:table-cell office:value-type="float" office:value="4.48" calcext:value-type="float">
            <text:p>4.48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141889418240" calcext:value-type="float">
            <text:p>141889418240</text:p>
          </table:table-cell>
          <table:table-cell office:value-type="float" office:value="72918678016" calcext:value-type="float">
            <text:p>72918678016</text:p>
          </table:table-cell>
          <table:table-cell office:value-type="float" office:value="68.97" calcext:value-type="float">
            <text:p>68.97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float" office:value="66368788992" calcext:value-type="float">
            <text:p>66368788992</text:p>
          </table:table-cell>
          <table:table-cell office:value-type="float" office:value="157088802816" calcext:value-type="float">
            <text:p>157088802816</text:p>
          </table:table-cell>
          <table:table-cell office:value-type="float" office:value="90.72" calcext:value-type="float">
            <text:p>90.72</text:p>
          </table:table-cell>
          <table:table-cell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1243822080" calcext:value-type="float">
            <text:p>1243822080</text:p>
          </table:table-cell>
          <table:table-cell office:value-type="float" office:value="32263009280" calcext:value-type="float">
            <text:p>32263009280</text:p>
          </table:table-cell>
          <table:table-cell office:value-type="float" office:value="31.02" calcext:value-type="float">
            <text:p>31.02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34984530944" calcext:value-type="float">
            <text:p>34984530944</text:p>
          </table:table-cell>
          <table:table-cell office:value-type="float" office:value="134155809792" calcext:value-type="float">
            <text:p>134155809792</text:p>
          </table:table-cell>
          <table:table-cell office:value-type="float" office:value="99.17" calcext:value-type="float">
            <text:p>99.17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float" office:value="25857935872" calcext:value-type="float">
            <text:p>25857935872</text:p>
          </table:table-cell>
          <table:table-cell office:value-type="float" office:value="92548924416" calcext:value-type="float">
            <text:p>92548924416</text:p>
          </table:table-cell>
          <table:table-cell office:value-type="float" office:value="66.69" calcext:value-type="float">
            <text:p>66.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556495360" calcext:value-type="float">
            <text:p>36556495360</text:p>
          </table:table-cell>
          <table:table-cell office:value-type="float" office:value="51696316928" calcext:value-type="float">
            <text:p>51696316928</text:p>
          </table:table-cell>
          <table:table-cell office:value-type="float" office:value="15.14" calcext:value-type="float">
            <text:p>15.14</text:p>
          </table:table-cell>
          <table:table-cell office:value-type="float" office:value="18.25" calcext:value-type="float">
            <text:p>18.25</text:p>
          </table:table-cell>
        </table:table-row>
        <table:table-row table:style-name="ro1">
          <table:table-cell office:value-type="float" office:value="14103946240" calcext:value-type="float">
            <text:p>14103946240</text:p>
          </table:table-cell>
          <table:table-cell office:value-type="float" office:value="124691059712" calcext:value-type="float">
            <text:p>124691059712</text:p>
          </table:table-cell>
          <table:table-cell office:value-type="float" office:value="110.59" calcext:value-type="float">
            <text:p>110.59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float" office:value="26425648128" calcext:value-type="float">
            <text:p>26425648128</text:p>
          </table:table-cell>
          <table:table-cell office:value-type="float" office:value="144367428608" calcext:value-type="float">
            <text:p>144367428608</text:p>
          </table:table-cell>
          <table:table-cell office:value-type="float" office:value="117.94" calcext:value-type="float">
            <text:p>117.94</text:p>
          </table:table-cell>
          <table:table-cell office:value-type="float" office:value="18.22" calcext:value-type="float">
            <text:p>18.22</text:p>
          </table:table-cell>
        </table:table-row>
        <table:table-row table:style-name="ro1">
          <table:table-cell office:value-type="float" office:value="144361201664" calcext:value-type="float">
            <text:p>144361201664</text:p>
          </table:table-cell>
          <table:table-cell office:value-type="float" office:value="24334432256" calcext:value-type="float">
            <text:p>24334432256</text:p>
          </table:table-cell>
          <table:table-cell office:value-type="float" office:value="120.03" calcext:value-type="float">
            <text:p>120.03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float" office:value="90373956608" calcext:value-type="float">
            <text:p>90373956608</text:p>
          </table:table-cell>
          <table:table-cell office:value-type="float" office:value="151512108544" calcext:value-type="float">
            <text:p>151512108544</text:p>
          </table:table-cell>
          <table:table-cell office:value-type="float" office:value="61.14" calcext:value-type="float">
            <text:p>61.14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office:value-type="float" office:value="159550897664" calcext:value-type="float">
            <text:p>159550897664</text:p>
          </table:table-cell>
          <table:table-cell office:value-type="float" office:value="15485066240" calcext:value-type="float">
            <text:p>15485066240</text:p>
          </table:table-cell>
          <table:table-cell office:value-type="float" office:value="144.07" calcext:value-type="float">
            <text:p>144.07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157062410752" calcext:value-type="float">
            <text:p>157062410752</text:p>
          </table:table-cell>
          <table:table-cell office:value-type="float" office:value="44789018112" calcext:value-type="float">
            <text:p>44789018112</text:p>
          </table:table-cell>
          <table:table-cell office:value-type="float" office:value="112.27" calcext:value-type="float">
            <text:p>112.27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float" office:value="91858001920" calcext:value-type="float">
            <text:p>91858001920</text:p>
          </table:table-cell>
          <table:table-cell office:value-type="float" office:value="39590875648" calcext:value-type="float">
            <text:p>39590875648</text:p>
          </table:table-cell>
          <table:table-cell office:value-type="float" office:value="52.27" calcext:value-type="float">
            <text:p>52.27</text:p>
          </table:table-cell>
          <table:table-cell office:value-type="float" office:value="19.03" calcext:value-type="float">
            <text:p>19.03</text:p>
          </table:table-cell>
        </table:table-row>
        <table:table-row table:style-name="ro1">
          <table:table-cell office:value-type="float" office:value="7665196544" calcext:value-type="float">
            <text:p>7665196544</text:p>
          </table:table-cell>
          <table:table-cell office:value-type="float" office:value="121579985408" calcext:value-type="float">
            <text:p>121579985408</text:p>
          </table:table-cell>
          <table:table-cell office:value-type="float" office:value="113.91" calcext:value-type="float">
            <text:p>113.91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 office:value-type="float" office:value="152707615232" calcext:value-type="float">
            <text:p>152707615232</text:p>
          </table:table-cell>
          <table:table-cell office:value-type="float" office:value="121594086400" calcext:value-type="float">
            <text:p>121594086400</text:p>
          </table:table-cell>
          <table:table-cell office:value-type="float" office:value="31.11" calcext:value-type="float">
            <text:p>31.11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 office:value-type="float" office:value="110535450624" calcext:value-type="float">
            <text:p>110535450624</text:p>
          </table:table-cell>
          <table:table-cell office:value-type="float" office:value="49875364352" calcext:value-type="float">
            <text:p>49875364352</text:p>
          </table:table-cell>
          <table:table-cell office:value-type="float" office:value="60.66" calcext:value-type="float">
            <text:p>60.66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1">
          <table:table-cell office:value-type="float" office:value="111461678592" calcext:value-type="float">
            <text:p>111461678592</text:p>
          </table:table-cell>
          <table:table-cell office:value-type="float" office:value="124079199744" calcext:value-type="float">
            <text:p>124079199744</text:p>
          </table:table-cell>
          <table:table-cell office:value-type="float" office:value="12.62" calcext:value-type="float">
            <text:p>12.62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81908847104" calcext:value-type="float">
            <text:p>81908847104</text:p>
          </table:table-cell>
          <table:table-cell office:value-type="float" office:value="109619816960" calcext:value-type="float">
            <text:p>109619816960</text:p>
          </table:table-cell>
          <table:table-cell office:value-type="float" office:value="27.71" calcext:value-type="float">
            <text:p>27.71</text:p>
          </table:table-cell>
          <table:table-cell office:value-type="float" office:value="15.06" calcext:value-type="float">
            <text:p>15.06</text:p>
          </table:table-cell>
        </table:table-row>
        <table:table-row table:style-name="ro1">
          <table:table-cell office:value-type="float" office:value="2124952576" calcext:value-type="float">
            <text:p>2124952576</text:p>
          </table:table-cell>
          <table:table-cell office:value-type="float" office:value="108937247232" calcext:value-type="float">
            <text:p>108937247232</text:p>
          </table:table-cell>
          <table:table-cell office:value-type="float" office:value="106.81" calcext:value-type="float">
            <text:p>106.81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float" office:value="14010032128" calcext:value-type="float">
            <text:p>14010032128</text:p>
          </table:table-cell>
          <table:table-cell office:value-type="float" office:value="59023474176" calcext:value-type="float">
            <text:p>59023474176</text:p>
          </table:table-cell>
          <table:table-cell office:value-type="float" office:value="45.01" calcext:value-type="float">
            <text:p>45.01</text:p>
          </table:table-cell>
          <table:table-cell office:value-type="float" office:value="19.22" calcext:value-type="float">
            <text:p>19.22</text:p>
          </table:table-cell>
        </table:table-row>
        <table:table-row table:style-name="ro1">
          <table:table-cell office:value-type="float" office:value="156965392896" calcext:value-type="float">
            <text:p>156965392896</text:p>
          </table:table-cell>
          <table:table-cell office:value-type="float" office:value="18582017024" calcext:value-type="float">
            <text:p>18582017024</text:p>
          </table:table-cell>
          <table:table-cell office:value-type="float" office:value="138.38" calcext:value-type="float">
            <text:p>138.38</text:p>
          </table:table-cell>
          <table:table-cell office:value-type="float" office:value="23.09" calcext:value-type="float">
            <text:p>23.09</text:p>
          </table:table-cell>
        </table:table-row>
        <table:table-row table:style-name="ro1">
          <table:table-cell office:value-type="float" office:value="19019356672" calcext:value-type="float">
            <text:p>19019356672</text:p>
          </table:table-cell>
          <table:table-cell office:value-type="float" office:value="68149999616" calcext:value-type="float">
            <text:p>68149999616</text:p>
          </table:table-cell>
          <table:table-cell office:value-type="float" office:value="49.13" calcext:value-type="float">
            <text:p>49.13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120584394240" calcext:value-type="float">
            <text:p>120584394240</text:p>
          </table:table-cell>
          <table:table-cell office:value-type="float" office:value="90195485696" calcext:value-type="float">
            <text:p>90195485696</text:p>
          </table:table-cell>
          <table:table-cell office:value-type="float" office:value="30.39" calcext:value-type="float">
            <text:p>30.39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office:value-type="float" office:value="81207454208" calcext:value-type="float">
            <text:p>81207454208</text:p>
          </table:table-cell>
          <table:table-cell office:value-type="float" office:value="101912935424" calcext:value-type="float">
            <text:p>101912935424</text:p>
          </table:table-cell>
          <table:table-cell office:value-type="float" office:value="20.71" calcext:value-type="float">
            <text:p>20.71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136922451968" calcext:value-type="float">
            <text:p>136922451968</text:p>
          </table:table-cell>
          <table:table-cell office:value-type="float" office:value="11979940352" calcext:value-type="float">
            <text:p>11979940352</text:p>
          </table:table-cell>
          <table:table-cell office:value-type="float" office:value="124.94" calcext:value-type="float">
            <text:p>124.94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58457899520" calcext:value-type="float">
            <text:p>58457899520</text:p>
          </table:table-cell>
          <table:table-cell office:value-type="float" office:value="18666461696" calcext:value-type="float">
            <text:p>18666461696</text:p>
          </table:table-cell>
          <table:table-cell office:value-type="float" office:value="39.79" calcext:value-type="float">
            <text:p>39.79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65929253888" calcext:value-type="float">
            <text:p>65929253888</text:p>
          </table:table-cell>
          <table:table-cell office:value-type="float" office:value="127427378176" calcext:value-type="float">
            <text:p>127427378176</text:p>
          </table:table-cell>
          <table:table-cell office:value-type="float" office:value="61.5" calcext:value-type="float">
            <text:p>61.5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84656047104" calcext:value-type="float">
            <text:p>84656047104</text:p>
          </table:table-cell>
          <table:table-cell office:value-type="float" office:value="154064624640" calcext:value-type="float">
            <text:p>154064624640</text:p>
          </table:table-cell>
          <table:table-cell office:value-type="float" office:value="69.41" calcext:value-type="float">
            <text:p>69.41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78866471936" calcext:value-type="float">
            <text:p>78866471936</text:p>
          </table:table-cell>
          <table:table-cell office:value-type="float" office:value="28015123456" calcext:value-type="float">
            <text:p>28015123456</text:p>
          </table:table-cell>
          <table:table-cell office:value-type="float" office:value="50.85" calcext:value-type="float">
            <text:p>50.85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158736466944" calcext:value-type="float">
            <text:p>158736466944</text:p>
          </table:table-cell>
          <table:table-cell office:value-type="float" office:value="17070417920" calcext:value-type="float">
            <text:p>17070417920</text:p>
          </table:table-cell>
          <table:table-cell office:value-type="float" office:value="141.67" calcext:value-type="float">
            <text:p>141.67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68488284672" calcext:value-type="float">
            <text:p>68488284672</text:p>
          </table:table-cell>
          <table:table-cell office:value-type="float" office:value="44116186112" calcext:value-type="float">
            <text:p>44116186112</text:p>
          </table:table-cell>
          <table:table-cell office:value-type="float" office:value="24.37" calcext:value-type="float">
            <text:p>24.37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44532386304" calcext:value-type="float">
            <text:p>44532386304</text:p>
          </table:table-cell>
          <table:table-cell office:value-type="float" office:value="86274050560" calcext:value-type="float">
            <text:p>86274050560</text:p>
          </table:table-cell>
          <table:table-cell office:value-type="float" office:value="41.74" calcext:value-type="float">
            <text:p>41.74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135384175104" calcext:value-type="float">
            <text:p>135384175104</text:p>
          </table:table-cell>
          <table:table-cell office:value-type="float" office:value="11288740352" calcext:value-type="float">
            <text:p>11288740352</text:p>
          </table:table-cell>
          <table:table-cell office:value-type="float" office:value="124.1" calcext:value-type="float">
            <text:p>124.1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52590580224" calcext:value-type="float">
            <text:p>152590580224</text:p>
          </table:table-cell>
          <table:table-cell office:value-type="float" office:value="132413730304" calcext:value-type="float">
            <text:p>132413730304</text:p>
          </table:table-cell>
          <table:table-cell office:value-type="float" office:value="20.18" calcext:value-type="float">
            <text:p>20.18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123331986944" calcext:value-type="float">
            <text:p>123331986944</text:p>
          </table:table-cell>
          <table:table-cell office:value-type="float" office:value="47745754624" calcext:value-type="float">
            <text:p>47745754624</text:p>
          </table:table-cell>
          <table:table-cell office:value-type="float" office:value="75.59" calcext:value-type="float">
            <text:p>75.59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82162688" calcext:value-type="float">
            <text:p>82162688</text:p>
          </table:table-cell>
          <table:table-cell office:value-type="float" office:value="139187496960" calcext:value-type="float">
            <text:p>139187496960</text:p>
          </table:table-cell>
          <table:table-cell office:value-type="float" office:value="139.11" calcext:value-type="float">
            <text:p>139.11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6673209344" calcext:value-type="float">
            <text:p>6673209344</text:p>
          </table:table-cell>
          <table:table-cell office:value-type="float" office:value="154012359680" calcext:value-type="float">
            <text:p>154012359680</text:p>
          </table:table-cell>
          <table:table-cell office:value-type="float" office:value="147.34" calcext:value-type="float">
            <text:p>147.34</text:p>
          </table:table-cell>
          <table:table-cell office:value-type="float" office:value="27.66" calcext:value-type="float">
            <text:p>27.66</text:p>
          </table:table-cell>
        </table:table-row>
        <table:table-row table:style-name="ro1">
          <table:table-cell office:value-type="float" office:value="106111516160" calcext:value-type="float">
            <text:p>106111516160</text:p>
          </table:table-cell>
          <table:table-cell office:value-type="float" office:value="5083256832" calcext:value-type="float">
            <text:p>5083256832</text:p>
          </table:table-cell>
          <table:table-cell office:value-type="float" office:value="101.03" calcext:value-type="float">
            <text:p>101.03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float" office:value="11413557248" calcext:value-type="float">
            <text:p>11413557248</text:p>
          </table:table-cell>
          <table:table-cell office:value-type="float" office:value="147118500352" calcext:value-type="float">
            <text:p>147118500352</text:p>
          </table:table-cell>
          <table:table-cell office:value-type="float" office:value="135.7" calcext:value-type="float">
            <text:p>135.7</text:p>
          </table:table-cell>
          <table:table-cell office:value-type="float" office:value="30.68" calcext:value-type="float">
            <text:p>30.68</text:p>
          </table:table-cell>
        </table:table-row>
        <table:table-row table:style-name="ro1">
          <table:table-cell office:value-type="float" office:value="28646483456" calcext:value-type="float">
            <text:p>28646483456</text:p>
          </table:table-cell>
          <table:table-cell office:value-type="float" office:value="78154409984" calcext:value-type="float">
            <text:p>78154409984</text:p>
          </table:table-cell>
          <table:table-cell office:value-type="float" office:value="49.51" calcext:value-type="float">
            <text:p>49.51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56107231232" calcext:value-type="float">
            <text:p>156107231232</text:p>
          </table:table-cell>
          <table:table-cell office:value-type="float" office:value="267205120" calcext:value-type="float">
            <text:p>267205120</text:p>
          </table:table-cell>
          <table:table-cell office:value-type="float" office:value="155.84" calcext:value-type="float">
            <text:p>155.84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1">
          <table:table-cell office:value-type="float" office:value="63313928192" calcext:value-type="float">
            <text:p>63313928192</text:p>
          </table:table-cell>
          <table:table-cell office:value-type="float" office:value="48205481472" calcext:value-type="float">
            <text:p>48205481472</text:p>
          </table:table-cell>
          <table:table-cell office:value-type="float" office:value="15.11" calcext:value-type="float">
            <text:p>15.11</text:p>
          </table:table-cell>
          <table:table-cell office:value-type="float" office:value="17.97" calcext:value-type="float">
            <text:p>17.97</text:p>
          </table:table-cell>
        </table:table-row>
        <table:table-row table:style-name="ro1">
          <table:table-cell office:value-type="float" office:value="3190491648" calcext:value-type="float">
            <text:p>3190491648</text:p>
          </table:table-cell>
          <table:table-cell office:value-type="float" office:value="136905631744" calcext:value-type="float">
            <text:p>136905631744</text:p>
          </table:table-cell>
          <table:table-cell office:value-type="float" office:value="133.72" calcext:value-type="float">
            <text:p>133.72</text:p>
          </table:table-cell>
          <table:table-cell office:value-type="float" office:value="20.33" calcext:value-type="float">
            <text:p>20.33</text:p>
          </table:table-cell>
        </table:table-row>
        <table:table-row table:style-name="ro1">
          <table:table-cell office:value-type="float" office:value="6547056640" calcext:value-type="float">
            <text:p>6547056640</text:p>
          </table:table-cell>
          <table:table-cell office:value-type="float" office:value="146761053184" calcext:value-type="float">
            <text:p>146761053184</text:p>
          </table:table-cell>
          <table:table-cell office:value-type="float" office:value="140.21" calcext:value-type="float">
            <text:p>140.21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157640282624" calcext:value-type="float">
            <text:p>157640282624</text:p>
          </table:table-cell>
          <table:table-cell office:value-type="float" office:value="10385397248" calcext:value-type="float">
            <text:p>10385397248</text:p>
          </table:table-cell>
          <table:table-cell office:value-type="float" office:value="147.25" calcext:value-type="float">
            <text:p>147.25</text:p>
          </table:table-cell>
          <table:table-cell office:value-type="float" office:value="24.48" calcext:value-type="float">
            <text:p>24.48</text:p>
          </table:table-cell>
        </table:table-row>
        <table:table-row table:style-name="ro1">
          <table:table-cell office:value-type="float" office:value="590814720" calcext:value-type="float">
            <text:p>590814720</text:p>
          </table:table-cell>
          <table:table-cell office:value-type="float" office:value="155629314048" calcext:value-type="float">
            <text:p>155629314048</text:p>
          </table:table-cell>
          <table:table-cell office:value-type="float" office:value="155.04" calcext:value-type="float">
            <text:p>155.04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23441546752" calcext:value-type="float">
            <text:p>23441546752</text:p>
          </table:table-cell>
          <table:table-cell office:value-type="float" office:value="155248863232" calcext:value-type="float">
            <text:p>155248863232</text:p>
          </table:table-cell>
          <table:table-cell office:value-type="float" office:value="131.81" calcext:value-type="float">
            <text:p>131.81</text:p>
          </table:table-cell>
          <table:table-cell office:value-type="float" office:value="31.46" calcext:value-type="float">
            <text:p>31.46</text:p>
          </table:table-cell>
        </table:table-row>
        <table:table-row table:style-name="ro1">
          <table:table-cell office:value-type="float" office:value="2177572352" calcext:value-type="float">
            <text:p>2177572352</text:p>
          </table:table-cell>
          <table:table-cell office:value-type="float" office:value="104170486272" calcext:value-type="float">
            <text:p>104170486272</text:p>
          </table:table-cell>
          <table:table-cell office:value-type="float" office:value="101.99" calcext:value-type="float">
            <text:p>101.99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float" office:value="158966535680" calcext:value-type="float">
            <text:p>158966535680</text:p>
          </table:table-cell>
          <table:table-cell office:value-type="float" office:value="89556480" calcext:value-type="float">
            <text:p>89556480</text:p>
          </table:table-cell>
          <table:table-cell office:value-type="float" office:value="158.88" calcext:value-type="float">
            <text:p>158.88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153172367360" calcext:value-type="float">
            <text:p>153172367360</text:p>
          </table:table-cell>
          <table:table-cell office:value-type="float" office:value="100544000" calcext:value-type="float">
            <text:p>100544000</text:p>
          </table:table-cell>
          <table:table-cell office:value-type="float" office:value="153.07" calcext:value-type="float">
            <text:p>153.07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75799929856" calcext:value-type="float">
            <text:p>75799929856</text:p>
          </table:table-cell>
          <table:table-cell office:value-type="float" office:value="91551401984" calcext:value-type="float">
            <text:p>91551401984</text:p>
          </table:table-cell>
          <table:table-cell office:value-type="float" office:value="15.75" calcext:value-type="float">
            <text:p>15.75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83939066368" calcext:value-type="float">
            <text:p>83939066368</text:p>
          </table:table-cell>
          <table:table-cell office:value-type="float" office:value="28303703552" calcext:value-type="float">
            <text:p>28303703552</text:p>
          </table:table-cell>
          <table:table-cell office:value-type="float" office:value="55.64" calcext:value-type="float">
            <text:p>55.64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69344315904" calcext:value-type="float">
            <text:p>69344315904</text:p>
          </table:table-cell>
          <table:table-cell office:value-type="float" office:value="119936141824" calcext:value-type="float">
            <text:p>119936141824</text:p>
          </table:table-cell>
          <table:table-cell office:value-type="float" office:value="50.59" calcext:value-type="float">
            <text:p>50.59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100332063744" calcext:value-type="float">
            <text:p>100332063744</text:p>
          </table:table-cell>
          <table:table-cell office:value-type="float" office:value="64303788544" calcext:value-type="float">
            <text:p>64303788544</text:p>
          </table:table-cell>
          <table:table-cell office:value-type="float" office:value="36.03" calcext:value-type="float">
            <text:p>36.03</text:p>
          </table:table-cell>
          <table:table-cell office:value-type="float" office:value="17.69" calcext:value-type="float">
            <text:p>17.69</text:p>
          </table:table-cell>
        </table:table-row>
        <table:table-row table:style-name="ro1">
          <table:table-cell office:value-type="float" office:value="153258104320" calcext:value-type="float">
            <text:p>153258104320</text:p>
          </table:table-cell>
          <table:table-cell office:value-type="float" office:value="132065357312" calcext:value-type="float">
            <text:p>132065357312</text:p>
          </table:table-cell>
          <table:table-cell office:value-type="float" office:value="21.19" calcext:value-type="float">
            <text:p>21.19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float" office:value="71029180928" calcext:value-type="float">
            <text:p>71029180928</text:p>
          </table:table-cell>
          <table:table-cell office:value-type="float" office:value="17286167552" calcext:value-type="float">
            <text:p>17286167552</text:p>
          </table:table-cell>
          <table:table-cell office:value-type="float" office:value="53.74" calcext:value-type="float">
            <text:p>53.74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159809149952" calcext:value-type="float">
            <text:p>159809149952</text:p>
          </table:table-cell>
          <table:table-cell office:value-type="float" office:value="2163738624" calcext:value-type="float">
            <text:p>2163738624</text:p>
          </table:table-cell>
          <table:table-cell office:value-type="float" office:value="157.65" calcext:value-type="float">
            <text:p>157.65</text:p>
          </table:table-cell>
          <table:table-cell office:value-type="float" office:value="30.35" calcext:value-type="float">
            <text:p>30.35</text:p>
          </table:table-cell>
        </table:table-row>
        <table:table-row table:style-name="ro1">
          <table:table-cell office:value-type="float" office:value="155812433920" calcext:value-type="float">
            <text:p>155812433920</text:p>
          </table:table-cell>
          <table:table-cell office:value-type="float" office:value="953409024" calcext:value-type="float">
            <text:p>953409024</text:p>
          </table:table-cell>
          <table:table-cell office:value-type="float" office:value="154.86" calcext:value-type="float">
            <text:p>154.86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 office:value-type="float" office:value="81434811392" calcext:value-type="float">
            <text:p>81434811392</text:p>
          </table:table-cell>
          <table:table-cell office:value-type="float" office:value="145137422848" calcext:value-type="float">
            <text:p>145137422848</text:p>
          </table:table-cell>
          <table:table-cell office:value-type="float" office:value="63.7" calcext:value-type="float">
            <text:p>63.7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4035881984" calcext:value-type="float">
            <text:p>4035881984</text:p>
          </table:table-cell>
          <table:table-cell office:value-type="float" office:value="157672509440" calcext:value-type="float">
            <text:p>157672509440</text:p>
          </table:table-cell>
          <table:table-cell office:value-type="float" office:value="153.64" calcext:value-type="float">
            <text:p>153.64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float" office:value="142638335488" calcext:value-type="float">
            <text:p>142638335488</text:p>
          </table:table-cell>
          <table:table-cell office:value-type="float" office:value="66526784512" calcext:value-type="float">
            <text:p>66526784512</text:p>
          </table:table-cell>
          <table:table-cell office:value-type="float" office:value="76.11" calcext:value-type="float">
            <text:p>76.11</text:p>
          </table:table-cell>
          <table:table-cell office:value-type="float" office:value="16.41" calcext:value-type="float">
            <text:p>16.41</text:p>
          </table:table-cell>
        </table:table-row>
        <table:table-row table:style-name="ro1">
          <table:table-cell office:value-type="float" office:value="150210292224" calcext:value-type="float">
            <text:p>150210292224</text:p>
          </table:table-cell>
          <table:table-cell office:value-type="float" office:value="140644072448" calcext:value-type="float">
            <text:p>140644072448</text:p>
          </table:table-cell>
          <table:table-cell office:value-type="float" office:value="9.57" calcext:value-type="float">
            <text:p>9.57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float" office:value="137187032576" calcext:value-type="float">
            <text:p>137187032576</text:p>
          </table:table-cell>
          <table:table-cell office:value-type="float" office:value="143359644160" calcext:value-type="float">
            <text:p>143359644160</text:p>
          </table:table-cell>
          <table:table-cell office:value-type="float" office:value="6.17" calcext:value-type="float">
            <text:p>6.17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14407888384" calcext:value-type="float">
            <text:p>14407888384</text:p>
          </table:table-cell>
          <table:table-cell office:value-type="float" office:value="80635644928" calcext:value-type="float">
            <text:p>80635644928</text:p>
          </table:table-cell>
          <table:table-cell office:value-type="float" office:value="66.23" calcext:value-type="float">
            <text:p>66.23</text:p>
          </table:table-cell>
          <table:table-cell office:value-type="float" office:value="20.09" calcext:value-type="float">
            <text:p>20.09</text:p>
          </table:table-cell>
        </table:table-row>
        <table:table-row table:style-name="ro1">
          <table:table-cell office:value-type="float" office:value="74963607040" calcext:value-type="float">
            <text:p>74963607040</text:p>
          </table:table-cell>
          <table:table-cell office:value-type="float" office:value="23545184256" calcext:value-type="float">
            <text:p>23545184256</text:p>
          </table:table-cell>
          <table:table-cell office:value-type="float" office:value="51.42" calcext:value-type="float">
            <text:p>51.42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float" office:value="156920400384" calcext:value-type="float">
            <text:p>156920400384</text:p>
          </table:table-cell>
          <table:table-cell office:value-type="float" office:value="31404833280" calcext:value-type="float">
            <text:p>31404833280</text:p>
          </table:table-cell>
          <table:table-cell office:value-type="float" office:value="125.52" calcext:value-type="float">
            <text:p>125.52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66523055104" calcext:value-type="float">
            <text:p>66523055104</text:p>
          </table:table-cell>
          <table:table-cell office:value-type="float" office:value="1895801344" calcext:value-type="float">
            <text:p>1895801344</text:p>
          </table:table-cell>
          <table:table-cell office:value-type="float" office:value="64.63" calcext:value-type="float">
            <text:p>64.63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158697637888" calcext:value-type="float">
            <text:p>158697637888</text:p>
          </table:table-cell>
          <table:table-cell office:value-type="float" office:value="80506295296" calcext:value-type="float">
            <text:p>80506295296</text:p>
          </table:table-cell>
          <table:table-cell office:value-type="float" office:value="78.19" calcext:value-type="float">
            <text:p>78.19</text:p>
          </table:table-cell>
          <table:table-cell office:value-type="float" office:value="21.09" calcext:value-type="float">
            <text:p>21.09</text:p>
          </table:table-cell>
        </table:table-row>
        <table:table-row table:style-name="ro1">
          <table:table-cell office:value-type="float" office:value="60831026176" calcext:value-type="float">
            <text:p>60831026176</text:p>
          </table:table-cell>
          <table:table-cell office:value-type="float" office:value="110960984064" calcext:value-type="float">
            <text:p>110960984064</text:p>
          </table:table-cell>
          <table:table-cell office:value-type="float" office:value="50.13" calcext:value-type="float">
            <text:p>50.13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44856791552" calcext:value-type="float">
            <text:p>144856791552</text:p>
          </table:table-cell>
          <table:table-cell office:value-type="float" office:value="41296368640" calcext:value-type="float">
            <text:p>41296368640</text:p>
          </table:table-cell>
          <table:table-cell office:value-type="float" office:value="103.56" calcext:value-type="float">
            <text:p>103.56</text:p>
          </table:table-cell>
          <table:table-cell office:value-type="float" office:value="24.71" calcext:value-type="float">
            <text:p>24.71</text:p>
          </table:table-cell>
        </table:table-row>
        <table:table-row table:style-name="ro1">
          <table:table-cell office:value-type="float" office:value="121243970560" calcext:value-type="float">
            <text:p>121243970560</text:p>
          </table:table-cell>
          <table:table-cell office:value-type="float" office:value="40860086272" calcext:value-type="float">
            <text:p>40860086272</text:p>
          </table:table-cell>
          <table:table-cell office:value-type="float" office:value="80.38" calcext:value-type="float">
            <text:p>80.38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149349850624" calcext:value-type="float">
            <text:p>149349850624</text:p>
          </table:table-cell>
          <table:table-cell office:value-type="float" office:value="7863886848" calcext:value-type="float">
            <text:p>7863886848</text:p>
          </table:table-cell>
          <table:table-cell office:value-type="float" office:value="141.49" calcext:value-type="float">
            <text:p>141.49</text:p>
          </table:table-cell>
          <table:table-cell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146093310976" calcext:value-type="float">
            <text:p>146093310976</text:p>
          </table:table-cell>
          <table:table-cell office:value-type="float" office:value="140704263680" calcext:value-type="float">
            <text:p>140704263680</text:p>
          </table:table-cell>
          <table:table-cell office:value-type="float" office:value="5.39" calcext:value-type="float">
            <text:p>5.39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71512691712" calcext:value-type="float">
            <text:p>71512691712</text:p>
          </table:table-cell>
          <table:table-cell office:value-type="float" office:value="97044677632" calcext:value-type="float">
            <text:p>97044677632</text:p>
          </table:table-cell>
          <table:table-cell office:value-type="float" office:value="25.53" calcext:value-type="float">
            <text:p>25.53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float" office:value="153049635840" calcext:value-type="float">
            <text:p>153049635840</text:p>
          </table:table-cell>
          <table:table-cell office:value-type="float" office:value="50613757440" calcext:value-type="float">
            <text:p>50613757440</text:p>
          </table:table-cell>
          <table:table-cell office:value-type="float" office:value="102.44" calcext:value-type="float">
            <text:p>102.44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7348788224" calcext:value-type="float">
            <text:p>17348788224</text:p>
          </table:table-cell>
          <table:table-cell office:value-type="float" office:value="158415787008" calcext:value-type="float">
            <text:p>158415787008</text:p>
          </table:table-cell>
          <table:table-cell office:value-type="float" office:value="141.07" calcext:value-type="float">
            <text:p>141.07</text:p>
          </table:table-cell>
          <table:table-cell office:value-type="float" office:value="26.65" calcext:value-type="float">
            <text:p>26.65</text:p>
          </table:table-cell>
        </table:table-row>
        <table:table-row table:style-name="ro1">
          <table:table-cell office:value-type="float" office:value="56023752704" calcext:value-type="float">
            <text:p>56023752704</text:p>
          </table:table-cell>
          <table:table-cell office:value-type="float" office:value="158828577792" calcext:value-type="float">
            <text:p>158828577792</text:p>
          </table:table-cell>
          <table:table-cell office:value-type="float" office:value="102.8" calcext:value-type="float">
            <text:p>102.8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office:value-type="float" office:value="71177782784" calcext:value-type="float">
            <text:p>71177782784</text:p>
          </table:table-cell>
          <table:table-cell office:value-type="float" office:value="65030349824" calcext:value-type="float">
            <text:p>65030349824</text:p>
          </table:table-cell>
          <table:table-cell office:value-type="float" office:value="6.15" calcext:value-type="float">
            <text:p>6.15</text:p>
          </table:table-cell>
          <table:table-cell office:value-type="float" office:value="16.12" calcext:value-type="float">
            <text:p>16.12</text:p>
          </table:table-cell>
        </table:table-row>
        <table:table-row table:style-name="ro1">
          <table:table-cell office:value-type="float" office:value="66645327360" calcext:value-type="float">
            <text:p>66645327360</text:p>
          </table:table-cell>
          <table:table-cell office:value-type="float" office:value="159268482560" calcext:value-type="float">
            <text:p>159268482560</text:p>
          </table:table-cell>
          <table:table-cell office:value-type="float" office:value="92.62" calcext:value-type="float">
            <text:p>92.62</text:p>
          </table:table-cell>
          <table:table-cell office:value-type="float" office:value="23.86" calcext:value-type="float">
            <text:p>23.86</text:p>
          </table:table-cell>
        </table:table-row>
        <table:table-row table:style-name="ro1">
          <table:table-cell office:value-type="float" office:value="56467503104" calcext:value-type="float">
            <text:p>56467503104</text:p>
          </table:table-cell>
          <table:table-cell office:value-type="float" office:value="147631127552" calcext:value-type="float">
            <text:p>147631127552</text:p>
          </table:table-cell>
          <table:table-cell office:value-type="float" office:value="91.16" calcext:value-type="float">
            <text:p>91.16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56235010560" calcext:value-type="float">
            <text:p>156235010560</text:p>
          </table:table-cell>
          <table:table-cell office:value-type="float" office:value="639348736" calcext:value-type="float">
            <text:p>639348736</text:p>
          </table:table-cell>
          <table:table-cell office:value-type="float" office:value="155.6" calcext:value-type="float">
            <text:p>155.6</text:p>
          </table:table-cell>
          <table:table-cell office:value-type="float" office:value="28.25" calcext:value-type="float">
            <text:p>28.25</text:p>
          </table:table-cell>
        </table:table-row>
        <table:table-row table:style-name="ro1">
          <table:table-cell office:value-type="float" office:value="122672174592" calcext:value-type="float">
            <text:p>122672174592</text:p>
          </table:table-cell>
          <table:table-cell office:value-type="float" office:value="156124417536" calcext:value-type="float">
            <text:p>156124417536</text:p>
          </table:table-cell>
          <table:table-cell office:value-type="float" office:value="33.45" calcext:value-type="float">
            <text:p>33.45</text:p>
          </table:table-cell>
          <table:table-cell office:value-type="float" office:value="12.74" calcext:value-type="float">
            <text:p>12.74</text:p>
          </table:table-cell>
        </table:table-row>
        <table:table-row table:style-name="ro1">
          <table:table-cell office:value-type="float" office:value="43751722496" calcext:value-type="float">
            <text:p>43751722496</text:p>
          </table:table-cell>
          <table:table-cell office:value-type="float" office:value="56503026688" calcext:value-type="float">
            <text:p>56503026688</text:p>
          </table:table-cell>
          <table:table-cell office:value-type="float" office:value="12.75" calcext:value-type="float">
            <text:p>12.75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144120133632" calcext:value-type="float">
            <text:p>144120133632</text:p>
          </table:table-cell>
          <table:table-cell office:value-type="float" office:value="43208590336" calcext:value-type="float">
            <text:p>43208590336</text:p>
          </table:table-cell>
          <table:table-cell office:value-type="float" office:value="100.91" calcext:value-type="float">
            <text:p>100.91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float" office:value="23399299584" calcext:value-type="float">
            <text:p>23399299584</text:p>
          </table:table-cell>
          <table:table-cell office:value-type="float" office:value="9120616960" calcext:value-type="float">
            <text:p>9120616960</text:p>
          </table:table-cell>
          <table:table-cell office:value-type="float" office:value="14.28" calcext:value-type="float">
            <text:p>14.2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71084866560" calcext:value-type="float">
            <text:p>71084866560</text:p>
          </table:table-cell>
          <table:table-cell office:value-type="float" office:value="12489205760" calcext:value-type="float">
            <text:p>12489205760</text:p>
          </table:table-cell>
          <table:table-cell office:value-type="float" office:value="58.6" calcext:value-type="float">
            <text:p>58.6</text:p>
          </table:table-cell>
          <table:table-cell office:value-type="float" office:value="16.21" calcext:value-type="float">
            <text:p>16.21</text:p>
          </table:table-cell>
        </table:table-row>
        <table:table-row table:style-name="ro1">
          <table:table-cell office:value-type="float" office:value="151538880512" calcext:value-type="float">
            <text:p>151538880512</text:p>
          </table:table-cell>
          <table:table-cell office:value-type="float" office:value="75134212608" calcext:value-type="float">
            <text:p>75134212608</text:p>
          </table:table-cell>
          <table:table-cell office:value-type="float" office:value="76.4" calcext:value-type="float">
            <text:p>76.4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float" office:value="120743006208" calcext:value-type="float">
            <text:p>120743006208</text:p>
          </table:table-cell>
          <table:table-cell office:value-type="float" office:value="70544701952" calcext:value-type="float">
            <text:p>70544701952</text:p>
          </table:table-cell>
          <table:table-cell office:value-type="float" office:value="50.2" calcext:value-type="float">
            <text:p>50.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141977480192" calcext:value-type="float">
            <text:p>141977480192</text:p>
          </table:table-cell>
          <table:table-cell office:value-type="float" office:value="87262410240" calcext:value-type="float">
            <text:p>87262410240</text:p>
          </table:table-cell>
          <table:table-cell office:value-type="float" office:value="54.72" calcext:value-type="float">
            <text:p>54.72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float" office:value="26927424512" calcext:value-type="float">
            <text:p>26927424512</text:p>
          </table:table-cell>
          <table:table-cell office:value-type="float" office:value="76127763456" calcext:value-type="float">
            <text:p>76127763456</text:p>
          </table:table-cell>
          <table:table-cell office:value-type="float" office:value="49.2" calcext:value-type="float">
            <text:p>49.2</text:p>
          </table:table-cell>
          <table:table-cell office:value-type="float" office:value="18.32" calcext:value-type="float">
            <text:p>18.32</text:p>
          </table:table-cell>
        </table:table-row>
        <table:table-row table:style-name="ro1">
          <table:table-cell office:value-type="float" office:value="158416874496" calcext:value-type="float">
            <text:p>158416874496</text:p>
          </table:table-cell>
          <table:table-cell office:value-type="float" office:value="6409606144" calcext:value-type="float">
            <text:p>6409606144</text:p>
          </table:table-cell>
          <table:table-cell office:value-type="float" office:value="152.01" calcext:value-type="float">
            <text:p>152.01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120808790528" calcext:value-type="float">
            <text:p>120808790528</text:p>
          </table:table-cell>
          <table:table-cell office:value-type="float" office:value="86875456000" calcext:value-type="float">
            <text:p>86875456000</text:p>
          </table:table-cell>
          <table:table-cell office:value-type="float" office:value="33.93" calcext:value-type="float">
            <text:p>33.93</text:p>
          </table:table-cell>
          <table:table-cell office:value-type="float" office:value="20.54" calcext:value-type="float">
            <text:p>20.54</text:p>
          </table:table-cell>
        </table:table-row>
        <table:table-row table:style-name="ro1">
          <table:table-cell office:value-type="float" office:value="130322354688" calcext:value-type="float">
            <text:p>130322354688</text:p>
          </table:table-cell>
          <table:table-cell office:value-type="float" office:value="49699086336" calcext:value-type="float">
            <text:p>49699086336</text:p>
          </table:table-cell>
          <table:table-cell office:value-type="float" office:value="80.62" calcext:value-type="float">
            <text:p>80.62</text:p>
          </table:table-cell>
          <table:table-cell office:value-type="float" office:value="22.09" calcext:value-type="float">
            <text:p>22.09</text:p>
          </table:table-cell>
        </table:table-row>
        <table:table-row table:style-name="ro1">
          <table:table-cell office:value-type="float" office:value="70816276480" calcext:value-type="float">
            <text:p>70816276480</text:p>
          </table:table-cell>
          <table:table-cell office:value-type="float" office:value="85461414912" calcext:value-type="float">
            <text:p>85461414912</text:p>
          </table:table-cell>
          <table:table-cell office:value-type="float" office:value="14.65" calcext:value-type="float">
            <text:p>14.65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112992008192" calcext:value-type="float">
            <text:p>112992008192</text:p>
          </table:table-cell>
          <table:table-cell office:value-type="float" office:value="41427643392" calcext:value-type="float">
            <text:p>41427643392</text:p>
          </table:table-cell>
          <table:table-cell office:value-type="float" office:value="71.56" calcext:value-type="float">
            <text:p>71.56</text:p>
          </table:table-cell>
          <table:table-cell office:value-type="float" office:value="18.88" calcext:value-type="float">
            <text:p>18.88</text:p>
          </table:table-cell>
        </table:table-row>
        <table:table-row table:style-name="ro1">
          <table:table-cell office:value-type="float" office:value="89770864128" calcext:value-type="float">
            <text:p>89770864128</text:p>
          </table:table-cell>
          <table:table-cell office:value-type="float" office:value="118486801920" calcext:value-type="float">
            <text:p>118486801920</text:p>
          </table:table-cell>
          <table:table-cell office:value-type="float" office:value="28.72" calcext:value-type="float">
            <text:p>28.72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19145857024" calcext:value-type="float">
            <text:p>19145857024</text:p>
          </table:table-cell>
          <table:table-cell office:value-type="float" office:value="119481561088" calcext:value-type="float">
            <text:p>119481561088</text:p>
          </table:table-cell>
          <table:table-cell office:value-type="float" office:value="100.34" calcext:value-type="float">
            <text:p>100.34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152639034368" calcext:value-type="float">
            <text:p>152639034368</text:p>
          </table:table-cell>
          <table:table-cell office:value-type="float" office:value="15515204096" calcext:value-type="float">
            <text:p>15515204096</text:p>
          </table:table-cell>
          <table:table-cell office:value-type="float" office:value="137.12" calcext:value-type="float">
            <text:p>137.12</text:p>
          </table:table-cell>
          <table:table-cell office:value-type="float" office:value="28.15" calcext:value-type="float">
            <text:p>28.15</text:p>
          </table:table-cell>
        </table:table-row>
        <table:table-row table:style-name="ro1">
          <table:table-cell office:value-type="float" office:value="97146282496" calcext:value-type="float">
            <text:p>97146282496</text:p>
          </table:table-cell>
          <table:table-cell office:value-type="float" office:value="116560498176" calcext:value-type="float">
            <text:p>116560498176</text:p>
          </table:table-cell>
          <table:table-cell office:value-type="float" office:value="19.41" calcext:value-type="float">
            <text:p>19.41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float" office:value="26651293184" calcext:value-type="float">
            <text:p>26651293184</text:p>
          </table:table-cell>
          <table:table-cell office:value-type="float" office:value="137490572288" calcext:value-type="float">
            <text:p>137490572288</text:p>
          </table:table-cell>
          <table:table-cell office:value-type="float" office:value="110.84" calcext:value-type="float">
            <text:p>110.84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float" office:value="9495408128" calcext:value-type="float">
            <text:p>9495408128</text:p>
          </table:table-cell>
          <table:table-cell office:value-type="float" office:value="36450006528" calcext:value-type="float">
            <text:p>36450006528</text:p>
          </table:table-cell>
          <table:table-cell office:value-type="float" office:value="26.95" calcext:value-type="float">
            <text:p>26.95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float" office:value="4687391232" calcext:value-type="float">
            <text:p>4687391232</text:p>
          </table:table-cell>
          <table:table-cell office:value-type="float" office:value="124193093120" calcext:value-type="float">
            <text:p>124193093120</text:p>
          </table:table-cell>
          <table:table-cell office:value-type="float" office:value="119.51" calcext:value-type="float">
            <text:p>119.51</text:p>
          </table:table-cell>
          <table:table-cell office:value-type="float" office:value="18.42" calcext:value-type="float">
            <text:p>18.42</text:p>
          </table:table-cell>
        </table:table-row>
        <table:table-row table:style-name="ro1">
          <table:table-cell office:value-type="float" office:value="38930171392" calcext:value-type="float">
            <text:p>38930171392</text:p>
          </table:table-cell>
          <table:table-cell office:value-type="float" office:value="48316349952" calcext:value-type="float">
            <text:p>48316349952</text:p>
          </table:table-cell>
          <table:table-cell office:value-type="float" office:value="9.39" calcext:value-type="float">
            <text:p>9.39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4479359488" calcext:value-type="float">
            <text:p>4479359488</text:p>
          </table:table-cell>
          <table:table-cell office:value-type="float" office:value="39435578880" calcext:value-type="float">
            <text:p>39435578880</text:p>
          </table:table-cell>
          <table:table-cell office:value-type="float" office:value="34.96" calcext:value-type="float">
            <text:p>34.96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float" office:value="89333396480" calcext:value-type="float">
            <text:p>89333396480</text:p>
          </table:table-cell>
          <table:table-cell office:value-type="float" office:value="93460161024" calcext:value-type="float">
            <text:p>93460161024</text:p>
          </table:table-cell>
          <table:table-cell office:value-type="float" office:value="4.13" calcext:value-type="float">
            <text:p>4.13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3190825984" calcext:value-type="float">
            <text:p>143190825984</text:p>
          </table:table-cell>
          <table:table-cell office:value-type="float" office:value="62608841216" calcext:value-type="float">
            <text:p>62608841216</text:p>
          </table:table-cell>
          <table:table-cell office:value-type="float" office:value="80.58" calcext:value-type="float">
            <text:p>80.58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float" office:value="154677221376" calcext:value-type="float">
            <text:p>154677221376</text:p>
          </table:table-cell>
          <table:table-cell office:value-type="float" office:value="2503045632" calcext:value-type="float">
            <text:p>2503045632</text:p>
          </table:table-cell>
          <table:table-cell office:value-type="float" office:value="152.17" calcext:value-type="float">
            <text:p>152.17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float" office:value="154357471232" calcext:value-type="float">
            <text:p>154357471232</text:p>
          </table:table-cell>
          <table:table-cell office:value-type="float" office:value="126979835904" calcext:value-type="float">
            <text:p>126979835904</text:p>
          </table:table-cell>
          <table:table-cell office:value-type="float" office:value="27.38" calcext:value-type="float">
            <text:p>27.38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 office:value-type="float" office:value="46070150144" calcext:value-type="float">
            <text:p>46070150144</text:p>
          </table:table-cell>
          <table:table-cell office:value-type="float" office:value="13915913728" calcext:value-type="float">
            <text:p>13915913728</text:p>
          </table:table-cell>
          <table:table-cell office:value-type="float" office:value="32.15" calcext:value-type="float">
            <text:p>32.15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131204603392" calcext:value-type="float">
            <text:p>131204603392</text:p>
          </table:table-cell>
          <table:table-cell office:value-type="float" office:value="31568232448" calcext:value-type="float">
            <text:p>31568232448</text:p>
          </table:table-cell>
          <table:table-cell office:value-type="float" office:value="99.64" calcext:value-type="float">
            <text:p>99.64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float" office:value="6783706112" calcext:value-type="float">
            <text:p>6783706112</text:p>
          </table:table-cell>
          <table:table-cell office:value-type="float" office:value="114902769664" calcext:value-type="float">
            <text:p>114902769664</text:p>
          </table:table-cell>
          <table:table-cell office:value-type="float" office:value="108.12" calcext:value-type="float">
            <text:p>108.12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float" office:value="36627934720" calcext:value-type="float">
            <text:p>36627934720</text:p>
          </table:table-cell>
          <table:table-cell office:value-type="float" office:value="8770306560" calcext:value-type="float">
            <text:p>8770306560</text:p>
          </table:table-cell>
          <table:table-cell office:value-type="float" office:value="27.86" calcext:value-type="float">
            <text:p>27.8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40264165376" calcext:value-type="float">
            <text:p>140264165376</text:p>
          </table:table-cell>
          <table:table-cell office:value-type="float" office:value="96677272576" calcext:value-type="float">
            <text:p>96677272576</text:p>
          </table:table-cell>
          <table:table-cell office:value-type="float" office:value="43.59" calcext:value-type="float">
            <text:p>43.59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1">
          <table:table-cell office:value-type="float" office:value="59584414720" calcext:value-type="float">
            <text:p>59584414720</text:p>
          </table:table-cell>
          <table:table-cell office:value-type="float" office:value="129259229696" calcext:value-type="float">
            <text:p>129259229696</text:p>
          </table:table-cell>
          <table:table-cell office:value-type="float" office:value="69.67" calcext:value-type="float">
            <text:p>69.67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float" office:value="11267434496" calcext:value-type="float">
            <text:p>11267434496</text:p>
          </table:table-cell>
          <table:table-cell office:value-type="float" office:value="89012192768" calcext:value-type="float">
            <text:p>89012192768</text:p>
          </table:table-cell>
          <table:table-cell office:value-type="float" office:value="77.74" calcext:value-type="float">
            <text:p>77.74</text:p>
          </table:table-cell>
          <table:table-cell office:value-type="float" office:value="23.68" calcext:value-type="float">
            <text:p>23.68</text:p>
          </table:table-cell>
        </table:table-row>
        <table:table-row table:style-name="ro1">
          <table:table-cell office:value-type="float" office:value="98897574912" calcext:value-type="float">
            <text:p>98897574912</text:p>
          </table:table-cell>
          <table:table-cell office:value-type="float" office:value="62782687232" calcext:value-type="float">
            <text:p>62782687232</text:p>
          </table:table-cell>
          <table:table-cell office:value-type="float" office:value="36.11" calcext:value-type="float">
            <text:p>36.11</text:p>
          </table:table-cell>
          <table:table-cell office:value-type="float" office:value="16.54" calcext:value-type="float">
            <text:p>16.54</text:p>
          </table:table-cell>
        </table:table-row>
        <table:table-row table:style-name="ro1">
          <table:table-cell office:value-type="float" office:value="64330304512" calcext:value-type="float">
            <text:p>64330304512</text:p>
          </table:table-cell>
          <table:table-cell office:value-type="float" office:value="126116653568" calcext:value-type="float">
            <text:p>126116653568</text:p>
          </table:table-cell>
          <table:table-cell office:value-type="float" office:value="61.79" calcext:value-type="float">
            <text:p>61.79</text:p>
          </table:table-cell>
          <table:table-cell office:value-type="float" office:value="22.51" calcext:value-type="float">
            <text:p>22.51</text:p>
          </table:table-cell>
        </table:table-row>
        <table:table-row table:style-name="ro1">
          <table:table-cell office:value-type="float" office:value="41152949760" calcext:value-type="float">
            <text:p>41152949760</text:p>
          </table:table-cell>
          <table:table-cell office:value-type="float" office:value="66696824832" calcext:value-type="float">
            <text:p>66696824832</text:p>
          </table:table-cell>
          <table:table-cell office:value-type="float" office:value="25.54" calcext:value-type="float">
            <text:p>25.54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51059962368" calcext:value-type="float">
            <text:p>51059962368</text:p>
          </table:table-cell>
          <table:table-cell office:value-type="float" office:value="102002656256" calcext:value-type="float">
            <text:p>102002656256</text:p>
          </table:table-cell>
          <table:table-cell office:value-type="float" office:value="50.94" calcext:value-type="float">
            <text:p>50.94</text:p>
          </table:table-cell>
          <table:table-cell office:value-type="float" office:value="20.63" calcext:value-type="float">
            <text:p>20.63</text:p>
          </table:table-cell>
        </table:table-row>
        <table:table-row table:style-name="ro1">
          <table:table-cell office:value-type="float" office:value="18166388736" calcext:value-type="float">
            <text:p>18166388736</text:p>
          </table:table-cell>
          <table:table-cell office:value-type="float" office:value="22951026688" calcext:value-type="float">
            <text:p>22951026688</text:p>
          </table:table-cell>
          <table:table-cell office:value-type="float" office:value="4.78" calcext:value-type="float">
            <text:p>4.78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6059738112" calcext:value-type="float">
            <text:p>6059738112</text:p>
          </table:table-cell>
          <table:table-cell office:value-type="float" office:value="121950791680" calcext:value-type="float">
            <text:p>121950791680</text:p>
          </table:table-cell>
          <table:table-cell office:value-type="float" office:value="115.89" calcext:value-type="float">
            <text:p>115.89</text:p>
          </table:table-cell>
          <table:table-cell office:value-type="float" office:value="19.45" calcext:value-type="float">
            <text:p>19.45</text:p>
          </table:table-cell>
        </table:table-row>
        <table:table-row table:style-name="ro1">
          <table:table-cell office:value-type="float" office:value="83622937088" calcext:value-type="float">
            <text:p>83622937088</text:p>
          </table:table-cell>
          <table:table-cell office:value-type="float" office:value="127996209152" calcext:value-type="float">
            <text:p>127996209152</text:p>
          </table:table-cell>
          <table:table-cell office:value-type="float" office:value="44.37" calcext:value-type="float">
            <text:p>44.37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147125244928" calcext:value-type="float">
            <text:p>147125244928</text:p>
          </table:table-cell>
          <table:table-cell office:value-type="float" office:value="25806351360" calcext:value-type="float">
            <text:p>25806351360</text:p>
          </table:table-cell>
          <table:table-cell office:value-type="float" office:value="121.32" calcext:value-type="float">
            <text:p>121.32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67138269184" calcext:value-type="float">
            <text:p>67138269184</text:p>
          </table:table-cell>
          <table:table-cell office:value-type="float" office:value="120933864448" calcext:value-type="float">
            <text:p>120933864448</text:p>
          </table:table-cell>
          <table:table-cell office:value-type="float" office:value="53.8" calcext:value-type="float">
            <text:p>53.8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76010861056" calcext:value-type="float">
            <text:p>76010861056</text:p>
          </table:table-cell>
          <table:table-cell office:value-type="float" office:value="105146072064" calcext:value-type="float">
            <text:p>105146072064</text:p>
          </table:table-cell>
          <table:table-cell office:value-type="float" office:value="29.14" calcext:value-type="float">
            <text:p>29.14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float" office:value="30123862528" calcext:value-type="float">
            <text:p>30123862528</text:p>
          </table:table-cell>
          <table:table-cell office:value-type="float" office:value="131779794432" calcext:value-type="float">
            <text:p>131779794432</text:p>
          </table:table-cell>
          <table:table-cell office:value-type="float" office:value="101.66" calcext:value-type="float">
            <text:p>101.66</text:p>
          </table:table-cell>
          <table:table-cell office:value-type="float" office:value="22.54" calcext:value-type="float">
            <text:p>22.54</text:p>
          </table:table-cell>
        </table:table-row>
        <table:table-row table:style-name="ro1">
          <table:table-cell office:value-type="float" office:value="125398192640" calcext:value-type="float">
            <text:p>125398192640</text:p>
          </table:table-cell>
          <table:table-cell office:value-type="float" office:value="34085830144" calcext:value-type="float">
            <text:p>34085830144</text:p>
          </table:table-cell>
          <table:table-cell office:value-type="float" office:value="91.31" calcext:value-type="float">
            <text:p>91.31</text:p>
          </table:table-cell>
          <table:table-cell office:value-type="float" office:value="22.13" calcext:value-type="float">
            <text:p>22.13</text:p>
          </table:table-cell>
        </table:table-row>
        <table:table-row table:style-name="ro1">
          <table:table-cell office:value-type="float" office:value="69868514304" calcext:value-type="float">
            <text:p>69868514304</text:p>
          </table:table-cell>
          <table:table-cell office:value-type="float" office:value="73496039936" calcext:value-type="float">
            <text:p>73496039936</text:p>
          </table:table-cell>
          <table:table-cell office:value-type="float" office:value="3.63" calcext:value-type="float">
            <text:p>3.63</text:p>
          </table:table-cell>
          <table:table-cell office:value-type="float" office:value="10.38" calcext:value-type="float">
            <text:p>10.38</text:p>
          </table:table-cell>
        </table:table-row>
        <table:table-row table:style-name="ro1">
          <table:table-cell office:value-type="float" office:value="33678034432" calcext:value-type="float">
            <text:p>33678034432</text:p>
          </table:table-cell>
          <table:table-cell office:value-type="float" office:value="85532558336" calcext:value-type="float">
            <text:p>85532558336</text:p>
          </table:table-cell>
          <table:table-cell office:value-type="float" office:value="51.85" calcext:value-type="float">
            <text:p>51.85</text:p>
          </table:table-cell>
          <table:table-cell office:value-type="float" office:value="18.58" calcext:value-type="float">
            <text:p>18.58</text:p>
          </table:table-cell>
        </table:table-row>
        <table:table-row table:style-name="ro1">
          <table:table-cell office:value-type="float" office:value="14443047424" calcext:value-type="float">
            <text:p>14443047424</text:p>
          </table:table-cell>
          <table:table-cell office:value-type="float" office:value="137816071168" calcext:value-type="float">
            <text:p>137816071168</text:p>
          </table:table-cell>
          <table:table-cell office:value-type="float" office:value="123.37" calcext:value-type="float">
            <text:p>123.37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1">
          <table:table-cell office:value-type="float" office:value="61030839808" calcext:value-type="float">
            <text:p>61030839808</text:p>
          </table:table-cell>
          <table:table-cell office:value-type="float" office:value="140331226624" calcext:value-type="float">
            <text:p>140331226624</text:p>
          </table:table-cell>
          <table:table-cell office:value-type="float" office:value="79.3" calcext:value-type="float">
            <text:p>79.3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float" office:value="123741565440" calcext:value-type="float">
            <text:p>123741565440</text:p>
          </table:table-cell>
          <table:table-cell office:value-type="float" office:value="25341636608" calcext:value-type="float">
            <text:p>25341636608</text:p>
          </table:table-cell>
          <table:table-cell office:value-type="float" office:value="98.4" calcext:value-type="float">
            <text:p>98.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8411763200" calcext:value-type="float">
            <text:p>18411763200</text:p>
          </table:table-cell>
          <table:table-cell office:value-type="float" office:value="141859714560" calcext:value-type="float">
            <text:p>141859714560</text:p>
          </table:table-cell>
          <table:table-cell office:value-type="float" office:value="123.45" calcext:value-type="float">
            <text:p>123.45</text:p>
          </table:table-cell>
          <table:table-cell office:value-type="float" office:value="28.02" calcext:value-type="float">
            <text:p>28.02</text:p>
          </table:table-cell>
        </table:table-row>
        <table:table-row table:style-name="ro1">
          <table:table-cell office:value-type="float" office:value="132466290688" calcext:value-type="float">
            <text:p>132466290688</text:p>
          </table:table-cell>
          <table:table-cell office:value-type="float" office:value="119899826688" calcext:value-type="float">
            <text:p>119899826688</text:p>
          </table:table-cell>
          <table:table-cell office:value-type="float" office:value="12.57" calcext:value-type="float">
            <text:p>12.57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float" office:value="117048181248" calcext:value-type="float">
            <text:p>117048181248</text:p>
          </table:table-cell>
          <table:table-cell office:value-type="float" office:value="100463206912" calcext:value-type="float">
            <text:p>100463206912</text:p>
          </table:table-cell>
          <table:table-cell office:value-type="float" office:value="16.58" calcext:value-type="float">
            <text:p>16.58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2823697408" calcext:value-type="float">
            <text:p>2823697408</text:p>
          </table:table-cell>
          <table:table-cell office:value-type="float" office:value="159507981312" calcext:value-type="float">
            <text:p>159507981312</text:p>
          </table:table-cell>
          <table:table-cell office:value-type="float" office:value="156.68" calcext:value-type="float">
            <text:p>156.68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91890498560" calcext:value-type="float">
            <text:p>91890498560</text:p>
          </table:table-cell>
          <table:table-cell office:value-type="float" office:value="14384519168" calcext:value-type="float">
            <text:p>14384519168</text:p>
          </table:table-cell>
          <table:table-cell office:value-type="float" office:value="77.51" calcext:value-type="float">
            <text:p>77.51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10330274816" calcext:value-type="float">
            <text:p>110330274816</text:p>
          </table:table-cell>
          <table:table-cell office:value-type="float" office:value="101633965056" calcext:value-type="float">
            <text:p>101633965056</text:p>
          </table:table-cell>
          <table:table-cell office:value-type="float" office:value="8.7" calcext:value-type="float">
            <text:p>8.7</text:p>
          </table:table-cell>
          <table:table-cell office:value-type="float" office:value="14.14" calcext:value-type="float">
            <text:p>14.14</text:p>
          </table:table-cell>
        </table:table-row>
        <table:table-row table:style-name="ro1">
          <table:table-cell office:value-type="float" office:value="150836448256" calcext:value-type="float">
            <text:p>150836448256</text:p>
          </table:table-cell>
          <table:table-cell office:value-type="float" office:value="119337922560" calcext:value-type="float">
            <text:p>119337922560</text:p>
          </table:table-cell>
          <table:table-cell office:value-type="float" office:value="31.5" calcext:value-type="float">
            <text:p>31.5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97250657280" calcext:value-type="float">
            <text:p>97250657280</text:p>
          </table:table-cell>
          <table:table-cell office:value-type="float" office:value="139143978496" calcext:value-type="float">
            <text:p>139143978496</text:p>
          </table:table-cell>
          <table:table-cell office:value-type="float" office:value="41.89" calcext:value-type="float">
            <text:p>41.89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 office:value-type="float" office:value="7397491712" calcext:value-type="float">
            <text:p>7397491712</text:p>
          </table:table-cell>
          <table:table-cell office:value-type="float" office:value="73003915264" calcext:value-type="float">
            <text:p>73003915264</text:p>
          </table:table-cell>
          <table:table-cell office:value-type="float" office:value="65.61" calcext:value-type="float">
            <text:p>65.61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27884565504" calcext:value-type="float">
            <text:p>27884565504</text:p>
          </table:table-cell>
          <table:table-cell office:value-type="float" office:value="145238348288" calcext:value-type="float">
            <text:p>145238348288</text:p>
          </table:table-cell>
          <table:table-cell office:value-type="float" office:value="117.35" calcext:value-type="float">
            <text:p>117.35</text:p>
          </table:table-cell>
          <table:table-cell office:value-type="float" office:value="28.76" calcext:value-type="float">
            <text:p>28.76</text:p>
          </table:table-cell>
        </table:table-row>
        <table:table-row table:style-name="ro1">
          <table:table-cell office:value-type="float" office:value="62459771392" calcext:value-type="float">
            <text:p>62459771392</text:p>
          </table:table-cell>
          <table:table-cell office:value-type="float" office:value="118583376896" calcext:value-type="float">
            <text:p>118583376896</text:p>
          </table:table-cell>
          <table:table-cell office:value-type="float" office:value="56.12" calcext:value-type="float">
            <text:p>56.1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1655392768" calcext:value-type="float">
            <text:p>21655392768</text:p>
          </table:table-cell>
          <table:table-cell office:value-type="float" office:value="54071332352" calcext:value-type="float">
            <text:p>54071332352</text:p>
          </table:table-cell>
          <table:table-cell office:value-type="float" office:value="32.42" calcext:value-type="float">
            <text:p>32.42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42161762816" calcext:value-type="float">
            <text:p>42161762816</text:p>
          </table:table-cell>
          <table:table-cell office:value-type="float" office:value="157200001024" calcext:value-type="float">
            <text:p>157200001024</text:p>
          </table:table-cell>
          <table:table-cell office:value-type="float" office:value="115.04" calcext:value-type="float">
            <text:p>115.04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float" office:value="82558114304" calcext:value-type="float">
            <text:p>82558114304</text:p>
          </table:table-cell>
          <table:table-cell office:value-type="float" office:value="123831128064" calcext:value-type="float">
            <text:p>123831128064</text:p>
          </table:table-cell>
          <table:table-cell office:value-type="float" office:value="41.27" calcext:value-type="float">
            <text:p>41.27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32399411712" calcext:value-type="float">
            <text:p>32399411712</text:p>
          </table:table-cell>
          <table:table-cell office:value-type="float" office:value="138826750464" calcext:value-type="float">
            <text:p>138826750464</text:p>
          </table:table-cell>
          <table:table-cell office:value-type="float" office:value="106.43" calcext:value-type="float">
            <text:p>106.43</text:p>
          </table:table-cell>
          <table:table-cell office:value-type="float" office:value="19.11" calcext:value-type="float">
            <text:p>19.11</text:p>
          </table:table-cell>
        </table:table-row>
        <table:table-row table:style-name="ro1">
          <table:table-cell office:value-type="float" office:value="155683429376" calcext:value-type="float">
            <text:p>155683429376</text:p>
          </table:table-cell>
          <table:table-cell office:value-type="float" office:value="21949807104" calcext:value-type="float">
            <text:p>21949807104</text:p>
          </table:table-cell>
          <table:table-cell office:value-type="float" office:value="133.73" calcext:value-type="float">
            <text:p>133.73</text:p>
          </table:table-cell>
          <table:table-cell office:value-type="float" office:value="21.28" calcext:value-type="float">
            <text:p>21.28</text:p>
          </table:table-cell>
        </table:table-row>
        <table:table-row table:style-name="ro1">
          <table:table-cell office:value-type="float" office:value="6945458688" calcext:value-type="float">
            <text:p>6945458688</text:p>
          </table:table-cell>
          <table:table-cell office:value-type="float" office:value="146980830720" calcext:value-type="float">
            <text:p>146980830720</text:p>
          </table:table-cell>
          <table:table-cell office:value-type="float" office:value="140.04" calcext:value-type="float">
            <text:p>140.04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float" office:value="34134663680" calcext:value-type="float">
            <text:p>34134663680</text:p>
          </table:table-cell>
          <table:table-cell office:value-type="float" office:value="153090576384" calcext:value-type="float">
            <text:p>153090576384</text:p>
          </table:table-cell>
          <table:table-cell office:value-type="float" office:value="118.96" calcext:value-type="float">
            <text:p>118.96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float" office:value="48977363968" calcext:value-type="float">
            <text:p>48977363968</text:p>
          </table:table-cell>
          <table:table-cell office:value-type="float" office:value="65308030464" calcext:value-type="float">
            <text:p>65308030464</text:p>
          </table:table-cell>
          <table:table-cell office:value-type="float" office:value="16.33" calcext:value-type="float">
            <text:p>16.33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147495266816" calcext:value-type="float">
            <text:p>147495266816</text:p>
          </table:table-cell>
          <table:table-cell office:value-type="float" office:value="3740390400" calcext:value-type="float">
            <text:p>3740390400</text:p>
          </table:table-cell>
          <table:table-cell office:value-type="float" office:value="143.75" calcext:value-type="float">
            <text:p>143.75</text:p>
          </table:table-cell>
          <table:table-cell office:value-type="float" office:value="21.13" calcext:value-type="float">
            <text:p>21.13</text:p>
          </table:table-cell>
        </table:table-row>
        <table:table-row table:style-name="ro1">
          <table:table-cell office:value-type="float" office:value="144094074880" calcext:value-type="float">
            <text:p>144094074880</text:p>
          </table:table-cell>
          <table:table-cell office:value-type="float" office:value="8385323520" calcext:value-type="float">
            <text:p>8385323520</text:p>
          </table:table-cell>
          <table:table-cell office:value-type="float" office:value="135.71" calcext:value-type="float">
            <text:p>135.71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float" office:value="9151969792" calcext:value-type="float">
            <text:p>9151969792</text:p>
          </table:table-cell>
          <table:table-cell office:value-type="float" office:value="19082040320" calcext:value-type="float">
            <text:p>19082040320</text:p>
          </table:table-cell>
          <table:table-cell office:value-type="float" office:value="9.93" calcext:value-type="float">
            <text:p>9.93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38237360128" calcext:value-type="float">
            <text:p>38237360128</text:p>
          </table:table-cell>
          <table:table-cell office:value-type="float" office:value="133501509120" calcext:value-type="float">
            <text:p>133501509120</text:p>
          </table:table-cell>
          <table:table-cell office:value-type="float" office:value="95.26" calcext:value-type="float">
            <text:p>95.26</text:p>
          </table:table-cell>
          <table:table-cell office:value-type="float" office:value="16.49" calcext:value-type="float">
            <text:p>16.49</text:p>
          </table:table-cell>
        </table:table-row>
        <table:table-row table:style-name="ro1">
          <table:table-cell office:value-type="float" office:value="66991512576" calcext:value-type="float">
            <text:p>66991512576</text:p>
          </table:table-cell>
          <table:table-cell office:value-type="float" office:value="7669275648" calcext:value-type="float">
            <text:p>7669275648</text:p>
          </table:table-cell>
          <table:table-cell office:value-type="float" office:value="59.32" calcext:value-type="float">
            <text:p>59.32</text:p>
          </table:table-cell>
          <table:table-cell office:value-type="float" office:value="16.73" calcext:value-type="float">
            <text:p>16.73</text:p>
          </table:table-cell>
        </table:table-row>
        <table:table-row table:style-name="ro1">
          <table:table-cell office:value-type="float" office:value="21494779904" calcext:value-type="float">
            <text:p>21494779904</text:p>
          </table:table-cell>
          <table:table-cell office:value-type="float" office:value="134093259776" calcext:value-type="float">
            <text:p>134093259776</text:p>
          </table:table-cell>
          <table:table-cell office:value-type="float" office:value="112.6" calcext:value-type="float">
            <text:p>112.6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1">
          <table:table-cell office:value-type="float" office:value="102170935808" calcext:value-type="float">
            <text:p>102170935808</text:p>
          </table:table-cell>
          <table:table-cell office:value-type="float" office:value="137007351296" calcext:value-type="float">
            <text:p>137007351296</text:p>
          </table:table-cell>
          <table:table-cell office:value-type="float" office:value="34.84" calcext:value-type="float">
            <text:p>34.84</text:p>
          </table:table-cell>
          <table:table-cell office:value-type="float" office:value="22.66" calcext:value-type="float">
            <text:p>22.66</text:p>
          </table:table-cell>
        </table:table-row>
        <table:table-row table:style-name="ro1">
          <table:table-cell office:value-type="float" office:value="139717877760" calcext:value-type="float">
            <text:p>139717877760</text:p>
          </table:table-cell>
          <table:table-cell office:value-type="float" office:value="12412093440" calcext:value-type="float">
            <text:p>12412093440</text:p>
          </table:table-cell>
          <table:table-cell office:value-type="float" office:value="127.31" calcext:value-type="float">
            <text:p>127.31</text:p>
          </table:table-cell>
          <table:table-cell office:value-type="float" office:value="29.15" calcext:value-type="float">
            <text:p>29.15</text:p>
          </table:table-cell>
        </table:table-row>
        <table:table-row table:style-name="ro1">
          <table:table-cell office:value-type="float" office:value="59119792640" calcext:value-type="float">
            <text:p>59119792640</text:p>
          </table:table-cell>
          <table:table-cell office:value-type="float" office:value="139786252288" calcext:value-type="float">
            <text:p>139786252288</text:p>
          </table:table-cell>
          <table:table-cell office:value-type="float" office:value="80.67" calcext:value-type="float">
            <text:p>80.67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145687517696" calcext:value-type="float">
            <text:p>145687517696</text:p>
          </table:table-cell>
          <table:table-cell office:value-type="float" office:value="158470061568" calcext:value-type="float">
            <text:p>158470061568</text:p>
          </table:table-cell>
          <table:table-cell office:value-type="float" office:value="12.78" calcext:value-type="float">
            <text:p>12.78</text:p>
          </table:table-cell>
          <table:table-cell office:value-type="float" office:value="19.81" calcext:value-type="float">
            <text:p>19.81</text:p>
          </table:table-cell>
        </table:table-row>
        <table:table-row table:style-name="ro1">
          <table:table-cell office:value-type="float" office:value="12747803648" calcext:value-type="float">
            <text:p>12747803648</text:p>
          </table:table-cell>
          <table:table-cell office:value-type="float" office:value="78488399360" calcext:value-type="float">
            <text:p>78488399360</text:p>
          </table:table-cell>
          <table:table-cell office:value-type="float" office:value="65.74" calcext:value-type="float">
            <text:p>65.74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1">
          <table:table-cell office:value-type="float" office:value="147673227776" calcext:value-type="float">
            <text:p>147673227776</text:p>
          </table:table-cell>
          <table:table-cell office:value-type="float" office:value="12661960704" calcext:value-type="float">
            <text:p>12661960704</text:p>
          </table:table-cell>
          <table:table-cell office:value-type="float" office:value="135.01" calcext:value-type="float">
            <text:p>135.01</text:p>
          </table:table-cell>
          <table:table-cell office:value-type="float" office:value="29.02" calcext:value-type="float">
            <text:p>29.02</text:p>
          </table:table-cell>
        </table:table-row>
        <table:table-row table:style-name="ro1">
          <table:table-cell office:value-type="float" office:value="129845094912" calcext:value-type="float">
            <text:p>129845094912</text:p>
          </table:table-cell>
          <table:table-cell office:value-type="float" office:value="14144966144" calcext:value-type="float">
            <text:p>14144966144</text:p>
          </table:table-cell>
          <table:table-cell office:value-type="float" office:value="115.7" calcext:value-type="float">
            <text:p>115.7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float" office:value="14911881728" calcext:value-type="float">
            <text:p>14911881728</text:p>
          </table:table-cell>
          <table:table-cell office:value-type="float" office:value="102923395584" calcext:value-type="float">
            <text:p>102923395584</text:p>
          </table:table-cell>
          <table:table-cell office:value-type="float" office:value="88.01" calcext:value-type="float">
            <text:p>88.01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float" office:value="3658315776" calcext:value-type="float">
            <text:p>3658315776</text:p>
          </table:table-cell>
          <table:table-cell office:value-type="float" office:value="147386126336" calcext:value-type="float">
            <text:p>147386126336</text:p>
          </table:table-cell>
          <table:table-cell office:value-type="float" office:value="143.73" calcext:value-type="float">
            <text:p>143.73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8656638976" calcext:value-type="float">
            <text:p>8656638976</text:p>
          </table:table-cell>
          <table:table-cell office:value-type="float" office:value="79611901952" calcext:value-type="float">
            <text:p>79611901952</text:p>
          </table:table-cell>
          <table:table-cell office:value-type="float" office:value="70.96" calcext:value-type="float">
            <text:p>70.96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float" office:value="144608860672" calcext:value-type="float">
            <text:p>144608860672</text:p>
          </table:table-cell>
          <table:table-cell office:value-type="float" office:value="45421502464" calcext:value-type="float">
            <text:p>45421502464</text:p>
          </table:table-cell>
          <table:table-cell office:value-type="float" office:value="99.19" calcext:value-type="float">
            <text:p>99.19</text:p>
          </table:table-cell>
          <table:table-cell office:value-type="float" office:value="17.64" calcext:value-type="float">
            <text:p>17.64</text:p>
          </table:table-cell>
        </table:table-row>
        <table:table-row table:style-name="ro1">
          <table:table-cell office:value-type="float" office:value="47489707008" calcext:value-type="float">
            <text:p>47489707008</text:p>
          </table:table-cell>
          <table:table-cell office:value-type="float" office:value="119610443264" calcext:value-type="float">
            <text:p>119610443264</text:p>
          </table:table-cell>
          <table:table-cell office:value-type="float" office:value="72.12" calcext:value-type="float">
            <text:p>72.12</text:p>
          </table:table-cell>
          <table:table-cell office:value-type="float" office:value="23.86" calcext:value-type="float">
            <text:p>23.86</text:p>
          </table:table-cell>
        </table:table-row>
        <table:table-row table:style-name="ro1">
          <table:table-cell office:value-type="float" office:value="17447175680" calcext:value-type="float">
            <text:p>17447175680</text:p>
          </table:table-cell>
          <table:table-cell office:value-type="float" office:value="129928139264" calcext:value-type="float">
            <text:p>129928139264</text:p>
          </table:table-cell>
          <table:table-cell office:value-type="float" office:value="112.48" calcext:value-type="float">
            <text:p>112.48</text:p>
          </table:table-cell>
          <table:table-cell office:value-type="float" office:value="17.24" calcext:value-type="float">
            <text:p>17.24</text:p>
          </table:table-cell>
        </table:table-row>
        <table:table-row table:style-name="ro1">
          <table:table-cell office:value-type="float" office:value="10559648256" calcext:value-type="float">
            <text:p>10559648256</text:p>
          </table:table-cell>
          <table:table-cell office:value-type="float" office:value="116584556032" calcext:value-type="float">
            <text:p>116584556032</text:p>
          </table:table-cell>
          <table:table-cell office:value-type="float" office:value="106.02" calcext:value-type="float">
            <text:p>106.02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float" office:value="76968826368" calcext:value-type="float">
            <text:p>76968826368</text:p>
          </table:table-cell>
          <table:table-cell office:value-type="float" office:value="158946439680" calcext:value-type="float">
            <text:p>158946439680</text:p>
          </table:table-cell>
          <table:table-cell office:value-type="float" office:value="81.98" calcext:value-type="float">
            <text:p>81.98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24709809152" calcext:value-type="float">
            <text:p>24709809152</text:p>
          </table:table-cell>
          <table:table-cell office:value-type="float" office:value="66046577152" calcext:value-type="float">
            <text:p>66046577152</text:p>
          </table:table-cell>
          <table:table-cell office:value-type="float" office:value="41.34" calcext:value-type="float">
            <text:p>41.34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50377690112" calcext:value-type="float">
            <text:p>50377690112</text:p>
          </table:table-cell>
          <table:table-cell office:value-type="float" office:value="143183020032" calcext:value-type="float">
            <text:p>143183020032</text:p>
          </table:table-cell>
          <table:table-cell office:value-type="float" office:value="92.81" calcext:value-type="float">
            <text:p>92.81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36084141568" calcext:value-type="float">
            <text:p>136084141568</text:p>
          </table:table-cell>
          <table:table-cell office:value-type="float" office:value="1982666752" calcext:value-type="float">
            <text:p>1982666752</text:p>
          </table:table-cell>
          <table:table-cell office:value-type="float" office:value="134.1" calcext:value-type="float">
            <text:p>134.1</text:p>
          </table:table-cell>
          <table:table-cell office:value-type="float" office:value="30.62" calcext:value-type="float">
            <text:p>30.62</text:p>
          </table:table-cell>
        </table:table-row>
        <table:table-row table:style-name="ro1">
          <table:table-cell office:value-type="float" office:value="153680788992" calcext:value-type="float">
            <text:p>153680788992</text:p>
          </table:table-cell>
          <table:table-cell office:value-type="float" office:value="134115648000" calcext:value-type="float">
            <text:p>134115648000</text:p>
          </table:table-cell>
          <table:table-cell office:value-type="float" office:value="19.57" calcext:value-type="float">
            <text:p>19.57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float" office:value="138429282304" calcext:value-type="float">
            <text:p>138429282304</text:p>
          </table:table-cell>
          <table:table-cell office:value-type="float" office:value="2374866944" calcext:value-type="float">
            <text:p>2374866944</text:p>
          </table:table-cell>
          <table:table-cell office:value-type="float" office:value="136.05" calcext:value-type="float">
            <text:p>136.05</text:p>
          </table:table-cell>
          <table:table-cell office:value-type="float" office:value="28.26" calcext:value-type="float">
            <text:p>28.26</text:p>
          </table:table-cell>
        </table:table-row>
        <table:table-row table:style-name="ro1">
          <table:table-cell office:value-type="float" office:value="21879510016" calcext:value-type="float">
            <text:p>21879510016</text:p>
          </table:table-cell>
          <table:table-cell office:value-type="float" office:value="54750661120" calcext:value-type="float">
            <text:p>54750661120</text:p>
          </table:table-cell>
          <table:table-cell office:value-type="float" office:value="32.87" calcext:value-type="float">
            <text:p>32.87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office:value-type="float" office:value="151001999360" calcext:value-type="float">
            <text:p>151001999360</text:p>
          </table:table-cell>
          <table:table-cell office:value-type="float" office:value="22614683136" calcext:value-type="float">
            <text:p>22614683136</text:p>
          </table:table-cell>
          <table:table-cell office:value-type="float" office:value="128.39" calcext:value-type="float">
            <text:p>128.39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float" office:value="63189429760" calcext:value-type="float">
            <text:p>63189429760</text:p>
          </table:table-cell>
          <table:table-cell office:value-type="float" office:value="127245866496" calcext:value-type="float">
            <text:p>127245866496</text:p>
          </table:table-cell>
          <table:table-cell office:value-type="float" office:value="64.06" calcext:value-type="float">
            <text:p>64.06</text:p>
          </table:table-cell>
          <table:table-cell office:value-type="float" office:value="20.11" calcext:value-type="float">
            <text:p>20.11</text:p>
          </table:table-cell>
        </table:table-row>
        <table:table-row table:style-name="ro1">
          <table:table-cell office:value-type="float" office:value="131945890304" calcext:value-type="float">
            <text:p>131945890304</text:p>
          </table:table-cell>
          <table:table-cell office:value-type="float" office:value="87709639168" calcext:value-type="float">
            <text:p>87709639168</text:p>
          </table:table-cell>
          <table:table-cell office:value-type="float" office:value="44.24" calcext:value-type="float">
            <text:p>44.24</text:p>
          </table:table-cell>
          <table:table-cell office:value-type="float" office:value="20.47" calcext:value-type="float">
            <text:p>20.47</text:p>
          </table:table-cell>
        </table:table-row>
        <table:table-row table:style-name="ro1">
          <table:table-cell office:value-type="float" office:value="111052104704" calcext:value-type="float">
            <text:p>111052104704</text:p>
          </table:table-cell>
          <table:table-cell office:value-type="float" office:value="73908577792" calcext:value-type="float">
            <text:p>73908577792</text:p>
          </table:table-cell>
          <table:table-cell office:value-type="float" office:value="37.14" calcext:value-type="float">
            <text:p>37.14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float" office:value="143481399296" calcext:value-type="float">
            <text:p>143481399296</text:p>
          </table:table-cell>
          <table:table-cell office:value-type="float" office:value="9936647680" calcext:value-type="float">
            <text:p>9936647680</text:p>
          </table:table-cell>
          <table:table-cell office:value-type="float" office:value="133.54" calcext:value-type="float">
            <text:p>133.54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141939398144" calcext:value-type="float">
            <text:p>141939398144</text:p>
          </table:table-cell>
          <table:table-cell office:value-type="float" office:value="46191559168" calcext:value-type="float">
            <text:p>46191559168</text:p>
          </table:table-cell>
          <table:table-cell office:value-type="float" office:value="95.75" calcext:value-type="float">
            <text:p>95.75</text:p>
          </table:table-cell>
          <table:table-cell office:value-type="float" office:value="18.54" calcext:value-type="float">
            <text:p>18.54</text:p>
          </table:table-cell>
        </table:table-row>
        <table:table-row table:style-name="ro1">
          <table:table-cell office:value-type="float" office:value="112708104192" calcext:value-type="float">
            <text:p>112708104192</text:p>
          </table:table-cell>
          <table:table-cell office:value-type="float" office:value="9976336384" calcext:value-type="float">
            <text:p>9976336384</text:p>
          </table:table-cell>
          <table:table-cell office:value-type="float" office:value="102.73" calcext:value-type="float">
            <text:p>102.73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49657841152" calcext:value-type="float">
            <text:p>149657841152</text:p>
          </table:table-cell>
          <table:table-cell office:value-type="float" office:value="94197197824" calcext:value-type="float">
            <text:p>94197197824</text:p>
          </table:table-cell>
          <table:table-cell office:value-type="float" office:value="55.46" calcext:value-type="float">
            <text:p>55.46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34342855680" calcext:value-type="float">
            <text:p>34342855680</text:p>
          </table:table-cell>
          <table:table-cell office:value-type="float" office:value="97848006144" calcext:value-type="float">
            <text:p>97848006144</text:p>
          </table:table-cell>
          <table:table-cell office:value-type="float" office:value="63.51" calcext:value-type="float">
            <text:p>63.51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152883379712" calcext:value-type="float">
            <text:p>152883379712</text:p>
          </table:table-cell>
          <table:table-cell office:value-type="float" office:value="14067870208" calcext:value-type="float">
            <text:p>14067870208</text:p>
          </table:table-cell>
          <table:table-cell office:value-type="float" office:value="138.82" calcext:value-type="float">
            <text:p>138.82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float" office:value="125762039296" calcext:value-type="float">
            <text:p>125762039296</text:p>
          </table:table-cell>
          <table:table-cell office:value-type="float" office:value="5858493952" calcext:value-type="float">
            <text:p>5858493952</text:p>
          </table:table-cell>
          <table:table-cell office:value-type="float" office:value="119.9" calcext:value-type="float">
            <text:p>119.9</text:p>
          </table:table-cell>
          <table:table-cell office:value-type="float" office:value="18.78" calcext:value-type="float">
            <text:p>18.78</text:p>
          </table:table-cell>
        </table:table-row>
        <table:table-row table:style-name="ro1">
          <table:table-cell office:value-type="float" office:value="159878841856" calcext:value-type="float">
            <text:p>159878841856</text:p>
          </table:table-cell>
          <table:table-cell office:value-type="float" office:value="7156647424" calcext:value-type="float">
            <text:p>7156647424</text:p>
          </table:table-cell>
          <table:table-cell office:value-type="float" office:value="152.72" calcext:value-type="float">
            <text:p>152.72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 office:value-type="float" office:value="105638689792" calcext:value-type="float">
            <text:p>105638689792</text:p>
          </table:table-cell>
          <table:table-cell office:value-type="float" office:value="90824681984" calcext:value-type="float">
            <text:p>90824681984</text:p>
          </table:table-cell>
          <table:table-cell office:value-type="float" office:value="14.81" calcext:value-type="float">
            <text:p>14.81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2808222720" calcext:value-type="float">
            <text:p>2808222720</text:p>
          </table:table-cell>
          <table:table-cell office:value-type="float" office:value="159208189440" calcext:value-type="float">
            <text:p>159208189440</text:p>
          </table:table-cell>
          <table:table-cell office:value-type="float" office:value="156.4" calcext:value-type="float">
            <text:p>156.4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float" office:value="151323620352" calcext:value-type="float">
            <text:p>151323620352</text:p>
          </table:table-cell>
          <table:table-cell office:value-type="float" office:value="95285250560" calcext:value-type="float">
            <text:p>95285250560</text:p>
          </table:table-cell>
          <table:table-cell office:value-type="float" office:value="56.04" calcext:value-type="float">
            <text:p>56.04</text:p>
          </table:table-cell>
          <table:table-cell office:value-type="float" office:value="20.26" calcext:value-type="float">
            <text:p>20.26</text:p>
          </table:table-cell>
        </table:table-row>
        <table:table-row table:style-name="ro1">
          <table:table-cell office:value-type="float" office:value="16151491584" calcext:value-type="float">
            <text:p>16151491584</text:p>
          </table:table-cell>
          <table:table-cell office:value-type="float" office:value="149864068096" calcext:value-type="float">
            <text:p>149864068096</text:p>
          </table:table-cell>
          <table:table-cell office:value-type="float" office:value="133.71" calcext:value-type="float">
            <text:p>133.71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135337769472" calcext:value-type="float">
            <text:p>135337769472</text:p>
          </table:table-cell>
          <table:table-cell office:value-type="float" office:value="98479614976" calcext:value-type="float">
            <text:p>98479614976</text:p>
          </table:table-cell>
          <table:table-cell office:value-type="float" office:value="36.86" calcext:value-type="float">
            <text:p>36.86</text:p>
          </table:table-cell>
          <table:table-cell office:value-type="float" office:value="17.83" calcext:value-type="float">
            <text:p>17.83</text:p>
          </table:table-cell>
        </table:table-row>
        <table:table-row table:style-name="ro1">
          <table:table-cell office:value-type="float" office:value="144250753536" calcext:value-type="float">
            <text:p>144250753536</text:p>
          </table:table-cell>
          <table:table-cell office:value-type="float" office:value="56548770304" calcext:value-type="float">
            <text:p>56548770304</text:p>
          </table:table-cell>
          <table:table-cell office:value-type="float" office:value="87.7" calcext:value-type="float">
            <text:p>87.7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108785406464" calcext:value-type="float">
            <text:p>108785406464</text:p>
          </table:table-cell>
          <table:table-cell office:value-type="float" office:value="38249350144" calcext:value-type="float">
            <text:p>38249350144</text:p>
          </table:table-cell>
          <table:table-cell office:value-type="float" office:value="70.54" calcext:value-type="float">
            <text:p>70.54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133563703296" calcext:value-type="float">
            <text:p>133563703296</text:p>
          </table:table-cell>
          <table:table-cell office:value-type="float" office:value="12573279232" calcext:value-type="float">
            <text:p>12573279232</text:p>
          </table:table-cell>
          <table:table-cell office:value-type="float" office:value="120.99" calcext:value-type="float">
            <text:p>120.99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18469667840" calcext:value-type="float">
            <text:p>18469667840</text:p>
          </table:table-cell>
          <table:table-cell office:value-type="float" office:value="155743456256" calcext:value-type="float">
            <text:p>155743456256</text:p>
          </table:table-cell>
          <table:table-cell office:value-type="float" office:value="137.27" calcext:value-type="float">
            <text:p>137.27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34958819840" calcext:value-type="float">
            <text:p>34958819840</text:p>
          </table:table-cell>
          <table:table-cell office:value-type="float" office:value="159421446656" calcext:value-type="float">
            <text:p>159421446656</text:p>
          </table:table-cell>
          <table:table-cell office:value-type="float" office:value="124.46" calcext:value-type="float">
            <text:p>124.46</text:p>
          </table:table-cell>
          <table:table-cell office:value-type="float" office:value="28.87" calcext:value-type="float">
            <text:p>28.87</text:p>
          </table:table-cell>
        </table:table-row>
        <table:table-row table:style-name="ro1">
          <table:table-cell office:value-type="float" office:value="110584357376" calcext:value-type="float">
            <text:p>110584357376</text:p>
          </table:table-cell>
          <table:table-cell office:value-type="float" office:value="37703233536" calcext:value-type="float">
            <text:p>37703233536</text:p>
          </table:table-cell>
          <table:table-cell office:value-type="float" office:value="72.88" calcext:value-type="float">
            <text:p>72.88</text:p>
          </table:table-cell>
          <table:table-cell office:value-type="float" office:value="23.23" calcext:value-type="float">
            <text:p>23.23</text:p>
          </table:table-cell>
        </table:table-row>
        <table:table-row table:style-name="ro1">
          <table:table-cell office:value-type="float" office:value="152254830592" calcext:value-type="float">
            <text:p>152254830592</text:p>
          </table:table-cell>
          <table:table-cell office:value-type="float" office:value="122555192832" calcext:value-type="float">
            <text:p>122555192832</text:p>
          </table:table-cell>
          <table:table-cell office:value-type="float" office:value="29.7" calcext:value-type="float">
            <text:p>29.7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10507261952" calcext:value-type="float">
            <text:p>10507261952</text:p>
          </table:table-cell>
          <table:table-cell office:value-type="float" office:value="23389484032" calcext:value-type="float">
            <text:p>23389484032</text:p>
          </table:table-cell>
          <table:table-cell office:value-type="float" office:value="12.88" calcext:value-type="float">
            <text:p>12.88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1">
          <table:table-cell office:value-type="float" office:value="115516913664" calcext:value-type="float">
            <text:p>115516913664</text:p>
          </table:table-cell>
          <table:table-cell office:value-type="float" office:value="781375488" calcext:value-type="float">
            <text:p>781375488</text:p>
          </table:table-cell>
          <table:table-cell office:value-type="float" office:value="114.74" calcext:value-type="float">
            <text:p>114.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1417298944" calcext:value-type="float">
            <text:p>151417298944</text:p>
          </table:table-cell>
          <table:table-cell office:value-type="float" office:value="46500617216" calcext:value-type="float">
            <text:p>46500617216</text:p>
          </table:table-cell>
          <table:table-cell office:value-type="float" office:value="104.92" calcext:value-type="float">
            <text:p>104.92</text:p>
          </table:table-cell>
          <table:table-cell office:value-type="float" office:value="27.97" calcext:value-type="float">
            <text:p>27.97</text:p>
          </table:table-cell>
        </table:table-row>
        <table:table-row table:style-name="ro1">
          <table:table-cell office:value-type="float" office:value="155664941568" calcext:value-type="float">
            <text:p>155664941568</text:p>
          </table:table-cell>
          <table:table-cell office:value-type="float" office:value="4686691328" calcext:value-type="float">
            <text:p>4686691328</text:p>
          </table:table-cell>
          <table:table-cell office:value-type="float" office:value="150.98" calcext:value-type="float">
            <text:p>150.98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152949132288" calcext:value-type="float">
            <text:p>152949132288</text:p>
          </table:table-cell>
          <table:table-cell office:value-type="float" office:value="3817673216" calcext:value-type="float">
            <text:p>3817673216</text:p>
          </table:table-cell>
          <table:table-cell office:value-type="float" office:value="149.13" calcext:value-type="float">
            <text:p>149.13</text:p>
          </table:table-cell>
          <table:table-cell office:value-type="float" office:value="24.52" calcext:value-type="float">
            <text:p>24.52</text:p>
          </table:table-cell>
        </table:table-row>
        <table:table-row table:style-name="ro1">
          <table:table-cell office:value-type="float" office:value="158297162240" calcext:value-type="float">
            <text:p>158297162240</text:p>
          </table:table-cell>
          <table:table-cell office:value-type="float" office:value="4466991616" calcext:value-type="float">
            <text:p>4466991616</text:p>
          </table:table-cell>
          <table:table-cell office:value-type="float" office:value="153.83" calcext:value-type="float">
            <text:p>153.83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float" office:value="156744422912" calcext:value-type="float">
            <text:p>156744422912</text:p>
          </table:table-cell>
          <table:table-cell office:value-type="float" office:value="21831681024" calcext:value-type="float">
            <text:p>21831681024</text:p>
          </table:table-cell>
          <table:table-cell office:value-type="float" office:value="134.91" calcext:value-type="float">
            <text:p>134.91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>
          <table:table-cell office:value-type="float" office:value="17955448320" calcext:value-type="float">
            <text:p>17955448320</text:p>
          </table:table-cell>
          <table:table-cell office:value-type="float" office:value="25059112448" calcext:value-type="float">
            <text:p>25059112448</text:p>
          </table:table-cell>
          <table:table-cell office:value-type="float" office:value="7.1" calcext:value-type="float">
            <text:p>7.1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7494082048" calcext:value-type="float">
            <text:p>7494082048</text:p>
          </table:table-cell>
          <table:table-cell office:value-type="float" office:value="155442394624" calcext:value-type="float">
            <text:p>155442394624</text:p>
          </table:table-cell>
          <table:table-cell office:value-type="float" office:value="147.95" calcext:value-type="float">
            <text:p>147.95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7126554624" calcext:value-type="float">
            <text:p>7126554624</text:p>
          </table:table-cell>
          <table:table-cell office:value-type="float" office:value="137661922304" calcext:value-type="float">
            <text:p>137661922304</text:p>
          </table:table-cell>
          <table:table-cell office:value-type="float" office:value="130.54" calcext:value-type="float">
            <text:p>130.54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14264313856" calcext:value-type="float">
            <text:p>14264313856</text:p>
          </table:table-cell>
          <table:table-cell office:value-type="float" office:value="158863098368" calcext:value-type="float">
            <text:p>158863098368</text:p>
          </table:table-cell>
          <table:table-cell office:value-type="float" office:value="144.6" calcext:value-type="float">
            <text:p>144.6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9051503616" calcext:value-type="float">
            <text:p>9051503616</text:p>
          </table:table-cell>
          <table:table-cell office:value-type="float" office:value="146329169408" calcext:value-type="float">
            <text:p>146329169408</text:p>
          </table:table-cell>
          <table:table-cell office:value-type="float" office:value="137.28" calcext:value-type="float">
            <text:p>137.28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45903744512" calcext:value-type="float">
            <text:p>145903744512</text:p>
          </table:table-cell>
          <table:table-cell office:value-type="float" office:value="34407859200" calcext:value-type="float">
            <text:p>34407859200</text:p>
          </table:table-cell>
          <table:table-cell office:value-type="float" office:value="111.5" calcext:value-type="float">
            <text:p>111.5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float" office:value="101332106240" calcext:value-type="float">
            <text:p>101332106240</text:p>
          </table:table-cell>
          <table:table-cell office:value-type="float" office:value="85422406656" calcext:value-type="float">
            <text:p>85422406656</text:p>
          </table:table-cell>
          <table:table-cell office:value-type="float" office:value="15.91" calcext:value-type="float">
            <text:p>15.91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float" office:value="44497116672" calcext:value-type="float">
            <text:p>44497116672</text:p>
          </table:table-cell>
          <table:table-cell office:value-type="float" office:value="151231425024" calcext:value-type="float">
            <text:p>151231425024</text:p>
          </table:table-cell>
          <table:table-cell office:value-type="float" office:value="106.73" calcext:value-type="float">
            <text:p>106.73</text:p>
          </table:table-cell>
          <table:table-cell office:value-type="float" office:value="23.09" calcext:value-type="float">
            <text:p>23.09</text:p>
          </table:table-cell>
        </table:table-row>
        <table:table-row table:style-name="ro1">
          <table:table-cell office:value-type="float" office:value="66689071616" calcext:value-type="float">
            <text:p>66689071616</text:p>
          </table:table-cell>
          <table:table-cell office:value-type="float" office:value="146253139968" calcext:value-type="float">
            <text:p>146253139968</text:p>
          </table:table-cell>
          <table:table-cell office:value-type="float" office:value="79.56" calcext:value-type="float">
            <text:p>79.56</text:p>
          </table:table-cell>
          <table:table-cell office:value-type="float" office:value="27.64" calcext:value-type="float">
            <text:p>27.64</text:p>
          </table:table-cell>
        </table:table-row>
        <table:table-row table:style-name="ro1">
          <table:table-cell office:value-type="float" office:value="100545479680" calcext:value-type="float">
            <text:p>100545479680</text:p>
          </table:table-cell>
          <table:table-cell office:value-type="float" office:value="112236306432" calcext:value-type="float">
            <text:p>112236306432</text:p>
          </table:table-cell>
          <table:table-cell office:value-type="float" office:value="11.69" calcext:value-type="float">
            <text:p>11.69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 office:value-type="float" office:value="4884943872" calcext:value-type="float">
            <text:p>4884943872</text:p>
          </table:table-cell>
          <table:table-cell office:value-type="float" office:value="56252836864" calcext:value-type="float">
            <text:p>56252836864</text:p>
          </table:table-cell>
          <table:table-cell office:value-type="float" office:value="51.37" calcext:value-type="float">
            <text:p>51.37</text:p>
          </table:table-cell>
          <table:table-cell office:value-type="float" office:value="17.02" calcext:value-type="float">
            <text:p>17.02</text:p>
          </table:table-cell>
        </table:table-row>
        <table:table-row table:style-name="ro1">
          <table:table-cell office:value-type="float" office:value="22765437440" calcext:value-type="float">
            <text:p>22765437440</text:p>
          </table:table-cell>
          <table:table-cell office:value-type="float" office:value="44620277760" calcext:value-type="float">
            <text:p>44620277760</text:p>
          </table:table-cell>
          <table:table-cell office:value-type="float" office:value="21.85" calcext:value-type="float">
            <text:p>21.85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float" office:value="9207319040" calcext:value-type="float">
            <text:p>9207319040</text:p>
          </table:table-cell>
          <table:table-cell office:value-type="float" office:value="17785327104" calcext:value-type="float">
            <text:p>17785327104</text:p>
          </table:table-cell>
          <table:table-cell office:value-type="float" office:value="8.58" calcext:value-type="float">
            <text:p>8.58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95064811520" calcext:value-type="float">
            <text:p>95064811520</text:p>
          </table:table-cell>
          <table:table-cell office:value-type="float" office:value="48087944192" calcext:value-type="float">
            <text:p>48087944192</text:p>
          </table:table-cell>
          <table:table-cell office:value-type="float" office:value="46.98" calcext:value-type="float">
            <text:p>46.98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office:value-type="float" office:value="53935151616" calcext:value-type="float">
            <text:p>53935151616</text:p>
          </table:table-cell>
          <table:table-cell office:value-type="float" office:value="83687115776" calcext:value-type="float">
            <text:p>83687115776</text:p>
          </table:table-cell>
          <table:table-cell office:value-type="float" office:value="29.75" calcext:value-type="float">
            <text:p>29.75</text:p>
          </table:table-cell>
          <table:table-cell office:value-type="float" office:value="18.43" calcext:value-type="float">
            <text:p>18.43</text:p>
          </table:table-cell>
        </table:table-row>
        <table:table-row table:style-name="ro1">
          <table:table-cell office:value-type="float" office:value="20819507200" calcext:value-type="float">
            <text:p>20819507200</text:p>
          </table:table-cell>
          <table:table-cell office:value-type="float" office:value="116976075264" calcext:value-type="float">
            <text:p>116976075264</text:p>
          </table:table-cell>
          <table:table-cell office:value-type="float" office:value="96.16" calcext:value-type="float">
            <text:p>96.16</text:p>
          </table:table-cell>
          <table:table-cell office:value-type="float" office:value="19.07" calcext:value-type="float">
            <text:p>19.07</text:p>
          </table:table-cell>
        </table:table-row>
        <table:table-row table:style-name="ro1">
          <table:table-cell office:value-type="float" office:value="157746450432" calcext:value-type="float">
            <text:p>157746450432</text:p>
          </table:table-cell>
          <table:table-cell office:value-type="float" office:value="8313102336" calcext:value-type="float">
            <text:p>8313102336</text:p>
          </table:table-cell>
          <table:table-cell office:value-type="float" office:value="149.43" calcext:value-type="float">
            <text:p>149.43</text:p>
          </table:table-cell>
          <table:table-cell office:value-type="float" office:value="24.59" calcext:value-type="float">
            <text:p>24.59</text:p>
          </table:table-cell>
        </table:table-row>
        <table:table-row table:style-name="ro1">
          <table:table-cell office:value-type="float" office:value="25745214464" calcext:value-type="float">
            <text:p>25745214464</text:p>
          </table:table-cell>
          <table:table-cell office:value-type="float" office:value="116589827072" calcext:value-type="float">
            <text:p>116589827072</text:p>
          </table:table-cell>
          <table:table-cell office:value-type="float" office:value="90.84" calcext:value-type="float">
            <text:p>90.84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float" office:value="87562048000" calcext:value-type="float">
            <text:p>87562048000</text:p>
          </table:table-cell>
          <table:table-cell office:value-type="float" office:value="150794964480" calcext:value-type="float">
            <text:p>150794964480</text:p>
          </table:table-cell>
          <table:table-cell office:value-type="float" office:value="63.23" calcext:value-type="float">
            <text:p>63.23</text:p>
          </table:table-cell>
          <table:table-cell office:value-type="float" office:value="19.89" calcext:value-type="float">
            <text:p>19.89</text:p>
          </table:table-cell>
        </table:table-row>
        <table:table-row table:style-name="ro1">
          <table:table-cell office:value-type="float" office:value="44807628288" calcext:value-type="float">
            <text:p>44807628288</text:p>
          </table:table-cell>
          <table:table-cell office:value-type="float" office:value="54969891840" calcext:value-type="float">
            <text:p>54969891840</text:p>
          </table:table-cell>
          <table:table-cell office:value-type="float" office:value="10.16" calcext:value-type="float">
            <text:p>10.16</text:p>
          </table:table-cell>
          <table:table-cell office:value-type="float" office:value="13.27" calcext:value-type="float">
            <text:p>13.27</text:p>
          </table:table-cell>
        </table:table-row>
        <table:table-row table:style-name="ro1">
          <table:table-cell office:value-type="float" office:value="53795356672" calcext:value-type="float">
            <text:p>53795356672</text:p>
          </table:table-cell>
          <table:table-cell office:value-type="float" office:value="27829896704" calcext:value-type="float">
            <text:p>27829896704</text:p>
          </table:table-cell>
          <table:table-cell office:value-type="float" office:value="25.97" calcext:value-type="float">
            <text:p>25.97</text:p>
          </table:table-cell>
          <table:table-cell office:value-type="float" office:value="12.93" calcext:value-type="float">
            <text:p>12.93</text:p>
          </table:table-cell>
        </table:table-row>
        <table:table-row table:style-name="ro1">
          <table:table-cell office:value-type="float" office:value="74649511936" calcext:value-type="float">
            <text:p>74649511936</text:p>
          </table:table-cell>
          <table:table-cell office:value-type="float" office:value="1123435008" calcext:value-type="float">
            <text:p>1123435008</text:p>
          </table:table-cell>
          <table:table-cell office:value-type="float" office:value="73.53" calcext:value-type="float">
            <text:p>73.53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float" office:value="82931347968" calcext:value-type="float">
            <text:p>82931347968</text:p>
          </table:table-cell>
          <table:table-cell office:value-type="float" office:value="60857301504" calcext:value-type="float">
            <text:p>60857301504</text:p>
          </table:table-cell>
          <table:table-cell office:value-type="float" office:value="22.07" calcext:value-type="float">
            <text:p>22.07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65717059584" calcext:value-type="float">
            <text:p>65717059584</text:p>
          </table:table-cell>
          <table:table-cell office:value-type="float" office:value="104070495744" calcext:value-type="float">
            <text:p>104070495744</text:p>
          </table:table-cell>
          <table:table-cell office:value-type="float" office:value="38.35" calcext:value-type="float">
            <text:p>38.35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float" office:value="40754997760" calcext:value-type="float">
            <text:p>40754997760</text:p>
          </table:table-cell>
          <table:table-cell office:value-type="float" office:value="44134214144" calcext:value-type="float">
            <text:p>44134214144</text:p>
          </table:table-cell>
          <table:table-cell office:value-type="float" office:value="3.38" calcext:value-type="float">
            <text:p>3.38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28022099456" calcext:value-type="float">
            <text:p>28022099456</text:p>
          </table:table-cell>
          <table:table-cell office:value-type="float" office:value="78305955840" calcext:value-type="float">
            <text:p>78305955840</text:p>
          </table:table-cell>
          <table:table-cell office:value-type="float" office:value="50.28" calcext:value-type="float">
            <text:p>50.28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16793454592" calcext:value-type="float">
            <text:p>16793454592</text:p>
          </table:table-cell>
          <table:table-cell office:value-type="float" office:value="126133768704" calcext:value-type="float">
            <text:p>126133768704</text:p>
          </table:table-cell>
          <table:table-cell office:value-type="float" office:value="109.34" calcext:value-type="float">
            <text:p>109.34</text:p>
          </table:table-cell>
          <table:table-cell office:value-type="float" office:value="22.71" calcext:value-type="float">
            <text:p>22.71</text:p>
          </table:table-cell>
        </table:table-row>
        <table:table-row table:style-name="ro1">
          <table:table-cell office:value-type="float" office:value="131354497024" calcext:value-type="float">
            <text:p>131354497024</text:p>
          </table:table-cell>
          <table:table-cell office:value-type="float" office:value="2650664448" calcext:value-type="float">
            <text:p>2650664448</text:p>
          </table:table-cell>
          <table:table-cell office:value-type="float" office:value="128.7" calcext:value-type="float">
            <text:p>128.7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float" office:value="106126269440" calcext:value-type="float">
            <text:p>106126269440</text:p>
          </table:table-cell>
          <table:table-cell office:value-type="float" office:value="154976453632" calcext:value-type="float">
            <text:p>154976453632</text:p>
          </table:table-cell>
          <table:table-cell office:value-type="float" office:value="48.85" calcext:value-type="float">
            <text:p>48.85</text:p>
          </table:table-cell>
          <table:table-cell office:value-type="float" office:value="18.38" calcext:value-type="float">
            <text:p>18.38</text:p>
          </table:table-cell>
        </table:table-row>
        <table:table-row table:style-name="ro1">
          <table:table-cell office:value-type="float" office:value="70730486272" calcext:value-type="float">
            <text:p>70730486272</text:p>
          </table:table-cell>
          <table:table-cell office:value-type="float" office:value="65504075776" calcext:value-type="float">
            <text:p>65504075776</text:p>
          </table:table-cell>
          <table:table-cell office:value-type="float" office:value="5.23" calcext:value-type="float">
            <text:p>5.23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157590398464" calcext:value-type="float">
            <text:p>157590398464</text:p>
          </table:table-cell>
          <table:table-cell office:value-type="float" office:value="15836756992" calcext:value-type="float">
            <text:p>15836756992</text:p>
          </table:table-cell>
          <table:table-cell office:value-type="float" office:value="141.75" calcext:value-type="float">
            <text:p>141.75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float" office:value="89812032512" calcext:value-type="float">
            <text:p>89812032512</text:p>
          </table:table-cell>
          <table:table-cell office:value-type="float" office:value="64747979264" calcext:value-type="float">
            <text:p>64747979264</text:p>
          </table:table-cell>
          <table:table-cell office:value-type="float" office:value="25.06" calcext:value-type="float">
            <text:p>25.06</text:p>
          </table:table-cell>
          <table:table-cell office:value-type="float" office:value="13.62" calcext:value-type="float">
            <text:p>13.62</text:p>
          </table:table-cell>
        </table:table-row>
        <table:table-row table:style-name="ro1">
          <table:table-cell office:value-type="float" office:value="134107649024" calcext:value-type="float">
            <text:p>134107649024</text:p>
          </table:table-cell>
          <table:table-cell office:value-type="float" office:value="54893136896" calcext:value-type="float">
            <text:p>54893136896</text:p>
          </table:table-cell>
          <table:table-cell office:value-type="float" office:value="79.21" calcext:value-type="float">
            <text:p>79.21</text:p>
          </table:table-cell>
          <table:table-cell office:value-type="float" office:value="17.73" calcext:value-type="float">
            <text:p>17.73</text:p>
          </table:table-cell>
        </table:table-row>
        <table:table-row table:style-name="ro1">
          <table:table-cell office:value-type="float" office:value="2323535872" calcext:value-type="float">
            <text:p>2323535872</text:p>
          </table:table-cell>
          <table:table-cell office:value-type="float" office:value="64254776832" calcext:value-type="float">
            <text:p>64254776832</text:p>
          </table:table-cell>
          <table:table-cell office:value-type="float" office:value="61.93" calcext:value-type="float">
            <text:p>61.93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81036411392" calcext:value-type="float">
            <text:p>81036411392</text:p>
          </table:table-cell>
          <table:table-cell office:value-type="float" office:value="85505307648" calcext:value-type="float">
            <text:p>85505307648</text:p>
          </table:table-cell>
          <table:table-cell office:value-type="float" office:value="4.47" calcext:value-type="float">
            <text:p>4.47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13459661824" calcext:value-type="float">
            <text:p>13459661824</text:p>
          </table:table-cell>
          <table:table-cell office:value-type="float" office:value="84501856768" calcext:value-type="float">
            <text:p>84501856768</text:p>
          </table:table-cell>
          <table:table-cell office:value-type="float" office:value="71.04" calcext:value-type="float">
            <text:p>71.04</text:p>
          </table:table-cell>
          <table:table-cell office:value-type="float" office:value="21.27" calcext:value-type="float">
            <text:p>21.27</text:p>
          </table:table-cell>
        </table:table-row>
        <table:table-row table:style-name="ro1">
          <table:table-cell office:value-type="float" office:value="9200161792" calcext:value-type="float">
            <text:p>9200161792</text:p>
          </table:table-cell>
          <table:table-cell office:value-type="float" office:value="156593489408" calcext:value-type="float">
            <text:p>156593489408</text:p>
          </table:table-cell>
          <table:table-cell office:value-type="float" office:value="147.39" calcext:value-type="float">
            <text:p>147.39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float" office:value="143564312576" calcext:value-type="float">
            <text:p>143564312576</text:p>
          </table:table-cell>
          <table:table-cell office:value-type="float" office:value="5929060864" calcext:value-type="float">
            <text:p>5929060864</text:p>
          </table:table-cell>
          <table:table-cell office:value-type="float" office:value="137.64" calcext:value-type="float">
            <text:p>137.64</text:p>
          </table:table-cell>
          <table:table-cell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37558035456" calcext:value-type="float">
            <text:p>37558035456</text:p>
          </table:table-cell>
          <table:table-cell office:value-type="float" office:value="133216652800" calcext:value-type="float">
            <text:p>133216652800</text:p>
          </table:table-cell>
          <table:table-cell office:value-type="float" office:value="95.66" calcext:value-type="float">
            <text:p>95.66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1">
          <table:table-cell office:value-type="float" office:value="142221715456" calcext:value-type="float">
            <text:p>142221715456</text:p>
          </table:table-cell>
          <table:table-cell office:value-type="float" office:value="32808685056" calcext:value-type="float">
            <text:p>32808685056</text:p>
          </table:table-cell>
          <table:table-cell office:value-type="float" office:value="109.41" calcext:value-type="float">
            <text:p>109.41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42305177088" calcext:value-type="float">
            <text:p>42305177088</text:p>
          </table:table-cell>
          <table:table-cell office:value-type="float" office:value="48230014976" calcext:value-type="float">
            <text:p>48230014976</text:p>
          </table:table-cell>
          <table:table-cell office:value-type="float" office:value="5.92" calcext:value-type="float">
            <text:p>5.92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149518088704" calcext:value-type="float">
            <text:p>149518088704</text:p>
          </table:table-cell>
          <table:table-cell office:value-type="float" office:value="21399994880" calcext:value-type="float">
            <text:p>21399994880</text:p>
          </table:table-cell>
          <table:table-cell office:value-type="float" office:value="128.12" calcext:value-type="float">
            <text:p>128.12</text:p>
          </table:table-cell>
          <table:table-cell office:value-type="float" office:value="20.62" calcext:value-type="float">
            <text:p>20.62</text:p>
          </table:table-cell>
        </table:table-row>
        <table:table-row table:style-name="ro1">
          <table:table-cell office:value-type="float" office:value="91941920768" calcext:value-type="float">
            <text:p>91941920768</text:p>
          </table:table-cell>
          <table:table-cell office:value-type="float" office:value="67009846272" calcext:value-type="float">
            <text:p>67009846272</text:p>
          </table:table-cell>
          <table:table-cell office:value-type="float" office:value="24.93" calcext:value-type="float">
            <text:p>24.93</text:p>
          </table:table-cell>
          <table:table-cell office:value-type="float" office:value="11.13" calcext:value-type="float">
            <text:p>11.13</text:p>
          </table:table-cell>
        </table:table-row>
        <table:table-row table:style-name="ro1">
          <table:table-cell office:value-type="float" office:value="159848871424" calcext:value-type="float">
            <text:p>159848871424</text:p>
          </table:table-cell>
          <table:table-cell office:value-type="float" office:value="1317703680" calcext:value-type="float">
            <text:p>1317703680</text:p>
          </table:table-cell>
          <table:table-cell office:value-type="float" office:value="158.53" calcext:value-type="float">
            <text:p>158.53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float" office:value="51179600896" calcext:value-type="float">
            <text:p>51179600896</text:p>
          </table:table-cell>
          <table:table-cell office:value-type="float" office:value="21372220928" calcext:value-type="float">
            <text:p>21372220928</text:p>
          </table:table-cell>
          <table:table-cell office:value-type="float" office:value="29.81" calcext:value-type="float">
            <text:p>29.81</text:p>
          </table:table-cell>
          <table:table-cell office:value-type="float" office:value="19.69" calcext:value-type="float">
            <text:p>19.69</text:p>
          </table:table-cell>
        </table:table-row>
        <table:table-row table:style-name="ro1">
          <table:table-cell office:value-type="float" office:value="107237492736" calcext:value-type="float">
            <text:p>107237492736</text:p>
          </table:table-cell>
          <table:table-cell office:value-type="float" office:value="137745338880" calcext:value-type="float">
            <text:p>137745338880</text:p>
          </table:table-cell>
          <table:table-cell office:value-type="float" office:value="30.51" calcext:value-type="float">
            <text:p>30.51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102366323712" calcext:value-type="float">
            <text:p>102366323712</text:p>
          </table:table-cell>
          <table:table-cell office:value-type="float" office:value="5627993088" calcext:value-type="float">
            <text:p>5627993088</text:p>
          </table:table-cell>
          <table:table-cell office:value-type="float" office:value="96.74" calcext:value-type="float">
            <text:p>96.74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1">
          <table:table-cell office:value-type="float" office:value="119666793472" calcext:value-type="float">
            <text:p>119666793472</text:p>
          </table:table-cell>
          <table:table-cell office:value-type="float" office:value="71628929024" calcext:value-type="float">
            <text:p>71628929024</text:p>
          </table:table-cell>
          <table:table-cell office:value-type="float" office:value="48.04" calcext:value-type="float">
            <text:p>48.04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1">
          <table:table-cell office:value-type="float" office:value="4357601792" calcext:value-type="float">
            <text:p>4357601792</text:p>
          </table:table-cell>
          <table:table-cell office:value-type="float" office:value="159319799808" calcext:value-type="float">
            <text:p>159319799808</text:p>
          </table:table-cell>
          <table:table-cell office:value-type="float" office:value="154.96" calcext:value-type="float">
            <text:p>154.96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55510045184" calcext:value-type="float">
            <text:p>155510045184</text:p>
          </table:table-cell>
          <table:table-cell office:value-type="float" office:value="38116644864" calcext:value-type="float">
            <text:p>38116644864</text:p>
          </table:table-cell>
          <table:table-cell office:value-type="float" office:value="117.39" calcext:value-type="float">
            <text:p>117.39</text:p>
          </table:table-cell>
          <table:table-cell office:value-type="float" office:value="30.63" calcext:value-type="float">
            <text:p>30.63</text:p>
          </table:table-cell>
        </table:table-row>
        <table:table-row table:style-name="ro1">
          <table:table-cell office:value-type="float" office:value="123926830592" calcext:value-type="float">
            <text:p>123926830592</text:p>
          </table:table-cell>
          <table:table-cell office:value-type="float" office:value="7515003904" calcext:value-type="float">
            <text:p>7515003904</text:p>
          </table:table-cell>
          <table:table-cell office:value-type="float" office:value="116.41" calcext:value-type="float">
            <text:p>116.41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float" office:value="62875048960" calcext:value-type="float">
            <text:p>62875048960</text:p>
          </table:table-cell>
          <table:table-cell office:value-type="float" office:value="9604813824" calcext:value-type="float">
            <text:p>9604813824</text:p>
          </table:table-cell>
          <table:table-cell office:value-type="float" office:value="53.27" calcext:value-type="float">
            <text:p>53.27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142602371584" calcext:value-type="float">
            <text:p>142602371584</text:p>
          </table:table-cell>
          <table:table-cell office:value-type="float" office:value="5631889920" calcext:value-type="float">
            <text:p>5631889920</text:p>
          </table:table-cell>
          <table:table-cell office:value-type="float" office:value="136.97" calcext:value-type="float">
            <text:p>136.97</text:p>
          </table:table-cell>
          <table:table-cell office:value-type="float" office:value="21.24" calcext:value-type="float">
            <text:p>21.24</text:p>
          </table:table-cell>
        </table:table-row>
        <table:table-row table:style-name="ro1">
          <table:table-cell office:value-type="float" office:value="25544214016" calcext:value-type="float">
            <text:p>25544214016</text:p>
          </table:table-cell>
          <table:table-cell office:value-type="float" office:value="80109699072" calcext:value-type="float">
            <text:p>80109699072</text:p>
          </table:table-cell>
          <table:table-cell office:value-type="float" office:value="54.57" calcext:value-type="float">
            <text:p>54.57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31100853248" calcext:value-type="float">
            <text:p>31100853248</text:p>
          </table:table-cell>
          <table:table-cell office:value-type="float" office:value="156992427520" calcext:value-type="float">
            <text:p>156992427520</text:p>
          </table:table-cell>
          <table:table-cell office:value-type="float" office:value="125.89" calcext:value-type="float">
            <text:p>125.89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float" office:value="20499127296" calcext:value-type="float">
            <text:p>20499127296</text:p>
          </table:table-cell>
          <table:table-cell office:value-type="float" office:value="112487726080" calcext:value-type="float">
            <text:p>112487726080</text:p>
          </table:table-cell>
          <table:table-cell office:value-type="float" office:value="91.99" calcext:value-type="float">
            <text:p>91.99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33626249728" calcext:value-type="float">
            <text:p>33626249728</text:p>
          </table:table-cell>
          <table:table-cell office:value-type="float" office:value="154713221632" calcext:value-type="float">
            <text:p>154713221632</text:p>
          </table:table-cell>
          <table:table-cell office:value-type="float" office:value="121.09" calcext:value-type="float">
            <text:p>121.09</text:p>
          </table:table-cell>
          <table:table-cell office:value-type="float" office:value="22.48" calcext:value-type="float">
            <text:p>22.48</text:p>
          </table:table-cell>
        </table:table-row>
        <table:table-row table:style-name="ro1">
          <table:table-cell office:value-type="float" office:value="48309924352" calcext:value-type="float">
            <text:p>48309924352</text:p>
          </table:table-cell>
          <table:table-cell office:value-type="float" office:value="27717045760" calcext:value-type="float">
            <text:p>27717045760</text:p>
          </table:table-cell>
          <table:table-cell office:value-type="float" office:value="20.59" calcext:value-type="float">
            <text:p>20.59</text:p>
          </table:table-cell>
          <table:table-cell office:value-type="float" office:value="11.53" calcext:value-type="float">
            <text:p>11.53</text:p>
          </table:table-cell>
        </table:table-row>
        <table:table-row table:style-name="ro1">
          <table:table-cell office:value-type="float" office:value="12488322048" calcext:value-type="float">
            <text:p>12488322048</text:p>
          </table:table-cell>
          <table:table-cell office:value-type="float" office:value="101583342080" calcext:value-type="float">
            <text:p>101583342080</text:p>
          </table:table-cell>
          <table:table-cell office:value-type="float" office:value="89.1" calcext:value-type="float">
            <text:p>89.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149962706944" calcext:value-type="float">
            <text:p>149962706944</text:p>
          </table:table-cell>
          <table:table-cell office:value-type="float" office:value="6471435776" calcext:value-type="float">
            <text:p>6471435776</text:p>
          </table:table-cell>
          <table:table-cell office:value-type="float" office:value="143.49" calcext:value-type="float">
            <text:p>143.49</text:p>
          </table:table-cell>
          <table:table-cell office:value-type="float" office:value="28.68" calcext:value-type="float">
            <text:p>28.68</text:p>
          </table:table-cell>
        </table:table-row>
        <table:table-row table:style-name="ro1">
          <table:table-cell office:value-type="float" office:value="153914489856" calcext:value-type="float">
            <text:p>153914489856</text:p>
          </table:table-cell>
          <table:table-cell office:value-type="float" office:value="1932673536" calcext:value-type="float">
            <text:p>1932673536</text:p>
          </table:table-cell>
          <table:table-cell office:value-type="float" office:value="151.98" calcext:value-type="float">
            <text:p>151.98</text:p>
          </table:table-cell>
          <table:table-cell office:value-type="float" office:value="28.03" calcext:value-type="float">
            <text:p>28.03</text:p>
          </table:table-cell>
        </table:table-row>
        <table:table-row table:style-name="ro1">
          <table:table-cell office:value-type="float" office:value="117613614592" calcext:value-type="float">
            <text:p>117613614592</text:p>
          </table:table-cell>
          <table:table-cell office:value-type="float" office:value="112567041024" calcext:value-type="float">
            <text:p>112567041024</text:p>
          </table:table-cell>
          <table:table-cell office:value-type="float" office:value="5.05" calcext:value-type="float">
            <text:p>5.05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11660613632" calcext:value-type="float">
            <text:p>11660613632</text:p>
          </table:table-cell>
          <table:table-cell office:value-type="float" office:value="153858652160" calcext:value-type="float">
            <text:p>153858652160</text:p>
          </table:table-cell>
          <table:table-cell office:value-type="float" office:value="142.2" calcext:value-type="float">
            <text:p>142.2</text:p>
          </table:table-cell>
          <table:table-cell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553447424" calcext:value-type="float">
            <text:p>553447424</text:p>
          </table:table-cell>
          <table:table-cell office:value-type="float" office:value="140232193024" calcext:value-type="float">
            <text:p>140232193024</text:p>
          </table:table-cell>
          <table:table-cell office:value-type="float" office:value="139.68" calcext:value-type="float">
            <text:p>139.68</text:p>
          </table:table-cell>
          <table:table-cell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156289358848" calcext:value-type="float">
            <text:p>156289358848</text:p>
          </table:table-cell>
          <table:table-cell office:value-type="float" office:value="3406422016" calcext:value-type="float">
            <text:p>3406422016</text:p>
          </table:table-cell>
          <table:table-cell office:value-type="float" office:value="152.88" calcext:value-type="float">
            <text:p>152.88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float" office:value="137621658112" calcext:value-type="float">
            <text:p>137621658112</text:p>
          </table:table-cell>
          <table:table-cell office:value-type="float" office:value="637697536" calcext:value-type="float">
            <text:p>637697536</text:p>
          </table:table-cell>
          <table:table-cell office:value-type="float" office:value="136.98" calcext:value-type="float">
            <text:p>136.98</text:p>
          </table:table-cell>
          <table:table-cell office:value-type="float" office:value="23.26" calcext:value-type="float">
            <text:p>23.26</text:p>
          </table:table-cell>
        </table:table-row>
        <table:table-row table:style-name="ro1">
          <table:table-cell office:value-type="float" office:value="1042552320" calcext:value-type="float">
            <text:p>1042552320</text:p>
          </table:table-cell>
          <table:table-cell office:value-type="float" office:value="158688584192" calcext:value-type="float">
            <text:p>158688584192</text:p>
          </table:table-cell>
          <table:table-cell office:value-type="float" office:value="157.65" calcext:value-type="float">
            <text:p>157.65</text:p>
          </table:table-cell>
          <table:table-cell office:value-type="float" office:value="21.66" calcext:value-type="float">
            <text:p>21.66</text:p>
          </table:table-cell>
        </table:table-row>
        <table:table-row table:style-name="ro1">
          <table:table-cell office:value-type="float" office:value="152799366656" calcext:value-type="float">
            <text:p>152799366656</text:p>
          </table:table-cell>
          <table:table-cell office:value-type="float" office:value="77817070592" calcext:value-type="float">
            <text:p>77817070592</text:p>
          </table:table-cell>
          <table:table-cell office:value-type="float" office:value="74.98" calcext:value-type="float">
            <text:p>74.98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9324983808" calcext:value-type="float">
            <text:p>9324983808</text:p>
          </table:table-cell>
          <table:table-cell office:value-type="float" office:value="17115639296" calcext:value-type="float">
            <text:p>17115639296</text:p>
          </table:table-cell>
          <table:table-cell office:value-type="float" office:value="7.79" calcext:value-type="float">
            <text:p>7.79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5902784000" calcext:value-type="float">
            <text:p>25902784000</text:p>
          </table:table-cell>
          <table:table-cell office:value-type="float" office:value="97644435456" calcext:value-type="float">
            <text:p>97644435456</text:p>
          </table:table-cell>
          <table:table-cell office:value-type="float" office:value="71.74" calcext:value-type="float">
            <text:p>71.74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office:value-type="float" office:value="120195915264" calcext:value-type="float">
            <text:p>120195915264</text:p>
          </table:table-cell>
          <table:table-cell office:value-type="float" office:value="23769894912" calcext:value-type="float">
            <text:p>23769894912</text:p>
          </table:table-cell>
          <table:table-cell office:value-type="float" office:value="96.43" calcext:value-type="float">
            <text:p>96.43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56635847680" calcext:value-type="float">
            <text:p>56635847680</text:p>
          </table:table-cell>
          <table:table-cell office:value-type="float" office:value="156023596544" calcext:value-type="float">
            <text:p>156023596544</text:p>
          </table:table-cell>
          <table:table-cell office:value-type="float" office:value="99.39" calcext:value-type="float">
            <text:p>99.39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float" office:value="118460603904" calcext:value-type="float">
            <text:p>118460603904</text:p>
          </table:table-cell>
          <table:table-cell office:value-type="float" office:value="147994777600" calcext:value-type="float">
            <text:p>147994777600</text:p>
          </table:table-cell>
          <table:table-cell office:value-type="float" office:value="29.53" calcext:value-type="float">
            <text:p>29.53</text:p>
          </table:table-cell>
          <table:table-cell office:value-type="float" office:value="13.62" calcext:value-type="float">
            <text:p>13.62</text:p>
          </table:table-cell>
        </table:table-row>
        <table:table-row table:style-name="ro1">
          <table:table-cell office:value-type="float" office:value="33910272000" calcext:value-type="float">
            <text:p>33910272000</text:p>
          </table:table-cell>
          <table:table-cell office:value-type="float" office:value="38102558720" calcext:value-type="float">
            <text:p>38102558720</text:p>
          </table:table-cell>
          <table:table-cell office:value-type="float" office:value="4.19" calcext:value-type="float">
            <text:p>4.19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float" office:value="157744975360" calcext:value-type="float">
            <text:p>157744975360</text:p>
          </table:table-cell>
          <table:table-cell office:value-type="float" office:value="6191742976" calcext:value-type="float">
            <text:p>6191742976</text:p>
          </table:table-cell>
          <table:table-cell office:value-type="float" office:value="151.55" calcext:value-type="float">
            <text:p>151.55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22810728960" calcext:value-type="float">
            <text:p>22810728960</text:p>
          </table:table-cell>
          <table:table-cell office:value-type="float" office:value="125719563776" calcext:value-type="float">
            <text:p>12571956377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float" office:value="61893710848" calcext:value-type="float">
            <text:p>61893710848</text:p>
          </table:table-cell>
          <table:table-cell office:value-type="float" office:value="27602345984" calcext:value-type="float">
            <text:p>27602345984</text:p>
          </table:table-cell>
          <table:table-cell office:value-type="float" office:value="34.29" calcext:value-type="float">
            <text:p>34.29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134005822464" calcext:value-type="float">
            <text:p>134005822464</text:p>
          </table:table-cell>
          <table:table-cell office:value-type="float" office:value="105157936640" calcext:value-type="float">
            <text:p>105157936640</text:p>
          </table:table-cell>
          <table:table-cell office:value-type="float" office:value="28.85" calcext:value-type="float">
            <text:p>28.85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 office:value-type="float" office:value="59545995776" calcext:value-type="float">
            <text:p>59545995776</text:p>
          </table:table-cell>
          <table:table-cell office:value-type="float" office:value="29831160320" calcext:value-type="float">
            <text:p>29831160320</text:p>
          </table:table-cell>
          <table:table-cell office:value-type="float" office:value="29.71" calcext:value-type="float">
            <text:p>29.71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float" office:value="4656648704" calcext:value-type="float">
            <text:p>4656648704</text:p>
          </table:table-cell>
          <table:table-cell office:value-type="float" office:value="156638115328" calcext:value-type="float">
            <text:p>156638115328</text:p>
          </table:table-cell>
          <table:table-cell office:value-type="float" office:value="151.98" calcext:value-type="float">
            <text:p>151.98</text:p>
          </table:table-cell>
          <table:table-cell office:value-type="float" office:value="28.59" calcext:value-type="float">
            <text:p>28.59</text:p>
          </table:table-cell>
        </table:table-row>
        <table:table-row table:style-name="ro1">
          <table:table-cell office:value-type="float" office:value="27646056448" calcext:value-type="float">
            <text:p>27646056448</text:p>
          </table:table-cell>
          <table:table-cell office:value-type="float" office:value="148270043136" calcext:value-type="float">
            <text:p>148270043136</text:p>
          </table:table-cell>
          <table:table-cell office:value-type="float" office:value="120.62" calcext:value-type="float">
            <text:p>120.62</text:p>
          </table:table-cell>
          <table:table-cell office:value-type="float" office:value="23.36" calcext:value-type="float">
            <text:p>23.36</text:p>
          </table:table-cell>
        </table:table-row>
        <table:table-row table:style-name="ro1">
          <table:table-cell office:value-type="float" office:value="150298806784" calcext:value-type="float">
            <text:p>150298806784</text:p>
          </table:table-cell>
          <table:table-cell office:value-type="float" office:value="21134555648" calcext:value-type="float">
            <text:p>21134555648</text:p>
          </table:table-cell>
          <table:table-cell office:value-type="float" office:value="129.16" calcext:value-type="float">
            <text:p>129.16</text:p>
          </table:table-cell>
          <table:table-cell office:value-type="float" office:value="19.86" calcext:value-type="float">
            <text:p>19.86</text:p>
          </table:table-cell>
        </table:table-row>
        <table:table-row table:style-name="ro1">
          <table:table-cell office:value-type="float" office:value="57571904000" calcext:value-type="float">
            <text:p>57571904000</text:p>
          </table:table-cell>
          <table:table-cell office:value-type="float" office:value="149427734528" calcext:value-type="float">
            <text:p>149427734528</text:p>
          </table:table-cell>
          <table:table-cell office:value-type="float" office:value="91.86" calcext:value-type="float">
            <text:p>91.86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float" office:value="34562580480" calcext:value-type="float">
            <text:p>34562580480</text:p>
          </table:table-cell>
          <table:table-cell office:value-type="float" office:value="123674671104" calcext:value-type="float">
            <text:p>123674671104</text:p>
          </table:table-cell>
          <table:table-cell office:value-type="float" office:value="89.11" calcext:value-type="float">
            <text:p>89.11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1">
          <table:table-cell office:value-type="float" office:value="20050271744" calcext:value-type="float">
            <text:p>20050271744</text:p>
          </table:table-cell>
          <table:table-cell office:value-type="float" office:value="144825314304" calcext:value-type="float">
            <text:p>144825314304</text:p>
          </table:table-cell>
          <table:table-cell office:value-type="float" office:value="124.78" calcext:value-type="float">
            <text:p>124.78</text:p>
          </table:table-cell>
          <table:table-cell office:value-type="float" office:value="23.39" calcext:value-type="float">
            <text:p>23.39</text:p>
          </table:table-cell>
        </table:table-row>
        <table:table-row table:style-name="ro1">
          <table:table-cell office:value-type="float" office:value="37465370624" calcext:value-type="float">
            <text:p>37465370624</text:p>
          </table:table-cell>
          <table:table-cell office:value-type="float" office:value="113676872704" calcext:value-type="float">
            <text:p>113676872704</text:p>
          </table:table-cell>
          <table:table-cell office:value-type="float" office:value="76.21" calcext:value-type="float">
            <text:p>76.21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float" office:value="98665066496" calcext:value-type="float">
            <text:p>98665066496</text:p>
          </table:table-cell>
          <table:table-cell office:value-type="float" office:value="69447738368" calcext:value-type="float">
            <text:p>69447738368</text:p>
          </table:table-cell>
          <table:table-cell office:value-type="float" office:value="29.22" calcext:value-type="float">
            <text:p>29.22</text:p>
          </table:table-cell>
          <table:table-cell office:value-type="float" office:value="11.71" calcext:value-type="float">
            <text:p>11.71</text:p>
          </table:table-cell>
        </table:table-row>
        <table:table-row table:style-name="ro1">
          <table:table-cell office:value-type="float" office:value="59799867392" calcext:value-type="float">
            <text:p>59799867392</text:p>
          </table:table-cell>
          <table:table-cell office:value-type="float" office:value="145402746880" calcext:value-type="float">
            <text:p>145402746880</text:p>
          </table:table-cell>
          <table:table-cell office:value-type="float" office:value="85.6" calcext:value-type="float">
            <text:p>85.6</text:p>
          </table:table-cell>
          <table:table-cell office:value-type="float" office:value="20.81" calcext:value-type="float">
            <text:p>20.81</text:p>
          </table:table-cell>
        </table:table-row>
        <table:table-row table:style-name="ro1">
          <table:table-cell office:value-type="float" office:value="156387341824" calcext:value-type="float">
            <text:p>156387341824</text:p>
          </table:table-cell>
          <table:table-cell office:value-type="float" office:value="25061135360" calcext:value-type="float">
            <text:p>25061135360</text:p>
          </table:table-cell>
          <table:table-cell office:value-type="float" office:value="131.33" calcext:value-type="float">
            <text:p>131.33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float" office:value="109607416832" calcext:value-type="float">
            <text:p>109607416832</text:p>
          </table:table-cell>
          <table:table-cell office:value-type="float" office:value="1314040832" calcext:value-type="float">
            <text:p>1314040832</text:p>
          </table:table-cell>
          <table:table-cell office:value-type="float" office:value="108.29" calcext:value-type="float">
            <text:p>108.29</text:p>
          </table:table-cell>
          <table:table-cell office:value-type="float" office:value="21.89" calcext:value-type="float">
            <text:p>21.89</text:p>
          </table:table-cell>
        </table:table-row>
        <table:table-row table:style-name="ro1">
          <table:table-cell office:value-type="float" office:value="37677314560" calcext:value-type="float">
            <text:p>37677314560</text:p>
          </table:table-cell>
          <table:table-cell office:value-type="float" office:value="114557766656" calcext:value-type="float">
            <text:p>114557766656</text:p>
          </table:table-cell>
          <table:table-cell office:value-type="float" office:value="76.88" calcext:value-type="float">
            <text:p>76.88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float" office:value="113477115904" calcext:value-type="float">
            <text:p>113477115904</text:p>
          </table:table-cell>
          <table:table-cell office:value-type="float" office:value="92707868672" calcext:value-type="float">
            <text:p>92707868672</text:p>
          </table:table-cell>
          <table:table-cell office:value-type="float" office:value="20.77" calcext:value-type="float">
            <text:p>20.77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float" office:value="131974896128" calcext:value-type="float">
            <text:p>131974896128</text:p>
          </table:table-cell>
          <table:table-cell office:value-type="float" office:value="2448071680" calcext:value-type="float">
            <text:p>2448071680</text:p>
          </table:table-cell>
          <table:table-cell office:value-type="float" office:value="129.53" calcext:value-type="float">
            <text:p>129.53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1">
          <table:table-cell office:value-type="float" office:value="55146054144" calcext:value-type="float">
            <text:p>55146054144</text:p>
          </table:table-cell>
          <table:table-cell office:value-type="float" office:value="131601906688" calcext:value-type="float">
            <text:p>131601906688</text:p>
          </table:table-cell>
          <table:table-cell office:value-type="float" office:value="76.46" calcext:value-type="float">
            <text:p>76.46</text:p>
          </table:table-cell>
          <table:table-cell office:value-type="float" office:value="24.35" calcext:value-type="float">
            <text:p>24.35</text:p>
          </table:table-cell>
        </table:table-row>
        <table:table-row table:style-name="ro1">
          <table:table-cell office:value-type="float" office:value="31611291648" calcext:value-type="float">
            <text:p>31611291648</text:p>
          </table:table-cell>
          <table:table-cell office:value-type="float" office:value="28165707264" calcext:value-type="float">
            <text:p>28165707264</text:p>
          </table:table-cell>
          <table:table-cell office:value-type="float" office:value="3.45" calcext:value-type="float">
            <text:p>3.45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13160108544" calcext:value-type="float">
            <text:p>13160108544</text:p>
          </table:table-cell>
          <table:table-cell office:value-type="float" office:value="147685867008" calcext:value-type="float">
            <text:p>147685867008</text:p>
          </table:table-cell>
          <table:table-cell office:value-type="float" office:value="134.53" calcext:value-type="float">
            <text:p>134.53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10720972800" calcext:value-type="float">
            <text:p>10720972800</text:p>
          </table:table-cell>
          <table:table-cell office:value-type="float" office:value="30769827328" calcext:value-type="float">
            <text:p>30769827328</text:p>
          </table:table-cell>
          <table:table-cell office:value-type="float" office:value="20.05" calcext:value-type="float">
            <text:p>20.05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151223133184" calcext:value-type="float">
            <text:p>151223133184</text:p>
          </table:table-cell>
          <table:table-cell office:value-type="float" office:value="28868136448" calcext:value-type="float">
            <text:p>28868136448</text:p>
          </table:table-cell>
          <table:table-cell office:value-type="float" office:value="122.35" calcext:value-type="float">
            <text:p>122.35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42151834624" calcext:value-type="float">
            <text:p>42151834624</text:p>
          </table:table-cell>
          <table:table-cell office:value-type="float" office:value="141038696960" calcext:value-type="float">
            <text:p>141038696960</text:p>
          </table:table-cell>
          <table:table-cell office:value-type="float" office:value="98.89" calcext:value-type="float">
            <text:p>98.89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142127269888" calcext:value-type="float">
            <text:p>142127269888</text:p>
          </table:table-cell>
          <table:table-cell office:value-type="float" office:value="3173040128" calcext:value-type="float">
            <text:p>3173040128</text:p>
          </table:table-cell>
          <table:table-cell office:value-type="float" office:value="138.95" calcext:value-type="float">
            <text:p>138.95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100691963904" calcext:value-type="float">
            <text:p>100691963904</text:p>
          </table:table-cell>
          <table:table-cell office:value-type="float" office:value="154262312960" calcext:value-type="float">
            <text:p>154262312960</text:p>
          </table:table-cell>
          <table:table-cell office:value-type="float" office:value="53.57" calcext:value-type="float">
            <text:p>53.57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134826484736" calcext:value-type="float">
            <text:p>134826484736</text:p>
          </table:table-cell>
          <table:table-cell office:value-type="float" office:value="37563112448" calcext:value-type="float">
            <text:p>37563112448</text:p>
          </table:table-cell>
          <table:table-cell office:value-type="float" office:value="97.26" calcext:value-type="float">
            <text:p>97.26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float" office:value="123264334848" calcext:value-type="float">
            <text:p>123264334848</text:p>
          </table:table-cell>
          <table:table-cell office:value-type="float" office:value="17590563328" calcext:value-type="float">
            <text:p>17590563328</text:p>
          </table:table-cell>
          <table:table-cell office:value-type="float" office:value="105.67" calcext:value-type="float">
            <text:p>105.67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102670331904" calcext:value-type="float">
            <text:p>102670331904</text:p>
          </table:table-cell>
          <table:table-cell office:value-type="float" office:value="59888798208" calcext:value-type="float">
            <text:p>59888798208</text:p>
          </table:table-cell>
          <table:table-cell office:value-type="float" office:value="42.78" calcext:value-type="float">
            <text:p>42.78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19857090560" calcext:value-type="float">
            <text:p>19857090560</text:p>
          </table:table-cell>
          <table:table-cell office:value-type="float" office:value="157972615680" calcext:value-type="float">
            <text:p>157972615680</text:p>
          </table:table-cell>
          <table:table-cell office:value-type="float" office:value="138.12" calcext:value-type="float">
            <text:p>138.12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float" office:value="1247497728" calcext:value-type="float">
            <text:p>1247497728</text:p>
          </table:table-cell>
          <table:table-cell office:value-type="float" office:value="129885797888" calcext:value-type="float">
            <text:p>129885797888</text:p>
          </table:table-cell>
          <table:table-cell office:value-type="float" office:value="128.64" calcext:value-type="float">
            <text:p>128.64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float" office:value="159356407296" calcext:value-type="float">
            <text:p>159356407296</text:p>
          </table:table-cell>
          <table:table-cell office:value-type="float" office:value="143405874688" calcext:value-type="float">
            <text:p>143405874688</text:p>
          </table:table-cell>
          <table:table-cell office:value-type="float" office:value="15.95" calcext:value-type="float">
            <text:p>15.95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47351137280" calcext:value-type="float">
            <text:p>47351137280</text:p>
          </table:table-cell>
          <table:table-cell office:value-type="float" office:value="159503248896" calcext:value-type="float">
            <text:p>159503248896</text:p>
          </table:table-cell>
          <table:table-cell office:value-type="float" office:value="112.15" calcext:value-type="float">
            <text:p>112.15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float" office:value="4798371840" calcext:value-type="float">
            <text:p>4798371840</text:p>
          </table:table-cell>
          <table:table-cell office:value-type="float" office:value="154184071168" calcext:value-type="float">
            <text:p>154184071168</text:p>
          </table:table-cell>
          <table:table-cell office:value-type="float" office:value="149.39" calcext:value-type="float">
            <text:p>149.39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97278868992" calcext:value-type="float">
            <text:p>97278868992</text:p>
          </table:table-cell>
          <table:table-cell office:value-type="float" office:value="93035504128" calcext:value-type="float">
            <text:p>93035504128</text:p>
          </table:table-cell>
          <table:table-cell office:value-type="float" office:value="4.24" calcext:value-type="float">
            <text:p>4.24</text:p>
          </table:table-cell>
          <table:table-cell office:value-type="float" office:value="15.34" calcext:value-type="float">
            <text:p>15.34</text:p>
          </table:table-cell>
        </table:table-row>
        <table:table-row table:style-name="ro1">
          <table:table-cell office:value-type="float" office:value="79095262208" calcext:value-type="float">
            <text:p>79095262208</text:p>
          </table:table-cell>
          <table:table-cell office:value-type="float" office:value="79067082240" calcext:value-type="float">
            <text:p>79067082240</text:p>
          </table:table-cell>
          <table:table-cell office:value-type="float" office:value="0.03" calcext:value-type="float">
            <text:p>0.03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float" office:value="8715910144" calcext:value-type="float">
            <text:p>8715910144</text:p>
          </table:table-cell>
          <table:table-cell office:value-type="float" office:value="152881721856" calcext:value-type="float">
            <text:p>152881721856</text:p>
          </table:table-cell>
          <table:table-cell office:value-type="float" office:value="144.17" calcext:value-type="float">
            <text:p>144.17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105500689920" calcext:value-type="float">
            <text:p>105500689920</text:p>
          </table:table-cell>
          <table:table-cell office:value-type="float" office:value="2261580800" calcext:value-type="float">
            <text:p>2261580800</text:p>
          </table:table-cell>
          <table:table-cell office:value-type="float" office:value="103.24" calcext:value-type="float">
            <text:p>103.24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3929590272" calcext:value-type="float">
            <text:p>3929590272</text:p>
          </table:table-cell>
          <table:table-cell office:value-type="float" office:value="91448017408" calcext:value-type="float">
            <text:p>91448017408</text:p>
          </table:table-cell>
          <table:table-cell office:value-type="float" office:value="87.52" calcext:value-type="float">
            <text:p>87.52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float" office:value="99414539776" calcext:value-type="float">
            <text:p>99414539776</text:p>
          </table:table-cell>
          <table:table-cell office:value-type="float" office:value="33433053184" calcext:value-type="float">
            <text:p>33433053184</text:p>
          </table:table-cell>
          <table:table-cell office:value-type="float" office:value="65.98" calcext:value-type="float">
            <text:p>65.98</text:p>
          </table:table-cell>
          <table:table-cell office:value-type="float" office:value="19.84" calcext:value-type="float">
            <text:p>19.84</text:p>
          </table:table-cell>
        </table:table-row>
        <table:table-row table:style-name="ro1">
          <table:table-cell office:value-type="float" office:value="158254295552" calcext:value-type="float">
            <text:p>158254295552</text:p>
          </table:table-cell>
          <table:table-cell office:value-type="float" office:value="156805835776" calcext:value-type="float">
            <text:p>156805835776</text:p>
          </table:table-cell>
          <table:table-cell office:value-type="float" office:value="1.45" calcext:value-type="float">
            <text:p>1.45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4004731392" calcext:value-type="float">
            <text:p>4004731392</text:p>
          </table:table-cell>
          <table:table-cell office:value-type="float" office:value="152465365504" calcext:value-type="float">
            <text:p>152465365504</text:p>
          </table:table-cell>
          <table:table-cell office:value-type="float" office:value="148.46" calcext:value-type="float">
            <text:p>148.46</text:p>
          </table:table-cell>
          <table:table-cell office:value-type="float" office:value="27.64" calcext:value-type="float">
            <text:p>27.64</text:p>
          </table:table-cell>
        </table:table-row>
        <table:table-row table:style-name="ro1">
          <table:table-cell office:value-type="float" office:value="129300864000" calcext:value-type="float">
            <text:p>129300864000</text:p>
          </table:table-cell>
          <table:table-cell office:value-type="float" office:value="20049289216" calcext:value-type="float">
            <text:p>20049289216</text:p>
          </table:table-cell>
          <table:table-cell office:value-type="float" office:value="109.25" calcext:value-type="float">
            <text:p>109.25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1">
          <table:table-cell office:value-type="float" office:value="4753016832" calcext:value-type="float">
            <text:p>4753016832</text:p>
          </table:table-cell>
          <table:table-cell office:value-type="float" office:value="61529871872" calcext:value-type="float">
            <text:p>61529871872</text:p>
          </table:table-cell>
          <table:table-cell office:value-type="float" office:value="56.78" calcext:value-type="float">
            <text:p>56.78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40420146176" calcext:value-type="float">
            <text:p>40420146176</text:p>
          </table:table-cell>
          <table:table-cell office:value-type="float" office:value="130403305472" calcext:value-type="float">
            <text:p>130403305472</text:p>
          </table:table-cell>
          <table:table-cell office:value-type="float" office:value="89.98" calcext:value-type="float">
            <text:p>89.98</text:p>
          </table:table-cell>
          <table:table-cell office:value-type="float" office:value="23.91" calcext:value-type="float">
            <text:p>23.91</text:p>
          </table:table-cell>
        </table:table-row>
        <table:table-row table:style-name="ro1">
          <table:table-cell office:value-type="float" office:value="8031516160" calcext:value-type="float">
            <text:p>8031516160</text:p>
          </table:table-cell>
          <table:table-cell office:value-type="float" office:value="43645091840" calcext:value-type="float">
            <text:p>43645091840</text:p>
          </table:table-cell>
          <table:table-cell office:value-type="float" office:value="35.61" calcext:value-type="float">
            <text:p>35.61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44805765120" calcext:value-type="float">
            <text:p>144805765120</text:p>
          </table:table-cell>
          <table:table-cell office:value-type="float" office:value="128302538240" calcext:value-type="float">
            <text:p>128302538240</text:p>
          </table:table-cell>
          <table:table-cell office:value-type="float" office:value="16.5" calcext:value-type="float">
            <text:p>16.5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158401024512" calcext:value-type="float">
            <text:p>158401024512</text:p>
          </table:table-cell>
          <table:table-cell office:value-type="float" office:value="123273703424" calcext:value-type="float">
            <text:p>123273703424</text:p>
          </table:table-cell>
          <table:table-cell office:value-type="float" office:value="35.13" calcext:value-type="float">
            <text:p>35.13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 office:value-type="float" office:value="41480224256" calcext:value-type="float">
            <text:p>41480224256</text:p>
          </table:table-cell>
          <table:table-cell office:value-type="float" office:value="605408256" calcext:value-type="float">
            <text:p>605408256</text:p>
          </table:table-cell>
          <table:table-cell office:value-type="float" office:value="40.87" calcext:value-type="float">
            <text:p>40.87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19025893376" calcext:value-type="float">
            <text:p>19025893376</text:p>
          </table:table-cell>
          <table:table-cell office:value-type="float" office:value="68377647616" calcext:value-type="float">
            <text:p>68377647616</text:p>
          </table:table-cell>
          <table:table-cell office:value-type="float" office:value="49.35" calcext:value-type="float">
            <text:p>49.35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32121075200" calcext:value-type="float">
            <text:p>132121075200</text:p>
          </table:table-cell>
          <table:table-cell office:value-type="float" office:value="67694114304" calcext:value-type="float">
            <text:p>67694114304</text:p>
          </table:table-cell>
          <table:table-cell office:value-type="float" office:value="64.43" calcext:value-type="float">
            <text:p>64.43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4076884992" calcext:value-type="float">
            <text:p>4076884992</text:p>
          </table:table-cell>
          <table:table-cell office:value-type="float" office:value="146845159936" calcext:value-type="float">
            <text:p>146845159936</text:p>
          </table:table-cell>
          <table:table-cell office:value-type="float" office:value="142.77" calcext:value-type="float">
            <text:p>142.77</text:p>
          </table:table-cell>
          <table:table-cell office:value-type="float" office:value="23.23" calcext:value-type="float">
            <text:p>23.23</text:p>
          </table:table-cell>
        </table:table-row>
        <table:table-row table:style-name="ro1">
          <table:table-cell office:value-type="float" office:value="15190591488" calcext:value-type="float">
            <text:p>15190591488</text:p>
          </table:table-cell>
          <table:table-cell office:value-type="float" office:value="82678009344" calcext:value-type="float">
            <text:p>82678009344</text:p>
          </table:table-cell>
          <table:table-cell office:value-type="float" office:value="67.49" calcext:value-type="float">
            <text:p>67.49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float" office:value="665674752" calcext:value-type="float">
            <text:p>665674752</text:p>
          </table:table-cell>
          <table:table-cell office:value-type="float" office:value="151453229056" calcext:value-type="float">
            <text:p>151453229056</text:p>
          </table:table-cell>
          <table:table-cell office:value-type="float" office:value="150.79" calcext:value-type="float">
            <text:p>150.79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office:value-type="float" office:value="39790169088" calcext:value-type="float">
            <text:p>39790169088</text:p>
          </table:table-cell>
          <table:table-cell office:value-type="float" office:value="50002591232" calcext:value-type="float">
            <text:p>50002591232</text:p>
          </table:table-cell>
          <table:table-cell office:value-type="float" office:value="10.21" calcext:value-type="float">
            <text:p>10.21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35943595520" calcext:value-type="float">
            <text:p>35943595520</text:p>
          </table:table-cell>
          <table:table-cell office:value-type="float" office:value="135213495808" calcext:value-type="float">
            <text:p>135213495808</text:p>
          </table:table-cell>
          <table:table-cell office:value-type="float" office:value="99.27" calcext:value-type="float">
            <text:p>99.27</text:p>
          </table:table-cell>
          <table:table-cell office:value-type="float" office:value="28.28" calcext:value-type="float">
            <text:p>28.28</text:p>
          </table:table-cell>
        </table:table-row>
        <table:table-row table:style-name="ro1">
          <table:table-cell office:value-type="float" office:value="2358396416" calcext:value-type="float">
            <text:p>2358396416</text:p>
          </table:table-cell>
          <table:table-cell office:value-type="float" office:value="56165992448" calcext:value-type="float">
            <text:p>56165992448</text:p>
          </table:table-cell>
          <table:table-cell office:value-type="float" office:value="53.81" calcext:value-type="float">
            <text:p>53.81</text:p>
          </table:table-cell>
          <table:table-cell office:value-type="float" office:value="22.89" calcext:value-type="float">
            <text:p>22.89</text:p>
          </table:table-cell>
        </table:table-row>
        <table:table-row table:style-name="ro1">
          <table:table-cell office:value-type="float" office:value="37266963968" calcext:value-type="float">
            <text:p>37266963968</text:p>
          </table:table-cell>
          <table:table-cell office:value-type="float" office:value="38963033088" calcext:value-type="float">
            <text:p>38963033088</text:p>
          </table:table-cell>
          <table:table-cell office:value-type="float" office:value="1.7" calcext:value-type="float">
            <text:p>1.7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31690698240" calcext:value-type="float">
            <text:p>31690698240</text:p>
          </table:table-cell>
          <table:table-cell office:value-type="float" office:value="7709918208" calcext:value-type="float">
            <text:p>7709918208</text:p>
          </table:table-cell>
          <table:table-cell office:value-type="float" office:value="23.98" calcext:value-type="float">
            <text:p>23.98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53464423936" calcext:value-type="float">
            <text:p>153464423936</text:p>
          </table:table-cell>
          <table:table-cell office:value-type="float" office:value="16922177536" calcext:value-type="float">
            <text:p>16922177536</text:p>
          </table:table-cell>
          <table:table-cell office:value-type="float" office:value="136.54" calcext:value-type="float">
            <text:p>136.54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float" office:value="126005574144" calcext:value-type="float">
            <text:p>126005574144</text:p>
          </table:table-cell>
          <table:table-cell office:value-type="float" office:value="6887141888" calcext:value-type="float">
            <text:p>6887141888</text:p>
          </table:table-cell>
          <table:table-cell office:value-type="float" office:value="119.12" calcext:value-type="float">
            <text:p>119.12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155457239040" calcext:value-type="float">
            <text:p>155457239040</text:p>
          </table:table-cell>
          <table:table-cell office:value-type="float" office:value="25883409408" calcext:value-type="float">
            <text:p>25883409408</text:p>
          </table:table-cell>
          <table:table-cell office:value-type="float" office:value="129.57" calcext:value-type="float">
            <text:p>129.57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1">
          <table:table-cell office:value-type="float" office:value="39906156544" calcext:value-type="float">
            <text:p>39906156544</text:p>
          </table:table-cell>
          <table:table-cell office:value-type="float" office:value="27182759936" calcext:value-type="float">
            <text:p>27182759936</text:p>
          </table:table-cell>
          <table:table-cell office:value-type="float" office:value="12.72" calcext:value-type="float">
            <text:p>12.72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133323744768" calcext:value-type="float">
            <text:p>133323744768</text:p>
          </table:table-cell>
          <table:table-cell office:value-type="float" office:value="31631534592" calcext:value-type="float">
            <text:p>31631534592</text:p>
          </table:table-cell>
          <table:table-cell office:value-type="float" office:value="101.69" calcext:value-type="float">
            <text:p>101.69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float" office:value="120786503680" calcext:value-type="float">
            <text:p>120786503680</text:p>
          </table:table-cell>
          <table:table-cell office:value-type="float" office:value="111685647360" calcext:value-type="float">
            <text:p>111685647360</text:p>
          </table:table-cell>
          <table:table-cell office:value-type="float" office:value="9.1" calcext:value-type="float">
            <text:p>9.1</text:p>
          </table:table-cell>
          <table:table-cell office:value-type="float" office:value="15.96" calcext:value-type="float">
            <text:p>15.96</text:p>
          </table:table-cell>
        </table:table-row>
        <table:table-row table:style-name="ro1">
          <table:table-cell office:value-type="float" office:value="42498333696" calcext:value-type="float">
            <text:p>42498333696</text:p>
          </table:table-cell>
          <table:table-cell office:value-type="float" office:value="113367473152" calcext:value-type="float">
            <text:p>113367473152</text:p>
          </table:table-cell>
          <table:table-cell office:value-type="float" office:value="70.87" calcext:value-type="float">
            <text:p>70.87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 office:value-type="float" office:value="107208760832" calcext:value-type="float">
            <text:p>107208760832</text:p>
          </table:table-cell>
          <table:table-cell office:value-type="float" office:value="30327564288" calcext:value-type="float">
            <text:p>30327564288</text:p>
          </table:table-cell>
          <table:table-cell office:value-type="float" office:value="76.88" calcext:value-type="float">
            <text:p>76.88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55909728256" calcext:value-type="float">
            <text:p>55909728256</text:p>
          </table:table-cell>
          <table:table-cell office:value-type="float" office:value="150196285952" calcext:value-type="float">
            <text:p>150196285952</text:p>
          </table:table-cell>
          <table:table-cell office:value-type="float" office:value="94.29" calcext:value-type="float">
            <text:p>94.29</text:p>
          </table:table-cell>
          <table:table-cell office:value-type="float" office:value="25.27" calcext:value-type="float">
            <text:p>25.27</text:p>
          </table:table-cell>
        </table:table-row>
        <table:table-row table:style-name="ro1">
          <table:table-cell office:value-type="float" office:value="141215869440" calcext:value-type="float">
            <text:p>141215869440</text:p>
          </table:table-cell>
          <table:table-cell office:value-type="float" office:value="27343374336" calcext:value-type="float">
            <text:p>27343374336</text:p>
          </table:table-cell>
          <table:table-cell office:value-type="float" office:value="113.87" calcext:value-type="float">
            <text:p>113.87</text:p>
          </table:table-cell>
          <table:table-cell office:value-type="float" office:value="18.46" calcext:value-type="float">
            <text:p>18.46</text:p>
          </table:table-cell>
        </table:table-row>
        <table:table-row table:style-name="ro1">
          <table:table-cell office:value-type="float" office:value="114637992960" calcext:value-type="float">
            <text:p>114637992960</text:p>
          </table:table-cell>
          <table:table-cell office:value-type="float" office:value="8233820160" calcext:value-type="float">
            <text:p>8233820160</text:p>
          </table:table-cell>
          <table:table-cell office:value-type="float" office:value="106.4" calcext:value-type="float">
            <text:p>106.4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108982272" calcext:value-type="float">
            <text:p>108982272</text:p>
          </table:table-cell>
          <table:table-cell office:value-type="float" office:value="158563779584" calcext:value-type="float">
            <text:p>158563779584</text:p>
          </table:table-cell>
          <table:table-cell office:value-type="float" office:value="158.45" calcext:value-type="float">
            <text:p>158.45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float" office:value="180209152" calcext:value-type="float">
            <text:p>180209152</text:p>
          </table:table-cell>
          <table:table-cell office:value-type="float" office:value="156780255232" calcext:value-type="float">
            <text:p>156780255232</text:p>
          </table:table-cell>
          <table:table-cell office:value-type="float" office:value="156.6" calcext:value-type="float">
            <text:p>156.6</text:p>
          </table:table-cell>
          <table:table-cell office:value-type="float" office:value="31.41" calcext:value-type="float">
            <text:p>31.41</text:p>
          </table:table-cell>
        </table:table-row>
        <table:table-row table:style-name="ro1">
          <table:table-cell office:value-type="float" office:value="156497268224" calcext:value-type="float">
            <text:p>156497268224</text:p>
          </table:table-cell>
          <table:table-cell office:value-type="float" office:value="6588466688" calcext:value-type="float">
            <text:p>6588466688</text:p>
          </table:table-cell>
          <table:table-cell office:value-type="float" office:value="149.91" calcext:value-type="float">
            <text:p>149.91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float" office:value="157970606592" calcext:value-type="float">
            <text:p>157970606592</text:p>
          </table:table-cell>
          <table:table-cell office:value-type="float" office:value="39603338752" calcext:value-type="float">
            <text:p>39603338752</text:p>
          </table:table-cell>
          <table:table-cell office:value-type="float" office:value="118.37" calcext:value-type="float">
            <text:p>118.37</text:p>
          </table:table-cell>
          <table:table-cell office:value-type="float" office:value="22.66" calcext:value-type="float">
            <text:p>22.66</text:p>
          </table:table-cell>
        </table:table-row>
        <table:table-row table:style-name="ro1">
          <table:table-cell office:value-type="float" office:value="19894178816" calcext:value-type="float">
            <text:p>19894178816</text:p>
          </table:table-cell>
          <table:table-cell office:value-type="float" office:value="156157458432" calcext:value-type="float">
            <text:p>156157458432</text:p>
          </table:table-cell>
          <table:table-cell office:value-type="float" office:value="136.26" calcext:value-type="float">
            <text:p>136.26</text:p>
          </table:table-cell>
          <table:table-cell office:value-type="float" office:value="22.88" calcext:value-type="float">
            <text:p>22.88</text:p>
          </table:table-cell>
        </table:table-row>
        <table:table-row table:style-name="ro1">
          <table:table-cell office:value-type="float" office:value="21686169088" calcext:value-type="float">
            <text:p>21686169088</text:p>
          </table:table-cell>
          <table:table-cell office:value-type="float" office:value="157470729216" calcext:value-type="float">
            <text:p>157470729216</text:p>
          </table:table-cell>
          <table:table-cell office:value-type="float" office:value="135.78" calcext:value-type="float">
            <text:p>135.78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2557289472" calcext:value-type="float">
            <text:p>32557289472</text:p>
          </table:table-cell>
          <table:table-cell office:value-type="float" office:value="121889163264" calcext:value-type="float">
            <text:p>121889163264</text:p>
          </table:table-cell>
          <table:table-cell office:value-type="float" office:value="89.33" calcext:value-type="float">
            <text:p>89.33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159209626112" calcext:value-type="float">
            <text:p>159209626112</text:p>
          </table:table-cell>
          <table:table-cell office:value-type="float" office:value="16179763200" calcext:value-type="float">
            <text:p>16179763200</text:p>
          </table:table-cell>
          <table:table-cell office:value-type="float" office:value="143.03" calcext:value-type="float">
            <text:p>143.03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112641226240" calcext:value-type="float">
            <text:p>112641226240</text:p>
          </table:table-cell>
          <table:table-cell office:value-type="float" office:value="60073329152" calcext:value-type="float">
            <text:p>60073329152</text:p>
          </table:table-cell>
          <table:table-cell office:value-type="float" office:value="52.57" calcext:value-type="float">
            <text:p>52.57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 office:value-type="float" office:value="148436228608" calcext:value-type="float">
            <text:p>148436228608</text:p>
          </table:table-cell>
          <table:table-cell office:value-type="float" office:value="30140772864" calcext:value-type="float">
            <text:p>30140772864</text:p>
          </table:table-cell>
          <table:table-cell office:value-type="float" office:value="118.3" calcext:value-type="float">
            <text:p>118.3</text:p>
          </table:table-cell>
          <table:table-cell office:value-type="float" office:value="29.05" calcext:value-type="float">
            <text:p>29.05</text:p>
          </table:table-cell>
        </table:table-row>
        <table:table-row table:style-name="ro1">
          <table:table-cell office:value-type="float" office:value="96227901952" calcext:value-type="float">
            <text:p>96227901952</text:p>
          </table:table-cell>
          <table:table-cell office:value-type="float" office:value="145667102208" calcext:value-type="float">
            <text:p>145667102208</text:p>
          </table:table-cell>
          <table:table-cell office:value-type="float" office:value="49.44" calcext:value-type="float">
            <text:p>49.44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106927681536" calcext:value-type="float">
            <text:p>106927681536</text:p>
          </table:table-cell>
          <table:table-cell office:value-type="float" office:value="23793191936" calcext:value-type="float">
            <text:p>23793191936</text:p>
          </table:table-cell>
          <table:table-cell office:value-type="float" office:value="83.13" calcext:value-type="float">
            <text:p>83.13</text:p>
          </table:table-cell>
          <table:table-cell office:value-type="float" office:value="18.47" calcext:value-type="float">
            <text:p>18.47</text:p>
          </table:table-cell>
        </table:table-row>
        <table:table-row table:style-name="ro1">
          <table:table-cell office:value-type="float" office:value="80627907584" calcext:value-type="float">
            <text:p>80627907584</text:p>
          </table:table-cell>
          <table:table-cell office:value-type="float" office:value="40613324800" calcext:value-type="float">
            <text:p>40613324800</text:p>
          </table:table-cell>
          <table:table-cell office:value-type="float" office:value="40.01" calcext:value-type="float">
            <text:p>40.01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89769832448" calcext:value-type="float">
            <text:p>89769832448</text:p>
          </table:table-cell>
          <table:table-cell office:value-type="float" office:value="24067679744" calcext:value-type="float">
            <text:p>24067679744</text:p>
          </table:table-cell>
          <table:table-cell office:value-type="float" office:value="65.7" calcext:value-type="float">
            <text:p>65.7</text:p>
          </table:table-cell>
          <table:table-cell office:value-type="float" office:value="17.22" calcext:value-type="float">
            <text:p>17.22</text:p>
          </table:table-cell>
        </table:table-row>
        <table:table-row table:style-name="ro1">
          <table:table-cell office:value-type="float" office:value="133502089728" calcext:value-type="float">
            <text:p>133502089728</text:p>
          </table:table-cell>
          <table:table-cell office:value-type="float" office:value="18188899328" calcext:value-type="float">
            <text:p>18188899328</text:p>
          </table:table-cell>
          <table:table-cell office:value-type="float" office:value="115.31" calcext:value-type="float">
            <text:p>115.31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float" office:value="3584646144" calcext:value-type="float">
            <text:p>3584646144</text:p>
          </table:table-cell>
          <table:table-cell office:value-type="float" office:value="43929618432" calcext:value-type="float">
            <text:p>43929618432</text:p>
          </table:table-cell>
          <table:table-cell office:value-type="float" office:value="40.34" calcext:value-type="float">
            <text:p>40.34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float" office:value="148059902976" calcext:value-type="float">
            <text:p>148059902976</text:p>
          </table:table-cell>
          <table:table-cell office:value-type="float" office:value="8891240960" calcext:value-type="float">
            <text:p>8891240960</text:p>
          </table:table-cell>
          <table:table-cell office:value-type="float" office:value="139.17" calcext:value-type="float">
            <text:p>139.17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148861538816" calcext:value-type="float">
            <text:p>148861538816</text:p>
          </table:table-cell>
          <table:table-cell office:value-type="float" office:value="158904576000" calcext:value-type="float">
            <text:p>158904576000</text:p>
          </table:table-cell>
          <table:table-cell office:value-type="float" office:value="10.04" calcext:value-type="float">
            <text:p>10.04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85243633664" calcext:value-type="float">
            <text:p>85243633664</text:p>
          </table:table-cell>
          <table:table-cell office:value-type="float" office:value="63059905536" calcext:value-type="float">
            <text:p>63059905536</text:p>
          </table:table-cell>
          <table:table-cell office:value-type="float" office:value="22.18" calcext:value-type="float">
            <text:p>22.1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44218296832" calcext:value-type="float">
            <text:p>144218296832</text:p>
          </table:table-cell>
          <table:table-cell office:value-type="float" office:value="22487070208" calcext:value-type="float">
            <text:p>22487070208</text:p>
          </table:table-cell>
          <table:table-cell office:value-type="float" office:value="121.73" calcext:value-type="float">
            <text:p>121.73</text:p>
          </table:table-cell>
          <table:table-cell office:value-type="float" office:value="23.33" calcext:value-type="float">
            <text:p>23.33</text:p>
          </table:table-cell>
        </table:table-row>
        <table:table-row table:style-name="ro1">
          <table:table-cell office:value-type="float" office:value="128554377216" calcext:value-type="float">
            <text:p>128554377216</text:p>
          </table:table-cell>
          <table:table-cell office:value-type="float" office:value="14031805952" calcext:value-type="float">
            <text:p>14031805952</text:p>
          </table:table-cell>
          <table:table-cell office:value-type="float" office:value="114.52" calcext:value-type="float">
            <text:p>114.52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float" office:value="10398283776" calcext:value-type="float">
            <text:p>10398283776</text:p>
          </table:table-cell>
          <table:table-cell office:value-type="float" office:value="17344791552" calcext:value-type="float">
            <text:p>17344791552</text:p>
          </table:table-cell>
          <table:table-cell office:value-type="float" office:value="6.95" calcext:value-type="float">
            <text:p>6.95</text:p>
          </table:table-cell>
          <table:table-cell office:value-type="float" office:value="17.29" calcext:value-type="float">
            <text:p>17.29</text:p>
          </table:table-cell>
        </table:table-row>
        <table:table-row table:style-name="ro1">
          <table:table-cell office:value-type="float" office:value="91952786432" calcext:value-type="float">
            <text:p>91952786432</text:p>
          </table:table-cell>
          <table:table-cell office:value-type="float" office:value="148749774848" calcext:value-type="float">
            <text:p>148749774848</text:p>
          </table:table-cell>
          <table:table-cell office:value-type="float" office:value="56.8" calcext:value-type="float">
            <text:p>56.8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9911506944" calcext:value-type="float">
            <text:p>9911506944</text:p>
          </table:table-cell>
          <table:table-cell office:value-type="float" office:value="158886288896" calcext:value-type="float">
            <text:p>158886288896</text:p>
          </table:table-cell>
          <table:table-cell office:value-type="float" office:value="148.97" calcext:value-type="float">
            <text:p>148.97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92189308928" calcext:value-type="float">
            <text:p>92189308928</text:p>
          </table:table-cell>
          <table:table-cell office:value-type="float" office:value="52517943808" calcext:value-type="float">
            <text:p>52517943808</text:p>
          </table:table-cell>
          <table:table-cell office:value-type="float" office:value="39.67" calcext:value-type="float">
            <text:p>39.67</text:p>
          </table:table-cell>
          <table:table-cell office:value-type="float" office:value="13.43" calcext:value-type="float">
            <text:p>13.43</text:p>
          </table:table-cell>
        </table:table-row>
        <table:table-row table:style-name="ro1">
          <table:table-cell office:value-type="float" office:value="49640954880" calcext:value-type="float">
            <text:p>49640954880</text:p>
          </table:table-cell>
          <table:table-cell office:value-type="float" office:value="128544551424" calcext:value-type="float">
            <text:p>128544551424</text:p>
          </table:table-cell>
          <table:table-cell office:value-type="float" office:value="78.9" calcext:value-type="float">
            <text:p>78.9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float" office:value="45184117248" calcext:value-type="float">
            <text:p>45184117248</text:p>
          </table:table-cell>
          <table:table-cell office:value-type="float" office:value="141620772352" calcext:value-type="float">
            <text:p>141620772352</text:p>
          </table:table-cell>
          <table:table-cell office:value-type="float" office:value="96.44" calcext:value-type="float">
            <text:p>96.44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146169189888" calcext:value-type="float">
            <text:p>146169189888</text:p>
          </table:table-cell>
          <table:table-cell office:value-type="float" office:value="74017481728" calcext:value-type="float">
            <text:p>74017481728</text:p>
          </table:table-cell>
          <table:table-cell office:value-type="float" office:value="72.15" calcext:value-type="float">
            <text:p>72.15</text:p>
          </table:table-cell>
          <table:table-cell office:value-type="float" office:value="22.73" calcext:value-type="float">
            <text:p>22.73</text:p>
          </table:table-cell>
        </table:table-row>
        <table:table-row table:style-name="ro1">
          <table:table-cell office:value-type="float" office:value="67152907776" calcext:value-type="float">
            <text:p>67152907776</text:p>
          </table:table-cell>
          <table:table-cell office:value-type="float" office:value="45289678336" calcext:value-type="float">
            <text:p>45289678336</text:p>
          </table:table-cell>
          <table:table-cell office:value-type="float" office:value="21.86" calcext:value-type="float">
            <text:p>21.86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office:value-type="float" office:value="80423389696" calcext:value-type="float">
            <text:p>80423389696</text:p>
          </table:table-cell>
          <table:table-cell office:value-type="float" office:value="113875557888" calcext:value-type="float">
            <text:p>113875557888</text:p>
          </table:table-cell>
          <table:table-cell office:value-type="float" office:value="33.45" calcext:value-type="float">
            <text:p>33.45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151545365504" calcext:value-type="float">
            <text:p>151545365504</text:p>
          </table:table-cell>
          <table:table-cell office:value-type="float" office:value="6661325312" calcext:value-type="float">
            <text:p>6661325312</text:p>
          </table:table-cell>
          <table:table-cell office:value-type="float" office:value="144.88" calcext:value-type="float">
            <text:p>144.88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float" office:value="24271443968" calcext:value-type="float">
            <text:p>24271443968</text:p>
          </table:table-cell>
          <table:table-cell office:value-type="float" office:value="88993610752" calcext:value-type="float">
            <text:p>88993610752</text:p>
          </table:table-cell>
          <table:table-cell office:value-type="float" office:value="64.72" calcext:value-type="float">
            <text:p>64.72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float" office:value="71358944256" calcext:value-type="float">
            <text:p>71358944256</text:p>
          </table:table-cell>
          <table:table-cell office:value-type="float" office:value="117929768960" calcext:value-type="float">
            <text:p>117929768960</text:p>
          </table:table-cell>
          <table:table-cell office:value-type="float" office:value="46.57" calcext:value-type="float">
            <text:p>46.57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140461767168" calcext:value-type="float">
            <text:p>140461767168</text:p>
          </table:table-cell>
          <table:table-cell office:value-type="float" office:value="76177681920" calcext:value-type="float">
            <text:p>76177681920</text:p>
          </table:table-cell>
          <table:table-cell office:value-type="float" office:value="64.28" calcext:value-type="float">
            <text:p>64.28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4485548544" calcext:value-type="float">
            <text:p>4485548544</text:p>
          </table:table-cell>
          <table:table-cell office:value-type="float" office:value="159395709952" calcext:value-type="float">
            <text:p>159395709952</text:p>
          </table:table-cell>
          <table:table-cell office:value-type="float" office:value="154.91" calcext:value-type="float">
            <text:p>154.91</text:p>
          </table:table-cell>
          <table:table-cell office:value-type="float" office:value="29.24" calcext:value-type="float">
            <text:p>29.24</text:p>
          </table:table-cell>
        </table:table-row>
        <table:table-row table:style-name="ro1">
          <table:table-cell office:value-type="float" office:value="157751113728" calcext:value-type="float">
            <text:p>157751113728</text:p>
          </table:table-cell>
          <table:table-cell office:value-type="float" office:value="140212865024" calcext:value-type="float">
            <text:p>140212865024</text:p>
          </table:table-cell>
          <table:table-cell office:value-type="float" office:value="17.54" calcext:value-type="float">
            <text:p>17.54</text:p>
          </table:table-cell>
          <table:table-cell office:value-type="float" office:value="14.63" calcext:value-type="float">
            <text:p>14.63</text:p>
          </table:table-cell>
        </table:table-row>
        <table:table-row table:style-name="ro1">
          <table:table-cell office:value-type="float" office:value="43925825536" calcext:value-type="float">
            <text:p>43925825536</text:p>
          </table:table-cell>
          <table:table-cell office:value-type="float" office:value="149093946880" calcext:value-type="float">
            <text:p>149093946880</text:p>
          </table:table-cell>
          <table:table-cell office:value-type="float" office:value="105.17" calcext:value-type="float">
            <text:p>105.17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1">
          <table:table-cell office:value-type="float" office:value="4751645696" calcext:value-type="float">
            <text:p>4751645696</text:p>
          </table:table-cell>
          <table:table-cell office:value-type="float" office:value="154592016896" calcext:value-type="float">
            <text:p>154592016896</text:p>
          </table:table-cell>
          <table:table-cell office:value-type="float" office:value="149.84" calcext:value-type="float">
            <text:p>149.84</text:p>
          </table:table-cell>
          <table:table-cell office:value-type="float" office:value="28.78" calcext:value-type="float">
            <text:p>28.78</text:p>
          </table:table-cell>
        </table:table-row>
        <table:table-row table:style-name="ro1">
          <table:table-cell office:value-type="float" office:value="67847075840" calcext:value-type="float">
            <text:p>67847075840</text:p>
          </table:table-cell>
          <table:table-cell office:value-type="float" office:value="118357720064" calcext:value-type="float">
            <text:p>118357720064</text:p>
          </table:table-cell>
          <table:table-cell office:value-type="float" office:value="50.51" calcext:value-type="float">
            <text:p>50.51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45216945152" calcext:value-type="float">
            <text:p>45216945152</text:p>
          </table:table-cell>
          <table:table-cell office:value-type="float" office:value="85095391232" calcext:value-type="float">
            <text:p>85095391232</text:p>
          </table:table-cell>
          <table:table-cell office:value-type="float" office:value="39.88" calcext:value-type="float">
            <text:p>39.88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1">
          <table:table-cell office:value-type="float" office:value="146329313280" calcext:value-type="float">
            <text:p>146329313280</text:p>
          </table:table-cell>
          <table:table-cell office:value-type="float" office:value="7858433536" calcext:value-type="float">
            <text:p>7858433536</text:p>
          </table:table-cell>
          <table:table-cell office:value-type="float" office:value="138.47" calcext:value-type="float">
            <text:p>138.47</text:p>
          </table:table-cell>
          <table:table-cell office:value-type="float" office:value="23.61" calcext:value-type="float">
            <text:p>23.61</text:p>
          </table:table-cell>
        </table:table-row>
        <table:table-row table:style-name="ro1">
          <table:table-cell office:value-type="float" office:value="43180939264" calcext:value-type="float">
            <text:p>43180939264</text:p>
          </table:table-cell>
          <table:table-cell office:value-type="float" office:value="145798312448" calcext:value-type="float">
            <text:p>145798312448</text:p>
          </table:table-cell>
          <table:table-cell office:value-type="float" office:value="102.62" calcext:value-type="float">
            <text:p>102.62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147444283392" calcext:value-type="float">
            <text:p>147444283392</text:p>
          </table:table-cell>
          <table:table-cell office:value-type="float" office:value="42861921280" calcext:value-type="float">
            <text:p>42861921280</text:p>
          </table:table-cell>
          <table:table-cell office:value-type="float" office:value="104.58" calcext:value-type="float">
            <text:p>104.58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float" office:value="129695724032" calcext:value-type="float">
            <text:p>129695724032</text:p>
          </table:table-cell>
          <table:table-cell office:value-type="float" office:value="125431721472" calcext:value-type="float">
            <text:p>125431721472</text:p>
          </table:table-cell>
          <table:table-cell office:value-type="float" office:value="4.26" calcext:value-type="float">
            <text:p>4.26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68566703104" calcext:value-type="float">
            <text:p>68566703104</text:p>
          </table:table-cell>
          <table:table-cell office:value-type="float" office:value="103497082368" calcext:value-type="float">
            <text:p>103497082368</text:p>
          </table:table-cell>
          <table:table-cell office:value-type="float" office:value="34.93" calcext:value-type="float">
            <text:p>34.93</text:p>
          </table:table-cell>
          <table:table-cell office:value-type="float" office:value="21.39" calcext:value-type="float">
            <text:p>21.39</text:p>
          </table:table-cell>
        </table:table-row>
        <table:table-row table:style-name="ro1">
          <table:table-cell office:value-type="float" office:value="124096460288" calcext:value-type="float">
            <text:p>124096460288</text:p>
          </table:table-cell>
          <table:table-cell office:value-type="float" office:value="20273273856" calcext:value-type="float">
            <text:p>20273273856</text:p>
          </table:table-cell>
          <table:table-cell office:value-type="float" office:value="103.82" calcext:value-type="float">
            <text:p>103.82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 office:value-type="float" office:value="34110295552" calcext:value-type="float">
            <text:p>34110295552</text:p>
          </table:table-cell>
          <table:table-cell office:value-type="float" office:value="136257234432" calcext:value-type="float">
            <text:p>136257234432</text:p>
          </table:table-cell>
          <table:table-cell office:value-type="float" office:value="102.15" calcext:value-type="float">
            <text:p>102.15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float" office:value="156229642752" calcext:value-type="float">
            <text:p>156229642752</text:p>
          </table:table-cell>
          <table:table-cell office:value-type="float" office:value="1056465408" calcext:value-type="float">
            <text:p>1056465408</text:p>
          </table:table-cell>
          <table:table-cell office:value-type="float" office:value="155.17" calcext:value-type="float">
            <text:p>155.17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float" office:value="51908081152" calcext:value-type="float">
            <text:p>51908081152</text:p>
          </table:table-cell>
          <table:table-cell office:value-type="float" office:value="139384558080" calcext:value-type="float">
            <text:p>139384558080</text:p>
          </table:table-cell>
          <table:table-cell office:value-type="float" office:value="87.48" calcext:value-type="float">
            <text:p>87.48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157797641216" calcext:value-type="float">
            <text:p>157797641216</text:p>
          </table:table-cell>
          <table:table-cell office:value-type="float" office:value="71512689664" calcext:value-type="float">
            <text:p>71512689664</text:p>
          </table:table-cell>
          <table:table-cell office:value-type="float" office:value="86.28" calcext:value-type="float">
            <text:p>86.28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float" office:value="52099382784" calcext:value-type="float">
            <text:p>52099382784</text:p>
          </table:table-cell>
          <table:table-cell office:value-type="float" office:value="94768527360" calcext:value-type="float">
            <text:p>94768527360</text:p>
          </table:table-cell>
          <table:table-cell office:value-type="float" office:value="42.67" calcext:value-type="float">
            <text:p>42.67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121413059072" calcext:value-type="float">
            <text:p>121413059072</text:p>
          </table:table-cell>
          <table:table-cell office:value-type="float" office:value="33113676800" calcext:value-type="float">
            <text:p>33113676800</text:p>
          </table:table-cell>
          <table:table-cell office:value-type="float" office:value="88.3" calcext:value-type="float">
            <text:p>88.3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82406656" calcext:value-type="float">
            <text:p>3382406656</text:p>
          </table:table-cell>
          <table:table-cell office:value-type="float" office:value="158158810112" calcext:value-type="float">
            <text:p>158158810112</text:p>
          </table:table-cell>
          <table:table-cell office:value-type="float" office:value="154.78" calcext:value-type="float">
            <text:p>154.78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float" office:value="98885924352" calcext:value-type="float">
            <text:p>98885924352</text:p>
          </table:table-cell>
          <table:table-cell office:value-type="float" office:value="8425209344" calcext:value-type="float">
            <text:p>8425209344</text:p>
          </table:table-cell>
          <table:table-cell office:value-type="float" office:value="90.46" calcext:value-type="float">
            <text:p>90.46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float" office:value="155533596672" calcext:value-type="float">
            <text:p>155533596672</text:p>
          </table:table-cell>
          <table:table-cell office:value-type="float" office:value="1300172288" calcext:value-type="float">
            <text:p>1300172288</text:p>
          </table:table-cell>
          <table:table-cell office:value-type="float" office:value="154.23" calcext:value-type="float">
            <text:p>154.23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1">
          <table:table-cell office:value-type="float" office:value="46732843008" calcext:value-type="float">
            <text:p>46732843008</text:p>
          </table:table-cell>
          <table:table-cell office:value-type="float" office:value="73553818624" calcext:value-type="float">
            <text:p>73553818624</text:p>
          </table:table-cell>
          <table:table-cell office:value-type="float" office:value="26.82" calcext:value-type="float">
            <text:p>26.82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144694379008" calcext:value-type="float">
            <text:p>144694379008</text:p>
          </table:table-cell>
          <table:table-cell office:value-type="float" office:value="33527363584" calcext:value-type="float">
            <text:p>33527363584</text:p>
          </table:table-cell>
          <table:table-cell office:value-type="float" office:value="111.17" calcext:value-type="float">
            <text:p>111.17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float" office:value="41564197888" calcext:value-type="float">
            <text:p>41564197888</text:p>
          </table:table-cell>
          <table:table-cell office:value-type="float" office:value="158048579584" calcext:value-type="float">
            <text:p>158048579584</text:p>
          </table:table-cell>
          <table:table-cell office:value-type="float" office:value="116.48" calcext:value-type="float">
            <text:p>116.48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0050647040" calcext:value-type="float">
            <text:p>90050647040</text:p>
          </table:table-cell>
          <table:table-cell office:value-type="float" office:value="14413483520" calcext:value-type="float">
            <text:p>14413483520</text:p>
          </table:table-cell>
          <table:table-cell office:value-type="float" office:value="75.64" calcext:value-type="float">
            <text:p>75.64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1">
          <table:table-cell office:value-type="float" office:value="128791664640" calcext:value-type="float">
            <text:p>128791664640</text:p>
          </table:table-cell>
          <table:table-cell office:value-type="float" office:value="45384758784" calcext:value-type="float">
            <text:p>45384758784</text:p>
          </table:table-cell>
          <table:table-cell office:value-type="float" office:value="83.41" calcext:value-type="float">
            <text:p>83.41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1">
          <table:table-cell office:value-type="float" office:value="23121712128" calcext:value-type="float">
            <text:p>23121712128</text:p>
          </table:table-cell>
          <table:table-cell office:value-type="float" office:value="57466662912" calcext:value-type="float">
            <text:p>57466662912</text:p>
          </table:table-cell>
          <table:table-cell office:value-type="float" office:value="34.34" calcext:value-type="float">
            <text:p>34.34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8615363072" calcext:value-type="float">
            <text:p>8615363072</text:p>
          </table:table-cell>
          <table:table-cell office:value-type="float" office:value="135951430144" calcext:value-type="float">
            <text:p>135951430144</text:p>
          </table:table-cell>
          <table:table-cell office:value-type="float" office:value="127.34" calcext:value-type="float">
            <text:p>127.34</text:p>
          </table:table-cell>
          <table:table-cell office:value-type="float" office:value="21.64" calcext:value-type="float">
            <text:p>21.64</text:p>
          </table:table-cell>
        </table:table-row>
        <table:table-row table:style-name="ro1">
          <table:table-cell office:value-type="float" office:value="84373854208" calcext:value-type="float">
            <text:p>84373854208</text:p>
          </table:table-cell>
          <table:table-cell office:value-type="float" office:value="137354613760" calcext:value-type="float">
            <text:p>137354613760</text:p>
          </table:table-cell>
          <table:table-cell office:value-type="float" office:value="52.98" calcext:value-type="float">
            <text:p>52.98</text:p>
          </table:table-cell>
          <table:table-cell office:value-type="float" office:value="17.99" calcext:value-type="float">
            <text:p>17.99</text:p>
          </table:table-cell>
        </table:table-row>
        <table:table-row table:style-name="ro1">
          <table:table-cell office:value-type="float" office:value="105471413760" calcext:value-type="float">
            <text:p>105471413760</text:p>
          </table:table-cell>
          <table:table-cell office:value-type="float" office:value="86062775808" calcext:value-type="float">
            <text:p>86062775808</text:p>
          </table:table-cell>
          <table:table-cell office:value-type="float" office:value="19.41" calcext:value-type="float">
            <text:p>19.41</text:p>
          </table:table-cell>
          <table:table-cell office:value-type="float" office:value="16.02" calcext:value-type="float">
            <text:p>16.02</text:p>
          </table:table-cell>
        </table:table-row>
        <table:table-row table:style-name="ro1">
          <table:table-cell office:value-type="float" office:value="75932444160" calcext:value-type="float">
            <text:p>75932444160</text:p>
          </table:table-cell>
          <table:table-cell office:value-type="float" office:value="28649411072" calcext:value-type="float">
            <text:p>28649411072</text:p>
          </table:table-cell>
          <table:table-cell office:value-type="float" office:value="47.28" calcext:value-type="float">
            <text:p>47.28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86345481728" calcext:value-type="float">
            <text:p>86345481728</text:p>
          </table:table-cell>
          <table:table-cell office:value-type="float" office:value="6830239744" calcext:value-type="float">
            <text:p>6830239744</text:p>
          </table:table-cell>
          <table:table-cell office:value-type="float" office:value="79.52" calcext:value-type="float">
            <text:p>79.52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142271907840" calcext:value-type="float">
            <text:p>142271907840</text:p>
          </table:table-cell>
          <table:table-cell office:value-type="float" office:value="76305581568" calcext:value-type="float">
            <text:p>76305581568</text:p>
          </table:table-cell>
          <table:table-cell office:value-type="float" office:value="65.97" calcext:value-type="float">
            <text:p>65.97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float" office:value="139987394560" calcext:value-type="float">
            <text:p>139987394560</text:p>
          </table:table-cell>
          <table:table-cell office:value-type="float" office:value="37489471488" calcext:value-type="float">
            <text:p>37489471488</text:p>
          </table:table-cell>
          <table:table-cell office:value-type="float" office:value="102.5" calcext:value-type="float">
            <text:p>102.5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float" office:value="4213545984" calcext:value-type="float">
            <text:p>4213545984</text:p>
          </table:table-cell>
          <table:table-cell office:value-type="float" office:value="68168397312" calcext:value-type="float">
            <text:p>68168397312</text:p>
          </table:table-cell>
          <table:table-cell office:value-type="float" office:value="63.95" calcext:value-type="float">
            <text:p>63.95</text:p>
          </table:table-cell>
          <table:table-cell office:value-type="float" office:value="16.32" calcext:value-type="float">
            <text:p>16.32</text:p>
          </table:table-cell>
        </table:table-row>
        <table:table-row table:style-name="ro1">
          <table:table-cell office:value-type="float" office:value="26294361600" calcext:value-type="float">
            <text:p>26294361600</text:p>
          </table:table-cell>
          <table:table-cell office:value-type="float" office:value="15595495936" calcext:value-type="float">
            <text:p>15595495936</text:p>
          </table:table-cell>
          <table:table-cell office:value-type="float" office:value="10.7" calcext:value-type="float">
            <text:p>10.7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21468620288" calcext:value-type="float">
            <text:p>21468620288</text:p>
          </table:table-cell>
          <table:table-cell office:value-type="float" office:value="158151328768" calcext:value-type="float">
            <text:p>158151328768</text:p>
          </table:table-cell>
          <table:table-cell office:value-type="float" office:value="136.68" calcext:value-type="float">
            <text:p>136.68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9044989952" calcext:value-type="float">
            <text:p>9044989952</text:p>
          </table:table-cell>
          <table:table-cell office:value-type="float" office:value="138581028864" calcext:value-type="float">
            <text:p>138581028864</text:p>
          </table:table-cell>
          <table:table-cell office:value-type="float" office:value="129.54" calcext:value-type="float">
            <text:p>129.54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19396482560" calcext:value-type="float">
            <text:p>19396482560</text:p>
          </table:table-cell>
          <table:table-cell office:value-type="float" office:value="139938475008" calcext:value-type="float">
            <text:p>139938475008</text:p>
          </table:table-cell>
          <table:table-cell office:value-type="float" office:value="120.54" calcext:value-type="float">
            <text:p>120.54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7738413056" calcext:value-type="float">
            <text:p>7738413056</text:p>
          </table:table-cell>
          <table:table-cell office:value-type="float" office:value="158020053504" calcext:value-type="float">
            <text:p>158020053504</text:p>
          </table:table-cell>
          <table:table-cell office:value-type="float" office:value="150.28" calcext:value-type="float">
            <text:p>150.28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float" office:value="89249090560" calcext:value-type="float">
            <text:p>89249090560</text:p>
          </table:table-cell>
          <table:table-cell office:value-type="float" office:value="47716891648" calcext:value-type="float">
            <text:p>47716891648</text:p>
          </table:table-cell>
          <table:table-cell office:value-type="float" office:value="41.53" calcext:value-type="float">
            <text:p>41.53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float" office:value="28497225728" calcext:value-type="float">
            <text:p>28497225728</text:p>
          </table:table-cell>
          <table:table-cell office:value-type="float" office:value="145398848512" calcext:value-type="float">
            <text:p>145398848512</text:p>
          </table:table-cell>
          <table:table-cell office:value-type="float" office:value="116.9" calcext:value-type="float">
            <text:p>116.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30758164480" calcext:value-type="float">
            <text:p>130758164480</text:p>
          </table:table-cell>
          <table:table-cell office:value-type="float" office:value="111539408384" calcext:value-type="float">
            <text:p>111539408384</text:p>
          </table:table-cell>
          <table:table-cell office:value-type="float" office:value="19.22" calcext:value-type="float">
            <text:p>19.22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5506878976" calcext:value-type="float">
            <text:p>5506878976</text:p>
          </table:table-cell>
          <table:table-cell office:value-type="float" office:value="66601649152" calcext:value-type="float">
            <text:p>66601649152</text:p>
          </table:table-cell>
          <table:table-cell office:value-type="float" office:value="61.09" calcext:value-type="float">
            <text:p>61.09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float" office:value="15043578368" calcext:value-type="float">
            <text:p>15043578368</text:p>
          </table:table-cell>
          <table:table-cell office:value-type="float" office:value="148722171392" calcext:value-type="float">
            <text:p>148722171392</text:p>
          </table:table-cell>
          <table:table-cell office:value-type="float" office:value="133.68" calcext:value-type="float">
            <text:p>133.68</text:p>
          </table:table-cell>
          <table:table-cell office:value-type="float" office:value="26.15" calcext:value-type="float">
            <text:p>26.15</text:p>
          </table:table-cell>
        </table:table-row>
        <table:table-row table:style-name="ro1">
          <table:table-cell office:value-type="float" office:value="115848376832" calcext:value-type="float">
            <text:p>115848376832</text:p>
          </table:table-cell>
          <table:table-cell office:value-type="float" office:value="11858640896" calcext:value-type="float">
            <text:p>11858640896</text:p>
          </table:table-cell>
          <table:table-cell office:value-type="float" office:value="103.99" calcext:value-type="float">
            <text:p>103.99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123153600000" calcext:value-type="float">
            <text:p>123153600000</text:p>
          </table:table-cell>
          <table:table-cell office:value-type="float" office:value="4867016704" calcext:value-type="float">
            <text:p>4867016704</text:p>
          </table:table-cell>
          <table:table-cell office:value-type="float" office:value="118.29" calcext:value-type="float">
            <text:p>118.29</text:p>
          </table:table-cell>
          <table:table-cell office:value-type="float" office:value="24.38" calcext:value-type="float">
            <text:p>24.38</text:p>
          </table:table-cell>
        </table:table-row>
        <table:table-row table:style-name="ro1">
          <table:table-cell office:value-type="float" office:value="97808280064" calcext:value-type="float">
            <text:p>97808280064</text:p>
          </table:table-cell>
          <table:table-cell office:value-type="float" office:value="8991618048" calcext:value-type="float">
            <text:p>8991618048</text:p>
          </table:table-cell>
          <table:table-cell office:value-type="float" office:value="88.82" calcext:value-type="float">
            <text:p>88.82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office:value-type="float" office:value="17209766912" calcext:value-type="float">
            <text:p>17209766912</text:p>
          </table:table-cell>
          <table:table-cell office:value-type="float" office:value="77134621696" calcext:value-type="float">
            <text:p>77134621696</text:p>
          </table:table-cell>
          <table:table-cell office:value-type="float" office:value="59.92" calcext:value-type="float">
            <text:p>59.92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 office:value-type="float" office:value="143183859200" calcext:value-type="float">
            <text:p>143183859200</text:p>
          </table:table-cell>
          <table:table-cell office:value-type="float" office:value="157708881920" calcext:value-type="float">
            <text:p>157708881920</text:p>
          </table:table-cell>
          <table:table-cell office:value-type="float" office:value="14.53" calcext:value-type="float">
            <text:p>14.53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155208833024" calcext:value-type="float">
            <text:p>155208833024</text:p>
          </table:table-cell>
          <table:table-cell office:value-type="float" office:value="29669714944" calcext:value-type="float">
            <text:p>29669714944</text:p>
          </table:table-cell>
          <table:table-cell office:value-type="float" office:value="125.54" calcext:value-type="float">
            <text:p>125.54</text:p>
          </table:table-cell>
          <table:table-cell office:value-type="float" office:value="20.22" calcext:value-type="float">
            <text:p>20.22</text:p>
          </table:table-cell>
        </table:table-row>
        <table:table-row table:style-name="ro1">
          <table:table-cell office:value-type="float" office:value="75964515840" calcext:value-type="float">
            <text:p>75964515840</text:p>
          </table:table-cell>
          <table:table-cell office:value-type="float" office:value="76611208192" calcext:value-type="float">
            <text:p>76611208192</text:p>
          </table:table-cell>
          <table:table-cell office:value-type="float" office:value="0.65" calcext:value-type="float">
            <text:p>0.65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104849320960" calcext:value-type="float">
            <text:p>104849320960</text:p>
          </table:table-cell>
          <table:table-cell office:value-type="float" office:value="90463840768" calcext:value-type="float">
            <text:p>90463840768</text:p>
          </table:table-cell>
          <table:table-cell office:value-type="float" office:value="14.39" calcext:value-type="float">
            <text:p>14.39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 office:value-type="float" office:value="42644210688" calcext:value-type="float">
            <text:p>42644210688</text:p>
          </table:table-cell>
          <table:table-cell office:value-type="float" office:value="153455991296" calcext:value-type="float">
            <text:p>153455991296</text:p>
          </table:table-cell>
          <table:table-cell office:value-type="float" office:value="110.81" calcext:value-type="float">
            <text:p>110.81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float" office:value="133997842432" calcext:value-type="float">
            <text:p>133997842432</text:p>
          </table:table-cell>
          <table:table-cell office:value-type="float" office:value="34522804736" calcext:value-type="float">
            <text:p>34522804736</text:p>
          </table:table-cell>
          <table:table-cell office:value-type="float" office:value="99.48" calcext:value-type="float">
            <text:p>99.48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113057780736" calcext:value-type="float">
            <text:p>113057780736</text:p>
          </table:table-cell>
          <table:table-cell office:value-type="float" office:value="16979826688" calcext:value-type="float">
            <text:p>16979826688</text:p>
          </table:table-cell>
          <table:table-cell office:value-type="float" office:value="96.08" calcext:value-type="float">
            <text:p>96.08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97546967552" calcext:value-type="float">
            <text:p>97546967552</text:p>
          </table:table-cell>
          <table:table-cell office:value-type="float" office:value="108056227840" calcext:value-type="float">
            <text:p>108056227840</text:p>
          </table:table-cell>
          <table:table-cell office:value-type="float" office:value="10.51" calcext:value-type="float">
            <text:p>10.5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85281159168" calcext:value-type="float">
            <text:p>85281159168</text:p>
          </table:table-cell>
          <table:table-cell office:value-type="float" office:value="8339106816" calcext:value-type="float">
            <text:p>8339106816</text:p>
          </table:table-cell>
          <table:table-cell office:value-type="float" office:value="76.94" calcext:value-type="float">
            <text:p>76.94</text:p>
          </table:table-cell>
          <table:table-cell office:value-type="float" office:value="24.82" calcext:value-type="float">
            <text:p>24.82</text:p>
          </table:table-cell>
        </table:table-row>
        <table:table-row table:style-name="ro1">
          <table:table-cell office:value-type="float" office:value="148477611008" calcext:value-type="float">
            <text:p>148477611008</text:p>
          </table:table-cell>
          <table:table-cell office:value-type="float" office:value="99811550720" calcext:value-type="float">
            <text:p>99811550720</text:p>
          </table:table-cell>
          <table:table-cell office:value-type="float" office:value="48.67" calcext:value-type="float">
            <text:p>48.67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101266555392" calcext:value-type="float">
            <text:p>101266555392</text:p>
          </table:table-cell>
          <table:table-cell office:value-type="float" office:value="43211374080" calcext:value-type="float">
            <text:p>43211374080</text:p>
          </table:table-cell>
          <table:table-cell office:value-type="float" office:value="58.06" calcext:value-type="float">
            <text:p>58.06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 office:value-type="float" office:value="147618694144" calcext:value-type="float">
            <text:p>147618694144</text:p>
          </table:table-cell>
          <table:table-cell office:value-type="float" office:value="2160504320" calcext:value-type="float">
            <text:p>2160504320</text:p>
          </table:table-cell>
          <table:table-cell office:value-type="float" office:value="145.46" calcext:value-type="float">
            <text:p>145.46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1">
          <table:table-cell office:value-type="float" office:value="21461433856" calcext:value-type="float">
            <text:p>21461433856</text:p>
          </table:table-cell>
          <table:table-cell office:value-type="float" office:value="139443368960" calcext:value-type="float">
            <text:p>139443368960</text:p>
          </table:table-cell>
          <table:table-cell office:value-type="float" office:value="117.98" calcext:value-type="float">
            <text:p>117.98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float" office:value="71726110208" calcext:value-type="float">
            <text:p>71726110208</text:p>
          </table:table-cell>
          <table:table-cell office:value-type="float" office:value="134840084992" calcext:value-type="float">
            <text:p>134840084992</text:p>
          </table:table-cell>
          <table:table-cell office:value-type="float" office:value="63.11" calcext:value-type="float">
            <text:p>63.11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1">
          <table:table-cell office:value-type="float" office:value="77637435392" calcext:value-type="float">
            <text:p>77637435392</text:p>
          </table:table-cell>
          <table:table-cell office:value-type="float" office:value="158972868096" calcext:value-type="float">
            <text:p>158972868096</text:p>
          </table:table-cell>
          <table:table-cell office:value-type="float" office:value="81.34" calcext:value-type="float">
            <text:p>81.34</text:p>
          </table:table-cell>
          <table:table-cell office:value-type="float" office:value="21.41" calcext:value-type="float">
            <text:p>21.41</text:p>
          </table:table-cell>
        </table:table-row>
        <table:table-row table:style-name="ro1">
          <table:table-cell office:value-type="float" office:value="147810626048" calcext:value-type="float">
            <text:p>147810626048</text:p>
          </table:table-cell>
          <table:table-cell office:value-type="float" office:value="1121494016" calcext:value-type="float">
            <text:p>1121494016</text:p>
          </table:table-cell>
          <table:table-cell office:value-type="float" office:value="146.69" calcext:value-type="float">
            <text:p>146.69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159538295296" calcext:value-type="float">
            <text:p>159538295296</text:p>
          </table:table-cell>
          <table:table-cell office:value-type="float" office:value="18219863040" calcext:value-type="float">
            <text:p>18219863040</text:p>
          </table:table-cell>
          <table:table-cell office:value-type="float" office:value="141.32" calcext:value-type="float">
            <text:p>141.32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 office:value-type="float" office:value="127847238656" calcext:value-type="float">
            <text:p>127847238656</text:p>
          </table:table-cell>
          <table:table-cell office:value-type="float" office:value="28949367808" calcext:value-type="float">
            <text:p>28949367808</text:p>
          </table:table-cell>
          <table:table-cell office:value-type="float" office:value="98.9" calcext:value-type="float">
            <text:p>98.9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108210416640" calcext:value-type="float">
            <text:p>108210416640</text:p>
          </table:table-cell>
          <table:table-cell office:value-type="float" office:value="18653133824" calcext:value-type="float">
            <text:p>18653133824</text:p>
          </table:table-cell>
          <table:table-cell office:value-type="float" office:value="89.56" calcext:value-type="float">
            <text:p>89.56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float" office:value="1737958400" calcext:value-type="float">
            <text:p>1737958400</text:p>
          </table:table-cell>
          <table:table-cell office:value-type="float" office:value="112417504768" calcext:value-type="float">
            <text:p>112417504768</text:p>
          </table:table-cell>
          <table:table-cell office:value-type="float" office:value="110.68" calcext:value-type="float">
            <text:p>110.68</text:p>
          </table:table-cell>
          <table:table-cell office:value-type="float" office:value="20.99" calcext:value-type="float">
            <text:p>20.99</text:p>
          </table:table-cell>
        </table:table-row>
        <table:table-row table:style-name="ro1">
          <table:table-cell office:value-type="float" office:value="157588988928" calcext:value-type="float">
            <text:p>157588988928</text:p>
          </table:table-cell>
          <table:table-cell office:value-type="float" office:value="2688562176" calcext:value-type="float">
            <text:p>2688562176</text:p>
          </table:table-cell>
          <table:table-cell office:value-type="float" office:value="154.9" calcext:value-type="float">
            <text:p>154.9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float" office:value="99834919424" calcext:value-type="float">
            <text:p>99834919424</text:p>
          </table:table-cell>
          <table:table-cell office:value-type="float" office:value="28429602304" calcext:value-type="float">
            <text:p>28429602304</text:p>
          </table:table-cell>
          <table:table-cell office:value-type="float" office:value="71.41" calcext:value-type="float">
            <text:p>71.41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140284852224" calcext:value-type="float">
            <text:p>140284852224</text:p>
          </table:table-cell>
          <table:table-cell office:value-type="float" office:value="5122551808" calcext:value-type="float">
            <text:p>5122551808</text:p>
          </table:table-cell>
          <table:table-cell office:value-type="float" office:value="135.16" calcext:value-type="float">
            <text:p>135.16</text:p>
          </table:table-cell>
          <table:table-cell office:value-type="float" office:value="22.84" calcext:value-type="float">
            <text:p>22.84</text:p>
          </table:table-cell>
        </table:table-row>
        <table:table-row table:style-name="ro1">
          <table:table-cell office:value-type="float" office:value="142496061952" calcext:value-type="float">
            <text:p>142496061952</text:p>
          </table:table-cell>
          <table:table-cell office:value-type="float" office:value="5244649984" calcext:value-type="float">
            <text:p>5244649984</text:p>
          </table:table-cell>
          <table:table-cell office:value-type="float" office:value="137.25" calcext:value-type="float">
            <text:p>137.25</text:p>
          </table:table-cell>
          <table:table-cell office:value-type="float" office:value="22.55" calcext:value-type="float">
            <text:p>22.55</text:p>
          </table:table-cell>
        </table:table-row>
        <table:table-row table:style-name="ro1">
          <table:table-cell office:value-type="float" office:value="53340464128" calcext:value-type="float">
            <text:p>53340464128</text:p>
          </table:table-cell>
          <table:table-cell office:value-type="float" office:value="23244535808" calcext:value-type="float">
            <text:p>23244535808</text:p>
          </table:table-cell>
          <table:table-cell office:value-type="float" office:value="30.1" calcext:value-type="float">
            <text:p>30.1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132248820736" calcext:value-type="float">
            <text:p>132248820736</text:p>
          </table:table-cell>
          <table:table-cell office:value-type="float" office:value="33333500928" calcext:value-type="float">
            <text:p>33333500928</text:p>
          </table:table-cell>
          <table:table-cell office:value-type="float" office:value="98.92" calcext:value-type="float">
            <text:p>98.92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office:value-type="float" office:value="127800538624" calcext:value-type="float">
            <text:p>127800538624</text:p>
          </table:table-cell>
          <table:table-cell office:value-type="float" office:value="34369299968" calcext:value-type="float">
            <text:p>34369299968</text:p>
          </table:table-cell>
          <table:table-cell office:value-type="float" office:value="93.43" calcext:value-type="float">
            <text:p>93.43</text:p>
          </table:table-cell>
          <table:table-cell office:value-type="float" office:value="20.63" calcext:value-type="float">
            <text:p>20.63</text:p>
          </table:table-cell>
        </table:table-row>
        <table:table-row table:style-name="ro1">
          <table:table-cell office:value-type="float" office:value="62557638144" calcext:value-type="float">
            <text:p>62557638144</text:p>
          </table:table-cell>
          <table:table-cell office:value-type="float" office:value="28567700992" calcext:value-type="float">
            <text:p>28567700992</text:p>
          </table:table-cell>
          <table:table-cell office:value-type="float" office:value="33.99" calcext:value-type="float">
            <text:p>33.99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office:value-type="float" office:value="98185472512" calcext:value-type="float">
            <text:p>98185472512</text:p>
          </table:table-cell>
          <table:table-cell office:value-type="float" office:value="24752972800" calcext:value-type="float">
            <text:p>24752972800</text:p>
          </table:table-cell>
          <table:table-cell office:value-type="float" office:value="73.43" calcext:value-type="float">
            <text:p>73.43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office:value-type="float" office:value="56049361920" calcext:value-type="float">
            <text:p>56049361920</text:p>
          </table:table-cell>
          <table:table-cell office:value-type="float" office:value="14153415168" calcext:value-type="float">
            <text:p>14153415168</text:p>
          </table:table-cell>
          <table:table-cell office:value-type="float" office:value="41.9" calcext:value-type="float">
            <text:p>41.9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78771000832" calcext:value-type="float">
            <text:p>78771000832</text:p>
          </table:table-cell>
          <table:table-cell office:value-type="float" office:value="135187674112" calcext:value-type="float">
            <text:p>135187674112</text:p>
          </table:table-cell>
          <table:table-cell office:value-type="float" office:value="56.42" calcext:value-type="float">
            <text:p>56.42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float" office:value="153930803712" calcext:value-type="float">
            <text:p>153930803712</text:p>
          </table:table-cell>
          <table:table-cell office:value-type="float" office:value="4043606016" calcext:value-type="float">
            <text:p>4043606016</text:p>
          </table:table-cell>
          <table:table-cell office:value-type="float" office:value="149.89" calcext:value-type="float">
            <text:p>149.89</text:p>
          </table:table-cell>
          <table:table-cell office:value-type="float" office:value="28.71" calcext:value-type="float">
            <text:p>28.71</text:p>
          </table:table-cell>
        </table:table-row>
        <table:table-row table:style-name="ro1">
          <table:table-cell office:value-type="float" office:value="69563362816" calcext:value-type="float">
            <text:p>69563362816</text:p>
          </table:table-cell>
          <table:table-cell office:value-type="float" office:value="147235262976" calcext:value-type="float">
            <text:p>147235262976</text:p>
          </table:table-cell>
          <table:table-cell office:value-type="float" office:value="77.67" calcext:value-type="float">
            <text:p>77.67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128005982720" calcext:value-type="float">
            <text:p>128005982720</text:p>
          </table:table-cell>
          <table:table-cell office:value-type="float" office:value="119858874368" calcext:value-type="float">
            <text:p>119858874368</text:p>
          </table:table-cell>
          <table:table-cell office:value-type="float" office:value="8.15" calcext:value-type="float">
            <text:p>8.15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float" office:value="145187958784" calcext:value-type="float">
            <text:p>145187958784</text:p>
          </table:table-cell>
          <table:table-cell office:value-type="float" office:value="13994333184" calcext:value-type="float">
            <text:p>13994333184</text:p>
          </table:table-cell>
          <table:table-cell office:value-type="float" office:value="131.19" calcext:value-type="float">
            <text:p>131.19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48869675008" calcext:value-type="float">
            <text:p>148869675008</text:p>
          </table:table-cell>
          <table:table-cell office:value-type="float" office:value="6883200000" calcext:value-type="float">
            <text:p>6883200000</text:p>
          </table:table-cell>
          <table:table-cell office:value-type="float" office:value="141.99" calcext:value-type="float">
            <text:p>141.99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18269335040" calcext:value-type="float">
            <text:p>18269335040</text:p>
          </table:table-cell>
          <table:table-cell office:value-type="float" office:value="118664814080" calcext:value-type="float">
            <text:p>118664814080</text:p>
          </table:table-cell>
          <table:table-cell office:value-type="float" office:value="100.4" calcext:value-type="float">
            <text:p>100.4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float" office:value="42750874112" calcext:value-type="float">
            <text:p>42750874112</text:p>
          </table:table-cell>
          <table:table-cell office:value-type="float" office:value="132100904448" calcext:value-type="float">
            <text:p>132100904448</text:p>
          </table:table-cell>
          <table:table-cell office:value-type="float" office:value="89.35" calcext:value-type="float">
            <text:p>89.35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13648172544" calcext:value-type="float">
            <text:p>13648172544</text:p>
          </table:table-cell>
          <table:table-cell office:value-type="float" office:value="151136817152" calcext:value-type="float">
            <text:p>151136817152</text:p>
          </table:table-cell>
          <table:table-cell office:value-type="float" office:value="137.49" calcext:value-type="float">
            <text:p>137.49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155029000704" calcext:value-type="float">
            <text:p>155029000704</text:p>
          </table:table-cell>
          <table:table-cell office:value-type="float" office:value="3103512576" calcext:value-type="float">
            <text:p>3103512576</text:p>
          </table:table-cell>
          <table:table-cell office:value-type="float" office:value="151.93" calcext:value-type="float">
            <text:p>151.93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float" office:value="8820911104" calcext:value-type="float">
            <text:p>8820911104</text:p>
          </table:table-cell>
          <table:table-cell office:value-type="float" office:value="100004370432" calcext:value-type="float">
            <text:p>100004370432</text:p>
          </table:table-cell>
          <table:table-cell office:value-type="float" office:value="91.18" calcext:value-type="float">
            <text:p>91.18</text:p>
          </table:table-cell>
          <table:table-cell office:value-type="float" office:value="22.89" calcext:value-type="float">
            <text:p>22.89</text:p>
          </table:table-cell>
        </table:table-row>
        <table:table-row table:style-name="ro1">
          <table:table-cell office:value-type="float" office:value="156150781952" calcext:value-type="float">
            <text:p>156150781952</text:p>
          </table:table-cell>
          <table:table-cell office:value-type="float" office:value="40815217664" calcext:value-type="float">
            <text:p>40815217664</text:p>
          </table:table-cell>
          <table:table-cell office:value-type="float" office:value="115.34" calcext:value-type="float">
            <text:p>115.34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149899720704" calcext:value-type="float">
            <text:p>149899720704</text:p>
          </table:table-cell>
          <table:table-cell office:value-type="float" office:value="7737776640" calcext:value-type="float">
            <text:p>7737776640</text:p>
          </table:table-cell>
          <table:table-cell office:value-type="float" office:value="142.16" calcext:value-type="float">
            <text:p>142.16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16370777600" calcext:value-type="float">
            <text:p>16370777600</text:p>
          </table:table-cell>
          <table:table-cell office:value-type="float" office:value="125753977856" calcext:value-type="float">
            <text:p>125753977856</text:p>
          </table:table-cell>
          <table:table-cell office:value-type="float" office:value="109.38" calcext:value-type="float">
            <text:p>109.38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float" office:value="60551023616" calcext:value-type="float">
            <text:p>60551023616</text:p>
          </table:table-cell>
          <table:table-cell office:value-type="float" office:value="109115051008" calcext:value-type="float">
            <text:p>109115051008</text:p>
          </table:table-cell>
          <table:table-cell office:value-type="float" office:value="48.56" calcext:value-type="float">
            <text:p>48.56</text:p>
          </table:table-cell>
          <table:table-cell office:value-type="float" office:value="21.71" calcext:value-type="float">
            <text:p>21.71</text:p>
          </table:table-cell>
        </table:table-row>
        <table:table-row table:style-name="ro1">
          <table:table-cell office:value-type="float" office:value="90902460928" calcext:value-type="float">
            <text:p>90902460928</text:p>
          </table:table-cell>
          <table:table-cell office:value-type="float" office:value="126983684096" calcext:value-type="float">
            <text:p>126983684096</text:p>
          </table:table-cell>
          <table:table-cell office:value-type="float" office:value="36.08" calcext:value-type="float">
            <text:p>36.08</text:p>
          </table:table-cell>
          <table:table-cell office:value-type="float" office:value="17.85" calcext:value-type="float">
            <text:p>17.85</text:p>
          </table:table-cell>
        </table:table-row>
        <table:table-row table:style-name="ro1">
          <table:table-cell office:value-type="float" office:value="3112157696" calcext:value-type="float">
            <text:p>3112157696</text:p>
          </table:table-cell>
          <table:table-cell office:value-type="float" office:value="113191720960" calcext:value-type="float">
            <text:p>113191720960</text:p>
          </table:table-cell>
          <table:table-cell office:value-type="float" office:value="110.08" calcext:value-type="float">
            <text:p>110.08</text:p>
          </table:table-cell>
          <table:table-cell office:value-type="float" office:value="21.53" calcext:value-type="float">
            <text:p>21.53</text:p>
          </table:table-cell>
        </table:table-row>
        <table:table-row table:style-name="ro1">
          <table:table-cell office:value-type="float" office:value="131390234112" calcext:value-type="float">
            <text:p>131390234112</text:p>
          </table:table-cell>
          <table:table-cell office:value-type="float" office:value="3496858624" calcext:value-type="float">
            <text:p>3496858624</text:p>
          </table:table-cell>
          <table:table-cell office:value-type="float" office:value="127.89" calcext:value-type="float">
            <text:p>127.89</text:p>
          </table:table-cell>
          <table:table-cell office:value-type="float" office:value="29.34" calcext:value-type="float">
            <text:p>29.34</text:p>
          </table:table-cell>
        </table:table-row>
        <table:table-row table:style-name="ro1">
          <table:table-cell office:value-type="float" office:value="23169805312" calcext:value-type="float">
            <text:p>23169805312</text:p>
          </table:table-cell>
          <table:table-cell office:value-type="float" office:value="84798291968" calcext:value-type="float">
            <text:p>84798291968</text:p>
          </table:table-cell>
          <table:table-cell office:value-type="float" office:value="61.63" calcext:value-type="float">
            <text:p>61.63</text:p>
          </table:table-cell>
          <table:table-cell office:value-type="float" office:value="23.18" calcext:value-type="float">
            <text:p>23.18</text:p>
          </table:table-cell>
        </table:table-row>
        <table:table-row table:style-name="ro1">
          <table:table-cell office:value-type="float" office:value="120177468416" calcext:value-type="float">
            <text:p>120177468416</text:p>
          </table:table-cell>
          <table:table-cell office:value-type="float" office:value="8354449920" calcext:value-type="float">
            <text:p>8354449920</text:p>
          </table:table-cell>
          <table:table-cell office:value-type="float" office:value="111.82" calcext:value-type="float">
            <text:p>111.82</text:p>
          </table:table-cell>
          <table:table-cell office:value-type="float" office:value="19.16" calcext:value-type="float">
            <text:p>19.16</text:p>
          </table:table-cell>
        </table:table-row>
        <table:table-row table:style-name="ro1">
          <table:table-cell office:value-type="float" office:value="155237247488" calcext:value-type="float">
            <text:p>155237247488</text:p>
          </table:table-cell>
          <table:table-cell office:value-type="float" office:value="11238848000" calcext:value-type="float">
            <text:p>11238848000</text:p>
          </table:table-cell>
          <table:table-cell office:value-type="float" office:value="144" calcext:value-type="float">
            <text:p>144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132654219776" calcext:value-type="float">
            <text:p>132654219776</text:p>
          </table:table-cell>
          <table:table-cell office:value-type="float" office:value="38894406656" calcext:value-type="float">
            <text:p>38894406656</text:p>
          </table:table-cell>
          <table:table-cell office:value-type="float" office:value="93.76" calcext:value-type="float">
            <text:p>93.76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 office:value-type="float" office:value="52050961920" calcext:value-type="float">
            <text:p>52050961920</text:p>
          </table:table-cell>
          <table:table-cell office:value-type="float" office:value="33114931712" calcext:value-type="float">
            <text:p>33114931712</text:p>
          </table:table-cell>
          <table:table-cell office:value-type="float" office:value="18.94" calcext:value-type="float">
            <text:p>18.94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123694697984" calcext:value-type="float">
            <text:p>123694697984</text:p>
          </table:table-cell>
          <table:table-cell office:value-type="float" office:value="50529932288" calcext:value-type="float">
            <text:p>50529932288</text:p>
          </table:table-cell>
          <table:table-cell office:value-type="float" office:value="73.16" calcext:value-type="float">
            <text:p>73.16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24735128064" calcext:value-type="float">
            <text:p>24735128064</text:p>
          </table:table-cell>
          <table:table-cell office:value-type="float" office:value="13044374016" calcext:value-type="float">
            <text:p>13044374016</text:p>
          </table:table-cell>
          <table:table-cell office:value-type="float" office:value="11.69" calcext:value-type="float">
            <text:p>11.69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11366205952" calcext:value-type="float">
            <text:p>11366205952</text:p>
          </table:table-cell>
          <table:table-cell office:value-type="float" office:value="127717363712" calcext:value-type="float">
            <text:p>127717363712</text:p>
          </table:table-cell>
          <table:table-cell office:value-type="float" office:value="116.35" calcext:value-type="float">
            <text:p>116.35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float" office:value="126881331712" calcext:value-type="float">
            <text:p>126881331712</text:p>
          </table:table-cell>
          <table:table-cell office:value-type="float" office:value="8548012032" calcext:value-type="float">
            <text:p>8548012032</text:p>
          </table:table-cell>
          <table:table-cell office:value-type="float" office:value="118.33" calcext:value-type="float">
            <text:p>118.33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float" office:value="148872351744" calcext:value-type="float">
            <text:p>148872351744</text:p>
          </table:table-cell>
          <table:table-cell office:value-type="float" office:value="29885765120" calcext:value-type="float">
            <text:p>29885765120</text:p>
          </table:table-cell>
          <table:table-cell office:value-type="float" office:value="118.99" calcext:value-type="float">
            <text:p>118.99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1">
          <table:table-cell office:value-type="float" office:value="52340267520" calcext:value-type="float">
            <text:p>52340267520</text:p>
          </table:table-cell>
          <table:table-cell office:value-type="float" office:value="153662764544" calcext:value-type="float">
            <text:p>153662764544</text:p>
          </table:table-cell>
          <table:table-cell office:value-type="float" office:value="101.32" calcext:value-type="float">
            <text:p>101.32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24601102848" calcext:value-type="float">
            <text:p>24601102848</text:p>
          </table:table-cell>
          <table:table-cell office:value-type="float" office:value="73561830912" calcext:value-type="float">
            <text:p>73561830912</text:p>
          </table:table-cell>
          <table:table-cell office:value-type="float" office:value="48.96" calcext:value-type="float">
            <text:p>48.96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34692952576" calcext:value-type="float">
            <text:p>34692952576</text:p>
          </table:table-cell>
          <table:table-cell office:value-type="float" office:value="152323104256" calcext:value-type="float">
            <text:p>152323104256</text:p>
          </table:table-cell>
          <table:table-cell office:value-type="float" office:value="117.63" calcext:value-type="float">
            <text:p>117.63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float" office:value="80886933504" calcext:value-type="float">
            <text:p>80886933504</text:p>
          </table:table-cell>
          <table:table-cell office:value-type="float" office:value="134503453184" calcext:value-type="float">
            <text:p>134503453184</text:p>
          </table:table-cell>
          <table:table-cell office:value-type="float" office:value="53.62" calcext:value-type="float">
            <text:p>53.62</text:p>
          </table:table-cell>
          <table:table-cell office:value-type="float" office:value="22.59" calcext:value-type="float">
            <text:p>22.59</text:p>
          </table:table-cell>
        </table:table-row>
        <table:table-row table:style-name="ro1">
          <table:table-cell office:value-type="float" office:value="155152640000" calcext:value-type="float">
            <text:p>155152640000</text:p>
          </table:table-cell>
          <table:table-cell office:value-type="float" office:value="126530111488" calcext:value-type="float">
            <text:p>126530111488</text:p>
          </table:table-cell>
          <table:table-cell office:value-type="float" office:value="28.62" calcext:value-type="float">
            <text:p>28.62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139710978560" calcext:value-type="float">
            <text:p>139710978560</text:p>
          </table:table-cell>
          <table:table-cell office:value-type="float" office:value="143914213888" calcext:value-type="float">
            <text:p>143914213888</text:p>
          </table:table-cell>
          <table:table-cell office:value-type="float" office:value="4.2" calcext:value-type="float">
            <text:p>4.2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float" office:value="51232968192" calcext:value-type="float">
            <text:p>51232968192</text:p>
          </table:table-cell>
          <table:table-cell office:value-type="float" office:value="94030496256" calcext:value-type="float">
            <text:p>94030496256</text:p>
          </table:table-cell>
          <table:table-cell office:value-type="float" office:value="42.8" calcext:value-type="float">
            <text:p>42.8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float" office:value="74766695936" calcext:value-type="float">
            <text:p>74766695936</text:p>
          </table:table-cell>
          <table:table-cell office:value-type="float" office:value="131042411008" calcext:value-type="float">
            <text:p>131042411008</text:p>
          </table:table-cell>
          <table:table-cell office:value-type="float" office:value="56.28" calcext:value-type="float">
            <text:p>56.28</text:p>
          </table:table-cell>
          <table:table-cell office:value-type="float" office:value="18.54" calcext:value-type="float">
            <text:p>18.54</text:p>
          </table:table-cell>
        </table:table-row>
        <table:table-row table:style-name="ro1">
          <table:table-cell office:value-type="float" office:value="155460281856" calcext:value-type="float">
            <text:p>155460281856</text:p>
          </table:table-cell>
          <table:table-cell office:value-type="float" office:value="122083016192" calcext:value-type="float">
            <text:p>122083016192</text:p>
          </table:table-cell>
          <table:table-cell office:value-type="float" office:value="33.38" calcext:value-type="float">
            <text:p>33.38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float" office:value="149146480640" calcext:value-type="float">
            <text:p>149146480640</text:p>
          </table:table-cell>
          <table:table-cell office:value-type="float" office:value="11891631104" calcext:value-type="float">
            <text:p>11891631104</text:p>
          </table:table-cell>
          <table:table-cell office:value-type="float" office:value="137.25" calcext:value-type="float">
            <text:p>137.25</text:p>
          </table:table-cell>
          <table:table-cell office:value-type="float" office:value="22.18" calcext:value-type="float">
            <text:p>22.18</text:p>
          </table:table-cell>
        </table:table-row>
        <table:table-row table:style-name="ro1">
          <table:table-cell office:value-type="float" office:value="134682997760" calcext:value-type="float">
            <text:p>134682997760</text:p>
          </table:table-cell>
          <table:table-cell office:value-type="float" office:value="17393339392" calcext:value-type="float">
            <text:p>17393339392</text:p>
          </table:table-cell>
          <table:table-cell office:value-type="float" office:value="117.29" calcext:value-type="float">
            <text:p>117.2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88340663808" calcext:value-type="float">
            <text:p>88340663808</text:p>
          </table:table-cell>
          <table:table-cell office:value-type="float" office:value="117515256832" calcext:value-type="float">
            <text:p>117515256832</text:p>
          </table:table-cell>
          <table:table-cell office:value-type="float" office:value="29.17" calcext:value-type="float">
            <text:p>29.17</text:p>
          </table:table-cell>
          <table:table-cell office:value-type="float" office:value="20.72" calcext:value-type="float">
            <text:p>20.72</text:p>
          </table:table-cell>
        </table:table-row>
        <table:table-row table:style-name="ro1">
          <table:table-cell office:value-type="float" office:value="56824372224" calcext:value-type="float">
            <text:p>56824372224</text:p>
          </table:table-cell>
          <table:table-cell office:value-type="float" office:value="111932497920" calcext:value-type="float">
            <text:p>111932497920</text:p>
          </table:table-cell>
          <table:table-cell office:value-type="float" office:value="55.11" calcext:value-type="float">
            <text:p>55.11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149344540160" calcext:value-type="float">
            <text:p>149344540160</text:p>
          </table:table-cell>
          <table:table-cell office:value-type="float" office:value="127982976512" calcext:value-type="float">
            <text:p>127982976512</text:p>
          </table:table-cell>
          <table:table-cell office:value-type="float" office:value="21.36" calcext:value-type="float">
            <text:p>21.36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office:value-type="float" office:value="30164239872" calcext:value-type="float">
            <text:p>30164239872</text:p>
          </table:table-cell>
          <table:table-cell office:value-type="float" office:value="78452721152" calcext:value-type="float">
            <text:p>78452721152</text:p>
          </table:table-cell>
          <table:table-cell office:value-type="float" office:value="48.29" calcext:value-type="float">
            <text:p>48.29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1">
          <table:table-cell office:value-type="float" office:value="146981992960" calcext:value-type="float">
            <text:p>146981992960</text:p>
          </table:table-cell>
          <table:table-cell office:value-type="float" office:value="11007606272" calcext:value-type="float">
            <text:p>11007606272</text:p>
          </table:table-cell>
          <table:table-cell office:value-type="float" office:value="135.97" calcext:value-type="float">
            <text:p>135.97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38782236672" calcext:value-type="float">
            <text:p>38782236672</text:p>
          </table:table-cell>
          <table:table-cell office:value-type="float" office:value="149211407872" calcext:value-type="float">
            <text:p>149211407872</text:p>
          </table:table-cell>
          <table:table-cell office:value-type="float" office:value="110.43" calcext:value-type="float">
            <text:p>110.43</text:p>
          </table:table-cell>
          <table:table-cell office:value-type="float" office:value="23.89" calcext:value-type="float">
            <text:p>23.89</text:p>
          </table:table-cell>
        </table:table-row>
        <table:table-row table:style-name="ro1">
          <table:table-cell office:value-type="float" office:value="13819642880" calcext:value-type="float">
            <text:p>13819642880</text:p>
          </table:table-cell>
          <table:table-cell office:value-type="float" office:value="144834727936" calcext:value-type="float">
            <text:p>144834727936</text:p>
          </table:table-cell>
          <table:table-cell office:value-type="float" office:value="131.02" calcext:value-type="float">
            <text:p>131.02</text:p>
          </table:table-cell>
          <table:table-cell office:value-type="float" office:value="26.91" calcext:value-type="float">
            <text:p>26.91</text:p>
          </table:table-cell>
        </table:table-row>
        <table:table-row table:style-name="ro1">
          <table:table-cell office:value-type="float" office:value="39690188800" calcext:value-type="float">
            <text:p>39690188800</text:p>
          </table:table-cell>
          <table:table-cell office:value-type="float" office:value="67227230720" calcext:value-type="float">
            <text:p>67227230720</text:p>
          </table:table-cell>
          <table:table-cell office:value-type="float" office:value="27.54" calcext:value-type="float">
            <text:p>27.54</text:p>
          </table:table-cell>
          <table:table-cell office:value-type="float" office:value="15.48" calcext:value-type="float">
            <text:p>15.48</text:p>
          </table:table-cell>
        </table:table-row>
        <table:table-row table:style-name="ro1">
          <table:table-cell office:value-type="float" office:value="134070624256" calcext:value-type="float">
            <text:p>134070624256</text:p>
          </table:table-cell>
          <table:table-cell office:value-type="float" office:value="5054994944" calcext:value-type="float">
            <text:p>5054994944</text:p>
          </table:table-cell>
          <table:table-cell office:value-type="float" office:value="129.02" calcext:value-type="float">
            <text:p>129.02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117472273920" calcext:value-type="float">
            <text:p>117472273920</text:p>
          </table:table-cell>
          <table:table-cell office:value-type="float" office:value="153613360128" calcext:value-type="float">
            <text:p>153613360128</text:p>
          </table:table-cell>
          <table:table-cell office:value-type="float" office:value="36.14" calcext:value-type="float">
            <text:p>36.14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24678760448" calcext:value-type="float">
            <text:p>24678760448</text:p>
          </table:table-cell>
          <table:table-cell office:value-type="float" office:value="136358443008" calcext:value-type="float">
            <text:p>136358443008</text:p>
          </table:table-cell>
          <table:table-cell office:value-type="float" office:value="111.68" calcext:value-type="float">
            <text:p>111.68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42783524352" calcext:value-type="float">
            <text:p>42783524352</text:p>
          </table:table-cell>
          <table:table-cell office:value-type="float" office:value="139901128192" calcext:value-type="float">
            <text:p>139901128192</text:p>
          </table:table-cell>
          <table:table-cell office:value-type="float" office:value="97.12" calcext:value-type="float">
            <text:p>97.12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29039856640" calcext:value-type="float">
            <text:p>29039856640</text:p>
          </table:table-cell>
          <table:table-cell office:value-type="float" office:value="19814401536" calcext:value-type="float">
            <text:p>19814401536</text:p>
          </table:table-cell>
          <table:table-cell office:value-type="float" office:value="9.23" calcext:value-type="float">
            <text:p>9.23</text:p>
          </table:table-cell>
          <table:table-cell office:value-type="float" office:value="17.36" calcext:value-type="float">
            <text:p>17.36</text:p>
          </table:table-cell>
        </table:table-row>
        <table:table-row table:style-name="ro1">
          <table:table-cell office:value-type="float" office:value="76769181184" calcext:value-type="float">
            <text:p>76769181184</text:p>
          </table:table-cell>
          <table:table-cell office:value-type="float" office:value="141985328128" calcext:value-type="float">
            <text:p>141985328128</text:p>
          </table:table-cell>
          <table:table-cell office:value-type="float" office:value="65.22" calcext:value-type="float">
            <text:p>65.22</text:p>
          </table:table-cell>
          <table:table-cell office:value-type="float" office:value="23.39" calcext:value-type="float">
            <text:p>23.39</text:p>
          </table:table-cell>
        </table:table-row>
        <table:table-row table:style-name="ro1">
          <table:table-cell office:value-type="float" office:value="103930161664" calcext:value-type="float">
            <text:p>103930161664</text:p>
          </table:table-cell>
          <table:table-cell office:value-type="float" office:value="154550952448" calcext:value-type="float">
            <text:p>154550952448</text:p>
          </table:table-cell>
          <table:table-cell office:value-type="float" office:value="50.62" calcext:value-type="float">
            <text:p>50.62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39649383424" calcext:value-type="float">
            <text:p>39649383424</text:p>
          </table:table-cell>
          <table:table-cell office:value-type="float" office:value="110407013888" calcext:value-type="float">
            <text:p>110407013888</text:p>
          </table:table-cell>
          <table:table-cell office:value-type="float" office:value="70.76" calcext:value-type="float">
            <text:p>70.7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4776732160" calcext:value-type="float">
            <text:p>4776732160</text:p>
          </table:table-cell>
          <table:table-cell office:value-type="float" office:value="129288055296" calcext:value-type="float">
            <text:p>129288055296</text:p>
          </table:table-cell>
          <table:table-cell office:value-type="float" office:value="124.51" calcext:value-type="float">
            <text:p>124.51</text:p>
          </table:table-cell>
          <table:table-cell office:value-type="float" office:value="19.12" calcext:value-type="float">
            <text:p>19.12</text:p>
          </table:table-cell>
        </table:table-row>
        <table:table-row table:style-name="ro1">
          <table:table-cell office:value-type="float" office:value="119326535680" calcext:value-type="float">
            <text:p>119326535680</text:p>
          </table:table-cell>
          <table:table-cell office:value-type="float" office:value="136487786496" calcext:value-type="float">
            <text:p>136487786496</text:p>
          </table:table-cell>
          <table:table-cell office:value-type="float" office:value="17.16" calcext:value-type="float">
            <text:p>17.16</text:p>
          </table:table-cell>
          <table:table-cell office:value-type="float" office:value="15.67" calcext:value-type="float">
            <text:p>15.67</text:p>
          </table:table-cell>
        </table:table-row>
        <table:table-row table:style-name="ro1">
          <table:table-cell office:value-type="float" office:value="156220116480" calcext:value-type="float">
            <text:p>156220116480</text:p>
          </table:table-cell>
          <table:table-cell office:value-type="float" office:value="135148312064" calcext:value-type="float">
            <text:p>135148312064</text:p>
          </table:table-cell>
          <table:table-cell office:value-type="float" office:value="21.07" calcext:value-type="float">
            <text:p>21.0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156337937408" calcext:value-type="float">
            <text:p>156337937408</text:p>
          </table:table-cell>
          <table:table-cell office:value-type="float" office:value="102884793856" calcext:value-type="float">
            <text:p>102884793856</text:p>
          </table:table-cell>
          <table:table-cell office:value-type="float" office:value="53.45" calcext:value-type="float">
            <text:p>53.45</text:p>
          </table:table-cell>
          <table:table-cell office:value-type="float" office:value="18.57" calcext:value-type="float">
            <text:p>18.57</text:p>
          </table:table-cell>
        </table:table-row>
        <table:table-row table:style-name="ro1">
          <table:table-cell office:value-type="float" office:value="10407767552" calcext:value-type="float">
            <text:p>10407767552</text:p>
          </table:table-cell>
          <table:table-cell office:value-type="float" office:value="156574281728" calcext:value-type="float">
            <text:p>156574281728</text:p>
          </table:table-cell>
          <table:table-cell office:value-type="float" office:value="146.17" calcext:value-type="float">
            <text:p>146.17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113135409152" calcext:value-type="float">
            <text:p>113135409152</text:p>
          </table:table-cell>
          <table:table-cell office:value-type="float" office:value="86402930176" calcext:value-type="float">
            <text:p>86402930176</text:p>
          </table:table-cell>
          <table:table-cell office:value-type="float" office:value="26.73" calcext:value-type="float">
            <text:p>26.73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93840779264" calcext:value-type="float">
            <text:p>93840779264</text:p>
          </table:table-cell>
          <table:table-cell office:value-type="float" office:value="157954264064" calcext:value-type="float">
            <text:p>157954264064</text:p>
          </table:table-cell>
          <table:table-cell office:value-type="float" office:value="64.11" calcext:value-type="float">
            <text:p>64.11</text:p>
          </table:table-cell>
          <table:table-cell office:value-type="float" office:value="24.86" calcext:value-type="float">
            <text:p>24.86</text:p>
          </table:table-cell>
        </table:table-row>
        <table:table-row table:style-name="ro1">
          <table:table-cell office:value-type="float" office:value="148530827264" calcext:value-type="float">
            <text:p>148530827264</text:p>
          </table:table-cell>
          <table:table-cell office:value-type="float" office:value="127392702464" calcext:value-type="float">
            <text:p>127392702464</text:p>
          </table:table-cell>
          <table:table-cell office:value-type="float" office:value="21.14" calcext:value-type="float">
            <text:p>21.1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80824610816" calcext:value-type="float">
            <text:p>80824610816</text:p>
          </table:table-cell>
          <table:table-cell office:value-type="float" office:value="155194966016" calcext:value-type="float">
            <text:p>155194966016</text:p>
          </table:table-cell>
          <table:table-cell office:value-type="float" office:value="74.37" calcext:value-type="float">
            <text:p>74.3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11698676736" calcext:value-type="float">
            <text:p>11698676736</text:p>
          </table:table-cell>
          <table:table-cell office:value-type="float" office:value="158871827456" calcext:value-type="float">
            <text:p>158871827456</text:p>
          </table:table-cell>
          <table:table-cell office:value-type="float" office:value="147.17" calcext:value-type="float">
            <text:p>147.17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33434776576" calcext:value-type="float">
            <text:p>33434776576</text:p>
          </table:table-cell>
          <table:table-cell office:value-type="float" office:value="145478333952" calcext:value-type="float">
            <text:p>145478333952</text:p>
          </table:table-cell>
          <table:table-cell office:value-type="float" office:value="112.04" calcext:value-type="float">
            <text:p>112.04</text:p>
          </table:table-cell>
          <table:table-cell office:value-type="float" office:value="24.51" calcext:value-type="float">
            <text:p>24.51</text:p>
          </table:table-cell>
        </table:table-row>
        <table:table-row table:style-name="ro1">
          <table:table-cell office:value-type="float" office:value="14662252032" calcext:value-type="float">
            <text:p>14662252032</text:p>
          </table:table-cell>
          <table:table-cell office:value-type="float" office:value="149174554624" calcext:value-type="float">
            <text:p>149174554624</text:p>
          </table:table-cell>
          <table:table-cell office:value-type="float" office:value="134.51" calcext:value-type="float">
            <text:p>134.51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44409093120" calcext:value-type="float">
            <text:p>44409093120</text:p>
          </table:table-cell>
          <table:table-cell office:value-type="float" office:value="51924153856" calcext:value-type="float">
            <text:p>51924153856</text:p>
          </table:table-cell>
          <table:table-cell office:value-type="float" office:value="7.52" calcext:value-type="float">
            <text:p>7.52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158155412992" calcext:value-type="float">
            <text:p>158155412992</text:p>
          </table:table-cell>
          <table:table-cell office:value-type="float" office:value="766448640" calcext:value-type="float">
            <text:p>766448640</text:p>
          </table:table-cell>
          <table:table-cell office:value-type="float" office:value="157.39" calcext:value-type="float">
            <text:p>157.39</text:p>
          </table:table-cell>
          <table:table-cell office:value-type="float" office:value="24.74" calcext:value-type="float">
            <text:p>24.74</text:p>
          </table:table-cell>
        </table:table-row>
        <table:table-row table:style-name="ro1">
          <table:table-cell office:value-type="float" office:value="120229139968" calcext:value-type="float">
            <text:p>120229139968</text:p>
          </table:table-cell>
          <table:table-cell office:value-type="float" office:value="21930297344" calcext:value-type="float">
            <text:p>21930297344</text:p>
          </table:table-cell>
          <table:table-cell office:value-type="float" office:value="98.3" calcext:value-type="float">
            <text:p>98.3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float" office:value="113877537792" calcext:value-type="float">
            <text:p>113877537792</text:p>
          </table:table-cell>
          <table:table-cell office:value-type="float" office:value="66907080704" calcext:value-type="float">
            <text:p>66907080704</text:p>
          </table:table-cell>
          <table:table-cell office:value-type="float" office:value="46.97" calcext:value-type="float">
            <text:p>46.97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office:value-type="float" office:value="144827781632" calcext:value-type="float">
            <text:p>144827781632</text:p>
          </table:table-cell>
          <table:table-cell office:value-type="float" office:value="148546060288" calcext:value-type="float">
            <text:p>148546060288</text:p>
          </table:table-cell>
          <table:table-cell office:value-type="float" office:value="3.72" calcext:value-type="float">
            <text:p>3.72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float" office:value="24846880256" calcext:value-type="float">
            <text:p>24846880256</text:p>
          </table:table-cell>
          <table:table-cell office:value-type="float" office:value="110604462080" calcext:value-type="float">
            <text:p>110604462080</text:p>
          </table:table-cell>
          <table:table-cell office:value-type="float" office:value="85.76" calcext:value-type="float">
            <text:p>85.76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74191959552" calcext:value-type="float">
            <text:p>74191959552</text:p>
          </table:table-cell>
          <table:table-cell office:value-type="float" office:value="133614187520" calcext:value-type="float">
            <text:p>133614187520</text:p>
          </table:table-cell>
          <table:table-cell office:value-type="float" office:value="59.42" calcext:value-type="float">
            <text:p>59.42</text:p>
          </table:table-cell>
          <table:table-cell office:value-type="float" office:value="23.97" calcext:value-type="float">
            <text:p>23.97</text:p>
          </table:table-cell>
        </table:table-row>
        <table:table-row table:style-name="ro1">
          <table:table-cell office:value-type="float" office:value="83846448640" calcext:value-type="float">
            <text:p>83846448640</text:p>
          </table:table-cell>
          <table:table-cell office:value-type="float" office:value="145327955968" calcext:value-type="float">
            <text:p>145327955968</text:p>
          </table:table-cell>
          <table:table-cell office:value-type="float" office:value="61.48" calcext:value-type="float">
            <text:p>61.48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156639511552" calcext:value-type="float">
            <text:p>156639511552</text:p>
          </table:table-cell>
          <table:table-cell office:value-type="float" office:value="16815972352" calcext:value-type="float">
            <text:p>16815972352</text:p>
          </table:table-cell>
          <table:table-cell office:value-type="float" office:value="139.82" calcext:value-type="float">
            <text:p>139.82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float" office:value="158073184768" calcext:value-type="float">
            <text:p>158073184768</text:p>
          </table:table-cell>
          <table:table-cell office:value-type="float" office:value="385299456" calcext:value-type="float">
            <text:p>385299456</text:p>
          </table:table-cell>
          <table:table-cell office:value-type="float" office:value="157.69" calcext:value-type="float">
            <text:p>157.6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147228028928" calcext:value-type="float">
            <text:p>147228028928</text:p>
          </table:table-cell>
          <table:table-cell office:value-type="float" office:value="138679021568" calcext:value-type="float">
            <text:p>138679021568</text:p>
          </table:table-cell>
          <table:table-cell office:value-type="float" office:value="8.55" calcext:value-type="float">
            <text:p>8.55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116122386944" calcext:value-type="float">
            <text:p>116122386944</text:p>
          </table:table-cell>
          <table:table-cell office:value-type="float" office:value="40924529664" calcext:value-type="float">
            <text:p>40924529664</text:p>
          </table:table-cell>
          <table:table-cell office:value-type="float" office:value="75.2" calcext:value-type="float">
            <text:p>75.2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float" office:value="141386318848" calcext:value-type="float">
            <text:p>141386318848</text:p>
          </table:table-cell>
          <table:table-cell office:value-type="float" office:value="158387239936" calcext:value-type="float">
            <text:p>158387239936</text:p>
          </table:table-cell>
          <table:table-cell office:value-type="float" office:value="17" calcext:value-type="float">
            <text:p>17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115254332928" calcext:value-type="float">
            <text:p>115254332928</text:p>
          </table:table-cell>
          <table:table-cell office:value-type="float" office:value="7234330112" calcext:value-type="float">
            <text:p>723433011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71575450624" calcext:value-type="float">
            <text:p>71575450624</text:p>
          </table:table-cell>
          <table:table-cell office:value-type="float" office:value="1866650112" calcext:value-type="float">
            <text:p>1866650112</text:p>
          </table:table-cell>
          <table:table-cell office:value-type="float" office:value="69.71" calcext:value-type="float">
            <text:p>69.71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1">
          <table:table-cell office:value-type="float" office:value="74143426560" calcext:value-type="float">
            <text:p>74143426560</text:p>
          </table:table-cell>
          <table:table-cell office:value-type="float" office:value="119302961664" calcext:value-type="float">
            <text:p>119302961664</text:p>
          </table:table-cell>
          <table:table-cell office:value-type="float" office:value="45.16" calcext:value-type="float">
            <text:p>45.16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155372747776" calcext:value-type="float">
            <text:p>155372747776</text:p>
          </table:table-cell>
          <table:table-cell office:value-type="float" office:value="146242272256" calcext:value-type="float">
            <text:p>146242272256</text:p>
          </table:table-cell>
          <table:table-cell office:value-type="float" office:value="9.13" calcext:value-type="float">
            <text:p>9.13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office:value-type="float" office:value="85172821504" calcext:value-type="float">
            <text:p>85172821504</text:p>
          </table:table-cell>
          <table:table-cell office:value-type="float" office:value="94371483136" calcext:value-type="float">
            <text:p>94371483136</text:p>
          </table:table-cell>
          <table:table-cell office:value-type="float" office:value="9.2" calcext:value-type="float">
            <text:p>9.2</text:p>
          </table:table-cell>
          <table:table-cell office:value-type="float" office:value="14.15" calcext:value-type="float">
            <text:p>14.15</text:p>
          </table:table-cell>
        </table:table-row>
        <table:table-row table:style-name="ro1">
          <table:table-cell office:value-type="float" office:value="102172742144" calcext:value-type="float">
            <text:p>102172742144</text:p>
          </table:table-cell>
          <table:table-cell office:value-type="float" office:value="11307652096" calcext:value-type="float">
            <text:p>11307652096</text:p>
          </table:table-cell>
          <table:table-cell office:value-type="float" office:value="90.87" calcext:value-type="float">
            <text:p>90.87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58737162240" calcext:value-type="float">
            <text:p>58737162240</text:p>
          </table:table-cell>
          <table:table-cell office:value-type="float" office:value="109547973120" calcext:value-type="float">
            <text:p>109547973120</text:p>
          </table:table-cell>
          <table:table-cell office:value-type="float" office:value="50.81" calcext:value-type="float">
            <text:p>50.81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0853217280" calcext:value-type="float">
            <text:p>10853217280</text:p>
          </table:table-cell>
          <table:table-cell office:value-type="float" office:value="155332753920" calcext:value-type="float">
            <text:p>155332753920</text:p>
          </table:table-cell>
          <table:table-cell office:value-type="float" office:value="144.48" calcext:value-type="float">
            <text:p>144.48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float" office:value="26232091136" calcext:value-type="float">
            <text:p>26232091136</text:p>
          </table:table-cell>
          <table:table-cell office:value-type="float" office:value="123454747136" calcext:value-type="float">
            <text:p>123454747136</text:p>
          </table:table-cell>
          <table:table-cell office:value-type="float" office:value="97.22" calcext:value-type="float">
            <text:p>97.22</text:p>
          </table:table-cell>
          <table:table-cell office:value-type="float" office:value="24.51" calcext:value-type="float">
            <text:p>24.51</text:p>
          </table:table-cell>
        </table:table-row>
        <table:table-row table:style-name="ro1">
          <table:table-cell office:value-type="float" office:value="12750562304" calcext:value-type="float">
            <text:p>12750562304</text:p>
          </table:table-cell>
          <table:table-cell office:value-type="float" office:value="138647994368" calcext:value-type="float">
            <text:p>138647994368</text:p>
          </table:table-cell>
          <table:table-cell office:value-type="float" office:value="125.9" calcext:value-type="float">
            <text:p>125.9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office:value-type="float" office:value="83410323456" calcext:value-type="float">
            <text:p>83410323456</text:p>
          </table:table-cell>
          <table:table-cell office:value-type="float" office:value="151215694848" calcext:value-type="float">
            <text:p>151215694848</text:p>
          </table:table-cell>
          <table:table-cell office:value-type="float" office:value="67.81" calcext:value-type="float">
            <text:p>67.81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float" office:value="37766143488" calcext:value-type="float">
            <text:p>37766143488</text:p>
          </table:table-cell>
          <table:table-cell office:value-type="float" office:value="113871697408" calcext:value-type="float">
            <text:p>113871697408</text:p>
          </table:table-cell>
          <table:table-cell office:value-type="float" office:value="76.11" calcext:value-type="float">
            <text:p>76.11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float" office:value="64681755136" calcext:value-type="float">
            <text:p>64681755136</text:p>
          </table:table-cell>
          <table:table-cell office:value-type="float" office:value="149315469312" calcext:value-type="float">
            <text:p>149315469312</text:p>
          </table:table-cell>
          <table:table-cell office:value-type="float" office:value="84.63" calcext:value-type="float">
            <text:p>84.63</text:p>
          </table:table-cell>
          <table:table-cell office:value-type="float" office:value="24.07" calcext:value-type="float">
            <text:p>24.07</text:p>
          </table:table-cell>
        </table:table-row>
        <table:table-row table:style-name="ro1">
          <table:table-cell office:value-type="float" office:value="116831316480" calcext:value-type="float">
            <text:p>116831316480</text:p>
          </table:table-cell>
          <table:table-cell office:value-type="float" office:value="47556443648" calcext:value-type="float">
            <text:p>47556443648</text:p>
          </table:table-cell>
          <table:table-cell office:value-type="float" office:value="69.27" calcext:value-type="float">
            <text:p>69.27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1">
          <table:table-cell office:value-type="float" office:value="143069707776" calcext:value-type="float">
            <text:p>143069707776</text:p>
          </table:table-cell>
          <table:table-cell office:value-type="float" office:value="24525730816" calcext:value-type="float">
            <text:p>24525730816</text:p>
          </table:table-cell>
          <table:table-cell office:value-type="float" office:value="118.54" calcext:value-type="float">
            <text:p>118.54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1">
          <table:table-cell office:value-type="float" office:value="58592498176" calcext:value-type="float">
            <text:p>58592498176</text:p>
          </table:table-cell>
          <table:table-cell office:value-type="float" office:value="159763137024" calcext:value-type="float">
            <text:p>159763137024</text:p>
          </table:table-cell>
          <table:table-cell office:value-type="float" office:value="101.17" calcext:value-type="float">
            <text:p>101.17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42733388288" calcext:value-type="float">
            <text:p>42733388288</text:p>
          </table:table-cell>
          <table:table-cell office:value-type="float" office:value="127969688576" calcext:value-type="float">
            <text:p>127969688576</text:p>
          </table:table-cell>
          <table:table-cell office:value-type="float" office:value="85.24" calcext:value-type="float">
            <text:p>85.2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29863076352" calcext:value-type="float">
            <text:p>129863076352</text:p>
          </table:table-cell>
          <table:table-cell office:value-type="float" office:value="14986993152" calcext:value-type="float">
            <text:p>14986993152</text:p>
          </table:table-cell>
          <table:table-cell office:value-type="float" office:value="114.88" calcext:value-type="float">
            <text:p>114.88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float" office:value="104084061184" calcext:value-type="float">
            <text:p>104084061184</text:p>
          </table:table-cell>
          <table:table-cell office:value-type="float" office:value="13041693184" calcext:value-type="float">
            <text:p>13041693184</text:p>
          </table:table-cell>
          <table:table-cell office:value-type="float" office:value="91.04" calcext:value-type="float">
            <text:p>91.04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96370139136" calcext:value-type="float">
            <text:p>96370139136</text:p>
          </table:table-cell>
          <table:table-cell office:value-type="float" office:value="126476209152" calcext:value-type="float">
            <text:p>126476209152</text:p>
          </table:table-cell>
          <table:table-cell office:value-type="float" office:value="30.11" calcext:value-type="float">
            <text:p>30.11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125429931008" calcext:value-type="float">
            <text:p>125429931008</text:p>
          </table:table-cell>
          <table:table-cell office:value-type="float" office:value="147467118592" calcext:value-type="float">
            <text:p>147467118592</text:p>
          </table:table-cell>
          <table:table-cell office:value-type="float" office:value="22.04" calcext:value-type="float">
            <text:p>22.04</text:p>
          </table:table-cell>
          <table:table-cell office:value-type="float" office:value="17.21" calcext:value-type="float">
            <text:p>17.21</text:p>
          </table:table-cell>
        </table:table-row>
        <table:table-row table:style-name="ro1">
          <table:table-cell office:value-type="float" office:value="139902796800" calcext:value-type="float">
            <text:p>139902796800</text:p>
          </table:table-cell>
          <table:table-cell office:value-type="float" office:value="89958866432" calcext:value-type="float">
            <text:p>89958866432</text:p>
          </table:table-cell>
          <table:table-cell office:value-type="float" office:value="49.94" calcext:value-type="float">
            <text:p>49.94</text:p>
          </table:table-cell>
          <table:table-cell office:value-type="float" office:value="16.39" calcext:value-type="float">
            <text:p>16.39</text:p>
          </table:table-cell>
        </table:table-row>
        <table:table-row table:style-name="ro1">
          <table:table-cell office:value-type="float" office:value="112340118016" calcext:value-type="float">
            <text:p>112340118016</text:p>
          </table:table-cell>
          <table:table-cell office:value-type="float" office:value="159414402560" calcext:value-type="float">
            <text:p>159414402560</text:p>
          </table:table-cell>
          <table:table-cell office:value-type="float" office:value="47.07" calcext:value-type="float">
            <text:p>47.07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float" office:value="133928135168" calcext:value-type="float">
            <text:p>133928135168</text:p>
          </table:table-cell>
          <table:table-cell office:value-type="float" office:value="59639135744" calcext:value-type="float">
            <text:p>59639135744</text:p>
          </table:table-cell>
          <table:table-cell office:value-type="float" office:value="74.29" calcext:value-type="float">
            <text:p>74.29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108621035520" calcext:value-type="float">
            <text:p>108621035520</text:p>
          </table:table-cell>
          <table:table-cell office:value-type="float" office:value="5683274752" calcext:value-type="float">
            <text:p>5683274752</text:p>
          </table:table-cell>
          <table:table-cell office:value-type="float" office:value="102.94" calcext:value-type="float">
            <text:p>102.94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float" office:value="36744770048" calcext:value-type="float">
            <text:p>36744770048</text:p>
          </table:table-cell>
          <table:table-cell office:value-type="float" office:value="145545594880" calcext:value-type="float">
            <text:p>145545594880</text:p>
          </table:table-cell>
          <table:table-cell office:value-type="float" office:value="108.8" calcext:value-type="float">
            <text:p>108.8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float" office:value="21634160640" calcext:value-type="float">
            <text:p>21634160640</text:p>
          </table:table-cell>
          <table:table-cell office:value-type="float" office:value="115821821952" calcext:value-type="float">
            <text:p>115821821952</text:p>
          </table:table-cell>
          <table:table-cell office:value-type="float" office:value="94.19" calcext:value-type="float">
            <text:p>94.19</text:p>
          </table:table-cell>
          <table:table-cell office:value-type="float" office:value="28.02" calcext:value-type="float">
            <text:p>28.02</text:p>
          </table:table-cell>
        </table:table-row>
        <table:table-row table:style-name="ro1">
          <table:table-cell office:value-type="float" office:value="30334581248" calcext:value-type="float">
            <text:p>30334581248</text:p>
          </table:table-cell>
          <table:table-cell office:value-type="float" office:value="19882052608" calcext:value-type="float">
            <text:p>19882052608</text:p>
          </table:table-cell>
          <table:table-cell office:value-type="float" office:value="10.45" calcext:value-type="float">
            <text:p>10.45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70473369600" calcext:value-type="float">
            <text:p>70473369600</text:p>
          </table:table-cell>
          <table:table-cell office:value-type="float" office:value="78298123776" calcext:value-type="float">
            <text:p>78298123776</text:p>
          </table:table-cell>
          <table:table-cell office:value-type="float" office:value="7.82" calcext:value-type="float">
            <text:p>7.82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156481143808" calcext:value-type="float">
            <text:p>156481143808</text:p>
          </table:table-cell>
          <table:table-cell office:value-type="float" office:value="1531878400" calcext:value-type="float">
            <text:p>1531878400</text:p>
          </table:table-cell>
          <table:table-cell office:value-type="float" office:value="154.95" calcext:value-type="float">
            <text:p>154.95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21346885120" calcext:value-type="float">
            <text:p>121346885120</text:p>
          </table:table-cell>
          <table:table-cell office:value-type="float" office:value="7643607040" calcext:value-type="float">
            <text:p>7643607040</text:p>
          </table:table-cell>
          <table:table-cell office:value-type="float" office:value="113.7" calcext:value-type="float">
            <text:p>113.7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71681387520" calcext:value-type="float">
            <text:p>71681387520</text:p>
          </table:table-cell>
          <table:table-cell office:value-type="float" office:value="97836381696" calcext:value-type="float">
            <text:p>97836381696</text:p>
          </table:table-cell>
          <table:table-cell office:value-type="float" office:value="26.15" calcext:value-type="float">
            <text:p>26.15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1">
          <table:table-cell office:value-type="float" office:value="120129933312" calcext:value-type="float">
            <text:p>120129933312</text:p>
          </table:table-cell>
          <table:table-cell office:value-type="float" office:value="33788754944" calcext:value-type="float">
            <text:p>33788754944</text:p>
          </table:table-cell>
          <table:table-cell office:value-type="float" office:value="86.34" calcext:value-type="float">
            <text:p>86.34</text:p>
          </table:table-cell>
          <table:table-cell office:value-type="float" office:value="15.92" calcext:value-type="float">
            <text:p>15.92</text:p>
          </table:table-cell>
        </table:table-row>
        <table:table-row table:style-name="ro1">
          <table:table-cell office:value-type="float" office:value="3098840576" calcext:value-type="float">
            <text:p>3098840576</text:p>
          </table:table-cell>
          <table:table-cell office:value-type="float" office:value="60699075584" calcext:value-type="float">
            <text:p>60699075584</text:p>
          </table:table-cell>
          <table:table-cell office:value-type="float" office:value="57.6" calcext:value-type="float">
            <text:p>57.6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7717027328" calcext:value-type="float">
            <text:p>7717027328</text:p>
          </table:table-cell>
          <table:table-cell office:value-type="float" office:value="144285643264" calcext:value-type="float">
            <text:p>144285643264</text:p>
          </table:table-cell>
          <table:table-cell office:value-type="float" office:value="136.57" calcext:value-type="float">
            <text:p>136.57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 office:value-type="float" office:value="9982318592" calcext:value-type="float">
            <text:p>9982318592</text:p>
          </table:table-cell>
          <table:table-cell office:value-type="float" office:value="125049527296" calcext:value-type="float">
            <text:p>125049527296</text:p>
          </table:table-cell>
          <table:table-cell office:value-type="float" office:value="115.07" calcext:value-type="float">
            <text:p>115.07</text:p>
          </table:table-cell>
          <table:table-cell office:value-type="float" office:value="27.18" calcext:value-type="float">
            <text:p>27.18</text:p>
          </table:table-cell>
        </table:table-row>
        <table:table-row table:style-name="ro1">
          <table:table-cell office:value-type="float" office:value="3261192192" calcext:value-type="float">
            <text:p>3261192192</text:p>
          </table:table-cell>
          <table:table-cell office:value-type="float" office:value="50893697536" calcext:value-type="float">
            <text:p>50893697536</text:p>
          </table:table-cell>
          <table:table-cell office:value-type="float" office:value="47.63" calcext:value-type="float">
            <text:p>47.63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19457964032" calcext:value-type="float">
            <text:p>19457964032</text:p>
          </table:table-cell>
          <table:table-cell office:value-type="float" office:value="133338471424" calcext:value-type="float">
            <text:p>133338471424</text:p>
          </table:table-cell>
          <table:table-cell office:value-type="float" office:value="113.88" calcext:value-type="float">
            <text:p>113.88</text:p>
          </table:table-cell>
          <table:table-cell office:value-type="float" office:value="22.74" calcext:value-type="float">
            <text:p>22.74</text:p>
          </table:table-cell>
        </table:table-row>
        <table:table-row table:style-name="ro1">
          <table:table-cell office:value-type="float" office:value="822631936" calcext:value-type="float">
            <text:p>822631936</text:p>
          </table:table-cell>
          <table:table-cell office:value-type="float" office:value="156088560640" calcext:value-type="float">
            <text:p>156088560640</text:p>
          </table:table-cell>
          <table:table-cell office:value-type="float" office:value="155.27" calcext:value-type="float">
            <text:p>155.27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74522985984" calcext:value-type="float">
            <text:p>74522985984</text:p>
          </table:table-cell>
          <table:table-cell office:value-type="float" office:value="148275229184" calcext:value-type="float">
            <text:p>148275229184</text:p>
          </table:table-cell>
          <table:table-cell office:value-type="float" office:value="73.75" calcext:value-type="float">
            <text:p>73.7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90234385920" calcext:value-type="float">
            <text:p>90234385920</text:p>
          </table:table-cell>
          <table:table-cell office:value-type="float" office:value="51226234368" calcext:value-type="float">
            <text:p>51226234368</text:p>
          </table:table-cell>
          <table:table-cell office:value-type="float" office:value="39.01" calcext:value-type="float">
            <text:p>39.01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float" office:value="80693662208" calcext:value-type="float">
            <text:p>80693662208</text:p>
          </table:table-cell>
          <table:table-cell office:value-type="float" office:value="138805106176" calcext:value-type="float">
            <text:p>138805106176</text:p>
          </table:table-cell>
          <table:table-cell office:value-type="float" office:value="58.11" calcext:value-type="float">
            <text:p>58.11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29510556672" calcext:value-type="float">
            <text:p>29510556672</text:p>
          </table:table-cell>
          <table:table-cell office:value-type="float" office:value="151374489088" calcext:value-type="float">
            <text:p>151374489088</text:p>
          </table:table-cell>
          <table:table-cell office:value-type="float" office:value="121.86" calcext:value-type="float">
            <text:p>121.86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float" office:value="139438972416" calcext:value-type="float">
            <text:p>139438972416</text:p>
          </table:table-cell>
          <table:table-cell office:value-type="float" office:value="32622849024" calcext:value-type="float">
            <text:p>32622849024</text:p>
          </table:table-cell>
          <table:table-cell office:value-type="float" office:value="106.82" calcext:value-type="float">
            <text:p>106.82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float" office:value="139092141568" calcext:value-type="float">
            <text:p>139092141568</text:p>
          </table:table-cell>
          <table:table-cell office:value-type="float" office:value="39952727552" calcext:value-type="float">
            <text:p>39952727552</text:p>
          </table:table-cell>
          <table:table-cell office:value-type="float" office:value="99.14" calcext:value-type="float">
            <text:p>99.14</text:p>
          </table:table-cell>
          <table:table-cell office:value-type="float" office:value="20.87" calcext:value-type="float">
            <text:p>20.87</text:p>
          </table:table-cell>
        </table:table-row>
        <table:table-row table:style-name="ro1">
          <table:table-cell office:value-type="float" office:value="134731758080" calcext:value-type="float">
            <text:p>134731758080</text:p>
          </table:table-cell>
          <table:table-cell office:value-type="float" office:value="8901129216" calcext:value-type="float">
            <text:p>8901129216</text:p>
          </table:table-cell>
          <table:table-cell office:value-type="float" office:value="125.83" calcext:value-type="float">
            <text:p>125.83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40384578048" calcext:value-type="float">
            <text:p>40384578048</text:p>
          </table:table-cell>
          <table:table-cell office:value-type="float" office:value="104666445824" calcext:value-type="float">
            <text:p>104666445824</text:p>
          </table:table-cell>
          <table:table-cell office:value-type="float" office:value="64.28" calcext:value-type="float">
            <text:p>64.28</text:p>
          </table:table-cell>
          <table:table-cell office:value-type="float" office:value="18.58" calcext:value-type="float">
            <text:p>18.58</text:p>
          </table:table-cell>
        </table:table-row>
        <table:table-row table:style-name="ro1">
          <table:table-cell office:value-type="float" office:value="84575370240" calcext:value-type="float">
            <text:p>84575370240</text:p>
          </table:table-cell>
          <table:table-cell office:value-type="float" office:value="16624912896" calcext:value-type="float">
            <text:p>16624912896</text:p>
          </table:table-cell>
          <table:table-cell office:value-type="float" office:value="67.95" calcext:value-type="float">
            <text:p>67.95</text:p>
          </table:table-cell>
          <table:table-cell office:value-type="float" office:value="16.72" calcext:value-type="float">
            <text:p>16.72</text:p>
          </table:table-cell>
        </table:table-row>
        <table:table-row table:style-name="ro1">
          <table:table-cell office:value-type="float" office:value="129849192960" calcext:value-type="float">
            <text:p>129849192960</text:p>
          </table:table-cell>
          <table:table-cell office:value-type="float" office:value="10177986048" calcext:value-type="float">
            <text:p>10177986048</text:p>
          </table:table-cell>
          <table:table-cell office:value-type="float" office:value="119.67" calcext:value-type="float">
            <text:p>119.67</text:p>
          </table:table-cell>
          <table:table-cell office:value-type="float" office:value="27.66" calcext:value-type="float">
            <text:p>27.66</text:p>
          </table:table-cell>
        </table:table-row>
        <table:table-row table:style-name="ro1">
          <table:table-cell office:value-type="float" office:value="10715128832" calcext:value-type="float">
            <text:p>10715128832</text:p>
          </table:table-cell>
          <table:table-cell office:value-type="float" office:value="75200218112" calcext:value-type="float">
            <text:p>75200218112</text:p>
          </table:table-cell>
          <table:table-cell office:value-type="float" office:value="64.49" calcext:value-type="float">
            <text:p>64.49</text:p>
          </table:table-cell>
          <table:table-cell office:value-type="float" office:value="22.66" calcext:value-type="float">
            <text:p>22.66</text:p>
          </table:table-cell>
        </table:table-row>
        <table:table-row table:style-name="ro1">
          <table:table-cell office:value-type="float" office:value="111205052928" calcext:value-type="float">
            <text:p>111205052928</text:p>
          </table:table-cell>
          <table:table-cell office:value-type="float" office:value="57891233280" calcext:value-type="float">
            <text:p>57891233280</text:p>
          </table:table-cell>
          <table:table-cell office:value-type="float" office:value="53.31" calcext:value-type="float">
            <text:p>53.31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8990806016" calcext:value-type="float">
            <text:p>8990806016</text:p>
          </table:table-cell>
          <table:table-cell office:value-type="float" office:value="129740751360" calcext:value-type="float">
            <text:p>129740751360</text:p>
          </table:table-cell>
          <table:table-cell office:value-type="float" office:value="120.75" calcext:value-type="float">
            <text:p>120.75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office:value-type="float" office:value="154985096192" calcext:value-type="float">
            <text:p>154985096192</text:p>
          </table:table-cell>
          <table:table-cell office:value-type="float" office:value="17221920256" calcext:value-type="float">
            <text:p>17221920256</text:p>
          </table:table-cell>
          <table:table-cell office:value-type="float" office:value="137.76" calcext:value-type="float">
            <text:p>137.76</text:p>
          </table:table-cell>
          <table:table-cell office:value-type="float" office:value="23.94" calcext:value-type="float">
            <text:p>23.94</text:p>
          </table:table-cell>
        </table:table-row>
        <table:table-row table:style-name="ro1">
          <table:table-cell office:value-type="float" office:value="84794543104" calcext:value-type="float">
            <text:p>84794543104</text:p>
          </table:table-cell>
          <table:table-cell office:value-type="float" office:value="22861555712" calcext:value-type="float">
            <text:p>22861555712</text:p>
          </table:table-cell>
          <table:table-cell office:value-type="float" office:value="61.93" calcext:value-type="float">
            <text:p>61.93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36362685440" calcext:value-type="float">
            <text:p>36362685440</text:p>
          </table:table-cell>
          <table:table-cell office:value-type="float" office:value="1013974016" calcext:value-type="float">
            <text:p>1013974016</text:p>
          </table:table-cell>
          <table:table-cell office:value-type="float" office:value="35.35" calcext:value-type="float">
            <text:p>35.35</text:p>
          </table:table-cell>
          <table:table-cell office:value-type="float" office:value="14.97" calcext:value-type="float">
            <text:p>14.97</text:p>
          </table:table-cell>
        </table:table-row>
        <table:table-row table:style-name="ro1">
          <table:table-cell office:value-type="float" office:value="2494934528" calcext:value-type="float">
            <text:p>2494934528</text:p>
          </table:table-cell>
          <table:table-cell office:value-type="float" office:value="159490003456" calcext:value-type="float">
            <text:p>159490003456</text:p>
          </table:table-cell>
          <table:table-cell office:value-type="float" office:value="157" calcext:value-type="float">
            <text:p>157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1">
          <table:table-cell office:value-type="float" office:value="53204613632" calcext:value-type="float">
            <text:p>53204613632</text:p>
          </table:table-cell>
          <table:table-cell office:value-type="float" office:value="106132641792" calcext:value-type="float">
            <text:p>106132641792</text:p>
          </table:table-cell>
          <table:table-cell office:value-type="float" office:value="52.93" calcext:value-type="float">
            <text:p>52.93</text:p>
          </table:table-cell>
          <table:table-cell office:value-type="float" office:value="20.09" calcext:value-type="float">
            <text:p>20.09</text:p>
          </table:table-cell>
        </table:table-row>
        <table:table-row table:style-name="ro1">
          <table:table-cell office:value-type="float" office:value="1456625152" calcext:value-type="float">
            <text:p>1456625152</text:p>
          </table:table-cell>
          <table:table-cell office:value-type="float" office:value="139809050624" calcext:value-type="float">
            <text:p>139809050624</text:p>
          </table:table-cell>
          <table:table-cell office:value-type="float" office:value="138.35" calcext:value-type="float">
            <text:p>138.3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93007139840" calcext:value-type="float">
            <text:p>93007139840</text:p>
          </table:table-cell>
          <table:table-cell office:value-type="float" office:value="125987377664" calcext:value-type="float">
            <text:p>125987377664</text:p>
          </table:table-cell>
          <table:table-cell office:value-type="float" office:value="32.98" calcext:value-type="float">
            <text:p>32.98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125939814400" calcext:value-type="float">
            <text:p>125939814400</text:p>
          </table:table-cell>
          <table:table-cell office:value-type="float" office:value="39570559488" calcext:value-type="float">
            <text:p>39570559488</text:p>
          </table:table-cell>
          <table:table-cell office:value-type="float" office:value="86.37" calcext:value-type="float">
            <text:p>86.37</text:p>
          </table:table-cell>
          <table:table-cell office:value-type="float" office:value="23.37" calcext:value-type="float">
            <text:p>23.37</text:p>
          </table:table-cell>
        </table:table-row>
        <table:table-row table:style-name="ro1">
          <table:table-cell office:value-type="float" office:value="105177633280" calcext:value-type="float">
            <text:p>105177633280</text:p>
          </table:table-cell>
          <table:table-cell office:value-type="float" office:value="145447323136" calcext:value-type="float">
            <text:p>145447323136</text:p>
          </table:table-cell>
          <table:table-cell office:value-type="float" office:value="40.27" calcext:value-type="float">
            <text:p>40.27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1">
          <table:table-cell office:value-type="float" office:value="68792445440" calcext:value-type="float">
            <text:p>68792445440</text:p>
          </table:table-cell>
          <table:table-cell office:value-type="float" office:value="140276471296" calcext:value-type="float">
            <text:p>140276471296</text:p>
          </table:table-cell>
          <table:table-cell office:value-type="float" office:value="71.48" calcext:value-type="float">
            <text:p>71.48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float" office:value="84573862400" calcext:value-type="float">
            <text:p>84573862400</text:p>
          </table:table-cell>
          <table:table-cell office:value-type="float" office:value="3660146176" calcext:value-type="float">
            <text:p>3660146176</text:p>
          </table:table-cell>
          <table:table-cell office:value-type="float" office:value="80.91" calcext:value-type="float">
            <text:p>80.91</text:p>
          </table:table-cell>
          <table:table-cell office:value-type="float" office:value="18.84" calcext:value-type="float">
            <text:p>18.84</text:p>
          </table:table-cell>
        </table:table-row>
        <table:table-row table:style-name="ro1">
          <table:table-cell office:value-type="float" office:value="130256879616" calcext:value-type="float">
            <text:p>130256879616</text:p>
          </table:table-cell>
          <table:table-cell office:value-type="float" office:value="48860467712" calcext:value-type="float">
            <text:p>48860467712</text:p>
          </table:table-cell>
          <table:table-cell office:value-type="float" office:value="81.4" calcext:value-type="float">
            <text:p>81.4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float" office:value="6848559616" calcext:value-type="float">
            <text:p>6848559616</text:p>
          </table:table-cell>
          <table:table-cell office:value-type="float" office:value="115789391872" calcext:value-type="float">
            <text:p>115789391872</text:p>
          </table:table-cell>
          <table:table-cell office:value-type="float" office:value="108.94" calcext:value-type="float">
            <text:p>108.94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1">
          <table:table-cell office:value-type="float" office:value="63531752960" calcext:value-type="float">
            <text:p>63531752960</text:p>
          </table:table-cell>
          <table:table-cell office:value-type="float" office:value="27698227200" calcext:value-type="float">
            <text:p>27698227200</text:p>
          </table:table-cell>
          <table:table-cell office:value-type="float" office:value="35.83" calcext:value-type="float">
            <text:p>35.83</text:p>
          </table:table-cell>
          <table:table-cell office:value-type="float" office:value="19.14" calcext:value-type="float">
            <text:p>19.14</text:p>
          </table:table-cell>
        </table:table-row>
        <table:table-row table:style-name="ro1">
          <table:table-cell office:value-type="float" office:value="17255851520" calcext:value-type="float">
            <text:p>17255851520</text:p>
          </table:table-cell>
          <table:table-cell office:value-type="float" office:value="53492432384" calcext:value-type="float">
            <text:p>53492432384</text:p>
          </table:table-cell>
          <table:table-cell office:value-type="float" office:value="36.24" calcext:value-type="float">
            <text:p>36.24</text:p>
          </table:table-cell>
          <table:table-cell office:value-type="float" office:value="17.07" calcext:value-type="float">
            <text:p>17.07</text:p>
          </table:table-cell>
        </table:table-row>
        <table:table-row table:style-name="ro1">
          <table:table-cell office:value-type="float" office:value="158968916992" calcext:value-type="float">
            <text:p>158968916992</text:p>
          </table:table-cell>
          <table:table-cell office:value-type="float" office:value="1097220096" calcext:value-type="float">
            <text:p>1097220096</text:p>
          </table:table-cell>
          <table:table-cell office:value-type="float" office:value="157.87" calcext:value-type="float">
            <text:p>157.87</text:p>
          </table:table-cell>
          <table:table-cell office:value-type="float" office:value="30.47" calcext:value-type="float">
            <text:p>30.47</text:p>
          </table:table-cell>
        </table:table-row>
        <table:table-row table:style-name="ro1">
          <table:table-cell office:value-type="float" office:value="61522784256" calcext:value-type="float">
            <text:p>61522784256</text:p>
          </table:table-cell>
          <table:table-cell office:value-type="float" office:value="549359104" calcext:value-type="float">
            <text:p>549359104</text:p>
          </table:table-cell>
          <table:table-cell office:value-type="float" office:value="60.97" calcext:value-type="float">
            <text:p>60.97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 office:value-type="float" office:value="56879545856" calcext:value-type="float">
            <text:p>56879545856</text:p>
          </table:table-cell>
          <table:table-cell office:value-type="float" office:value="158032347136" calcext:value-type="float">
            <text:p>158032347136</text:p>
          </table:table-cell>
          <table:table-cell office:value-type="float" office:value="101.15" calcext:value-type="float">
            <text:p>101.15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float" office:value="30658539008" calcext:value-type="float">
            <text:p>30658539008</text:p>
          </table:table-cell>
          <table:table-cell office:value-type="float" office:value="77606745600" calcext:value-type="float">
            <text:p>77606745600</text:p>
          </table:table-cell>
          <table:table-cell office:value-type="float" office:value="46.95" calcext:value-type="float">
            <text:p>46.95</text:p>
          </table:table-cell>
          <table:table-cell office:value-type="float" office:value="18.96" calcext:value-type="float">
            <text:p>18.96</text:p>
          </table:table-cell>
        </table:table-row>
        <table:table-row table:style-name="ro1">
          <table:table-cell office:value-type="float" office:value="31107293184" calcext:value-type="float">
            <text:p>31107293184</text:p>
          </table:table-cell>
          <table:table-cell office:value-type="float" office:value="28061268480" calcext:value-type="float">
            <text:p>28061268480</text:p>
          </table:table-cell>
          <table:table-cell office:value-type="float" office:value="3.05" calcext:value-type="float">
            <text:p>3.05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58320289792" calcext:value-type="float">
            <text:p>158320289792</text:p>
          </table:table-cell>
          <table:table-cell office:value-type="float" office:value="60389534208" calcext:value-type="float">
            <text:p>60389534208</text:p>
          </table:table-cell>
          <table:table-cell office:value-type="float" office:value="97.93" calcext:value-type="float">
            <text:p>97.93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13392210432" calcext:value-type="float">
            <text:p>13392210432</text:p>
          </table:table-cell>
          <table:table-cell office:value-type="float" office:value="99204774400" calcext:value-type="float">
            <text:p>99204774400</text:p>
          </table:table-cell>
          <table:table-cell office:value-type="float" office:value="85.81" calcext:value-type="float">
            <text:p>85.81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56937696768" calcext:value-type="float">
            <text:p>156937696768</text:p>
          </table:table-cell>
          <table:table-cell office:value-type="float" office:value="51885839872" calcext:value-type="float">
            <text:p>51885839872</text:p>
          </table:table-cell>
          <table:table-cell office:value-type="float" office:value="105.05" calcext:value-type="float">
            <text:p>105.05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float" office:value="89312013312" calcext:value-type="float">
            <text:p>89312013312</text:p>
          </table:table-cell>
          <table:table-cell office:value-type="float" office:value="92783005184" calcext:value-type="float">
            <text:p>92783005184</text:p>
          </table:table-cell>
          <table:table-cell office:value-type="float" office:value="3.47" calcext:value-type="float">
            <text:p>3.47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float" office:value="16804309504" calcext:value-type="float">
            <text:p>16804309504</text:p>
          </table:table-cell>
          <table:table-cell office:value-type="float" office:value="123897497600" calcext:value-type="float">
            <text:p>123897497600</text:p>
          </table:table-cell>
          <table:table-cell office:value-type="float" office:value="107.09" calcext:value-type="float">
            <text:p>107.09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float" office:value="121873250816" calcext:value-type="float">
            <text:p>121873250816</text:p>
          </table:table-cell>
          <table:table-cell office:value-type="float" office:value="18275602944" calcext:value-type="float">
            <text:p>18275602944</text:p>
          </table:table-cell>
          <table:table-cell office:value-type="float" office:value="103.6" calcext:value-type="float">
            <text:p>103.6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float" office:value="104706244096" calcext:value-type="float">
            <text:p>104706244096</text:p>
          </table:table-cell>
          <table:table-cell office:value-type="float" office:value="129091971584" calcext:value-type="float">
            <text:p>129091971584</text:p>
          </table:table-cell>
          <table:table-cell office:value-type="float" office:value="24.39" calcext:value-type="float">
            <text:p>24.39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88644136448" calcext:value-type="float">
            <text:p>88644136448</text:p>
          </table:table-cell>
          <table:table-cell office:value-type="float" office:value="155322495488" calcext:value-type="float">
            <text:p>155322495488</text:p>
          </table:table-cell>
          <table:table-cell office:value-type="float" office:value="66.68" calcext:value-type="float">
            <text:p>66.68</text:p>
          </table:table-cell>
          <table:table-cell office:value-type="float" office:value="19.88" calcext:value-type="float">
            <text:p>19.88</text:p>
          </table:table-cell>
        </table:table-row>
        <table:table-row table:style-name="ro1">
          <table:table-cell office:value-type="float" office:value="114462923264" calcext:value-type="float">
            <text:p>114462923264</text:p>
          </table:table-cell>
          <table:table-cell office:value-type="float" office:value="150676567552" calcext:value-type="float">
            <text:p>150676567552</text:p>
          </table:table-cell>
          <table:table-cell office:value-type="float" office:value="36.21" calcext:value-type="float">
            <text:p>36.21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float" office:value="141138189824" calcext:value-type="float">
            <text:p>141138189824</text:p>
          </table:table-cell>
          <table:table-cell office:value-type="float" office:value="47778085376" calcext:value-type="float">
            <text:p>47778085376</text:p>
          </table:table-cell>
          <table:table-cell office:value-type="float" office:value="93.36" calcext:value-type="float">
            <text:p>93.36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33408572928" calcext:value-type="float">
            <text:p>33408572928</text:p>
          </table:table-cell>
          <table:table-cell office:value-type="float" office:value="155392805888" calcext:value-type="float">
            <text:p>155392805888</text:p>
          </table:table-cell>
          <table:table-cell office:value-type="float" office:value="121.98" calcext:value-type="float">
            <text:p>121.98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54130446848" calcext:value-type="float">
            <text:p>54130446848</text:p>
          </table:table-cell>
          <table:table-cell office:value-type="float" office:value="128317087232" calcext:value-type="float">
            <text:p>128317087232</text:p>
          </table:table-cell>
          <table:table-cell office:value-type="float" office:value="74.19" calcext:value-type="float">
            <text:p>74.19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float" office:value="53185634304" calcext:value-type="float">
            <text:p>53185634304</text:p>
          </table:table-cell>
          <table:table-cell office:value-type="float" office:value="66860369920" calcext:value-type="float">
            <text:p>66860369920</text:p>
          </table:table-cell>
          <table:table-cell office:value-type="float" office:value="13.67" calcext:value-type="float">
            <text:p>13.67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149327361536" calcext:value-type="float">
            <text:p>149327361536</text:p>
          </table:table-cell>
          <table:table-cell office:value-type="float" office:value="21707727872" calcext:value-type="float">
            <text:p>21707727872</text:p>
          </table:table-cell>
          <table:table-cell office:value-type="float" office:value="127.62" calcext:value-type="float">
            <text:p>127.62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float" office:value="476766208" calcext:value-type="float">
            <text:p>476766208</text:p>
          </table:table-cell>
          <table:table-cell office:value-type="float" office:value="91579300864" calcext:value-type="float">
            <text:p>91579300864</text:p>
          </table:table-cell>
          <table:table-cell office:value-type="float" office:value="91.1" calcext:value-type="float">
            <text:p>91.1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float" office:value="33258523648" calcext:value-type="float">
            <text:p>33258523648</text:p>
          </table:table-cell>
          <table:table-cell office:value-type="float" office:value="145539566592" calcext:value-type="float">
            <text:p>145539566592</text:p>
          </table:table-cell>
          <table:table-cell office:value-type="float" office:value="112.28" calcext:value-type="float">
            <text:p>112.28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float" office:value="5955750912" calcext:value-type="float">
            <text:p>5955750912</text:p>
          </table:table-cell>
          <table:table-cell office:value-type="float" office:value="153257228800" calcext:value-type="float">
            <text:p>153257228800</text:p>
          </table:table-cell>
          <table:table-cell office:value-type="float" office:value="147.3" calcext:value-type="float">
            <text:p>147.3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148383128576" calcext:value-type="float">
            <text:p>148383128576</text:p>
          </table:table-cell>
          <table:table-cell office:value-type="float" office:value="28589024256" calcext:value-type="float">
            <text:p>28589024256</text:p>
          </table:table-cell>
          <table:table-cell office:value-type="float" office:value="119.79" calcext:value-type="float">
            <text:p>119.79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float" office:value="112357768704" calcext:value-type="float">
            <text:p>112357768704</text:p>
          </table:table-cell>
          <table:table-cell office:value-type="float" office:value="109067345920" calcext:value-type="float">
            <text:p>109067345920</text:p>
          </table:table-cell>
          <table:table-cell office:value-type="float" office:value="3.29" calcext:value-type="float">
            <text:p>3.29</text:p>
          </table:table-cell>
          <table:table-cell office:value-type="float" office:value="17.06" calcext:value-type="float">
            <text:p>17.06</text:p>
          </table:table-cell>
        </table:table-row>
        <table:table-row table:style-name="ro1">
          <table:table-cell office:value-type="float" office:value="81852376576" calcext:value-type="float">
            <text:p>81852376576</text:p>
          </table:table-cell>
          <table:table-cell office:value-type="float" office:value="22538852864" calcext:value-type="float">
            <text:p>22538852864</text:p>
          </table:table-cell>
          <table:table-cell office:value-type="float" office:value="59.31" calcext:value-type="float">
            <text:p>59.31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73198109696" calcext:value-type="float">
            <text:p>73198109696</text:p>
          </table:table-cell>
          <table:table-cell office:value-type="float" office:value="108441974272" calcext:value-type="float">
            <text:p>108441974272</text:p>
          </table:table-cell>
          <table:table-cell office:value-type="float" office:value="35.24" calcext:value-type="float">
            <text:p>35.24</text:p>
          </table:table-cell>
          <table:table-cell office:value-type="float" office:value="16.52" calcext:value-type="float">
            <text:p>16.52</text:p>
          </table:table-cell>
        </table:table-row>
        <table:table-row table:style-name="ro1">
          <table:table-cell office:value-type="float" office:value="1272951296" calcext:value-type="float">
            <text:p>1272951296</text:p>
          </table:table-cell>
          <table:table-cell office:value-type="float" office:value="159048743424" calcext:value-type="float">
            <text:p>159048743424</text:p>
          </table:table-cell>
          <table:table-cell office:value-type="float" office:value="157.78" calcext:value-type="float">
            <text:p>157.78</text:p>
          </table:table-cell>
          <table:table-cell office:value-type="float" office:value="30.72" calcext:value-type="float">
            <text:p>30.72</text:p>
          </table:table-cell>
        </table:table-row>
        <table:table-row table:style-name="ro1">
          <table:table-cell office:value-type="float" office:value="139079526400" calcext:value-type="float">
            <text:p>139079526400</text:p>
          </table:table-cell>
          <table:table-cell office:value-type="float" office:value="20797579264" calcext:value-type="float">
            <text:p>20797579264</text:p>
          </table:table-cell>
          <table:table-cell office:value-type="float" office:value="118.28" calcext:value-type="float">
            <text:p>118.28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float" office:value="41103216640" calcext:value-type="float">
            <text:p>41103216640</text:p>
          </table:table-cell>
          <table:table-cell office:value-type="float" office:value="126330660864" calcext:value-type="float">
            <text:p>126330660864</text:p>
          </table:table-cell>
          <table:table-cell office:value-type="float" office:value="85.23" calcext:value-type="float">
            <text:p>85.2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59538044416" calcext:value-type="float">
            <text:p>59538044416</text:p>
          </table:table-cell>
          <table:table-cell office:value-type="float" office:value="44137466880" calcext:value-type="float">
            <text:p>44137466880</text:p>
          </table:table-cell>
          <table:table-cell office:value-type="float" office:value="15.4" calcext:value-type="float">
            <text:p>15.4</text:p>
          </table:table-cell>
          <table:table-cell office:value-type="float" office:value="16.94" calcext:value-type="float">
            <text:p>16.94</text:p>
          </table:table-cell>
        </table:table-row>
        <table:table-row table:style-name="ro1">
          <table:table-cell office:value-type="float" office:value="159239173120" calcext:value-type="float">
            <text:p>159239173120</text:p>
          </table:table-cell>
          <table:table-cell office:value-type="float" office:value="1696632320" calcext:value-type="float">
            <text:p>1696632320</text:p>
          </table:table-cell>
          <table:table-cell office:value-type="float" office:value="157.54" calcext:value-type="float">
            <text:p>157.54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40281134592" calcext:value-type="float">
            <text:p>40281134592</text:p>
          </table:table-cell>
          <table:table-cell office:value-type="float" office:value="158144994304" calcext:value-type="float">
            <text:p>158144994304</text:p>
          </table:table-cell>
          <table:table-cell office:value-type="float" office:value="117.86" calcext:value-type="float">
            <text:p>117.86</text:p>
          </table:table-cell>
          <table:table-cell office:value-type="float" office:value="24.72" calcext:value-type="float">
            <text:p>24.72</text:p>
          </table:table-cell>
        </table:table-row>
        <table:table-row table:style-name="ro1">
          <table:table-cell office:value-type="float" office:value="108963873792" calcext:value-type="float">
            <text:p>108963873792</text:p>
          </table:table-cell>
          <table:table-cell office:value-type="float" office:value="85581709824" calcext:value-type="float">
            <text:p>85581709824</text:p>
          </table:table-cell>
          <table:table-cell office:value-type="float" office:value="23.38" calcext:value-type="float">
            <text:p>23.38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float" office:value="7825916928" calcext:value-type="float">
            <text:p>7825916928</text:p>
          </table:table-cell>
          <table:table-cell office:value-type="float" office:value="153227873280" calcext:value-type="float">
            <text:p>153227873280</text:p>
          </table:table-cell>
          <table:table-cell office:value-type="float" office:value="145.4" calcext:value-type="float">
            <text:p>145.4</text:p>
          </table:table-cell>
          <table:table-cell office:value-type="float" office:value="22.76" calcext:value-type="float">
            <text:p>22.76</text:p>
          </table:table-cell>
        </table:table-row>
        <table:table-row table:style-name="ro1">
          <table:table-cell office:value-type="float" office:value="63429456384" calcext:value-type="float">
            <text:p>63429456384</text:p>
          </table:table-cell>
          <table:table-cell office:value-type="float" office:value="148629115392" calcext:value-type="float">
            <text:p>148629115392</text:p>
          </table:table-cell>
          <table:table-cell office:value-type="float" office:value="85.2" calcext:value-type="float">
            <text:p>85.2</text:p>
          </table:table-cell>
          <table:table-cell office:value-type="float" office:value="24.79" calcext:value-type="float">
            <text:p>24.79</text:p>
          </table:table-cell>
        </table:table-row>
        <table:table-row table:style-name="ro1">
          <table:table-cell office:value-type="float" office:value="38409520640" calcext:value-type="float">
            <text:p>38409520640</text:p>
          </table:table-cell>
          <table:table-cell office:value-type="float" office:value="119318329856" calcext:value-type="float">
            <text:p>119318329856</text:p>
          </table:table-cell>
          <table:table-cell office:value-type="float" office:value="80.91" calcext:value-type="float">
            <text:p>80.91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1">
          <table:table-cell office:value-type="float" office:value="109974963712" calcext:value-type="float">
            <text:p>109974963712</text:p>
          </table:table-cell>
          <table:table-cell office:value-type="float" office:value="103597956608" calcext:value-type="float">
            <text:p>103597956608</text:p>
          </table:table-cell>
          <table:table-cell office:value-type="float" office:value="6.38" calcext:value-type="float">
            <text:p>6.38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146920871936" calcext:value-type="float">
            <text:p>146920871936</text:p>
          </table:table-cell>
          <table:table-cell office:value-type="float" office:value="86159227904" calcext:value-type="float">
            <text:p>86159227904</text:p>
          </table:table-cell>
          <table:table-cell office:value-type="float" office:value="60.76" calcext:value-type="float">
            <text:p>60.76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58082954752" calcext:value-type="float">
            <text:p>58082954752</text:p>
          </table:table-cell>
          <table:table-cell office:value-type="float" office:value="42525084160" calcext:value-type="float">
            <text:p>42525084160</text:p>
          </table:table-cell>
          <table:table-cell office:value-type="float" office:value="15.56" calcext:value-type="float">
            <text:p>15.56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float" office:value="120617781248" calcext:value-type="float">
            <text:p>120617781248</text:p>
          </table:table-cell>
          <table:table-cell office:value-type="float" office:value="60077690368" calcext:value-type="float">
            <text:p>60077690368</text:p>
          </table:table-cell>
          <table:table-cell office:value-type="float" office:value="60.54" calcext:value-type="float">
            <text:p>60.54</text:p>
          </table:table-cell>
          <table:table-cell office:value-type="float" office:value="19.53" calcext:value-type="float">
            <text:p>19.53</text:p>
          </table:table-cell>
        </table:table-row>
        <table:table-row table:style-name="ro1">
          <table:table-cell office:value-type="float" office:value="150546749440" calcext:value-type="float">
            <text:p>150546749440</text:p>
          </table:table-cell>
          <table:table-cell office:value-type="float" office:value="15277768704" calcext:value-type="float">
            <text:p>15277768704</text:p>
          </table:table-cell>
          <table:table-cell office:value-type="float" office:value="135.27" calcext:value-type="float">
            <text:p>135.27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float" office:value="62621123584" calcext:value-type="float">
            <text:p>62621123584</text:p>
          </table:table-cell>
          <table:table-cell office:value-type="float" office:value="58821495808" calcext:value-type="float">
            <text:p>58821495808</text:p>
          </table:table-cell>
          <table:table-cell office:value-type="float" office:value="3.8" calcext:value-type="float">
            <text:p>3.8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11248627712" calcext:value-type="float">
            <text:p>11248627712</text:p>
          </table:table-cell>
          <table:table-cell office:value-type="float" office:value="64653361664" calcext:value-type="float">
            <text:p>64653361664</text:p>
          </table:table-cell>
          <table:table-cell office:value-type="float" office:value="53.4" calcext:value-type="float">
            <text:p>53.4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float" office:value="133054977536" calcext:value-type="float">
            <text:p>133054977536</text:p>
          </table:table-cell>
          <table:table-cell office:value-type="float" office:value="2112107520" calcext:value-type="float">
            <text:p>2112107520</text:p>
          </table:table-cell>
          <table:table-cell office:value-type="float" office:value="130.94" calcext:value-type="float">
            <text:p>130.94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float" office:value="151394648576" calcext:value-type="float">
            <text:p>151394648576</text:p>
          </table:table-cell>
          <table:table-cell office:value-type="float" office:value="12908912640" calcext:value-type="float">
            <text:p>12908912640</text:p>
          </table:table-cell>
          <table:table-cell office:value-type="float" office:value="138.49" calcext:value-type="float">
            <text:p>138.49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72680576512" calcext:value-type="float">
            <text:p>72680576512</text:p>
          </table:table-cell>
          <table:table-cell office:value-type="float" office:value="7921805312" calcext:value-type="float">
            <text:p>7921805312</text:p>
          </table:table-cell>
          <table:table-cell office:value-type="float" office:value="64.76" calcext:value-type="float">
            <text:p>64.76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1">
          <table:table-cell office:value-type="float" office:value="46583596032" calcext:value-type="float">
            <text:p>46583596032</text:p>
          </table:table-cell>
          <table:table-cell office:value-type="float" office:value="66047908352" calcext:value-type="float">
            <text:p>66047908352</text:p>
          </table:table-cell>
          <table:table-cell office:value-type="float" office:value="19.46" calcext:value-type="float">
            <text:p>19.46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600999936" calcext:value-type="float">
            <text:p>1600999936</text:p>
          </table:table-cell>
          <table:table-cell office:value-type="float" office:value="103562576384" calcext:value-type="float">
            <text:p>103562576384</text:p>
          </table:table-cell>
          <table:table-cell office:value-type="float" office:value="101.96" calcext:value-type="float">
            <text:p>101.9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22201551872" calcext:value-type="float">
            <text:p>122201551872</text:p>
          </table:table-cell>
          <table:table-cell office:value-type="float" office:value="61191091712" calcext:value-type="float">
            <text:p>61191091712</text:p>
          </table:table-cell>
          <table:table-cell office:value-type="float" office:value="61.01" calcext:value-type="float">
            <text:p>61.01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84175401984" calcext:value-type="float">
            <text:p>84175401984</text:p>
          </table:table-cell>
          <table:table-cell office:value-type="float" office:value="71482249216" calcext:value-type="float">
            <text:p>71482249216</text:p>
          </table:table-cell>
          <table:table-cell office:value-type="float" office:value="12.69" calcext:value-type="float">
            <text:p>12.69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122519506944" calcext:value-type="float">
            <text:p>122519506944</text:p>
          </table:table-cell>
          <table:table-cell office:value-type="float" office:value="88839904768" calcext:value-type="float">
            <text:p>88839904768</text:p>
          </table:table-cell>
          <table:table-cell office:value-type="float" office:value="33.68" calcext:value-type="float">
            <text:p>33.68</text:p>
          </table:table-cell>
          <table:table-cell office:value-type="float" office:value="18.33" calcext:value-type="float">
            <text:p>18.33</text:p>
          </table:table-cell>
        </table:table-row>
        <table:table-row table:style-name="ro1">
          <table:table-cell office:value-type="float" office:value="31464025600" calcext:value-type="float">
            <text:p>31464025600</text:p>
          </table:table-cell>
          <table:table-cell office:value-type="float" office:value="150710355456" calcext:value-type="float">
            <text:p>150710355456</text:p>
          </table:table-cell>
          <table:table-cell office:value-type="float" office:value="119.25" calcext:value-type="float">
            <text:p>119.25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11936222208" calcext:value-type="float">
            <text:p>11936222208</text:p>
          </table:table-cell>
          <table:table-cell office:value-type="float" office:value="138288817664" calcext:value-type="float">
            <text:p>138288817664</text:p>
          </table:table-cell>
          <table:table-cell office:value-type="float" office:value="126.35" calcext:value-type="float">
            <text:p>126.35</text:p>
          </table:table-cell>
          <table:table-cell office:value-type="float" office:value="18.59" calcext:value-type="float">
            <text:p>18.59</text:p>
          </table:table-cell>
        </table:table-row>
        <table:table-row table:style-name="ro1">
          <table:table-cell office:value-type="float" office:value="159184316416" calcext:value-type="float">
            <text:p>159184316416</text:p>
          </table:table-cell>
          <table:table-cell office:value-type="float" office:value="891381760" calcext:value-type="float">
            <text:p>891381760</text:p>
          </table:table-cell>
          <table:table-cell office:value-type="float" office:value="158.29" calcext:value-type="float">
            <text:p>158.29</text:p>
          </table:table-cell>
          <table:table-cell office:value-type="float" office:value="24.44" calcext:value-type="float">
            <text:p>24.44</text:p>
          </table:table-cell>
        </table:table-row>
        <table:table-row table:style-name="ro1">
          <table:table-cell office:value-type="float" office:value="921486848" calcext:value-type="float">
            <text:p>921486848</text:p>
          </table:table-cell>
          <table:table-cell office:value-type="float" office:value="152887559680" calcext:value-type="float">
            <text:p>152887559680</text:p>
          </table:table-cell>
          <table:table-cell office:value-type="float" office:value="151.97" calcext:value-type="float">
            <text:p>151.97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1495549440" calcext:value-type="float">
            <text:p>1495549440</text:p>
          </table:table-cell>
          <table:table-cell office:value-type="float" office:value="153246482432" calcext:value-type="float">
            <text:p>153246482432</text:p>
          </table:table-cell>
          <table:table-cell office:value-type="float" office:value="151.75" calcext:value-type="float">
            <text:p>151.75</text:p>
          </table:table-cell>
          <table:table-cell office:value-type="float" office:value="28.07" calcext:value-type="float">
            <text:p>28.07</text:p>
          </table:table-cell>
        </table:table-row>
        <table:table-row table:style-name="ro1">
          <table:table-cell office:value-type="float" office:value="107316582400" calcext:value-type="float">
            <text:p>107316582400</text:p>
          </table:table-cell>
          <table:table-cell office:value-type="float" office:value="15661697536" calcext:value-type="float">
            <text:p>15661697536</text:p>
          </table:table-cell>
          <table:table-cell office:value-type="float" office:value="91.65" calcext:value-type="float">
            <text:p>91.65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86390361600" calcext:value-type="float">
            <text:p>86390361600</text:p>
          </table:table-cell>
          <table:table-cell office:value-type="float" office:value="15022257664" calcext:value-type="float">
            <text:p>15022257664</text:p>
          </table:table-cell>
          <table:table-cell office:value-type="float" office:value="71.37" calcext:value-type="float">
            <text:p>71.37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28358254592" calcext:value-type="float">
            <text:p>28358254592</text:p>
          </table:table-cell>
          <table:table-cell office:value-type="float" office:value="149552120320" calcext:value-type="float">
            <text:p>149552120320</text:p>
          </table:table-cell>
          <table:table-cell office:value-type="float" office:value="121.19" calcext:value-type="float">
            <text:p>121.19</text:p>
          </table:table-cell>
          <table:table-cell office:value-type="float" office:value="22.11" calcext:value-type="float">
            <text:p>22.11</text:p>
          </table:table-cell>
        </table:table-row>
        <table:table-row table:style-name="ro1">
          <table:table-cell office:value-type="float" office:value="53960373760" calcext:value-type="float">
            <text:p>53960373760</text:p>
          </table:table-cell>
          <table:table-cell office:value-type="float" office:value="11697848320" calcext:value-type="float">
            <text:p>11697848320</text:p>
          </table:table-cell>
          <table:table-cell office:value-type="float" office:value="42.26" calcext:value-type="float">
            <text:p>42.26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26163091968" calcext:value-type="float">
            <text:p>126163091968</text:p>
          </table:table-cell>
          <table:table-cell office:value-type="float" office:value="111540144128" calcext:value-type="float">
            <text:p>111540144128</text:p>
          </table:table-cell>
          <table:table-cell office:value-type="float" office:value="14.62" calcext:value-type="float">
            <text:p>14.62</text:p>
          </table:table-cell>
          <table:table-cell office:value-type="float" office:value="16.04" calcext:value-type="float">
            <text:p>16.04</text:p>
          </table:table-cell>
        </table:table-row>
        <table:table-row table:style-name="ro1">
          <table:table-cell office:value-type="float" office:value="48387845632" calcext:value-type="float">
            <text:p>48387845632</text:p>
          </table:table-cell>
          <table:table-cell office:value-type="float" office:value="81620864512" calcext:value-type="float">
            <text:p>81620864512</text:p>
          </table:table-cell>
          <table:table-cell office:value-type="float" office:value="33.23" calcext:value-type="float">
            <text:p>33.23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133636597760" calcext:value-type="float">
            <text:p>133636597760</text:p>
          </table:table-cell>
          <table:table-cell office:value-type="float" office:value="105585164800" calcext:value-type="float">
            <text:p>105585164800</text:p>
          </table:table-cell>
          <table:table-cell office:value-type="float" office:value="28.05" calcext:value-type="float">
            <text:p>28.05</text:p>
          </table:table-cell>
          <table:table-cell office:value-type="float" office:value="16.24" calcext:value-type="float">
            <text:p>16.24</text:p>
          </table:table-cell>
        </table:table-row>
        <table:table-row table:style-name="ro1">
          <table:table-cell office:value-type="float" office:value="51905889280" calcext:value-type="float">
            <text:p>51905889280</text:p>
          </table:table-cell>
          <table:table-cell office:value-type="float" office:value="47311605248" calcext:value-type="float">
            <text:p>47311605248</text:p>
          </table:table-cell>
          <table:table-cell office:value-type="float" office:value="4.59" calcext:value-type="float">
            <text:p>4.59</text:p>
          </table:table-cell>
          <table:table-cell office:value-type="float" office:value="16.26" calcext:value-type="float">
            <text:p>16.26</text:p>
          </table:table-cell>
        </table:table-row>
        <table:table-row table:style-name="ro1">
          <table:table-cell office:value-type="float" office:value="74387258880" calcext:value-type="float">
            <text:p>74387258880</text:p>
          </table:table-cell>
          <table:table-cell office:value-type="float" office:value="63507856384" calcext:value-type="float">
            <text:p>63507856384</text:p>
          </table:table-cell>
          <table:table-cell office:value-type="float" office:value="10.88" calcext:value-type="float">
            <text:p>10.88</text:p>
          </table:table-cell>
          <table:table-cell office:value-type="float" office:value="15.67" calcext:value-type="float">
            <text:p>15.67</text:p>
          </table:table-cell>
        </table:table-row>
        <table:table-row table:style-name="ro1">
          <table:table-cell office:value-type="float" office:value="32795360768" calcext:value-type="float">
            <text:p>32795360768</text:p>
          </table:table-cell>
          <table:table-cell office:value-type="float" office:value="157931896320" calcext:value-type="float">
            <text:p>157931896320</text:p>
          </table:table-cell>
          <table:table-cell office:value-type="float" office:value="125.14" calcext:value-type="float">
            <text:p>125.14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26268187136" calcext:value-type="float">
            <text:p>26268187136</text:p>
          </table:table-cell>
          <table:table-cell office:value-type="float" office:value="106541294080" calcext:value-type="float">
            <text:p>106541294080</text:p>
          </table:table-cell>
          <table:table-cell office:value-type="float" office:value="80.27" calcext:value-type="float">
            <text:p>80.27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float" office:value="134499340288" calcext:value-type="float">
            <text:p>134499340288</text:p>
          </table:table-cell>
          <table:table-cell office:value-type="float" office:value="18363970560" calcext:value-type="float">
            <text:p>18363970560</text:p>
          </table:table-cell>
          <table:table-cell office:value-type="float" office:value="116.14" calcext:value-type="float">
            <text:p>116.14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42017685504" calcext:value-type="float">
            <text:p>42017685504</text:p>
          </table:table-cell>
          <table:table-cell office:value-type="float" office:value="155263417344" calcext:value-type="float">
            <text:p>155263417344</text:p>
          </table:table-cell>
          <table:table-cell office:value-type="float" office:value="113.25" calcext:value-type="float">
            <text:p>113.25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float" office:value="74319967232" calcext:value-type="float">
            <text:p>74319967232</text:p>
          </table:table-cell>
          <table:table-cell office:value-type="float" office:value="129297249792" calcext:value-type="float">
            <text:p>129297249792</text:p>
          </table:table-cell>
          <table:table-cell office:value-type="float" office:value="54.98" calcext:value-type="float">
            <text:p>54.98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float" office:value="152187611136" calcext:value-type="float">
            <text:p>152187611136</text:p>
          </table:table-cell>
          <table:table-cell office:value-type="float" office:value="9899546112" calcext:value-type="float">
            <text:p>9899546112</text:p>
          </table:table-cell>
          <table:table-cell office:value-type="float" office:value="142.29" calcext:value-type="float">
            <text:p>142.29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float" office:value="106381534208" calcext:value-type="float">
            <text:p>106381534208</text:p>
          </table:table-cell>
          <table:table-cell office:value-type="float" office:value="6476664320" calcext:value-type="float">
            <text:p>6476664320</text:p>
          </table:table-cell>
          <table:table-cell office:value-type="float" office:value="99.9" calcext:value-type="float">
            <text:p>99.9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float" office:value="37861784064" calcext:value-type="float">
            <text:p>37861784064</text:p>
          </table:table-cell>
          <table:table-cell office:value-type="float" office:value="138494835712" calcext:value-type="float">
            <text:p>138494835712</text:p>
          </table:table-cell>
          <table:table-cell office:value-type="float" office:value="100.63" calcext:value-type="float">
            <text:p>100.63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float" office:value="51058452992" calcext:value-type="float">
            <text:p>51058452992</text:p>
          </table:table-cell>
          <table:table-cell office:value-type="float" office:value="71355554816" calcext:value-type="float">
            <text:p>71355554816</text:p>
          </table:table-cell>
          <table:table-cell office:value-type="float" office:value="20.3" calcext:value-type="float">
            <text:p>20.3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float" office:value="122487973888" calcext:value-type="float">
            <text:p>122487973888</text:p>
          </table:table-cell>
          <table:table-cell office:value-type="float" office:value="87175706624" calcext:value-type="float">
            <text:p>87175706624</text:p>
          </table:table-cell>
          <table:table-cell office:value-type="float" office:value="35.31" calcext:value-type="float">
            <text:p>35.31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17674108928" calcext:value-type="float">
            <text:p>17674108928</text:p>
          </table:table-cell>
          <table:table-cell office:value-type="float" office:value="143528443392" calcext:value-type="float">
            <text:p>143528443392</text:p>
          </table:table-cell>
          <table:table-cell office:value-type="float" office:value="125.85" calcext:value-type="float">
            <text:p>125.85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float" office:value="71607666176" calcext:value-type="float">
            <text:p>71607666176</text:p>
          </table:table-cell>
          <table:table-cell office:value-type="float" office:value="149357989376" calcext:value-type="float">
            <text:p>149357989376</text:p>
          </table:table-cell>
          <table:table-cell office:value-type="float" office:value="77.75" calcext:value-type="float">
            <text:p>77.75</text:p>
          </table:table-cell>
          <table:table-cell office:value-type="float" office:value="19.07" calcext:value-type="float">
            <text:p>19.07</text:p>
          </table:table-cell>
        </table:table-row>
        <table:table-row table:style-name="ro1">
          <table:table-cell office:value-type="float" office:value="131281138176" calcext:value-type="float">
            <text:p>131281138176</text:p>
          </table:table-cell>
          <table:table-cell office:value-type="float" office:value="13811618816" calcext:value-type="float">
            <text:p>13811618816</text:p>
          </table:table-cell>
          <table:table-cell office:value-type="float" office:value="117.47" calcext:value-type="float">
            <text:p>117.47</text:p>
          </table:table-cell>
          <table:table-cell office:value-type="float" office:value="21.82" calcext:value-type="float">
            <text:p>21.82</text:p>
          </table:table-cell>
        </table:table-row>
        <table:table-row table:style-name="ro1">
          <table:table-cell office:value-type="float" office:value="132421114368" calcext:value-type="float">
            <text:p>132421114368</text:p>
          </table:table-cell>
          <table:table-cell office:value-type="float" office:value="79287036416" calcext:value-type="float">
            <text:p>79287036416</text:p>
          </table:table-cell>
          <table:table-cell office:value-type="float" office:value="53.13" calcext:value-type="float">
            <text:p>53.13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6852885504" calcext:value-type="float">
            <text:p>6852885504</text:p>
          </table:table-cell>
          <table:table-cell office:value-type="float" office:value="46371440128" calcext:value-type="float">
            <text:p>46371440128</text:p>
          </table:table-cell>
          <table:table-cell office:value-type="float" office:value="39.52" calcext:value-type="float">
            <text:p>39.52</text:p>
          </table:table-cell>
          <table:table-cell office:value-type="float" office:value="19.85" calcext:value-type="float">
            <text:p>19.85</text:p>
          </table:table-cell>
        </table:table-row>
        <table:table-row table:style-name="ro1">
          <table:table-cell office:value-type="float" office:value="147337847296" calcext:value-type="float">
            <text:p>147337847296</text:p>
          </table:table-cell>
          <table:table-cell office:value-type="float" office:value="26974112256" calcext:value-type="float">
            <text:p>26974112256</text:p>
          </table:table-cell>
          <table:table-cell office:value-type="float" office:value="120.36" calcext:value-type="float">
            <text:p>120.36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1">
          <table:table-cell office:value-type="float" office:value="11560521728" calcext:value-type="float">
            <text:p>11560521728</text:p>
          </table:table-cell>
          <table:table-cell office:value-type="float" office:value="2511868416" calcext:value-type="float">
            <text:p>2511868416</text:p>
          </table:table-cell>
          <table:table-cell office:value-type="float" office:value="9.05" calcext:value-type="float">
            <text:p>9.05</text:p>
          </table:table-cell>
          <table:table-cell office:value-type="float" office:value="14.36" calcext:value-type="float">
            <text:p>14.36</text:p>
          </table:table-cell>
        </table:table-row>
        <table:table-row table:style-name="ro1">
          <table:table-cell office:value-type="float" office:value="60639687680" calcext:value-type="float">
            <text:p>60639687680</text:p>
          </table:table-cell>
          <table:table-cell office:value-type="float" office:value="95881866752" calcext:value-type="float">
            <text:p>95881866752</text:p>
          </table:table-cell>
          <table:table-cell office:value-type="float" office:value="35.24" calcext:value-type="float">
            <text:p>35.24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106100608512" calcext:value-type="float">
            <text:p>106100608512</text:p>
          </table:table-cell>
          <table:table-cell office:value-type="float" office:value="137269141504" calcext:value-type="float">
            <text:p>137269141504</text:p>
          </table:table-cell>
          <table:table-cell office:value-type="float" office:value="31.17" calcext:value-type="float">
            <text:p>31.17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1899291648" calcext:value-type="float">
            <text:p>1899291648</text:p>
          </table:table-cell>
          <table:table-cell office:value-type="float" office:value="36061333504" calcext:value-type="float">
            <text:p>36061333504</text:p>
          </table:table-cell>
          <table:table-cell office:value-type="float" office:value="34.16" calcext:value-type="float">
            <text:p>34.16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22082149376" calcext:value-type="float">
            <text:p>22082149376</text:p>
          </table:table-cell>
          <table:table-cell office:value-type="float" office:value="81709295616" calcext:value-type="float">
            <text:p>81709295616</text:p>
          </table:table-cell>
          <table:table-cell office:value-type="float" office:value="59.63" calcext:value-type="float">
            <text:p>59.63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104298616320" calcext:value-type="float">
            <text:p>104298616320</text:p>
          </table:table-cell>
          <table:table-cell office:value-type="float" office:value="43658808832" calcext:value-type="float">
            <text:p>43658808832</text:p>
          </table:table-cell>
          <table:table-cell office:value-type="float" office:value="60.64" calcext:value-type="float">
            <text:p>60.64</text:p>
          </table:table-cell>
          <table:table-cell office:value-type="float" office:value="22.51" calcext:value-type="float">
            <text:p>22.51</text:p>
          </table:table-cell>
        </table:table-row>
        <table:table-row table:style-name="ro1">
          <table:table-cell office:value-type="float" office:value="40738231296" calcext:value-type="float">
            <text:p>40738231296</text:p>
          </table:table-cell>
          <table:table-cell office:value-type="float" office:value="135711354880" calcext:value-type="float">
            <text:p>135711354880</text:p>
          </table:table-cell>
          <table:table-cell office:value-type="float" office:value="94.97" calcext:value-type="float">
            <text:p>94.97</text:p>
          </table:table-cell>
          <table:table-cell office:value-type="float" office:value="16.18" calcext:value-type="float">
            <text:p>16.18</text:p>
          </table:table-cell>
        </table:table-row>
        <table:table-row table:style-name="ro1">
          <table:table-cell office:value-type="float" office:value="3112985088" calcext:value-type="float">
            <text:p>3112985088</text:p>
          </table:table-cell>
          <table:table-cell office:value-type="float" office:value="145945701376" calcext:value-type="float">
            <text:p>145945701376</text:p>
          </table:table-cell>
          <table:table-cell office:value-type="float" office:value="142.83" calcext:value-type="float">
            <text:p>142.83</text:p>
          </table:table-cell>
          <table:table-cell office:value-type="float" office:value="26.96" calcext:value-type="float">
            <text:p>26.96</text:p>
          </table:table-cell>
        </table:table-row>
        <table:table-row table:style-name="ro1">
          <table:table-cell office:value-type="float" office:value="149782985728" calcext:value-type="float">
            <text:p>149782985728</text:p>
          </table:table-cell>
          <table:table-cell office:value-type="float" office:value="20456540160" calcext:value-type="float">
            <text:p>20456540160</text:p>
          </table:table-cell>
          <table:table-cell office:value-type="float" office:value="129.33" calcext:value-type="float">
            <text:p>129.33</text:p>
          </table:table-cell>
          <table:table-cell office:value-type="float" office:value="29.49" calcext:value-type="float">
            <text:p>29.49</text:p>
          </table:table-cell>
        </table:table-row>
        <table:table-row table:style-name="ro1">
          <table:table-cell office:value-type="float" office:value="5923220992" calcext:value-type="float">
            <text:p>5923220992</text:p>
          </table:table-cell>
          <table:table-cell office:value-type="float" office:value="159633265152" calcext:value-type="float">
            <text:p>159633265152</text:p>
          </table:table-cell>
          <table:table-cell office:value-type="float" office:value="153.71" calcext:value-type="float">
            <text:p>153.71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float" office:value="63855839232" calcext:value-type="float">
            <text:p>63855839232</text:p>
          </table:table-cell>
          <table:table-cell office:value-type="float" office:value="9507688448" calcext:value-type="float">
            <text:p>9507688448</text:p>
          </table:table-cell>
          <table:table-cell office:value-type="float" office:value="54.35" calcext:value-type="float">
            <text:p>54.35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93279048192" calcext:value-type="float">
            <text:p>93279048192</text:p>
          </table:table-cell>
          <table:table-cell office:value-type="float" office:value="133221415936" calcext:value-type="float">
            <text:p>133221415936</text:p>
          </table:table-cell>
          <table:table-cell office:value-type="float" office:value="39.94" calcext:value-type="float">
            <text:p>39.94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float" office:value="158204180992" calcext:value-type="float">
            <text:p>158204180992</text:p>
          </table:table-cell>
          <table:table-cell office:value-type="float" office:value="28246438912" calcext:value-type="float">
            <text:p>28246438912</text:p>
          </table:table-cell>
          <table:table-cell office:value-type="float" office:value="129.96" calcext:value-type="float">
            <text:p>129.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725831680" calcext:value-type="float">
            <text:p>58725831680</text:p>
          </table:table-cell>
          <table:table-cell office:value-type="float" office:value="159796377600" calcext:value-type="float">
            <text:p>159796377600</text:p>
          </table:table-cell>
          <table:table-cell office:value-type="float" office:value="101.07" calcext:value-type="float">
            <text:p>101.07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76440216064" calcext:value-type="float">
            <text:p>76440216064</text:p>
          </table:table-cell>
          <table:table-cell office:value-type="float" office:value="66022719488" calcext:value-type="float">
            <text:p>66022719488</text:p>
          </table:table-cell>
          <table:table-cell office:value-type="float" office:value="10.42" calcext:value-type="float">
            <text:p>10.42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float" office:value="34345417728" calcext:value-type="float">
            <text:p>34345417728</text:p>
          </table:table-cell>
          <table:table-cell office:value-type="float" office:value="132513115648" calcext:value-type="float">
            <text:p>132513115648</text:p>
          </table:table-cell>
          <table:table-cell office:value-type="float" office:value="98.17" calcext:value-type="float">
            <text:p>98.17</text:p>
          </table:table-cell>
          <table:table-cell office:value-type="float" office:value="17.17" calcext:value-type="float">
            <text:p>17.17</text:p>
          </table:table-cell>
        </table:table-row>
        <table:table-row table:style-name="ro1">
          <table:table-cell office:value-type="float" office:value="13366031360" calcext:value-type="float">
            <text:p>13366031360</text:p>
          </table:table-cell>
          <table:table-cell office:value-type="float" office:value="108065078272" calcext:value-type="float">
            <text:p>108065078272</text:p>
          </table:table-cell>
          <table:table-cell office:value-type="float" office:value="94.7" calcext:value-type="float">
            <text:p>94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73452288" calcext:value-type="float">
            <text:p>8573452288</text:p>
          </table:table-cell>
          <table:table-cell office:value-type="float" office:value="147614306816" calcext:value-type="float">
            <text:p>147614306816</text:p>
          </table:table-cell>
          <table:table-cell office:value-type="float" office:value="139.04" calcext:value-type="float">
            <text:p>139.04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29405555200" calcext:value-type="float">
            <text:p>29405555200</text:p>
          </table:table-cell>
          <table:table-cell office:value-type="float" office:value="102760885248" calcext:value-type="float">
            <text:p>102760885248</text:p>
          </table:table-cell>
          <table:table-cell office:value-type="float" office:value="73.36" calcext:value-type="float">
            <text:p>73.36</text:p>
          </table:table-cell>
          <table:table-cell office:value-type="float" office:value="24.36" calcext:value-type="float">
            <text:p>24.36</text:p>
          </table:table-cell>
        </table:table-row>
        <table:table-row table:style-name="ro1">
          <table:table-cell office:value-type="float" office:value="132206214656" calcext:value-type="float">
            <text:p>132206214656</text:p>
          </table:table-cell>
          <table:table-cell office:value-type="float" office:value="23335754240" calcext:value-type="float">
            <text:p>23335754240</text:p>
          </table:table-cell>
          <table:table-cell office:value-type="float" office:value="108.87" calcext:value-type="float">
            <text:p>108.87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35563777024" calcext:value-type="float">
            <text:p>135563777024</text:p>
          </table:table-cell>
          <table:table-cell office:value-type="float" office:value="80322141696" calcext:value-type="float">
            <text:p>80322141696</text:p>
          </table:table-cell>
          <table:table-cell office:value-type="float" office:value="55.24" calcext:value-type="float">
            <text:p>55.24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1">
          <table:table-cell office:value-type="float" office:value="158260980224" calcext:value-type="float">
            <text:p>158260980224</text:p>
          </table:table-cell>
          <table:table-cell office:value-type="float" office:value="2945690624" calcext:value-type="float">
            <text:p>2945690624</text:p>
          </table:table-cell>
          <table:table-cell office:value-type="float" office:value="155.32" calcext:value-type="float">
            <text:p>155.32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1">
          <table:table-cell office:value-type="float" office:value="153078858752" calcext:value-type="float">
            <text:p>153078858752</text:p>
          </table:table-cell>
          <table:table-cell office:value-type="float" office:value="24799206912" calcext:value-type="float">
            <text:p>24799206912</text:p>
          </table:table-cell>
          <table:table-cell office:value-type="float" office:value="128.28" calcext:value-type="float">
            <text:p>128.28</text:p>
          </table:table-cell>
          <table:table-cell office:value-type="float" office:value="22.64" calcext:value-type="float">
            <text:p>22.64</text:p>
          </table:table-cell>
        </table:table-row>
        <table:table-row table:style-name="ro1">
          <table:table-cell office:value-type="float" office:value="17735171584" calcext:value-type="float">
            <text:p>17735171584</text:p>
          </table:table-cell>
          <table:table-cell office:value-type="float" office:value="126262645760" calcext:value-type="float">
            <text:p>126262645760</text:p>
          </table:table-cell>
          <table:table-cell office:value-type="float" office:value="108.53" calcext:value-type="float">
            <text:p>108.53</text:p>
          </table:table-cell>
          <table:table-cell office:value-type="float" office:value="27.89" calcext:value-type="float">
            <text:p>27.89</text:p>
          </table:table-cell>
        </table:table-row>
        <table:table-row table:style-name="ro1">
          <table:table-cell office:value-type="float" office:value="132044466688" calcext:value-type="float">
            <text:p>132044466688</text:p>
          </table:table-cell>
          <table:table-cell office:value-type="float" office:value="104993501696" calcext:value-type="float">
            <text:p>104993501696</text:p>
          </table:table-cell>
          <table:table-cell office:value-type="float" office:value="27.05" calcext:value-type="float">
            <text:p>27.05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155398827520" calcext:value-type="float">
            <text:p>155398827520</text:p>
          </table:table-cell>
          <table:table-cell office:value-type="float" office:value="21725083648" calcext:value-type="float">
            <text:p>21725083648</text:p>
          </table:table-cell>
          <table:table-cell office:value-type="float" office:value="133.67" calcext:value-type="float">
            <text:p>133.67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float" office:value="57355489280" calcext:value-type="float">
            <text:p>57355489280</text:p>
          </table:table-cell>
          <table:table-cell office:value-type="float" office:value="120183128576" calcext:value-type="float">
            <text:p>120183128576</text:p>
          </table:table-cell>
          <table:table-cell office:value-type="float" office:value="62.83" calcext:value-type="float">
            <text:p>62.83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117178219520" calcext:value-type="float">
            <text:p>117178219520</text:p>
          </table:table-cell>
          <table:table-cell office:value-type="float" office:value="84521193472" calcext:value-type="float">
            <text:p>84521193472</text:p>
          </table:table-cell>
          <table:table-cell office:value-type="float" office:value="32.66" calcext:value-type="float">
            <text:p>32.66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float" office:value="13481566208" calcext:value-type="float">
            <text:p>13481566208</text:p>
          </table:table-cell>
          <table:table-cell office:value-type="float" office:value="151681228800" calcext:value-type="float">
            <text:p>151681228800</text:p>
          </table:table-cell>
          <table:table-cell office:value-type="float" office:value="138.2" calcext:value-type="float">
            <text:p>138.2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91247672320" calcext:value-type="float">
            <text:p>91247672320</text:p>
          </table:table-cell>
          <table:table-cell office:value-type="float" office:value="137344602112" calcext:value-type="float">
            <text:p>137344602112</text:p>
          </table:table-cell>
          <table:table-cell office:value-type="float" office:value="46.1" calcext:value-type="float">
            <text:p>46.1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119072376320" calcext:value-type="float">
            <text:p>119072376320</text:p>
          </table:table-cell>
          <table:table-cell office:value-type="float" office:value="156665463808" calcext:value-type="float">
            <text:p>156665463808</text:p>
          </table:table-cell>
          <table:table-cell office:value-type="float" office:value="37.59" calcext:value-type="float">
            <text:p>37.59</text:p>
          </table:table-cell>
          <table:table-cell office:value-type="float" office:value="18.03" calcext:value-type="float">
            <text:p>18.03</text:p>
          </table:table-cell>
        </table:table-row>
        <table:table-row table:style-name="ro1">
          <table:table-cell office:value-type="float" office:value="1086283776" calcext:value-type="float">
            <text:p>1086283776</text:p>
          </table:table-cell>
          <table:table-cell office:value-type="float" office:value="158980716032" calcext:value-type="float">
            <text:p>158980716032</text:p>
          </table:table-cell>
          <table:table-cell office:value-type="float" office:value="157.89" calcext:value-type="float">
            <text:p>157.89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151046013952" calcext:value-type="float">
            <text:p>151046013952</text:p>
          </table:table-cell>
          <table:table-cell office:value-type="float" office:value="10116057088" calcext:value-type="float">
            <text:p>10116057088</text:p>
          </table:table-cell>
          <table:table-cell office:value-type="float" office:value="140.93" calcext:value-type="float">
            <text:p>140.9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30110133248" calcext:value-type="float">
            <text:p>30110133248</text:p>
          </table:table-cell>
          <table:table-cell office:value-type="float" office:value="99054669312" calcext:value-type="float">
            <text:p>99054669312</text:p>
          </table:table-cell>
          <table:table-cell office:value-type="float" office:value="68.94" calcext:value-type="float">
            <text:p>68.94</text:p>
          </table:table-cell>
          <table:table-cell office:value-type="float" office:value="20.97" calcext:value-type="float">
            <text:p>20.97</text:p>
          </table:table-cell>
        </table:table-row>
        <table:table-row table:style-name="ro1">
          <table:table-cell office:value-type="float" office:value="123402901504" calcext:value-type="float">
            <text:p>123402901504</text:p>
          </table:table-cell>
          <table:table-cell office:value-type="float" office:value="97170731008" calcext:value-type="float">
            <text:p>97170731008</text:p>
          </table:table-cell>
          <table:table-cell office:value-type="float" office:value="26.23" calcext:value-type="float">
            <text:p>26.23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93152584704" calcext:value-type="float">
            <text:p>93152584704</text:p>
          </table:table-cell>
          <table:table-cell office:value-type="float" office:value="19056759808" calcext:value-type="float">
            <text:p>19056759808</text:p>
          </table:table-cell>
          <table:table-cell office:value-type="float" office:value="74.1" calcext:value-type="float">
            <text:p>74.1</text:p>
          </table:table-cell>
          <table:table-cell office:value-type="float" office:value="20.85" calcext:value-type="float">
            <text:p>20.85</text:p>
          </table:table-cell>
        </table:table-row>
        <table:table-row table:style-name="ro1">
          <table:table-cell office:value-type="float" office:value="150617827840" calcext:value-type="float">
            <text:p>150617827840</text:p>
          </table:table-cell>
          <table:table-cell office:value-type="float" office:value="57630155776" calcext:value-type="float">
            <text:p>57630155776</text:p>
          </table:table-cell>
          <table:table-cell office:value-type="float" office:value="92.99" calcext:value-type="float">
            <text:p>92.99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float" office:value="78186934784" calcext:value-type="float">
            <text:p>78186934784</text:p>
          </table:table-cell>
          <table:table-cell office:value-type="float" office:value="109209310720" calcext:value-type="float">
            <text:p>109209310720</text:p>
          </table:table-cell>
          <table:table-cell office:value-type="float" office:value="31.02" calcext:value-type="float">
            <text:p>31.02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85598753792" calcext:value-type="float">
            <text:p>85598753792</text:p>
          </table:table-cell>
          <table:table-cell office:value-type="float" office:value="89970886144" calcext:value-type="float">
            <text:p>89970886144</text:p>
          </table:table-cell>
          <table:table-cell office:value-type="float" office:value="4.37" calcext:value-type="float">
            <text:p>4.37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134734100992" calcext:value-type="float">
            <text:p>134734100992</text:p>
          </table:table-cell>
          <table:table-cell office:value-type="float" office:value="128263728640" calcext:value-type="float">
            <text:p>128263728640</text:p>
          </table:table-cell>
          <table:table-cell office:value-type="float" office:value="6.47" calcext:value-type="float">
            <text:p>6.47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140243175424" calcext:value-type="float">
            <text:p>140243175424</text:p>
          </table:table-cell>
          <table:table-cell office:value-type="float" office:value="56213934592" calcext:value-type="float">
            <text:p>56213934592</text:p>
          </table:table-cell>
          <table:table-cell office:value-type="float" office:value="84.03" calcext:value-type="float">
            <text:p>84.03</text:p>
          </table:table-cell>
          <table:table-cell office:value-type="float" office:value="20.59" calcext:value-type="float">
            <text:p>20.59</text:p>
          </table:table-cell>
        </table:table-row>
        <table:table-row table:style-name="ro1">
          <table:table-cell office:value-type="float" office:value="144501864448" calcext:value-type="float">
            <text:p>144501864448</text:p>
          </table:table-cell>
          <table:table-cell office:value-type="float" office:value="111002670592" calcext:value-type="float">
            <text:p>111002670592</text:p>
          </table:table-cell>
          <table:table-cell office:value-type="float" office:value="33.5" calcext:value-type="float">
            <text:p>33.5</text:p>
          </table:table-cell>
          <table:table-cell office:value-type="float" office:value="15.59" calcext:value-type="float">
            <text:p>15.59</text:p>
          </table:table-cell>
        </table:table-row>
        <table:table-row table:style-name="ro1">
          <table:table-cell office:value-type="float" office:value="43404725248" calcext:value-type="float">
            <text:p>43404725248</text:p>
          </table:table-cell>
          <table:table-cell office:value-type="float" office:value="94950765056" calcext:value-type="float">
            <text:p>94950765056</text:p>
          </table:table-cell>
          <table:table-cell office:value-type="float" office:value="51.55" calcext:value-type="float">
            <text:p>51.55</text:p>
          </table:table-cell>
          <table:table-cell office:value-type="float" office:value="22.63" calcext:value-type="float">
            <text:p>22.63</text:p>
          </table:table-cell>
        </table:table-row>
        <table:table-row table:style-name="ro1">
          <table:table-cell office:value-type="float" office:value="21692043264" calcext:value-type="float">
            <text:p>21692043264</text:p>
          </table:table-cell>
          <table:table-cell office:value-type="float" office:value="3138543104" calcext:value-type="float">
            <text:p>3138543104</text:p>
          </table:table-cell>
          <table:table-cell office:value-type="float" office:value="18.55" calcext:value-type="float">
            <text:p>18.55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85116916736" calcext:value-type="float">
            <text:p>85116916736</text:p>
          </table:table-cell>
          <table:table-cell office:value-type="float" office:value="28226817536" calcext:value-type="float">
            <text:p>28226817536</text:p>
          </table:table-cell>
          <table:table-cell office:value-type="float" office:value="56.89" calcext:value-type="float">
            <text:p>56.89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155988824576" calcext:value-type="float">
            <text:p>155988824576</text:p>
          </table:table-cell>
          <table:table-cell office:value-type="float" office:value="13068364800" calcext:value-type="float">
            <text:p>13068364800</text:p>
          </table:table-cell>
          <table:table-cell office:value-type="float" office:value="142.92" calcext:value-type="float">
            <text:p>142.92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float" office:value="13205893632" calcext:value-type="float">
            <text:p>13205893632</text:p>
          </table:table-cell>
          <table:table-cell office:value-type="float" office:value="150860427776" calcext:value-type="float">
            <text:p>150860427776</text:p>
          </table:table-cell>
          <table:table-cell office:value-type="float" office:value="137.65" calcext:value-type="float">
            <text:p>137.65</text:p>
          </table:table-cell>
          <table:table-cell office:value-type="float" office:value="29.16" calcext:value-type="float">
            <text:p>29.16</text:p>
          </table:table-cell>
        </table:table-row>
        <table:table-row table:style-name="ro1">
          <table:table-cell office:value-type="float" office:value="149237294592" calcext:value-type="float">
            <text:p>149237294592</text:p>
          </table:table-cell>
          <table:table-cell office:value-type="float" office:value="28323342336" calcext:value-type="float">
            <text:p>28323342336</text:p>
          </table:table-cell>
          <table:table-cell office:value-type="float" office:value="120.91" calcext:value-type="float">
            <text:p>120.91</text:p>
          </table:table-cell>
          <table:table-cell office:value-type="float" office:value="22.63" calcext:value-type="float">
            <text:p>22.63</text:p>
          </table:table-cell>
        </table:table-row>
        <table:table-row table:style-name="ro1">
          <table:table-cell office:value-type="float" office:value="136523699712" calcext:value-type="float">
            <text:p>136523699712</text:p>
          </table:table-cell>
          <table:table-cell office:value-type="float" office:value="28085238272" calcext:value-type="float">
            <text:p>28085238272</text:p>
          </table:table-cell>
          <table:table-cell office:value-type="float" office:value="108.44" calcext:value-type="float">
            <text:p>108.44</text:p>
          </table:table-cell>
          <table:table-cell office:value-type="float" office:value="22.77" calcext:value-type="float">
            <text:p>22.77</text:p>
          </table:table-cell>
        </table:table-row>
        <table:table-row table:style-name="ro1">
          <table:table-cell office:value-type="float" office:value="31206985216" calcext:value-type="float">
            <text:p>31206985216</text:p>
          </table:table-cell>
          <table:table-cell office:value-type="float" office:value="148213736448" calcext:value-type="float">
            <text:p>148213736448</text:p>
          </table:table-cell>
          <table:table-cell office:value-type="float" office:value="117.01" calcext:value-type="float">
            <text:p>117.01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float" office:value="5925086720" calcext:value-type="float">
            <text:p>5925086720</text:p>
          </table:table-cell>
          <table:table-cell office:value-type="float" office:value="114412879872" calcext:value-type="float">
            <text:p>114412879872</text:p>
          </table:table-cell>
          <table:table-cell office:value-type="float" office:value="108.49" calcext:value-type="float">
            <text:p>108.49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383216128" calcext:value-type="float">
            <text:p>2383216128</text:p>
          </table:table-cell>
          <table:table-cell office:value-type="float" office:value="149886730752" calcext:value-type="float">
            <text:p>149886730752</text:p>
          </table:table-cell>
          <table:table-cell office:value-type="float" office:value="147.5" calcext:value-type="float">
            <text:p>147.5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3851334656" calcext:value-type="float">
            <text:p>3851334656</text:p>
          </table:table-cell>
          <table:table-cell office:value-type="float" office:value="157020417536" calcext:value-type="float">
            <text:p>157020417536</text:p>
          </table:table-cell>
          <table:table-cell office:value-type="float" office:value="153.17" calcext:value-type="float">
            <text:p>153.17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1">
          <table:table-cell office:value-type="float" office:value="152708242432" calcext:value-type="float">
            <text:p>152708242432</text:p>
          </table:table-cell>
          <table:table-cell office:value-type="float" office:value="118108336640" calcext:value-type="float">
            <text:p>118108336640</text:p>
          </table:table-cell>
          <table:table-cell office:value-type="float" office:value="34.6" calcext:value-type="float">
            <text:p>34.6</text:p>
          </table:table-cell>
          <table:table-cell office:value-type="float" office:value="16.59" calcext:value-type="float">
            <text:p>16.59</text:p>
          </table:table-cell>
        </table:table-row>
        <table:table-row table:style-name="ro1">
          <table:table-cell office:value-type="float" office:value="76418098176" calcext:value-type="float">
            <text:p>76418098176</text:p>
          </table:table-cell>
          <table:table-cell office:value-type="float" office:value="158954502656" calcext:value-type="float">
            <text:p>158954502656</text:p>
          </table:table-cell>
          <table:table-cell office:value-type="float" office:value="82.54" calcext:value-type="float">
            <text:p>82.54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9702579712" calcext:value-type="float">
            <text:p>9702579712</text:p>
          </table:table-cell>
          <table:table-cell office:value-type="float" office:value="153969837568" calcext:value-type="float">
            <text:p>153969837568</text:p>
          </table:table-cell>
          <table:table-cell office:value-type="float" office:value="144.27" calcext:value-type="float">
            <text:p>144.27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office:value-type="float" office:value="112622564864" calcext:value-type="float">
            <text:p>112622564864</text:p>
          </table:table-cell>
          <table:table-cell office:value-type="float" office:value="116862587904" calcext:value-type="float">
            <text:p>116862587904</text:p>
          </table:table-cell>
          <table:table-cell office:value-type="float" office:value="4.24" calcext:value-type="float">
            <text:p>4.24</text:p>
          </table:table-cell>
          <table:table-cell office:value-type="float" office:value="14.87" calcext:value-type="float">
            <text:p>14.87</text:p>
          </table:table-cell>
        </table:table-row>
        <table:table-row table:style-name="ro1">
          <table:table-cell office:value-type="float" office:value="134792948224" calcext:value-type="float">
            <text:p>134792948224</text:p>
          </table:table-cell>
          <table:table-cell office:value-type="float" office:value="52378947072" calcext:value-type="float">
            <text:p>52378947072</text:p>
          </table:table-cell>
          <table:table-cell office:value-type="float" office:value="82.41" calcext:value-type="float">
            <text:p>82.41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117718802944" calcext:value-type="float">
            <text:p>117718802944</text:p>
          </table:table-cell>
          <table:table-cell office:value-type="float" office:value="49993798144" calcext:value-type="float">
            <text:p>49993798144</text:p>
          </table:table-cell>
          <table:table-cell office:value-type="float" office:value="67.73" calcext:value-type="float">
            <text:p>67.73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office:value-type="float" office:value="107397850112" calcext:value-type="float">
            <text:p>107397850112</text:p>
          </table:table-cell>
          <table:table-cell office:value-type="float" office:value="50481062400" calcext:value-type="float">
            <text:p>50481062400</text:p>
          </table:table-cell>
          <table:table-cell office:value-type="float" office:value="56.92" calcext:value-type="float">
            <text:p>56.92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144887230976" calcext:value-type="float">
            <text:p>144887230976</text:p>
          </table:table-cell>
          <table:table-cell office:value-type="float" office:value="52541957120" calcext:value-type="float">
            <text:p>52541957120</text:p>
          </table:table-cell>
          <table:table-cell office:value-type="float" office:value="92.35" calcext:value-type="float">
            <text:p>92.35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float" office:value="132415442432" calcext:value-type="float">
            <text:p>132415442432</text:p>
          </table:table-cell>
          <table:table-cell office:value-type="float" office:value="33938596864" calcext:value-type="float">
            <text:p>33938596864</text:p>
          </table:table-cell>
          <table:table-cell office:value-type="float" office:value="98.48" calcext:value-type="float">
            <text:p>98.48</text:p>
          </table:table-cell>
          <table:table-cell office:value-type="float" office:value="20.34" calcext:value-type="float">
            <text:p>20.34</text:p>
          </table:table-cell>
        </table:table-row>
        <table:table-row table:style-name="ro1">
          <table:table-cell office:value-type="float" office:value="49387139072" calcext:value-type="float">
            <text:p>49387139072</text:p>
          </table:table-cell>
          <table:table-cell office:value-type="float" office:value="73521297920" calcext:value-type="float">
            <text:p>73521297920</text:p>
          </table:table-cell>
          <table:table-cell office:value-type="float" office:value="24.13" calcext:value-type="float">
            <text:p>24.13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float" office:value="139866660864" calcext:value-type="float">
            <text:p>139866660864</text:p>
          </table:table-cell>
          <table:table-cell office:value-type="float" office:value="39793872384" calcext:value-type="float">
            <text:p>39793872384</text:p>
          </table:table-cell>
          <table:table-cell office:value-type="float" office:value="100.07" calcext:value-type="float">
            <text:p>100.07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float" office:value="5935350784" calcext:value-type="float">
            <text:p>5935350784</text:p>
          </table:table-cell>
          <table:table-cell office:value-type="float" office:value="149636259840" calcext:value-type="float">
            <text:p>149636259840</text:p>
          </table:table-cell>
          <table:table-cell office:value-type="float" office:value="143.7" calcext:value-type="float">
            <text:p>143.7</text:p>
          </table:table-cell>
          <table:table-cell office:value-type="float" office:value="31.12" calcext:value-type="float">
            <text:p>31.12</text:p>
          </table:table-cell>
        </table:table-row>
        <table:table-row table:style-name="ro1">
          <table:table-cell office:value-type="float" office:value="152026290176" calcext:value-type="float">
            <text:p>152026290176</text:p>
          </table:table-cell>
          <table:table-cell office:value-type="float" office:value="36162734592" calcext:value-type="float">
            <text:p>36162734592</text:p>
          </table:table-cell>
          <table:table-cell office:value-type="float" office:value="115.86" calcext:value-type="float">
            <text:p>115.86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151402616832" calcext:value-type="float">
            <text:p>151402616832</text:p>
          </table:table-cell>
          <table:table-cell office:value-type="float" office:value="18555788288" calcext:value-type="float">
            <text:p>18555788288</text:p>
          </table:table-cell>
          <table:table-cell office:value-type="float" office:value="132.85" calcext:value-type="float">
            <text:p>132.85</text:p>
          </table:table-cell>
          <table:table-cell office:value-type="float" office:value="23.37" calcext:value-type="float">
            <text:p>23.37</text:p>
          </table:table-cell>
        </table:table-row>
        <table:table-row table:style-name="ro1">
          <table:table-cell office:value-type="float" office:value="8481100800" calcext:value-type="float">
            <text:p>8481100800</text:p>
          </table:table-cell>
          <table:table-cell office:value-type="float" office:value="9672916480" calcext:value-type="float">
            <text:p>9672916480</text:p>
          </table:table-cell>
          <table:table-cell office:value-type="float" office:value="1.19" calcext:value-type="float">
            <text:p>1.19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35181175296" calcext:value-type="float">
            <text:p>35181175296</text:p>
          </table:table-cell>
          <table:table-cell office:value-type="float" office:value="90069878272" calcext:value-type="float">
            <text:p>90069878272</text:p>
          </table:table-cell>
          <table:table-cell office:value-type="float" office:value="54.89" calcext:value-type="float">
            <text:p>54.89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float" office:value="23535837696" calcext:value-type="float">
            <text:p>23535837696</text:p>
          </table:table-cell>
          <table:table-cell office:value-type="float" office:value="158197433344" calcext:value-type="float">
            <text:p>158197433344</text:p>
          </table:table-cell>
          <table:table-cell office:value-type="float" office:value="134.66" calcext:value-type="float">
            <text:p>134.66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float" office:value="146707378688" calcext:value-type="float">
            <text:p>146707378688</text:p>
          </table:table-cell>
          <table:table-cell office:value-type="float" office:value="9656613888" calcext:value-type="float">
            <text:p>9656613888</text:p>
          </table:table-cell>
          <table:table-cell office:value-type="float" office:value="137.05" calcext:value-type="float">
            <text:p>137.05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117086341632" calcext:value-type="float">
            <text:p>117086341632</text:p>
          </table:table-cell>
          <table:table-cell office:value-type="float" office:value="116645501952" calcext:value-type="float">
            <text:p>116645501952</text:p>
          </table:table-cell>
          <table:table-cell office:value-type="float" office:value="0.44" calcext:value-type="float">
            <text:p>0.44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float" office:value="137025740288" calcext:value-type="float">
            <text:p>137025740288</text:p>
          </table:table-cell>
          <table:table-cell office:value-type="float" office:value="29163582976" calcext:value-type="float">
            <text:p>29163582976</text:p>
          </table:table-cell>
          <table:table-cell office:value-type="float" office:value="107.86" calcext:value-type="float">
            <text:p>107.86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float" office:value="46898318336" calcext:value-type="float">
            <text:p>46898318336</text:p>
          </table:table-cell>
          <table:table-cell office:value-type="float" office:value="158381690880" calcext:value-type="float">
            <text:p>158381690880</text:p>
          </table:table-cell>
          <table:table-cell office:value-type="float" office:value="111.48" calcext:value-type="float">
            <text:p>111.48</text:p>
          </table:table-cell>
          <table:table-cell office:value-type="float" office:value="22.29" calcext:value-type="float">
            <text:p>22.29</text:p>
          </table:table-cell>
        </table:table-row>
        <table:table-row table:style-name="ro1">
          <table:table-cell office:value-type="float" office:value="130981863936" calcext:value-type="float">
            <text:p>130981863936</text:p>
          </table:table-cell>
          <table:table-cell office:value-type="float" office:value="6722259456" calcext:value-type="float">
            <text:p>6722259456</text:p>
          </table:table-cell>
          <table:table-cell office:value-type="float" office:value="124.26" calcext:value-type="float">
            <text:p>124.26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float" office:value="32262686208" calcext:value-type="float">
            <text:p>32262686208</text:p>
          </table:table-cell>
          <table:table-cell office:value-type="float" office:value="156600737280" calcext:value-type="float">
            <text:p>156600737280</text:p>
          </table:table-cell>
          <table:table-cell office:value-type="float" office:value="124.34" calcext:value-type="float">
            <text:p>124.34</text:p>
          </table:table-cell>
          <table:table-cell office:value-type="float" office:value="28.49" calcext:value-type="float">
            <text:p>28.49</text:p>
          </table:table-cell>
        </table:table-row>
        <table:table-row table:style-name="ro1">
          <table:table-cell office:value-type="float" office:value="21894620672" calcext:value-type="float">
            <text:p>21894620672</text:p>
          </table:table-cell>
          <table:table-cell office:value-type="float" office:value="91397690880" calcext:value-type="float">
            <text:p>91397690880</text:p>
          </table:table-cell>
          <table:table-cell office:value-type="float" office:value="69.5" calcext:value-type="float">
            <text:p>69.5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float" office:value="124335346688" calcext:value-type="float">
            <text:p>124335346688</text:p>
          </table:table-cell>
          <table:table-cell office:value-type="float" office:value="69146622464" calcext:value-type="float">
            <text:p>69146622464</text:p>
          </table:table-cell>
          <table:table-cell office:value-type="float" office:value="55.19" calcext:value-type="float">
            <text:p>55.19</text:p>
          </table:table-cell>
          <table:table-cell office:value-type="float" office:value="23.83" calcext:value-type="float">
            <text:p>23.83</text:p>
          </table:table-cell>
        </table:table-row>
        <table:table-row table:style-name="ro1">
          <table:table-cell office:value-type="float" office:value="83750182400" calcext:value-type="float">
            <text:p>83750182400</text:p>
          </table:table-cell>
          <table:table-cell office:value-type="float" office:value="126403745280" calcext:value-type="float">
            <text:p>126403745280</text:p>
          </table:table-cell>
          <table:table-cell office:value-type="float" office:value="42.65" calcext:value-type="float">
            <text:p>42.65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float" office:value="2812040192" calcext:value-type="float">
            <text:p>2812040192</text:p>
          </table:table-cell>
          <table:table-cell office:value-type="float" office:value="155466103296" calcext:value-type="float">
            <text:p>155466103296</text:p>
          </table:table-cell>
          <table:table-cell office:value-type="float" office:value="152.65" calcext:value-type="float">
            <text:p>152.65</text:p>
          </table:table-cell>
          <table:table-cell office:value-type="float" office:value="25.16" calcext:value-type="float">
            <text:p>25.16</text:p>
          </table:table-cell>
        </table:table-row>
        <table:table-row table:style-name="ro1">
          <table:table-cell office:value-type="float" office:value="94782336000" calcext:value-type="float">
            <text:p>94782336000</text:p>
          </table:table-cell>
          <table:table-cell office:value-type="float" office:value="10129966592" calcext:value-type="float">
            <text:p>10129966592</text:p>
          </table:table-cell>
          <table:table-cell office:value-type="float" office:value="84.65" calcext:value-type="float">
            <text:p>84.65</text:p>
          </table:table-cell>
          <table:table-cell office:value-type="float" office:value="17.38" calcext:value-type="float">
            <text:p>17.38</text:p>
          </table:table-cell>
        </table:table-row>
        <table:table-row table:style-name="ro1">
          <table:table-cell office:value-type="float" office:value="108617090560" calcext:value-type="float">
            <text:p>108617090560</text:p>
          </table:table-cell>
          <table:table-cell office:value-type="float" office:value="2208443904" calcext:value-type="float">
            <text:p>2208443904</text:p>
          </table:table-cell>
          <table:table-cell office:value-type="float" office:value="106.41" calcext:value-type="float">
            <text:p>106.41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float" office:value="157504408576" calcext:value-type="float">
            <text:p>157504408576</text:p>
          </table:table-cell>
          <table:table-cell office:value-type="float" office:value="78177530368" calcext:value-type="float">
            <text:p>78177530368</text:p>
          </table:table-cell>
          <table:table-cell office:value-type="float" office:value="79.33" calcext:value-type="float">
            <text:p>79.33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float" office:value="159756183040" calcext:value-type="float">
            <text:p>159756183040</text:p>
          </table:table-cell>
          <table:table-cell office:value-type="float" office:value="608469504" calcext:value-type="float">
            <text:p>608469504</text:p>
          </table:table-cell>
          <table:table-cell office:value-type="float" office:value="159.15" calcext:value-type="float">
            <text:p>159.15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office:value-type="float" office:value="6703475200" calcext:value-type="float">
            <text:p>6703475200</text:p>
          </table:table-cell>
          <table:table-cell office:value-type="float" office:value="158756403200" calcext:value-type="float">
            <text:p>158756403200</text:p>
          </table:table-cell>
          <table:table-cell office:value-type="float" office:value="152.05" calcext:value-type="float">
            <text:p>152.05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1">
          <table:table-cell office:value-type="float" office:value="25570405376" calcext:value-type="float">
            <text:p>25570405376</text:p>
          </table:table-cell>
          <table:table-cell office:value-type="float" office:value="93265940992" calcext:value-type="float">
            <text:p>93265940992</text:p>
          </table:table-cell>
          <table:table-cell office:value-type="float" office:value="67.7" calcext:value-type="float">
            <text:p>67.7</text:p>
          </table:table-cell>
          <table:table-cell office:value-type="float" office:value="14.09" calcext:value-type="float">
            <text:p>14.09</text:p>
          </table:table-cell>
        </table:table-row>
        <table:table-row table:style-name="ro1">
          <table:table-cell office:value-type="float" office:value="71280583168" calcext:value-type="float">
            <text:p>71280583168</text:p>
          </table:table-cell>
          <table:table-cell office:value-type="float" office:value="153832724992" calcext:value-type="float">
            <text:p>153832724992</text:p>
          </table:table-cell>
          <table:table-cell office:value-type="float" office:value="82.55" calcext:value-type="float">
            <text:p>82.55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float" office:value="58899953664" calcext:value-type="float">
            <text:p>58899953664</text:p>
          </table:table-cell>
          <table:table-cell office:value-type="float" office:value="67862722560" calcext:value-type="float">
            <text:p>67862722560</text:p>
          </table:table-cell>
          <table:table-cell office:value-type="float" office:value="8.96" calcext:value-type="float">
            <text:p>8.96</text:p>
          </table:table-cell>
          <table:table-cell office:value-type="float" office:value="11.24" calcext:value-type="float">
            <text:p>11.24</text:p>
          </table:table-cell>
        </table:table-row>
        <table:table-row table:style-name="ro1">
          <table:table-cell office:value-type="float" office:value="118445711872" calcext:value-type="float">
            <text:p>118445711872</text:p>
          </table:table-cell>
          <table:table-cell office:value-type="float" office:value="15879804416" calcext:value-type="float">
            <text:p>15879804416</text:p>
          </table:table-cell>
          <table:table-cell office:value-type="float" office:value="102.57" calcext:value-type="float">
            <text:p>102.57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float" office:value="113171486720" calcext:value-type="float">
            <text:p>113171486720</text:p>
          </table:table-cell>
          <table:table-cell office:value-type="float" office:value="11708304384" calcext:value-type="float">
            <text:p>11708304384</text:p>
          </table:table-cell>
          <table:table-cell office:value-type="float" office:value="101.46" calcext:value-type="float">
            <text:p>101.46</text:p>
          </table:table-cell>
          <table:table-cell office:value-type="float" office:value="23.57" calcext:value-type="float">
            <text:p>23.57</text:p>
          </table:table-cell>
        </table:table-row>
        <table:table-row table:style-name="ro1">
          <table:table-cell office:value-type="float" office:value="41737608704" calcext:value-type="float">
            <text:p>41737608704</text:p>
          </table:table-cell>
          <table:table-cell office:value-type="float" office:value="91715463680" calcext:value-type="float">
            <text:p>91715463680</text:p>
          </table:table-cell>
          <table:table-cell office:value-type="float" office:value="49.98" calcext:value-type="float">
            <text:p>49.98</text:p>
          </table:table-cell>
          <table:table-cell office:value-type="float" office:value="18.12" calcext:value-type="float">
            <text:p>18.12</text:p>
          </table:table-cell>
        </table:table-row>
        <table:table-row table:style-name="ro1">
          <table:table-cell office:value-type="float" office:value="141564877824" calcext:value-type="float">
            <text:p>141564877824</text:p>
          </table:table-cell>
          <table:table-cell office:value-type="float" office:value="2027746304" calcext:value-type="float">
            <text:p>2027746304</text:p>
          </table:table-cell>
          <table:table-cell office:value-type="float" office:value="139.54" calcext:value-type="float">
            <text:p>139.54</text:p>
          </table:table-cell>
          <table:table-cell office:value-type="float" office:value="25.41" calcext:value-type="float">
            <text:p>25.41</text:p>
          </table:table-cell>
        </table:table-row>
        <table:table-row table:style-name="ro1">
          <table:table-cell office:value-type="float" office:value="32035461632" calcext:value-type="float">
            <text:p>32035461632</text:p>
          </table:table-cell>
          <table:table-cell office:value-type="float" office:value="33075930112" calcext:value-type="float">
            <text:p>33075930112</text:p>
          </table:table-cell>
          <table:table-cell office:value-type="float" office:value="1.04" calcext:value-type="float">
            <text:p>1.04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66106297856" calcext:value-type="float">
            <text:p>66106297856</text:p>
          </table:table-cell>
          <table:table-cell office:value-type="float" office:value="64716607488" calcext:value-type="float">
            <text:p>64716607488</text:p>
          </table:table-cell>
          <table:table-cell office:value-type="float" office:value="1.39" calcext:value-type="float">
            <text:p>1.39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float" office:value="94813910016" calcext:value-type="float">
            <text:p>94813910016</text:p>
          </table:table-cell>
          <table:table-cell office:value-type="float" office:value="118315590656" calcext:value-type="float">
            <text:p>118315590656</text:p>
          </table:table-cell>
          <table:table-cell office:value-type="float" office:value="23.5" calcext:value-type="float">
            <text:p>23.5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159583724032" calcext:value-type="float">
            <text:p>159583724032</text:p>
          </table:table-cell>
          <table:table-cell office:value-type="float" office:value="6461001216" calcext:value-type="float">
            <text:p>6461001216</text:p>
          </table:table-cell>
          <table:table-cell office:value-type="float" office:value="153.12" calcext:value-type="float">
            <text:p>153.12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float" office:value="2507769344" calcext:value-type="float">
            <text:p>2507769344</text:p>
          </table:table-cell>
          <table:table-cell office:value-type="float" office:value="158542323712" calcext:value-type="float">
            <text:p>158542323712</text:p>
          </table:table-cell>
          <table:table-cell office:value-type="float" office:value="156.03" calcext:value-type="float">
            <text:p>156.03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152011246592" calcext:value-type="float">
            <text:p>152011246592</text:p>
          </table:table-cell>
          <table:table-cell office:value-type="float" office:value="135306111488" calcext:value-type="float">
            <text:p>135306111488</text:p>
          </table:table-cell>
          <table:table-cell office:value-type="float" office:value="16.71" calcext:value-type="float">
            <text:p>16.71</text:p>
          </table:table-cell>
          <table:table-cell office:value-type="float" office:value="14.38" calcext:value-type="float">
            <text:p>14.38</text:p>
          </table:table-cell>
        </table:table-row>
        <table:table-row table:style-name="ro1">
          <table:table-cell office:value-type="float" office:value="157068439552" calcext:value-type="float">
            <text:p>157068439552</text:p>
          </table:table-cell>
          <table:table-cell office:value-type="float" office:value="13278196224" calcext:value-type="float">
            <text:p>13278196224</text:p>
          </table:table-cell>
          <table:table-cell office:value-type="float" office:value="143.79" calcext:value-type="float">
            <text:p>143.79</text:p>
          </table:table-cell>
          <table:table-cell office:value-type="float" office:value="30.32" calcext:value-type="float">
            <text:p>30.32</text:p>
          </table:table-cell>
        </table:table-row>
        <table:table-row table:style-name="ro1">
          <table:table-cell office:value-type="float" office:value="153502167040" calcext:value-type="float">
            <text:p>153502167040</text:p>
          </table:table-cell>
          <table:table-cell office:value-type="float" office:value="86531672064" calcext:value-type="float">
            <text:p>86531672064</text:p>
          </table:table-cell>
          <table:table-cell office:value-type="float" office:value="66.97" calcext:value-type="float">
            <text:p>66.97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 office:value-type="float" office:value="34193303040" calcext:value-type="float">
            <text:p>34193303040</text:p>
          </table:table-cell>
          <table:table-cell office:value-type="float" office:value="118759230464" calcext:value-type="float">
            <text:p>118759230464</text:p>
          </table:table-cell>
          <table:table-cell office:value-type="float" office:value="84.57" calcext:value-type="float">
            <text:p>84.57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office:value-type="float" office:value="148198872064" calcext:value-type="float">
            <text:p>148198872064</text:p>
          </table:table-cell>
          <table:table-cell office:value-type="float" office:value="62193811968" calcext:value-type="float">
            <text:p>62193811968</text:p>
          </table:table-cell>
          <table:table-cell office:value-type="float" office:value="86.01" calcext:value-type="float">
            <text:p>86.0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10722833920" calcext:value-type="float">
            <text:p>10722833920</text:p>
          </table:table-cell>
          <table:table-cell office:value-type="float" office:value="138096377856" calcext:value-type="float">
            <text:p>138096377856</text:p>
          </table:table-cell>
          <table:table-cell office:value-type="float" office:value="127.37" calcext:value-type="float">
            <text:p>127.37</text:p>
          </table:table-cell>
          <table:table-cell office:value-type="float" office:value="20.08" calcext:value-type="float">
            <text:p>20.08</text:p>
          </table:table-cell>
        </table:table-row>
        <table:table-row table:style-name="ro1">
          <table:table-cell office:value-type="float" office:value="142678114816" calcext:value-type="float">
            <text:p>142678114816</text:p>
          </table:table-cell>
          <table:table-cell office:value-type="float" office:value="25170923520" calcext:value-type="float">
            <text:p>25170923520</text:p>
          </table:table-cell>
          <table:table-cell office:value-type="float" office:value="117.51" calcext:value-type="float">
            <text:p>117.51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float" office:value="23244877824" calcext:value-type="float">
            <text:p>23244877824</text:p>
          </table:table-cell>
          <table:table-cell office:value-type="float" office:value="132603660288" calcext:value-type="float">
            <text:p>132603660288</text:p>
          </table:table-cell>
          <table:table-cell office:value-type="float" office:value="109.36" calcext:value-type="float">
            <text:p>109.36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129060067328" calcext:value-type="float">
            <text:p>129060067328</text:p>
          </table:table-cell>
          <table:table-cell office:value-type="float" office:value="138585633280" calcext:value-type="float">
            <text:p>138585633280</text:p>
          </table:table-cell>
          <table:table-cell office:value-type="float" office:value="9.53" calcext:value-type="float">
            <text:p>9.53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float" office:value="46705431552" calcext:value-type="float">
            <text:p>46705431552</text:p>
          </table:table-cell>
          <table:table-cell office:value-type="float" office:value="157912139264" calcext:value-type="float">
            <text:p>157912139264</text:p>
          </table:table-cell>
          <table:table-cell office:value-type="float" office:value="111.21" calcext:value-type="float">
            <text:p>111.21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7578405888" calcext:value-type="float">
            <text:p>7578405888</text:p>
          </table:table-cell>
          <table:table-cell office:value-type="float" office:value="145448385536" calcext:value-type="float">
            <text:p>145448385536</text:p>
          </table:table-cell>
          <table:table-cell office:value-type="float" office:value="137.87" calcext:value-type="float">
            <text:p>137.87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44842640384" calcext:value-type="float">
            <text:p>44842640384</text:p>
          </table:table-cell>
          <table:table-cell office:value-type="float" office:value="103489578496" calcext:value-type="float">
            <text:p>103489578496</text:p>
          </table:table-cell>
          <table:table-cell office:value-type="float" office:value="58.65" calcext:value-type="float">
            <text:p>58.65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29998123520" calcext:value-type="float">
            <text:p>29998123520</text:p>
          </table:table-cell>
          <table:table-cell office:value-type="float" office:value="139831220224" calcext:value-type="float">
            <text:p>139831220224</text:p>
          </table:table-cell>
          <table:table-cell office:value-type="float" office:value="109.83" calcext:value-type="float">
            <text:p>109.83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5273649152" calcext:value-type="float">
            <text:p>5273649152</text:p>
          </table:table-cell>
          <table:table-cell office:value-type="float" office:value="151345274880" calcext:value-type="float">
            <text:p>151345274880</text:p>
          </table:table-cell>
          <table:table-cell office:value-type="float" office:value="146.07" calcext:value-type="float">
            <text:p>146.07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61371183616" calcext:value-type="float">
            <text:p>61371183616</text:p>
          </table:table-cell>
          <table:table-cell office:value-type="float" office:value="119733920768" calcext:value-type="float">
            <text:p>119733920768</text:p>
          </table:table-cell>
          <table:table-cell office:value-type="float" office:value="58.36" calcext:value-type="float">
            <text:p>58.36</text:p>
          </table:table-cell>
          <table:table-cell office:value-type="float" office:value="17.31" calcext:value-type="float">
            <text:p>17.31</text:p>
          </table:table-cell>
        </table:table-row>
        <table:table-row table:style-name="ro1">
          <table:table-cell office:value-type="float" office:value="15304963584" calcext:value-type="float">
            <text:p>15304963584</text:p>
          </table:table-cell>
          <table:table-cell office:value-type="float" office:value="146389331968" calcext:value-type="float">
            <text:p>146389331968</text:p>
          </table:table-cell>
          <table:table-cell office:value-type="float" office:value="131.08" calcext:value-type="float">
            <text:p>131.08</text:p>
          </table:table-cell>
          <table:table-cell office:value-type="float" office:value="22.95" calcext:value-type="float">
            <text:p>22.95</text:p>
          </table:table-cell>
        </table:table-row>
        <table:table-row table:style-name="ro1">
          <table:table-cell office:value-type="float" office:value="4150219264" calcext:value-type="float">
            <text:p>4150219264</text:p>
          </table:table-cell>
          <table:table-cell office:value-type="float" office:value="156592586752" calcext:value-type="float">
            <text:p>156592586752</text:p>
          </table:table-cell>
          <table:table-cell office:value-type="float" office:value="152.44" calcext:value-type="float">
            <text:p>152.44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152455677440" calcext:value-type="float">
            <text:p>152455677440</text:p>
          </table:table-cell>
          <table:table-cell office:value-type="float" office:value="10171092480" calcext:value-type="float">
            <text:p>10171092480</text:p>
          </table:table-cell>
          <table:table-cell office:value-type="float" office:value="142.28" calcext:value-type="float">
            <text:p>142.28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6038046208" calcext:value-type="float">
            <text:p>6038046208</text:p>
          </table:table-cell>
          <table:table-cell office:value-type="float" office:value="131971737600" calcext:value-type="float">
            <text:p>131971737600</text:p>
          </table:table-cell>
          <table:table-cell office:value-type="float" office:value="125.93" calcext:value-type="float">
            <text:p>125.93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147087793152" calcext:value-type="float">
            <text:p>147087793152</text:p>
          </table:table-cell>
          <table:table-cell office:value-type="float" office:value="2236678656" calcext:value-type="float">
            <text:p>2236678656</text:p>
          </table:table-cell>
          <table:table-cell office:value-type="float" office:value="144.85" calcext:value-type="float">
            <text:p>144.85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float" office:value="15375453184" calcext:value-type="float">
            <text:p>15375453184</text:p>
          </table:table-cell>
          <table:table-cell office:value-type="float" office:value="54207083008" calcext:value-type="float">
            <text:p>54207083008</text:p>
          </table:table-cell>
          <table:table-cell office:value-type="float" office:value="38.83" calcext:value-type="float">
            <text:p>38.83</text:p>
          </table:table-cell>
          <table:table-cell office:value-type="float" office:value="20.96" calcext:value-type="float">
            <text:p>20.96</text:p>
          </table:table-cell>
        </table:table-row>
        <table:table-row table:style-name="ro1">
          <table:table-cell office:value-type="float" office:value="15300030464" calcext:value-type="float">
            <text:p>15300030464</text:p>
          </table:table-cell>
          <table:table-cell office:value-type="float" office:value="31683373568" calcext:value-type="float">
            <text:p>31683373568</text:p>
          </table:table-cell>
          <table:table-cell office:value-type="float" office:value="16.38" calcext:value-type="float">
            <text:p>16.38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float" office:value="10031476224" calcext:value-type="float">
            <text:p>10031476224</text:p>
          </table:table-cell>
          <table:table-cell office:value-type="float" office:value="154451652096" calcext:value-type="float">
            <text:p>154451652096</text:p>
          </table:table-cell>
          <table:table-cell office:value-type="float" office:value="144.42" calcext:value-type="float">
            <text:p>144.42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1">
          <table:table-cell office:value-type="float" office:value="134157397504" calcext:value-type="float">
            <text:p>134157397504</text:p>
          </table:table-cell>
          <table:table-cell office:value-type="float" office:value="14309744640" calcext:value-type="float">
            <text:p>14309744640</text:p>
          </table:table-cell>
          <table:table-cell office:value-type="float" office:value="119.85" calcext:value-type="float">
            <text:p>119.85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92733494272" calcext:value-type="float">
            <text:p>92733494272</text:p>
          </table:table-cell>
          <table:table-cell office:value-type="float" office:value="60767304704" calcext:value-type="float">
            <text:p>60767304704</text:p>
          </table:table-cell>
          <table:table-cell office:value-type="float" office:value="31.97" calcext:value-type="float">
            <text:p>31.97</text:p>
          </table:table-cell>
          <table:table-cell office:value-type="float" office:value="21.09" calcext:value-type="float">
            <text:p>21.09</text:p>
          </table:table-cell>
        </table:table-row>
        <table:table-row table:style-name="ro1">
          <table:table-cell office:value-type="float" office:value="148532687872" calcext:value-type="float">
            <text:p>148532687872</text:p>
          </table:table-cell>
          <table:table-cell office:value-type="float" office:value="18705749504" calcext:value-type="float">
            <text:p>18705749504</text:p>
          </table:table-cell>
          <table:table-cell office:value-type="float" office:value="129.83" calcext:value-type="float">
            <text:p>129.83</text:p>
          </table:table-cell>
          <table:table-cell office:value-type="float" office:value="25.34" calcext:value-type="float">
            <text:p>25.34</text:p>
          </table:table-cell>
        </table:table-row>
        <table:table-row table:style-name="ro1">
          <table:table-cell office:value-type="float" office:value="122019874816" calcext:value-type="float">
            <text:p>122019874816</text:p>
          </table:table-cell>
          <table:table-cell office:value-type="float" office:value="113512477184" calcext:value-type="float">
            <text:p>113512477184</text:p>
          </table:table-cell>
          <table:table-cell office:value-type="float" office:value="8.51" calcext:value-type="float">
            <text:p>8.51</text:p>
          </table:table-cell>
          <table:table-cell office:value-type="float" office:value="10.17" calcext:value-type="float">
            <text:p>10.17</text:p>
          </table:table-cell>
        </table:table-row>
        <table:table-row table:style-name="ro1">
          <table:table-cell office:value-type="float" office:value="11271248896" calcext:value-type="float">
            <text:p>11271248896</text:p>
          </table:table-cell>
          <table:table-cell office:value-type="float" office:value="16347053568" calcext:value-type="float">
            <text:p>16347053568</text:p>
          </table:table-cell>
          <table:table-cell office:value-type="float" office:value="5.08" calcext:value-type="float">
            <text:p>5.08</text:p>
          </table:table-cell>
          <table:table-cell office:value-type="float" office:value="13.28" calcext:value-type="float">
            <text:p>13.28</text:p>
          </table:table-cell>
        </table:table-row>
        <table:table-row table:style-name="ro1">
          <table:table-cell office:value-type="float" office:value="151366386688" calcext:value-type="float">
            <text:p>151366386688</text:p>
          </table:table-cell>
          <table:table-cell office:value-type="float" office:value="785769472" calcext:value-type="float">
            <text:p>785769472</text:p>
          </table:table-cell>
          <table:table-cell office:value-type="float" office:value="150.58" calcext:value-type="float">
            <text:p>150.58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40082527232" calcext:value-type="float">
            <text:p>140082527232</text:p>
          </table:table-cell>
          <table:table-cell office:value-type="float" office:value="31757671424" calcext:value-type="float">
            <text:p>31757671424</text:p>
          </table:table-cell>
          <table:table-cell office:value-type="float" office:value="108.32" calcext:value-type="float">
            <text:p>108.32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float" office:value="158640904704" calcext:value-type="float">
            <text:p>158640904704</text:p>
          </table:table-cell>
          <table:table-cell office:value-type="float" office:value="6554585088" calcext:value-type="float">
            <text:p>6554585088</text:p>
          </table:table-cell>
          <table:table-cell office:value-type="float" office:value="152.09" calcext:value-type="float">
            <text:p>152.09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1">
          <table:table-cell office:value-type="float" office:value="129341514240" calcext:value-type="float">
            <text:p>129341514240</text:p>
          </table:table-cell>
          <table:table-cell office:value-type="float" office:value="26083669504" calcext:value-type="float">
            <text:p>26083669504</text:p>
          </table:table-cell>
          <table:table-cell office:value-type="float" office:value="103.26" calcext:value-type="float">
            <text:p>103.26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142222154752" calcext:value-type="float">
            <text:p>142222154752</text:p>
          </table:table-cell>
          <table:table-cell office:value-type="float" office:value="24165101568" calcext:value-type="float">
            <text:p>24165101568</text:p>
          </table:table-cell>
          <table:table-cell office:value-type="float" office:value="118.06" calcext:value-type="float">
            <text:p>118.06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8478873088" calcext:value-type="float">
            <text:p>8478873088</text:p>
          </table:table-cell>
          <table:table-cell office:value-type="float" office:value="142213130752" calcext:value-type="float">
            <text:p>142213130752</text:p>
          </table:table-cell>
          <table:table-cell office:value-type="float" office:value="133.73" calcext:value-type="float">
            <text:p>133.73</text:p>
          </table:table-cell>
          <table:table-cell office:value-type="float" office:value="24.03" calcext:value-type="float">
            <text:p>24.03</text:p>
          </table:table-cell>
        </table:table-row>
        <table:table-row table:style-name="ro1">
          <table:table-cell office:value-type="float" office:value="26903190016" calcext:value-type="float">
            <text:p>26903190016</text:p>
          </table:table-cell>
          <table:table-cell office:value-type="float" office:value="147882892288" calcext:value-type="float">
            <text:p>147882892288</text:p>
          </table:table-cell>
          <table:table-cell office:value-type="float" office:value="120.98" calcext:value-type="float">
            <text:p>120.98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1">
          <table:table-cell office:value-type="float" office:value="153696669184" calcext:value-type="float">
            <text:p>153696669184</text:p>
          </table:table-cell>
          <table:table-cell office:value-type="float" office:value="1899840000" calcext:value-type="float">
            <text:p>1899840000</text:p>
          </table:table-cell>
          <table:table-cell office:value-type="float" office:value="151.8" calcext:value-type="float">
            <text:p>151.8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float" office:value="35223932928" calcext:value-type="float">
            <text:p>35223932928</text:p>
          </table:table-cell>
          <table:table-cell office:value-type="float" office:value="144543710208" calcext:value-type="float">
            <text:p>144543710208</text:p>
          </table:table-cell>
          <table:table-cell office:value-type="float" office:value="109.32" calcext:value-type="float">
            <text:p>109.32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float" office:value="57062473216" calcext:value-type="float">
            <text:p>57062473216</text:p>
          </table:table-cell>
          <table:table-cell office:value-type="float" office:value="21022688768" calcext:value-type="float">
            <text:p>21022688768</text:p>
          </table:table-cell>
          <table:table-cell office:value-type="float" office:value="36.04" calcext:value-type="float">
            <text:p>36.04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float" office:value="92375097344" calcext:value-type="float">
            <text:p>92375097344</text:p>
          </table:table-cell>
          <table:table-cell office:value-type="float" office:value="122545161728" calcext:value-type="float">
            <text:p>122545161728</text:p>
          </table:table-cell>
          <table:table-cell office:value-type="float" office:value="30.17" calcext:value-type="float">
            <text:p>30.17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83715427840" calcext:value-type="float">
            <text:p>83715427840</text:p>
          </table:table-cell>
          <table:table-cell office:value-type="float" office:value="126445422592" calcext:value-type="float">
            <text:p>126445422592</text:p>
          </table:table-cell>
          <table:table-cell office:value-type="float" office:value="42.73" calcext:value-type="float">
            <text:p>42.73</text:p>
          </table:table-cell>
          <table:table-cell office:value-type="float" office:value="16.46" calcext:value-type="float">
            <text:p>16.46</text:p>
          </table:table-cell>
        </table:table-row>
        <table:table-row table:style-name="ro1">
          <table:table-cell office:value-type="float" office:value="17192367616" calcext:value-type="float">
            <text:p>17192367616</text:p>
          </table:table-cell>
          <table:table-cell office:value-type="float" office:value="138932311040" calcext:value-type="float">
            <text:p>138932311040</text:p>
          </table:table-cell>
          <table:table-cell office:value-type="float" office:value="121.74" calcext:value-type="float">
            <text:p>121.74</text:p>
          </table:table-cell>
          <table:table-cell office:value-type="float" office:value="29.47" calcext:value-type="float">
            <text:p>29.47</text:p>
          </table:table-cell>
        </table:table-row>
        <table:table-row table:style-name="ro1">
          <table:table-cell office:value-type="float" office:value="145113231872" calcext:value-type="float">
            <text:p>145113231872</text:p>
          </table:table-cell>
          <table:table-cell office:value-type="float" office:value="4559093248" calcext:value-type="float">
            <text:p>4559093248</text:p>
          </table:table-cell>
          <table:table-cell office:value-type="float" office:value="140.55" calcext:value-type="float">
            <text:p>140.55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106034723328" calcext:value-type="float">
            <text:p>106034723328</text:p>
          </table:table-cell>
          <table:table-cell office:value-type="float" office:value="24086796800" calcext:value-type="float">
            <text:p>24086796800</text:p>
          </table:table-cell>
          <table:table-cell office:value-type="float" office:value="81.95" calcext:value-type="float">
            <text:p>81.95</text:p>
          </table:table-cell>
          <table:table-cell office:value-type="float" office:value="18.38" calcext:value-type="float">
            <text:p>18.38</text:p>
          </table:table-cell>
        </table:table-row>
        <table:table-row table:style-name="ro1">
          <table:table-cell office:value-type="float" office:value="115381289472" calcext:value-type="float">
            <text:p>115381289472</text:p>
          </table:table-cell>
          <table:table-cell office:value-type="float" office:value="6218295808" calcext:value-type="float">
            <text:p>6218295808</text:p>
          </table:table-cell>
          <table:table-cell office:value-type="float" office:value="109.16" calcext:value-type="float">
            <text:p>109.16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3722971136" calcext:value-type="float">
            <text:p>3722971136</text:p>
          </table:table-cell>
          <table:table-cell office:value-type="float" office:value="132276772864" calcext:value-type="float">
            <text:p>132276772864</text:p>
          </table:table-cell>
          <table:table-cell office:value-type="float" office:value="128.55" calcext:value-type="float">
            <text:p>128.55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81459507200" calcext:value-type="float">
            <text:p>81459507200</text:p>
          </table:table-cell>
          <table:table-cell office:value-type="float" office:value="137492165632" calcext:value-type="float">
            <text:p>137492165632</text:p>
          </table:table-cell>
          <table:table-cell office:value-type="float" office:value="56.03" calcext:value-type="float">
            <text:p>56.03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157825503232" calcext:value-type="float">
            <text:p>157825503232</text:p>
          </table:table-cell>
          <table:table-cell office:value-type="float" office:value="23046283776" calcext:value-type="float">
            <text:p>23046283776</text:p>
          </table:table-cell>
          <table:table-cell office:value-type="float" office:value="134.78" calcext:value-type="float">
            <text:p>134.78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1">
          <table:table-cell office:value-type="float" office:value="22912629760" calcext:value-type="float">
            <text:p>22912629760</text:p>
          </table:table-cell>
          <table:table-cell office:value-type="float" office:value="83959869440" calcext:value-type="float">
            <text:p>83959869440</text:p>
          </table:table-cell>
          <table:table-cell office:value-type="float" office:value="61.05" calcext:value-type="float">
            <text:p>61.05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office:value-type="float" office:value="53420151296" calcext:value-type="float">
            <text:p>53420151296</text:p>
          </table:table-cell>
          <table:table-cell office:value-type="float" office:value="106353124352" calcext:value-type="float">
            <text:p>106353124352</text:p>
          </table:table-cell>
          <table:table-cell office:value-type="float" office:value="52.93" calcext:value-type="float">
            <text:p>52.9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91229101568" calcext:value-type="float">
            <text:p>91229101568</text:p>
          </table:table-cell>
          <table:table-cell office:value-type="float" office:value="144468896256" calcext:value-type="float">
            <text:p>144468896256</text:p>
          </table:table-cell>
          <table:table-cell office:value-type="float" office:value="53.24" calcext:value-type="float">
            <text:p>53.24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float" office:value="3013557760" calcext:value-type="float">
            <text:p>3013557760</text:p>
          </table:table-cell>
          <table:table-cell office:value-type="float" office:value="156498764800" calcext:value-type="float">
            <text:p>156498764800</text:p>
          </table:table-cell>
          <table:table-cell office:value-type="float" office:value="153.49" calcext:value-type="float">
            <text:p>153.49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1">
          <table:table-cell office:value-type="float" office:value="52173247488" calcext:value-type="float">
            <text:p>52173247488</text:p>
          </table:table-cell>
          <table:table-cell office:value-type="float" office:value="145749627392" calcext:value-type="float">
            <text:p>145749627392</text:p>
          </table:table-cell>
          <table:table-cell office:value-type="float" office:value="93.58" calcext:value-type="float">
            <text:p>93.58</text:p>
          </table:table-cell>
          <table:table-cell office:value-type="float" office:value="19.31" calcext:value-type="float">
            <text:p>19.31</text:p>
          </table:table-cell>
        </table:table-row>
        <table:table-row table:style-name="ro1">
          <table:table-cell office:value-type="float" office:value="28450385920" calcext:value-type="float">
            <text:p>28450385920</text:p>
          </table:table-cell>
          <table:table-cell office:value-type="float" office:value="112731504128" calcext:value-type="float">
            <text:p>112731504128</text:p>
          </table:table-cell>
          <table:table-cell office:value-type="float" office:value="84.28" calcext:value-type="float">
            <text:p>84.28</text:p>
          </table:table-cell>
          <table:table-cell office:value-type="float" office:value="22.41" calcext:value-type="float">
            <text:p>22.41</text:p>
          </table:table-cell>
        </table:table-row>
        <table:table-row table:style-name="ro1">
          <table:table-cell office:value-type="float" office:value="63327901696" calcext:value-type="float">
            <text:p>63327901696</text:p>
          </table:table-cell>
          <table:table-cell office:value-type="float" office:value="197195264" calcext:value-type="float">
            <text:p>197195264</text:p>
          </table:table-cell>
          <table:table-cell office:value-type="float" office:value="63.13" calcext:value-type="float">
            <text:p>63.13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1">
          <table:table-cell office:value-type="float" office:value="157589466112" calcext:value-type="float">
            <text:p>157589466112</text:p>
          </table:table-cell>
          <table:table-cell office:value-type="float" office:value="7670554624" calcext:value-type="float">
            <text:p>7670554624</text:p>
          </table:table-cell>
          <table:table-cell office:value-type="float" office:value="149.92" calcext:value-type="float">
            <text:p>149.92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float" office:value="4551264768" calcext:value-type="float">
            <text:p>4551264768</text:p>
          </table:table-cell>
          <table:table-cell office:value-type="float" office:value="108920101376" calcext:value-type="float">
            <text:p>108920101376</text:p>
          </table:table-cell>
          <table:table-cell office:value-type="float" office:value="104.37" calcext:value-type="float">
            <text:p>104.37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float" office:value="13046895616" calcext:value-type="float">
            <text:p>13046895616</text:p>
          </table:table-cell>
          <table:table-cell office:value-type="float" office:value="144202633216" calcext:value-type="float">
            <text:p>144202633216</text:p>
          </table:table-cell>
          <table:table-cell office:value-type="float" office:value="131.16" calcext:value-type="float">
            <text:p>131.16</text:p>
          </table:table-cell>
          <table:table-cell office:value-type="float" office:value="22.28" calcext:value-type="float">
            <text:p>22.28</text:p>
          </table:table-cell>
        </table:table-row>
        <table:table-row table:style-name="ro1">
          <table:table-cell office:value-type="float" office:value="2030116352" calcext:value-type="float">
            <text:p>2030116352</text:p>
          </table:table-cell>
          <table:table-cell office:value-type="float" office:value="151217144320" calcext:value-type="float">
            <text:p>151217144320</text:p>
          </table:table-cell>
          <table:table-cell office:value-type="float" office:value="149.19" calcext:value-type="float">
            <text:p>149.19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52460977664" calcext:value-type="float">
            <text:p>52460977664</text:p>
          </table:table-cell>
          <table:table-cell office:value-type="float" office:value="51097186816" calcext:value-type="float">
            <text:p>51097186816</text:p>
          </table:table-cell>
          <table:table-cell office:value-type="float" office:value="1.36" calcext:value-type="float">
            <text:p>1.36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 office:value-type="float" office:value="69105284096" calcext:value-type="float">
            <text:p>69105284096</text:p>
          </table:table-cell>
          <table:table-cell office:value-type="float" office:value="153986333184" calcext:value-type="float">
            <text:p>153986333184</text:p>
          </table:table-cell>
          <table:table-cell office:value-type="float" office:value="84.88" calcext:value-type="float">
            <text:p>84.88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 office:value-type="float" office:value="95342259200" calcext:value-type="float">
            <text:p>95342259200</text:p>
          </table:table-cell>
          <table:table-cell office:value-type="float" office:value="99163072000" calcext:value-type="float">
            <text:p>99163072000</text:p>
          </table:table-cell>
          <table:table-cell office:value-type="float" office:value="3.82" calcext:value-type="float">
            <text:p>3.8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40849165312" calcext:value-type="float">
            <text:p>40849165312</text:p>
          </table:table-cell>
          <table:table-cell office:value-type="float" office:value="132254952448" calcext:value-type="float">
            <text:p>132254952448</text:p>
          </table:table-cell>
          <table:table-cell office:value-type="float" office:value="91.41" calcext:value-type="float">
            <text:p>91.41</text:p>
          </table:table-cell>
          <table:table-cell office:value-type="float" office:value="17.95" calcext:value-type="float">
            <text:p>17.95</text:p>
          </table:table-cell>
        </table:table-row>
        <table:table-row table:style-name="ro1">
          <table:table-cell office:value-type="float" office:value="88004322304" calcext:value-type="float">
            <text:p>88004322304</text:p>
          </table:table-cell>
          <table:table-cell office:value-type="float" office:value="138947592192" calcext:value-type="float">
            <text:p>138947592192</text:p>
          </table:table-cell>
          <table:table-cell office:value-type="float" office:value="50.94" calcext:value-type="float">
            <text:p>50.94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float" office:value="5021127168" calcext:value-type="float">
            <text:p>5021127168</text:p>
          </table:table-cell>
          <table:table-cell office:value-type="float" office:value="101731153408" calcext:value-type="float">
            <text:p>101731153408</text:p>
          </table:table-cell>
          <table:table-cell office:value-type="float" office:value="96.71" calcext:value-type="float">
            <text:p>96.71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float" office:value="15690476544" calcext:value-type="float">
            <text:p>15690476544</text:p>
          </table:table-cell>
          <table:table-cell office:value-type="float" office:value="145398114304" calcext:value-type="float">
            <text:p>145398114304</text:p>
          </table:table-cell>
          <table:table-cell office:value-type="float" office:value="129.71" calcext:value-type="float">
            <text:p>129.71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78491200000" calcext:value-type="float">
            <text:p>78491200000</text:p>
          </table:table-cell>
          <table:table-cell office:value-type="float" office:value="69628322816" calcext:value-type="float">
            <text:p>69628322816</text:p>
          </table:table-cell>
          <table:table-cell office:value-type="float" office:value="8.86" calcext:value-type="float">
            <text:p>8.86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float" office:value="137532428800" calcext:value-type="float">
            <text:p>137532428800</text:p>
          </table:table-cell>
          <table:table-cell office:value-type="float" office:value="22669436928" calcext:value-type="float">
            <text:p>22669436928</text:p>
          </table:table-cell>
          <table:table-cell office:value-type="float" office:value="114.86" calcext:value-type="float">
            <text:p>114.8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57350250496" calcext:value-type="float">
            <text:p>57350250496</text:p>
          </table:table-cell>
          <table:table-cell office:value-type="float" office:value="46019810816" calcext:value-type="float">
            <text:p>46019810816</text:p>
          </table:table-cell>
          <table:table-cell office:value-type="float" office:value="11.33" calcext:value-type="float">
            <text:p>11.33</text:p>
          </table:table-cell>
          <table:table-cell office:value-type="float" office:value="9.93" calcext:value-type="float">
            <text:p>9.93</text:p>
          </table:table-cell>
        </table:table-row>
        <table:table-row table:style-name="ro1">
          <table:table-cell office:value-type="float" office:value="83321128960" calcext:value-type="float">
            <text:p>83321128960</text:p>
          </table:table-cell>
          <table:table-cell office:value-type="float" office:value="57856675840" calcext:value-type="float">
            <text:p>57856675840</text:p>
          </table:table-cell>
          <table:table-cell office:value-type="float" office:value="25.46" calcext:value-type="float">
            <text:p>25.46</text:p>
          </table:table-cell>
          <table:table-cell office:value-type="float" office:value="18.52" calcext:value-type="float">
            <text:p>18.52</text:p>
          </table:table-cell>
        </table:table-row>
        <table:table-row table:style-name="ro1">
          <table:table-cell office:value-type="float" office:value="143570721792" calcext:value-type="float">
            <text:p>143570721792</text:p>
          </table:table-cell>
          <table:table-cell office:value-type="float" office:value="158239013376" calcext:value-type="float">
            <text:p>158239013376</text:p>
          </table:table-cell>
          <table:table-cell office:value-type="float" office:value="14.67" calcext:value-type="float">
            <text:p>14.67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8887433728" calcext:value-type="float">
            <text:p>8887433728</text:p>
          </table:table-cell>
          <table:table-cell office:value-type="float" office:value="153980114944" calcext:value-type="float">
            <text:p>153980114944</text:p>
          </table:table-cell>
          <table:table-cell office:value-type="float" office:value="145.09" calcext:value-type="float">
            <text:p>145.09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1">
          <table:table-cell office:value-type="float" office:value="54166289920" calcext:value-type="float">
            <text:p>54166289920</text:p>
          </table:table-cell>
          <table:table-cell office:value-type="float" office:value="80043264000" calcext:value-type="float">
            <text:p>80043264000</text:p>
          </table:table-cell>
          <table:table-cell office:value-type="float" office:value="25.88" calcext:value-type="float">
            <text:p>25.88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float" office:value="1171731968" calcext:value-type="float">
            <text:p>1171731968</text:p>
          </table:table-cell>
          <table:table-cell office:value-type="float" office:value="113056867840" calcext:value-type="float">
            <text:p>113056867840</text:p>
          </table:table-cell>
          <table:table-cell office:value-type="float" office:value="111.89" calcext:value-type="float">
            <text:p>111.8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151394654720" calcext:value-type="float">
            <text:p>151394654720</text:p>
          </table:table-cell>
          <table:table-cell office:value-type="float" office:value="78386978816" calcext:value-type="float">
            <text:p>78386978816</text:p>
          </table:table-cell>
          <table:table-cell office:value-type="float" office:value="73.01" calcext:value-type="float">
            <text:p>73.01</text:p>
          </table:table-cell>
          <table:table-cell office:value-type="float" office:value="20.48" calcext:value-type="float">
            <text:p>20.48</text:p>
          </table:table-cell>
        </table:table-row>
        <table:table-row table:style-name="ro1">
          <table:table-cell office:value-type="float" office:value="2245376000" calcext:value-type="float">
            <text:p>2245376000</text:p>
          </table:table-cell>
          <table:table-cell office:value-type="float" office:value="154741984768" calcext:value-type="float">
            <text:p>154741984768</text:p>
          </table:table-cell>
          <table:table-cell office:value-type="float" office:value="152.5" calcext:value-type="float">
            <text:p>152.5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35072477696" calcext:value-type="float">
            <text:p>35072477696</text:p>
          </table:table-cell>
          <table:table-cell office:value-type="float" office:value="118789417984" calcext:value-type="float">
            <text:p>118789417984</text:p>
          </table:table-cell>
          <table:table-cell office:value-type="float" office:value="83.72" calcext:value-type="float">
            <text:p>83.72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office:value-type="float" office:value="70820045312" calcext:value-type="float">
            <text:p>70820045312</text:p>
          </table:table-cell>
          <table:table-cell office:value-type="float" office:value="125376831488" calcext:value-type="float">
            <text:p>125376831488</text:p>
          </table:table-cell>
          <table:table-cell office:value-type="float" office:value="54.56" calcext:value-type="float">
            <text:p>54.56</text:p>
          </table:table-cell>
          <table:table-cell office:value-type="float" office:value="20.04" calcext:value-type="float">
            <text:p>20.04</text:p>
          </table:table-cell>
        </table:table-row>
        <table:table-row table:style-name="ro1">
          <table:table-cell office:value-type="float" office:value="129116041728" calcext:value-type="float">
            <text:p>129116041728</text:p>
          </table:table-cell>
          <table:table-cell office:value-type="float" office:value="2653228032" calcext:value-type="float">
            <text:p>2653228032</text:p>
          </table:table-cell>
          <table:table-cell office:value-type="float" office:value="126.46" calcext:value-type="float">
            <text:p>126.46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float" office:value="36723199488" calcext:value-type="float">
            <text:p>36723199488</text:p>
          </table:table-cell>
          <table:table-cell office:value-type="float" office:value="43219958784" calcext:value-type="float">
            <text:p>43219958784</text:p>
          </table:table-cell>
          <table:table-cell office:value-type="float" office:value="6.5" calcext:value-type="float">
            <text:p>6.5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148170728960" calcext:value-type="float">
            <text:p>148170728960</text:p>
          </table:table-cell>
          <table:table-cell office:value-type="float" office:value="69328897536" calcext:value-type="float">
            <text:p>69328897536</text:p>
          </table:table-cell>
          <table:table-cell office:value-type="float" office:value="78.84" calcext:value-type="float">
            <text:p>78.84</text:p>
          </table:table-cell>
          <table:table-cell office:value-type="float" office:value="18.67" calcext:value-type="float">
            <text:p>18.67</text:p>
          </table:table-cell>
        </table:table-row>
        <table:table-row table:style-name="ro1">
          <table:table-cell office:value-type="float" office:value="5230083072" calcext:value-type="float">
            <text:p>5230083072</text:p>
          </table:table-cell>
          <table:table-cell office:value-type="float" office:value="152848171008" calcext:value-type="float">
            <text:p>152848171008</text:p>
          </table:table-cell>
          <table:table-cell office:value-type="float" office:value="147.62" calcext:value-type="float">
            <text:p>147.62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144339183104" calcext:value-type="float">
            <text:p>144339183104</text:p>
          </table:table-cell>
          <table:table-cell office:value-type="float" office:value="110702771712" calcext:value-type="float">
            <text:p>110702771712</text:p>
          </table:table-cell>
          <table:table-cell office:value-type="float" office:value="33.64" calcext:value-type="float">
            <text:p>33.64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8065957888" calcext:value-type="float">
            <text:p>8065957888</text:p>
          </table:table-cell>
          <table:table-cell office:value-type="float" office:value="110956015104" calcext:value-type="float">
            <text:p>110956015104</text:p>
          </table:table-cell>
          <table:table-cell office:value-type="float" office:value="102.89" calcext:value-type="float">
            <text:p>102.89</text:p>
          </table:table-cell>
          <table:table-cell office:value-type="float" office:value="23.78" calcext:value-type="float">
            <text:p>23.78</text:p>
          </table:table-cell>
        </table:table-row>
        <table:table-row table:style-name="ro1">
          <table:table-cell office:value-type="float" office:value="37145811968" calcext:value-type="float">
            <text:p>37145811968</text:p>
          </table:table-cell>
          <table:table-cell office:value-type="float" office:value="146561061376" calcext:value-type="float">
            <text:p>146561061376</text:p>
          </table:table-cell>
          <table:table-cell office:value-type="float" office:value="109.42" calcext:value-type="float">
            <text:p>109.42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float" office:value="60637775360" calcext:value-type="float">
            <text:p>60637775360</text:p>
          </table:table-cell>
          <table:table-cell office:value-type="float" office:value="143716975616" calcext:value-type="float">
            <text:p>143716975616</text:p>
          </table:table-cell>
          <table:table-cell office:value-type="float" office:value="83.08" calcext:value-type="float">
            <text:p>83.08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156557783040" calcext:value-type="float">
            <text:p>156557783040</text:p>
          </table:table-cell>
          <table:table-cell office:value-type="float" office:value="5605270016" calcext:value-type="float">
            <text:p>5605270016</text:p>
          </table:table-cell>
          <table:table-cell office:value-type="float" office:value="150.95" calcext:value-type="float">
            <text:p>150.95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float" office:value="5993042944" calcext:value-type="float">
            <text:p>5993042944</text:p>
          </table:table-cell>
          <table:table-cell office:value-type="float" office:value="155082990592" calcext:value-type="float">
            <text:p>155082990592</text:p>
          </table:table-cell>
          <table:table-cell office:value-type="float" office:value="149.09" calcext:value-type="float">
            <text:p>149.09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float" office:value="128249863168" calcext:value-type="float">
            <text:p>128249863168</text:p>
          </table:table-cell>
          <table:table-cell office:value-type="float" office:value="49552263680" calcext:value-type="float">
            <text:p>49552263680</text:p>
          </table:table-cell>
          <table:table-cell office:value-type="float" office:value="78.7" calcext:value-type="float">
            <text:p>78.7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float" office:value="157886826496" calcext:value-type="float">
            <text:p>157886826496</text:p>
          </table:table-cell>
          <table:table-cell office:value-type="float" office:value="14418826240" calcext:value-type="float">
            <text:p>14418826240</text:p>
          </table:table-cell>
          <table:table-cell office:value-type="float" office:value="143.47" calcext:value-type="float">
            <text:p>143.47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18961453056" calcext:value-type="float">
            <text:p>18961453056</text:p>
          </table:table-cell>
          <table:table-cell office:value-type="float" office:value="118158255104" calcext:value-type="float">
            <text:p>118158255104</text:p>
          </table:table-cell>
          <table:table-cell office:value-type="float" office:value="99.2" calcext:value-type="float">
            <text:p>99.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138458930176" calcext:value-type="float">
            <text:p>138458930176</text:p>
          </table:table-cell>
          <table:table-cell office:value-type="float" office:value="7099183104" calcext:value-type="float">
            <text:p>7099183104</text:p>
          </table:table-cell>
          <table:table-cell office:value-type="float" office:value="131.36" calcext:value-type="float">
            <text:p>131.36</text:p>
          </table:table-cell>
          <table:table-cell office:value-type="float" office:value="18.54" calcext:value-type="float">
            <text:p>18.54</text:p>
          </table:table-cell>
        </table:table-row>
        <table:table-row table:style-name="ro1">
          <table:table-cell office:value-type="float" office:value="143591828480" calcext:value-type="float">
            <text:p>143591828480</text:p>
          </table:table-cell>
          <table:table-cell office:value-type="float" office:value="66919699968" calcext:value-type="float">
            <text:p>66919699968</text:p>
          </table:table-cell>
          <table:table-cell office:value-type="float" office:value="76.67" calcext:value-type="float">
            <text:p>76.67</text:p>
          </table:table-cell>
          <table:table-cell office:value-type="float" office:value="20.03" calcext:value-type="float">
            <text:p>20.03</text:p>
          </table:table-cell>
        </table:table-row>
        <table:table-row table:style-name="ro1">
          <table:table-cell office:value-type="float" office:value="52186549760" calcext:value-type="float">
            <text:p>52186549760</text:p>
          </table:table-cell>
          <table:table-cell office:value-type="float" office:value="122886689792" calcext:value-type="float">
            <text:p>122886689792</text:p>
          </table:table-cell>
          <table:table-cell office:value-type="float" office:value="70.7" calcext:value-type="float">
            <text:p>70.7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130048017408" calcext:value-type="float">
            <text:p>130048017408</text:p>
          </table:table-cell>
          <table:table-cell office:value-type="float" office:value="29577399296" calcext:value-type="float">
            <text:p>29577399296</text:p>
          </table:table-cell>
          <table:table-cell office:value-type="float" office:value="100.47" calcext:value-type="float">
            <text:p>100.47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79676401664" calcext:value-type="float">
            <text:p>79676401664</text:p>
          </table:table-cell>
          <table:table-cell office:value-type="float" office:value="15016069632" calcext:value-type="float">
            <text:p>15016069632</text:p>
          </table:table-cell>
          <table:table-cell office:value-type="float" office:value="64.66" calcext:value-type="float">
            <text:p>64.66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100200542720" calcext:value-type="float">
            <text:p>100200542720</text:p>
          </table:table-cell>
          <table:table-cell office:value-type="float" office:value="19741812736" calcext:value-type="float">
            <text:p>19741812736</text:p>
          </table:table-cell>
          <table:table-cell office:value-type="float" office:value="80.46" calcext:value-type="float">
            <text:p>80.46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1">
          <table:table-cell office:value-type="float" office:value="27617217024" calcext:value-type="float">
            <text:p>27617217024</text:p>
          </table:table-cell>
          <table:table-cell office:value-type="float" office:value="139762252288" calcext:value-type="float">
            <text:p>139762252288</text:p>
          </table:table-cell>
          <table:table-cell office:value-type="float" office:value="112.15" calcext:value-type="float">
            <text:p>112.15</text:p>
          </table:table-cell>
          <table:table-cell office:value-type="float" office:value="29.89" calcext:value-type="float">
            <text:p>29.89</text:p>
          </table:table-cell>
        </table:table-row>
        <table:table-row table:style-name="ro1">
          <table:table-cell office:value-type="float" office:value="122577361408" calcext:value-type="float">
            <text:p>122577361408</text:p>
          </table:table-cell>
          <table:table-cell office:value-type="float" office:value="1930955264" calcext:value-type="float">
            <text:p>1930955264</text:p>
          </table:table-cell>
          <table:table-cell office:value-type="float" office:value="120.65" calcext:value-type="float">
            <text:p>120.65</text:p>
          </table:table-cell>
          <table:table-cell office:value-type="float" office:value="23.41" calcext:value-type="float">
            <text:p>23.41</text:p>
          </table:table-cell>
        </table:table-row>
        <table:table-row table:style-name="ro1">
          <table:table-cell office:value-type="float" office:value="1217398272" calcext:value-type="float">
            <text:p>1217398272</text:p>
          </table:table-cell>
          <table:table-cell office:value-type="float" office:value="152707559424" calcext:value-type="float">
            <text:p>152707559424</text:p>
          </table:table-cell>
          <table:table-cell office:value-type="float" office:value="151.49" calcext:value-type="float">
            <text:p>151.49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float" office:value="159835370496" calcext:value-type="float">
            <text:p>159835370496</text:p>
          </table:table-cell>
          <table:table-cell office:value-type="float" office:value="7133689344" calcext:value-type="float">
            <text:p>7133689344</text:p>
          </table:table-cell>
          <table:table-cell office:value-type="float" office:value="152.7" calcext:value-type="float">
            <text:p>152.7</text:p>
          </table:table-cell>
          <table:table-cell office:value-type="float" office:value="21.31" calcext:value-type="float">
            <text:p>21.31</text:p>
          </table:table-cell>
        </table:table-row>
        <table:table-row table:style-name="ro1">
          <table:table-cell office:value-type="float" office:value="51542603264" calcext:value-type="float">
            <text:p>51542603264</text:p>
          </table:table-cell>
          <table:table-cell office:value-type="float" office:value="141750783488" calcext:value-type="float">
            <text:p>141750783488</text:p>
          </table:table-cell>
          <table:table-cell office:value-type="float" office:value="90.21" calcext:value-type="float">
            <text:p>90.21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1">
          <table:table-cell office:value-type="float" office:value="79513323520" calcext:value-type="float">
            <text:p>79513323520</text:p>
          </table:table-cell>
          <table:table-cell office:value-type="float" office:value="138914565632" calcext:value-type="float">
            <text:p>138914565632</text:p>
          </table:table-cell>
          <table:table-cell office:value-type="float" office:value="59.4" calcext:value-type="float">
            <text:p>59.4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float" office:value="8175328768" calcext:value-type="float">
            <text:p>8175328768</text:p>
          </table:table-cell>
          <table:table-cell office:value-type="float" office:value="3754404864" calcext:value-type="float">
            <text:p>3754404864</text:p>
          </table:table-cell>
          <table:table-cell office:value-type="float" office:value="4.42" calcext:value-type="float">
            <text:p>4.42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float" office:value="5376569856" calcext:value-type="float">
            <text:p>5376569856</text:p>
          </table:table-cell>
          <table:table-cell office:value-type="float" office:value="159059958272" calcext:value-type="float">
            <text:p>159059958272</text:p>
          </table:table-cell>
          <table:table-cell office:value-type="float" office:value="153.68" calcext:value-type="float">
            <text:p>153.68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float" office:value="83411573248" calcext:value-type="float">
            <text:p>83411573248</text:p>
          </table:table-cell>
          <table:table-cell office:value-type="float" office:value="155144160768" calcext:value-type="float">
            <text:p>155144160768</text:p>
          </table:table-cell>
          <table:table-cell office:value-type="float" office:value="71.73" calcext:value-type="float">
            <text:p>71.73</text:p>
          </table:table-cell>
          <table:table-cell office:value-type="float" office:value="21.27" calcext:value-type="float">
            <text:p>21.27</text:p>
          </table:table-cell>
        </table:table-row>
        <table:table-row table:style-name="ro1">
          <table:table-cell office:value-type="float" office:value="256521216" calcext:value-type="float">
            <text:p>256521216</text:p>
          </table:table-cell>
          <table:table-cell office:value-type="float" office:value="94568569344" calcext:value-type="float">
            <text:p>94568569344</text:p>
          </table:table-cell>
          <table:table-cell office:value-type="float" office:value="94.31" calcext:value-type="float">
            <text:p>94.31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2725686272" calcext:value-type="float">
            <text:p>2725686272</text:p>
          </table:table-cell>
          <table:table-cell office:value-type="float" office:value="75232901632" calcext:value-type="float">
            <text:p>75232901632</text:p>
          </table:table-cell>
          <table:table-cell office:value-type="float" office:value="72.51" calcext:value-type="float">
            <text:p>72.51</text:p>
          </table:table-cell>
          <table:table-cell office:value-type="float" office:value="18.35" calcext:value-type="float">
            <text:p>18.35</text:p>
          </table:table-cell>
        </table:table-row>
        <table:table-row table:style-name="ro1">
          <table:table-cell office:value-type="float" office:value="154899290624" calcext:value-type="float">
            <text:p>154899290624</text:p>
          </table:table-cell>
          <table:table-cell office:value-type="float" office:value="15053386240" calcext:value-type="float">
            <text:p>15053386240</text:p>
          </table:table-cell>
          <table:table-cell office:value-type="float" office:value="139.85" calcext:value-type="float">
            <text:p>139.85</text:p>
          </table:table-cell>
          <table:table-cell office:value-type="float" office:value="23.97" calcext:value-type="float">
            <text:p>23.97</text:p>
          </table:table-cell>
        </table:table-row>
        <table:table-row table:style-name="ro1">
          <table:table-cell office:value-type="float" office:value="51695045120" calcext:value-type="float">
            <text:p>51695045120</text:p>
          </table:table-cell>
          <table:table-cell office:value-type="float" office:value="9665241600" calcext:value-type="float">
            <text:p>9665241600</text:p>
          </table:table-cell>
          <table:table-cell office:value-type="float" office:value="42.03" calcext:value-type="float">
            <text:p>42.03</text:p>
          </table:table-cell>
          <table:table-cell office:value-type="float" office:value="22.33" calcext:value-type="float">
            <text:p>22.33</text:p>
          </table:table-cell>
        </table:table-row>
        <table:table-row table:style-name="ro1">
          <table:table-cell office:value-type="float" office:value="117108183040" calcext:value-type="float">
            <text:p>117108183040</text:p>
          </table:table-cell>
          <table:table-cell office:value-type="float" office:value="157023921664" calcext:value-type="float">
            <text:p>157023921664</text:p>
          </table:table-cell>
          <table:table-cell office:value-type="float" office:value="39.92" calcext:value-type="float">
            <text:p>39.92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1">
          <table:table-cell office:value-type="float" office:value="33128854016" calcext:value-type="float">
            <text:p>33128854016</text:p>
          </table:table-cell>
          <table:table-cell office:value-type="float" office:value="158314886656" calcext:value-type="float">
            <text:p>158314886656</text:p>
          </table:table-cell>
          <table:table-cell office:value-type="float" office:value="125.19" calcext:value-type="float">
            <text:p>125.19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float" office:value="155945993216" calcext:value-type="float">
            <text:p>155945993216</text:p>
          </table:table-cell>
          <table:table-cell office:value-type="float" office:value="21454236160" calcext:value-type="float">
            <text:p>21454236160</text:p>
          </table:table-cell>
          <table:table-cell office:value-type="float" office:value="134.49" calcext:value-type="float">
            <text:p>134.49</text:p>
          </table:table-cell>
          <table:table-cell office:value-type="float" office:value="21.78" calcext:value-type="float">
            <text:p>21.78</text:p>
          </table:table-cell>
        </table:table-row>
        <table:table-row table:style-name="ro1">
          <table:table-cell office:value-type="float" office:value="68396039168" calcext:value-type="float">
            <text:p>68396039168</text:p>
          </table:table-cell>
          <table:table-cell office:value-type="float" office:value="721096704" calcext:value-type="float">
            <text:p>721096704</text:p>
          </table:table-cell>
          <table:table-cell office:value-type="float" office:value="67.67" calcext:value-type="float">
            <text:p>67.67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 office:value-type="float" office:value="24808845824" calcext:value-type="float">
            <text:p>24808845824</text:p>
          </table:table-cell>
          <table:table-cell office:value-type="float" office:value="34822114304" calcext:value-type="float">
            <text:p>34822114304</text:p>
          </table:table-cell>
          <table:table-cell office:value-type="float" office:value="10.01" calcext:value-type="float">
            <text:p>10.01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71916007424" calcext:value-type="float">
            <text:p>71916007424</text:p>
          </table:table-cell>
          <table:table-cell office:value-type="float" office:value="110337664000" calcext:value-type="float">
            <text:p>110337664000</text:p>
          </table:table-cell>
          <table:table-cell office:value-type="float" office:value="38.42" calcext:value-type="float">
            <text:p>38.42</text:p>
          </table:table-cell>
          <table:table-cell office:value-type="float" office:value="15.11" calcext:value-type="float">
            <text:p>15.11</text:p>
          </table:table-cell>
        </table:table-row>
        <table:table-row table:style-name="ro1">
          <table:table-cell office:value-type="float" office:value="67719964672" calcext:value-type="float">
            <text:p>67719964672</text:p>
          </table:table-cell>
          <table:table-cell office:value-type="float" office:value="92706187264" calcext:value-type="float">
            <text:p>92706187264</text:p>
          </table:table-cell>
          <table:table-cell office:value-type="float" office:value="24.99" calcext:value-type="float">
            <text:p>24.99</text:p>
          </table:table-cell>
          <table:table-cell office:value-type="float" office:value="17.99" calcext:value-type="float">
            <text:p>17.99</text:p>
          </table:table-cell>
        </table:table-row>
        <table:table-row table:style-name="ro1">
          <table:table-cell office:value-type="float" office:value="117972064768" calcext:value-type="float">
            <text:p>117972064768</text:p>
          </table:table-cell>
          <table:table-cell office:value-type="float" office:value="18407635456" calcext:value-type="float">
            <text:p>18407635456</text:p>
          </table:table-cell>
          <table:table-cell office:value-type="float" office:value="99.56" calcext:value-type="float">
            <text:p>99.56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24212676096" calcext:value-type="float">
            <text:p>24212676096</text:p>
          </table:table-cell>
          <table:table-cell office:value-type="float" office:value="150515372544" calcext:value-type="float">
            <text:p>150515372544</text:p>
          </table:table-cell>
          <table:table-cell office:value-type="float" office:value="126.3" calcext:value-type="float">
            <text:p>126.3</text:p>
          </table:table-cell>
          <table:table-cell office:value-type="float" office:value="29.47" calcext:value-type="float">
            <text:p>29.47</text:p>
          </table:table-cell>
        </table:table-row>
        <table:table-row table:style-name="ro1">
          <table:table-cell office:value-type="float" office:value="23607907328" calcext:value-type="float">
            <text:p>23607907328</text:p>
          </table:table-cell>
          <table:table-cell office:value-type="float" office:value="134603812864" calcext:value-type="float">
            <text:p>134603812864</text:p>
          </table:table-cell>
          <table:table-cell office:value-type="float" office:value="111" calcext:value-type="float">
            <text:p>111</text:p>
          </table:table-cell>
          <table:table-cell office:value-type="float" office:value="27.02" calcext:value-type="float">
            <text:p>27.02</text:p>
          </table:table-cell>
        </table:table-row>
        <table:table-row table:style-name="ro1">
          <table:table-cell office:value-type="float" office:value="120521197568" calcext:value-type="float">
            <text:p>120521197568</text:p>
          </table:table-cell>
          <table:table-cell office:value-type="float" office:value="98727069184" calcext:value-type="float">
            <text:p>98727069184</text:p>
          </table:table-cell>
          <table:table-cell office:value-type="float" office:value="21.79" calcext:value-type="float">
            <text:p>21.79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142285571584" calcext:value-type="float">
            <text:p>142285571584</text:p>
          </table:table-cell>
          <table:table-cell office:value-type="float" office:value="56017652224" calcext:value-type="float">
            <text:p>56017652224</text:p>
          </table:table-cell>
          <table:table-cell office:value-type="float" office:value="86.27" calcext:value-type="float">
            <text:p>86.27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1355201024" calcext:value-type="float">
            <text:p>1355201024</text:p>
          </table:table-cell>
          <table:table-cell office:value-type="float" office:value="97757104128" calcext:value-type="float">
            <text:p>97757104128</text:p>
          </table:table-cell>
          <table:table-cell office:value-type="float" office:value="96.4" calcext:value-type="float">
            <text:p>96.4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1">
          <table:table-cell office:value-type="float" office:value="39479072256" calcext:value-type="float">
            <text:p>39479072256</text:p>
          </table:table-cell>
          <table:table-cell office:value-type="float" office:value="156650846208" calcext:value-type="float">
            <text:p>156650846208</text:p>
          </table:table-cell>
          <table:table-cell office:value-type="float" office:value="117.17" calcext:value-type="float">
            <text:p>117.17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124270963712" calcext:value-type="float">
            <text:p>124270963712</text:p>
          </table:table-cell>
          <table:table-cell office:value-type="float" office:value="140751773184" calcext:value-type="float">
            <text:p>140751773184</text:p>
          </table:table-cell>
          <table:table-cell office:value-type="float" office:value="16.48" calcext:value-type="float">
            <text:p>16.48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float" office:value="18863122432" calcext:value-type="float">
            <text:p>18863122432</text:p>
          </table:table-cell>
          <table:table-cell office:value-type="float" office:value="129868655616" calcext:value-type="float">
            <text:p>129868655616</text:p>
          </table:table-cell>
          <table:table-cell office:value-type="float" office:value="111.01" calcext:value-type="float">
            <text:p>111.01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float" office:value="127609414144" calcext:value-type="float">
            <text:p>127609414144</text:p>
          </table:table-cell>
          <table:table-cell office:value-type="float" office:value="96369969664" calcext:value-type="float">
            <text:p>96369969664</text:p>
          </table:table-cell>
          <table:table-cell office:value-type="float" office:value="31.24" calcext:value-type="float">
            <text:p>31.24</text:p>
          </table:table-cell>
          <table:table-cell office:value-type="float" office:value="21.67" calcext:value-type="float">
            <text:p>21.67</text:p>
          </table:table-cell>
        </table:table-row>
        <table:table-row table:style-name="ro1">
          <table:table-cell office:value-type="float" office:value="103112356352" calcext:value-type="float">
            <text:p>103112356352</text:p>
          </table:table-cell>
          <table:table-cell office:value-type="float" office:value="142430475776" calcext:value-type="float">
            <text:p>142430475776</text:p>
          </table:table-cell>
          <table:table-cell office:value-type="float" office:value="39.32" calcext:value-type="float">
            <text:p>39.32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136223583232" calcext:value-type="float">
            <text:p>136223583232</text:p>
          </table:table-cell>
          <table:table-cell office:value-type="float" office:value="75369275904" calcext:value-type="float">
            <text:p>75369275904</text:p>
          </table:table-cell>
          <table:table-cell office:value-type="float" office:value="60.85" calcext:value-type="float">
            <text:p>60.85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127407141376" calcext:value-type="float">
            <text:p>127407141376</text:p>
          </table:table-cell>
          <table:table-cell office:value-type="float" office:value="132855257088" calcext:value-type="float">
            <text:p>132855257088</text:p>
          </table:table-cell>
          <table:table-cell office:value-type="float" office:value="5.45" calcext:value-type="float">
            <text:p>5.45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134832717312" calcext:value-type="float">
            <text:p>134832717312</text:p>
          </table:table-cell>
          <table:table-cell office:value-type="float" office:value="86531513344" calcext:value-type="float">
            <text:p>86531513344</text:p>
          </table:table-cell>
          <table:table-cell office:value-type="float" office:value="48.3" calcext:value-type="float">
            <text:p>48.3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153804668928" calcext:value-type="float">
            <text:p>153804668928</text:p>
          </table:table-cell>
          <table:table-cell office:value-type="float" office:value="124499820032" calcext:value-type="float">
            <text:p>124499820032</text:p>
          </table:table-cell>
          <table:table-cell office:value-type="float" office:value="29.3" calcext:value-type="float">
            <text:p>29.3</text:p>
          </table:table-cell>
          <table:table-cell office:value-type="float" office:value="18.55" calcext:value-type="float">
            <text:p>18.55</text:p>
          </table:table-cell>
        </table:table-row>
        <table:table-row table:style-name="ro1">
          <table:table-cell office:value-type="float" office:value="72392221184" calcext:value-type="float">
            <text:p>72392221184</text:p>
          </table:table-cell>
          <table:table-cell office:value-type="float" office:value="148152220672" calcext:value-type="float">
            <text:p>148152220672</text:p>
          </table:table-cell>
          <table:table-cell office:value-type="float" office:value="75.76" calcext:value-type="float">
            <text:p>75.76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157259447296" calcext:value-type="float">
            <text:p>157259447296</text:p>
          </table:table-cell>
          <table:table-cell office:value-type="float" office:value="142803076096" calcext:value-type="float">
            <text:p>142803076096</text:p>
          </table:table-cell>
          <table:table-cell office:value-type="float" office:value="14.46" calcext:value-type="float">
            <text:p>14.46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96330763776" calcext:value-type="float">
            <text:p>96330763776</text:p>
          </table:table-cell>
          <table:table-cell office:value-type="float" office:value="153246752256" calcext:value-type="float">
            <text:p>153246752256</text:p>
          </table:table-cell>
          <table:table-cell office:value-type="float" office:value="56.92" calcext:value-type="float">
            <text:p>56.92</text:p>
          </table:table-cell>
          <table:table-cell office:value-type="float" office:value="23.04" calcext:value-type="float">
            <text:p>23.04</text:p>
          </table:table-cell>
        </table:table-row>
        <table:table-row table:style-name="ro1">
          <table:table-cell office:value-type="float" office:value="8898291712" calcext:value-type="float">
            <text:p>8898291712</text:p>
          </table:table-cell>
          <table:table-cell office:value-type="float" office:value="52577293312" calcext:value-type="float">
            <text:p>52577293312</text:p>
          </table:table-cell>
          <table:table-cell office:value-type="float" office:value="43.68" calcext:value-type="float">
            <text:p>43.68</text:p>
          </table:table-cell>
          <table:table-cell office:value-type="float" office:value="14.15" calcext:value-type="float">
            <text:p>14.15</text:p>
          </table:table-cell>
        </table:table-row>
        <table:table-row table:style-name="ro1">
          <table:table-cell office:value-type="float" office:value="80986253312" calcext:value-type="float">
            <text:p>80986253312</text:p>
          </table:table-cell>
          <table:table-cell office:value-type="float" office:value="103209057792" calcext:value-type="float">
            <text:p>103209057792</text:p>
          </table:table-cell>
          <table:table-cell office:value-type="float" office:value="22.22" calcext:value-type="float">
            <text:p>22.22</text:p>
          </table:table-cell>
          <table:table-cell office:value-type="float" office:value="16.72" calcext:value-type="float">
            <text:p>16.72</text:p>
          </table:table-cell>
        </table:table-row>
        <table:table-row table:style-name="ro1">
          <table:table-cell office:value-type="float" office:value="159740300800" calcext:value-type="float">
            <text:p>159740300800</text:p>
          </table:table-cell>
          <table:table-cell office:value-type="float" office:value="868993536" calcext:value-type="float">
            <text:p>868993536</text:p>
          </table:table-cell>
          <table:table-cell office:value-type="float" office:value="158.87" calcext:value-type="float">
            <text:p>158.87</text:p>
          </table:table-cell>
          <table:table-cell office:value-type="float" office:value="21.33" calcext:value-type="float">
            <text:p>21.33</text:p>
          </table:table-cell>
        </table:table-row>
        <table:table-row table:style-name="ro1">
          <table:table-cell office:value-type="float" office:value="14620289024" calcext:value-type="float">
            <text:p>14620289024</text:p>
          </table:table-cell>
          <table:table-cell office:value-type="float" office:value="58373329920" calcext:value-type="float">
            <text:p>58373329920</text:p>
          </table:table-cell>
          <table:table-cell office:value-type="float" office:value="43.75" calcext:value-type="float">
            <text:p>43.75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155095199744" calcext:value-type="float">
            <text:p>155095199744</text:p>
          </table:table-cell>
          <table:table-cell office:value-type="float" office:value="135936000" calcext:value-type="float">
            <text:p>135936000</text:p>
          </table:table-cell>
          <table:table-cell office:value-type="float" office:value="154.96" calcext:value-type="float">
            <text:p>154.96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159543028736" calcext:value-type="float">
            <text:p>159543028736</text:p>
          </table:table-cell>
          <table:table-cell office:value-type="float" office:value="20898542592" calcext:value-type="float">
            <text:p>20898542592</text:p>
          </table:table-cell>
          <table:table-cell office:value-type="float" office:value="138.64" calcext:value-type="float">
            <text:p>138.64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53040717312" calcext:value-type="float">
            <text:p>53040717312</text:p>
          </table:table-cell>
          <table:table-cell office:value-type="float" office:value="130469505024" calcext:value-type="float">
            <text:p>130469505024</text:p>
          </table:table-cell>
          <table:table-cell office:value-type="float" office:value="77.43" calcext:value-type="float">
            <text:p>77.43</text:p>
          </table:table-cell>
          <table:table-cell office:value-type="float" office:value="26.15" calcext:value-type="float">
            <text:p>26.15</text:p>
          </table:table-cell>
        </table:table-row>
        <table:table-row table:style-name="ro1">
          <table:table-cell office:value-type="float" office:value="106725622784" calcext:value-type="float">
            <text:p>106725622784</text:p>
          </table:table-cell>
          <table:table-cell office:value-type="float" office:value="5339912704" calcext:value-type="float">
            <text:p>5339912704</text:p>
          </table:table-cell>
          <table:table-cell office:value-type="float" office:value="101.39" calcext:value-type="float">
            <text:p>101.39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float" office:value="121052695040" calcext:value-type="float">
            <text:p>121052695040</text:p>
          </table:table-cell>
          <table:table-cell office:value-type="float" office:value="92650528768" calcext:value-type="float">
            <text:p>92650528768</text:p>
          </table:table-cell>
          <table:table-cell office:value-type="float" office:value="28.4" calcext:value-type="float">
            <text:p>28.4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150482417664" calcext:value-type="float">
            <text:p>150482417664</text:p>
          </table:table-cell>
          <table:table-cell office:value-type="float" office:value="61845096960" calcext:value-type="float">
            <text:p>61845096960</text:p>
          </table:table-cell>
          <table:table-cell office:value-type="float" office:value="88.64" calcext:value-type="float">
            <text:p>88.6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2029250560" calcext:value-type="float">
            <text:p>12029250560</text:p>
          </table:table-cell>
          <table:table-cell office:value-type="float" office:value="87658959872" calcext:value-type="float">
            <text:p>87658959872</text:p>
          </table:table-cell>
          <table:table-cell office:value-type="float" office:value="75.63" calcext:value-type="float">
            <text:p>75.63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float" office:value="3564281344" calcext:value-type="float">
            <text:p>3564281344</text:p>
          </table:table-cell>
          <table:table-cell office:value-type="float" office:value="126745268224" calcext:value-type="float">
            <text:p>126745268224</text:p>
          </table:table-cell>
          <table:table-cell office:value-type="float" office:value="123.18" calcext:value-type="float">
            <text:p>123.18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04414594048" calcext:value-type="float">
            <text:p>104414594048</text:p>
          </table:table-cell>
          <table:table-cell office:value-type="float" office:value="157338797568" calcext:value-type="float">
            <text:p>157338797568</text:p>
          </table:table-cell>
          <table:table-cell office:value-type="float" office:value="52.92" calcext:value-type="float">
            <text:p>52.92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float" office:value="37933283840" calcext:value-type="float">
            <text:p>37933283840</text:p>
          </table:table-cell>
          <table:table-cell office:value-type="float" office:value="146221425664" calcext:value-type="float">
            <text:p>146221425664</text:p>
          </table:table-cell>
          <table:table-cell office:value-type="float" office:value="108.29" calcext:value-type="float">
            <text:p>108.29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float" office:value="143591666688" calcext:value-type="float">
            <text:p>143591666688</text:p>
          </table:table-cell>
          <table:table-cell office:value-type="float" office:value="12246593024" calcext:value-type="float">
            <text:p>12246593024</text:p>
          </table:table-cell>
          <table:table-cell office:value-type="float" office:value="131.35" calcext:value-type="float">
            <text:p>131.35</text:p>
          </table:table-cell>
          <table:table-cell office:value-type="float" office:value="27.46" calcext:value-type="float">
            <text:p>27.46</text:p>
          </table:table-cell>
        </table:table-row>
        <table:table-row table:style-name="ro1">
          <table:table-cell office:value-type="float" office:value="72210871296" calcext:value-type="float">
            <text:p>72210871296</text:p>
          </table:table-cell>
          <table:table-cell office:value-type="float" office:value="17510456832" calcext:value-type="float">
            <text:p>17510456832</text:p>
          </table:table-cell>
          <table:table-cell office:value-type="float" office:value="54.7" calcext:value-type="float">
            <text:p>54.7</text:p>
          </table:table-cell>
          <table:table-cell office:value-type="float" office:value="17.83" calcext:value-type="float">
            <text:p>17.83</text:p>
          </table:table-cell>
        </table:table-row>
        <table:table-row table:style-name="ro1">
          <table:table-cell office:value-type="float" office:value="145567975424" calcext:value-type="float">
            <text:p>145567975424</text:p>
          </table:table-cell>
          <table:table-cell office:value-type="float" office:value="111860457984" calcext:value-type="float">
            <text:p>111860457984</text:p>
          </table:table-cell>
          <table:table-cell office:value-type="float" office:value="33.71" calcext:value-type="float">
            <text:p>33.71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151626331136" calcext:value-type="float">
            <text:p>151626331136</text:p>
          </table:table-cell>
          <table:table-cell office:value-type="float" office:value="3967015424" calcext:value-type="float">
            <text:p>3967015424</text:p>
          </table:table-cell>
          <table:table-cell office:value-type="float" office:value="147.66" calcext:value-type="float">
            <text:p>147.66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1">
          <table:table-cell office:value-type="float" office:value="155625766400" calcext:value-type="float">
            <text:p>155625766400</text:p>
          </table:table-cell>
          <table:table-cell office:value-type="float" office:value="9367040" calcext:value-type="float">
            <text:p>9367040</text:p>
          </table:table-cell>
          <table:table-cell office:value-type="float" office:value="155.62" calcext:value-type="float">
            <text:p>155.62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 office:value-type="float" office:value="99949556736" calcext:value-type="float">
            <text:p>99949556736</text:p>
          </table:table-cell>
          <table:table-cell office:value-type="float" office:value="63330353664" calcext:value-type="float">
            <text:p>63330353664</text:p>
          </table:table-cell>
          <table:table-cell office:value-type="float" office:value="36.62" calcext:value-type="float">
            <text:p>36.62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152153492992" calcext:value-type="float">
            <text:p>152153492992</text:p>
          </table:table-cell>
          <table:table-cell office:value-type="float" office:value="3239049728" calcext:value-type="float">
            <text:p>3239049728</text:p>
          </table:table-cell>
          <table:table-cell office:value-type="float" office:value="148.91" calcext:value-type="float">
            <text:p>148.91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float" office:value="20568822784" calcext:value-type="float">
            <text:p>20568822784</text:p>
          </table:table-cell>
          <table:table-cell office:value-type="float" office:value="155786068992" calcext:value-type="float">
            <text:p>155786068992</text:p>
          </table:table-cell>
          <table:table-cell office:value-type="float" office:value="135.22" calcext:value-type="float">
            <text:p>135.22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159861798912" calcext:value-type="float">
            <text:p>159861798912</text:p>
          </table:table-cell>
          <table:table-cell office:value-type="float" office:value="1394609664" calcext:value-type="float">
            <text:p>1394609664</text:p>
          </table:table-cell>
          <table:table-cell office:value-type="float" office:value="158.47" calcext:value-type="float">
            <text:p>158.47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 office:value-type="float" office:value="32541580800" calcext:value-type="float">
            <text:p>32541580800</text:p>
          </table:table-cell>
          <table:table-cell office:value-type="float" office:value="157641795584" calcext:value-type="float">
            <text:p>157641795584</text:p>
          </table:table-cell>
          <table:table-cell office:value-type="float" office:value="125.1" calcext:value-type="float">
            <text:p>125.1</text:p>
          </table:table-cell>
          <table:table-cell office:value-type="float" office:value="30.42" calcext:value-type="float">
            <text:p>30.42</text:p>
          </table:table-cell>
        </table:table-row>
        <table:table-row table:style-name="ro1">
          <table:table-cell office:value-type="float" office:value="106838746112" calcext:value-type="float">
            <text:p>106838746112</text:p>
          </table:table-cell>
          <table:table-cell office:value-type="float" office:value="66781335040" calcext:value-type="float">
            <text:p>66781335040</text:p>
          </table:table-cell>
          <table:table-cell office:value-type="float" office:value="40.06" calcext:value-type="float">
            <text:p>40.06</text:p>
          </table:table-cell>
          <table:table-cell office:value-type="float" office:value="14.09" calcext:value-type="float">
            <text:p>14.09</text:p>
          </table:table-cell>
        </table:table-row>
        <table:table-row table:style-name="ro1">
          <table:table-cell office:value-type="float" office:value="155141565952" calcext:value-type="float">
            <text:p>155141565952</text:p>
          </table:table-cell>
          <table:table-cell office:value-type="float" office:value="23985479168" calcext:value-type="float">
            <text:p>23985479168</text:p>
          </table:table-cell>
          <table:table-cell office:value-type="float" office:value="131.16" calcext:value-type="float">
            <text:p>131.16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94018563072" calcext:value-type="float">
            <text:p>94018563072</text:p>
          </table:table-cell>
          <table:table-cell office:value-type="float" office:value="70549395456" calcext:value-type="float">
            <text:p>70549395456</text:p>
          </table:table-cell>
          <table:table-cell office:value-type="float" office:value="23.47" calcext:value-type="float">
            <text:p>23.47</text:p>
          </table:table-cell>
          <table:table-cell office:value-type="float" office:value="15.11" calcext:value-type="float">
            <text:p>15.11</text:p>
          </table:table-cell>
        </table:table-row>
        <table:table-row table:style-name="ro1">
          <table:table-cell office:value-type="float" office:value="152927282176" calcext:value-type="float">
            <text:p>152927282176</text:p>
          </table:table-cell>
          <table:table-cell office:value-type="float" office:value="68291584" calcext:value-type="float">
            <text:p>68291584</text:p>
          </table:table-cell>
          <table:table-cell office:value-type="float" office:value="152.86" calcext:value-type="float">
            <text:p>152.86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16951097856" calcext:value-type="float">
            <text:p>16951097856</text:p>
          </table:table-cell>
          <table:table-cell office:value-type="float" office:value="80182042112" calcext:value-type="float">
            <text:p>80182042112</text:p>
          </table:table-cell>
          <table:table-cell office:value-type="float" office:value="63.23" calcext:value-type="float">
            <text:p>63.23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153311779328" calcext:value-type="float">
            <text:p>153311779328</text:p>
          </table:table-cell>
          <table:table-cell office:value-type="float" office:value="1676673024" calcext:value-type="float">
            <text:p>1676673024</text:p>
          </table:table-cell>
          <table:table-cell office:value-type="float" office:value="151.64" calcext:value-type="float">
            <text:p>151.64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float" office:value="150107874816" calcext:value-type="float">
            <text:p>150107874816</text:p>
          </table:table-cell>
          <table:table-cell office:value-type="float" office:value="17054036480" calcext:value-type="float">
            <text:p>17054036480</text:p>
          </table:table-cell>
          <table:table-cell office:value-type="float" office:value="133.05" calcext:value-type="float">
            <text:p>133.05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float" office:value="37703661056" calcext:value-type="float">
            <text:p>37703661056</text:p>
          </table:table-cell>
          <table:table-cell office:value-type="float" office:value="124984635392" calcext:value-type="float">
            <text:p>124984635392</text:p>
          </table:table-cell>
          <table:table-cell office:value-type="float" office:value="87.28" calcext:value-type="float">
            <text:p>87.28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 office:value-type="float" office:value="22368190464" calcext:value-type="float">
            <text:p>22368190464</text:p>
          </table:table-cell>
          <table:table-cell office:value-type="float" office:value="140597663744" calcext:value-type="float">
            <text:p>140597663744</text:p>
          </table:table-cell>
          <table:table-cell office:value-type="float" office:value="118.23" calcext:value-type="float">
            <text:p>118.23</text:p>
          </table:table-cell>
          <table:table-cell office:value-type="float" office:value="20.56" calcext:value-type="float">
            <text:p>20.56</text:p>
          </table:table-cell>
        </table:table-row>
        <table:table-row table:style-name="ro1">
          <table:table-cell office:value-type="float" office:value="126606469120" calcext:value-type="float">
            <text:p>126606469120</text:p>
          </table:table-cell>
          <table:table-cell office:value-type="float" office:value="125513290240" calcext:value-type="float">
            <text:p>125513290240</text:p>
          </table:table-cell>
          <table:table-cell office:value-type="float" office:value="1.09" calcext:value-type="float">
            <text:p>1.09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float" office:value="80964409344" calcext:value-type="float">
            <text:p>80964409344</text:p>
          </table:table-cell>
          <table:table-cell office:value-type="float" office:value="117861670912" calcext:value-type="float">
            <text:p>117861670912</text:p>
          </table:table-cell>
          <table:table-cell office:value-type="float" office:value="36.9" calcext:value-type="float">
            <text:p>36.9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106227841536" calcext:value-type="float">
            <text:p>106227841536</text:p>
          </table:table-cell>
          <table:table-cell office:value-type="float" office:value="68645750784" calcext:value-type="float">
            <text:p>68645750784</text:p>
          </table:table-cell>
          <table:table-cell office:value-type="float" office:value="37.58" calcext:value-type="float">
            <text:p>37.5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32101876736" calcext:value-type="float">
            <text:p>32101876736</text:p>
          </table:table-cell>
          <table:table-cell office:value-type="float" office:value="150366537728" calcext:value-type="float">
            <text:p>150366537728</text:p>
          </table:table-cell>
          <table:table-cell office:value-type="float" office:value="118.26" calcext:value-type="float">
            <text:p>118.26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137011194368" calcext:value-type="float">
            <text:p>137011194368</text:p>
          </table:table-cell>
          <table:table-cell office:value-type="float" office:value="9307762176" calcext:value-type="float">
            <text:p>9307762176</text:p>
          </table:table-cell>
          <table:table-cell office:value-type="float" office:value="127.7" calcext:value-type="float">
            <text:p>127.7</text:p>
          </table:table-cell>
          <table:table-cell office:value-type="float" office:value="23.27" calcext:value-type="float">
            <text:p>23.27</text:p>
          </table:table-cell>
        </table:table-row>
        <table:table-row table:style-name="ro1">
          <table:table-cell office:value-type="float" office:value="61030096896" calcext:value-type="float">
            <text:p>61030096896</text:p>
          </table:table-cell>
          <table:table-cell office:value-type="float" office:value="153215022592" calcext:value-type="float">
            <text:p>153215022592</text:p>
          </table:table-cell>
          <table:table-cell office:value-type="float" office:value="92.18" calcext:value-type="float">
            <text:p>92.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553007104" calcext:value-type="float">
            <text:p>45553007104</text:p>
          </table:table-cell>
          <table:table-cell office:value-type="float" office:value="26413390336" calcext:value-type="float">
            <text:p>26413390336</text:p>
          </table:table-cell>
          <table:table-cell office:value-type="float" office:value="19.14" calcext:value-type="float">
            <text:p>19.14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102408054784" calcext:value-type="float">
            <text:p>102408054784</text:p>
          </table:table-cell>
          <table:table-cell office:value-type="float" office:value="70026260480" calcext:value-type="float">
            <text:p>70026260480</text:p>
          </table:table-cell>
          <table:table-cell office:value-type="float" office:value="32.38" calcext:value-type="float">
            <text:p>32.38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146210759680" calcext:value-type="float">
            <text:p>146210759680</text:p>
          </table:table-cell>
          <table:table-cell office:value-type="float" office:value="102598741504" calcext:value-type="float">
            <text:p>102598741504</text:p>
          </table:table-cell>
          <table:table-cell office:value-type="float" office:value="43.61" calcext:value-type="float">
            <text:p>43.6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6680879616" calcext:value-type="float">
            <text:p>26680879616</text:p>
          </table:table-cell>
          <table:table-cell office:value-type="float" office:value="25478092800" calcext:value-type="float">
            <text:p>25478092800</text:p>
          </table:table-cell>
          <table:table-cell office:value-type="float" office:value="1.2" calcext:value-type="float">
            <text:p>1.2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4986246656" calcext:value-type="float">
            <text:p>4986246656</text:p>
          </table:table-cell>
          <table:table-cell office:value-type="float" office:value="159437801984" calcext:value-type="float">
            <text:p>159437801984</text:p>
          </table:table-cell>
          <table:table-cell office:value-type="float" office:value="154.45" calcext:value-type="float">
            <text:p>154.45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float" office:value="49610245632" calcext:value-type="float">
            <text:p>49610245632</text:p>
          </table:table-cell>
          <table:table-cell office:value-type="float" office:value="148978321408" calcext:value-type="float">
            <text:p>148978321408</text:p>
          </table:table-cell>
          <table:table-cell office:value-type="float" office:value="99.37" calcext:value-type="float">
            <text:p>99.37</text:p>
          </table:table-cell>
          <table:table-cell office:value-type="float" office:value="22.41" calcext:value-type="float">
            <text:p>22.41</text:p>
          </table:table-cell>
        </table:table-row>
        <table:table-row table:style-name="ro1">
          <table:table-cell office:value-type="float" office:value="57188204032" calcext:value-type="float">
            <text:p>57188204032</text:p>
          </table:table-cell>
          <table:table-cell office:value-type="float" office:value="19846400512" calcext:value-type="float">
            <text:p>19846400512</text:p>
          </table:table-cell>
          <table:table-cell office:value-type="float" office:value="37.34" calcext:value-type="float">
            <text:p>37.34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float" office:value="114921153024" calcext:value-type="float">
            <text:p>114921153024</text:p>
          </table:table-cell>
          <table:table-cell office:value-type="float" office:value="28450373120" calcext:value-type="float">
            <text:p>28450373120</text:p>
          </table:table-cell>
          <table:table-cell office:value-type="float" office:value="86.47" calcext:value-type="float">
            <text:p>86.47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66389117952" calcext:value-type="float">
            <text:p>66389117952</text:p>
          </table:table-cell>
          <table:table-cell office:value-type="float" office:value="152462991872" calcext:value-type="float">
            <text:p>152462991872</text:p>
          </table:table-cell>
          <table:table-cell office:value-type="float" office:value="86.07" calcext:value-type="float">
            <text:p>86.07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74272631296" calcext:value-type="float">
            <text:p>74272631296</text:p>
          </table:table-cell>
          <table:table-cell office:value-type="float" office:value="73340690432" calcext:value-type="float">
            <text:p>73340690432</text:p>
          </table:table-cell>
          <table:table-cell office:value-type="float" office:value="0.93" calcext:value-type="float">
            <text:p>0.93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64107638784" calcext:value-type="float">
            <text:p>64107638784</text:p>
          </table:table-cell>
          <table:table-cell office:value-type="float" office:value="30696558080" calcext:value-type="float">
            <text:p>30696558080</text:p>
          </table:table-cell>
          <table:table-cell office:value-type="float" office:value="33.41" calcext:value-type="float">
            <text:p>33.41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float" office:value="76730597888" calcext:value-type="float">
            <text:p>76730597888</text:p>
          </table:table-cell>
          <table:table-cell office:value-type="float" office:value="106387944448" calcext:value-type="float">
            <text:p>106387944448</text:p>
          </table:table-cell>
          <table:table-cell office:value-type="float" office:value="29.66" calcext:value-type="float">
            <text:p>29.66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145262267392" calcext:value-type="float">
            <text:p>145262267392</text:p>
          </table:table-cell>
          <table:table-cell office:value-type="float" office:value="110220387328" calcext:value-type="float">
            <text:p>110220387328</text:p>
          </table:table-cell>
          <table:table-cell office:value-type="float" office:value="35.04" calcext:value-type="float">
            <text:p>35.04</text:p>
          </table:table-cell>
          <table:table-cell office:value-type="float" office:value="16.17" calcext:value-type="float">
            <text:p>16.17</text:p>
          </table:table-cell>
        </table:table-row>
        <table:table-row table:style-name="ro1">
          <table:table-cell office:value-type="float" office:value="43308072960" calcext:value-type="float">
            <text:p>43308072960</text:p>
          </table:table-cell>
          <table:table-cell office:value-type="float" office:value="149104913408" calcext:value-type="float">
            <text:p>149104913408</text:p>
          </table:table-cell>
          <table:table-cell office:value-type="float" office:value="105.8" calcext:value-type="float">
            <text:p>105.8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float" office:value="12952745984" calcext:value-type="float">
            <text:p>12952745984</text:p>
          </table:table-cell>
          <table:table-cell office:value-type="float" office:value="118019903488" calcext:value-type="float">
            <text:p>118019903488</text:p>
          </table:table-cell>
          <table:table-cell office:value-type="float" office:value="105.07" calcext:value-type="float">
            <text:p>105.07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157284407808" calcext:value-type="float">
            <text:p>157284407808</text:p>
          </table:table-cell>
          <table:table-cell office:value-type="float" office:value="126894391296" calcext:value-type="float">
            <text:p>126894391296</text:p>
          </table:table-cell>
          <table:table-cell office:value-type="float" office:value="30.39" calcext:value-type="float">
            <text:p>30.39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13143594496" calcext:value-type="float">
            <text:p>13143594496</text:p>
          </table:table-cell>
          <table:table-cell office:value-type="float" office:value="59961929728" calcext:value-type="float">
            <text:p>59961929728</text:p>
          </table:table-cell>
          <table:table-cell office:value-type="float" office:value="46.82" calcext:value-type="float">
            <text:p>46.82</text:p>
          </table:table-cell>
          <table:table-cell office:value-type="float" office:value="20.22" calcext:value-type="float">
            <text:p>20.22</text:p>
          </table:table-cell>
        </table:table-row>
        <table:table-row table:style-name="ro1">
          <table:table-cell office:value-type="float" office:value="7326221312" calcext:value-type="float">
            <text:p>7326221312</text:p>
          </table:table-cell>
          <table:table-cell office:value-type="float" office:value="134637400576" calcext:value-type="float">
            <text:p>134637400576</text:p>
          </table:table-cell>
          <table:table-cell office:value-type="float" office:value="127.31" calcext:value-type="float">
            <text:p>127.31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49516154368" calcext:value-type="float">
            <text:p>149516154368</text:p>
          </table:table-cell>
          <table:table-cell office:value-type="float" office:value="3615897088" calcext:value-type="float">
            <text:p>3615897088</text:p>
          </table:table-cell>
          <table:table-cell office:value-type="float" office:value="145.9" calcext:value-type="float">
            <text:p>145.9</text:p>
          </table:table-cell>
          <table:table-cell office:value-type="float" office:value="30.35" calcext:value-type="float">
            <text:p>30.35</text:p>
          </table:table-cell>
        </table:table-row>
        <table:table-row table:style-name="ro1">
          <table:table-cell office:value-type="float" office:value="158813800960" calcext:value-type="float">
            <text:p>158813800960</text:p>
          </table:table-cell>
          <table:table-cell office:value-type="float" office:value="26861293568" calcext:value-type="float">
            <text:p>26861293568</text:p>
          </table:table-cell>
          <table:table-cell office:value-type="float" office:value="131.95" calcext:value-type="float">
            <text:p>131.95</text:p>
          </table:table-cell>
          <table:table-cell office:value-type="float" office:value="26.66" calcext:value-type="float">
            <text:p>26.66</text:p>
          </table:table-cell>
        </table:table-row>
        <table:table-row table:style-name="ro1">
          <table:table-cell office:value-type="float" office:value="42439181312" calcext:value-type="float">
            <text:p>42439181312</text:p>
          </table:table-cell>
          <table:table-cell office:value-type="float" office:value="151128822784" calcext:value-type="float">
            <text:p>151128822784</text:p>
          </table:table-cell>
          <table:table-cell office:value-type="float" office:value="108.69" calcext:value-type="float">
            <text:p>108.69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float" office:value="54198792192" calcext:value-type="float">
            <text:p>54198792192</text:p>
          </table:table-cell>
          <table:table-cell office:value-type="float" office:value="144085663744" calcext:value-type="float">
            <text:p>144085663744</text:p>
          </table:table-cell>
          <table:table-cell office:value-type="float" office:value="89.89" calcext:value-type="float">
            <text:p>89.89</text:p>
          </table:table-cell>
          <table:table-cell office:value-type="float" office:value="19.08" calcext:value-type="float">
            <text:p>19.08</text:p>
          </table:table-cell>
        </table:table-row>
        <table:table-row table:style-name="ro1">
          <table:table-cell office:value-type="float" office:value="83901871104" calcext:value-type="float">
            <text:p>83901871104</text:p>
          </table:table-cell>
          <table:table-cell office:value-type="float" office:value="129372314624" calcext:value-type="float">
            <text:p>129372314624</text:p>
          </table:table-cell>
          <table:table-cell office:value-type="float" office:value="45.47" calcext:value-type="float">
            <text:p>45.47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146238385152" calcext:value-type="float">
            <text:p>146238385152</text:p>
          </table:table-cell>
          <table:table-cell office:value-type="float" office:value="1979816960" calcext:value-type="float">
            <text:p>1979816960</text:p>
          </table:table-cell>
          <table:table-cell office:value-type="float" office:value="144.26" calcext:value-type="float">
            <text:p>144.26</text:p>
          </table:table-cell>
          <table:table-cell office:value-type="float" office:value="24.56" calcext:value-type="float">
            <text:p>24.56</text:p>
          </table:table-cell>
        </table:table-row>
        <table:table-row table:style-name="ro1">
          <table:table-cell office:value-type="float" office:value="77140658176" calcext:value-type="float">
            <text:p>77140658176</text:p>
          </table:table-cell>
          <table:table-cell office:value-type="float" office:value="8517155840" calcext:value-type="float">
            <text:p>8517155840</text:p>
          </table:table-cell>
          <table:table-cell office:value-type="float" office:value="68.62" calcext:value-type="float">
            <text:p>68.62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float" office:value="1500527104" calcext:value-type="float">
            <text:p>1500527104</text:p>
          </table:table-cell>
          <table:table-cell office:value-type="float" office:value="157656836096" calcext:value-type="float">
            <text:p>157656836096</text:p>
          </table:table-cell>
          <table:table-cell office:value-type="float" office:value="156.16" calcext:value-type="float">
            <text:p>156.16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154409653760" calcext:value-type="float">
            <text:p>154409653760</text:p>
          </table:table-cell>
          <table:table-cell office:value-type="float" office:value="4431379456" calcext:value-type="float">
            <text:p>4431379456</text:p>
          </table:table-cell>
          <table:table-cell office:value-type="float" office:value="149.98" calcext:value-type="float">
            <text:p>149.98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float" office:value="150084704256" calcext:value-type="float">
            <text:p>150084704256</text:p>
          </table:table-cell>
          <table:table-cell office:value-type="float" office:value="5456896" calcext:value-type="float">
            <text:p>5456896</text:p>
          </table:table-cell>
          <table:table-cell office:value-type="float" office:value="150.08" calcext:value-type="float">
            <text:p>150.08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float" office:value="68004703232" calcext:value-type="float">
            <text:p>68004703232</text:p>
          </table:table-cell>
          <table:table-cell office:value-type="float" office:value="134812597760" calcext:value-type="float">
            <text:p>134812597760</text:p>
          </table:table-cell>
          <table:table-cell office:value-type="float" office:value="66.81" calcext:value-type="float">
            <text:p>66.81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float" office:value="108750510080" calcext:value-type="float">
            <text:p>108750510080</text:p>
          </table:table-cell>
          <table:table-cell office:value-type="float" office:value="122190560256" calcext:value-type="float">
            <text:p>122190560256</text:p>
          </table:table-cell>
          <table:table-cell office:value-type="float" office:value="13.44" calcext:value-type="float">
            <text:p>13.44</text:p>
          </table:table-cell>
          <table:table-cell office:value-type="float" office:value="17.26" calcext:value-type="float">
            <text:p>17.26</text:p>
          </table:table-cell>
        </table:table-row>
        <table:table-row table:style-name="ro1">
          <table:table-cell office:value-type="float" office:value="79760112128" calcext:value-type="float">
            <text:p>79760112128</text:p>
          </table:table-cell>
          <table:table-cell office:value-type="float" office:value="155016432640" calcext:value-type="float">
            <text:p>155016432640</text:p>
          </table:table-cell>
          <table:table-cell office:value-type="float" office:value="75.26" calcext:value-type="float">
            <text:p>75.26</text:p>
          </table:table-cell>
          <table:table-cell office:value-type="float" office:value="24.99" calcext:value-type="float">
            <text:p>24.99</text:p>
          </table:table-cell>
        </table:table-row>
        <table:table-row table:style-name="ro1">
          <table:table-cell office:value-type="float" office:value="8731926528" calcext:value-type="float">
            <text:p>8731926528</text:p>
          </table:table-cell>
          <table:table-cell office:value-type="float" office:value="21110002688" calcext:value-type="float">
            <text:p>21110002688</text:p>
          </table:table-cell>
          <table:table-cell office:value-type="float" office:value="12.38" calcext:value-type="float">
            <text:p>12.38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float" office:value="94432208896" calcext:value-type="float">
            <text:p>94432208896</text:p>
          </table:table-cell>
          <table:table-cell office:value-type="float" office:value="157940731904" calcext:value-type="float">
            <text:p>157940731904</text:p>
          </table:table-cell>
          <table:table-cell office:value-type="float" office:value="63.51" calcext:value-type="float">
            <text:p>63.51</text:p>
          </table:table-cell>
          <table:table-cell office:value-type="float" office:value="22.12" calcext:value-type="float">
            <text:p>22.12</text:p>
          </table:table-cell>
        </table:table-row>
        <table:table-row table:style-name="ro1">
          <table:table-cell office:value-type="float" office:value="17139776512" calcext:value-type="float">
            <text:p>17139776512</text:p>
          </table:table-cell>
          <table:table-cell office:value-type="float" office:value="87964217344" calcext:value-type="float">
            <text:p>87964217344</text:p>
          </table:table-cell>
          <table:table-cell office:value-type="float" office:value="70.82" calcext:value-type="float">
            <text:p>70.82</text:p>
          </table:table-cell>
          <table:table-cell office:value-type="float" office:value="20.54" calcext:value-type="float">
            <text:p>20.54</text:p>
          </table:table-cell>
        </table:table-row>
        <table:table-row table:style-name="ro1">
          <table:table-cell office:value-type="float" office:value="49017529856" calcext:value-type="float">
            <text:p>49017529856</text:p>
          </table:table-cell>
          <table:table-cell office:value-type="float" office:value="111940096512" calcext:value-type="float">
            <text:p>111940096512</text:p>
          </table:table-cell>
          <table:table-cell office:value-type="float" office:value="62.92" calcext:value-type="float">
            <text:p>62.92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33705755136" calcext:value-type="float">
            <text:p>33705755136</text:p>
          </table:table-cell>
          <table:table-cell office:value-type="float" office:value="149657344512" calcext:value-type="float">
            <text:p>149657344512</text:p>
          </table:table-cell>
          <table:table-cell office:value-type="float" office:value="115.95" calcext:value-type="float">
            <text:p>115.95</text:p>
          </table:table-cell>
          <table:table-cell office:value-type="float" office:value="21.82" calcext:value-type="float">
            <text:p>21.82</text:p>
          </table:table-cell>
        </table:table-row>
        <table:table-row table:style-name="ro1">
          <table:table-cell office:value-type="float" office:value="18983392768" calcext:value-type="float">
            <text:p>18983392768</text:p>
          </table:table-cell>
          <table:table-cell office:value-type="float" office:value="92603585536" calcext:value-type="float">
            <text:p>92603585536</text:p>
          </table:table-cell>
          <table:table-cell office:value-type="float" office:value="73.62" calcext:value-type="float">
            <text:p>73.62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21125776896" calcext:value-type="float">
            <text:p>21125776896</text:p>
          </table:table-cell>
          <table:table-cell office:value-type="float" office:value="132132500992" calcext:value-type="float">
            <text:p>132132500992</text:p>
          </table:table-cell>
          <table:table-cell office:value-type="float" office:value="111.01" calcext:value-type="float">
            <text:p>111.01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1">
          <table:table-cell office:value-type="float" office:value="3810661888" calcext:value-type="float">
            <text:p>3810661888</text:p>
          </table:table-cell>
          <table:table-cell office:value-type="float" office:value="159052600320" calcext:value-type="float">
            <text:p>159052600320</text:p>
          </table:table-cell>
          <table:table-cell office:value-type="float" office:value="155.24" calcext:value-type="float">
            <text:p>155.24</text:p>
          </table:table-cell>
          <table:table-cell office:value-type="float" office:value="31.41" calcext:value-type="float">
            <text:p>31.41</text:p>
          </table:table-cell>
        </table:table-row>
        <table:table-row table:style-name="ro1">
          <table:table-cell office:value-type="float" office:value="26037291008" calcext:value-type="float">
            <text:p>26037291008</text:p>
          </table:table-cell>
          <table:table-cell office:value-type="float" office:value="154986760704" calcext:value-type="float">
            <text:p>154986760704</text:p>
          </table:table-cell>
          <table:table-cell office:value-type="float" office:value="128.95" calcext:value-type="float">
            <text:p>128.95</text:p>
          </table:table-cell>
          <table:table-cell office:value-type="float" office:value="23.41" calcext:value-type="float">
            <text:p>23.41</text:p>
          </table:table-cell>
        </table:table-row>
        <table:table-row table:style-name="ro1">
          <table:table-cell office:value-type="float" office:value="150177370112" calcext:value-type="float">
            <text:p>150177370112</text:p>
          </table:table-cell>
          <table:table-cell office:value-type="float" office:value="134596723200" calcext:value-type="float">
            <text:p>134596723200</text:p>
          </table:table-cell>
          <table:table-cell office:value-type="float" office:value="15.58" calcext:value-type="float">
            <text:p>15.58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83805700608" calcext:value-type="float">
            <text:p>83805700608</text:p>
          </table:table-cell>
          <table:table-cell office:value-type="float" office:value="36336050176" calcext:value-type="float">
            <text:p>36336050176</text:p>
          </table:table-cell>
          <table:table-cell office:value-type="float" office:value="47.47" calcext:value-type="float">
            <text:p>47.47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float" office:value="103480867328" calcext:value-type="float">
            <text:p>103480867328</text:p>
          </table:table-cell>
          <table:table-cell office:value-type="float" office:value="58625378304" calcext:value-type="float">
            <text:p>58625378304</text:p>
          </table:table-cell>
          <table:table-cell office:value-type="float" office:value="44.86" calcext:value-type="float">
            <text:p>44.86</text:p>
          </table:table-cell>
          <table:table-cell office:value-type="float" office:value="21.89" calcext:value-type="float">
            <text:p>21.89</text:p>
          </table:table-cell>
        </table:table-row>
        <table:table-row table:style-name="ro1">
          <table:table-cell office:value-type="float" office:value="36851148800" calcext:value-type="float">
            <text:p>36851148800</text:p>
          </table:table-cell>
          <table:table-cell office:value-type="float" office:value="138801692672" calcext:value-type="float">
            <text:p>138801692672</text:p>
          </table:table-cell>
          <table:table-cell office:value-type="float" office:value="101.95" calcext:value-type="float">
            <text:p>101.95</text:p>
          </table:table-cell>
          <table:table-cell office:value-type="float" office:value="18.67" calcext:value-type="float">
            <text:p>18.67</text:p>
          </table:table-cell>
        </table:table-row>
        <table:table-row table:style-name="ro1">
          <table:table-cell office:value-type="float" office:value="83060508160" calcext:value-type="float">
            <text:p>83060508160</text:p>
          </table:table-cell>
          <table:table-cell office:value-type="float" office:value="44390565888" calcext:value-type="float">
            <text:p>44390565888</text:p>
          </table:table-cell>
          <table:table-cell office:value-type="float" office:value="38.67" calcext:value-type="float">
            <text:p>38.67</text:p>
          </table:table-cell>
          <table:table-cell office:value-type="float" office:value="18.01" calcext:value-type="float">
            <text:p>18.01</text:p>
          </table:table-cell>
        </table:table-row>
        <table:table-row table:style-name="ro1">
          <table:table-cell office:value-type="float" office:value="129328875520" calcext:value-type="float">
            <text:p>129328875520</text:p>
          </table:table-cell>
          <table:table-cell office:value-type="float" office:value="1029753344" calcext:value-type="float">
            <text:p>1029753344</text:p>
          </table:table-cell>
          <table:table-cell office:value-type="float" office:value="128.3" calcext:value-type="float">
            <text:p>128.3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9445422592" calcext:value-type="float">
            <text:p>9445422592</text:p>
          </table:table-cell>
          <table:table-cell office:value-type="float" office:value="83494474752" calcext:value-type="float">
            <text:p>83494474752</text:p>
          </table:table-cell>
          <table:table-cell office:value-type="float" office:value="74.05" calcext:value-type="float">
            <text:p>74.05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float" office:value="12569845248" calcext:value-type="float">
            <text:p>12569845248</text:p>
          </table:table-cell>
          <table:table-cell office:value-type="float" office:value="104502955008" calcext:value-type="float">
            <text:p>104502955008</text:p>
          </table:table-cell>
          <table:table-cell office:value-type="float" office:value="91.93" calcext:value-type="float">
            <text:p>91.93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office:value-type="float" office:value="111616280576" calcext:value-type="float">
            <text:p>111616280576</text:p>
          </table:table-cell>
          <table:table-cell office:value-type="float" office:value="16144144896" calcext:value-type="float">
            <text:p>16144144896</text:p>
          </table:table-cell>
          <table:table-cell office:value-type="float" office:value="95.47" calcext:value-type="float">
            <text:p>95.47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 office:value-type="float" office:value="137158766080" calcext:value-type="float">
            <text:p>137158766080</text:p>
          </table:table-cell>
          <table:table-cell office:value-type="float" office:value="121125028864" calcext:value-type="float">
            <text:p>121125028864</text:p>
          </table:table-cell>
          <table:table-cell office:value-type="float" office:value="16.03" calcext:value-type="float">
            <text:p>16.03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float" office:value="157255844352" calcext:value-type="float">
            <text:p>157255844352</text:p>
          </table:table-cell>
          <table:table-cell office:value-type="float" office:value="57559459328" calcext:value-type="float">
            <text:p>57559459328</text:p>
          </table:table-cell>
          <table:table-cell office:value-type="float" office:value="99.7" calcext:value-type="float">
            <text:p>99.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24031103488" calcext:value-type="float">
            <text:p>24031103488</text:p>
          </table:table-cell>
          <table:table-cell office:value-type="float" office:value="109923472896" calcext:value-type="float">
            <text:p>109923472896</text:p>
          </table:table-cell>
          <table:table-cell office:value-type="float" office:value="85.89" calcext:value-type="float">
            <text:p>85.89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68530029056" calcext:value-type="float">
            <text:p>68530029056</text:p>
          </table:table-cell>
          <table:table-cell office:value-type="float" office:value="71206172160" calcext:value-type="float">
            <text:p>71206172160</text:p>
          </table:table-cell>
          <table:table-cell office:value-type="float" office:value="2.68" calcext:value-type="float">
            <text:p>2.68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33153478144" calcext:value-type="float">
            <text:p>33153478144</text:p>
          </table:table-cell>
          <table:table-cell office:value-type="float" office:value="27446850560" calcext:value-type="float">
            <text:p>27446850560</text:p>
          </table:table-cell>
          <table:table-cell office:value-type="float" office:value="5.71" calcext:value-type="float">
            <text:p>5.7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9667283968" calcext:value-type="float">
            <text:p>29667283968</text:p>
          </table:table-cell>
          <table:table-cell office:value-type="float" office:value="150189171200" calcext:value-type="float">
            <text:p>150189171200</text:p>
          </table:table-cell>
          <table:table-cell office:value-type="float" office:value="120.52" calcext:value-type="float">
            <text:p>120.52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float" office:value="24391039488" calcext:value-type="float">
            <text:p>24391039488</text:p>
          </table:table-cell>
          <table:table-cell office:value-type="float" office:value="105811468288" calcext:value-type="float">
            <text:p>105811468288</text:p>
          </table:table-cell>
          <table:table-cell office:value-type="float" office:value="81.42" calcext:value-type="float">
            <text:p>81.42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19650076672" calcext:value-type="float">
            <text:p>119650076672</text:p>
          </table:table-cell>
          <table:table-cell office:value-type="float" office:value="31083876352" calcext:value-type="float">
            <text:p>31083876352</text:p>
          </table:table-cell>
          <table:table-cell office:value-type="float" office:value="88.57" calcext:value-type="float">
            <text:p>88.57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float" office:value="137444158976" calcext:value-type="float">
            <text:p>137444158976</text:p>
          </table:table-cell>
          <table:table-cell office:value-type="float" office:value="2028876800" calcext:value-type="float">
            <text:p>2028876800</text:p>
          </table:table-cell>
          <table:table-cell office:value-type="float" office:value="135.42" calcext:value-type="float">
            <text:p>135.42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18811793408" calcext:value-type="float">
            <text:p>18811793408</text:p>
          </table:table-cell>
          <table:table-cell office:value-type="float" office:value="147560479744" calcext:value-type="float">
            <text:p>147560479744</text:p>
          </table:table-cell>
          <table:table-cell office:value-type="float" office:value="128.75" calcext:value-type="float">
            <text:p>128.75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float" office:value="97985997312" calcext:value-type="float">
            <text:p>97985997312</text:p>
          </table:table-cell>
          <table:table-cell office:value-type="float" office:value="74654531584" calcext:value-type="float">
            <text:p>74654531584</text:p>
          </table:table-cell>
          <table:table-cell office:value-type="float" office:value="23.33" calcext:value-type="float">
            <text:p>23.33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68413784576" calcext:value-type="float">
            <text:p>68413784576</text:p>
          </table:table-cell>
          <table:table-cell office:value-type="float" office:value="128154348544" calcext:value-type="float">
            <text:p>128154348544</text:p>
          </table:table-cell>
          <table:table-cell office:value-type="float" office:value="59.74" calcext:value-type="float">
            <text:p>59.74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159493787136" calcext:value-type="float">
            <text:p>159493787136</text:p>
          </table:table-cell>
          <table:table-cell office:value-type="float" office:value="59838197760" calcext:value-type="float">
            <text:p>59838197760</text:p>
          </table:table-cell>
          <table:table-cell office:value-type="float" office:value="99.66" calcext:value-type="float">
            <text:p>99.66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float" office:value="6193847296" calcext:value-type="float">
            <text:p>6193847296</text:p>
          </table:table-cell>
          <table:table-cell office:value-type="float" office:value="137198175232" calcext:value-type="float">
            <text:p>137198175232</text:p>
          </table:table-cell>
          <table:table-cell office:value-type="float" office:value="131" calcext:value-type="float">
            <text:p>131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101746005504" calcext:value-type="float">
            <text:p>101746005504</text:p>
          </table:table-cell>
          <table:table-cell office:value-type="float" office:value="119273619456" calcext:value-type="float">
            <text:p>119273619456</text:p>
          </table:table-cell>
          <table:table-cell office:value-type="float" office:value="17.53" calcext:value-type="float">
            <text:p>17.53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57203425792" calcext:value-type="float">
            <text:p>157203425792</text:p>
          </table:table-cell>
          <table:table-cell office:value-type="float" office:value="27062021632" calcext:value-type="float">
            <text:p>27062021632</text:p>
          </table:table-cell>
          <table:table-cell office:value-type="float" office:value="130.14" calcext:value-type="float">
            <text:p>130.14</text:p>
          </table:table-cell>
          <table:table-cell office:value-type="float" office:value="23.26" calcext:value-type="float">
            <text:p>23.26</text:p>
          </table:table-cell>
        </table:table-row>
        <table:table-row table:style-name="ro1">
          <table:table-cell office:value-type="float" office:value="78866573824" calcext:value-type="float">
            <text:p>78866573824</text:p>
          </table:table-cell>
          <table:table-cell office:value-type="float" office:value="20512518656" calcext:value-type="float">
            <text:p>20512518656</text:p>
          </table:table-cell>
          <table:table-cell office:value-type="float" office:value="58.35" calcext:value-type="float">
            <text:p>58.35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4892690432" calcext:value-type="float">
            <text:p>4892690432</text:p>
          </table:table-cell>
          <table:table-cell office:value-type="float" office:value="131131588608" calcext:value-type="float">
            <text:p>131131588608</text:p>
          </table:table-cell>
          <table:table-cell office:value-type="float" office:value="126.24" calcext:value-type="float">
            <text:p>126.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890211328" calcext:value-type="float">
            <text:p>85890211328</text:p>
          </table:table-cell>
          <table:table-cell office:value-type="float" office:value="112192185344" calcext:value-type="float">
            <text:p>112192185344</text:p>
          </table:table-cell>
          <table:table-cell office:value-type="float" office:value="26.3" calcext:value-type="float">
            <text:p>26.3</text:p>
          </table:table-cell>
          <table:table-cell office:value-type="float" office:value="17.32" calcext:value-type="float">
            <text:p>17.32</text:p>
          </table:table-cell>
        </table:table-row>
        <table:table-row table:style-name="ro1">
          <table:table-cell office:value-type="float" office:value="73837248512" calcext:value-type="float">
            <text:p>73837248512</text:p>
          </table:table-cell>
          <table:table-cell office:value-type="float" office:value="41778125312" calcext:value-type="float">
            <text:p>41778125312</text:p>
          </table:table-cell>
          <table:table-cell office:value-type="float" office:value="32.06" calcext:value-type="float">
            <text:p>32.06</text:p>
          </table:table-cell>
          <table:table-cell office:value-type="float" office:value="16.64" calcext:value-type="float">
            <text:p>16.64</text:p>
          </table:table-cell>
        </table:table-row>
        <table:table-row table:style-name="ro1">
          <table:table-cell office:value-type="float" office:value="78552255488" calcext:value-type="float">
            <text:p>78552255488</text:p>
          </table:table-cell>
          <table:table-cell office:value-type="float" office:value="86862499328" calcext:value-type="float">
            <text:p>86862499328</text:p>
          </table:table-cell>
          <table:table-cell office:value-type="float" office:value="8.31" calcext:value-type="float">
            <text:p>8.31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57979390976" calcext:value-type="float">
            <text:p>57979390976</text:p>
          </table:table-cell>
          <table:table-cell office:value-type="float" office:value="22548487680" calcext:value-type="float">
            <text:p>22548487680</text:p>
          </table:table-cell>
          <table:table-cell office:value-type="float" office:value="35.43" calcext:value-type="float">
            <text:p>35.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36474624" calcext:value-type="float">
            <text:p>11736474624</text:p>
          </table:table-cell>
          <table:table-cell office:value-type="float" office:value="146549512704" calcext:value-type="float">
            <text:p>146549512704</text:p>
          </table:table-cell>
          <table:table-cell office:value-type="float" office:value="134.81" calcext:value-type="float">
            <text:p>134.81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float" office:value="62138838528" calcext:value-type="float">
            <text:p>62138838528</text:p>
          </table:table-cell>
          <table:table-cell office:value-type="float" office:value="42745665536" calcext:value-type="float">
            <text:p>42745665536</text:p>
          </table:table-cell>
          <table:table-cell office:value-type="float" office:value="19.39" calcext:value-type="float">
            <text:p>19.39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6626841088" calcext:value-type="float">
            <text:p>6626841088</text:p>
          </table:table-cell>
          <table:table-cell office:value-type="float" office:value="145085688832" calcext:value-type="float">
            <text:p>145085688832</text:p>
          </table:table-cell>
          <table:table-cell office:value-type="float" office:value="138.46" calcext:value-type="float">
            <text:p>138.46</text:p>
          </table:table-cell>
          <table:table-cell office:value-type="float" office:value="30.46" calcext:value-type="float">
            <text:p>30.46</text:p>
          </table:table-cell>
        </table:table-row>
        <table:table-row table:style-name="ro1">
          <table:table-cell office:value-type="float" office:value="67896058368" calcext:value-type="float">
            <text:p>67896058368</text:p>
          </table:table-cell>
          <table:table-cell office:value-type="float" office:value="134820063744" calcext:value-type="float">
            <text:p>134820063744</text:p>
          </table:table-cell>
          <table:table-cell office:value-type="float" office:value="66.92" calcext:value-type="float">
            <text:p>66.92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106915390976" calcext:value-type="float">
            <text:p>106915390976</text:p>
          </table:table-cell>
          <table:table-cell office:value-type="float" office:value="82311712768" calcext:value-type="float">
            <text:p>82311712768</text:p>
          </table:table-cell>
          <table:table-cell office:value-type="float" office:value="24.6" calcext:value-type="float">
            <text:p>24.6</text:p>
          </table:table-cell>
          <table:table-cell office:value-type="float" office:value="16.69" calcext:value-type="float">
            <text:p>16.69</text:p>
          </table:table-cell>
        </table:table-row>
        <table:table-row table:style-name="ro1">
          <table:table-cell office:value-type="float" office:value="154565831168" calcext:value-type="float">
            <text:p>154565831168</text:p>
          </table:table-cell>
          <table:table-cell office:value-type="float" office:value="46156438016" calcext:value-type="float">
            <text:p>46156438016</text:p>
          </table:table-cell>
          <table:table-cell office:value-type="float" office:value="108.41" calcext:value-type="float">
            <text:p>108.41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37071905280" calcext:value-type="float">
            <text:p>37071905280</text:p>
          </table:table-cell>
          <table:table-cell office:value-type="float" office:value="121207706112" calcext:value-type="float">
            <text:p>121207706112</text:p>
          </table:table-cell>
          <table:table-cell office:value-type="float" office:value="84.14" calcext:value-type="float">
            <text:p>84.14</text:p>
          </table:table-cell>
          <table:table-cell office:value-type="float" office:value="20.09" calcext:value-type="float">
            <text:p>20.09</text:p>
          </table:table-cell>
        </table:table-row>
        <table:table-row table:style-name="ro1">
          <table:table-cell office:value-type="float" office:value="124083649024" calcext:value-type="float">
            <text:p>124083649024</text:p>
          </table:table-cell>
          <table:table-cell office:value-type="float" office:value="116951058432" calcext:value-type="float">
            <text:p>116951058432</text:p>
          </table:table-cell>
          <table:table-cell office:value-type="float" office:value="7.13" calcext:value-type="float">
            <text:p>7.13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float" office:value="152475510784" calcext:value-type="float">
            <text:p>152475510784</text:p>
          </table:table-cell>
          <table:table-cell office:value-type="float" office:value="5167325696" calcext:value-type="float">
            <text:p>5167325696</text:p>
          </table:table-cell>
          <table:table-cell office:value-type="float" office:value="147.31" calcext:value-type="float">
            <text:p>147.31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float" office:value="66153447936" calcext:value-type="float">
            <text:p>66153447936</text:p>
          </table:table-cell>
          <table:table-cell office:value-type="float" office:value="21759208448" calcext:value-type="float">
            <text:p>21759208448</text:p>
          </table:table-cell>
          <table:table-cell office:value-type="float" office:value="44.39" calcext:value-type="float">
            <text:p>44.39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83700946944" calcext:value-type="float">
            <text:p>83700946944</text:p>
          </table:table-cell>
          <table:table-cell office:value-type="float" office:value="46997329408" calcext:value-type="float">
            <text:p>46997329408</text:p>
          </table:table-cell>
          <table:table-cell office:value-type="float" office:value="36.7" calcext:value-type="float">
            <text:p>36.7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74113230336" calcext:value-type="float">
            <text:p>74113230336</text:p>
          </table:table-cell>
          <table:table-cell office:value-type="float" office:value="69051707904" calcext:value-type="float">
            <text:p>69051707904</text:p>
          </table:table-cell>
          <table:table-cell office:value-type="float" office:value="5.06" calcext:value-type="float">
            <text:p>5.06</text:p>
          </table:table-cell>
          <table:table-cell office:value-type="float" office:value="17.27" calcext:value-type="float">
            <text:p>17.27</text:p>
          </table:table-cell>
        </table:table-row>
        <table:table-row table:style-name="ro1">
          <table:table-cell office:value-type="float" office:value="34253617664" calcext:value-type="float">
            <text:p>34253617664</text:p>
          </table:table-cell>
          <table:table-cell office:value-type="float" office:value="144576007680" calcext:value-type="float">
            <text:p>144576007680</text:p>
          </table:table-cell>
          <table:table-cell office:value-type="float" office:value="110.32" calcext:value-type="float">
            <text:p>110.32</text:p>
          </table:table-cell>
          <table:table-cell office:value-type="float" office:value="29.69" calcext:value-type="float">
            <text:p>29.69</text:p>
          </table:table-cell>
        </table:table-row>
        <table:table-row table:style-name="ro1">
          <table:table-cell office:value-type="float" office:value="1628126208" calcext:value-type="float">
            <text:p>1628126208</text:p>
          </table:table-cell>
          <table:table-cell office:value-type="float" office:value="107617049088" calcext:value-type="float">
            <text:p>107617049088</text:p>
          </table:table-cell>
          <table:table-cell office:value-type="float" office:value="105.99" calcext:value-type="float">
            <text:p>105.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31776256" calcext:value-type="float">
            <text:p>19631776256</text:p>
          </table:table-cell>
          <table:table-cell office:value-type="float" office:value="44614419456" calcext:value-type="float">
            <text:p>44614419456</text:p>
          </table:table-cell>
          <table:table-cell office:value-type="float" office:value="24.98" calcext:value-type="float">
            <text:p>24.98</text:p>
          </table:table-cell>
          <table:table-cell office:value-type="float" office:value="19.49" calcext:value-type="float">
            <text:p>19.49</text:p>
          </table:table-cell>
        </table:table-row>
        <table:table-row table:style-name="ro1">
          <table:table-cell office:value-type="float" office:value="57118588928" calcext:value-type="float">
            <text:p>57118588928</text:p>
          </table:table-cell>
          <table:table-cell office:value-type="float" office:value="151247785472" calcext:value-type="float">
            <text:p>151247785472</text:p>
          </table:table-cell>
          <table:table-cell office:value-type="float" office:value="94.13" calcext:value-type="float">
            <text:p>94.13</text:p>
          </table:table-cell>
          <table:table-cell office:value-type="float" office:value="29.25" calcext:value-type="float">
            <text:p>29.25</text:p>
          </table:table-cell>
        </table:table-row>
        <table:table-row table:style-name="ro1">
          <table:table-cell office:value-type="float" office:value="55186254848" calcext:value-type="float">
            <text:p>55186254848</text:p>
          </table:table-cell>
          <table:table-cell office:value-type="float" office:value="50288191488" calcext:value-type="float">
            <text:p>50288191488</text:p>
          </table:table-cell>
          <table:table-cell office:value-type="float" office:value="4.9" calcext:value-type="float">
            <text:p>4.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6395185152" calcext:value-type="float">
            <text:p>6395185152</text:p>
          </table:table-cell>
          <table:table-cell office:value-type="float" office:value="159883911680" calcext:value-type="float">
            <text:p>159883911680</text:p>
          </table:table-cell>
          <table:table-cell office:value-type="float" office:value="153.49" calcext:value-type="float">
            <text:p>153.49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111834729472" calcext:value-type="float">
            <text:p>111834729472</text:p>
          </table:table-cell>
          <table:table-cell office:value-type="float" office:value="22988353024" calcext:value-type="float">
            <text:p>22988353024</text:p>
          </table:table-cell>
          <table:table-cell office:value-type="float" office:value="88.85" calcext:value-type="float">
            <text:p>88.85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float" office:value="142634567168" calcext:value-type="float">
            <text:p>142634567168</text:p>
          </table:table-cell>
          <table:table-cell office:value-type="float" office:value="2686679552" calcext:value-type="float">
            <text:p>2686679552</text:p>
          </table:table-cell>
          <table:table-cell office:value-type="float" office:value="139.95" calcext:value-type="float">
            <text:p>139.9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48782107136" calcext:value-type="float">
            <text:p>48782107136</text:p>
          </table:table-cell>
          <table:table-cell office:value-type="float" office:value="65581704192" calcext:value-type="float">
            <text:p>65581704192</text:p>
          </table:table-cell>
          <table:table-cell office:value-type="float" office:value="16.8" calcext:value-type="float">
            <text:p>16.8</text:p>
          </table:table-cell>
          <table:table-cell office:value-type="float" office:value="13.95" calcext:value-type="float">
            <text:p>13.95</text:p>
          </table:table-cell>
        </table:table-row>
        <table:table-row table:style-name="ro1">
          <table:table-cell office:value-type="float" office:value="22955783680" calcext:value-type="float">
            <text:p>22955783680</text:p>
          </table:table-cell>
          <table:table-cell office:value-type="float" office:value="149454196736" calcext:value-type="float">
            <text:p>149454196736</text:p>
          </table:table-cell>
          <table:table-cell office:value-type="float" office:value="126.5" calcext:value-type="float">
            <text:p>126.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110064437760" calcext:value-type="float">
            <text:p>110064437760</text:p>
          </table:table-cell>
          <table:table-cell office:value-type="float" office:value="9042045440" calcext:value-type="float">
            <text:p>9042045440</text:p>
          </table:table-cell>
          <table:table-cell office:value-type="float" office:value="101.02" calcext:value-type="float">
            <text:p>101.02</text:p>
          </table:table-cell>
          <table:table-cell office:value-type="float" office:value="19.07" calcext:value-type="float">
            <text:p>19.07</text:p>
          </table:table-cell>
        </table:table-row>
        <table:table-row table:style-name="ro1">
          <table:table-cell office:value-type="float" office:value="37772268544" calcext:value-type="float">
            <text:p>37772268544</text:p>
          </table:table-cell>
          <table:table-cell office:value-type="float" office:value="71497467392" calcext:value-type="float">
            <text:p>71497467392</text:p>
          </table:table-cell>
          <table:table-cell office:value-type="float" office:value="33.73" calcext:value-type="float">
            <text:p>33.73</text:p>
          </table:table-cell>
          <table:table-cell office:value-type="float" office:value="21.74" calcext:value-type="float">
            <text:p>21.74</text:p>
          </table:table-cell>
        </table:table-row>
        <table:table-row table:style-name="ro1">
          <table:table-cell office:value-type="float" office:value="21019719680" calcext:value-type="float">
            <text:p>21019719680</text:p>
          </table:table-cell>
          <table:table-cell office:value-type="float" office:value="145615689728" calcext:value-type="float">
            <text:p>145615689728</text:p>
          </table:table-cell>
          <table:table-cell office:value-type="float" office:value="124.6" calcext:value-type="float">
            <text:p>124.6</text:p>
          </table:table-cell>
          <table:table-cell office:value-type="float" office:value="22.18" calcext:value-type="float">
            <text:p>22.18</text:p>
          </table:table-cell>
        </table:table-row>
        <table:table-row table:style-name="ro1">
          <table:table-cell office:value-type="float" office:value="101276562432" calcext:value-type="float">
            <text:p>101276562432</text:p>
          </table:table-cell>
          <table:table-cell office:value-type="float" office:value="32771006464" calcext:value-type="float">
            <text:p>32771006464</text:p>
          </table:table-cell>
          <table:table-cell office:value-type="float" office:value="68.51" calcext:value-type="float">
            <text:p>68.5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140629624832" calcext:value-type="float">
            <text:p>140629624832</text:p>
          </table:table-cell>
          <table:table-cell office:value-type="float" office:value="88902493696" calcext:value-type="float">
            <text:p>88902493696</text:p>
          </table:table-cell>
          <table:table-cell office:value-type="float" office:value="51.73" calcext:value-type="float">
            <text:p>51.73</text:p>
          </table:table-cell>
          <table:table-cell office:value-type="float" office:value="20.71" calcext:value-type="float">
            <text:p>20.71</text:p>
          </table:table-cell>
        </table:table-row>
        <table:table-row table:style-name="ro1">
          <table:table-cell office:value-type="float" office:value="56147113472" calcext:value-type="float">
            <text:p>56147113472</text:p>
          </table:table-cell>
          <table:table-cell office:value-type="float" office:value="137557183488" calcext:value-type="float">
            <text:p>137557183488</text:p>
          </table:table-cell>
          <table:table-cell office:value-type="float" office:value="81.41" calcext:value-type="float">
            <text:p>81.41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office:value-type="float" office:value="116699077120" calcext:value-type="float">
            <text:p>116699077120</text:p>
          </table:table-cell>
          <table:table-cell office:value-type="float" office:value="26226893824" calcext:value-type="float">
            <text:p>26226893824</text:p>
          </table:table-cell>
          <table:table-cell office:value-type="float" office:value="90.47" calcext:value-type="float">
            <text:p>90.47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14757258240" calcext:value-type="float">
            <text:p>14757258240</text:p>
          </table:table-cell>
          <table:table-cell office:value-type="float" office:value="67813088256" calcext:value-type="float">
            <text:p>67813088256</text:p>
          </table:table-cell>
          <table:table-cell office:value-type="float" office:value="53.06" calcext:value-type="float">
            <text:p>53.06</text:p>
          </table:table-cell>
          <table:table-cell office:value-type="float" office:value="21.88" calcext:value-type="float">
            <text:p>21.88</text:p>
          </table:table-cell>
        </table:table-row>
        <table:table-row table:style-name="ro1">
          <table:table-cell office:value-type="float" office:value="123328103424" calcext:value-type="float">
            <text:p>123328103424</text:p>
          </table:table-cell>
          <table:table-cell office:value-type="float" office:value="37720641024" calcext:value-type="float">
            <text:p>37720641024</text:p>
          </table:table-cell>
          <table:table-cell office:value-type="float" office:value="85.61" calcext:value-type="float">
            <text:p>85.6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float" office:value="6719052800" calcext:value-type="float">
            <text:p>6719052800</text:p>
          </table:table-cell>
          <table:table-cell office:value-type="float" office:value="146844622336" calcext:value-type="float">
            <text:p>146844622336</text:p>
          </table:table-cell>
          <table:table-cell office:value-type="float" office:value="140.13" calcext:value-type="float">
            <text:p>140.1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22350088192" calcext:value-type="float">
            <text:p>22350088192</text:p>
          </table:table-cell>
          <table:table-cell office:value-type="float" office:value="73148263936" calcext:value-type="float">
            <text:p>73148263936</text:p>
          </table:table-cell>
          <table:table-cell office:value-type="float" office:value="50.8" calcext:value-type="float">
            <text:p>50.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45840765440" calcext:value-type="float">
            <text:p>145840765440</text:p>
          </table:table-cell>
          <table:table-cell office:value-type="float" office:value="3603776512" calcext:value-type="float">
            <text:p>3603776512</text:p>
          </table:table-cell>
          <table:table-cell office:value-type="float" office:value="142.24" calcext:value-type="float">
            <text:p>142.24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float" office:value="157703915008" calcext:value-type="float">
            <text:p>157703915008</text:p>
          </table:table-cell>
          <table:table-cell office:value-type="float" office:value="14453372928" calcext:value-type="float">
            <text:p>14453372928</text:p>
          </table:table-cell>
          <table:table-cell office:value-type="float" office:value="143.25" calcext:value-type="float">
            <text:p>143.25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float" office:value="15446072832" calcext:value-type="float">
            <text:p>15446072832</text:p>
          </table:table-cell>
          <table:table-cell office:value-type="float" office:value="145851534848" calcext:value-type="float">
            <text:p>145851534848</text:p>
          </table:table-cell>
          <table:table-cell office:value-type="float" office:value="130.41" calcext:value-type="float">
            <text:p>130.41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29431151616" calcext:value-type="float">
            <text:p>29431151616</text:p>
          </table:table-cell>
          <table:table-cell office:value-type="float" office:value="64649306112" calcext:value-type="float">
            <text:p>64649306112</text:p>
          </table:table-cell>
          <table:table-cell office:value-type="float" office:value="35.22" calcext:value-type="float">
            <text:p>35.22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39497905152" calcext:value-type="float">
            <text:p>39497905152</text:p>
          </table:table-cell>
          <table:table-cell office:value-type="float" office:value="135724183552" calcext:value-type="float">
            <text:p>135724183552</text:p>
          </table:table-cell>
          <table:table-cell office:value-type="float" office:value="96.23" calcext:value-type="float">
            <text:p>96.23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float" office:value="63680886784" calcext:value-type="float">
            <text:p>63680886784</text:p>
          </table:table-cell>
          <table:table-cell office:value-type="float" office:value="41770145280" calcext:value-type="float">
            <text:p>41770145280</text:p>
          </table:table-cell>
          <table:table-cell office:value-type="float" office:value="21.91" calcext:value-type="float">
            <text:p>21.91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float" office:value="93372079104" calcext:value-type="float">
            <text:p>93372079104</text:p>
          </table:table-cell>
          <table:table-cell office:value-type="float" office:value="29622379520" calcext:value-type="float">
            <text:p>29622379520</text:p>
          </table:table-cell>
          <table:table-cell office:value-type="float" office:value="63.75" calcext:value-type="float">
            <text:p>63.75</text:p>
          </table:table-cell>
          <table:table-cell office:value-type="float" office:value="23.43" calcext:value-type="float">
            <text:p>23.43</text:p>
          </table:table-cell>
        </table:table-row>
        <table:table-row table:style-name="ro1">
          <table:table-cell office:value-type="float" office:value="3460549632" calcext:value-type="float">
            <text:p>3460549632</text:p>
          </table:table-cell>
          <table:table-cell office:value-type="float" office:value="127226519040" calcext:value-type="float">
            <text:p>127226519040</text:p>
          </table:table-cell>
          <table:table-cell office:value-type="float" office:value="123.77" calcext:value-type="float">
            <text:p>123.77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float" office:value="98583837184" calcext:value-type="float">
            <text:p>98583837184</text:p>
          </table:table-cell>
          <table:table-cell office:value-type="float" office:value="26947523584" calcext:value-type="float">
            <text:p>26947523584</text:p>
          </table:table-cell>
          <table:table-cell office:value-type="float" office:value="71.64" calcext:value-type="float">
            <text:p>71.64</text:p>
          </table:table-cell>
          <table:table-cell office:value-type="float" office:value="22.83" calcext:value-type="float">
            <text:p>22.83</text:p>
          </table:table-cell>
        </table:table-row>
        <table:table-row table:style-name="ro1">
          <table:table-cell office:value-type="float" office:value="14845806592" calcext:value-type="float">
            <text:p>14845806592</text:p>
          </table:table-cell>
          <table:table-cell office:value-type="float" office:value="98569013760" calcext:value-type="float">
            <text:p>98569013760</text:p>
          </table:table-cell>
          <table:table-cell office:value-type="float" office:value="83.72" calcext:value-type="float">
            <text:p>83.72</text:p>
          </table:table-cell>
          <table:table-cell office:value-type="float" office:value="23.51" calcext:value-type="float">
            <text:p>23.51</text:p>
          </table:table-cell>
        </table:table-row>
        <table:table-row table:style-name="ro1">
          <table:table-cell office:value-type="float" office:value="20514914816" calcext:value-type="float">
            <text:p>20514914816</text:p>
          </table:table-cell>
          <table:table-cell office:value-type="float" office:value="14541859328" calcext:value-type="float">
            <text:p>14541859328</text:p>
          </table:table-cell>
          <table:table-cell office:value-type="float" office:value="5.97" calcext:value-type="float">
            <text:p>5.97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float" office:value="6196901888" calcext:value-type="float">
            <text:p>6196901888</text:p>
          </table:table-cell>
          <table:table-cell office:value-type="float" office:value="67633628672" calcext:value-type="float">
            <text:p>67633628672</text:p>
          </table:table-cell>
          <table:table-cell office:value-type="float" office:value="61.44" calcext:value-type="float">
            <text:p>61.44</text:p>
          </table:table-cell>
          <table:table-cell office:value-type="float" office:value="19.39" calcext:value-type="float">
            <text:p>19.39</text:p>
          </table:table-cell>
        </table:table-row>
        <table:table-row table:style-name="ro1">
          <table:table-cell office:value-type="float" office:value="8551175168" calcext:value-type="float">
            <text:p>8551175168</text:p>
          </table:table-cell>
          <table:table-cell office:value-type="float" office:value="127745992704" calcext:value-type="float">
            <text:p>127745992704</text:p>
          </table:table-cell>
          <table:table-cell office:value-type="float" office:value="119.19" calcext:value-type="float">
            <text:p>119.19</text:p>
          </table:table-cell>
          <table:table-cell office:value-type="float" office:value="18.44" calcext:value-type="float">
            <text:p>18.44</text:p>
          </table:table-cell>
        </table:table-row>
        <table:table-row table:style-name="ro1">
          <table:table-cell office:value-type="float" office:value="120575881216" calcext:value-type="float">
            <text:p>120575881216</text:p>
          </table:table-cell>
          <table:table-cell office:value-type="float" office:value="4685403648" calcext:value-type="float">
            <text:p>4685403648</text:p>
          </table:table-cell>
          <table:table-cell office:value-type="float" office:value="115.89" calcext:value-type="float">
            <text:p>115.89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47634596864" calcext:value-type="float">
            <text:p>47634596864</text:p>
          </table:table-cell>
          <table:table-cell office:value-type="float" office:value="28923645952" calcext:value-type="float">
            <text:p>28923645952</text:p>
          </table:table-cell>
          <table:table-cell office:value-type="float" office:value="18.71" calcext:value-type="float">
            <text:p>18.71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float" office:value="148180818944" calcext:value-type="float">
            <text:p>148180818944</text:p>
          </table:table-cell>
          <table:table-cell office:value-type="float" office:value="37378375680" calcext:value-type="float">
            <text:p>37378375680</text:p>
          </table:table-cell>
          <table:table-cell office:value-type="float" office:value="110.8" calcext:value-type="float">
            <text:p>110.8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1">
          <table:table-cell office:value-type="float" office:value="85409420800" calcext:value-type="float">
            <text:p>85409420800</text:p>
          </table:table-cell>
          <table:table-cell office:value-type="float" office:value="39309895168" calcext:value-type="float">
            <text:p>39309895168</text:p>
          </table:table-cell>
          <table:table-cell office:value-type="float" office:value="46.1" calcext:value-type="float">
            <text:p>46.1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5054240256" calcext:value-type="float">
            <text:p>25054240256</text:p>
          </table:table-cell>
          <table:table-cell office:value-type="float" office:value="46686525440" calcext:value-type="float">
            <text:p>46686525440</text:p>
          </table:table-cell>
          <table:table-cell office:value-type="float" office:value="21.63" calcext:value-type="float">
            <text:p>21.63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37730240000" calcext:value-type="float">
            <text:p>37730240000</text:p>
          </table:table-cell>
          <table:table-cell office:value-type="float" office:value="150385618432" calcext:value-type="float">
            <text:p>150385618432</text:p>
          </table:table-cell>
          <table:table-cell office:value-type="float" office:value="112.66" calcext:value-type="float">
            <text:p>112.66</text:p>
          </table:table-cell>
          <table:table-cell office:value-type="float" office:value="24.17" calcext:value-type="float">
            <text:p>24.17</text:p>
          </table:table-cell>
        </table:table-row>
        <table:table-row table:style-name="ro1">
          <table:table-cell office:value-type="float" office:value="22588013056" calcext:value-type="float">
            <text:p>22588013056</text:p>
          </table:table-cell>
          <table:table-cell office:value-type="float" office:value="93327450624" calcext:value-type="float">
            <text:p>93327450624</text:p>
          </table:table-cell>
          <table:table-cell office:value-type="float" office:value="70.74" calcext:value-type="float">
            <text:p>70.74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1">
          <table:table-cell office:value-type="float" office:value="77305021440" calcext:value-type="float">
            <text:p>77305021440</text:p>
          </table:table-cell>
          <table:table-cell office:value-type="float" office:value="140903571968" calcext:value-type="float">
            <text:p>140903571968</text:p>
          </table:table-cell>
          <table:table-cell office:value-type="float" office:value="63.6" calcext:value-type="float">
            <text:p>63.6</text:p>
          </table:table-cell>
          <table:table-cell office:value-type="float" office:value="18.24" calcext:value-type="float">
            <text:p>18.24</text:p>
          </table:table-cell>
        </table:table-row>
        <table:table-row table:style-name="ro1">
          <table:table-cell office:value-type="float" office:value="5465389056" calcext:value-type="float">
            <text:p>5465389056</text:p>
          </table:table-cell>
          <table:table-cell office:value-type="float" office:value="150073082368" calcext:value-type="float">
            <text:p>150073082368</text:p>
          </table:table-cell>
          <table:table-cell office:value-type="float" office:value="144.61" calcext:value-type="float">
            <text:p>144.61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8689179136" calcext:value-type="float">
            <text:p>18689179136</text:p>
          </table:table-cell>
          <table:table-cell office:value-type="float" office:value="94139309056" calcext:value-type="float">
            <text:p>94139309056</text:p>
          </table:table-cell>
          <table:table-cell office:value-type="float" office:value="75.45" calcext:value-type="float">
            <text:p>75.45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24304215040" calcext:value-type="float">
            <text:p>124304215040</text:p>
          </table:table-cell>
          <table:table-cell office:value-type="float" office:value="132040181760" calcext:value-type="float">
            <text:p>132040181760</text:p>
          </table:table-cell>
          <table:table-cell office:value-type="float" office:value="7.74" calcext:value-type="float">
            <text:p>7.74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float" office:value="18950083584" calcext:value-type="float">
            <text:p>18950083584</text:p>
          </table:table-cell>
          <table:table-cell office:value-type="float" office:value="89328787456" calcext:value-type="float">
            <text:p>89328787456</text:p>
          </table:table-cell>
          <table:table-cell office:value-type="float" office:value="70.38" calcext:value-type="float">
            <text:p>70.38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39456358400" calcext:value-type="float">
            <text:p>139456358400</text:p>
          </table:table-cell>
          <table:table-cell office:value-type="float" office:value="13092813824" calcext:value-type="float">
            <text:p>13092813824</text:p>
          </table:table-cell>
          <table:table-cell office:value-type="float" office:value="126.36" calcext:value-type="float">
            <text:p>126.36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129808805888" calcext:value-type="float">
            <text:p>129808805888</text:p>
          </table:table-cell>
          <table:table-cell office:value-type="float" office:value="126734411264" calcext:value-type="float">
            <text:p>126734411264</text:p>
          </table:table-cell>
          <table:table-cell office:value-type="float" office:value="3.07" calcext:value-type="float">
            <text:p>3.07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37943011328" calcext:value-type="float">
            <text:p>37943011328</text:p>
          </table:table-cell>
          <table:table-cell office:value-type="float" office:value="115073133568" calcext:value-type="float">
            <text:p>115073133568</text:p>
          </table:table-cell>
          <table:table-cell office:value-type="float" office:value="77.13" calcext:value-type="float">
            <text:p>77.13</text:p>
          </table:table-cell>
          <table:table-cell office:value-type="float" office:value="14.83" calcext:value-type="float">
            <text:p>14.83</text:p>
          </table:table-cell>
        </table:table-row>
        <table:table-row table:style-name="ro1">
          <table:table-cell office:value-type="float" office:value="69949564928" calcext:value-type="float">
            <text:p>69949564928</text:p>
          </table:table-cell>
          <table:table-cell office:value-type="float" office:value="24270711296" calcext:value-type="float">
            <text:p>24270711296</text:p>
          </table:table-cell>
          <table:table-cell office:value-type="float" office:value="45.68" calcext:value-type="float">
            <text:p>45.68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126865627648" calcext:value-type="float">
            <text:p>126865627648</text:p>
          </table:table-cell>
          <table:table-cell office:value-type="float" office:value="74111308288" calcext:value-type="float">
            <text:p>74111308288</text:p>
          </table:table-cell>
          <table:table-cell office:value-type="float" office:value="52.75" calcext:value-type="float">
            <text:p>52.75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float" office:value="2563210240" calcext:value-type="float">
            <text:p>2563210240</text:p>
          </table:table-cell>
          <table:table-cell office:value-type="float" office:value="27840585216" calcext:value-type="float">
            <text:p>27840585216</text:p>
          </table:table-cell>
          <table:table-cell office:value-type="float" office:value="25.28" calcext:value-type="float">
            <text:p>25.28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140618057216" calcext:value-type="float">
            <text:p>140618057216</text:p>
          </table:table-cell>
          <table:table-cell office:value-type="float" office:value="40745248768" calcext:value-type="float">
            <text:p>40745248768</text:p>
          </table:table-cell>
          <table:table-cell office:value-type="float" office:value="99.87" calcext:value-type="float">
            <text:p>99.87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float" office:value="81938726912" calcext:value-type="float">
            <text:p>81938726912</text:p>
          </table:table-cell>
          <table:table-cell office:value-type="float" office:value="132697012736" calcext:value-type="float">
            <text:p>132697012736</text:p>
          </table:table-cell>
          <table:table-cell office:value-type="float" office:value="50.76" calcext:value-type="float">
            <text:p>50.76</text:p>
          </table:table-cell>
          <table:table-cell office:value-type="float" office:value="16.24" calcext:value-type="float">
            <text:p>16.24</text:p>
          </table:table-cell>
        </table:table-row>
        <table:table-row table:style-name="ro1">
          <table:table-cell office:value-type="float" office:value="6408545280" calcext:value-type="float">
            <text:p>6408545280</text:p>
          </table:table-cell>
          <table:table-cell office:value-type="float" office:value="138928432128" calcext:value-type="float">
            <text:p>138928432128</text:p>
          </table:table-cell>
          <table:table-cell office:value-type="float" office:value="132.52" calcext:value-type="float">
            <text:p>132.52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float" office:value="95016555008" calcext:value-type="float">
            <text:p>95016555008</text:p>
          </table:table-cell>
          <table:table-cell office:value-type="float" office:value="19183441408" calcext:value-type="float">
            <text:p>19183441408</text:p>
          </table:table-cell>
          <table:table-cell office:value-type="float" office:value="75.83" calcext:value-type="float">
            <text:p>75.83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float" office:value="50627642880" calcext:value-type="float">
            <text:p>50627642880</text:p>
          </table:table-cell>
          <table:table-cell office:value-type="float" office:value="21088306688" calcext:value-type="float">
            <text:p>21088306688</text:p>
          </table:table-cell>
          <table:table-cell office:value-type="float" office:value="29.54" calcext:value-type="float">
            <text:p>29.54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1">
          <table:table-cell office:value-type="float" office:value="106533463552" calcext:value-type="float">
            <text:p>106533463552</text:p>
          </table:table-cell>
          <table:table-cell office:value-type="float" office:value="157489958400" calcext:value-type="float">
            <text:p>157489958400</text:p>
          </table:table-cell>
          <table:table-cell office:value-type="float" office:value="50.96" calcext:value-type="float">
            <text:p>50.96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21501535744" calcext:value-type="float">
            <text:p>21501535744</text:p>
          </table:table-cell>
          <table:table-cell office:value-type="float" office:value="78564747776" calcext:value-type="float">
            <text:p>78564747776</text:p>
          </table:table-cell>
          <table:table-cell office:value-type="float" office:value="57.06" calcext:value-type="float">
            <text:p>57.0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53485683712" calcext:value-type="float">
            <text:p>53485683712</text:p>
          </table:table-cell>
          <table:table-cell office:value-type="float" office:value="91779915264" calcext:value-type="float">
            <text:p>91779915264</text:p>
          </table:table-cell>
          <table:table-cell office:value-type="float" office:value="38.29" calcext:value-type="float">
            <text:p>38.29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float" office:value="158335460864" calcext:value-type="float">
            <text:p>158335460864</text:p>
          </table:table-cell>
          <table:table-cell office:value-type="float" office:value="1167241216" calcext:value-type="float">
            <text:p>1167241216</text:p>
          </table:table-cell>
          <table:table-cell office:value-type="float" office:value="157.17" calcext:value-type="float">
            <text:p>157.17</text:p>
          </table:table-cell>
          <table:table-cell office:value-type="float" office:value="21.18" calcext:value-type="float">
            <text:p>21.18</text:p>
          </table:table-cell>
        </table:table-row>
        <table:table-row table:style-name="ro1">
          <table:table-cell office:value-type="float" office:value="146739267072" calcext:value-type="float">
            <text:p>146739267072</text:p>
          </table:table-cell>
          <table:table-cell office:value-type="float" office:value="124067504640" calcext:value-type="float">
            <text:p>124067504640</text:p>
          </table:table-cell>
          <table:table-cell office:value-type="float" office:value="22.67" calcext:value-type="float">
            <text:p>22.67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float" office:value="739019264" calcext:value-type="float">
            <text:p>739019264</text:p>
          </table:table-cell>
          <table:table-cell office:value-type="float" office:value="65464525312" calcext:value-type="float">
            <text:p>65464525312</text:p>
          </table:table-cell>
          <table:table-cell office:value-type="float" office:value="64.73" calcext:value-type="float">
            <text:p>64.73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float" office:value="43523209728" calcext:value-type="float">
            <text:p>43523209728</text:p>
          </table:table-cell>
          <table:table-cell office:value-type="float" office:value="119477953536" calcext:value-type="float">
            <text:p>119477953536</text:p>
          </table:table-cell>
          <table:table-cell office:value-type="float" office:value="75.95" calcext:value-type="float">
            <text:p>75.95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float" office:value="151252020736" calcext:value-type="float">
            <text:p>151252020736</text:p>
          </table:table-cell>
          <table:table-cell office:value-type="float" office:value="45714537472" calcext:value-type="float">
            <text:p>45714537472</text:p>
          </table:table-cell>
          <table:table-cell office:value-type="float" office:value="105.54" calcext:value-type="float">
            <text:p>105.54</text:p>
          </table:table-cell>
          <table:table-cell office:value-type="float" office:value="19.16" calcext:value-type="float">
            <text:p>19.16</text:p>
          </table:table-cell>
        </table:table-row>
        <table:table-row table:style-name="ro1">
          <table:table-cell office:value-type="float" office:value="141267482112" calcext:value-type="float">
            <text:p>141267482112</text:p>
          </table:table-cell>
          <table:table-cell office:value-type="float" office:value="138895496704" calcext:value-type="float">
            <text:p>138895496704</text:p>
          </table:table-cell>
          <table:table-cell office:value-type="float" office:value="2.37" calcext:value-type="float">
            <text:p>2.37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32392629760" calcext:value-type="float">
            <text:p>32392629760</text:p>
          </table:table-cell>
          <table:table-cell office:value-type="float" office:value="159228664320" calcext:value-type="float">
            <text:p>159228664320</text:p>
          </table:table-cell>
          <table:table-cell office:value-type="float" office:value="126.84" calcext:value-type="float">
            <text:p>126.84</text:p>
          </table:table-cell>
          <table:table-cell office:value-type="float" office:value="21.05" calcext:value-type="float">
            <text:p>21.05</text:p>
          </table:table-cell>
        </table:table-row>
        <table:table-row table:style-name="ro1">
          <table:table-cell office:value-type="float" office:value="14999318528" calcext:value-type="float">
            <text:p>14999318528</text:p>
          </table:table-cell>
          <table:table-cell office:value-type="float" office:value="82653238272" calcext:value-type="float">
            <text:p>82653238272</text:p>
          </table:table-cell>
          <table:table-cell office:value-type="float" office:value="67.65" calcext:value-type="float">
            <text:p>67.65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50677084672" calcext:value-type="float">
            <text:p>50677084672</text:p>
          </table:table-cell>
          <table:table-cell office:value-type="float" office:value="18475877376" calcext:value-type="float">
            <text:p>18475877376</text:p>
          </table:table-cell>
          <table:table-cell office:value-type="float" office:value="32.2" calcext:value-type="float">
            <text:p>32.2</text:p>
          </table:table-cell>
          <table:table-cell office:value-type="float" office:value="18.97" calcext:value-type="float">
            <text:p>18.97</text:p>
          </table:table-cell>
        </table:table-row>
        <table:table-row table:style-name="ro1">
          <table:table-cell office:value-type="float" office:value="129826491904" calcext:value-type="float">
            <text:p>129826491904</text:p>
          </table:table-cell>
          <table:table-cell office:value-type="float" office:value="15904848896" calcext:value-type="float">
            <text:p>15904848896</text:p>
          </table:table-cell>
          <table:table-cell office:value-type="float" office:value="113.92" calcext:value-type="float">
            <text:p>113.92</text:p>
          </table:table-cell>
          <table:table-cell office:value-type="float" office:value="25.12" calcext:value-type="float">
            <text:p>25.12</text:p>
          </table:table-cell>
        </table:table-row>
        <table:table-row table:style-name="ro1">
          <table:table-cell office:value-type="float" office:value="125949082624" calcext:value-type="float">
            <text:p>125949082624</text:p>
          </table:table-cell>
          <table:table-cell office:value-type="float" office:value="108296702976" calcext:value-type="float">
            <text:p>108296702976</text:p>
          </table:table-cell>
          <table:table-cell office:value-type="float" office:value="17.65" calcext:value-type="float">
            <text:p>17.65</text:p>
          </table:table-cell>
          <table:table-cell office:value-type="float" office:value="12.16" calcext:value-type="float">
            <text:p>12.16</text:p>
          </table:table-cell>
        </table:table-row>
        <table:table-row table:style-name="ro1">
          <table:table-cell office:value-type="float" office:value="3552843776" calcext:value-type="float">
            <text:p>3552843776</text:p>
          </table:table-cell>
          <table:table-cell office:value-type="float" office:value="155255343616" calcext:value-type="float">
            <text:p>155255343616</text:p>
          </table:table-cell>
          <table:table-cell office:value-type="float" office:value="151.7" calcext:value-type="float">
            <text:p>151.7</text:p>
          </table:table-cell>
          <table:table-cell office:value-type="float" office:value="29.38" calcext:value-type="float">
            <text:p>29.38</text:p>
          </table:table-cell>
        </table:table-row>
        <table:table-row table:style-name="ro1">
          <table:table-cell office:value-type="float" office:value="92108785152" calcext:value-type="float">
            <text:p>92108785152</text:p>
          </table:table-cell>
          <table:table-cell office:value-type="float" office:value="424326656" calcext:value-type="float">
            <text:p>424326656</text:p>
          </table:table-cell>
          <table:table-cell office:value-type="float" office:value="91.68" calcext:value-type="float">
            <text:p>91.68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13433532416" calcext:value-type="float">
            <text:p>13433532416</text:p>
          </table:table-cell>
          <table:table-cell office:value-type="float" office:value="112824894976" calcext:value-type="float">
            <text:p>112824894976</text:p>
          </table:table-cell>
          <table:table-cell office:value-type="float" office:value="99.39" calcext:value-type="float">
            <text:p>99.39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1">
          <table:table-cell office:value-type="float" office:value="103332048896" calcext:value-type="float">
            <text:p>103332048896</text:p>
          </table:table-cell>
          <table:table-cell office:value-type="float" office:value="14781690880" calcext:value-type="float">
            <text:p>14781690880</text:p>
          </table:table-cell>
          <table:table-cell office:value-type="float" office:value="88.55" calcext:value-type="float">
            <text:p>88.55</text:p>
          </table:table-cell>
          <table:table-cell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157149644288" calcext:value-type="float">
            <text:p>157149644288</text:p>
          </table:table-cell>
          <table:table-cell office:value-type="float" office:value="5825978368" calcext:value-type="float">
            <text:p>5825978368</text:p>
          </table:table-cell>
          <table:table-cell office:value-type="float" office:value="151.32" calcext:value-type="float">
            <text:p>151.32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float" office:value="108511325696" calcext:value-type="float">
            <text:p>108511325696</text:p>
          </table:table-cell>
          <table:table-cell office:value-type="float" office:value="113615756800" calcext:value-type="float">
            <text:p>113615756800</text:p>
          </table:table-cell>
          <table:table-cell office:value-type="float" office:value="5.1" calcext:value-type="float">
            <text:p>5.1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127290065920" calcext:value-type="float">
            <text:p>127290065920</text:p>
          </table:table-cell>
          <table:table-cell office:value-type="float" office:value="157419144192" calcext:value-type="float">
            <text:p>157419144192</text:p>
          </table:table-cell>
          <table:table-cell office:value-type="float" office:value="30.13" calcext:value-type="float">
            <text:p>30.13</text:p>
          </table:table-cell>
          <table:table-cell office:value-type="float" office:value="14.36" calcext:value-type="float">
            <text:p>14.36</text:p>
          </table:table-cell>
        </table:table-row>
        <table:table-row table:style-name="ro1">
          <table:table-cell office:value-type="float" office:value="81385574912" calcext:value-type="float">
            <text:p>81385574912</text:p>
          </table:table-cell>
          <table:table-cell office:value-type="float" office:value="113617688576" calcext:value-type="float">
            <text:p>113617688576</text:p>
          </table:table-cell>
          <table:table-cell office:value-type="float" office:value="32.23" calcext:value-type="float">
            <text:p>32.2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46956363264" calcext:value-type="float">
            <text:p>46956363264</text:p>
          </table:table-cell>
          <table:table-cell office:value-type="float" office:value="131965691392" calcext:value-type="float">
            <text:p>131965691392</text:p>
          </table:table-cell>
          <table:table-cell office:value-type="float" office:value="85.01" calcext:value-type="float">
            <text:p>85.01</text:p>
          </table:table-cell>
          <table:table-cell office:value-type="float" office:value="19.91" calcext:value-type="float">
            <text:p>19.91</text:p>
          </table:table-cell>
        </table:table-row>
        <table:table-row table:style-name="ro1">
          <table:table-cell office:value-type="float" office:value="142752090112" calcext:value-type="float">
            <text:p>142752090112</text:p>
          </table:table-cell>
          <table:table-cell office:value-type="float" office:value="34714572800" calcext:value-type="float">
            <text:p>34714572800</text:p>
          </table:table-cell>
          <table:table-cell office:value-type="float" office:value="108.04" calcext:value-type="float">
            <text:p>108.04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8329212928" calcext:value-type="float">
            <text:p>8329212928</text:p>
          </table:table-cell>
          <table:table-cell office:value-type="float" office:value="153686606848" calcext:value-type="float">
            <text:p>153686606848</text:p>
          </table:table-cell>
          <table:table-cell office:value-type="float" office:value="145.36" calcext:value-type="float">
            <text:p>145.36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8058940416" calcext:value-type="float">
            <text:p>48058940416</text:p>
          </table:table-cell>
          <table:table-cell office:value-type="float" office:value="116258342400" calcext:value-type="float">
            <text:p>116258342400</text:p>
          </table:table-cell>
          <table:table-cell office:value-type="float" office:value="68.2" calcext:value-type="float">
            <text:p>68.2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14550391296" calcext:value-type="float">
            <text:p>14550391296</text:p>
          </table:table-cell>
          <table:table-cell office:value-type="float" office:value="152958280192" calcext:value-type="float">
            <text:p>152958280192</text:p>
          </table:table-cell>
          <table:table-cell office:value-type="float" office:value="138.41" calcext:value-type="float">
            <text:p>138.41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float" office:value="33694622208" calcext:value-type="float">
            <text:p>33694622208</text:p>
          </table:table-cell>
          <table:table-cell office:value-type="float" office:value="138282518528" calcext:value-type="float">
            <text:p>138282518528</text:p>
          </table:table-cell>
          <table:table-cell office:value-type="float" office:value="104.59" calcext:value-type="float">
            <text:p>104.59</text:p>
          </table:table-cell>
          <table:table-cell office:value-type="float" office:value="21.38" calcext:value-type="float">
            <text:p>21.38</text:p>
          </table:table-cell>
        </table:table-row>
        <table:table-row table:style-name="ro1">
          <table:table-cell office:value-type="float" office:value="27837603840" calcext:value-type="float">
            <text:p>27837603840</text:p>
          </table:table-cell>
          <table:table-cell office:value-type="float" office:value="154048380928" calcext:value-type="float">
            <text:p>154048380928</text:p>
          </table:table-cell>
          <table:table-cell office:value-type="float" office:value="126.21" calcext:value-type="float">
            <text:p>126.21</text:p>
          </table:table-cell>
          <table:table-cell office:value-type="float" office:value="21.78" calcext:value-type="float">
            <text:p>21.78</text:p>
          </table:table-cell>
        </table:table-row>
        <table:table-row table:style-name="ro1">
          <table:table-cell office:value-type="float" office:value="140115435008" calcext:value-type="float">
            <text:p>140115435008</text:p>
          </table:table-cell>
          <table:table-cell office:value-type="float" office:value="46695687680" calcext:value-type="float">
            <text:p>46695687680</text:p>
          </table:table-cell>
          <table:table-cell office:value-type="float" office:value="93.42" calcext:value-type="float">
            <text:p>93.42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1">
          <table:table-cell office:value-type="float" office:value="96104885760" calcext:value-type="float">
            <text:p>96104885760</text:p>
          </table:table-cell>
          <table:table-cell office:value-type="float" office:value="158866830336" calcext:value-type="float">
            <text:p>158866830336</text:p>
          </table:table-cell>
          <table:table-cell office:value-type="float" office:value="62.76" calcext:value-type="float">
            <text:p>62.76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float" office:value="159844279808" calcext:value-type="float">
            <text:p>159844279808</text:p>
          </table:table-cell>
          <table:table-cell office:value-type="float" office:value="6643723776" calcext:value-type="float">
            <text:p>6643723776</text:p>
          </table:table-cell>
          <table:table-cell office:value-type="float" office:value="153.2" calcext:value-type="float">
            <text:p>153.2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111965920256" calcext:value-type="float">
            <text:p>111965920256</text:p>
          </table:table-cell>
          <table:table-cell office:value-type="float" office:value="43695018496" calcext:value-type="float">
            <text:p>43695018496</text:p>
          </table:table-cell>
          <table:table-cell office:value-type="float" office:value="68.27" calcext:value-type="float">
            <text:p>68.27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float" office:value="136176161792" calcext:value-type="float">
            <text:p>136176161792</text:p>
          </table:table-cell>
          <table:table-cell office:value-type="float" office:value="41648397312" calcext:value-type="float">
            <text:p>41648397312</text:p>
          </table:table-cell>
          <table:table-cell office:value-type="float" office:value="94.53" calcext:value-type="float">
            <text:p>94.53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float" office:value="58424389632" calcext:value-type="float">
            <text:p>58424389632</text:p>
          </table:table-cell>
          <table:table-cell office:value-type="float" office:value="136702904832" calcext:value-type="float">
            <text:p>136702904832</text:p>
          </table:table-cell>
          <table:table-cell office:value-type="float" office:value="78.28" calcext:value-type="float">
            <text:p>78.28</text:p>
          </table:table-cell>
          <table:table-cell office:value-type="float" office:value="26.21" calcext:value-type="float">
            <text:p>26.21</text:p>
          </table:table-cell>
        </table:table-row>
        <table:table-row table:style-name="ro1">
          <table:table-cell office:value-type="float" office:value="64349902336" calcext:value-type="float">
            <text:p>64349902336</text:p>
          </table:table-cell>
          <table:table-cell office:value-type="float" office:value="130824950272" calcext:value-type="float">
            <text:p>130824950272</text:p>
          </table:table-cell>
          <table:table-cell office:value-type="float" office:value="66.48" calcext:value-type="float">
            <text:p>66.48</text:p>
          </table:table-cell>
          <table:table-cell office:value-type="float" office:value="16.12" calcext:value-type="float">
            <text:p>16.12</text:p>
          </table:table-cell>
        </table:table-row>
        <table:table-row table:style-name="ro1">
          <table:table-cell office:value-type="float" office:value="908387328" calcext:value-type="float">
            <text:p>908387328</text:p>
          </table:table-cell>
          <table:table-cell office:value-type="float" office:value="146138942464" calcext:value-type="float">
            <text:p>146138942464</text:p>
          </table:table-cell>
          <table:table-cell office:value-type="float" office:value="145.23" calcext:value-type="float">
            <text:p>145.23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40463607296" calcext:value-type="float">
            <text:p>40463607296</text:p>
          </table:table-cell>
          <table:table-cell office:value-type="float" office:value="1123456000" calcext:value-type="float">
            <text:p>1123456000</text:p>
          </table:table-cell>
          <table:table-cell office:value-type="float" office:value="39.34" calcext:value-type="float">
            <text:p>39.34</text:p>
          </table:table-cell>
          <table:table-cell office:value-type="float" office:value="15.81" calcext:value-type="float">
            <text:p>15.81</text:p>
          </table:table-cell>
        </table:table-row>
        <table:table-row table:style-name="ro1">
          <table:table-cell office:value-type="float" office:value="25705888768" calcext:value-type="float">
            <text:p>25705888768</text:p>
          </table:table-cell>
          <table:table-cell office:value-type="float" office:value="116758601216" calcext:value-type="float">
            <text:p>116758601216</text:p>
          </table:table-cell>
          <table:table-cell office:value-type="float" office:value="91.05" calcext:value-type="float">
            <text:p>91.05</text:p>
          </table:table-cell>
          <table:table-cell office:value-type="float" office:value="16.51" calcext:value-type="float">
            <text:p>16.51</text:p>
          </table:table-cell>
        </table:table-row>
        <table:table-row table:style-name="ro1">
          <table:table-cell office:value-type="float" office:value="110245955584" calcext:value-type="float">
            <text:p>110245955584</text:p>
          </table:table-cell>
          <table:table-cell office:value-type="float" office:value="139036632576" calcext:value-type="float">
            <text:p>139036632576</text:p>
          </table:table-cell>
          <table:table-cell office:value-type="float" office:value="28.79" calcext:value-type="float">
            <text:p>28.7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4551983616" calcext:value-type="float">
            <text:p>134551983616</text:p>
          </table:table-cell>
          <table:table-cell office:value-type="float" office:value="46735071232" calcext:value-type="float">
            <text:p>46735071232</text:p>
          </table:table-cell>
          <table:table-cell office:value-type="float" office:value="87.82" calcext:value-type="float">
            <text:p>87.8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45518620160" calcext:value-type="float">
            <text:p>45518620160</text:p>
          </table:table-cell>
          <table:table-cell office:value-type="float" office:value="138023087104" calcext:value-type="float">
            <text:p>138023087104</text:p>
          </table:table-cell>
          <table:table-cell office:value-type="float" office:value="92.5" calcext:value-type="float">
            <text:p>92.5</text:p>
          </table:table-cell>
          <table:table-cell office:value-type="float" office:value="17.82" calcext:value-type="float">
            <text:p>17.82</text:p>
          </table:table-cell>
        </table:table-row>
        <table:table-row table:style-name="ro1">
          <table:table-cell office:value-type="float" office:value="18549009408" calcext:value-type="float">
            <text:p>18549009408</text:p>
          </table:table-cell>
          <table:table-cell office:value-type="float" office:value="112495319552" calcext:value-type="float">
            <text:p>112495319552</text:p>
          </table:table-cell>
          <table:table-cell office:value-type="float" office:value="93.95" calcext:value-type="float">
            <text:p>93.95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float" office:value="10980245504" calcext:value-type="float">
            <text:p>10980245504</text:p>
          </table:table-cell>
          <table:table-cell office:value-type="float" office:value="130361633792" calcext:value-type="float">
            <text:p>130361633792</text:p>
          </table:table-cell>
          <table:table-cell office:value-type="float" office:value="119.38" calcext:value-type="float">
            <text:p>119.38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float" office:value="108983401472" calcext:value-type="float">
            <text:p>108983401472</text:p>
          </table:table-cell>
          <table:table-cell office:value-type="float" office:value="19428575744" calcext:value-type="float">
            <text:p>19428575744</text:p>
          </table:table-cell>
          <table:table-cell office:value-type="float" office:value="89.55" calcext:value-type="float">
            <text:p>89.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4362011136" calcext:value-type="float">
            <text:p>154362011136</text:p>
          </table:table-cell>
          <table:table-cell office:value-type="float" office:value="123484752384" calcext:value-type="float">
            <text:p>123484752384</text:p>
          </table:table-cell>
          <table:table-cell office:value-type="float" office:value="30.88" calcext:value-type="float">
            <text:p>30.88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7007832064" calcext:value-type="float">
            <text:p>7007832064</text:p>
          </table:table-cell>
          <table:table-cell office:value-type="float" office:value="108736670208" calcext:value-type="float">
            <text:p>108736670208</text:p>
          </table:table-cell>
          <table:table-cell office:value-type="float" office:value="101.73" calcext:value-type="float">
            <text:p>101.73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105597840384" calcext:value-type="float">
            <text:p>105597840384</text:p>
          </table:table-cell>
          <table:table-cell office:value-type="float" office:value="39852992512" calcext:value-type="float">
            <text:p>39852992512</text:p>
          </table:table-cell>
          <table:table-cell office:value-type="float" office:value="65.74" calcext:value-type="float">
            <text:p>65.74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1">
          <table:table-cell office:value-type="float" office:value="658185728" calcext:value-type="float">
            <text:p>658185728</text:p>
          </table:table-cell>
          <table:table-cell office:value-type="float" office:value="38616891904" calcext:value-type="float">
            <text:p>38616891904</text:p>
          </table:table-cell>
          <table:table-cell office:value-type="float" office:value="37.96" calcext:value-type="float">
            <text:p>37.96</text:p>
          </table:table-cell>
          <table:table-cell office:value-type="float" office:value="15.38" calcext:value-type="float">
            <text:p>15.38</text:p>
          </table:table-cell>
        </table:table-row>
        <table:table-row table:style-name="ro1">
          <table:table-cell office:value-type="float" office:value="159476744192" calcext:value-type="float">
            <text:p>159476744192</text:p>
          </table:table-cell>
          <table:table-cell office:value-type="float" office:value="67493888" calcext:value-type="float">
            <text:p>67493888</text:p>
          </table:table-cell>
          <table:table-cell office:value-type="float" office:value="159.41" calcext:value-type="float">
            <text:p>159.41</text:p>
          </table:table-cell>
          <table:table-cell office:value-type="float" office:value="23.23" calcext:value-type="float">
            <text:p>23.23</text:p>
          </table:table-cell>
        </table:table-row>
        <table:table-row table:style-name="ro1">
          <table:table-cell office:value-type="float" office:value="100460333568" calcext:value-type="float">
            <text:p>100460333568</text:p>
          </table:table-cell>
          <table:table-cell office:value-type="float" office:value="140742835712" calcext:value-type="float">
            <text:p>140742835712</text:p>
          </table:table-cell>
          <table:table-cell office:value-type="float" office:value="40.28" calcext:value-type="float">
            <text:p>40.28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94069331456" calcext:value-type="float">
            <text:p>94069331456</text:p>
          </table:table-cell>
          <table:table-cell office:value-type="float" office:value="27352822272" calcext:value-type="float">
            <text:p>27352822272</text:p>
          </table:table-cell>
          <table:table-cell office:value-type="float" office:value="66.72" calcext:value-type="float">
            <text:p>66.72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53564155392" calcext:value-type="float">
            <text:p>153564155392</text:p>
          </table:table-cell>
          <table:table-cell office:value-type="float" office:value="16011574272" calcext:value-type="float">
            <text:p>16011574272</text:p>
          </table:table-cell>
          <table:table-cell office:value-type="float" office:value="137.55" calcext:value-type="float">
            <text:p>137.55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150099527168" calcext:value-type="float">
            <text:p>150099527168</text:p>
          </table:table-cell>
          <table:table-cell office:value-type="float" office:value="14142532608" calcext:value-type="float">
            <text:p>14142532608</text:p>
          </table:table-cell>
          <table:table-cell office:value-type="float" office:value="135.96" calcext:value-type="float">
            <text:p>135.96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float" office:value="99957067264" calcext:value-type="float">
            <text:p>99957067264</text:p>
          </table:table-cell>
          <table:table-cell office:value-type="float" office:value="42271444992" calcext:value-type="float">
            <text:p>42271444992</text:p>
          </table:table-cell>
          <table:table-cell office:value-type="float" office:value="57.69" calcext:value-type="float">
            <text:p>57.69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136587005440" calcext:value-type="float">
            <text:p>136587005440</text:p>
          </table:table-cell>
          <table:table-cell office:value-type="float" office:value="46342697472" calcext:value-type="float">
            <text:p>46342697472</text:p>
          </table:table-cell>
          <table:table-cell office:value-type="float" office:value="90.24" calcext:value-type="float">
            <text:p>90.24</text:p>
          </table:table-cell>
          <table:table-cell office:value-type="float" office:value="24.14" calcext:value-type="float">
            <text:p>24.14</text:p>
          </table:table-cell>
        </table:table-row>
        <table:table-row table:style-name="ro1">
          <table:table-cell office:value-type="float" office:value="12302831104" calcext:value-type="float">
            <text:p>12302831104</text:p>
          </table:table-cell>
          <table:table-cell office:value-type="float" office:value="159773342208" calcext:value-type="float">
            <text:p>159773342208</text:p>
          </table:table-cell>
          <table:table-cell office:value-type="float" office:value="147.47" calcext:value-type="float">
            <text:p>147.47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float" office:value="129523058688" calcext:value-type="float">
            <text:p>129523058688</text:p>
          </table:table-cell>
          <table:table-cell office:value-type="float" office:value="108850558464" calcext:value-type="float">
            <text:p>108850558464</text:p>
          </table:table-cell>
          <table:table-cell office:value-type="float" office:value="20.67" calcext:value-type="float">
            <text:p>20.67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95960754688" calcext:value-type="float">
            <text:p>95960754688</text:p>
          </table:table-cell>
          <table:table-cell office:value-type="float" office:value="1440538624" calcext:value-type="float">
            <text:p>1440538624</text:p>
          </table:table-cell>
          <table:table-cell office:value-type="float" office:value="94.52" calcext:value-type="float">
            <text:p>94.52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float" office:value="62196684800" calcext:value-type="float">
            <text:p>62196684800</text:p>
          </table:table-cell>
          <table:table-cell office:value-type="float" office:value="51975333888" calcext:value-type="float">
            <text:p>51975333888</text:p>
          </table:table-cell>
          <table:table-cell office:value-type="float" office:value="10.22" calcext:value-type="float">
            <text:p>10.22</text:p>
          </table:table-cell>
          <table:table-cell office:value-type="float" office:value="17.71" calcext:value-type="float">
            <text:p>17.71</text:p>
          </table:table-cell>
        </table:table-row>
        <table:table-row table:style-name="ro1">
          <table:table-cell office:value-type="float" office:value="14745068032" calcext:value-type="float">
            <text:p>14745068032</text:p>
          </table:table-cell>
          <table:table-cell office:value-type="float" office:value="77786370560" calcext:value-type="float">
            <text:p>77786370560</text:p>
          </table:table-cell>
          <table:table-cell office:value-type="float" office:value="63.04" calcext:value-type="float">
            <text:p>63.04</text:p>
          </table:table-cell>
          <table:table-cell office:value-type="float" office:value="20.54" calcext:value-type="float">
            <text:p>20.54</text:p>
          </table:table-cell>
        </table:table-row>
        <table:table-row table:style-name="ro1">
          <table:table-cell office:value-type="float" office:value="5753590784" calcext:value-type="float">
            <text:p>5753590784</text:p>
          </table:table-cell>
          <table:table-cell office:value-type="float" office:value="5971686400" calcext:value-type="float">
            <text:p>5971686400</text:p>
          </table:table-cell>
          <table:table-cell office:value-type="float" office:value="0.22" calcext:value-type="float">
            <text:p>0.22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10440665088" calcext:value-type="float">
            <text:p>10440665088</text:p>
          </table:table-cell>
          <table:table-cell office:value-type="float" office:value="135141807616" calcext:value-type="float">
            <text:p>135141807616</text:p>
          </table:table-cell>
          <table:table-cell office:value-type="float" office:value="124.7" calcext:value-type="float">
            <text:p>124.7</text:p>
          </table:table-cell>
          <table:table-cell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13983655424" calcext:value-type="float">
            <text:p>13983655424</text:p>
          </table:table-cell>
          <table:table-cell office:value-type="float" office:value="104166469120" calcext:value-type="float">
            <text:p>104166469120</text:p>
          </table:table-cell>
          <table:table-cell office:value-type="float" office:value="90.18" calcext:value-type="float">
            <text:p>90.18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56122627584" calcext:value-type="float">
            <text:p>56122627584</text:p>
          </table:table-cell>
          <table:table-cell office:value-type="float" office:value="8639774720" calcext:value-type="float">
            <text:p>8639774720</text:p>
          </table:table-cell>
          <table:table-cell office:value-type="float" office:value="47.48" calcext:value-type="float">
            <text:p>47.48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120959947776" calcext:value-type="float">
            <text:p>120959947776</text:p>
          </table:table-cell>
          <table:table-cell office:value-type="float" office:value="30804016128" calcext:value-type="float">
            <text:p>30804016128</text:p>
          </table:table-cell>
          <table:table-cell office:value-type="float" office:value="90.16" calcext:value-type="float">
            <text:p>90.16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1">
          <table:table-cell office:value-type="float" office:value="22656021504" calcext:value-type="float">
            <text:p>22656021504</text:p>
          </table:table-cell>
          <table:table-cell office:value-type="float" office:value="65038091264" calcext:value-type="float">
            <text:p>65038091264</text:p>
          </table:table-cell>
          <table:table-cell office:value-type="float" office:value="42.38" calcext:value-type="float">
            <text:p>42.38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23267093504" calcext:value-type="float">
            <text:p>23267093504</text:p>
          </table:table-cell>
          <table:table-cell office:value-type="float" office:value="10638064128" calcext:value-type="float">
            <text:p>10638064128</text:p>
          </table:table-cell>
          <table:table-cell office:value-type="float" office:value="12.63" calcext:value-type="float">
            <text:p>12.63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129144883712" calcext:value-type="float">
            <text:p>129144883712</text:p>
          </table:table-cell>
          <table:table-cell office:value-type="float" office:value="99577807360" calcext:value-type="float">
            <text:p>99577807360</text:p>
          </table:table-cell>
          <table:table-cell office:value-type="float" office:value="29.57" calcext:value-type="float">
            <text:p>29.57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float" office:value="128134847488" calcext:value-type="float">
            <text:p>128134847488</text:p>
          </table:table-cell>
          <table:table-cell office:value-type="float" office:value="120834739200" calcext:value-type="float">
            <text:p>120834739200</text:p>
          </table:table-cell>
          <table:table-cell office:value-type="float" office:value="7.3" calcext:value-type="float">
            <text:p>7.3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43191448064" calcext:value-type="float">
            <text:p>43191448064</text:p>
          </table:table-cell>
          <table:table-cell office:value-type="float" office:value="30588572672" calcext:value-type="float">
            <text:p>30588572672</text:p>
          </table:table-cell>
          <table:table-cell office:value-type="float" office:value="12.6" calcext:value-type="float">
            <text:p>12.6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124400795136" calcext:value-type="float">
            <text:p>124400795136</text:p>
          </table:table-cell>
          <table:table-cell office:value-type="float" office:value="79831370240" calcext:value-type="float">
            <text:p>79831370240</text:p>
          </table:table-cell>
          <table:table-cell office:value-type="float" office:value="44.57" calcext:value-type="float">
            <text:p>44.57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float" office:value="125186688000" calcext:value-type="float">
            <text:p>125186688000</text:p>
          </table:table-cell>
          <table:table-cell office:value-type="float" office:value="16435572224" calcext:value-type="float">
            <text:p>16435572224</text:p>
          </table:table-cell>
          <table:table-cell office:value-type="float" office:value="108.75" calcext:value-type="float">
            <text:p>108.75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float" office:value="27170440704" calcext:value-type="float">
            <text:p>27170440704</text:p>
          </table:table-cell>
          <table:table-cell office:value-type="float" office:value="114002185216" calcext:value-type="float">
            <text:p>114002185216</text:p>
          </table:table-cell>
          <table:table-cell office:value-type="float" office:value="86.83" calcext:value-type="float">
            <text:p>86.83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 office:value-type="float" office:value="48607614464" calcext:value-type="float">
            <text:p>48607614464</text:p>
          </table:table-cell>
          <table:table-cell office:value-type="float" office:value="85992309760" calcext:value-type="float">
            <text:p>85992309760</text:p>
          </table:table-cell>
          <table:table-cell office:value-type="float" office:value="37.38" calcext:value-type="float">
            <text:p>37.38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100267621376" calcext:value-type="float">
            <text:p>100267621376</text:p>
          </table:table-cell>
          <table:table-cell office:value-type="float" office:value="125162881024" calcext:value-type="float">
            <text:p>125162881024</text:p>
          </table:table-cell>
          <table:table-cell office:value-type="float" office:value="24.9" calcext:value-type="float">
            <text:p>24.9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157249343488" calcext:value-type="float">
            <text:p>157249343488</text:p>
          </table:table-cell>
          <table:table-cell office:value-type="float" office:value="39299040256" calcext:value-type="float">
            <text:p>39299040256</text:p>
          </table:table-cell>
          <table:table-cell office:value-type="float" office:value="117.95" calcext:value-type="float">
            <text:p>117.95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office:value-type="float" office:value="153517966848" calcext:value-type="float">
            <text:p>153517966848</text:p>
          </table:table-cell>
          <table:table-cell office:value-type="float" office:value="2198265856" calcext:value-type="float">
            <text:p>2198265856</text:p>
          </table:table-cell>
          <table:table-cell office:value-type="float" office:value="151.32" calcext:value-type="float">
            <text:p>151.32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1">
          <table:table-cell office:value-type="float" office:value="85735334400" calcext:value-type="float">
            <text:p>85735334400</text:p>
          </table:table-cell>
          <table:table-cell office:value-type="float" office:value="99098640896" calcext:value-type="float">
            <text:p>99098640896</text:p>
          </table:table-cell>
          <table:table-cell office:value-type="float" office:value="13.36" calcext:value-type="float">
            <text:p>13.36</text:p>
          </table:table-cell>
          <table:table-cell office:value-type="float" office:value="16.32" calcext:value-type="float">
            <text:p>16.32</text:p>
          </table:table-cell>
        </table:table-row>
        <table:table-row table:style-name="ro1">
          <table:table-cell office:value-type="float" office:value="27919742976" calcext:value-type="float">
            <text:p>27919742976</text:p>
          </table:table-cell>
          <table:table-cell office:value-type="float" office:value="117249997312" calcext:value-type="float">
            <text:p>117249997312</text:p>
          </table:table-cell>
          <table:table-cell office:value-type="float" office:value="89.33" calcext:value-type="float">
            <text:p>89.33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 office:value-type="float" office:value="13751118848" calcext:value-type="float">
            <text:p>13751118848</text:p>
          </table:table-cell>
          <table:table-cell office:value-type="float" office:value="146038885888" calcext:value-type="float">
            <text:p>146038885888</text:p>
          </table:table-cell>
          <table:table-cell office:value-type="float" office:value="132.29" calcext:value-type="float">
            <text:p>132.29</text:p>
          </table:table-cell>
          <table:table-cell office:value-type="float" office:value="21.19" calcext:value-type="float">
            <text:p>21.19</text:p>
          </table:table-cell>
        </table:table-row>
        <table:table-row table:style-name="ro1">
          <table:table-cell office:value-type="float" office:value="35224716288" calcext:value-type="float">
            <text:p>35224716288</text:p>
          </table:table-cell>
          <table:table-cell office:value-type="float" office:value="112424643072" calcext:value-type="float">
            <text:p>112424643072</text:p>
          </table:table-cell>
          <table:table-cell office:value-type="float" office:value="77.2" calcext:value-type="float">
            <text:p>77.2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 office:value-type="float" office:value="100072115200" calcext:value-type="float">
            <text:p>100072115200</text:p>
          </table:table-cell>
          <table:table-cell office:value-type="float" office:value="9536602624" calcext:value-type="float">
            <text:p>9536602624</text:p>
          </table:table-cell>
          <table:table-cell office:value-type="float" office:value="90.54" calcext:value-type="float">
            <text:p>90.54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office:value-type="float" office:value="154966419968" calcext:value-type="float">
            <text:p>154966419968</text:p>
          </table:table-cell>
          <table:table-cell office:value-type="float" office:value="1683692544" calcext:value-type="float">
            <text:p>1683692544</text:p>
          </table:table-cell>
          <table:table-cell office:value-type="float" office:value="153.28" calcext:value-type="float">
            <text:p>153.28</text:p>
          </table:table-cell>
          <table:table-cell office:value-type="float" office:value="25.09" calcext:value-type="float">
            <text:p>25.09</text:p>
          </table:table-cell>
        </table:table-row>
        <table:table-row table:style-name="ro1">
          <table:table-cell office:value-type="float" office:value="137986237440" calcext:value-type="float">
            <text:p>137986237440</text:p>
          </table:table-cell>
          <table:table-cell office:value-type="float" office:value="20818375680" calcext:value-type="float">
            <text:p>20818375680</text:p>
          </table:table-cell>
          <table:table-cell office:value-type="float" office:value="117.17" calcext:value-type="float">
            <text:p>117.17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68979761152" calcext:value-type="float">
            <text:p>68979761152</text:p>
          </table:table-cell>
          <table:table-cell office:value-type="float" office:value="102131863040" calcext:value-type="float">
            <text:p>102131863040</text:p>
          </table:table-cell>
          <table:table-cell office:value-type="float" office:value="33.15" calcext:value-type="float">
            <text:p>33.15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142308403200" calcext:value-type="float">
            <text:p>142308403200</text:p>
          </table:table-cell>
          <table:table-cell office:value-type="float" office:value="152131431936" calcext:value-type="float">
            <text:p>152131431936</text:p>
          </table:table-cell>
          <table:table-cell office:value-type="float" office:value="9.82" calcext:value-type="float">
            <text:p>9.82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113552051200" calcext:value-type="float">
            <text:p>113552051200</text:p>
          </table:table-cell>
          <table:table-cell office:value-type="float" office:value="132409881088" calcext:value-type="float">
            <text:p>132409881088</text:p>
          </table:table-cell>
          <table:table-cell office:value-type="float" office:value="18.86" calcext:value-type="float">
            <text:p>18.86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141332184576" calcext:value-type="float">
            <text:p>141332184576</text:p>
          </table:table-cell>
          <table:table-cell office:value-type="float" office:value="8629139968" calcext:value-type="float">
            <text:p>8629139968</text:p>
          </table:table-cell>
          <table:table-cell office:value-type="float" office:value="132.7" calcext:value-type="float">
            <text:p>132.7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float" office:value="69136012288" calcext:value-type="float">
            <text:p>69136012288</text:p>
          </table:table-cell>
          <table:table-cell office:value-type="float" office:value="42116304384" calcext:value-type="float">
            <text:p>42116304384</text:p>
          </table:table-cell>
          <table:table-cell office:value-type="float" office:value="27.02" calcext:value-type="float">
            <text:p>27.02</text:p>
          </table:table-cell>
          <table:table-cell office:value-type="float" office:value="20.27" calcext:value-type="float">
            <text:p>20.27</text:p>
          </table:table-cell>
        </table:table-row>
        <table:table-row table:style-name="ro1">
          <table:table-cell office:value-type="float" office:value="146374013440" calcext:value-type="float">
            <text:p>146374013440</text:p>
          </table:table-cell>
          <table:table-cell office:value-type="float" office:value="69506689536" calcext:value-type="float">
            <text:p>69506689536</text:p>
          </table:table-cell>
          <table:table-cell office:value-type="float" office:value="76.87" calcext:value-type="float">
            <text:p>76.87</text:p>
          </table:table-cell>
          <table:table-cell office:value-type="float" office:value="19.53" calcext:value-type="float">
            <text:p>19.53</text:p>
          </table:table-cell>
        </table:table-row>
        <table:table-row table:style-name="ro1">
          <table:table-cell office:value-type="float" office:value="111421991936" calcext:value-type="float">
            <text:p>111421991936</text:p>
          </table:table-cell>
          <table:table-cell office:value-type="float" office:value="149951990784" calcext:value-type="float">
            <text:p>149951990784</text:p>
          </table:table-cell>
          <table:table-cell office:value-type="float" office:value="38.53" calcext:value-type="float">
            <text:p>38.53</text:p>
          </table:table-cell>
          <table:table-cell office:value-type="float" office:value="14.84" calcext:value-type="float">
            <text:p>14.84</text:p>
          </table:table-cell>
        </table:table-row>
        <table:table-row table:style-name="ro1">
          <table:table-cell office:value-type="float" office:value="151411351552" calcext:value-type="float">
            <text:p>151411351552</text:p>
          </table:table-cell>
          <table:table-cell office:value-type="float" office:value="9762999296" calcext:value-type="float">
            <text:p>9762999296</text:p>
          </table:table-cell>
          <table:table-cell office:value-type="float" office:value="141.65" calcext:value-type="float">
            <text:p>141.65</text:p>
          </table:table-cell>
          <table:table-cell office:value-type="float" office:value="20.05" calcext:value-type="float">
            <text:p>20.05</text:p>
          </table:table-cell>
        </table:table-row>
        <table:table-row table:style-name="ro1">
          <table:table-cell office:value-type="float" office:value="29943270912" calcext:value-type="float">
            <text:p>29943270912</text:p>
          </table:table-cell>
          <table:table-cell office:value-type="float" office:value="128284692992" calcext:value-type="float">
            <text:p>128284692992</text:p>
          </table:table-cell>
          <table:table-cell office:value-type="float" office:value="98.34" calcext:value-type="float">
            <text:p>98.34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float" office:value="47021855232" calcext:value-type="float">
            <text:p>47021855232</text:p>
          </table:table-cell>
          <table:table-cell office:value-type="float" office:value="157538713600" calcext:value-type="float">
            <text:p>157538713600</text:p>
          </table:table-cell>
          <table:table-cell office:value-type="float" office:value="110.52" calcext:value-type="float">
            <text:p>110.52</text:p>
          </table:table-cell>
          <table:table-cell office:value-type="float" office:value="23.08" calcext:value-type="float">
            <text:p>23.08</text:p>
          </table:table-cell>
        </table:table-row>
        <table:table-row table:style-name="ro1">
          <table:table-cell office:value-type="float" office:value="140210465792" calcext:value-type="float">
            <text:p>140210465792</text:p>
          </table:table-cell>
          <table:table-cell office:value-type="float" office:value="26718005760" calcext:value-type="float">
            <text:p>26718005760</text:p>
          </table:table-cell>
          <table:table-cell office:value-type="float" office:value="113.49" calcext:value-type="float">
            <text:p>113.49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17205939712" calcext:value-type="float">
            <text:p>17205939712</text:p>
          </table:table-cell>
          <table:table-cell office:value-type="float" office:value="473350656" calcext:value-type="float">
            <text:p>473350656</text:p>
          </table:table-cell>
          <table:table-cell office:value-type="float" office:value="16.73" calcext:value-type="float">
            <text:p>16.73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147376783872" calcext:value-type="float">
            <text:p>147376783872</text:p>
          </table:table-cell>
          <table:table-cell office:value-type="float" office:value="3437626880" calcext:value-type="float">
            <text:p>3437626880</text:p>
          </table:table-cell>
          <table:table-cell office:value-type="float" office:value="143.94" calcext:value-type="float">
            <text:p>143.94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68094958592" calcext:value-type="float">
            <text:p>68094958592</text:p>
          </table:table-cell>
          <table:table-cell office:value-type="float" office:value="48159335424" calcext:value-type="float">
            <text:p>48159335424</text:p>
          </table:table-cell>
          <table:table-cell office:value-type="float" office:value="19.94" calcext:value-type="float">
            <text:p>19.94</text:p>
          </table:table-cell>
          <table:table-cell office:value-type="float" office:value="17.13" calcext:value-type="float">
            <text:p>17.13</text:p>
          </table:table-cell>
        </table:table-row>
        <table:table-row table:style-name="ro1">
          <table:table-cell office:value-type="float" office:value="33546803712" calcext:value-type="float">
            <text:p>33546803712</text:p>
          </table:table-cell>
          <table:table-cell office:value-type="float" office:value="147388699648" calcext:value-type="float">
            <text:p>147388699648</text:p>
          </table:table-cell>
          <table:table-cell office:value-type="float" office:value="113.84" calcext:value-type="float">
            <text:p>113.84</text:p>
          </table:table-cell>
          <table:table-cell office:value-type="float" office:value="19.76" calcext:value-type="float">
            <text:p>19.76</text:p>
          </table:table-cell>
        </table:table-row>
        <table:table-row table:style-name="ro1">
          <table:table-cell office:value-type="float" office:value="36512479232" calcext:value-type="float">
            <text:p>36512479232</text:p>
          </table:table-cell>
          <table:table-cell office:value-type="float" office:value="127314313216" calcext:value-type="float">
            <text:p>127314313216</text:p>
          </table:table-cell>
          <table:table-cell office:value-type="float" office:value="90.8" calcext:value-type="float">
            <text:p>90.8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1">
          <table:table-cell office:value-type="float" office:value="147672902144" calcext:value-type="float">
            <text:p>147672902144</text:p>
          </table:table-cell>
          <table:table-cell office:value-type="float" office:value="140040638464" calcext:value-type="float">
            <text:p>140040638464</text:p>
          </table:table-cell>
          <table:table-cell office:value-type="float" office:value="7.63" calcext:value-type="float">
            <text:p>7.63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914601984" calcext:value-type="float">
            <text:p>914601984</text:p>
          </table:table-cell>
          <table:table-cell office:value-type="float" office:value="151513832448" calcext:value-type="float">
            <text:p>151513832448</text:p>
          </table:table-cell>
          <table:table-cell office:value-type="float" office:value="150.6" calcext:value-type="float">
            <text:p>150.6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float" office:value="97214513152" calcext:value-type="float">
            <text:p>97214513152</text:p>
          </table:table-cell>
          <table:table-cell office:value-type="float" office:value="37629847040" calcext:value-type="float">
            <text:p>37629847040</text:p>
          </table:table-cell>
          <table:table-cell office:value-type="float" office:value="59.58" calcext:value-type="float">
            <text:p>59.58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float" office:value="1557223424" calcext:value-type="float">
            <text:p>1557223424</text:p>
          </table:table-cell>
          <table:table-cell office:value-type="float" office:value="159689093120" calcext:value-type="float">
            <text:p>159689093120</text:p>
          </table:table-cell>
          <table:table-cell office:value-type="float" office:value="158.13" calcext:value-type="float">
            <text:p>158.13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float" office:value="140903369728" calcext:value-type="float">
            <text:p>140903369728</text:p>
          </table:table-cell>
          <table:table-cell office:value-type="float" office:value="83413685760" calcext:value-type="float">
            <text:p>83413685760</text:p>
          </table:table-cell>
          <table:table-cell office:value-type="float" office:value="57.49" calcext:value-type="float">
            <text:p>57.49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1">
          <table:table-cell office:value-type="float" office:value="156067902464" calcext:value-type="float">
            <text:p>156067902464</text:p>
          </table:table-cell>
          <table:table-cell office:value-type="float" office:value="6605599232" calcext:value-type="float">
            <text:p>6605599232</text:p>
          </table:table-cell>
          <table:table-cell office:value-type="float" office:value="149.46" calcext:value-type="float">
            <text:p>149.46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 office:value-type="float" office:value="105143058944" calcext:value-type="float">
            <text:p>105143058944</text:p>
          </table:table-cell>
          <table:table-cell office:value-type="float" office:value="137049972224" calcext:value-type="float">
            <text:p>137049972224</text:p>
          </table:table-cell>
          <table:table-cell office:value-type="float" office:value="31.91" calcext:value-type="float">
            <text:p>31.91</text:p>
          </table:table-cell>
          <table:table-cell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96975131648" calcext:value-type="float">
            <text:p>96975131648</text:p>
          </table:table-cell>
          <table:table-cell office:value-type="float" office:value="129259463168" calcext:value-type="float">
            <text:p>129259463168</text:p>
          </table:table-cell>
          <table:table-cell office:value-type="float" office:value="32.28" calcext:value-type="float">
            <text:p>32.28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48585688064" calcext:value-type="float">
            <text:p>148585688064</text:p>
          </table:table-cell>
          <table:table-cell office:value-type="float" office:value="58211246080" calcext:value-type="float">
            <text:p>58211246080</text:p>
          </table:table-cell>
          <table:table-cell office:value-type="float" office:value="90.37" calcext:value-type="float">
            <text:p>90.37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float" office:value="139948585472" calcext:value-type="float">
            <text:p>139948585472</text:p>
          </table:table-cell>
          <table:table-cell office:value-type="float" office:value="49106535936" calcext:value-type="float">
            <text:p>49106535936</text:p>
          </table:table-cell>
          <table:table-cell office:value-type="float" office:value="90.84" calcext:value-type="float">
            <text:p>90.84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48407566336" calcext:value-type="float">
            <text:p>48407566336</text:p>
          </table:table-cell>
          <table:table-cell office:value-type="float" office:value="141609336320" calcext:value-type="float">
            <text:p>141609336320</text:p>
          </table:table-cell>
          <table:table-cell office:value-type="float" office:value="93.2" calcext:value-type="float">
            <text:p>93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403140096" calcext:value-type="float">
            <text:p>112403140096</text:p>
          </table:table-cell>
          <table:table-cell office:value-type="float" office:value="31077407232" calcext:value-type="float">
            <text:p>31077407232</text:p>
          </table:table-cell>
          <table:table-cell office:value-type="float" office:value="81.33" calcext:value-type="float">
            <text:p>81.33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float" office:value="12764946432" calcext:value-type="float">
            <text:p>12764946432</text:p>
          </table:table-cell>
          <table:table-cell office:value-type="float" office:value="151557149696" calcext:value-type="float">
            <text:p>151557149696</text:p>
          </table:table-cell>
          <table:table-cell office:value-type="float" office:value="138.79" calcext:value-type="float">
            <text:p>138.79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float" office:value="10756965888" calcext:value-type="float">
            <text:p>10756965888</text:p>
          </table:table-cell>
          <table:table-cell office:value-type="float" office:value="43370990592" calcext:value-type="float">
            <text:p>43370990592</text:p>
          </table:table-cell>
          <table:table-cell office:value-type="float" office:value="32.61" calcext:value-type="float">
            <text:p>32.61</text:p>
          </table:table-cell>
          <table:table-cell office:value-type="float" office:value="20.43" calcext:value-type="float">
            <text:p>20.43</text:p>
          </table:table-cell>
        </table:table-row>
        <table:table-row table:style-name="ro1">
          <table:table-cell office:value-type="float" office:value="132948786688" calcext:value-type="float">
            <text:p>132948786688</text:p>
          </table:table-cell>
          <table:table-cell office:value-type="float" office:value="23241118208" calcext:value-type="float">
            <text:p>23241118208</text:p>
          </table:table-cell>
          <table:table-cell office:value-type="float" office:value="109.71" calcext:value-type="float">
            <text:p>109.71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float" office:value="92852857856" calcext:value-type="float">
            <text:p>92852857856</text:p>
          </table:table-cell>
          <table:table-cell office:value-type="float" office:value="69328792576" calcext:value-type="float">
            <text:p>69328792576</text:p>
          </table:table-cell>
          <table:table-cell office:value-type="float" office:value="23.52" calcext:value-type="float">
            <text:p>23.52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25565019648" calcext:value-type="float">
            <text:p>25565019648</text:p>
          </table:table-cell>
          <table:table-cell office:value-type="float" office:value="158447822336" calcext:value-type="float">
            <text:p>158447822336</text:p>
          </table:table-cell>
          <table:table-cell office:value-type="float" office:value="132.88" calcext:value-type="float">
            <text:p>132.88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129214236160" calcext:value-type="float">
            <text:p>129214236160</text:p>
          </table:table-cell>
          <table:table-cell office:value-type="float" office:value="114220641792" calcext:value-type="float">
            <text:p>114220641792</text:p>
          </table:table-cell>
          <table:table-cell office:value-type="float" office:value="14.99" calcext:value-type="float">
            <text:p>14.99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1">
          <table:table-cell office:value-type="float" office:value="54885603840" calcext:value-type="float">
            <text:p>54885603840</text:p>
          </table:table-cell>
          <table:table-cell office:value-type="float" office:value="154177715200" calcext:value-type="float">
            <text:p>154177715200</text:p>
          </table:table-cell>
          <table:table-cell office:value-type="float" office:value="99.29" calcext:value-type="float">
            <text:p>99.29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float" office:value="50523741184" calcext:value-type="float">
            <text:p>50523741184</text:p>
          </table:table-cell>
          <table:table-cell office:value-type="float" office:value="38884521984" calcext:value-type="float">
            <text:p>38884521984</text:p>
          </table:table-cell>
          <table:table-cell office:value-type="float" office:value="11.64" calcext:value-type="float">
            <text:p>11.64</text:p>
          </table:table-cell>
          <table:table-cell office:value-type="float" office:value="15.72" calcext:value-type="float">
            <text:p>15.72</text:p>
          </table:table-cell>
        </table:table-row>
        <table:table-row table:style-name="ro1">
          <table:table-cell office:value-type="float" office:value="21134042624" calcext:value-type="float">
            <text:p>21134042624</text:p>
          </table:table-cell>
          <table:table-cell office:value-type="float" office:value="129165714944" calcext:value-type="float">
            <text:p>129165714944</text:p>
          </table:table-cell>
          <table:table-cell office:value-type="float" office:value="108.03" calcext:value-type="float">
            <text:p>108.03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501766144" calcext:value-type="float">
            <text:p>501766144</text:p>
          </table:table-cell>
          <table:table-cell office:value-type="float" office:value="159743120384" calcext:value-type="float">
            <text:p>159743120384</text:p>
          </table:table-cell>
          <table:table-cell office:value-type="float" office:value="159.24" calcext:value-type="float">
            <text:p>159.24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1">
          <table:table-cell office:value-type="float" office:value="135328666112" calcext:value-type="float">
            <text:p>135328666112</text:p>
          </table:table-cell>
          <table:table-cell office:value-type="float" office:value="89988195328" calcext:value-type="float">
            <text:p>89988195328</text:p>
          </table:table-cell>
          <table:table-cell office:value-type="float" office:value="45.34" calcext:value-type="float">
            <text:p>45.34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137425707008" calcext:value-type="float">
            <text:p>137425707008</text:p>
          </table:table-cell>
          <table:table-cell office:value-type="float" office:value="40951143424" calcext:value-type="float">
            <text:p>40951143424</text:p>
          </table:table-cell>
          <table:table-cell office:value-type="float" office:value="96.47" calcext:value-type="float">
            <text:p>96.47</text:p>
          </table:table-cell>
          <table:table-cell office:value-type="float" office:value="19.47" calcext:value-type="float">
            <text:p>19.47</text:p>
          </table:table-cell>
        </table:table-row>
        <table:table-row table:style-name="ro1">
          <table:table-cell office:value-type="float" office:value="2113733632" calcext:value-type="float">
            <text:p>2113733632</text:p>
          </table:table-cell>
          <table:table-cell office:value-type="float" office:value="41235655168" calcext:value-type="float">
            <text:p>41235655168</text:p>
          </table:table-cell>
          <table:table-cell office:value-type="float" office:value="39.12" calcext:value-type="float">
            <text:p>39.12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35336904192" calcext:value-type="float">
            <text:p>35336904192</text:p>
          </table:table-cell>
          <table:table-cell office:value-type="float" office:value="136167488512" calcext:value-type="float">
            <text:p>136167488512</text:p>
          </table:table-cell>
          <table:table-cell office:value-type="float" office:value="100.83" calcext:value-type="float">
            <text:p>100.83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float" office:value="3135667200" calcext:value-type="float">
            <text:p>3135667200</text:p>
          </table:table-cell>
          <table:table-cell office:value-type="float" office:value="129471796224" calcext:value-type="float">
            <text:p>129471796224</text:p>
          </table:table-cell>
          <table:table-cell office:value-type="float" office:value="126.34" calcext:value-type="float">
            <text:p>126.34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float" office:value="10627768320" calcext:value-type="float">
            <text:p>10627768320</text:p>
          </table:table-cell>
          <table:table-cell office:value-type="float" office:value="93241116672" calcext:value-type="float">
            <text:p>93241116672</text:p>
          </table:table-cell>
          <table:table-cell office:value-type="float" office:value="82.61" calcext:value-type="float">
            <text:p>82.61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66691515904" calcext:value-type="float">
            <text:p>66691515904</text:p>
          </table:table-cell>
          <table:table-cell office:value-type="float" office:value="63873058304" calcext:value-type="float">
            <text:p>63873058304</text:p>
          </table:table-cell>
          <table:table-cell office:value-type="float" office:value="2.82" calcext:value-type="float">
            <text:p>2.82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52694879232" calcext:value-type="float">
            <text:p>152694879232</text:p>
          </table:table-cell>
          <table:table-cell office:value-type="float" office:value="46831734784" calcext:value-type="float">
            <text:p>46831734784</text:p>
          </table:table-cell>
          <table:table-cell office:value-type="float" office:value="105.86" calcext:value-type="float">
            <text:p>105.86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55681270272" calcext:value-type="float">
            <text:p>155681270272</text:p>
          </table:table-cell>
          <table:table-cell office:value-type="float" office:value="28301327360" calcext:value-type="float">
            <text:p>28301327360</text:p>
          </table:table-cell>
          <table:table-cell office:value-type="float" office:value="127.38" calcext:value-type="float">
            <text:p>127.38</text:p>
          </table:table-cell>
          <table:table-cell office:value-type="float" office:value="28.99" calcext:value-type="float">
            <text:p>28.99</text:p>
          </table:table-cell>
        </table:table-row>
        <table:table-row table:style-name="ro1">
          <table:table-cell office:value-type="float" office:value="13264804352" calcext:value-type="float">
            <text:p>13264804352</text:p>
          </table:table-cell>
          <table:table-cell office:value-type="float" office:value="52393106432" calcext:value-type="float">
            <text:p>52393106432</text:p>
          </table:table-cell>
          <table:table-cell office:value-type="float" office:value="39.13" calcext:value-type="float">
            <text:p>39.13</text:p>
          </table:table-cell>
          <table:table-cell office:value-type="float" office:value="20.53" calcext:value-type="float">
            <text:p>20.53</text:p>
          </table:table-cell>
        </table:table-row>
        <table:table-row table:style-name="ro1">
          <table:table-cell office:value-type="float" office:value="21338375680" calcext:value-type="float">
            <text:p>21338375680</text:p>
          </table:table-cell>
          <table:table-cell office:value-type="float" office:value="103620111872" calcext:value-type="float">
            <text:p>103620111872</text:p>
          </table:table-cell>
          <table:table-cell office:value-type="float" office:value="82.28" calcext:value-type="float">
            <text:p>82.28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float" office:value="33999096320" calcext:value-type="float">
            <text:p>33999096320</text:p>
          </table:table-cell>
          <table:table-cell office:value-type="float" office:value="144184158208" calcext:value-type="float">
            <text:p>144184158208</text:p>
          </table:table-cell>
          <table:table-cell office:value-type="float" office:value="110.19" calcext:value-type="float">
            <text:p>110.19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41972573696" calcext:value-type="float">
            <text:p>41972573696</text:p>
          </table:table-cell>
          <table:table-cell office:value-type="float" office:value="128417099776" calcext:value-type="float">
            <text:p>128417099776</text:p>
          </table:table-cell>
          <table:table-cell office:value-type="float" office:value="86.44" calcext:value-type="float">
            <text:p>86.44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float" office:value="156750885376" calcext:value-type="float">
            <text:p>156750885376</text:p>
          </table:table-cell>
          <table:table-cell office:value-type="float" office:value="2817330176" calcext:value-type="float">
            <text:p>2817330176</text:p>
          </table:table-cell>
          <table:table-cell office:value-type="float" office:value="153.93" calcext:value-type="float">
            <text:p>153.93</text:p>
          </table:table-cell>
          <table:table-cell office:value-type="float" office:value="31.54" calcext:value-type="float">
            <text:p>31.54</text:p>
          </table:table-cell>
        </table:table-row>
        <table:table-row table:style-name="ro1">
          <table:table-cell office:value-type="float" office:value="120920155136" calcext:value-type="float">
            <text:p>120920155136</text:p>
          </table:table-cell>
          <table:table-cell office:value-type="float" office:value="151680873984" calcext:value-type="float">
            <text:p>151680873984</text:p>
          </table:table-cell>
          <table:table-cell office:value-type="float" office:value="30.76" calcext:value-type="float">
            <text:p>30.76</text:p>
          </table:table-cell>
          <table:table-cell office:value-type="float" office:value="19.77" calcext:value-type="float">
            <text:p>19.77</text:p>
          </table:table-cell>
        </table:table-row>
        <table:table-row table:style-name="ro1">
          <table:table-cell office:value-type="float" office:value="31207264768" calcext:value-type="float">
            <text:p>31207264768</text:p>
          </table:table-cell>
          <table:table-cell office:value-type="float" office:value="142456122368" calcext:value-type="float">
            <text:p>142456122368</text:p>
          </table:table-cell>
          <table:table-cell office:value-type="float" office:value="111.25" calcext:value-type="float">
            <text:p>111.25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125349426176" calcext:value-type="float">
            <text:p>125349426176</text:p>
          </table:table-cell>
          <table:table-cell office:value-type="float" office:value="119830863360" calcext:value-type="float">
            <text:p>119830863360</text:p>
          </table:table-cell>
          <table:table-cell office:value-type="float" office:value="5.52" calcext:value-type="float">
            <text:p>5.5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3458465792" calcext:value-type="float">
            <text:p>23458465792</text:p>
          </table:table-cell>
          <table:table-cell office:value-type="float" office:value="154816648192" calcext:value-type="float">
            <text:p>154816648192</text:p>
          </table:table-cell>
          <table:table-cell office:value-type="float" office:value="131.36" calcext:value-type="float">
            <text:p>131.36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float" office:value="125804703744" calcext:value-type="float">
            <text:p>125804703744</text:p>
          </table:table-cell>
          <table:table-cell office:value-type="float" office:value="19894180864" calcext:value-type="float">
            <text:p>19894180864</text:p>
          </table:table-cell>
          <table:table-cell office:value-type="float" office:value="105.91" calcext:value-type="float">
            <text:p>105.91</text:p>
          </table:table-cell>
          <table:table-cell office:value-type="float" office:value="19.47" calcext:value-type="float">
            <text:p>19.47</text:p>
          </table:table-cell>
        </table:table-row>
        <table:table-row table:style-name="ro1">
          <table:table-cell office:value-type="float" office:value="36087618560" calcext:value-type="float">
            <text:p>36087618560</text:p>
          </table:table-cell>
          <table:table-cell office:value-type="float" office:value="157744433152" calcext:value-type="float">
            <text:p>157744433152</text:p>
          </table:table-cell>
          <table:table-cell office:value-type="float" office:value="121.66" calcext:value-type="float">
            <text:p>121.66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float" office:value="73322184704" calcext:value-type="float">
            <text:p>73322184704</text:p>
          </table:table-cell>
          <table:table-cell office:value-type="float" office:value="142757511680" calcext:value-type="float">
            <text:p>142757511680</text:p>
          </table:table-cell>
          <table:table-cell office:value-type="float" office:value="69.44" calcext:value-type="float">
            <text:p>69.44</text:p>
          </table:table-cell>
          <table:table-cell office:value-type="float" office:value="21.22" calcext:value-type="float">
            <text:p>21.22</text:p>
          </table:table-cell>
        </table:table-row>
        <table:table-row table:style-name="ro1">
          <table:table-cell office:value-type="float" office:value="146953309696" calcext:value-type="float">
            <text:p>146953309696</text:p>
          </table:table-cell>
          <table:table-cell office:value-type="float" office:value="10854630912" calcext:value-type="float">
            <text:p>10854630912</text:p>
          </table:table-cell>
          <table:table-cell office:value-type="float" office:value="136.1" calcext:value-type="float">
            <text:p>136.1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77984555008" calcext:value-type="float">
            <text:p>77984555008</text:p>
          </table:table-cell>
          <table:table-cell office:value-type="float" office:value="15856870912" calcext:value-type="float">
            <text:p>15856870912</text:p>
          </table:table-cell>
          <table:table-cell office:value-type="float" office:value="62.13" calcext:value-type="float">
            <text:p>62.13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float" office:value="364544512" calcext:value-type="float">
            <text:p>364544512</text:p>
          </table:table-cell>
          <table:table-cell office:value-type="float" office:value="159310889472" calcext:value-type="float">
            <text:p>159310889472</text:p>
          </table:table-cell>
          <table:table-cell office:value-type="float" office:value="158.95" calcext:value-type="float">
            <text:p>158.95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55672317952" calcext:value-type="float">
            <text:p>155672317952</text:p>
          </table:table-cell>
          <table:table-cell office:value-type="float" office:value="81164288" calcext:value-type="float">
            <text:p>81164288</text:p>
          </table:table-cell>
          <table:table-cell office:value-type="float" office:value="155.59" calcext:value-type="float">
            <text:p>155.59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office:value-type="float" office:value="153437892096" calcext:value-type="float">
            <text:p>153437892096</text:p>
          </table:table-cell>
          <table:table-cell office:value-type="float" office:value="21869990400" calcext:value-type="float">
            <text:p>21869990400</text:p>
          </table:table-cell>
          <table:table-cell office:value-type="float" office:value="131.57" calcext:value-type="float">
            <text:p>131.5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28874218496" calcext:value-type="float">
            <text:p>128874218496</text:p>
          </table:table-cell>
          <table:table-cell office:value-type="float" office:value="136592919040" calcext:value-type="float">
            <text:p>136592919040</text:p>
          </table:table-cell>
          <table:table-cell office:value-type="float" office:value="7.72" calcext:value-type="float">
            <text:p>7.72</text:p>
          </table:table-cell>
          <table:table-cell office:value-type="float" office:value="17.48" calcext:value-type="float">
            <text:p>17.48</text:p>
          </table:table-cell>
        </table:table-row>
        <table:table-row table:style-name="ro1">
          <table:table-cell office:value-type="float" office:value="106243384320" calcext:value-type="float">
            <text:p>106243384320</text:p>
          </table:table-cell>
          <table:table-cell office:value-type="float" office:value="23089246720" calcext:value-type="float">
            <text:p>23089246720</text:p>
          </table:table-cell>
          <table:table-cell office:value-type="float" office:value="83.15" calcext:value-type="float">
            <text:p>83.15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 office:value-type="float" office:value="131751986176" calcext:value-type="float">
            <text:p>131751986176</text:p>
          </table:table-cell>
          <table:table-cell office:value-type="float" office:value="13530433024" calcext:value-type="float">
            <text:p>13530433024</text:p>
          </table:table-cell>
          <table:table-cell office:value-type="float" office:value="118.22" calcext:value-type="float">
            <text:p>118.22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float" office:value="103172598272" calcext:value-type="float">
            <text:p>103172598272</text:p>
          </table:table-cell>
          <table:table-cell office:value-type="float" office:value="147109311488" calcext:value-type="float">
            <text:p>147109311488</text:p>
          </table:table-cell>
          <table:table-cell office:value-type="float" office:value="43.94" calcext:value-type="float">
            <text:p>43.94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20107789824" calcext:value-type="float">
            <text:p>20107789824</text:p>
          </table:table-cell>
          <table:table-cell office:value-type="float" office:value="140352326656" calcext:value-type="float">
            <text:p>140352326656</text:p>
          </table:table-cell>
          <table:table-cell office:value-type="float" office:value="120.24" calcext:value-type="float">
            <text:p>120.24</text:p>
          </table:table-cell>
          <table:table-cell office:value-type="float" office:value="22.15" calcext:value-type="float">
            <text:p>22.15</text:p>
          </table:table-cell>
        </table:table-row>
        <table:table-row table:style-name="ro1">
          <table:table-cell office:value-type="float" office:value="157985455616" calcext:value-type="float">
            <text:p>157985455616</text:p>
          </table:table-cell>
          <table:table-cell office:value-type="float" office:value="39435438080" calcext:value-type="float">
            <text:p>39435438080</text:p>
          </table:table-cell>
          <table:table-cell office:value-type="float" office:value="118.55" calcext:value-type="float">
            <text:p>118.55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128308964864" calcext:value-type="float">
            <text:p>128308964864</text:p>
          </table:table-cell>
          <table:table-cell office:value-type="float" office:value="105411683840" calcext:value-type="float">
            <text:p>105411683840</text:p>
          </table:table-cell>
          <table:table-cell office:value-type="float" office:value="22.9" calcext:value-type="float">
            <text:p>22.9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float" office:value="152873713664" calcext:value-type="float">
            <text:p>152873713664</text:p>
          </table:table-cell>
          <table:table-cell office:value-type="float" office:value="9174267904" calcext:value-type="float">
            <text:p>9174267904</text:p>
          </table:table-cell>
          <table:table-cell office:value-type="float" office:value="143.7" calcext:value-type="float">
            <text:p>143.7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float" office:value="59044996608" calcext:value-type="float">
            <text:p>59044996608</text:p>
          </table:table-cell>
          <table:table-cell office:value-type="float" office:value="59768581632" calcext:value-type="float">
            <text:p>59768581632</text:p>
          </table:table-cell>
          <table:table-cell office:value-type="float" office:value="0.72" calcext:value-type="float">
            <text:p>0.72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2756598784" calcext:value-type="float">
            <text:p>2756598784</text:p>
          </table:table-cell>
          <table:table-cell office:value-type="float" office:value="140019659264" calcext:value-type="float">
            <text:p>140019659264</text:p>
          </table:table-cell>
          <table:table-cell office:value-type="float" office:value="137.26" calcext:value-type="float">
            <text:p>137.2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47904736256" calcext:value-type="float">
            <text:p>47904736256</text:p>
          </table:table-cell>
          <table:table-cell office:value-type="float" office:value="2463719936" calcext:value-type="float">
            <text:p>2463719936</text:p>
          </table:table-cell>
          <table:table-cell office:value-type="float" office:value="45.44" calcext:value-type="float">
            <text:p>45.44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157639543296" calcext:value-type="float">
            <text:p>157639543296</text:p>
          </table:table-cell>
          <table:table-cell office:value-type="float" office:value="12570402816" calcext:value-type="float">
            <text:p>12570402816</text:p>
          </table:table-cell>
          <table:table-cell office:value-type="float" office:value="145.07" calcext:value-type="float">
            <text:p>145.07</text:p>
          </table:table-cell>
          <table:table-cell office:value-type="float" office:value="31.96" calcext:value-type="float">
            <text:p>31.96</text:p>
          </table:table-cell>
        </table:table-row>
        <table:table-row table:style-name="ro1">
          <table:table-cell office:value-type="float" office:value="28332989952" calcext:value-type="float">
            <text:p>28332989952</text:p>
          </table:table-cell>
          <table:table-cell office:value-type="float" office:value="113960740864" calcext:value-type="float">
            <text:p>113960740864</text:p>
          </table:table-cell>
          <table:table-cell office:value-type="float" office:value="85.63" calcext:value-type="float">
            <text:p>85.63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125614864384" calcext:value-type="float">
            <text:p>125614864384</text:p>
          </table:table-cell>
          <table:table-cell office:value-type="float" office:value="56841203200" calcext:value-type="float">
            <text:p>56841203200</text:p>
          </table:table-cell>
          <table:table-cell office:value-type="float" office:value="68.77" calcext:value-type="float">
            <text:p>68.77</text:p>
          </table:table-cell>
          <table:table-cell office:value-type="float" office:value="23.34" calcext:value-type="float">
            <text:p>23.34</text:p>
          </table:table-cell>
        </table:table-row>
        <table:table-row table:style-name="ro1">
          <table:table-cell office:value-type="float" office:value="134361997312" calcext:value-type="float">
            <text:p>134361997312</text:p>
          </table:table-cell>
          <table:table-cell office:value-type="float" office:value="61061469696" calcext:value-type="float">
            <text:p>61061469696</text:p>
          </table:table-cell>
          <table:table-cell office:value-type="float" office:value="73.3" calcext:value-type="float">
            <text:p>73.3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60201798144" calcext:value-type="float">
            <text:p>60201798144</text:p>
          </table:table-cell>
          <table:table-cell office:value-type="float" office:value="62540091904" calcext:value-type="float">
            <text:p>62540091904</text:p>
          </table:table-cell>
          <table:table-cell office:value-type="float" office:value="2.34" calcext:value-type="float">
            <text:p>2.34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159444666880" calcext:value-type="float">
            <text:p>159444666880</text:p>
          </table:table-cell>
          <table:table-cell office:value-type="float" office:value="6218470400" calcext:value-type="float">
            <text:p>6218470400</text:p>
          </table:table-cell>
          <table:table-cell office:value-type="float" office:value="153.23" calcext:value-type="float">
            <text:p>153.23</text:p>
          </table:table-cell>
          <table:table-cell office:value-type="float" office:value="29.31" calcext:value-type="float">
            <text:p>29.31</text:p>
          </table:table-cell>
        </table:table-row>
        <table:table-row table:style-name="ro1">
          <table:table-cell office:value-type="float" office:value="158757213184" calcext:value-type="float">
            <text:p>158757213184</text:p>
          </table:table-cell>
          <table:table-cell office:value-type="float" office:value="238774784" calcext:value-type="float">
            <text:p>238774784</text:p>
          </table:table-cell>
          <table:table-cell office:value-type="float" office:value="158.52" calcext:value-type="float">
            <text:p>158.52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41986992128" calcext:value-type="float">
            <text:p>141986992128</text:p>
          </table:table-cell>
          <table:table-cell office:value-type="float" office:value="32307988992" calcext:value-type="float">
            <text:p>32307988992</text:p>
          </table:table-cell>
          <table:table-cell office:value-type="float" office:value="109.68" calcext:value-type="float">
            <text:p>109.68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float" office:value="147470625792" calcext:value-type="float">
            <text:p>147470625792</text:p>
          </table:table-cell>
          <table:table-cell office:value-type="float" office:value="6666847744" calcext:value-type="float">
            <text:p>6666847744</text:p>
          </table:table-cell>
          <table:table-cell office:value-type="float" office:value="140.8" calcext:value-type="float">
            <text:p>140.8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float" office:value="84078415872" calcext:value-type="float">
            <text:p>84078415872</text:p>
          </table:table-cell>
          <table:table-cell office:value-type="float" office:value="144170044416" calcext:value-type="float">
            <text:p>144170044416</text:p>
          </table:table-cell>
          <table:table-cell office:value-type="float" office:value="60.09" calcext:value-type="float">
            <text:p>60.09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float" office:value="135005600768" calcext:value-type="float">
            <text:p>135005600768</text:p>
          </table:table-cell>
          <table:table-cell office:value-type="float" office:value="2391997440" calcext:value-type="float">
            <text:p>2391997440</text:p>
          </table:table-cell>
          <table:table-cell office:value-type="float" office:value="132.61" calcext:value-type="float">
            <text:p>132.61</text:p>
          </table:table-cell>
          <table:table-cell office:value-type="float" office:value="23.38" calcext:value-type="float">
            <text:p>23.38</text:p>
          </table:table-cell>
        </table:table-row>
        <table:table-row table:style-name="ro1">
          <table:table-cell office:value-type="float" office:value="68735037440" calcext:value-type="float">
            <text:p>68735037440</text:p>
          </table:table-cell>
          <table:table-cell office:value-type="float" office:value="34387179520" calcext:value-type="float">
            <text:p>34387179520</text:p>
          </table:table-cell>
          <table:table-cell office:value-type="float" office:value="34.35" calcext:value-type="float">
            <text:p>34.35</text:p>
          </table:table-cell>
          <table:table-cell office:value-type="float" office:value="19.88" calcext:value-type="float">
            <text:p>19.88</text:p>
          </table:table-cell>
        </table:table-row>
        <table:table-row table:style-name="ro1">
          <table:table-cell office:value-type="float" office:value="94196221440" calcext:value-type="float">
            <text:p>94196221440</text:p>
          </table:table-cell>
          <table:table-cell office:value-type="float" office:value="11549655040" calcext:value-type="float">
            <text:p>11549655040</text:p>
          </table:table-cell>
          <table:table-cell office:value-type="float" office:value="82.65" calcext:value-type="float">
            <text:p>82.65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1">
          <table:table-cell office:value-type="float" office:value="134044166144" calcext:value-type="float">
            <text:p>134044166144</text:p>
          </table:table-cell>
          <table:table-cell office:value-type="float" office:value="74755622912" calcext:value-type="float">
            <text:p>74755622912</text:p>
          </table:table-cell>
          <table:table-cell office:value-type="float" office:value="59.29" calcext:value-type="float">
            <text:p>59.29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float" office:value="101169583104" calcext:value-type="float">
            <text:p>101169583104</text:p>
          </table:table-cell>
          <table:table-cell office:value-type="float" office:value="13321933312" calcext:value-type="float">
            <text:p>13321933312</text:p>
          </table:table-cell>
          <table:table-cell office:value-type="float" office:value="87.85" calcext:value-type="float">
            <text:p>87.85</text:p>
          </table:table-cell>
          <table:table-cell office:value-type="float" office:value="21.53" calcext:value-type="float">
            <text:p>21.53</text:p>
          </table:table-cell>
        </table:table-row>
        <table:table-row table:style-name="ro1">
          <table:table-cell office:value-type="float" office:value="140449056256" calcext:value-type="float">
            <text:p>140449056256</text:p>
          </table:table-cell>
          <table:table-cell office:value-type="float" office:value="28711002112" calcext:value-type="float">
            <text:p>28711002112</text:p>
          </table:table-cell>
          <table:table-cell office:value-type="float" office:value="111.74" calcext:value-type="float">
            <text:p>111.74</text:p>
          </table:table-cell>
          <table:table-cell office:value-type="float" office:value="20.65" calcext:value-type="float">
            <text:p>20.65</text:p>
          </table:table-cell>
        </table:table-row>
        <table:table-row table:style-name="ro1">
          <table:table-cell office:value-type="float" office:value="99201324032" calcext:value-type="float">
            <text:p>99201324032</text:p>
          </table:table-cell>
          <table:table-cell office:value-type="float" office:value="83715300352" calcext:value-type="float">
            <text:p>83715300352</text:p>
          </table:table-cell>
          <table:table-cell office:value-type="float" office:value="15.49" calcext:value-type="float">
            <text:p>15.49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68672116736" calcext:value-type="float">
            <text:p>68672116736</text:p>
          </table:table-cell>
          <table:table-cell office:value-type="float" office:value="85097784832" calcext:value-type="float">
            <text:p>85097784832</text:p>
          </table:table-cell>
          <table:table-cell office:value-type="float" office:value="16.43" calcext:value-type="float">
            <text:p>16.43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float" office:value="24282287616" calcext:value-type="float">
            <text:p>24282287616</text:p>
          </table:table-cell>
          <table:table-cell office:value-type="float" office:value="104851516928" calcext:value-type="float">
            <text:p>104851516928</text:p>
          </table:table-cell>
          <table:table-cell office:value-type="float" office:value="80.57" calcext:value-type="float">
            <text:p>80.57</text:p>
          </table:table-cell>
          <table:table-cell office:value-type="float" office:value="23.82" calcext:value-type="float">
            <text:p>23.82</text:p>
          </table:table-cell>
        </table:table-row>
        <table:table-row table:style-name="ro1">
          <table:table-cell office:value-type="float" office:value="125482867712" calcext:value-type="float">
            <text:p>125482867712</text:p>
          </table:table-cell>
          <table:table-cell office:value-type="float" office:value="84559347712" calcext:value-type="float">
            <text:p>84559347712</text:p>
          </table:table-cell>
          <table:table-cell office:value-type="float" office:value="40.92" calcext:value-type="float">
            <text:p>40.92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147364336128" calcext:value-type="float">
            <text:p>147364336128</text:p>
          </table:table-cell>
          <table:table-cell office:value-type="float" office:value="128108675584" calcext:value-type="float">
            <text:p>128108675584</text:p>
          </table:table-cell>
          <table:table-cell office:value-type="float" office:value="19.26" calcext:value-type="float">
            <text:p>19.26</text:p>
          </table:table-cell>
          <table:table-cell office:value-type="float" office:value="17.89" calcext:value-type="float">
            <text:p>17.89</text:p>
          </table:table-cell>
        </table:table-row>
        <table:table-row table:style-name="ro1">
          <table:table-cell office:value-type="float" office:value="10781551104" calcext:value-type="float">
            <text:p>10781551104</text:p>
          </table:table-cell>
          <table:table-cell office:value-type="float" office:value="112621527040" calcext:value-type="float">
            <text:p>112621527040</text:p>
          </table:table-cell>
          <table:table-cell office:value-type="float" office:value="101.84" calcext:value-type="float">
            <text:p>101.84</text:p>
          </table:table-cell>
          <table:table-cell office:value-type="float" office:value="17.76" calcext:value-type="float">
            <text:p>17.76</text:p>
          </table:table-cell>
        </table:table-row>
        <table:table-row table:style-name="ro1">
          <table:table-cell office:value-type="float" office:value="85601545216" calcext:value-type="float">
            <text:p>85601545216</text:p>
          </table:table-cell>
          <table:table-cell office:value-type="float" office:value="49470063104" calcext:value-type="float">
            <text:p>49470063104</text:p>
          </table:table-cell>
          <table:table-cell office:value-type="float" office:value="36.13" calcext:value-type="float">
            <text:p>36.13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22550785024" calcext:value-type="float">
            <text:p>22550785024</text:p>
          </table:table-cell>
          <table:table-cell office:value-type="float" office:value="143273608704" calcext:value-type="float">
            <text:p>143273608704</text:p>
          </table:table-cell>
          <table:table-cell office:value-type="float" office:value="120.72" calcext:value-type="float">
            <text:p>120.72</text:p>
          </table:table-cell>
          <table:table-cell office:value-type="float" office:value="18.43" calcext:value-type="float">
            <text:p>18.43</text:p>
          </table:table-cell>
        </table:table-row>
        <table:table-row table:style-name="ro1">
          <table:table-cell office:value-type="float" office:value="35938467328" calcext:value-type="float">
            <text:p>35938467328</text:p>
          </table:table-cell>
          <table:table-cell office:value-type="float" office:value="104088197632" calcext:value-type="float">
            <text:p>104088197632</text:p>
          </table:table-cell>
          <table:table-cell office:value-type="float" office:value="68.15" calcext:value-type="float">
            <text:p>68.15</text:p>
          </table:table-cell>
          <table:table-cell office:value-type="float" office:value="23.71" calcext:value-type="float">
            <text:p>23.71</text:p>
          </table:table-cell>
        </table:table-row>
        <table:table-row table:style-name="ro1">
          <table:table-cell office:value-type="float" office:value="158365580800" calcext:value-type="float">
            <text:p>158365580800</text:p>
          </table:table-cell>
          <table:table-cell office:value-type="float" office:value="67341496320" calcext:value-type="float">
            <text:p>67341496320</text:p>
          </table:table-cell>
          <table:table-cell office:value-type="float" office:value="91.02" calcext:value-type="float">
            <text:p>91.02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float" office:value="9661631488" calcext:value-type="float">
            <text:p>9661631488</text:p>
          </table:table-cell>
          <table:table-cell office:value-type="float" office:value="71709588480" calcext:value-type="float">
            <text:p>71709588480</text:p>
          </table:table-cell>
          <table:table-cell office:value-type="float" office:value="62.05" calcext:value-type="float">
            <text:p>62.05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155877617152" calcext:value-type="float">
            <text:p>155877617152</text:p>
          </table:table-cell>
          <table:table-cell office:value-type="float" office:value="71037260800" calcext:value-type="float">
            <text:p>71037260800</text:p>
          </table:table-cell>
          <table:table-cell office:value-type="float" office:value="84.84" calcext:value-type="float">
            <text:p>84.84</text:p>
          </table:table-cell>
          <table:table-cell office:value-type="float" office:value="26.71" calcext:value-type="float">
            <text:p>26.71</text:p>
          </table:table-cell>
        </table:table-row>
        <table:table-row table:style-name="ro1">
          <table:table-cell office:value-type="float" office:value="136485832704" calcext:value-type="float">
            <text:p>136485832704</text:p>
          </table:table-cell>
          <table:table-cell office:value-type="float" office:value="45371281408" calcext:value-type="float">
            <text:p>45371281408</text:p>
          </table:table-cell>
          <table:table-cell office:value-type="float" office:value="91.11" calcext:value-type="float">
            <text:p>91.11</text:p>
          </table:table-cell>
          <table:table-cell office:value-type="float" office:value="15.63" calcext:value-type="float">
            <text:p>15.63</text:p>
          </table:table-cell>
        </table:table-row>
        <table:table-row table:style-name="ro1">
          <table:table-cell office:value-type="float" office:value="13639686144" calcext:value-type="float">
            <text:p>13639686144</text:p>
          </table:table-cell>
          <table:table-cell office:value-type="float" office:value="157249909760" calcext:value-type="float">
            <text:p>157249909760</text:p>
          </table:table-cell>
          <table:table-cell office:value-type="float" office:value="143.61" calcext:value-type="float">
            <text:p>143.61</text:p>
          </table:table-cell>
          <table:table-cell office:value-type="float" office:value="30.63" calcext:value-type="float">
            <text:p>30.63</text:p>
          </table:table-cell>
        </table:table-row>
        <table:table-row table:style-name="ro1">
          <table:table-cell office:value-type="float" office:value="23458306048" calcext:value-type="float">
            <text:p>23458306048</text:p>
          </table:table-cell>
          <table:table-cell office:value-type="float" office:value="27358811136" calcext:value-type="float">
            <text:p>27358811136</text:p>
          </table:table-cell>
          <table:table-cell office:value-type="float" office:value="3.9" calcext:value-type="float">
            <text:p>3.9</text:p>
          </table:table-cell>
          <table:table-cell office:value-type="float" office:value="16.21" calcext:value-type="float">
            <text:p>16.21</text:p>
          </table:table-cell>
        </table:table-row>
        <table:table-row table:style-name="ro1">
          <table:table-cell office:value-type="float" office:value="117703889408" calcext:value-type="float">
            <text:p>117703889408</text:p>
          </table:table-cell>
          <table:table-cell office:value-type="float" office:value="77798836736" calcext:value-type="float">
            <text:p>77798836736</text:p>
          </table:table-cell>
          <table:table-cell office:value-type="float" office:value="39.91" calcext:value-type="float">
            <text:p>39.91</text:p>
          </table:table-cell>
          <table:table-cell office:value-type="float" office:value="18.24" calcext:value-type="float">
            <text:p>18.24</text:p>
          </table:table-cell>
        </table:table-row>
        <table:table-row table:style-name="ro1">
          <table:table-cell office:value-type="float" office:value="128663495168" calcext:value-type="float">
            <text:p>128663495168</text:p>
          </table:table-cell>
          <table:table-cell office:value-type="float" office:value="128022909440" calcext:value-type="float">
            <text:p>128022909440</text:p>
          </table:table-cell>
          <table:table-cell office:value-type="float" office:value="0.64" calcext:value-type="float">
            <text:p>0.64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15311526400" calcext:value-type="float">
            <text:p>15311526400</text:p>
          </table:table-cell>
          <table:table-cell office:value-type="float" office:value="73903287808" calcext:value-type="float">
            <text:p>73903287808</text:p>
          </table:table-cell>
          <table:table-cell office:value-type="float" office:value="58.59" calcext:value-type="float">
            <text:p>58.59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float" office:value="17949154304" calcext:value-type="float">
            <text:p>17949154304</text:p>
          </table:table-cell>
          <table:table-cell office:value-type="float" office:value="153296992256" calcext:value-type="float">
            <text:p>153296992256</text:p>
          </table:table-cell>
          <table:table-cell office:value-type="float" office:value="135.35" calcext:value-type="float">
            <text:p>135.35</text:p>
          </table:table-cell>
          <table:table-cell office:value-type="float" office:value="21.31" calcext:value-type="float">
            <text:p>21.31</text:p>
          </table:table-cell>
        </table:table-row>
        <table:table-row table:style-name="ro1">
          <table:table-cell office:value-type="float" office:value="158829185024" calcext:value-type="float">
            <text:p>158829185024</text:p>
          </table:table-cell>
          <table:table-cell office:value-type="float" office:value="1570276352" calcext:value-type="float">
            <text:p>1570276352</text:p>
          </table:table-cell>
          <table:table-cell office:value-type="float" office:value="157.26" calcext:value-type="float">
            <text:p>157.26</text:p>
          </table:table-cell>
          <table:table-cell office:value-type="float" office:value="25.48" calcext:value-type="float">
            <text:p>25.48</text:p>
          </table:table-cell>
        </table:table-row>
        <table:table-row table:style-name="ro1">
          <table:table-cell office:value-type="float" office:value="63720736256" calcext:value-type="float">
            <text:p>63720736256</text:p>
          </table:table-cell>
          <table:table-cell office:value-type="float" office:value="137061406208" calcext:value-type="float">
            <text:p>137061406208</text:p>
          </table:table-cell>
          <table:table-cell office:value-type="float" office:value="73.34" calcext:value-type="float">
            <text:p>73.34</text:p>
          </table:table-cell>
          <table:table-cell office:value-type="float" office:value="19.88" calcext:value-type="float">
            <text:p>19.88</text:p>
          </table:table-cell>
        </table:table-row>
        <table:table-row table:style-name="ro1">
          <table:table-cell office:value-type="float" office:value="6773929984" calcext:value-type="float">
            <text:p>6773929984</text:p>
          </table:table-cell>
          <table:table-cell office:value-type="float" office:value="100367911936" calcext:value-type="float">
            <text:p>100367911936</text:p>
          </table:table-cell>
          <table:table-cell office:value-type="float" office:value="93.59" calcext:value-type="float">
            <text:p>93.59</text:p>
          </table:table-cell>
          <table:table-cell office:value-type="float" office:value="27.58" calcext:value-type="float">
            <text:p>27.58</text:p>
          </table:table-cell>
        </table:table-row>
        <table:table-row table:style-name="ro1">
          <table:table-cell office:value-type="float" office:value="71088611328" calcext:value-type="float">
            <text:p>71088611328</text:p>
          </table:table-cell>
          <table:table-cell office:value-type="float" office:value="28953269760" calcext:value-type="float">
            <text:p>28953269760</text:p>
          </table:table-cell>
          <table:table-cell office:value-type="float" office:value="42.14" calcext:value-type="float">
            <text:p>42.14</text:p>
          </table:table-cell>
          <table:table-cell office:value-type="float" office:value="15.18" calcext:value-type="float">
            <text:p>15.18</text:p>
          </table:table-cell>
        </table:table-row>
        <table:table-row table:style-name="ro1">
          <table:table-cell office:value-type="float" office:value="154484396544" calcext:value-type="float">
            <text:p>154484396544</text:p>
          </table:table-cell>
          <table:table-cell office:value-type="float" office:value="8554050560" calcext:value-type="float">
            <text:p>8554050560</text:p>
          </table:table-cell>
          <table:table-cell office:value-type="float" office:value="145.93" calcext:value-type="float">
            <text:p>145.93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13916570624" calcext:value-type="float">
            <text:p>13916570624</text:p>
          </table:table-cell>
          <table:table-cell office:value-type="float" office:value="71439985152" calcext:value-type="float">
            <text:p>71439985152</text:p>
          </table:table-cell>
          <table:table-cell office:value-type="float" office:value="57.52" calcext:value-type="float">
            <text:p>57.52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124281029120" calcext:value-type="float">
            <text:p>124281029120</text:p>
          </table:table-cell>
          <table:table-cell office:value-type="float" office:value="63628919808" calcext:value-type="float">
            <text:p>63628919808</text:p>
          </table:table-cell>
          <table:table-cell office:value-type="float" office:value="60.65" calcext:value-type="float">
            <text:p>60.65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 office:value-type="float" office:value="5855475200" calcext:value-type="float">
            <text:p>5855475200</text:p>
          </table:table-cell>
          <table:table-cell office:value-type="float" office:value="87137012224" calcext:value-type="float">
            <text:p>87137012224</text:p>
          </table:table-cell>
          <table:table-cell office:value-type="float" office:value="81.28" calcext:value-type="float">
            <text:p>81.28</text:p>
          </table:table-cell>
          <table:table-cell office:value-type="float" office:value="23.32" calcext:value-type="float">
            <text:p>23.32</text:p>
          </table:table-cell>
        </table:table-row>
        <table:table-row table:style-name="ro1">
          <table:table-cell office:value-type="float" office:value="153376145408" calcext:value-type="float">
            <text:p>153376145408</text:p>
          </table:table-cell>
          <table:table-cell office:value-type="float" office:value="14775633408" calcext:value-type="float">
            <text:p>14775633408</text:p>
          </table:table-cell>
          <table:table-cell office:value-type="float" office:value="138.6" calcext:value-type="float">
            <text:p>138.6</text:p>
          </table:table-cell>
          <table:table-cell office:value-type="float" office:value="28.96" calcext:value-type="float">
            <text:p>28.96</text:p>
          </table:table-cell>
        </table:table-row>
        <table:table-row table:style-name="ro1">
          <table:table-cell office:value-type="float" office:value="12216730112" calcext:value-type="float">
            <text:p>12216730112</text:p>
          </table:table-cell>
          <table:table-cell office:value-type="float" office:value="156775874560" calcext:value-type="float">
            <text:p>156775874560</text:p>
          </table:table-cell>
          <table:table-cell office:value-type="float" office:value="144.56" calcext:value-type="float">
            <text:p>144.56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float" office:value="108766352384" calcext:value-type="float">
            <text:p>108766352384</text:p>
          </table:table-cell>
          <table:table-cell office:value-type="float" office:value="76931312640" calcext:value-type="float">
            <text:p>76931312640</text:p>
          </table:table-cell>
          <table:table-cell office:value-type="float" office:value="31.84" calcext:value-type="float">
            <text:p>31.84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117264153600" calcext:value-type="float">
            <text:p>117264153600</text:p>
          </table:table-cell>
          <table:table-cell office:value-type="float" office:value="65929759232" calcext:value-type="float">
            <text:p>65929759232</text:p>
          </table:table-cell>
          <table:table-cell office:value-type="float" office:value="51.33" calcext:value-type="float">
            <text:p>51.33</text:p>
          </table:table-cell>
          <table:table-cell office:value-type="float" office:value="18.06" calcext:value-type="float">
            <text:p>18.06</text:p>
          </table:table-cell>
        </table:table-row>
        <table:table-row table:style-name="ro1">
          <table:table-cell office:value-type="float" office:value="159752355840" calcext:value-type="float">
            <text:p>159752355840</text:p>
          </table:table-cell>
          <table:table-cell office:value-type="float" office:value="246358016" calcext:value-type="float">
            <text:p>246358016</text:p>
          </table:table-cell>
          <table:table-cell office:value-type="float" office:value="159.51" calcext:value-type="float">
            <text:p>159.51</text:p>
          </table:table-cell>
          <table:table-cell office:value-type="float" office:value="31.83" calcext:value-type="float">
            <text:p>31.83</text:p>
          </table:table-cell>
        </table:table-row>
        <table:table-row table:style-name="ro1">
          <table:table-cell office:value-type="float" office:value="65161516032" calcext:value-type="float">
            <text:p>65161516032</text:p>
          </table:table-cell>
          <table:table-cell office:value-type="float" office:value="83872082432" calcext:value-type="float">
            <text:p>83872082432</text:p>
          </table:table-cell>
          <table:table-cell office:value-type="float" office:value="18.71" calcext:value-type="float">
            <text:p>18.71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1542813696" calcext:value-type="float">
            <text:p>1542813696</text:p>
          </table:table-cell>
          <table:table-cell office:value-type="float" office:value="73462004736" calcext:value-type="float">
            <text:p>73462004736</text:p>
          </table:table-cell>
          <table:table-cell office:value-type="float" office:value="71.92" calcext:value-type="float">
            <text:p>71.92</text:p>
          </table:table-cell>
          <table:table-cell office:value-type="float" office:value="16.42" calcext:value-type="float">
            <text:p>16.42</text:p>
          </table:table-cell>
        </table:table-row>
        <table:table-row table:style-name="ro1">
          <table:table-cell office:value-type="float" office:value="7437417472" calcext:value-type="float">
            <text:p>7437417472</text:p>
          </table:table-cell>
          <table:table-cell office:value-type="float" office:value="106486384640" calcext:value-type="float">
            <text:p>106486384640</text:p>
          </table:table-cell>
          <table:table-cell office:value-type="float" office:value="99.05" calcext:value-type="float">
            <text:p>99.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8272628736" calcext:value-type="float">
            <text:p>58272628736</text:p>
          </table:table-cell>
          <table:table-cell office:value-type="float" office:value="125443891712" calcext:value-type="float">
            <text:p>125443891712</text:p>
          </table:table-cell>
          <table:table-cell office:value-type="float" office:value="67.17" calcext:value-type="float">
            <text:p>67.17</text:p>
          </table:table-cell>
          <table:table-cell office:value-type="float" office:value="23.26" calcext:value-type="float">
            <text:p>23.26</text:p>
          </table:table-cell>
        </table:table-row>
        <table:table-row table:style-name="ro1">
          <table:table-cell office:value-type="float" office:value="11977245184" calcext:value-type="float">
            <text:p>11977245184</text:p>
          </table:table-cell>
          <table:table-cell office:value-type="float" office:value="98655223296" calcext:value-type="float">
            <text:p>98655223296</text:p>
          </table:table-cell>
          <table:table-cell office:value-type="float" office:value="86.68" calcext:value-type="float">
            <text:p>86.68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6247635456" calcext:value-type="float">
            <text:p>6247635456</text:p>
          </table:table-cell>
          <table:table-cell office:value-type="float" office:value="66869177344" calcext:value-type="float">
            <text:p>66869177344</text:p>
          </table:table-cell>
          <table:table-cell office:value-type="float" office:value="60.62" calcext:value-type="float">
            <text:p>60.62</text:p>
          </table:table-cell>
          <table:table-cell office:value-type="float" office:value="17.42" calcext:value-type="float">
            <text:p>17.42</text:p>
          </table:table-cell>
        </table:table-row>
        <table:table-row table:style-name="ro1">
          <table:table-cell office:value-type="float" office:value="151180609024" calcext:value-type="float">
            <text:p>151180609024</text:p>
          </table:table-cell>
          <table:table-cell office:value-type="float" office:value="31282537984" calcext:value-type="float">
            <text:p>31282537984</text:p>
          </table:table-cell>
          <table:table-cell office:value-type="float" office:value="119.9" calcext:value-type="float">
            <text:p>119.9</text:p>
          </table:table-cell>
          <table:table-cell office:value-type="float" office:value="21.63" calcext:value-type="float">
            <text:p>21.63</text:p>
          </table:table-cell>
        </table:table-row>
        <table:table-row table:style-name="ro1">
          <table:table-cell office:value-type="float" office:value="125769599488" calcext:value-type="float">
            <text:p>125769599488</text:p>
          </table:table-cell>
          <table:table-cell office:value-type="float" office:value="35588577280" calcext:value-type="float">
            <text:p>35588577280</text:p>
          </table:table-cell>
          <table:table-cell office:value-type="float" office:value="90.18" calcext:value-type="float">
            <text:p>90.18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54476430336" calcext:value-type="float">
            <text:p>54476430336</text:p>
          </table:table-cell>
          <table:table-cell office:value-type="float" office:value="49976611328" calcext:value-type="float">
            <text:p>49976611328</text:p>
          </table:table-cell>
          <table:table-cell office:value-type="float" office:value="4.5" calcext:value-type="float">
            <text:p>4.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9627526144" calcext:value-type="float">
            <text:p>9627526144</text:p>
          </table:table-cell>
          <table:table-cell office:value-type="float" office:value="112348106752" calcext:value-type="float">
            <text:p>112348106752</text:p>
          </table:table-cell>
          <table:table-cell office:value-type="float" office:value="102.72" calcext:value-type="float">
            <text:p>102.72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float" office:value="49398362112" calcext:value-type="float">
            <text:p>49398362112</text:p>
          </table:table-cell>
          <table:table-cell office:value-type="float" office:value="47756905984" calcext:value-type="float">
            <text:p>47756905984</text:p>
          </table:table-cell>
          <table:table-cell office:value-type="float" office:value="1.64" calcext:value-type="float">
            <text:p>1.64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90021998592" calcext:value-type="float">
            <text:p>90021998592</text:p>
          </table:table-cell>
          <table:table-cell office:value-type="float" office:value="154754302464" calcext:value-type="float">
            <text:p>154754302464</text:p>
          </table:table-cell>
          <table:table-cell office:value-type="float" office:value="64.73" calcext:value-type="float">
            <text:p>64.73</text:p>
          </table:table-cell>
          <table:table-cell office:value-type="float" office:value="16.94" calcext:value-type="float">
            <text:p>16.94</text:p>
          </table:table-cell>
        </table:table-row>
        <table:table-row table:style-name="ro1">
          <table:table-cell office:value-type="float" office:value="3945828864" calcext:value-type="float">
            <text:p>3945828864</text:p>
          </table:table-cell>
          <table:table-cell office:value-type="float" office:value="70214823424" calcext:value-type="float">
            <text:p>70214823424</text:p>
          </table:table-cell>
          <table:table-cell office:value-type="float" office:value="66.27" calcext:value-type="float">
            <text:p>66.27</text:p>
          </table:table-cell>
          <table:table-cell office:value-type="float" office:value="20.84" calcext:value-type="float">
            <text:p>20.84</text:p>
          </table:table-cell>
        </table:table-row>
        <table:table-row table:style-name="ro1">
          <table:table-cell office:value-type="float" office:value="156104879616" calcext:value-type="float">
            <text:p>156104879616</text:p>
          </table:table-cell>
          <table:table-cell office:value-type="float" office:value="42139756544" calcext:value-type="float">
            <text:p>42139756544</text:p>
          </table:table-cell>
          <table:table-cell office:value-type="float" office:value="113.97" calcext:value-type="float">
            <text:p>113.97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float" office:value="26634166272" calcext:value-type="float">
            <text:p>26634166272</text:p>
          </table:table-cell>
          <table:table-cell office:value-type="float" office:value="159868488704" calcext:value-type="float">
            <text:p>159868488704</text:p>
          </table:table-cell>
          <table:table-cell office:value-type="float" office:value="133.23" calcext:value-type="float">
            <text:p>133.23</text:p>
          </table:table-cell>
          <table:table-cell office:value-type="float" office:value="21.51" calcext:value-type="float">
            <text:p>21.51</text:p>
          </table:table-cell>
        </table:table-row>
        <table:table-row table:style-name="ro1">
          <table:table-cell office:value-type="float" office:value="53190758400" calcext:value-type="float">
            <text:p>53190758400</text:p>
          </table:table-cell>
          <table:table-cell office:value-type="float" office:value="48250121216" calcext:value-type="float">
            <text:p>48250121216</text:p>
          </table:table-cell>
          <table:table-cell office:value-type="float" office:value="4.94" calcext:value-type="float">
            <text:p>4.94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100417312256" calcext:value-type="float">
            <text:p>100417312256</text:p>
          </table:table-cell>
          <table:table-cell office:value-type="float" office:value="78338029568" calcext:value-type="float">
            <text:p>78338029568</text:p>
          </table:table-cell>
          <table:table-cell office:value-type="float" office:value="22.08" calcext:value-type="float">
            <text:p>22.08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float" office:value="26242489344" calcext:value-type="float">
            <text:p>26242489344</text:p>
          </table:table-cell>
          <table:table-cell office:value-type="float" office:value="152360882176" calcext:value-type="float">
            <text:p>152360882176</text:p>
          </table:table-cell>
          <table:table-cell office:value-type="float" office:value="126.12" calcext:value-type="float">
            <text:p>126.12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float" office:value="101235096064" calcext:value-type="float">
            <text:p>101235096064</text:p>
          </table:table-cell>
          <table:table-cell office:value-type="float" office:value="52415280128" calcext:value-type="float">
            <text:p>52415280128</text:p>
          </table:table-cell>
          <table:table-cell office:value-type="float" office:value="48.82" calcext:value-type="float">
            <text:p>48.82</text:p>
          </table:table-cell>
          <table:table-cell office:value-type="float" office:value="22.71" calcext:value-type="float">
            <text:p>22.71</text:p>
          </table:table-cell>
        </table:table-row>
        <table:table-row table:style-name="ro1">
          <table:table-cell office:value-type="float" office:value="116780443136" calcext:value-type="float">
            <text:p>116780443136</text:p>
          </table:table-cell>
          <table:table-cell office:value-type="float" office:value="35683083776" calcext:value-type="float">
            <text:p>35683083776</text:p>
          </table:table-cell>
          <table:table-cell office:value-type="float" office:value="81.1" calcext:value-type="float">
            <text:p>81.1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60220754432" calcext:value-type="float">
            <text:p>60220754432</text:p>
          </table:table-cell>
          <table:table-cell office:value-type="float" office:value="117561636864" calcext:value-type="float">
            <text:p>117561636864</text:p>
          </table:table-cell>
          <table:table-cell office:value-type="float" office:value="57.34" calcext:value-type="float">
            <text:p>57.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63189504" calcext:value-type="float">
            <text:p>51863189504</text:p>
          </table:table-cell>
          <table:table-cell office:value-type="float" office:value="154737578496" calcext:value-type="float">
            <text:p>154737578496</text:p>
          </table:table-cell>
          <table:table-cell office:value-type="float" office:value="102.87" calcext:value-type="float">
            <text:p>102.87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34281344512" calcext:value-type="float">
            <text:p>34281344512</text:p>
          </table:table-cell>
          <table:table-cell office:value-type="float" office:value="117801483264" calcext:value-type="float">
            <text:p>117801483264</text:p>
          </table:table-cell>
          <table:table-cell office:value-type="float" office:value="83.52" calcext:value-type="float">
            <text:p>83.52</text:p>
          </table:table-cell>
          <table:table-cell office:value-type="float" office:value="26.71" calcext:value-type="float">
            <text:p>26.71</text:p>
          </table:table-cell>
        </table:table-row>
        <table:table-row table:style-name="ro1">
          <table:table-cell office:value-type="float" office:value="67354829824" calcext:value-type="float">
            <text:p>67354829824</text:p>
          </table:table-cell>
          <table:table-cell office:value-type="float" office:value="57239802368" calcext:value-type="float">
            <text:p>57239802368</text:p>
          </table:table-cell>
          <table:table-cell office:value-type="float" office:value="10.12" calcext:value-type="float">
            <text:p>10.1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87738025984" calcext:value-type="float">
            <text:p>87738025984</text:p>
          </table:table-cell>
          <table:table-cell office:value-type="float" office:value="26841332736" calcext:value-type="float">
            <text:p>26841332736</text:p>
          </table:table-cell>
          <table:table-cell office:value-type="float" office:value="60.9" calcext:value-type="float">
            <text:p>60.9</text:p>
          </table:table-cell>
          <table:table-cell office:value-type="float" office:value="18.03" calcext:value-type="float">
            <text:p>18.03</text:p>
          </table:table-cell>
        </table:table-row>
        <table:table-row table:style-name="ro1">
          <table:table-cell office:value-type="float" office:value="69440433664" calcext:value-type="float">
            <text:p>69440433664</text:p>
          </table:table-cell>
          <table:table-cell office:value-type="float" office:value="49778367488" calcext:value-type="float">
            <text:p>49778367488</text:p>
          </table:table-cell>
          <table:table-cell office:value-type="float" office:value="19.66" calcext:value-type="float">
            <text:p>19.66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office:value-type="float" office:value="81196054016" calcext:value-type="float">
            <text:p>81196054016</text:p>
          </table:table-cell>
          <table:table-cell office:value-type="float" office:value="135205165568" calcext:value-type="float">
            <text:p>135205165568</text:p>
          </table:table-cell>
          <table:table-cell office:value-type="float" office:value="54.01" calcext:value-type="float">
            <text:p>54.01</text:p>
          </table:table-cell>
          <table:table-cell office:value-type="float" office:value="22.69" calcext:value-type="float">
            <text:p>22.69</text:p>
          </table:table-cell>
        </table:table-row>
        <table:table-row table:style-name="ro1">
          <table:table-cell office:value-type="float" office:value="4727502336" calcext:value-type="float">
            <text:p>4727502336</text:p>
          </table:table-cell>
          <table:table-cell office:value-type="float" office:value="139578254848" calcext:value-type="float">
            <text:p>139578254848</text:p>
          </table:table-cell>
          <table:table-cell office:value-type="float" office:value="134.85" calcext:value-type="float">
            <text:p>134.85</text:p>
          </table:table-cell>
          <table:table-cell office:value-type="float" office:value="28.39" calcext:value-type="float">
            <text:p>28.39</text:p>
          </table:table-cell>
        </table:table-row>
        <table:table-row table:style-name="ro1">
          <table:table-cell office:value-type="float" office:value="3720830976" calcext:value-type="float">
            <text:p>3720830976</text:p>
          </table:table-cell>
          <table:table-cell office:value-type="float" office:value="154969061376" calcext:value-type="float">
            <text:p>154969061376</text:p>
          </table:table-cell>
          <table:table-cell office:value-type="float" office:value="151.25" calcext:value-type="float">
            <text:p>151.25</text:p>
          </table:table-cell>
          <table:table-cell office:value-type="float" office:value="29.18" calcext:value-type="float">
            <text:p>29.18</text:p>
          </table:table-cell>
        </table:table-row>
        <table:table-row table:style-name="ro1">
          <table:table-cell office:value-type="float" office:value="39743141376" calcext:value-type="float">
            <text:p>39743141376</text:p>
          </table:table-cell>
          <table:table-cell office:value-type="float" office:value="132100220416" calcext:value-type="float">
            <text:p>132100220416</text:p>
          </table:table-cell>
          <table:table-cell office:value-type="float" office:value="92.36" calcext:value-type="float">
            <text:p>92.36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158039941120" calcext:value-type="float">
            <text:p>158039941120</text:p>
          </table:table-cell>
          <table:table-cell office:value-type="float" office:value="392783360" calcext:value-type="float">
            <text:p>392783360</text:p>
          </table:table-cell>
          <table:table-cell office:value-type="float" office:value="157.65" calcext:value-type="float">
            <text:p>157.65</text:p>
          </table:table-cell>
          <table:table-cell office:value-type="float" office:value="25.22" calcext:value-type="float">
            <text:p>25.22</text:p>
          </table:table-cell>
        </table:table-row>
        <table:table-row table:style-name="ro1">
          <table:table-cell office:value-type="float" office:value="127283243520" calcext:value-type="float">
            <text:p>127283243520</text:p>
          </table:table-cell>
          <table:table-cell office:value-type="float" office:value="156269201920" calcext:value-type="float">
            <text:p>156269201920</text:p>
          </table:table-cell>
          <table:table-cell office:value-type="float" office:value="28.99" calcext:value-type="float">
            <text:p>28.99</text:p>
          </table:table-cell>
          <table:table-cell office:value-type="float" office:value="17.52" calcext:value-type="float">
            <text:p>17.52</text:p>
          </table:table-cell>
        </table:table-row>
        <table:table-row table:style-name="ro1">
          <table:table-cell office:value-type="float" office:value="94963840512" calcext:value-type="float">
            <text:p>94963840512</text:p>
          </table:table-cell>
          <table:table-cell office:value-type="float" office:value="17551226368" calcext:value-type="float">
            <text:p>17551226368</text:p>
          </table:table-cell>
          <table:table-cell office:value-type="float" office:value="77.41" calcext:value-type="float">
            <text:p>77.41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float" office:value="20270952448" calcext:value-type="float">
            <text:p>20270952448</text:p>
          </table:table-cell>
          <table:table-cell office:value-type="float" office:value="150174941184" calcext:value-type="float">
            <text:p>150174941184</text:p>
          </table:table-cell>
          <table:table-cell office:value-type="float" office:value="129.9" calcext:value-type="float">
            <text:p>129.9</text:p>
          </table:table-cell>
          <table:table-cell office:value-type="float" office:value="20.89" calcext:value-type="float">
            <text:p>20.89</text:p>
          </table:table-cell>
        </table:table-row>
        <table:table-row table:style-name="ro1">
          <table:table-cell office:value-type="float" office:value="94932524032" calcext:value-type="float">
            <text:p>94932524032</text:p>
          </table:table-cell>
          <table:table-cell office:value-type="float" office:value="9455248896" calcext:value-type="float">
            <text:p>9455248896</text:p>
          </table:table-cell>
          <table:table-cell office:value-type="float" office:value="85.48" calcext:value-type="float">
            <text:p>85.4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75257878016" calcext:value-type="float">
            <text:p>75257878016</text:p>
          </table:table-cell>
          <table:table-cell office:value-type="float" office:value="54772981248" calcext:value-type="float">
            <text:p>54772981248</text:p>
          </table:table-cell>
          <table:table-cell office:value-type="float" office:value="20.48" calcext:value-type="float">
            <text:p>20.48</text:p>
          </table:table-cell>
          <table:table-cell office:value-type="float" office:value="19.92" calcext:value-type="float">
            <text:p>19.92</text:p>
          </table:table-cell>
        </table:table-row>
        <table:table-row table:style-name="ro1">
          <table:table-cell office:value-type="float" office:value="128593561600" calcext:value-type="float">
            <text:p>128593561600</text:p>
          </table:table-cell>
          <table:table-cell office:value-type="float" office:value="56660527616" calcext:value-type="float">
            <text:p>56660527616</text:p>
          </table:table-cell>
          <table:table-cell office:value-type="float" office:value="71.93" calcext:value-type="float">
            <text:p>71.93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office:value-type="float" office:value="21022211584" calcext:value-type="float">
            <text:p>21022211584</text:p>
          </table:table-cell>
          <table:table-cell office:value-type="float" office:value="142581430272" calcext:value-type="float">
            <text:p>142581430272</text:p>
          </table:table-cell>
          <table:table-cell office:value-type="float" office:value="121.56" calcext:value-type="float">
            <text:p>121.56</text:p>
          </table:table-cell>
          <table:table-cell office:value-type="float" office:value="23.03" calcext:value-type="float">
            <text:p>23.03</text:p>
          </table:table-cell>
        </table:table-row>
        <table:table-row table:style-name="ro1">
          <table:table-cell office:value-type="float" office:value="6941788160" calcext:value-type="float">
            <text:p>6941788160</text:p>
          </table:table-cell>
          <table:table-cell office:value-type="float" office:value="99747072512" calcext:value-type="float">
            <text:p>99747072512</text:p>
          </table:table-cell>
          <table:table-cell office:value-type="float" office:value="92.81" calcext:value-type="float">
            <text:p>92.81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office:value-type="float" office:value="74431123456" calcext:value-type="float">
            <text:p>74431123456</text:p>
          </table:table-cell>
          <table:table-cell office:value-type="float" office:value="150892030976" calcext:value-type="float">
            <text:p>150892030976</text:p>
          </table:table-cell>
          <table:table-cell office:value-type="float" office:value="76.46" calcext:value-type="float">
            <text:p>76.46</text:p>
          </table:table-cell>
          <table:table-cell office:value-type="float" office:value="18.21" calcext:value-type="float">
            <text:p>18.21</text:p>
          </table:table-cell>
        </table:table-row>
        <table:table-row table:style-name="ro1">
          <table:table-cell office:value-type="float" office:value="129424130048" calcext:value-type="float">
            <text:p>129424130048</text:p>
          </table:table-cell>
          <table:table-cell office:value-type="float" office:value="18039303680" calcext:value-type="float">
            <text:p>18039303680</text:p>
          </table:table-cell>
          <table:table-cell office:value-type="float" office:value="111.38" calcext:value-type="float">
            <text:p>111.38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float" office:value="46225452544" calcext:value-type="float">
            <text:p>46225452544</text:p>
          </table:table-cell>
          <table:table-cell office:value-type="float" office:value="134902727168" calcext:value-type="float">
            <text:p>134902727168</text:p>
          </table:table-cell>
          <table:table-cell office:value-type="float" office:value="88.68" calcext:value-type="float">
            <text:p>88.68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122126802944" calcext:value-type="float">
            <text:p>122126802944</text:p>
          </table:table-cell>
          <table:table-cell office:value-type="float" office:value="36288508416" calcext:value-type="float">
            <text:p>36288508416</text:p>
          </table:table-cell>
          <table:table-cell office:value-type="float" office:value="85.84" calcext:value-type="float">
            <text:p>85.84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18402507776" calcext:value-type="float">
            <text:p>18402507776</text:p>
          </table:table-cell>
          <table:table-cell office:value-type="float" office:value="136232484352" calcext:value-type="float">
            <text:p>136232484352</text:p>
          </table:table-cell>
          <table:table-cell office:value-type="float" office:value="117.83" calcext:value-type="float">
            <text:p>117.83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5274956800" calcext:value-type="float">
            <text:p>5274956800</text:p>
          </table:table-cell>
          <table:table-cell office:value-type="float" office:value="122405496832" calcext:value-type="float">
            <text:p>122405496832</text:p>
          </table:table-cell>
          <table:table-cell office:value-type="float" office:value="117.13" calcext:value-type="float">
            <text:p>117.13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1">
          <table:table-cell office:value-type="float" office:value="42395446272" calcext:value-type="float">
            <text:p>42395446272</text:p>
          </table:table-cell>
          <table:table-cell office:value-type="float" office:value="100951115776" calcext:value-type="float">
            <text:p>100951115776</text:p>
          </table:table-cell>
          <table:table-cell office:value-type="float" office:value="58.56" calcext:value-type="float">
            <text:p>58.56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147797149696" calcext:value-type="float">
            <text:p>147797149696</text:p>
          </table:table-cell>
          <table:table-cell office:value-type="float" office:value="32989920768" calcext:value-type="float">
            <text:p>32989920768</text:p>
          </table:table-cell>
          <table:table-cell office:value-type="float" office:value="114.81" calcext:value-type="float">
            <text:p>114.81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float" office:value="156015822336" calcext:value-type="float">
            <text:p>156015822336</text:p>
          </table:table-cell>
          <table:table-cell office:value-type="float" office:value="543437824" calcext:value-type="float">
            <text:p>543437824</text:p>
          </table:table-cell>
          <table:table-cell office:value-type="float" office:value="155.47" calcext:value-type="float">
            <text:p>155.47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142147656192" calcext:value-type="float">
            <text:p>142147656192</text:p>
          </table:table-cell>
          <table:table-cell office:value-type="float" office:value="115457112064" calcext:value-type="float">
            <text:p>115457112064</text:p>
          </table:table-cell>
          <table:table-cell office:value-type="float" office:value="26.69" calcext:value-type="float">
            <text:p>26.69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office:value-type="float" office:value="58363716608" calcext:value-type="float">
            <text:p>58363716608</text:p>
          </table:table-cell>
          <table:table-cell office:value-type="float" office:value="143836753408" calcext:value-type="float">
            <text:p>143836753408</text:p>
          </table:table-cell>
          <table:table-cell office:value-type="float" office:value="85.47" calcext:value-type="float">
            <text:p>85.47</text:p>
          </table:table-cell>
          <table:table-cell office:value-type="float" office:value="19.19" calcext:value-type="float">
            <text:p>19.19</text:p>
          </table:table-cell>
        </table:table-row>
        <table:table-row table:style-name="ro1">
          <table:table-cell office:value-type="float" office:value="77386929152" calcext:value-type="float">
            <text:p>77386929152</text:p>
          </table:table-cell>
          <table:table-cell office:value-type="float" office:value="53551485952" calcext:value-type="float">
            <text:p>53551485952</text:p>
          </table:table-cell>
          <table:table-cell office:value-type="float" office:value="23.84" calcext:value-type="float">
            <text:p>23.84</text:p>
          </table:table-cell>
          <table:table-cell office:value-type="float" office:value="14.55" calcext:value-type="float">
            <text:p>14.55</text:p>
          </table:table-cell>
        </table:table-row>
        <table:table-row table:style-name="ro1">
          <table:table-cell office:value-type="float" office:value="152830445568" calcext:value-type="float">
            <text:p>152830445568</text:p>
          </table:table-cell>
          <table:table-cell office:value-type="float" office:value="924147712" calcext:value-type="float">
            <text:p>924147712</text:p>
          </table:table-cell>
          <table:table-cell office:value-type="float" office:value="151.91" calcext:value-type="float">
            <text:p>151.91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27973617152" calcext:value-type="float">
            <text:p>27973617152</text:p>
          </table:table-cell>
          <table:table-cell office:value-type="float" office:value="77330565632" calcext:value-type="float">
            <text:p>77330565632</text:p>
          </table:table-cell>
          <table:table-cell office:value-type="float" office:value="49.36" calcext:value-type="float">
            <text:p>49.36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72958411776" calcext:value-type="float">
            <text:p>72958411776</text:p>
          </table:table-cell>
          <table:table-cell office:value-type="float" office:value="44180751872" calcext:value-type="float">
            <text:p>44180751872</text:p>
          </table:table-cell>
          <table:table-cell office:value-type="float" office:value="28.78" calcext:value-type="float">
            <text:p>28.78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119734624768" calcext:value-type="float">
            <text:p>119734624768</text:p>
          </table:table-cell>
          <table:table-cell office:value-type="float" office:value="8827926528" calcext:value-type="float">
            <text:p>8827926528</text:p>
          </table:table-cell>
          <table:table-cell office:value-type="float" office:value="110.91" calcext:value-type="float">
            <text:p>110.91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office:value-type="float" office:value="55460411904" calcext:value-type="float">
            <text:p>55460411904</text:p>
          </table:table-cell>
          <table:table-cell office:value-type="float" office:value="102013706752" calcext:value-type="float">
            <text:p>102013706752</text:p>
          </table:table-cell>
          <table:table-cell office:value-type="float" office:value="46.55" calcext:value-type="float">
            <text:p>46.55</text:p>
          </table:table-cell>
          <table:table-cell office:value-type="float" office:value="20.19" calcext:value-type="float">
            <text:p>20.19</text:p>
          </table:table-cell>
        </table:table-row>
        <table:table-row table:style-name="ro1">
          <table:table-cell office:value-type="float" office:value="138271673856" calcext:value-type="float">
            <text:p>138271673856</text:p>
          </table:table-cell>
          <table:table-cell office:value-type="float" office:value="2626234368" calcext:value-type="float">
            <text:p>2626234368</text:p>
          </table:table-cell>
          <table:table-cell office:value-type="float" office:value="135.65" calcext:value-type="float">
            <text:p>135.65</text:p>
          </table:table-cell>
          <table:table-cell office:value-type="float" office:value="26.41" calcext:value-type="float">
            <text:p>26.41</text:p>
          </table:table-cell>
        </table:table-row>
        <table:table-row table:style-name="ro1">
          <table:table-cell office:value-type="float" office:value="86142401536" calcext:value-type="float">
            <text:p>86142401536</text:p>
          </table:table-cell>
          <table:table-cell office:value-type="float" office:value="138447798272" calcext:value-type="float">
            <text:p>138447798272</text:p>
          </table:table-cell>
          <table:table-cell office:value-type="float" office:value="52.31" calcext:value-type="float">
            <text:p>52.31</text:p>
          </table:table-cell>
          <table:table-cell office:value-type="float" office:value="16.78" calcext:value-type="float">
            <text:p>16.78</text:p>
          </table:table-cell>
        </table:table-row>
        <table:table-row table:style-name="ro1">
          <table:table-cell office:value-type="float" office:value="154680351744" calcext:value-type="float">
            <text:p>154680351744</text:p>
          </table:table-cell>
          <table:table-cell office:value-type="float" office:value="56710046720" calcext:value-type="float">
            <text:p>56710046720</text:p>
          </table:table-cell>
          <table:table-cell office:value-type="float" office:value="97.97" calcext:value-type="float">
            <text:p>97.97</text:p>
          </table:table-cell>
          <table:table-cell office:value-type="float" office:value="25.43" calcext:value-type="float">
            <text:p>25.43</text:p>
          </table:table-cell>
        </table:table-row>
        <table:table-row table:style-name="ro1">
          <table:table-cell office:value-type="float" office:value="3130659328" calcext:value-type="float">
            <text:p>3130659328</text:p>
          </table:table-cell>
          <table:table-cell office:value-type="float" office:value="69940617728" calcext:value-type="float">
            <text:p>69940617728</text:p>
          </table:table-cell>
          <table:table-cell office:value-type="float" office:value="66.81" calcext:value-type="float">
            <text:p>66.81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95200990208" calcext:value-type="float">
            <text:p>95200990208</text:p>
          </table:table-cell>
          <table:table-cell office:value-type="float" office:value="5742539264" calcext:value-type="float">
            <text:p>5742539264</text:p>
          </table:table-cell>
          <table:table-cell office:value-type="float" office:value="89.46" calcext:value-type="float">
            <text:p>89.46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32227318272" calcext:value-type="float">
            <text:p>32227318272</text:p>
          </table:table-cell>
          <table:table-cell office:value-type="float" office:value="96964792832" calcext:value-type="float">
            <text:p>96964792832</text:p>
          </table:table-cell>
          <table:table-cell office:value-type="float" office:value="64.74" calcext:value-type="float">
            <text:p>64.74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119934573568" calcext:value-type="float">
            <text:p>119934573568</text:p>
          </table:table-cell>
          <table:table-cell office:value-type="float" office:value="11940721664" calcext:value-type="float">
            <text:p>11940721664</text:p>
          </table:table-cell>
          <table:table-cell office:value-type="float" office:value="107.99" calcext:value-type="float">
            <text:p>107.99</text:p>
          </table:table-cell>
          <table:table-cell office:value-type="float" office:value="23.31" calcext:value-type="float">
            <text:p>23.31</text:p>
          </table:table-cell>
        </table:table-row>
        <table:table-row table:style-name="ro1">
          <table:table-cell office:value-type="float" office:value="32447336960" calcext:value-type="float">
            <text:p>32447336960</text:p>
          </table:table-cell>
          <table:table-cell office:value-type="float" office:value="28690443264" calcext:value-type="float">
            <text:p>28690443264</text:p>
          </table:table-cell>
          <table:table-cell office:value-type="float" office:value="3.76" calcext:value-type="float">
            <text:p>3.7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6741366784" calcext:value-type="float">
            <text:p>16741366784</text:p>
          </table:table-cell>
          <table:table-cell office:value-type="float" office:value="112719676416" calcext:value-type="float">
            <text:p>112719676416</text:p>
          </table:table-cell>
          <table:table-cell office:value-type="float" office:value="95.98" calcext:value-type="float">
            <text:p>95.98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float" office:value="63562761216" calcext:value-type="float">
            <text:p>63562761216</text:p>
          </table:table-cell>
          <table:table-cell office:value-type="float" office:value="62275285504" calcext:value-type="float">
            <text:p>62275285504</text:p>
          </table:table-cell>
          <table:table-cell office:value-type="float" office:value="1.29" calcext:value-type="float">
            <text:p>1.29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40362554880" calcext:value-type="float">
            <text:p>40362554880</text:p>
          </table:table-cell>
          <table:table-cell office:value-type="float" office:value="102863574528" calcext:value-type="float">
            <text:p>102863574528</text:p>
          </table:table-cell>
          <table:table-cell office:value-type="float" office:value="62.5" calcext:value-type="float">
            <text:p>62.5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office:value-type="float" office:value="140089913856" calcext:value-type="float">
            <text:p>140089913856</text:p>
          </table:table-cell>
          <table:table-cell office:value-type="float" office:value="47257442304" calcext:value-type="float">
            <text:p>47257442304</text:p>
          </table:table-cell>
          <table:table-cell office:value-type="float" office:value="92.83" calcext:value-type="float">
            <text:p>92.83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2842557440" calcext:value-type="float">
            <text:p>2842557440</text:p>
          </table:table-cell>
          <table:table-cell office:value-type="float" office:value="137174779904" calcext:value-type="float">
            <text:p>137174779904</text:p>
          </table:table-cell>
          <table:table-cell office:value-type="float" office:value="134.33" calcext:value-type="float">
            <text:p>134.33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69962473472" calcext:value-type="float">
            <text:p>69962473472</text:p>
          </table:table-cell>
          <table:table-cell office:value-type="float" office:value="141254016512" calcext:value-type="float">
            <text:p>141254016512</text:p>
          </table:table-cell>
          <table:table-cell office:value-type="float" office:value="71.29" calcext:value-type="float">
            <text:p>71.29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float" office:value="53890107904" calcext:value-type="float">
            <text:p>53890107904</text:p>
          </table:table-cell>
          <table:table-cell office:value-type="float" office:value="121655060992" calcext:value-type="float">
            <text:p>121655060992</text:p>
          </table:table-cell>
          <table:table-cell office:value-type="float" office:value="67.76" calcext:value-type="float">
            <text:p>67.76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147556106752" calcext:value-type="float">
            <text:p>147556106752</text:p>
          </table:table-cell>
          <table:table-cell office:value-type="float" office:value="127828714496" calcext:value-type="float">
            <text:p>127828714496</text:p>
          </table:table-cell>
          <table:table-cell office:value-type="float" office:value="19.73" calcext:value-type="float">
            <text:p>19.73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146313286144" calcext:value-type="float">
            <text:p>146313286144</text:p>
          </table:table-cell>
          <table:table-cell office:value-type="float" office:value="145763540992" calcext:value-type="float">
            <text:p>145763540992</text:p>
          </table:table-cell>
          <table:table-cell office:value-type="float" office:value="0.55" calcext:value-type="float">
            <text:p>0.55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10437626368" calcext:value-type="float">
            <text:p>10437626368</text:p>
          </table:table-cell>
          <table:table-cell office:value-type="float" office:value="157254712320" calcext:value-type="float">
            <text:p>157254712320</text:p>
          </table:table-cell>
          <table:table-cell office:value-type="float" office:value="146.82" calcext:value-type="float">
            <text:p>146.82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float" office:value="84685789184" calcext:value-type="float">
            <text:p>84685789184</text:p>
          </table:table-cell>
          <table:table-cell office:value-type="float" office:value="19974294016" calcext:value-type="float">
            <text:p>19974294016</text:p>
          </table:table-cell>
          <table:table-cell office:value-type="float" office:value="64.71" calcext:value-type="float">
            <text:p>64.71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85129216" calcext:value-type="float">
            <text:p>285129216</text:p>
          </table:table-cell>
          <table:table-cell office:value-type="float" office:value="157712002560" calcext:value-type="float">
            <text:p>157712002560</text:p>
          </table:table-cell>
          <table:table-cell office:value-type="float" office:value="157.43" calcext:value-type="float">
            <text:p>157.43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3251778048" calcext:value-type="float">
            <text:p>3251778048</text:p>
          </table:table-cell>
          <table:table-cell office:value-type="float" office:value="31891855872" calcext:value-type="float">
            <text:p>31891855872</text:p>
          </table:table-cell>
          <table:table-cell office:value-type="float" office:value="28.64" calcext:value-type="float">
            <text:p>28.6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133292032" calcext:value-type="float">
            <text:p>33133292032</text:p>
          </table:table-cell>
          <table:table-cell office:value-type="float" office:value="103702329856" calcext:value-type="float">
            <text:p>103702329856</text:p>
          </table:table-cell>
          <table:table-cell office:value-type="float" office:value="70.57" calcext:value-type="float">
            <text:p>70.57</text:p>
          </table:table-cell>
          <table:table-cell office:value-type="float" office:value="14.47" calcext:value-type="float">
            <text:p>14.47</text:p>
          </table:table-cell>
        </table:table-row>
        <table:table-row table:style-name="ro1">
          <table:table-cell office:value-type="float" office:value="35388815872" calcext:value-type="float">
            <text:p>35388815872</text:p>
          </table:table-cell>
          <table:table-cell office:value-type="float" office:value="113208532992" calcext:value-type="float">
            <text:p>113208532992</text:p>
          </table:table-cell>
          <table:table-cell office:value-type="float" office:value="77.82" calcext:value-type="float">
            <text:p>77.82</text:p>
          </table:table-cell>
          <table:table-cell office:value-type="float" office:value="24.17" calcext:value-type="float">
            <text:p>24.17</text:p>
          </table:table-cell>
        </table:table-row>
        <table:table-row table:style-name="ro1">
          <table:table-cell office:value-type="float" office:value="145978997760" calcext:value-type="float">
            <text:p>145978997760</text:p>
          </table:table-cell>
          <table:table-cell office:value-type="float" office:value="96764830720" calcext:value-type="float">
            <text:p>96764830720</text:p>
          </table:table-cell>
          <table:table-cell office:value-type="float" office:value="49.21" calcext:value-type="float">
            <text:p>49.21</text:p>
          </table:table-cell>
          <table:table-cell office:value-type="float" office:value="20.19" calcext:value-type="float">
            <text:p>20.19</text:p>
          </table:table-cell>
        </table:table-row>
        <table:table-row table:style-name="ro1">
          <table:table-cell office:value-type="float" office:value="17052612608" calcext:value-type="float">
            <text:p>17052612608</text:p>
          </table:table-cell>
          <table:table-cell office:value-type="float" office:value="158862868480" calcext:value-type="float">
            <text:p>158862868480</text:p>
          </table:table-cell>
          <table:table-cell office:value-type="float" office:value="141.81" calcext:value-type="float">
            <text:p>141.81</text:p>
          </table:table-cell>
          <table:table-cell office:value-type="float" office:value="23.77" calcext:value-type="float">
            <text:p>23.77</text:p>
          </table:table-cell>
        </table:table-row>
        <table:table-row table:style-name="ro1">
          <table:table-cell office:value-type="float" office:value="41152338432" calcext:value-type="float">
            <text:p>41152338432</text:p>
          </table:table-cell>
          <table:table-cell office:value-type="float" office:value="151648583168" calcext:value-type="float">
            <text:p>151648583168</text:p>
          </table:table-cell>
          <table:table-cell office:value-type="float" office:value="110.5" calcext:value-type="float">
            <text:p>110.5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 office:value-type="float" office:value="61850112" calcext:value-type="float">
            <text:p>61850112</text:p>
          </table:table-cell>
          <table:table-cell office:value-type="float" office:value="155012020736" calcext:value-type="float">
            <text:p>155012020736</text:p>
          </table:table-cell>
          <table:table-cell office:value-type="float" office:value="154.95" calcext:value-type="float">
            <text:p>154.95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>
          <table:table-cell office:value-type="float" office:value="122162336768" calcext:value-type="float">
            <text:p>122162336768</text:p>
          </table:table-cell>
          <table:table-cell office:value-type="float" office:value="108080665600" calcext:value-type="float">
            <text:p>108080665600</text:p>
          </table:table-cell>
          <table:table-cell office:value-type="float" office:value="14.08" calcext:value-type="float">
            <text:p>14.08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22399014912" calcext:value-type="float">
            <text:p>22399014912</text:p>
          </table:table-cell>
          <table:table-cell office:value-type="float" office:value="108667231232" calcext:value-type="float">
            <text:p>108667231232</text:p>
          </table:table-cell>
          <table:table-cell office:value-type="float" office:value="86.27" calcext:value-type="float">
            <text:p>86.27</text:p>
          </table:table-cell>
          <table:table-cell office:value-type="float" office:value="22.02" calcext:value-type="float">
            <text:p>22.02</text:p>
          </table:table-cell>
        </table:table-row>
        <table:table-row table:style-name="ro1">
          <table:table-cell office:value-type="float" office:value="146659822592" calcext:value-type="float">
            <text:p>146659822592</text:p>
          </table:table-cell>
          <table:table-cell office:value-type="float" office:value="58332634624" calcext:value-type="float">
            <text:p>58332634624</text:p>
          </table:table-cell>
          <table:table-cell office:value-type="float" office:value="88.33" calcext:value-type="float">
            <text:p>88.33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119601943040" calcext:value-type="float">
            <text:p>119601943040</text:p>
          </table:table-cell>
          <table:table-cell office:value-type="float" office:value="599909888" calcext:value-type="float">
            <text:p>599909888</text:p>
          </table:table-cell>
          <table:table-cell office:value-type="float" office:value="119" calcext:value-type="float">
            <text:p>11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25516201472" calcext:value-type="float">
            <text:p>125516201472</text:p>
          </table:table-cell>
          <table:table-cell office:value-type="float" office:value="70806180864" calcext:value-type="float">
            <text:p>70806180864</text:p>
          </table:table-cell>
          <table:table-cell office:value-type="float" office:value="54.71" calcext:value-type="float">
            <text:p>54.71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44823419904" calcext:value-type="float">
            <text:p>44823419904</text:p>
          </table:table-cell>
          <table:table-cell office:value-type="float" office:value="74613800448" calcext:value-type="float">
            <text:p>74613800448</text:p>
          </table:table-cell>
          <table:table-cell office:value-type="float" office:value="29.79" calcext:value-type="float">
            <text:p>29.79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97941161984" calcext:value-type="float">
            <text:p>97941161984</text:p>
          </table:table-cell>
          <table:table-cell office:value-type="float" office:value="110706191360" calcext:value-type="float">
            <text:p>110706191360</text:p>
          </table:table-cell>
          <table:table-cell office:value-type="float" office:value="12.77" calcext:value-type="float">
            <text:p>12.77</text:p>
          </table:table-cell>
          <table:table-cell office:value-type="float" office:value="17.79" calcext:value-type="float">
            <text:p>17.79</text:p>
          </table:table-cell>
        </table:table-row>
        <table:table-row table:style-name="ro1">
          <table:table-cell office:value-type="float" office:value="82491236864" calcext:value-type="float">
            <text:p>82491236864</text:p>
          </table:table-cell>
          <table:table-cell office:value-type="float" office:value="24004540416" calcext:value-type="float">
            <text:p>24004540416</text:p>
          </table:table-cell>
          <table:table-cell office:value-type="float" office:value="58.49" calcext:value-type="float">
            <text:p>58.49</text:p>
          </table:table-cell>
          <table:table-cell office:value-type="float" office:value="18.98" calcext:value-type="float">
            <text:p>18.98</text:p>
          </table:table-cell>
        </table:table-row>
        <table:table-row table:style-name="ro1">
          <table:table-cell office:value-type="float" office:value="1145499136" calcext:value-type="float">
            <text:p>1145499136</text:p>
          </table:table-cell>
          <table:table-cell office:value-type="float" office:value="132662702592" calcext:value-type="float">
            <text:p>132662702592</text:p>
          </table:table-cell>
          <table:table-cell office:value-type="float" office:value="131.52" calcext:value-type="float">
            <text:p>131.52</text:p>
          </table:table-cell>
          <table:table-cell office:value-type="float" office:value="26.83" calcext:value-type="float">
            <text:p>26.83</text:p>
          </table:table-cell>
        </table:table-row>
        <table:table-row table:style-name="ro1">
          <table:table-cell office:value-type="float" office:value="88596639744" calcext:value-type="float">
            <text:p>88596639744</text:p>
          </table:table-cell>
          <table:table-cell office:value-type="float" office:value="9094557184" calcext:value-type="float">
            <text:p>9094557184</text:p>
          </table:table-cell>
          <table:table-cell office:value-type="float" office:value="79.5" calcext:value-type="float">
            <text:p>79.5</text:p>
          </table:table-cell>
          <table:table-cell office:value-type="float" office:value="18.32" calcext:value-type="float">
            <text:p>18.32</text:p>
          </table:table-cell>
        </table:table-row>
        <table:table-row table:style-name="ro1">
          <table:table-cell office:value-type="float" office:value="7630604800" calcext:value-type="float">
            <text:p>7630604800</text:p>
          </table:table-cell>
          <table:table-cell office:value-type="float" office:value="143372727808" calcext:value-type="float">
            <text:p>143372727808</text:p>
          </table:table-cell>
          <table:table-cell office:value-type="float" office:value="135.74" calcext:value-type="float">
            <text:p>135.74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float" office:value="134689541120" calcext:value-type="float">
            <text:p>134689541120</text:p>
          </table:table-cell>
          <table:table-cell office:value-type="float" office:value="51355146240" calcext:value-type="float">
            <text:p>51355146240</text:p>
          </table:table-cell>
          <table:table-cell office:value-type="float" office:value="83.33" calcext:value-type="float">
            <text:p>83.33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 office:value-type="float" office:value="135841579008" calcext:value-type="float">
            <text:p>135841579008</text:p>
          </table:table-cell>
          <table:table-cell office:value-type="float" office:value="8721773056" calcext:value-type="float">
            <text:p>8721773056</text:p>
          </table:table-cell>
          <table:table-cell office:value-type="float" office:value="127.12" calcext:value-type="float">
            <text:p>127.12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float" office:value="44336503296" calcext:value-type="float">
            <text:p>44336503296</text:p>
          </table:table-cell>
          <table:table-cell office:value-type="float" office:value="113053502464" calcext:value-type="float">
            <text:p>113053502464</text:p>
          </table:table-cell>
          <table:table-cell office:value-type="float" office:value="68.72" calcext:value-type="float">
            <text:p>68.72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float" office:value="45676263936" calcext:value-type="float">
            <text:p>45676263936</text:p>
          </table:table-cell>
          <table:table-cell office:value-type="float" office:value="154785976320" calcext:value-type="float">
            <text:p>154785976320</text:p>
          </table:table-cell>
          <table:table-cell office:value-type="float" office:value="109.11" calcext:value-type="float">
            <text:p>109.11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125634809856" calcext:value-type="float">
            <text:p>125634809856</text:p>
          </table:table-cell>
          <table:table-cell office:value-type="float" office:value="4947994624" calcext:value-type="float">
            <text:p>4947994624</text:p>
          </table:table-cell>
          <table:table-cell office:value-type="float" office:value="120.69" calcext:value-type="float">
            <text:p>120.69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office:value-type="float" office:value="42901255680" calcext:value-type="float">
            <text:p>42901255680</text:p>
          </table:table-cell>
          <table:table-cell office:value-type="float" office:value="6315049984" calcext:value-type="float">
            <text:p>6315049984</text:p>
          </table:table-cell>
          <table:table-cell office:value-type="float" office:value="36.59" calcext:value-type="float">
            <text:p>36.59</text:p>
          </table:table-cell>
          <table:table-cell office:value-type="float" office:value="18.96" calcext:value-type="float">
            <text:p>18.96</text:p>
          </table:table-cell>
        </table:table-row>
        <table:table-row table:style-name="ro1">
          <table:table-cell office:value-type="float" office:value="129785354240" calcext:value-type="float">
            <text:p>129785354240</text:p>
          </table:table-cell>
          <table:table-cell office:value-type="float" office:value="23736354304" calcext:value-type="float">
            <text:p>23736354304</text:p>
          </table:table-cell>
          <table:table-cell office:value-type="float" office:value="106.05" calcext:value-type="float">
            <text:p>106.05</text:p>
          </table:table-cell>
          <table:table-cell office:value-type="float" office:value="23.71" calcext:value-type="float">
            <text:p>23.71</text:p>
          </table:table-cell>
        </table:table-row>
        <table:table-row table:style-name="ro1">
          <table:table-cell office:value-type="float" office:value="125952521216" calcext:value-type="float">
            <text:p>125952521216</text:p>
          </table:table-cell>
          <table:table-cell office:value-type="float" office:value="40939352064" calcext:value-type="float">
            <text:p>40939352064</text:p>
          </table:table-cell>
          <table:table-cell office:value-type="float" office:value="85.01" calcext:value-type="float">
            <text:p>85.01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71969514496" calcext:value-type="float">
            <text:p>71969514496</text:p>
          </table:table-cell>
          <table:table-cell office:value-type="float" office:value="4270815744" calcext:value-type="float">
            <text:p>4270815744</text:p>
          </table:table-cell>
          <table:table-cell office:value-type="float" office:value="67.7" calcext:value-type="float">
            <text:p>67.7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3701527040" calcext:value-type="float">
            <text:p>3701527040</text:p>
          </table:table-cell>
          <table:table-cell office:value-type="float" office:value="159664715264" calcext:value-type="float">
            <text:p>159664715264</text:p>
          </table:table-cell>
          <table:table-cell office:value-type="float" office:value="155.96" calcext:value-type="float">
            <text:p>155.96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57243632128" calcext:value-type="float">
            <text:p>57243632128</text:p>
          </table:table-cell>
          <table:table-cell office:value-type="float" office:value="140260802560" calcext:value-type="float">
            <text:p>140260802560</text:p>
          </table:table-cell>
          <table:table-cell office:value-type="float" office:value="83.02" calcext:value-type="float">
            <text:p>83.02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50736552960" calcext:value-type="float">
            <text:p>50736552960</text:p>
          </table:table-cell>
          <table:table-cell office:value-type="float" office:value="155163109376" calcext:value-type="float">
            <text:p>155163109376</text:p>
          </table:table-cell>
          <table:table-cell office:value-type="float" office:value="104.43" calcext:value-type="float">
            <text:p>104.43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float" office:value="66266219008" calcext:value-type="float">
            <text:p>66266219008</text:p>
          </table:table-cell>
          <table:table-cell office:value-type="float" office:value="150206816768" calcext:value-type="float">
            <text:p>150206816768</text:p>
          </table:table-cell>
          <table:table-cell office:value-type="float" office:value="83.94" calcext:value-type="float">
            <text:p>83.94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145427784704" calcext:value-type="float">
            <text:p>145427784704</text:p>
          </table:table-cell>
          <table:table-cell office:value-type="float" office:value="148117226496" calcext:value-type="float">
            <text:p>148117226496</text:p>
          </table:table-cell>
          <table:table-cell office:value-type="float" office:value="2.69" calcext:value-type="float">
            <text:p>2.69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148159862784" calcext:value-type="float">
            <text:p>148159862784</text:p>
          </table:table-cell>
          <table:table-cell office:value-type="float" office:value="41556426752" calcext:value-type="float">
            <text:p>41556426752</text:p>
          </table:table-cell>
          <table:table-cell office:value-type="float" office:value="106.6" calcext:value-type="float">
            <text:p>106.6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float" office:value="43366489600" calcext:value-type="float">
            <text:p>43366489600</text:p>
          </table:table-cell>
          <table:table-cell office:value-type="float" office:value="17022479360" calcext:value-type="float">
            <text:p>17022479360</text:p>
          </table:table-cell>
          <table:table-cell office:value-type="float" office:value="26.34" calcext:value-type="float">
            <text:p>26.34</text:p>
          </table:table-cell>
          <table:table-cell office:value-type="float" office:value="10.39" calcext:value-type="float">
            <text:p>10.39</text:p>
          </table:table-cell>
        </table:table-row>
        <table:table-row table:style-name="ro1">
          <table:table-cell office:value-type="float" office:value="65380649984" calcext:value-type="float">
            <text:p>65380649984</text:p>
          </table:table-cell>
          <table:table-cell office:value-type="float" office:value="97489846784" calcext:value-type="float">
            <text:p>97489846784</text:p>
          </table:table-cell>
          <table:table-cell office:value-type="float" office:value="32.11" calcext:value-type="float">
            <text:p>32.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423555584" calcext:value-type="float">
            <text:p>47423555584</text:p>
          </table:table-cell>
          <table:table-cell office:value-type="float" office:value="12365774848" calcext:value-type="float">
            <text:p>12365774848</text:p>
          </table:table-cell>
          <table:table-cell office:value-type="float" office:value="35.06" calcext:value-type="float">
            <text:p>35.06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102690963968" calcext:value-type="float">
            <text:p>102690963968</text:p>
          </table:table-cell>
          <table:table-cell office:value-type="float" office:value="7145639424" calcext:value-type="float">
            <text:p>7145639424</text:p>
          </table:table-cell>
          <table:table-cell office:value-type="float" office:value="95.55" calcext:value-type="float">
            <text:p>95.55</text:p>
          </table:table-cell>
          <table:table-cell office:value-type="float" office:value="24.43" calcext:value-type="float">
            <text:p>24.43</text:p>
          </table:table-cell>
        </table:table-row>
        <table:table-row table:style-name="ro1">
          <table:table-cell office:value-type="float" office:value="20431499776" calcext:value-type="float">
            <text:p>20431499776</text:p>
          </table:table-cell>
          <table:table-cell office:value-type="float" office:value="124373427712" calcext:value-type="float">
            <text:p>124373427712</text:p>
          </table:table-cell>
          <table:table-cell office:value-type="float" office:value="103.94" calcext:value-type="float">
            <text:p>103.94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float" office:value="147179377152" calcext:value-type="float">
            <text:p>147179377152</text:p>
          </table:table-cell>
          <table:table-cell office:value-type="float" office:value="120506293760" calcext:value-type="float">
            <text:p>120506293760</text:p>
          </table:table-cell>
          <table:table-cell office:value-type="float" office:value="26.67" calcext:value-type="float">
            <text:p>26.67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51333813760" calcext:value-type="float">
            <text:p>151333813760</text:p>
          </table:table-cell>
          <table:table-cell office:value-type="float" office:value="350118400" calcext:value-type="float">
            <text:p>350118400</text:p>
          </table:table-cell>
          <table:table-cell office:value-type="float" office:value="150.98" calcext:value-type="float">
            <text:p>150.98</text:p>
          </table:table-cell>
          <table:table-cell office:value-type="float" office:value="28.63" calcext:value-type="float">
            <text:p>28.63</text:p>
          </table:table-cell>
        </table:table-row>
        <table:table-row table:style-name="ro1">
          <table:table-cell office:value-type="float" office:value="60537268224" calcext:value-type="float">
            <text:p>60537268224</text:p>
          </table:table-cell>
          <table:table-cell office:value-type="float" office:value="104837520384" calcext:value-type="float">
            <text:p>104837520384</text:p>
          </table:table-cell>
          <table:table-cell office:value-type="float" office:value="44.3" calcext:value-type="float">
            <text:p>44.3</text:p>
          </table:table-cell>
          <table:table-cell office:value-type="float" office:value="11.86" calcext:value-type="float">
            <text:p>11.86</text:p>
          </table:table-cell>
        </table:table-row>
        <table:table-row table:style-name="ro1">
          <table:table-cell office:value-type="float" office:value="81661944832" calcext:value-type="float">
            <text:p>81661944832</text:p>
          </table:table-cell>
          <table:table-cell office:value-type="float" office:value="115759483904" calcext:value-type="float">
            <text:p>115759483904</text:p>
          </table:table-cell>
          <table:table-cell office:value-type="float" office:value="34.1" calcext:value-type="float">
            <text:p>34.1</text:p>
          </table:table-cell>
          <table:table-cell office:value-type="float" office:value="19.01" calcext:value-type="float">
            <text:p>19.01</text:p>
          </table:table-cell>
        </table:table-row>
        <table:table-row table:style-name="ro1">
          <table:table-cell office:value-type="float" office:value="151075350528" calcext:value-type="float">
            <text:p>151075350528</text:p>
          </table:table-cell>
          <table:table-cell office:value-type="float" office:value="7737801728" calcext:value-type="float">
            <text:p>7737801728</text:p>
          </table:table-cell>
          <table:table-cell office:value-type="float" office:value="143.34" calcext:value-type="float">
            <text:p>143.34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13450876416" calcext:value-type="float">
            <text:p>13450876416</text:p>
          </table:table-cell>
          <table:table-cell office:value-type="float" office:value="142701829120" calcext:value-type="float">
            <text:p>142701829120</text:p>
          </table:table-cell>
          <table:table-cell office:value-type="float" office:value="129.25" calcext:value-type="float">
            <text:p>129.25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156984550400" calcext:value-type="float">
            <text:p>156984550400</text:p>
          </table:table-cell>
          <table:table-cell office:value-type="float" office:value="18886555136" calcext:value-type="float">
            <text:p>18886555136</text:p>
          </table:table-cell>
          <table:table-cell office:value-type="float" office:value="138.1" calcext:value-type="float">
            <text:p>138.1</text:p>
          </table:table-cell>
          <table:table-cell office:value-type="float" office:value="30.35" calcext:value-type="float">
            <text:p>30.35</text:p>
          </table:table-cell>
        </table:table-row>
        <table:table-row table:style-name="ro1">
          <table:table-cell office:value-type="float" office:value="105921688576" calcext:value-type="float">
            <text:p>105921688576</text:p>
          </table:table-cell>
          <table:table-cell office:value-type="float" office:value="80789193728" calcext:value-type="float">
            <text:p>80789193728</text:p>
          </table:table-cell>
          <table:table-cell office:value-type="float" office:value="25.13" calcext:value-type="float">
            <text:p>25.13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63872638976" calcext:value-type="float">
            <text:p>63872638976</text:p>
          </table:table-cell>
          <table:table-cell office:value-type="float" office:value="78679454720" calcext:value-type="float">
            <text:p>78679454720</text:p>
          </table:table-cell>
          <table:table-cell office:value-type="float" office:value="14.81" calcext:value-type="float">
            <text:p>14.81</text:p>
          </table:table-cell>
          <table:table-cell office:value-type="float" office:value="19.08" calcext:value-type="float">
            <text:p>19.08</text:p>
          </table:table-cell>
        </table:table-row>
        <table:table-row table:style-name="ro1">
          <table:table-cell office:value-type="float" office:value="10346207744" calcext:value-type="float">
            <text:p>10346207744</text:p>
          </table:table-cell>
          <table:table-cell office:value-type="float" office:value="100522450944" calcext:value-type="float">
            <text:p>100522450944</text:p>
          </table:table-cell>
          <table:table-cell office:value-type="float" office:value="90.18" calcext:value-type="float">
            <text:p>90.18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float" office:value="29929205760" calcext:value-type="float">
            <text:p>29929205760</text:p>
          </table:table-cell>
          <table:table-cell office:value-type="float" office:value="134286335488" calcext:value-type="float">
            <text:p>134286335488</text:p>
          </table:table-cell>
          <table:table-cell office:value-type="float" office:value="104.36" calcext:value-type="float">
            <text:p>104.36</text:p>
          </table:table-cell>
          <table:table-cell office:value-type="float" office:value="16.64" calcext:value-type="float">
            <text:p>16.64</text:p>
          </table:table-cell>
        </table:table-row>
        <table:table-row table:style-name="ro1">
          <table:table-cell office:value-type="float" office:value="106792691712" calcext:value-type="float">
            <text:p>106792691712</text:p>
          </table:table-cell>
          <table:table-cell office:value-type="float" office:value="41698774016" calcext:value-type="float">
            <text:p>41698774016</text:p>
          </table:table-cell>
          <table:table-cell office:value-type="float" office:value="65.09" calcext:value-type="float">
            <text:p>65.09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148554652160" calcext:value-type="float">
            <text:p>148554652160</text:p>
          </table:table-cell>
          <table:table-cell office:value-type="float" office:value="3180689408" calcext:value-type="float">
            <text:p>3180689408</text:p>
          </table:table-cell>
          <table:table-cell office:value-type="float" office:value="145.37" calcext:value-type="float">
            <text:p>145.37</text:p>
          </table:table-cell>
          <table:table-cell office:value-type="float" office:value="24.82" calcext:value-type="float">
            <text:p>24.82</text:p>
          </table:table-cell>
        </table:table-row>
        <table:table-row table:style-name="ro1">
          <table:table-cell office:value-type="float" office:value="27054971904" calcext:value-type="float">
            <text:p>27054971904</text:p>
          </table:table-cell>
          <table:table-cell office:value-type="float" office:value="157198891520" calcext:value-type="float">
            <text:p>157198891520</text:p>
          </table:table-cell>
          <table:table-cell office:value-type="float" office:value="130.14" calcext:value-type="float">
            <text:p>130.14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float" office:value="43569988096" calcext:value-type="float">
            <text:p>43569988096</text:p>
          </table:table-cell>
          <table:table-cell office:value-type="float" office:value="158626275840" calcext:value-type="float">
            <text:p>158626275840</text:p>
          </table:table-cell>
          <table:table-cell office:value-type="float" office:value="115.06" calcext:value-type="float">
            <text:p>115.06</text:p>
          </table:table-cell>
          <table:table-cell office:value-type="float" office:value="31.17" calcext:value-type="float">
            <text:p>31.17</text:p>
          </table:table-cell>
        </table:table-row>
        <table:table-row table:style-name="ro1">
          <table:table-cell office:value-type="float" office:value="25302767104" calcext:value-type="float">
            <text:p>25302767104</text:p>
          </table:table-cell>
          <table:table-cell office:value-type="float" office:value="140371355648" calcext:value-type="float">
            <text:p>140371355648</text:p>
          </table:table-cell>
          <table:table-cell office:value-type="float" office:value="115.07" calcext:value-type="float">
            <text:p>115.07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90978484224" calcext:value-type="float">
            <text:p>90978484224</text:p>
          </table:table-cell>
          <table:table-cell office:value-type="float" office:value="51585932800" calcext:value-type="float">
            <text:p>51585932800</text:p>
          </table:table-cell>
          <table:table-cell office:value-type="float" office:value="39.39" calcext:value-type="float">
            <text:p>39.39</text:p>
          </table:table-cell>
          <table:table-cell office:value-type="float" office:value="20.91" calcext:value-type="float">
            <text:p>20.91</text:p>
          </table:table-cell>
        </table:table-row>
        <table:table-row table:style-name="ro1">
          <table:table-cell office:value-type="float" office:value="114305268224" calcext:value-type="float">
            <text:p>114305268224</text:p>
          </table:table-cell>
          <table:table-cell office:value-type="float" office:value="103147745280" calcext:value-type="float">
            <text:p>103147745280</text:p>
          </table:table-cell>
          <table:table-cell office:value-type="float" office:value="11.16" calcext:value-type="float">
            <text:p>11.16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61160797696" calcext:value-type="float">
            <text:p>61160797696</text:p>
          </table:table-cell>
          <table:table-cell office:value-type="float" office:value="32387635200" calcext:value-type="float">
            <text:p>32387635200</text:p>
          </table:table-cell>
          <table:table-cell office:value-type="float" office:value="28.77" calcext:value-type="float">
            <text:p>28.7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29623846912" calcext:value-type="float">
            <text:p>29623846912</text:p>
          </table:table-cell>
          <table:table-cell office:value-type="float" office:value="42812026368" calcext:value-type="float">
            <text:p>42812026368</text:p>
          </table:table-cell>
          <table:table-cell office:value-type="float" office:value="13.19" calcext:value-type="float">
            <text:p>13.19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149320280576" calcext:value-type="float">
            <text:p>149320280576</text:p>
          </table:table-cell>
          <table:table-cell office:value-type="float" office:value="6760934912" calcext:value-type="float">
            <text:p>6760934912</text:p>
          </table:table-cell>
          <table:table-cell office:value-type="float" office:value="142.56" calcext:value-type="float">
            <text:p>142.56</text:p>
          </table:table-cell>
          <table:table-cell office:value-type="float" office:value="28.97" calcext:value-type="float">
            <text:p>28.97</text:p>
          </table:table-cell>
        </table:table-row>
        <table:table-row table:style-name="ro1">
          <table:table-cell office:value-type="float" office:value="156775629824" calcext:value-type="float">
            <text:p>156775629824</text:p>
          </table:table-cell>
          <table:table-cell office:value-type="float" office:value="13334398464" calcext:value-type="float">
            <text:p>13334398464</text:p>
          </table:table-cell>
          <table:table-cell office:value-type="float" office:value="143.44" calcext:value-type="float">
            <text:p>143.44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float" office:value="25096776704" calcext:value-type="float">
            <text:p>25096776704</text:p>
          </table:table-cell>
          <table:table-cell office:value-type="float" office:value="149201994240" calcext:value-type="float">
            <text:p>149201994240</text:p>
          </table:table-cell>
          <table:table-cell office:value-type="float" office:value="124.11" calcext:value-type="float">
            <text:p>124.11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7289057280" calcext:value-type="float">
            <text:p>7289057280</text:p>
          </table:table-cell>
          <table:table-cell office:value-type="float" office:value="107575665664" calcext:value-type="float">
            <text:p>107575665664</text:p>
          </table:table-cell>
          <table:table-cell office:value-type="float" office:value="100.29" calcext:value-type="float">
            <text:p>100.29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7613838848" calcext:value-type="float">
            <text:p>7613838848</text:p>
          </table:table-cell>
          <table:table-cell office:value-type="float" office:value="147386991616" calcext:value-type="float">
            <text:p>147386991616</text:p>
          </table:table-cell>
          <table:table-cell office:value-type="float" office:value="139.77" calcext:value-type="float">
            <text:p>139.77</text:p>
          </table:table-cell>
          <table:table-cell office:value-type="float" office:value="28.27" calcext:value-type="float">
            <text:p>28.27</text:p>
          </table:table-cell>
        </table:table-row>
        <table:table-row table:style-name="ro1">
          <table:table-cell office:value-type="float" office:value="127283063808" calcext:value-type="float">
            <text:p>127283063808</text:p>
          </table:table-cell>
          <table:table-cell office:value-type="float" office:value="87881679872" calcext:value-type="float">
            <text:p>87881679872</text:p>
          </table:table-cell>
          <table:table-cell office:value-type="float" office:value="39.4" calcext:value-type="float">
            <text:p>39.4</text:p>
          </table:table-cell>
          <table:table-cell office:value-type="float" office:value="15.08" calcext:value-type="float">
            <text:p>15.08</text:p>
          </table:table-cell>
        </table:table-row>
        <table:table-row table:style-name="ro1">
          <table:table-cell office:value-type="float" office:value="1078366208" calcext:value-type="float">
            <text:p>1078366208</text:p>
          </table:table-cell>
          <table:table-cell office:value-type="float" office:value="157070510080" calcext:value-type="float">
            <text:p>157070510080</text:p>
          </table:table-cell>
          <table:table-cell office:value-type="float" office:value="155.99" calcext:value-type="float">
            <text:p>155.99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office:value-type="float" office:value="158815939584" calcext:value-type="float">
            <text:p>158815939584</text:p>
          </table:table-cell>
          <table:table-cell office:value-type="float" office:value="5846028800" calcext:value-type="float">
            <text:p>5846028800</text:p>
          </table:table-cell>
          <table:table-cell office:value-type="float" office:value="152.97" calcext:value-type="float">
            <text:p>152.97</text:p>
          </table:table-cell>
          <table:table-cell office:value-type="float" office:value="31.25" calcext:value-type="float">
            <text:p>31.25</text:p>
          </table:table-cell>
        </table:table-row>
        <table:table-row table:style-name="ro1">
          <table:table-cell office:value-type="float" office:value="139272598016" calcext:value-type="float">
            <text:p>139272598016</text:p>
          </table:table-cell>
          <table:table-cell office:value-type="float" office:value="54520092672" calcext:value-type="float">
            <text:p>54520092672</text:p>
          </table:table-cell>
          <table:table-cell office:value-type="float" office:value="84.75" calcext:value-type="float">
            <text:p>84.75</text:p>
          </table:table-cell>
          <table:table-cell office:value-type="float" office:value="20.57" calcext:value-type="float">
            <text:p>20.57</text:p>
          </table:table-cell>
        </table:table-row>
        <table:table-row table:style-name="ro1">
          <table:table-cell office:value-type="float" office:value="6078957568" calcext:value-type="float">
            <text:p>6078957568</text:p>
          </table:table-cell>
          <table:table-cell office:value-type="float" office:value="134818243072" calcext:value-type="float">
            <text:p>134818243072</text:p>
          </table:table-cell>
          <table:table-cell office:value-type="float" office:value="128.74" calcext:value-type="float">
            <text:p>128.74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154971505152" calcext:value-type="float">
            <text:p>154971505152</text:p>
          </table:table-cell>
          <table:table-cell office:value-type="float" office:value="1334078464" calcext:value-type="float">
            <text:p>1334078464</text:p>
          </table:table-cell>
          <table:table-cell office:value-type="float" office:value="153.64" calcext:value-type="float">
            <text:p>153.64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45946022912" calcext:value-type="float">
            <text:p>45946022912</text:p>
          </table:table-cell>
          <table:table-cell office:value-type="float" office:value="146614701056" calcext:value-type="float">
            <text:p>146614701056</text:p>
          </table:table-cell>
          <table:table-cell office:value-type="float" office:value="100.67" calcext:value-type="float">
            <text:p>100.67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>
          <table:table-cell office:value-type="float" office:value="74665240576" calcext:value-type="float">
            <text:p>74665240576</text:p>
          </table:table-cell>
          <table:table-cell office:value-type="float" office:value="141636839936" calcext:value-type="float">
            <text:p>141636839936</text:p>
          </table:table-cell>
          <table:table-cell office:value-type="float" office:value="66.97" calcext:value-type="float">
            <text:p>66.97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float" office:value="63294149120" calcext:value-type="float">
            <text:p>63294149120</text:p>
          </table:table-cell>
          <table:table-cell office:value-type="float" office:value="64966985216" calcext:value-type="float">
            <text:p>64966985216</text:p>
          </table:table-cell>
          <table:table-cell office:value-type="float" office:value="1.67" calcext:value-type="float">
            <text:p>1.67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39403019264" calcext:value-type="float">
            <text:p>39403019264</text:p>
          </table:table-cell>
          <table:table-cell office:value-type="float" office:value="149416143360" calcext:value-type="float">
            <text:p>149416143360</text:p>
          </table:table-cell>
          <table:table-cell office:value-type="float" office:value="110.01" calcext:value-type="float">
            <text:p>110.01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float" office:value="156460952576" calcext:value-type="float">
            <text:p>156460952576</text:p>
          </table:table-cell>
          <table:table-cell office:value-type="float" office:value="90663242240" calcext:value-type="float">
            <text:p>90663242240</text:p>
          </table:table-cell>
          <table:table-cell office:value-type="float" office:value="65.8" calcext:value-type="float">
            <text:p>65.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63319649280" calcext:value-type="float">
            <text:p>63319649280</text:p>
          </table:table-cell>
          <table:table-cell office:value-type="float" office:value="95314444800" calcext:value-type="float">
            <text:p>95314444800</text:p>
          </table:table-cell>
          <table:table-cell office:value-type="float" office:value="31.99" calcext:value-type="float">
            <text:p>31.99</text:p>
          </table:table-cell>
          <table:table-cell office:value-type="float" office:value="18.05" calcext:value-type="float">
            <text:p>18.05</text:p>
          </table:table-cell>
        </table:table-row>
        <table:table-row table:style-name="ro1">
          <table:table-cell office:value-type="float" office:value="23029654016" calcext:value-type="float">
            <text:p>23029654016</text:p>
          </table:table-cell>
          <table:table-cell office:value-type="float" office:value="148708947456" calcext:value-type="float">
            <text:p>148708947456</text:p>
          </table:table-cell>
          <table:table-cell office:value-type="float" office:value="125.68" calcext:value-type="float">
            <text:p>125.68</text:p>
          </table:table-cell>
          <table:table-cell office:value-type="float" office:value="22.55" calcext:value-type="float">
            <text:p>22.55</text:p>
          </table:table-cell>
        </table:table-row>
        <table:table-row table:style-name="ro1">
          <table:table-cell office:value-type="float" office:value="42473277952" calcext:value-type="float">
            <text:p>42473277952</text:p>
          </table:table-cell>
          <table:table-cell office:value-type="float" office:value="89754497536" calcext:value-type="float">
            <text:p>89754497536</text:p>
          </table:table-cell>
          <table:table-cell office:value-type="float" office:value="47.28" calcext:value-type="float">
            <text:p>47.28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33120664064" calcext:value-type="float">
            <text:p>33120664064</text:p>
          </table:table-cell>
          <table:table-cell office:value-type="float" office:value="25841466880" calcext:value-type="float">
            <text:p>25841466880</text:p>
          </table:table-cell>
          <table:table-cell office:value-type="float" office:value="7.28" calcext:value-type="float">
            <text:p>7.28</text:p>
          </table:table-cell>
          <table:table-cell office:value-type="float" office:value="16.82" calcext:value-type="float">
            <text:p>16.82</text:p>
          </table:table-cell>
        </table:table-row>
        <table:table-row table:style-name="ro1">
          <table:table-cell office:value-type="float" office:value="66344957952" calcext:value-type="float">
            <text:p>66344957952</text:p>
          </table:table-cell>
          <table:table-cell office:value-type="float" office:value="159587997696" calcext:value-type="float">
            <text:p>159587997696</text:p>
          </table:table-cell>
          <table:table-cell office:value-type="float" office:value="93.24" calcext:value-type="float">
            <text:p>93.2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8255551488" calcext:value-type="float">
            <text:p>8255551488</text:p>
          </table:table-cell>
          <table:table-cell office:value-type="float" office:value="118188601344" calcext:value-type="float">
            <text:p>118188601344</text:p>
          </table:table-cell>
          <table:table-cell office:value-type="float" office:value="109.93" calcext:value-type="float">
            <text:p>109.93</text:p>
          </table:table-cell>
          <table:table-cell office:value-type="float" office:value="24.36" calcext:value-type="float">
            <text:p>24.36</text:p>
          </table:table-cell>
        </table:table-row>
        <table:table-row table:style-name="ro1">
          <table:table-cell office:value-type="float" office:value="1133724672" calcext:value-type="float">
            <text:p>1133724672</text:p>
          </table:table-cell>
          <table:table-cell office:value-type="float" office:value="73796889600" calcext:value-type="float">
            <text:p>73796889600</text:p>
          </table:table-cell>
          <table:table-cell office:value-type="float" office:value="72.66" calcext:value-type="float">
            <text:p>72.66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float" office:value="81982885376" calcext:value-type="float">
            <text:p>81982885376</text:p>
          </table:table-cell>
          <table:table-cell office:value-type="float" office:value="33710824960" calcext:value-type="float">
            <text:p>33710824960</text:p>
          </table:table-cell>
          <table:table-cell office:value-type="float" office:value="48.27" calcext:value-type="float">
            <text:p>48.27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1">
          <table:table-cell office:value-type="float" office:value="157775389184" calcext:value-type="float">
            <text:p>157775389184</text:p>
          </table:table-cell>
          <table:table-cell office:value-type="float" office:value="134931409920" calcext:value-type="float">
            <text:p>134931409920</text:p>
          </table:table-cell>
          <table:table-cell office:value-type="float" office:value="22.84" calcext:value-type="float">
            <text:p>22.84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10731162624" calcext:value-type="float">
            <text:p>10731162624</text:p>
          </table:table-cell>
          <table:table-cell office:value-type="float" office:value="94080443392" calcext:value-type="float">
            <text:p>94080443392</text:p>
          </table:table-cell>
          <table:table-cell office:value-type="float" office:value="83.35" calcext:value-type="float">
            <text:p>83.35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float" office:value="156009095168" calcext:value-type="float">
            <text:p>156009095168</text:p>
          </table:table-cell>
          <table:table-cell office:value-type="float" office:value="3262876672" calcext:value-type="float">
            <text:p>3262876672</text:p>
          </table:table-cell>
          <table:table-cell office:value-type="float" office:value="152.75" calcext:value-type="float">
            <text:p>152.75</text:p>
          </table:table-cell>
          <table:table-cell office:value-type="float" office:value="31.12" calcext:value-type="float">
            <text:p>31.12</text:p>
          </table:table-cell>
        </table:table-row>
        <table:table-row table:style-name="ro1">
          <table:table-cell office:value-type="float" office:value="127113055744" calcext:value-type="float">
            <text:p>127113055744</text:p>
          </table:table-cell>
          <table:table-cell office:value-type="float" office:value="112426734592" calcext:value-type="float">
            <text:p>112426734592</text:p>
          </table:table-cell>
          <table:table-cell office:value-type="float" office:value="14.69" calcext:value-type="float">
            <text:p>14.69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float" office:value="66679054848" calcext:value-type="float">
            <text:p>66679054848</text:p>
          </table:table-cell>
          <table:table-cell office:value-type="float" office:value="97848390656" calcext:value-type="float">
            <text:p>97848390656</text:p>
          </table:table-cell>
          <table:table-cell office:value-type="float" office:value="31.17" calcext:value-type="float">
            <text:p>31.17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float" office:value="26475688448" calcext:value-type="float">
            <text:p>26475688448</text:p>
          </table:table-cell>
          <table:table-cell office:value-type="float" office:value="23374656000" calcext:value-type="float">
            <text:p>23374656000</text:p>
          </table:table-cell>
          <table:table-cell office:value-type="float" office:value="3.1" calcext:value-type="float">
            <text:p>3.1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float" office:value="159429327872" calcext:value-type="float">
            <text:p>159429327872</text:p>
          </table:table-cell>
          <table:table-cell office:value-type="float" office:value="34452692480" calcext:value-type="float">
            <text:p>34452692480</text:p>
          </table:table-cell>
          <table:table-cell office:value-type="float" office:value="124.98" calcext:value-type="float">
            <text:p>124.98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82493187072" calcext:value-type="float">
            <text:p>82493187072</text:p>
          </table:table-cell>
          <table:table-cell office:value-type="float" office:value="107737055744" calcext:value-type="float">
            <text:p>107737055744</text:p>
          </table:table-cell>
          <table:table-cell office:value-type="float" office:value="25.24" calcext:value-type="float">
            <text:p>25.24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8858806272" calcext:value-type="float">
            <text:p>8858806272</text:p>
          </table:table-cell>
          <table:table-cell office:value-type="float" office:value="147062818304" calcext:value-type="float">
            <text:p>147062818304</text:p>
          </table:table-cell>
          <table:table-cell office:value-type="float" office:value="138.2" calcext:value-type="float">
            <text:p>138.2</text:p>
          </table:table-cell>
          <table:table-cell office:value-type="float" office:value="27.18" calcext:value-type="float">
            <text:p>27.18</text:p>
          </table:table-cell>
        </table:table-row>
        <table:table-row table:style-name="ro1">
          <table:table-cell office:value-type="float" office:value="96726717952" calcext:value-type="float">
            <text:p>96726717952</text:p>
          </table:table-cell>
          <table:table-cell office:value-type="float" office:value="76130630656" calcext:value-type="float">
            <text:p>76130630656</text:p>
          </table:table-cell>
          <table:table-cell office:value-type="float" office:value="20.6" calcext:value-type="float">
            <text:p>20.6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 office:value-type="float" office:value="43396728832" calcext:value-type="float">
            <text:p>43396728832</text:p>
          </table:table-cell>
          <table:table-cell office:value-type="float" office:value="114348410368" calcext:value-type="float">
            <text:p>114348410368</text:p>
          </table:table-cell>
          <table:table-cell office:value-type="float" office:value="70.95" calcext:value-type="float">
            <text:p>70.95</text:p>
          </table:table-cell>
          <table:table-cell office:value-type="float" office:value="23.55" calcext:value-type="float">
            <text:p>23.55</text:p>
          </table:table-cell>
        </table:table-row>
        <table:table-row table:style-name="ro1">
          <table:table-cell office:value-type="float" office:value="58263333376" calcext:value-type="float">
            <text:p>58263333376</text:p>
          </table:table-cell>
          <table:table-cell office:value-type="float" office:value="42504560640" calcext:value-type="float">
            <text:p>42504560640</text:p>
          </table:table-cell>
          <table:table-cell office:value-type="float" office:value="15.76" calcext:value-type="float">
            <text:p>15.76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149850472448" calcext:value-type="float">
            <text:p>149850472448</text:p>
          </table:table-cell>
          <table:table-cell office:value-type="float" office:value="62944869376" calcext:value-type="float">
            <text:p>62944869376</text:p>
          </table:table-cell>
          <table:table-cell office:value-type="float" office:value="86.91" calcext:value-type="float">
            <text:p>86.91</text:p>
          </table:table-cell>
          <table:table-cell office:value-type="float" office:value="24.61" calcext:value-type="float">
            <text:p>24.61</text:p>
          </table:table-cell>
        </table:table-row>
        <table:table-row table:style-name="ro1">
          <table:table-cell office:value-type="float" office:value="108987315200" calcext:value-type="float">
            <text:p>108987315200</text:p>
          </table:table-cell>
          <table:table-cell office:value-type="float" office:value="1171288576" calcext:value-type="float">
            <text:p>1171288576</text:p>
          </table:table-cell>
          <table:table-cell office:value-type="float" office:value="107.82" calcext:value-type="float">
            <text:p>107.82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float" office:value="96898430464" calcext:value-type="float">
            <text:p>96898430464</text:p>
          </table:table-cell>
          <table:table-cell office:value-type="float" office:value="125305308160" calcext:value-type="float">
            <text:p>125305308160</text:p>
          </table:table-cell>
          <table:table-cell office:value-type="float" office:value="28.41" calcext:value-type="float">
            <text:p>28.41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1">
          <table:table-cell office:value-type="float" office:value="123251004416" calcext:value-type="float">
            <text:p>123251004416</text:p>
          </table:table-cell>
          <table:table-cell office:value-type="float" office:value="15738573312" calcext:value-type="float">
            <text:p>15738573312</text:p>
          </table:table-cell>
          <table:table-cell office:value-type="float" office:value="107.51" calcext:value-type="float">
            <text:p>107.51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99570722816" calcext:value-type="float">
            <text:p>99570722816</text:p>
          </table:table-cell>
          <table:table-cell office:value-type="float" office:value="134340452352" calcext:value-type="float">
            <text:p>134340452352</text:p>
          </table:table-cell>
          <table:table-cell office:value-type="float" office:value="34.77" calcext:value-type="float">
            <text:p>34.77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office:value-type="float" office:value="15711753728" calcext:value-type="float">
            <text:p>15711753728</text:p>
          </table:table-cell>
          <table:table-cell office:value-type="float" office:value="153602412032" calcext:value-type="float">
            <text:p>153602412032</text:p>
          </table:table-cell>
          <table:table-cell office:value-type="float" office:value="137.89" calcext:value-type="float">
            <text:p>137.89</text:p>
          </table:table-cell>
          <table:table-cell office:value-type="float" office:value="29.88" calcext:value-type="float">
            <text:p>29.88</text:p>
          </table:table-cell>
        </table:table-row>
        <table:table-row table:style-name="ro1">
          <table:table-cell office:value-type="float" office:value="157636009472" calcext:value-type="float">
            <text:p>157636009472</text:p>
          </table:table-cell>
          <table:table-cell office:value-type="float" office:value="94528186880" calcext:value-type="float">
            <text:p>94528186880</text:p>
          </table:table-cell>
          <table:table-cell office:value-type="float" office:value="63.11" calcext:value-type="float">
            <text:p>63.11</text:p>
          </table:table-cell>
          <table:table-cell office:value-type="float" office:value="20.14" calcext:value-type="float">
            <text:p>20.14</text:p>
          </table:table-cell>
        </table:table-row>
        <table:table-row table:style-name="ro1">
          <table:table-cell office:value-type="float" office:value="159010363904" calcext:value-type="float">
            <text:p>159010363904</text:p>
          </table:table-cell>
          <table:table-cell office:value-type="float" office:value="6507545600" calcext:value-type="float">
            <text:p>6507545600</text:p>
          </table:table-cell>
          <table:table-cell office:value-type="float" office:value="152.5" calcext:value-type="float">
            <text:p>152.5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81197740544" calcext:value-type="float">
            <text:p>81197740544</text:p>
          </table:table-cell>
          <table:table-cell office:value-type="float" office:value="140700893696" calcext:value-type="float">
            <text:p>140700893696</text:p>
          </table:table-cell>
          <table:table-cell office:value-type="float" office:value="59.5" calcext:value-type="float">
            <text:p>59.5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float" office:value="33610926080" calcext:value-type="float">
            <text:p>33610926080</text:p>
          </table:table-cell>
          <table:table-cell office:value-type="float" office:value="38456387584" calcext:value-type="float">
            <text:p>38456387584</text:p>
          </table:table-cell>
          <table:table-cell office:value-type="float" office:value="4.85" calcext:value-type="float">
            <text:p>4.85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float" office:value="40750747648" calcext:value-type="float">
            <text:p>40750747648</text:p>
          </table:table-cell>
          <table:table-cell office:value-type="float" office:value="14203136000" calcext:value-type="float">
            <text:p>14203136000</text:p>
          </table:table-cell>
          <table:table-cell office:value-type="float" office:value="26.55" calcext:value-type="float">
            <text:p>26.55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46340317696" calcext:value-type="float">
            <text:p>46340317696</text:p>
          </table:table-cell>
          <table:table-cell office:value-type="float" office:value="146174792192" calcext:value-type="float">
            <text:p>146174792192</text:p>
          </table:table-cell>
          <table:table-cell office:value-type="float" office:value="99.83" calcext:value-type="float">
            <text:p>99.83</text:p>
          </table:table-cell>
          <table:table-cell office:value-type="float" office:value="18.78" calcext:value-type="float">
            <text:p>18.78</text:p>
          </table:table-cell>
        </table:table-row>
        <table:table-row table:style-name="ro1">
          <table:table-cell office:value-type="float" office:value="29229400576" calcext:value-type="float">
            <text:p>29229400576</text:p>
          </table:table-cell>
          <table:table-cell office:value-type="float" office:value="73147210240" calcext:value-type="float">
            <text:p>73147210240</text:p>
          </table:table-cell>
          <table:table-cell office:value-type="float" office:value="43.92" calcext:value-type="float">
            <text:p>43.92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58893586944" calcext:value-type="float">
            <text:p>158893586944</text:p>
          </table:table-cell>
          <table:table-cell office:value-type="float" office:value="37121004032" calcext:value-type="float">
            <text:p>37121004032</text:p>
          </table:table-cell>
          <table:table-cell office:value-type="float" office:value="121.77" calcext:value-type="float">
            <text:p>121.77</text:p>
          </table:table-cell>
          <table:table-cell office:value-type="float" office:value="23.93" calcext:value-type="float">
            <text:p>23.93</text:p>
          </table:table-cell>
        </table:table-row>
        <table:table-row table:style-name="ro1">
          <table:table-cell office:value-type="float" office:value="36980291072" calcext:value-type="float">
            <text:p>36980291072</text:p>
          </table:table-cell>
          <table:table-cell office:value-type="float" office:value="146392856064" calcext:value-type="float">
            <text:p>146392856064</text:p>
          </table:table-cell>
          <table:table-cell office:value-type="float" office:value="109.41" calcext:value-type="float">
            <text:p>109.41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float" office:value="77858986496" calcext:value-type="float">
            <text:p>77858986496</text:p>
          </table:table-cell>
          <table:table-cell office:value-type="float" office:value="65811025408" calcext:value-type="float">
            <text:p>65811025408</text:p>
          </table:table-cell>
          <table:table-cell office:value-type="float" office:value="12.05" calcext:value-type="float">
            <text:p>12.05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 office:value-type="float" office:value="159749223936" calcext:value-type="float">
            <text:p>159749223936</text:p>
          </table:table-cell>
          <table:table-cell office:value-type="float" office:value="660275712" calcext:value-type="float">
            <text:p>660275712</text:p>
          </table:table-cell>
          <table:table-cell office:value-type="float" office:value="159.09" calcext:value-type="float">
            <text:p>159.09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float" office:value="156566381056" calcext:value-type="float">
            <text:p>156566381056</text:p>
          </table:table-cell>
          <table:table-cell office:value-type="float" office:value="70680678912" calcext:value-type="float">
            <text:p>70680678912</text:p>
          </table:table-cell>
          <table:table-cell office:value-type="float" office:value="85.89" calcext:value-type="float">
            <text:p>85.89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float" office:value="61303745024" calcext:value-type="float">
            <text:p>61303745024</text:p>
          </table:table-cell>
          <table:table-cell office:value-type="float" office:value="92937095680" calcext:value-type="float">
            <text:p>92937095680</text:p>
          </table:table-cell>
          <table:table-cell office:value-type="float" office:value="31.63" calcext:value-type="float">
            <text:p>31.63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float" office:value="662226432" calcext:value-type="float">
            <text:p>662226432</text:p>
          </table:table-cell>
          <table:table-cell office:value-type="float" office:value="148787209216" calcext:value-type="float">
            <text:p>148787209216</text:p>
          </table:table-cell>
          <table:table-cell office:value-type="float" office:value="148.12" calcext:value-type="float">
            <text:p>148.12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float" office:value="140833977344" calcext:value-type="float">
            <text:p>140833977344</text:p>
          </table:table-cell>
          <table:table-cell office:value-type="float" office:value="8937051648" calcext:value-type="float">
            <text:p>8937051648</text:p>
          </table:table-cell>
          <table:table-cell office:value-type="float" office:value="131.9" calcext:value-type="float">
            <text:p>131.9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float" office:value="117187554816" calcext:value-type="float">
            <text:p>117187554816</text:p>
          </table:table-cell>
          <table:table-cell office:value-type="float" office:value="82379659776" calcext:value-type="float">
            <text:p>82379659776</text:p>
          </table:table-cell>
          <table:table-cell office:value-type="float" office:value="34.81" calcext:value-type="float">
            <text:p>34.81</text:p>
          </table:table-cell>
          <table:table-cell office:value-type="float" office:value="13.91" calcext:value-type="float">
            <text:p>13.91</text:p>
          </table:table-cell>
        </table:table-row>
        <table:table-row table:style-name="ro1">
          <table:table-cell office:value-type="float" office:value="139470723072" calcext:value-type="float">
            <text:p>139470723072</text:p>
          </table:table-cell>
          <table:table-cell office:value-type="float" office:value="71540498432" calcext:value-type="float">
            <text:p>71540498432</text:p>
          </table:table-cell>
          <table:table-cell office:value-type="float" office:value="67.93" calcext:value-type="float">
            <text:p>67.93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1">
          <table:table-cell office:value-type="float" office:value="6896015872" calcext:value-type="float">
            <text:p>6896015872</text:p>
          </table:table-cell>
          <table:table-cell office:value-type="float" office:value="125816364544" calcext:value-type="float">
            <text:p>125816364544</text:p>
          </table:table-cell>
          <table:table-cell office:value-type="float" office:value="118.92" calcext:value-type="float">
            <text:p>118.92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float" office:value="18889603072" calcext:value-type="float">
            <text:p>18889603072</text:p>
          </table:table-cell>
          <table:table-cell office:value-type="float" office:value="106674833920" calcext:value-type="float">
            <text:p>106674833920</text:p>
          </table:table-cell>
          <table:table-cell office:value-type="float" office:value="87.79" calcext:value-type="float">
            <text:p>87.7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132122489344" calcext:value-type="float">
            <text:p>132122489344</text:p>
          </table:table-cell>
          <table:table-cell office:value-type="float" office:value="141711417856" calcext:value-type="float">
            <text:p>141711417856</text:p>
          </table:table-cell>
          <table:table-cell office:value-type="float" office:value="9.59" calcext:value-type="float">
            <text:p>9.59</text:p>
          </table:table-cell>
          <table:table-cell office:value-type="float" office:value="15.27" calcext:value-type="float">
            <text:p>15.27</text:p>
          </table:table-cell>
        </table:table-row>
        <table:table-row table:style-name="ro1">
          <table:table-cell office:value-type="float" office:value="89214290944" calcext:value-type="float">
            <text:p>89214290944</text:p>
          </table:table-cell>
          <table:table-cell office:value-type="float" office:value="157764130304" calcext:value-type="float">
            <text:p>157764130304</text:p>
          </table:table-cell>
          <table:table-cell office:value-type="float" office:value="68.55" calcext:value-type="float">
            <text:p>68.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30751744" calcext:value-type="float">
            <text:p>25230751744</text:p>
          </table:table-cell>
          <table:table-cell office:value-type="float" office:value="36621446656" calcext:value-type="float">
            <text:p>36621446656</text:p>
          </table:table-cell>
          <table:table-cell office:value-type="float" office:value="11.39" calcext:value-type="float">
            <text:p>11.39</text:p>
          </table:table-cell>
          <table:table-cell office:value-type="float" office:value="18.43" calcext:value-type="float">
            <text:p>18.43</text:p>
          </table:table-cell>
        </table:table-row>
        <table:table-row table:style-name="ro1">
          <table:table-cell office:value-type="float" office:value="142403019264" calcext:value-type="float">
            <text:p>142403019264</text:p>
          </table:table-cell>
          <table:table-cell office:value-type="float" office:value="155710906880" calcext:value-type="float">
            <text:p>155710906880</text:p>
          </table:table-cell>
          <table:table-cell office:value-type="float" office:value="13.31" calcext:value-type="float">
            <text:p>13.31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100144035840" calcext:value-type="float">
            <text:p>100144035840</text:p>
          </table:table-cell>
          <table:table-cell office:value-type="float" office:value="34732947456" calcext:value-type="float">
            <text:p>34732947456</text:p>
          </table:table-cell>
          <table:table-cell office:value-type="float" office:value="65.41" calcext:value-type="float">
            <text:p>65.41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float" office:value="148140157952" calcext:value-type="float">
            <text:p>148140157952</text:p>
          </table:table-cell>
          <table:table-cell office:value-type="float" office:value="64683075584" calcext:value-type="float">
            <text:p>64683075584</text:p>
          </table:table-cell>
          <table:table-cell office:value-type="float" office:value="83.46" calcext:value-type="float">
            <text:p>83.46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100783954944" calcext:value-type="float">
            <text:p>100783954944</text:p>
          </table:table-cell>
          <table:table-cell office:value-type="float" office:value="147613829632" calcext:value-type="float">
            <text:p>147613829632</text:p>
          </table:table-cell>
          <table:table-cell office:value-type="float" office:value="46.83" calcext:value-type="float">
            <text:p>46.83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>
          <table:table-cell office:value-type="float" office:value="118107212288" calcext:value-type="float">
            <text:p>118107212288</text:p>
          </table:table-cell>
          <table:table-cell office:value-type="float" office:value="7201986048" calcext:value-type="float">
            <text:p>7201986048</text:p>
          </table:table-cell>
          <table:table-cell office:value-type="float" office:value="110.91" calcext:value-type="float">
            <text:p>110.91</text:p>
          </table:table-cell>
          <table:table-cell office:value-type="float" office:value="28.68" calcext:value-type="float">
            <text:p>28.68</text:p>
          </table:table-cell>
        </table:table-row>
        <table:table-row table:style-name="ro1">
          <table:table-cell office:value-type="float" office:value="48979687424" calcext:value-type="float">
            <text:p>48979687424</text:p>
          </table:table-cell>
          <table:table-cell office:value-type="float" office:value="53424566784" calcext:value-type="float">
            <text:p>53424566784</text:p>
          </table:table-cell>
          <table:table-cell office:value-type="float" office:value="4.44" calcext:value-type="float">
            <text:p>4.44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153476854272" calcext:value-type="float">
            <text:p>153476854272</text:p>
          </table:table-cell>
          <table:table-cell office:value-type="float" office:value="4893545984" calcext:value-type="float">
            <text:p>4893545984</text:p>
          </table:table-cell>
          <table:table-cell office:value-type="float" office:value="148.58" calcext:value-type="float">
            <text:p>148.58</text:p>
          </table:table-cell>
          <table:table-cell office:value-type="float" office:value="29.89" calcext:value-type="float">
            <text:p>29.89</text:p>
          </table:table-cell>
        </table:table-row>
        <table:table-row table:style-name="ro1">
          <table:table-cell office:value-type="float" office:value="78455723520" calcext:value-type="float">
            <text:p>78455723520</text:p>
          </table:table-cell>
          <table:table-cell office:value-type="float" office:value="146473620992" calcext:value-type="float">
            <text:p>146473620992</text:p>
          </table:table-cell>
          <table:table-cell office:value-type="float" office:value="68.02" calcext:value-type="float">
            <text:p>68.0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30835756544" calcext:value-type="float">
            <text:p>130835756544</text:p>
          </table:table-cell>
          <table:table-cell office:value-type="float" office:value="35789469184" calcext:value-type="float">
            <text:p>35789469184</text:p>
          </table:table-cell>
          <table:table-cell office:value-type="float" office:value="95.05" calcext:value-type="float">
            <text:p>95.05</text:p>
          </table:table-cell>
          <table:table-cell office:value-type="float" office:value="24.93" calcext:value-type="float">
            <text:p>24.93</text:p>
          </table:table-cell>
        </table:table-row>
        <table:table-row table:style-name="ro1">
          <table:table-cell office:value-type="float" office:value="26084498432" calcext:value-type="float">
            <text:p>26084498432</text:p>
          </table:table-cell>
          <table:table-cell office:value-type="float" office:value="137517406208" calcext:value-type="float">
            <text:p>137517406208</text:p>
          </table:table-cell>
          <table:table-cell office:value-type="float" office:value="111.43" calcext:value-type="float">
            <text:p>111.43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12782168576" calcext:value-type="float">
            <text:p>12782168576</text:p>
          </table:table-cell>
          <table:table-cell office:value-type="float" office:value="88547676672" calcext:value-type="float">
            <text:p>88547676672</text:p>
          </table:table-cell>
          <table:table-cell office:value-type="float" office:value="75.77" calcext:value-type="float">
            <text:p>75.77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147694852608" calcext:value-type="float">
            <text:p>147694852608</text:p>
          </table:table-cell>
          <table:table-cell office:value-type="float" office:value="118560729088" calcext:value-type="float">
            <text:p>118560729088</text:p>
          </table:table-cell>
          <table:table-cell office:value-type="float" office:value="29.13" calcext:value-type="float">
            <text:p>29.13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office:value-type="float" office:value="429038592" calcext:value-type="float">
            <text:p>429038592</text:p>
          </table:table-cell>
          <table:table-cell office:value-type="float" office:value="154276549632" calcext:value-type="float">
            <text:p>154276549632</text:p>
          </table:table-cell>
          <table:table-cell office:value-type="float" office:value="153.85" calcext:value-type="float">
            <text:p>153.85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10738155520" calcext:value-type="float">
            <text:p>10738155520</text:p>
          </table:table-cell>
          <table:table-cell office:value-type="float" office:value="153030142976" calcext:value-type="float">
            <text:p>153030142976</text:p>
          </table:table-cell>
          <table:table-cell office:value-type="float" office:value="142.29" calcext:value-type="float">
            <text:p>142.29</text:p>
          </table:table-cell>
          <table:table-cell office:value-type="float" office:value="25.09" calcext:value-type="float">
            <text:p>25.09</text:p>
          </table:table-cell>
        </table:table-row>
        <table:table-row table:style-name="ro1">
          <table:table-cell office:value-type="float" office:value="122079276032" calcext:value-type="float">
            <text:p>122079276032</text:p>
          </table:table-cell>
          <table:table-cell office:value-type="float" office:value="90020235776" calcext:value-type="float">
            <text:p>90020235776</text:p>
          </table:table-cell>
          <table:table-cell office:value-type="float" office:value="32.06" calcext:value-type="float">
            <text:p>32.06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114999758336" calcext:value-type="float">
            <text:p>114999758336</text:p>
          </table:table-cell>
          <table:table-cell office:value-type="float" office:value="13340718080" calcext:value-type="float">
            <text:p>13340718080</text:p>
          </table:table-cell>
          <table:table-cell office:value-type="float" office:value="101.66" calcext:value-type="float">
            <text:p>101.66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54945411584" calcext:value-type="float">
            <text:p>54945411584</text:p>
          </table:table-cell>
          <table:table-cell office:value-type="float" office:value="96783121920" calcext:value-type="float">
            <text:p>96783121920</text:p>
          </table:table-cell>
          <table:table-cell office:value-type="float" office:value="41.84" calcext:value-type="float">
            <text:p>41.84</text:p>
          </table:table-cell>
          <table:table-cell office:value-type="float" office:value="22.28" calcext:value-type="float">
            <text:p>22.28</text:p>
          </table:table-cell>
        </table:table-row>
        <table:table-row table:style-name="ro1">
          <table:table-cell office:value-type="float" office:value="26298628096" calcext:value-type="float">
            <text:p>26298628096</text:p>
          </table:table-cell>
          <table:table-cell office:value-type="float" office:value="132486064640" calcext:value-type="float">
            <text:p>132486064640</text:p>
          </table:table-cell>
          <table:table-cell office:value-type="float" office:value="106.19" calcext:value-type="float">
            <text:p>106.19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3920553984" calcext:value-type="float">
            <text:p>3920553984</text:p>
          </table:table-cell>
          <table:table-cell office:value-type="float" office:value="159973984768" calcext:value-type="float">
            <text:p>159973984768</text:p>
          </table:table-cell>
          <table:table-cell office:value-type="float" office:value="156.05" calcext:value-type="float">
            <text:p>156.05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float" office:value="130877283840" calcext:value-type="float">
            <text:p>130877283840</text:p>
          </table:table-cell>
          <table:table-cell office:value-type="float" office:value="17427288064" calcext:value-type="float">
            <text:p>17427288064</text:p>
          </table:table-cell>
          <table:table-cell office:value-type="float" office:value="113.45" calcext:value-type="float">
            <text:p>113.45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6569871872" calcext:value-type="float">
            <text:p>6569871872</text:p>
          </table:table-cell>
          <table:table-cell office:value-type="float" office:value="99543906816" calcext:value-type="float">
            <text:p>99543906816</text:p>
          </table:table-cell>
          <table:table-cell office:value-type="float" office:value="92.97" calcext:value-type="float">
            <text:p>92.97</text:p>
          </table:table-cell>
          <table:table-cell office:value-type="float" office:value="26.95" calcext:value-type="float">
            <text:p>26.95</text:p>
          </table:table-cell>
        </table:table-row>
        <table:table-row table:style-name="ro1">
          <table:table-cell office:value-type="float" office:value="7388647936" calcext:value-type="float">
            <text:p>7388647936</text:p>
          </table:table-cell>
          <table:table-cell office:value-type="float" office:value="50049947136" calcext:value-type="float">
            <text:p>50049947136</text:p>
          </table:table-cell>
          <table:table-cell office:value-type="float" office:value="42.66" calcext:value-type="float">
            <text:p>42.66</text:p>
          </table:table-cell>
          <table:table-cell office:value-type="float" office:value="13.62" calcext:value-type="float">
            <text:p>13.62</text:p>
          </table:table-cell>
        </table:table-row>
        <table:table-row table:style-name="ro1">
          <table:table-cell office:value-type="float" office:value="148234558976" calcext:value-type="float">
            <text:p>148234558976</text:p>
          </table:table-cell>
          <table:table-cell office:value-type="float" office:value="25490490880" calcext:value-type="float">
            <text:p>25490490880</text:p>
          </table:table-cell>
          <table:table-cell office:value-type="float" office:value="122.74" calcext:value-type="float">
            <text:p>122.74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float" office:value="104960746496" calcext:value-type="float">
            <text:p>104960746496</text:p>
          </table:table-cell>
          <table:table-cell office:value-type="float" office:value="131387238912" calcext:value-type="float">
            <text:p>131387238912</text:p>
          </table:table-cell>
          <table:table-cell office:value-type="float" office:value="26.43" calcext:value-type="float">
            <text:p>26.43</text:p>
          </table:table-cell>
          <table:table-cell office:value-type="float" office:value="19.92" calcext:value-type="float">
            <text:p>19.92</text:p>
          </table:table-cell>
        </table:table-row>
        <table:table-row table:style-name="ro1">
          <table:table-cell office:value-type="float" office:value="14129744896" calcext:value-type="float">
            <text:p>14129744896</text:p>
          </table:table-cell>
          <table:table-cell office:value-type="float" office:value="33257084416" calcext:value-type="float">
            <text:p>33257084416</text:p>
          </table:table-cell>
          <table:table-cell office:value-type="float" office:value="19.13" calcext:value-type="float">
            <text:p>19.13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float" office:value="2578383360" calcext:value-type="float">
            <text:p>2578383360</text:p>
          </table:table-cell>
          <table:table-cell office:value-type="float" office:value="16185660928" calcext:value-type="float">
            <text:p>16185660928</text:p>
          </table:table-cell>
          <table:table-cell office:value-type="float" office:value="13.61" calcext:value-type="float">
            <text:p>13.61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100075943424" calcext:value-type="float">
            <text:p>100075943424</text:p>
          </table:table-cell>
          <table:table-cell office:value-type="float" office:value="2638428672" calcext:value-type="float">
            <text:p>2638428672</text:p>
          </table:table-cell>
          <table:table-cell office:value-type="float" office:value="97.44" calcext:value-type="float">
            <text:p>97.44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1">
          <table:table-cell office:value-type="float" office:value="63815059456" calcext:value-type="float">
            <text:p>63815059456</text:p>
          </table:table-cell>
          <table:table-cell office:value-type="float" office:value="119126121472" calcext:value-type="float">
            <text:p>119126121472</text:p>
          </table:table-cell>
          <table:table-cell office:value-type="float" office:value="55.31" calcext:value-type="float">
            <text:p>55.31</text:p>
          </table:table-cell>
          <table:table-cell office:value-type="float" office:value="18.12" calcext:value-type="float">
            <text:p>18.12</text:p>
          </table:table-cell>
        </table:table-row>
        <table:table-row table:style-name="ro1">
          <table:table-cell office:value-type="float" office:value="154896381440" calcext:value-type="float">
            <text:p>154896381440</text:p>
          </table:table-cell>
          <table:table-cell office:value-type="float" office:value="58339502592" calcext:value-type="float">
            <text:p>58339502592</text:p>
          </table:table-cell>
          <table:table-cell office:value-type="float" office:value="96.56" calcext:value-type="float">
            <text:p>96.56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1">
          <table:table-cell office:value-type="float" office:value="155025413632" calcext:value-type="float">
            <text:p>155025413632</text:p>
          </table:table-cell>
          <table:table-cell office:value-type="float" office:value="14613512192" calcext:value-type="float">
            <text:p>14613512192</text:p>
          </table:table-cell>
          <table:table-cell office:value-type="float" office:value="140.41" calcext:value-type="float">
            <text:p>140.41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3644910080" calcext:value-type="float">
            <text:p>3644910080</text:p>
          </table:table-cell>
          <table:table-cell office:value-type="float" office:value="114078922752" calcext:value-type="float">
            <text:p>114078922752</text:p>
          </table:table-cell>
          <table:table-cell office:value-type="float" office:value="110.43" calcext:value-type="float">
            <text:p>110.43</text:p>
          </table:table-cell>
          <table:table-cell office:value-type="float" office:value="22.61" calcext:value-type="float">
            <text:p>22.61</text:p>
          </table:table-cell>
        </table:table-row>
        <table:table-row table:style-name="ro1">
          <table:table-cell office:value-type="float" office:value="156038408704" calcext:value-type="float">
            <text:p>156038408704</text:p>
          </table:table-cell>
          <table:table-cell office:value-type="float" office:value="4976697344" calcext:value-type="float">
            <text:p>4976697344</text:p>
          </table:table-cell>
          <table:table-cell office:value-type="float" office:value="151.06" calcext:value-type="float">
            <text:p>151.06</text:p>
          </table:table-cell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float" office:value="113247410688" calcext:value-type="float">
            <text:p>113247410688</text:p>
          </table:table-cell>
          <table:table-cell office:value-type="float" office:value="70341761536" calcext:value-type="float">
            <text:p>70341761536</text:p>
          </table:table-cell>
          <table:table-cell office:value-type="float" office:value="42.91" calcext:value-type="float">
            <text:p>42.91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1">
          <table:table-cell office:value-type="float" office:value="65101555712" calcext:value-type="float">
            <text:p>65101555712</text:p>
          </table:table-cell>
          <table:table-cell office:value-type="float" office:value="78253877760" calcext:value-type="float">
            <text:p>78253877760</text:p>
          </table:table-cell>
          <table:table-cell office:value-type="float" office:value="13.15" calcext:value-type="float">
            <text:p>13.15</text:p>
          </table:table-cell>
          <table:table-cell office:value-type="float" office:value="9.67" calcext:value-type="float">
            <text:p>9.67</text:p>
          </table:table-cell>
        </table:table-row>
        <table:table-row table:style-name="ro1">
          <table:table-cell office:value-type="float" office:value="154014716416" calcext:value-type="float">
            <text:p>154014716416</text:p>
          </table:table-cell>
          <table:table-cell office:value-type="float" office:value="123068343808" calcext:value-type="float">
            <text:p>123068343808</text:p>
          </table:table-cell>
          <table:table-cell office:value-type="float" office:value="30.95" calcext:value-type="float">
            <text:p>30.95</text:p>
          </table:table-cell>
          <table:table-cell office:value-type="float" office:value="20.97" calcext:value-type="float">
            <text:p>20.97</text:p>
          </table:table-cell>
        </table:table-row>
        <table:table-row table:style-name="ro1">
          <table:table-cell office:value-type="float" office:value="39960562176" calcext:value-type="float">
            <text:p>39960562176</text:p>
          </table:table-cell>
          <table:table-cell office:value-type="float" office:value="129973373440" calcext:value-type="float">
            <text:p>129973373440</text:p>
          </table:table-cell>
          <table:table-cell office:value-type="float" office:value="90.01" calcext:value-type="float">
            <text:p>90.01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 office:value-type="float" office:value="16536699392" calcext:value-type="float">
            <text:p>16536699392</text:p>
          </table:table-cell>
          <table:table-cell office:value-type="float" office:value="69292585472" calcext:value-type="float">
            <text:p>69292585472</text:p>
          </table:table-cell>
          <table:table-cell office:value-type="float" office:value="52.76" calcext:value-type="float">
            <text:p>52.76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float" office:value="150061641216" calcext:value-type="float">
            <text:p>150061641216</text:p>
          </table:table-cell>
          <table:table-cell office:value-type="float" office:value="7725298688" calcext:value-type="float">
            <text:p>7725298688</text:p>
          </table:table-cell>
          <table:table-cell office:value-type="float" office:value="142.34" calcext:value-type="float">
            <text:p>142.34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float" office:value="145354842624" calcext:value-type="float">
            <text:p>145354842624</text:p>
          </table:table-cell>
          <table:table-cell office:value-type="float" office:value="76843748864" calcext:value-type="float">
            <text:p>76843748864</text:p>
          </table:table-cell>
          <table:table-cell office:value-type="float" office:value="68.51" calcext:value-type="float">
            <text:p>68.51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office:value-type="float" office:value="132095979520" calcext:value-type="float">
            <text:p>132095979520</text:p>
          </table:table-cell>
          <table:table-cell office:value-type="float" office:value="64835943424" calcext:value-type="float">
            <text:p>64835943424</text:p>
          </table:table-cell>
          <table:table-cell office:value-type="float" office:value="67.26" calcext:value-type="float">
            <text:p>67.26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float" office:value="134563441664" calcext:value-type="float">
            <text:p>134563441664</text:p>
          </table:table-cell>
          <table:table-cell office:value-type="float" office:value="17621513728" calcext:value-type="float">
            <text:p>17621513728</text:p>
          </table:table-cell>
          <table:table-cell office:value-type="float" office:value="116.94" calcext:value-type="float">
            <text:p>116.94</text:p>
          </table:table-cell>
          <table:table-cell office:value-type="float" office:value="27.16" calcext:value-type="float">
            <text:p>27.16</text:p>
          </table:table-cell>
        </table:table-row>
        <table:table-row table:style-name="ro1">
          <table:table-cell office:value-type="float" office:value="109555716096" calcext:value-type="float">
            <text:p>109555716096</text:p>
          </table:table-cell>
          <table:table-cell office:value-type="float" office:value="124218948608" calcext:value-type="float">
            <text:p>124218948608</text:p>
          </table:table-cell>
          <table:table-cell office:value-type="float" office:value="14.66" calcext:value-type="float">
            <text:p>14.66</text:p>
          </table:table-cell>
          <table:table-cell office:value-type="float" office:value="11.99" calcext:value-type="float">
            <text:p>11.99</text:p>
          </table:table-cell>
        </table:table-row>
        <table:table-row table:style-name="ro1">
          <table:table-cell office:value-type="float" office:value="128814790656" calcext:value-type="float">
            <text:p>128814790656</text:p>
          </table:table-cell>
          <table:table-cell office:value-type="float" office:value="31941131264" calcext:value-type="float">
            <text:p>31941131264</text:p>
          </table:table-cell>
          <table:table-cell office:value-type="float" office:value="96.87" calcext:value-type="float">
            <text:p>96.87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float" office:value="76025787904" calcext:value-type="float">
            <text:p>76025787904</text:p>
          </table:table-cell>
          <table:table-cell office:value-type="float" office:value="29971751936" calcext:value-type="float">
            <text:p>29971751936</text:p>
          </table:table-cell>
          <table:table-cell office:value-type="float" office:value="46.05" calcext:value-type="float">
            <text:p>46.05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39142816256" calcext:value-type="float">
            <text:p>39142816256</text:p>
          </table:table-cell>
          <table:table-cell office:value-type="float" office:value="48722771968" calcext:value-type="float">
            <text:p>48722771968</text:p>
          </table:table-cell>
          <table:table-cell office:value-type="float" office:value="9.58" calcext:value-type="float">
            <text:p>9.58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 office:value-type="float" office:value="9279649792" calcext:value-type="float">
            <text:p>9279649792</text:p>
          </table:table-cell>
          <table:table-cell office:value-type="float" office:value="136622885376" calcext:value-type="float">
            <text:p>136622885376</text:p>
          </table:table-cell>
          <table:table-cell office:value-type="float" office:value="127.34" calcext:value-type="float">
            <text:p>127.34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float" office:value="121225433088" calcext:value-type="float">
            <text:p>121225433088</text:p>
          </table:table-cell>
          <table:table-cell office:value-type="float" office:value="30680886784" calcext:value-type="float">
            <text:p>30680886784</text:p>
          </table:table-cell>
          <table:table-cell office:value-type="float" office:value="90.54" calcext:value-type="float">
            <text:p>90.54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 office:value-type="float" office:value="2744546816" calcext:value-type="float">
            <text:p>2744546816</text:p>
          </table:table-cell>
          <table:table-cell office:value-type="float" office:value="132608947200" calcext:value-type="float">
            <text:p>132608947200</text:p>
          </table:table-cell>
          <table:table-cell office:value-type="float" office:value="129.86" calcext:value-type="float">
            <text:p>129.86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134511958016" calcext:value-type="float">
            <text:p>134511958016</text:p>
          </table:table-cell>
          <table:table-cell office:value-type="float" office:value="48649401344" calcext:value-type="float">
            <text:p>48649401344</text:p>
          </table:table-cell>
          <table:table-cell office:value-type="float" office:value="85.86" calcext:value-type="float">
            <text:p>85.86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1">
          <table:table-cell office:value-type="float" office:value="2131714048" calcext:value-type="float">
            <text:p>2131714048</text:p>
          </table:table-cell>
          <table:table-cell office:value-type="float" office:value="30515341824" calcext:value-type="float">
            <text:p>30515341824</text:p>
          </table:table-cell>
          <table:table-cell office:value-type="float" office:value="28.38" calcext:value-type="float">
            <text:p>28.38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59210490880" calcext:value-type="float">
            <text:p>159210490880</text:p>
          </table:table-cell>
          <table:table-cell office:value-type="float" office:value="14381171200" calcext:value-type="float">
            <text:p>14381171200</text:p>
          </table:table-cell>
          <table:table-cell office:value-type="float" office:value="144.83" calcext:value-type="float">
            <text:p>144.83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office:value-type="float" office:value="2689633792" calcext:value-type="float">
            <text:p>2689633792</text:p>
          </table:table-cell>
          <table:table-cell office:value-type="float" office:value="154727521280" calcext:value-type="float">
            <text:p>154727521280</text:p>
          </table:table-cell>
          <table:table-cell office:value-type="float" office:value="152.04" calcext:value-type="float">
            <text:p>152.04</text:p>
          </table:table-cell>
          <table:table-cell office:value-type="float" office:value="30.81" calcext:value-type="float">
            <text:p>30.81</text:p>
          </table:table-cell>
        </table:table-row>
        <table:table-row table:style-name="ro1">
          <table:table-cell office:value-type="float" office:value="21049708032" calcext:value-type="float">
            <text:p>21049708032</text:p>
          </table:table-cell>
          <table:table-cell office:value-type="float" office:value="88699799040" calcext:value-type="float">
            <text:p>88699799040</text:p>
          </table:table-cell>
          <table:table-cell office:value-type="float" office:value="67.65" calcext:value-type="float">
            <text:p>67.65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86424228864" calcext:value-type="float">
            <text:p>86424228864</text:p>
          </table:table-cell>
          <table:table-cell office:value-type="float" office:value="119494437376" calcext:value-type="float">
            <text:p>119494437376</text:p>
          </table:table-cell>
          <table:table-cell office:value-type="float" office:value="33.07" calcext:value-type="float">
            <text:p>33.07</text:p>
          </table:table-cell>
          <table:table-cell office:value-type="float" office:value="19.52" calcext:value-type="float">
            <text:p>19.52</text:p>
          </table:table-cell>
        </table:table-row>
        <table:table-row table:style-name="ro1">
          <table:table-cell office:value-type="float" office:value="58565441024" calcext:value-type="float">
            <text:p>58565441024</text:p>
          </table:table-cell>
          <table:table-cell office:value-type="float" office:value="107433189888" calcext:value-type="float">
            <text:p>107433189888</text:p>
          </table:table-cell>
          <table:table-cell office:value-type="float" office:value="48.87" calcext:value-type="float">
            <text:p>48.87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float" office:value="142962237952" calcext:value-type="float">
            <text:p>142962237952</text:p>
          </table:table-cell>
          <table:table-cell office:value-type="float" office:value="16791969792" calcext:value-type="float">
            <text:p>16791969792</text:p>
          </table:table-cell>
          <table:table-cell office:value-type="float" office:value="126.17" calcext:value-type="float">
            <text:p>126.17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float" office:value="39450741248" calcext:value-type="float">
            <text:p>39450741248</text:p>
          </table:table-cell>
          <table:table-cell office:value-type="float" office:value="145591453696" calcext:value-type="float">
            <text:p>145591453696</text:p>
          </table:table-cell>
          <table:table-cell office:value-type="float" office:value="106.14" calcext:value-type="float">
            <text:p>106.14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101537203200" calcext:value-type="float">
            <text:p>101537203200</text:p>
          </table:table-cell>
          <table:table-cell office:value-type="float" office:value="77877424128" calcext:value-type="float">
            <text:p>77877424128</text:p>
          </table:table-cell>
          <table:table-cell office:value-type="float" office:value="23.66" calcext:value-type="float">
            <text:p>23.66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112004695552" calcext:value-type="float">
            <text:p>112004695552</text:p>
          </table:table-cell>
          <table:table-cell office:value-type="float" office:value="115007243264" calcext:value-type="float">
            <text:p>115007243264</text:p>
          </table:table-cell>
          <table:table-cell office:value-type="float" office:value="3" calcext:value-type="float">
            <text:p>3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 office:value-type="float" office:value="34735887872" calcext:value-type="float">
            <text:p>34735887872</text:p>
          </table:table-cell>
          <table:table-cell office:value-type="float" office:value="25309588992" calcext:value-type="float">
            <text:p>25309588992</text:p>
          </table:table-cell>
          <table:table-cell office:value-type="float" office:value="9.43" calcext:value-type="float">
            <text:p>9.43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76703265280" calcext:value-type="float">
            <text:p>76703265280</text:p>
          </table:table-cell>
          <table:table-cell office:value-type="float" office:value="147001610752" calcext:value-type="float">
            <text:p>147001610752</text:p>
          </table:table-cell>
          <table:table-cell office:value-type="float" office:value="70.3" calcext:value-type="float">
            <text:p>70.3</text:p>
          </table:table-cell>
          <table:table-cell office:value-type="float" office:value="21.08" calcext:value-type="float">
            <text:p>21.08</text:p>
          </table:table-cell>
        </table:table-row>
        <table:table-row table:style-name="ro1">
          <table:table-cell office:value-type="float" office:value="135347030016" calcext:value-type="float">
            <text:p>135347030016</text:p>
          </table:table-cell>
          <table:table-cell office:value-type="float" office:value="15126988288" calcext:value-type="float">
            <text:p>15126988288</text:p>
          </table:table-cell>
          <table:table-cell office:value-type="float" office:value="120.22" calcext:value-type="float">
            <text:p>120.22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1">
          <table:table-cell office:value-type="float" office:value="136467334144" calcext:value-type="float">
            <text:p>136467334144</text:p>
          </table:table-cell>
          <table:table-cell office:value-type="float" office:value="141479679488" calcext:value-type="float">
            <text:p>141479679488</text:p>
          </table:table-cell>
          <table:table-cell office:value-type="float" office:value="5.01" calcext:value-type="float">
            <text:p>5.01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116096964608" calcext:value-type="float">
            <text:p>116096964608</text:p>
          </table:table-cell>
          <table:table-cell office:value-type="float" office:value="11121788416" calcext:value-type="float">
            <text:p>11121788416</text:p>
          </table:table-cell>
          <table:table-cell office:value-type="float" office:value="104.98" calcext:value-type="float">
            <text:p>104.98</text:p>
          </table:table-cell>
          <table:table-cell office:value-type="float" office:value="27.22" calcext:value-type="float">
            <text:p>27.22</text:p>
          </table:table-cell>
        </table:table-row>
        <table:table-row table:style-name="ro1">
          <table:table-cell office:value-type="float" office:value="120616223232" calcext:value-type="float">
            <text:p>120616223232</text:p>
          </table:table-cell>
          <table:table-cell office:value-type="float" office:value="1868397568" calcext:value-type="float">
            <text:p>1868397568</text:p>
          </table:table-cell>
          <table:table-cell office:value-type="float" office:value="118.75" calcext:value-type="float">
            <text:p>118.75</text:p>
          </table:table-cell>
          <table:table-cell office:value-type="float" office:value="24.93" calcext:value-type="float">
            <text:p>24.93</text:p>
          </table:table-cell>
        </table:table-row>
        <table:table-row table:style-name="ro1">
          <table:table-cell office:value-type="float" office:value="6643572736" calcext:value-type="float">
            <text:p>6643572736</text:p>
          </table:table-cell>
          <table:table-cell office:value-type="float" office:value="56138274304" calcext:value-type="float">
            <text:p>56138274304</text:p>
          </table:table-cell>
          <table:table-cell office:value-type="float" office:value="49.49" calcext:value-type="float">
            <text:p>49.49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float" office:value="83869493248" calcext:value-type="float">
            <text:p>83869493248</text:p>
          </table:table-cell>
          <table:table-cell office:value-type="float" office:value="12803262464" calcext:value-type="float">
            <text:p>12803262464</text:p>
          </table:table-cell>
          <table:table-cell office:value-type="float" office:value="71.07" calcext:value-type="float">
            <text:p>71.07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float" office:value="91254255616" calcext:value-type="float">
            <text:p>91254255616</text:p>
          </table:table-cell>
          <table:table-cell office:value-type="float" office:value="96669790208" calcext:value-type="float">
            <text:p>96669790208</text:p>
          </table:table-cell>
          <table:table-cell office:value-type="float" office:value="5.42" calcext:value-type="float">
            <text:p>5.42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float" office:value="3579497984" calcext:value-type="float">
            <text:p>3579497984</text:p>
          </table:table-cell>
          <table:table-cell office:value-type="float" office:value="76047080960" calcext:value-type="float">
            <text:p>76047080960</text:p>
          </table:table-cell>
          <table:table-cell office:value-type="float" office:value="72.47" calcext:value-type="float">
            <text:p>72.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813272576" calcext:value-type="float">
            <text:p>158813272576</text:p>
          </table:table-cell>
          <table:table-cell office:value-type="float" office:value="468528640" calcext:value-type="float">
            <text:p>468528640</text:p>
          </table:table-cell>
          <table:table-cell office:value-type="float" office:value="158.34" calcext:value-type="float">
            <text:p>158.34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float" office:value="71213763584" calcext:value-type="float">
            <text:p>71213763584</text:p>
          </table:table-cell>
          <table:table-cell office:value-type="float" office:value="59989274624" calcext:value-type="float">
            <text:p>59989274624</text:p>
          </table:table-cell>
          <table:table-cell office:value-type="float" office:value="11.22" calcext:value-type="float">
            <text:p>11.22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1601424384" calcext:value-type="float">
            <text:p>21601424384</text:p>
          </table:table-cell>
          <table:table-cell office:value-type="float" office:value="140644398592" calcext:value-type="float">
            <text:p>140644398592</text:p>
          </table:table-cell>
          <table:table-cell office:value-type="float" office:value="119.04" calcext:value-type="float">
            <text:p>119.04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float" office:value="67392680448" calcext:value-type="float">
            <text:p>67392680448</text:p>
          </table:table-cell>
          <table:table-cell office:value-type="float" office:value="22475381248" calcext:value-type="float">
            <text:p>22475381248</text:p>
          </table:table-cell>
          <table:table-cell office:value-type="float" office:value="44.92" calcext:value-type="float">
            <text:p>44.92</text:p>
          </table:table-cell>
          <table:table-cell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33884755968" calcext:value-type="float">
            <text:p>33884755968</text:p>
          </table:table-cell>
          <table:table-cell office:value-type="float" office:value="103391168000" calcext:value-type="float">
            <text:p>103391168000</text:p>
          </table:table-cell>
          <table:table-cell office:value-type="float" office:value="69.51" calcext:value-type="float">
            <text:p>69.51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office:value-type="float" office:value="278351360" calcext:value-type="float">
            <text:p>278351360</text:p>
          </table:table-cell>
          <table:table-cell office:value-type="float" office:value="41746102272" calcext:value-type="float">
            <text:p>41746102272</text:p>
          </table:table-cell>
          <table:table-cell office:value-type="float" office:value="41.47" calcext:value-type="float">
            <text:p>41.47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float" office:value="73199866880" calcext:value-type="float">
            <text:p>73199866880</text:p>
          </table:table-cell>
          <table:table-cell office:value-type="float" office:value="157358173696" calcext:value-type="float">
            <text:p>157358173696</text:p>
          </table:table-cell>
          <table:table-cell office:value-type="float" office:value="84.16" calcext:value-type="float">
            <text:p>84.16</text:p>
          </table:table-cell>
          <table:table-cell office:value-type="float" office:value="24.54" calcext:value-type="float">
            <text:p>24.54</text:p>
          </table:table-cell>
        </table:table-row>
        <table:table-row table:style-name="ro1">
          <table:table-cell office:value-type="float" office:value="144236006912" calcext:value-type="float">
            <text:p>144236006912</text:p>
          </table:table-cell>
          <table:table-cell office:value-type="float" office:value="40924513280" calcext:value-type="float">
            <text:p>40924513280</text:p>
          </table:table-cell>
          <table:table-cell office:value-type="float" office:value="103.31" calcext:value-type="float">
            <text:p>103.31</text:p>
          </table:table-cell>
          <table:table-cell office:value-type="float" office:value="21.09" calcext:value-type="float">
            <text:p>21.09</text:p>
          </table:table-cell>
        </table:table-row>
        <table:table-row table:style-name="ro1">
          <table:table-cell office:value-type="float" office:value="10674492416" calcext:value-type="float">
            <text:p>10674492416</text:p>
          </table:table-cell>
          <table:table-cell office:value-type="float" office:value="148802823168" calcext:value-type="float">
            <text:p>148802823168</text:p>
          </table:table-cell>
          <table:table-cell office:value-type="float" office:value="138.13" calcext:value-type="float">
            <text:p>138.13</text:p>
          </table:table-cell>
          <table:table-cell office:value-type="float" office:value="22.59" calcext:value-type="float">
            <text:p>22.59</text:p>
          </table:table-cell>
        </table:table-row>
        <table:table-row table:style-name="ro1">
          <table:table-cell office:value-type="float" office:value="70497253888" calcext:value-type="float">
            <text:p>70497253888</text:p>
          </table:table-cell>
          <table:table-cell office:value-type="float" office:value="104732084736" calcext:value-type="float">
            <text:p>104732084736</text:p>
          </table:table-cell>
          <table:table-cell office:value-type="float" office:value="34.23" calcext:value-type="float">
            <text:p>34.23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float" office:value="2207138816" calcext:value-type="float">
            <text:p>2207138816</text:p>
          </table:table-cell>
          <table:table-cell office:value-type="float" office:value="144606699008" calcext:value-type="float">
            <text:p>144606699008</text:p>
          </table:table-cell>
          <table:table-cell office:value-type="float" office:value="142.4" calcext:value-type="float">
            <text:p>142.4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04588665344" calcext:value-type="float">
            <text:p>104588665344</text:p>
          </table:table-cell>
          <table:table-cell office:value-type="float" office:value="53303839744" calcext:value-type="float">
            <text:p>53303839744</text:p>
          </table:table-cell>
          <table:table-cell office:value-type="float" office:value="51.28" calcext:value-type="float">
            <text:p>51.28</text:p>
          </table:table-cell>
          <table:table-cell office:value-type="float" office:value="13.34" calcext:value-type="float">
            <text:p>13.34</text:p>
          </table:table-cell>
        </table:table-row>
        <table:table-row table:style-name="ro1">
          <table:table-cell office:value-type="float" office:value="18595110400" calcext:value-type="float">
            <text:p>18595110400</text:p>
          </table:table-cell>
          <table:table-cell office:value-type="float" office:value="20822651392" calcext:value-type="float">
            <text:p>20822651392</text:p>
          </table:table-cell>
          <table:table-cell office:value-type="float" office:value="2.23" calcext:value-type="float">
            <text:p>2.23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float" office:value="76617438720" calcext:value-type="float">
            <text:p>76617438720</text:p>
          </table:table-cell>
          <table:table-cell office:value-type="float" office:value="135094182400" calcext:value-type="float">
            <text:p>135094182400</text:p>
          </table:table-cell>
          <table:table-cell office:value-type="float" office:value="58.48" calcext:value-type="float">
            <text:p>58.48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office:value-type="float" office:value="8345111552" calcext:value-type="float">
            <text:p>8345111552</text:p>
          </table:table-cell>
          <table:table-cell office:value-type="float" office:value="74946025472" calcext:value-type="float">
            <text:p>74946025472</text:p>
          </table:table-cell>
          <table:table-cell office:value-type="float" office:value="66.6" calcext:value-type="float">
            <text:p>66.6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float" office:value="86173576192" calcext:value-type="float">
            <text:p>86173576192</text:p>
          </table:table-cell>
          <table:table-cell office:value-type="float" office:value="147357132288" calcext:value-type="float">
            <text:p>147357132288</text:p>
          </table:table-cell>
          <table:table-cell office:value-type="float" office:value="61.18" calcext:value-type="float">
            <text:p>61.18</text:p>
          </table:table-cell>
          <table:table-cell office:value-type="float" office:value="23.39" calcext:value-type="float">
            <text:p>23.39</text:p>
          </table:table-cell>
        </table:table-row>
        <table:table-row table:style-name="ro1">
          <table:table-cell office:value-type="float" office:value="28069903872" calcext:value-type="float">
            <text:p>28069903872</text:p>
          </table:table-cell>
          <table:table-cell office:value-type="float" office:value="135976413184" calcext:value-type="float">
            <text:p>135976413184</text:p>
          </table:table-cell>
          <table:table-cell office:value-type="float" office:value="107.91" calcext:value-type="float">
            <text:p>107.91</text:p>
          </table:table-cell>
          <table:table-cell office:value-type="float" office:value="20.71" calcext:value-type="float">
            <text:p>20.71</text:p>
          </table:table-cell>
        </table:table-row>
        <table:table-row table:style-name="ro1">
          <table:table-cell office:value-type="float" office:value="40104143360" calcext:value-type="float">
            <text:p>40104143360</text:p>
          </table:table-cell>
          <table:table-cell office:value-type="float" office:value="127557597696" calcext:value-type="float">
            <text:p>127557597696</text:p>
          </table:table-cell>
          <table:table-cell office:value-type="float" office:value="87.45" calcext:value-type="float">
            <text:p>87.45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office:value-type="float" office:value="155015716352" calcext:value-type="float">
            <text:p>155015716352</text:p>
          </table:table-cell>
          <table:table-cell office:value-type="float" office:value="125017263616" calcext:value-type="float">
            <text:p>125017263616</text:p>
          </table:table-cell>
          <table:table-cell office:value-type="float" office:value="30" calcext:value-type="float">
            <text:p>30</text:p>
          </table:table-cell>
          <table:table-cell office:value-type="float" office:value="18.21" calcext:value-type="float">
            <text:p>18.21</text:p>
          </table:table-cell>
        </table:table-row>
        <table:table-row table:style-name="ro1">
          <table:table-cell office:value-type="float" office:value="136288972800" calcext:value-type="float">
            <text:p>136288972800</text:p>
          </table:table-cell>
          <table:table-cell office:value-type="float" office:value="11652967936" calcext:value-type="float">
            <text:p>11652967936</text:p>
          </table:table-cell>
          <table:table-cell office:value-type="float" office:value="124.64" calcext:value-type="float">
            <text:p>124.64</text:p>
          </table:table-cell>
          <table:table-cell office:value-type="float" office:value="28.08" calcext:value-type="float">
            <text:p>28.08</text:p>
          </table:table-cell>
        </table:table-row>
        <table:table-row table:style-name="ro1">
          <table:table-cell office:value-type="float" office:value="30365131264" calcext:value-type="float">
            <text:p>30365131264</text:p>
          </table:table-cell>
          <table:table-cell office:value-type="float" office:value="120519907328" calcext:value-type="float">
            <text:p>120519907328</text:p>
          </table:table-cell>
          <table:table-cell office:value-type="float" office:value="90.15" calcext:value-type="float">
            <text:p>90.15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float" office:value="77926216192" calcext:value-type="float">
            <text:p>77926216192</text:p>
          </table:table-cell>
          <table:table-cell office:value-type="float" office:value="68450555392" calcext:value-type="float">
            <text:p>68450555392</text:p>
          </table:table-cell>
          <table:table-cell office:value-type="float" office:value="9.48" calcext:value-type="float">
            <text:p>9.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992541184" calcext:value-type="float">
            <text:p>12992541184</text:p>
          </table:table-cell>
          <table:table-cell office:value-type="float" office:value="27946659328" calcext:value-type="float">
            <text:p>27946659328</text:p>
          </table:table-cell>
          <table:table-cell office:value-type="float" office:value="14.95" calcext:value-type="float">
            <text:p>14.95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 office:value-type="float" office:value="149044184064" calcext:value-type="float">
            <text:p>149044184064</text:p>
          </table:table-cell>
          <table:table-cell office:value-type="float" office:value="18484122112" calcext:value-type="float">
            <text:p>18484122112</text:p>
          </table:table-cell>
          <table:table-cell office:value-type="float" office:value="130.56" calcext:value-type="float">
            <text:p>130.56</text:p>
          </table:table-cell>
          <table:table-cell office:value-type="float" office:value="21.01" calcext:value-type="float">
            <text:p>21.01</text:p>
          </table:table-cell>
        </table:table-row>
        <table:table-row table:style-name="ro1">
          <table:table-cell office:value-type="float" office:value="33533088256" calcext:value-type="float">
            <text:p>33533088256</text:p>
          </table:table-cell>
          <table:table-cell office:value-type="float" office:value="125403292672" calcext:value-type="float">
            <text:p>125403292672</text:p>
          </table:table-cell>
          <table:table-cell office:value-type="float" office:value="91.87" calcext:value-type="float">
            <text:p>91.87</text:p>
          </table:table-cell>
          <table:table-cell office:value-type="float" office:value="18.68" calcext:value-type="float">
            <text:p>18.68</text:p>
          </table:table-cell>
        </table:table-row>
        <table:table-row table:style-name="ro1">
          <table:table-cell office:value-type="float" office:value="119969630208" calcext:value-type="float">
            <text:p>119969630208</text:p>
          </table:table-cell>
          <table:table-cell office:value-type="float" office:value="143996782592" calcext:value-type="float">
            <text:p>143996782592</text:p>
          </table:table-cell>
          <table:table-cell office:value-type="float" office:value="24.03" calcext:value-type="float">
            <text:p>24.03</text:p>
          </table:table-cell>
          <table:table-cell office:value-type="float" office:value="20.35" calcext:value-type="float">
            <text:p>20.35</text:p>
          </table:table-cell>
        </table:table-row>
        <table:table-row table:style-name="ro1">
          <table:table-cell office:value-type="float" office:value="4343739392" calcext:value-type="float">
            <text:p>4343739392</text:p>
          </table:table-cell>
          <table:table-cell office:value-type="float" office:value="134510798848" calcext:value-type="float">
            <text:p>134510798848</text:p>
          </table:table-cell>
          <table:table-cell office:value-type="float" office:value="130.17" calcext:value-type="float">
            <text:p>130.17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14274610688" calcext:value-type="float">
            <text:p>14274610688</text:p>
          </table:table-cell>
          <table:table-cell office:value-type="float" office:value="157478849024" calcext:value-type="float">
            <text:p>157478849024</text:p>
          </table:table-cell>
          <table:table-cell office:value-type="float" office:value="143.2" calcext:value-type="float">
            <text:p>143.2</text:p>
          </table:table-cell>
          <table:table-cell office:value-type="float" office:value="23.14" calcext:value-type="float">
            <text:p>23.14</text:p>
          </table:table-cell>
        </table:table-row>
        <table:table-row table:style-name="ro1">
          <table:table-cell office:value-type="float" office:value="155547800576" calcext:value-type="float">
            <text:p>155547800576</text:p>
          </table:table-cell>
          <table:table-cell office:value-type="float" office:value="7184056320" calcext:value-type="float">
            <text:p>7184056320</text:p>
          </table:table-cell>
          <table:table-cell office:value-type="float" office:value="148.36" calcext:value-type="float">
            <text:p>148.36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float" office:value="158014866432" calcext:value-type="float">
            <text:p>158014866432</text:p>
          </table:table-cell>
          <table:table-cell office:value-type="float" office:value="31277473792" calcext:value-type="float">
            <text:p>31277473792</text:p>
          </table:table-cell>
          <table:table-cell office:value-type="float" office:value="126.74" calcext:value-type="float">
            <text:p>126.74</text:p>
          </table:table-cell>
          <table:table-cell office:value-type="float" office:value="31.45" calcext:value-type="float">
            <text:p>31.45</text:p>
          </table:table-cell>
        </table:table-row>
        <table:table-row table:style-name="ro1">
          <table:table-cell office:value-type="float" office:value="7602836480" calcext:value-type="float">
            <text:p>7602836480</text:p>
          </table:table-cell>
          <table:table-cell office:value-type="float" office:value="159297458688" calcext:value-type="float">
            <text:p>159297458688</text:p>
          </table:table-cell>
          <table:table-cell office:value-type="float" office:value="151.69" calcext:value-type="float">
            <text:p>151.69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float" office:value="109687808" calcext:value-type="float">
            <text:p>109687808</text:p>
          </table:table-cell>
          <table:table-cell office:value-type="float" office:value="114452871168" calcext:value-type="float">
            <text:p>114452871168</text:p>
          </table:table-cell>
          <table:table-cell office:value-type="float" office:value="114.34" calcext:value-type="float">
            <text:p>114.34</text:p>
          </table:table-cell>
          <table:table-cell office:value-type="float" office:value="22.19" calcext:value-type="float">
            <text:p>22.19</text:p>
          </table:table-cell>
        </table:table-row>
        <table:table-row table:style-name="ro1">
          <table:table-cell office:value-type="float" office:value="143801777152" calcext:value-type="float">
            <text:p>143801777152</text:p>
          </table:table-cell>
          <table:table-cell office:value-type="float" office:value="5823188480" calcext:value-type="float">
            <text:p>5823188480</text:p>
          </table:table-cell>
          <table:table-cell office:value-type="float" office:value="137.98" calcext:value-type="float">
            <text:p>137.98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float" office:value="117077925376" calcext:value-type="float">
            <text:p>117077925376</text:p>
          </table:table-cell>
          <table:table-cell office:value-type="float" office:value="136204830208" calcext:value-type="float">
            <text:p>136204830208</text:p>
          </table:table-cell>
          <table:table-cell office:value-type="float" office:value="19.13" calcext:value-type="float">
            <text:p>19.13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2474638336" calcext:value-type="float">
            <text:p>2474638336</text:p>
          </table:table-cell>
          <table:table-cell office:value-type="float" office:value="155761738752" calcext:value-type="float">
            <text:p>155761738752</text:p>
          </table:table-cell>
          <table:table-cell office:value-type="float" office:value="153.29" calcext:value-type="float">
            <text:p>153.29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float" office:value="135310959104" calcext:value-type="float">
            <text:p>135310959104</text:p>
          </table:table-cell>
          <table:table-cell office:value-type="float" office:value="29935160832" calcext:value-type="float">
            <text:p>29935160832</text:p>
          </table:table-cell>
          <table:table-cell office:value-type="float" office:value="105.38" calcext:value-type="float">
            <text:p>105.38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58445499904" calcext:value-type="float">
            <text:p>158445499904</text:p>
          </table:table-cell>
          <table:table-cell office:value-type="float" office:value="12375601152" calcext:value-type="float">
            <text:p>12375601152</text:p>
          </table:table-cell>
          <table:table-cell office:value-type="float" office:value="146.07" calcext:value-type="float">
            <text:p>146.07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float" office:value="88908784128" calcext:value-type="float">
            <text:p>88908784128</text:p>
          </table:table-cell>
          <table:table-cell office:value-type="float" office:value="101090768896" calcext:value-type="float">
            <text:p>101090768896</text:p>
          </table:table-cell>
          <table:table-cell office:value-type="float" office:value="12.18" calcext:value-type="float">
            <text:p>12.18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117995028480" calcext:value-type="float">
            <text:p>117995028480</text:p>
          </table:table-cell>
          <table:table-cell office:value-type="float" office:value="121879171072" calcext:value-type="float">
            <text:p>121879171072</text:p>
          </table:table-cell>
          <table:table-cell office:value-type="float" office:value="3.88" calcext:value-type="float">
            <text:p>3.88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24616077824" calcext:value-type="float">
            <text:p>24616077824</text:p>
          </table:table-cell>
          <table:table-cell office:value-type="float" office:value="31067727872" calcext:value-type="float">
            <text:p>31067727872</text:p>
          </table:table-cell>
          <table:table-cell office:value-type="float" office:value="6.45" calcext:value-type="float">
            <text:p>6.45</text:p>
          </table:table-cell>
          <table:table-cell office:value-type="float" office:value="13.38" calcext:value-type="float">
            <text:p>13.38</text:p>
          </table:table-cell>
        </table:table-row>
        <table:table-row table:style-name="ro1">
          <table:table-cell office:value-type="float" office:value="108772246016" calcext:value-type="float">
            <text:p>108772246016</text:p>
          </table:table-cell>
          <table:table-cell office:value-type="float" office:value="69457708032" calcext:value-type="float">
            <text:p>69457708032</text:p>
          </table:table-cell>
          <table:table-cell office:value-type="float" office:value="39.31" calcext:value-type="float">
            <text:p>39.31</text:p>
          </table:table-cell>
          <table:table-cell office:value-type="float" office:value="15.28" calcext:value-type="float">
            <text:p>15.28</text:p>
          </table:table-cell>
        </table:table-row>
        <table:table-row table:style-name="ro1">
          <table:table-cell office:value-type="float" office:value="92981733376" calcext:value-type="float">
            <text:p>92981733376</text:p>
          </table:table-cell>
          <table:table-cell office:value-type="float" office:value="143933705216" calcext:value-type="float">
            <text:p>143933705216</text:p>
          </table:table-cell>
          <table:table-cell office:value-type="float" office:value="50.95" calcext:value-type="float">
            <text:p>50.9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1771364352" calcext:value-type="float">
            <text:p>11771364352</text:p>
          </table:table-cell>
          <table:table-cell office:value-type="float" office:value="155347608064" calcext:value-type="float">
            <text:p>155347608064</text:p>
          </table:table-cell>
          <table:table-cell office:value-type="float" office:value="143.58" calcext:value-type="float">
            <text:p>143.58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float" office:value="143964572672" calcext:value-type="float">
            <text:p>143964572672</text:p>
          </table:table-cell>
          <table:table-cell office:value-type="float" office:value="2533751296" calcext:value-type="float">
            <text:p>2533751296</text:p>
          </table:table-cell>
          <table:table-cell office:value-type="float" office:value="141.43" calcext:value-type="float">
            <text:p>141.43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float" office:value="117849042432" calcext:value-type="float">
            <text:p>117849042432</text:p>
          </table:table-cell>
          <table:table-cell office:value-type="float" office:value="86818163200" calcext:value-type="float">
            <text:p>86818163200</text:p>
          </table:table-cell>
          <table:table-cell office:value-type="float" office:value="31.03" calcext:value-type="float">
            <text:p>31.03</text:p>
          </table:table-cell>
          <table:table-cell office:value-type="float" office:value="18.94" calcext:value-type="float">
            <text:p>18.94</text:p>
          </table:table-cell>
        </table:table-row>
        <table:table-row table:style-name="ro1">
          <table:table-cell office:value-type="float" office:value="136487166976" calcext:value-type="float">
            <text:p>136487166976</text:p>
          </table:table-cell>
          <table:table-cell office:value-type="float" office:value="3087447040" calcext:value-type="float">
            <text:p>3087447040</text:p>
          </table:table-cell>
          <table:table-cell office:value-type="float" office:value="133.4" calcext:value-type="float">
            <text:p>133.4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65106830848" calcext:value-type="float">
            <text:p>65106830848</text:p>
          </table:table-cell>
          <table:table-cell office:value-type="float" office:value="45011020288" calcext:value-type="float">
            <text:p>45011020288</text:p>
          </table:table-cell>
          <table:table-cell office:value-type="float" office:value="20.1" calcext:value-type="float">
            <text:p>20.1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111442958848" calcext:value-type="float">
            <text:p>111442958848</text:p>
          </table:table-cell>
          <table:table-cell office:value-type="float" office:value="114349322752" calcext:value-type="float">
            <text:p>114349322752</text:p>
          </table:table-cell>
          <table:table-cell office:value-type="float" office:value="2.91" calcext:value-type="float">
            <text:p>2.91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float" office:value="3063616000" calcext:value-type="float">
            <text:p>3063616000</text:p>
          </table:table-cell>
          <table:table-cell office:value-type="float" office:value="155982116864" calcext:value-type="float">
            <text:p>155982116864</text:p>
          </table:table-cell>
          <table:table-cell office:value-type="float" office:value="152.92" calcext:value-type="float">
            <text:p>152.92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float" office:value="89639919104" calcext:value-type="float">
            <text:p>89639919104</text:p>
          </table:table-cell>
          <table:table-cell office:value-type="float" office:value="132996053504" calcext:value-type="float">
            <text:p>132996053504</text:p>
          </table:table-cell>
          <table:table-cell office:value-type="float" office:value="43.36" calcext:value-type="float">
            <text:p>43.36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29823195136" calcext:value-type="float">
            <text:p>29823195136</text:p>
          </table:table-cell>
          <table:table-cell office:value-type="float" office:value="157725364736" calcext:value-type="float">
            <text:p>157725364736</text:p>
          </table:table-cell>
          <table:table-cell office:value-type="float" office:value="127.9" calcext:value-type="float">
            <text:p>127.9</text:p>
          </table:table-cell>
          <table:table-cell office:value-type="float" office:value="30.12" calcext:value-type="float">
            <text:p>30.12</text:p>
          </table:table-cell>
        </table:table-row>
        <table:table-row table:style-name="ro1">
          <table:table-cell office:value-type="float" office:value="45889712128" calcext:value-type="float">
            <text:p>45889712128</text:p>
          </table:table-cell>
          <table:table-cell office:value-type="float" office:value="18940428288" calcext:value-type="float">
            <text:p>18940428288</text:p>
          </table:table-cell>
          <table:table-cell office:value-type="float" office:value="26.95" calcext:value-type="float">
            <text:p>26.95</text:p>
          </table:table-cell>
          <table:table-cell office:value-type="float" office:value="15.11" calcext:value-type="float">
            <text:p>15.11</text:p>
          </table:table-cell>
        </table:table-row>
        <table:table-row table:style-name="ro1">
          <table:table-cell office:value-type="float" office:value="18797164544" calcext:value-type="float">
            <text:p>18797164544</text:p>
          </table:table-cell>
          <table:table-cell office:value-type="float" office:value="30298580480" calcext:value-type="float">
            <text:p>30298580480</text:p>
          </table:table-cell>
          <table:table-cell office:value-type="float" office:value="11.5" calcext:value-type="float">
            <text:p>11.5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29130743808" calcext:value-type="float">
            <text:p>29130743808</text:p>
          </table:table-cell>
          <table:table-cell office:value-type="float" office:value="126570171392" calcext:value-type="float">
            <text:p>126570171392</text:p>
          </table:table-cell>
          <table:table-cell office:value-type="float" office:value="97.44" calcext:value-type="float">
            <text:p>97.44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1">
          <table:table-cell office:value-type="float" office:value="138376581120" calcext:value-type="float">
            <text:p>138376581120</text:p>
          </table:table-cell>
          <table:table-cell office:value-type="float" office:value="35399292416" calcext:value-type="float">
            <text:p>35399292416</text:p>
          </table:table-cell>
          <table:table-cell office:value-type="float" office:value="102.98" calcext:value-type="float">
            <text:p>102.98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float" office:value="148226212352" calcext:value-type="float">
            <text:p>148226212352</text:p>
          </table:table-cell>
          <table:table-cell office:value-type="float" office:value="41815746560" calcext:value-type="float">
            <text:p>41815746560</text:p>
          </table:table-cell>
          <table:table-cell office:value-type="float" office:value="106.41" calcext:value-type="float">
            <text:p>106.41</text:p>
          </table:table-cell>
          <table:table-cell office:value-type="float" office:value="26.41" calcext:value-type="float">
            <text:p>26.41</text:p>
          </table:table-cell>
        </table:table-row>
        <table:table-row table:style-name="ro1">
          <table:table-cell office:value-type="float" office:value="140968933376" calcext:value-type="float">
            <text:p>140968933376</text:p>
          </table:table-cell>
          <table:table-cell office:value-type="float" office:value="34618735104" calcext:value-type="float">
            <text:p>34618735104</text:p>
          </table:table-cell>
          <table:table-cell office:value-type="float" office:value="106.35" calcext:value-type="float">
            <text:p>106.35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1">
          <table:table-cell office:value-type="float" office:value="106571384320" calcext:value-type="float">
            <text:p>106571384320</text:p>
          </table:table-cell>
          <table:table-cell office:value-type="float" office:value="60005004800" calcext:value-type="float">
            <text:p>60005004800</text:p>
          </table:table-cell>
          <table:table-cell office:value-type="float" office:value="46.57" calcext:value-type="float">
            <text:p>46.57</text:p>
          </table:table-cell>
          <table:table-cell office:value-type="float" office:value="20.71" calcext:value-type="float">
            <text:p>20.71</text:p>
          </table:table-cell>
        </table:table-row>
        <table:table-row table:style-name="ro1">
          <table:table-cell office:value-type="float" office:value="91323113472" calcext:value-type="float">
            <text:p>91323113472</text:p>
          </table:table-cell>
          <table:table-cell office:value-type="float" office:value="22017319936" calcext:value-type="float">
            <text:p>22017319936</text:p>
          </table:table-cell>
          <table:table-cell office:value-type="float" office:value="69.31" calcext:value-type="float">
            <text:p>69.31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78520659968" calcext:value-type="float">
            <text:p>78520659968</text:p>
          </table:table-cell>
          <table:table-cell office:value-type="float" office:value="83258503168" calcext:value-type="float">
            <text:p>83258503168</text:p>
          </table:table-cell>
          <table:table-cell office:value-type="float" office:value="4.74" calcext:value-type="float">
            <text:p>4.74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float" office:value="112198745088" calcext:value-type="float">
            <text:p>112198745088</text:p>
          </table:table-cell>
          <table:table-cell office:value-type="float" office:value="6458167296" calcext:value-type="float">
            <text:p>6458167296</text:p>
          </table:table-cell>
          <table:table-cell office:value-type="float" office:value="105.74" calcext:value-type="float">
            <text:p>105.74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 office:value-type="float" office:value="66546800640" calcext:value-type="float">
            <text:p>66546800640</text:p>
          </table:table-cell>
          <table:table-cell office:value-type="float" office:value="156627842560" calcext:value-type="float">
            <text:p>156627842560</text:p>
          </table:table-cell>
          <table:table-cell office:value-type="float" office:value="90.08" calcext:value-type="float">
            <text:p>90.08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1">
          <table:table-cell office:value-type="float" office:value="134050438656" calcext:value-type="float">
            <text:p>134050438656</text:p>
          </table:table-cell>
          <table:table-cell office:value-type="float" office:value="47114827776" calcext:value-type="float">
            <text:p>47114827776</text:p>
          </table:table-cell>
          <table:table-cell office:value-type="float" office:value="86.94" calcext:value-type="float">
            <text:p>86.94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float" office:value="144302384640" calcext:value-type="float">
            <text:p>144302384640</text:p>
          </table:table-cell>
          <table:table-cell office:value-type="float" office:value="34186684416" calcext:value-type="float">
            <text:p>34186684416</text:p>
          </table:table-cell>
          <table:table-cell office:value-type="float" office:value="110.12" calcext:value-type="float">
            <text:p>110.12</text:p>
          </table:table-cell>
          <table:table-cell office:value-type="float" office:value="19.52" calcext:value-type="float">
            <text:p>19.52</text:p>
          </table:table-cell>
        </table:table-row>
        <table:table-row table:style-name="ro1">
          <table:table-cell office:value-type="float" office:value="99557019136" calcext:value-type="float">
            <text:p>99557019136</text:p>
          </table:table-cell>
          <table:table-cell office:value-type="float" office:value="13201861632" calcext:value-type="float">
            <text:p>13201861632</text:p>
          </table:table-cell>
          <table:table-cell office:value-type="float" office:value="86.36" calcext:value-type="float">
            <text:p>86.36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1">
          <table:table-cell office:value-type="float" office:value="17032782848" calcext:value-type="float">
            <text:p>17032782848</text:p>
          </table:table-cell>
          <table:table-cell office:value-type="float" office:value="137359858176" calcext:value-type="float">
            <text:p>137359858176</text:p>
          </table:table-cell>
          <table:table-cell office:value-type="float" office:value="120.33" calcext:value-type="float">
            <text:p>120.33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4437763584" calcext:value-type="float">
            <text:p>4437763584</text:p>
          </table:table-cell>
          <table:table-cell office:value-type="float" office:value="66639302144" calcext:value-type="float">
            <text:p>66639302144</text:p>
          </table:table-cell>
          <table:table-cell office:value-type="float" office:value="62.2" calcext:value-type="float">
            <text:p>62.2</text:p>
          </table:table-cell>
          <table:table-cell office:value-type="float" office:value="21.76" calcext:value-type="float">
            <text:p>21.76</text:p>
          </table:table-cell>
        </table:table-row>
        <table:table-row table:style-name="ro1">
          <table:table-cell office:value-type="float" office:value="121602847232" calcext:value-type="float">
            <text:p>121602847232</text:p>
          </table:table-cell>
          <table:table-cell office:value-type="float" office:value="17869600768" calcext:value-type="float">
            <text:p>17869600768</text:p>
          </table:table-cell>
          <table:table-cell office:value-type="float" office:value="103.73" calcext:value-type="float">
            <text:p>103.73</text:p>
          </table:table-cell>
          <table:table-cell office:value-type="float" office:value="19.66" calcext:value-type="float">
            <text:p>19.66</text:p>
          </table:table-cell>
        </table:table-row>
        <table:table-row table:style-name="ro1">
          <table:table-cell office:value-type="float" office:value="94421305344" calcext:value-type="float">
            <text:p>94421305344</text:p>
          </table:table-cell>
          <table:table-cell office:value-type="float" office:value="9774799360" calcext:value-type="float">
            <text:p>9774799360</text:p>
          </table:table-cell>
          <table:table-cell office:value-type="float" office:value="84.65" calcext:value-type="float">
            <text:p>84.65</text:p>
          </table:table-cell>
          <table:table-cell office:value-type="float" office:value="20.87" calcext:value-type="float">
            <text:p>20.87</text:p>
          </table:table-cell>
        </table:table-row>
        <table:table-row table:style-name="ro1">
          <table:table-cell office:value-type="float" office:value="53042933248" calcext:value-type="float">
            <text:p>53042933248</text:p>
          </table:table-cell>
          <table:table-cell office:value-type="float" office:value="76557139456" calcext:value-type="float">
            <text:p>76557139456</text:p>
          </table:table-cell>
          <table:table-cell office:value-type="float" office:value="23.51" calcext:value-type="float">
            <text:p>23.51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153693318656" calcext:value-type="float">
            <text:p>153693318656</text:p>
          </table:table-cell>
          <table:table-cell office:value-type="float" office:value="79034843136" calcext:value-type="float">
            <text:p>79034843136</text:p>
          </table:table-cell>
          <table:table-cell office:value-type="float" office:value="74.66" calcext:value-type="float">
            <text:p>74.66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float" office:value="89347472896" calcext:value-type="float">
            <text:p>89347472896</text:p>
          </table:table-cell>
          <table:table-cell office:value-type="float" office:value="52831127552" calcext:value-type="float">
            <text:p>52831127552</text:p>
          </table:table-cell>
          <table:table-cell office:value-type="float" office:value="36.52" calcext:value-type="float">
            <text:p>36.52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1">
          <table:table-cell office:value-type="float" office:value="22637075968" calcext:value-type="float">
            <text:p>22637075968</text:p>
          </table:table-cell>
          <table:table-cell office:value-type="float" office:value="79412657152" calcext:value-type="float">
            <text:p>79412657152</text:p>
          </table:table-cell>
          <table:table-cell office:value-type="float" office:value="56.78" calcext:value-type="float">
            <text:p>56.78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float" office:value="142424568832" calcext:value-type="float">
            <text:p>142424568832</text:p>
          </table:table-cell>
          <table:table-cell office:value-type="float" office:value="38678899200" calcext:value-type="float">
            <text:p>38678899200</text:p>
          </table:table-cell>
          <table:table-cell office:value-type="float" office:value="103.75" calcext:value-type="float">
            <text:p>103.75</text:p>
          </table:table-cell>
          <table:table-cell office:value-type="float" office:value="21.92" calcext:value-type="float">
            <text:p>21.92</text:p>
          </table:table-cell>
        </table:table-row>
        <table:table-row table:style-name="ro1">
          <table:table-cell office:value-type="float" office:value="83331572224" calcext:value-type="float">
            <text:p>83331572224</text:p>
          </table:table-cell>
          <table:table-cell office:value-type="float" office:value="105612194816" calcext:value-type="float">
            <text:p>105612194816</text:p>
          </table:table-cell>
          <table:table-cell office:value-type="float" office:value="22.28" calcext:value-type="float">
            <text:p>22.28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56518275584" calcext:value-type="float">
            <text:p>56518275584</text:p>
          </table:table-cell>
          <table:table-cell office:value-type="float" office:value="135128240640" calcext:value-type="float">
            <text:p>135128240640</text:p>
          </table:table-cell>
          <table:table-cell office:value-type="float" office:value="78.61" calcext:value-type="float">
            <text:p>78.61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float" office:value="159608282112" calcext:value-type="float">
            <text:p>159608282112</text:p>
          </table:table-cell>
          <table:table-cell office:value-type="float" office:value="1102835200" calcext:value-type="float">
            <text:p>1102835200</text:p>
          </table:table-cell>
          <table:table-cell office:value-type="float" office:value="158.51" calcext:value-type="float">
            <text:p>158.51</text:p>
          </table:table-cell>
          <table:table-cell office:value-type="float" office:value="27.91" calcext:value-type="float">
            <text:p>27.91</text:p>
          </table:table-cell>
        </table:table-row>
        <table:table-row table:style-name="ro1">
          <table:table-cell office:value-type="float" office:value="96846155776" calcext:value-type="float">
            <text:p>96846155776</text:p>
          </table:table-cell>
          <table:table-cell office:value-type="float" office:value="153150850560" calcext:value-type="float">
            <text:p>153150850560</text:p>
          </table:table-cell>
          <table:table-cell office:value-type="float" office:value="56.3" calcext:value-type="float">
            <text:p>56.3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float" office:value="75332218880" calcext:value-type="float">
            <text:p>75332218880</text:p>
          </table:table-cell>
          <table:table-cell office:value-type="float" office:value="121281095680" calcext:value-type="float">
            <text:p>121281095680</text:p>
          </table:table-cell>
          <table:table-cell office:value-type="float" office:value="45.95" calcext:value-type="float">
            <text:p>45.95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132820715008" calcext:value-type="float">
            <text:p>132820715008</text:p>
          </table:table-cell>
          <table:table-cell office:value-type="float" office:value="1914928640" calcext:value-type="float">
            <text:p>1914928640</text:p>
          </table:table-cell>
          <table:table-cell office:value-type="float" office:value="130.91" calcext:value-type="float">
            <text:p>130.91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float" office:value="115291744768" calcext:value-type="float">
            <text:p>115291744768</text:p>
          </table:table-cell>
          <table:table-cell office:value-type="float" office:value="71497690112" calcext:value-type="float">
            <text:p>71497690112</text:p>
          </table:table-cell>
          <table:table-cell office:value-type="float" office:value="43.79" calcext:value-type="float">
            <text:p>43.79</text:p>
          </table:table-cell>
          <table:table-cell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119434627072" calcext:value-type="float">
            <text:p>119434627072</text:p>
          </table:table-cell>
          <table:table-cell office:value-type="float" office:value="49574846976" calcext:value-type="float">
            <text:p>49574846976</text:p>
          </table:table-cell>
          <table:table-cell office:value-type="float" office:value="69.86" calcext:value-type="float">
            <text:p>69.86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 office:value-type="float" office:value="139760588288" calcext:value-type="float">
            <text:p>139760588288</text:p>
          </table:table-cell>
          <table:table-cell office:value-type="float" office:value="56423794176" calcext:value-type="float">
            <text:p>56423794176</text:p>
          </table:table-cell>
          <table:table-cell office:value-type="float" office:value="83.34" calcext:value-type="float">
            <text:p>83.34</text:p>
          </table:table-cell>
          <table:table-cell office:value-type="float" office:value="18.24" calcext:value-type="float">
            <text:p>18.24</text:p>
          </table:table-cell>
        </table:table-row>
        <table:table-row table:style-name="ro1">
          <table:table-cell office:value-type="float" office:value="8080539648" calcext:value-type="float">
            <text:p>8080539648</text:p>
          </table:table-cell>
          <table:table-cell office:value-type="float" office:value="94500879360" calcext:value-type="float">
            <text:p>94500879360</text:p>
          </table:table-cell>
          <table:table-cell office:value-type="float" office:value="86.42" calcext:value-type="float">
            <text:p>86.42</text:p>
          </table:table-cell>
          <table:table-cell office:value-type="float" office:value="25.28" calcext:value-type="float">
            <text:p>25.28</text:p>
          </table:table-cell>
        </table:table-row>
        <table:table-row table:style-name="ro1">
          <table:table-cell office:value-type="float" office:value="142913796096" calcext:value-type="float">
            <text:p>142913796096</text:p>
          </table:table-cell>
          <table:table-cell office:value-type="float" office:value="34665987584" calcext:value-type="float">
            <text:p>34665987584</text:p>
          </table:table-cell>
          <table:table-cell office:value-type="float" office:value="108.25" calcext:value-type="float">
            <text:p>108.25</text:p>
          </table:table-cell>
          <table:table-cell office:value-type="float" office:value="27.75" calcext:value-type="float">
            <text:p>27.75</text:p>
          </table:table-cell>
        </table:table-row>
        <table:table-row table:style-name="ro1">
          <table:table-cell office:value-type="float" office:value="10578308608" calcext:value-type="float">
            <text:p>10578308608</text:p>
          </table:table-cell>
          <table:table-cell office:value-type="float" office:value="76382650368" calcext:value-type="float">
            <text:p>76382650368</text:p>
          </table:table-cell>
          <table:table-cell office:value-type="float" office:value="65.8" calcext:value-type="float">
            <text:p>65.8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1">
          <table:table-cell office:value-type="float" office:value="136455526912" calcext:value-type="float">
            <text:p>136455526912</text:p>
          </table:table-cell>
          <table:table-cell office:value-type="float" office:value="139429955584" calcext:value-type="float">
            <text:p>139429955584</text:p>
          </table:table-cell>
          <table:table-cell office:value-type="float" office:value="2.97" calcext:value-type="float">
            <text:p>2.97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141812599296" calcext:value-type="float">
            <text:p>141812599296</text:p>
          </table:table-cell>
          <table:table-cell office:value-type="float" office:value="2201501184" calcext:value-type="float">
            <text:p>2201501184</text:p>
          </table:table-cell>
          <table:table-cell office:value-type="float" office:value="139.61" calcext:value-type="float">
            <text:p>139.61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1">
          <table:table-cell office:value-type="float" office:value="117166748672" calcext:value-type="float">
            <text:p>117166748672</text:p>
          </table:table-cell>
          <table:table-cell office:value-type="float" office:value="27718248448" calcext:value-type="float">
            <text:p>27718248448</text:p>
          </table:table-cell>
          <table:table-cell office:value-type="float" office:value="89.45" calcext:value-type="float">
            <text:p>89.45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96211740672" calcext:value-type="float">
            <text:p>96211740672</text:p>
          </table:table-cell>
          <table:table-cell office:value-type="float" office:value="28123653632" calcext:value-type="float">
            <text:p>28123653632</text:p>
          </table:table-cell>
          <table:table-cell office:value-type="float" office:value="68.09" calcext:value-type="float">
            <text:p>68.09</text:p>
          </table:table-cell>
          <table:table-cell office:value-type="float" office:value="20.09" calcext:value-type="float">
            <text:p>20.09</text:p>
          </table:table-cell>
        </table:table-row>
        <table:table-row table:style-name="ro1">
          <table:table-cell office:value-type="float" office:value="113732851200" calcext:value-type="float">
            <text:p>113732851200</text:p>
          </table:table-cell>
          <table:table-cell office:value-type="float" office:value="54723753984" calcext:value-type="float">
            <text:p>54723753984</text:p>
          </table:table-cell>
          <table:table-cell office:value-type="float" office:value="59.01" calcext:value-type="float">
            <text:p>59.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95572736" calcext:value-type="float">
            <text:p>13395572736</text:p>
          </table:table-cell>
          <table:table-cell office:value-type="float" office:value="124096994304" calcext:value-type="float">
            <text:p>124096994304</text:p>
          </table:table-cell>
          <table:table-cell office:value-type="float" office:value="110.7" calcext:value-type="float">
            <text:p>110.7</text:p>
          </table:table-cell>
          <table:table-cell office:value-type="float" office:value="22.83" calcext:value-type="float">
            <text:p>22.83</text:p>
          </table:table-cell>
        </table:table-row>
        <table:table-row table:style-name="ro1">
          <table:table-cell office:value-type="float" office:value="156334308352" calcext:value-type="float">
            <text:p>156334308352</text:p>
          </table:table-cell>
          <table:table-cell office:value-type="float" office:value="79514058240" calcext:value-type="float">
            <text:p>79514058240</text:p>
          </table:table-cell>
          <table:table-cell office:value-type="float" office:value="76.82" calcext:value-type="float">
            <text:p>76.82</text:p>
          </table:table-cell>
          <table:table-cell office:value-type="float" office:value="24.41" calcext:value-type="float">
            <text:p>24.41</text:p>
          </table:table-cell>
        </table:table-row>
        <table:table-row table:style-name="ro1">
          <table:table-cell office:value-type="float" office:value="23508326912" calcext:value-type="float">
            <text:p>23508326912</text:p>
          </table:table-cell>
          <table:table-cell office:value-type="float" office:value="53806579712" calcext:value-type="float">
            <text:p>53806579712</text:p>
          </table:table-cell>
          <table:table-cell office:value-type="float" office:value="30.3" calcext:value-type="float">
            <text:p>30.3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127470367232" calcext:value-type="float">
            <text:p>127470367232</text:p>
          </table:table-cell>
          <table:table-cell office:value-type="float" office:value="101315393536" calcext:value-type="float">
            <text:p>101315393536</text:p>
          </table:table-cell>
          <table:table-cell office:value-type="float" office:value="26.15" calcext:value-type="float">
            <text:p>26.15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146508734464" calcext:value-type="float">
            <text:p>146508734464</text:p>
          </table:table-cell>
          <table:table-cell office:value-type="float" office:value="12396654080" calcext:value-type="float">
            <text:p>12396654080</text:p>
          </table:table-cell>
          <table:table-cell office:value-type="float" office:value="134.11" calcext:value-type="float">
            <text:p>134.11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100625600512" calcext:value-type="float">
            <text:p>100625600512</text:p>
          </table:table-cell>
          <table:table-cell office:value-type="float" office:value="130767236608" calcext:value-type="float">
            <text:p>130767236608</text:p>
          </table:table-cell>
          <table:table-cell office:value-type="float" office:value="30.14" calcext:value-type="float">
            <text:p>30.14</text:p>
          </table:table-cell>
          <table:table-cell office:value-type="float" office:value="17.19" calcext:value-type="float">
            <text:p>17.19</text:p>
          </table:table-cell>
        </table:table-row>
        <table:table-row table:style-name="ro1">
          <table:table-cell office:value-type="float" office:value="154436720640" calcext:value-type="float">
            <text:p>154436720640</text:p>
          </table:table-cell>
          <table:table-cell office:value-type="float" office:value="55110425088" calcext:value-type="float">
            <text:p>55110425088</text:p>
          </table:table-cell>
          <table:table-cell office:value-type="float" office:value="99.33" calcext:value-type="float">
            <text:p>99.33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94525970944" calcext:value-type="float">
            <text:p>94525970944</text:p>
          </table:table-cell>
          <table:table-cell office:value-type="float" office:value="36537165824" calcext:value-type="float">
            <text:p>36537165824</text:p>
          </table:table-cell>
          <table:table-cell office:value-type="float" office:value="57.99" calcext:value-type="float">
            <text:p>57.99</text:p>
          </table:table-cell>
          <table:table-cell office:value-type="float" office:value="16.73" calcext:value-type="float">
            <text:p>16.73</text:p>
          </table:table-cell>
        </table:table-row>
        <table:table-row table:style-name="ro1">
          <table:table-cell office:value-type="float" office:value="156316355072" calcext:value-type="float">
            <text:p>156316355072</text:p>
          </table:table-cell>
          <table:table-cell office:value-type="float" office:value="18546690560" calcext:value-type="float">
            <text:p>18546690560</text:p>
          </table:table-cell>
          <table:table-cell office:value-type="float" office:value="137.77" calcext:value-type="float">
            <text:p>137.77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office:value-type="float" office:value="157065812480" calcext:value-type="float">
            <text:p>157065812480</text:p>
          </table:table-cell>
          <table:table-cell office:value-type="float" office:value="24885037056" calcext:value-type="float">
            <text:p>24885037056</text:p>
          </table:table-cell>
          <table:table-cell office:value-type="float" office:value="132.18" calcext:value-type="float">
            <text:p>132.18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float" office:value="126448007168" calcext:value-type="float">
            <text:p>126448007168</text:p>
          </table:table-cell>
          <table:table-cell office:value-type="float" office:value="11921766912" calcext:value-type="float">
            <text:p>11921766912</text:p>
          </table:table-cell>
          <table:table-cell office:value-type="float" office:value="114.53" calcext:value-type="float">
            <text:p>114.53</text:p>
          </table:table-cell>
          <table:table-cell office:value-type="float" office:value="23.54" calcext:value-type="float">
            <text:p>23.54</text:p>
          </table:table-cell>
        </table:table-row>
        <table:table-row table:style-name="ro1">
          <table:table-cell office:value-type="float" office:value="39813905408" calcext:value-type="float">
            <text:p>39813905408</text:p>
          </table:table-cell>
          <table:table-cell office:value-type="float" office:value="23786187264" calcext:value-type="float">
            <text:p>23786187264</text:p>
          </table:table-cell>
          <table:table-cell office:value-type="float" office:value="16.03" calcext:value-type="float">
            <text:p>16.03</text:p>
          </table:table-cell>
          <table:table-cell office:value-type="float" office:value="14.07" calcext:value-type="float">
            <text:p>14.07</text:p>
          </table:table-cell>
        </table:table-row>
        <table:table-row table:style-name="ro1">
          <table:table-cell office:value-type="float" office:value="74582813696" calcext:value-type="float">
            <text:p>74582813696</text:p>
          </table:table-cell>
          <table:table-cell office:value-type="float" office:value="642363904" calcext:value-type="float">
            <text:p>642363904</text:p>
          </table:table-cell>
          <table:table-cell office:value-type="float" office:value="73.94" calcext:value-type="float">
            <text:p>73.94</text:p>
          </table:table-cell>
          <table:table-cell office:value-type="float" office:value="17.26" calcext:value-type="float">
            <text:p>17.26</text:p>
          </table:table-cell>
        </table:table-row>
        <table:table-row table:style-name="ro1">
          <table:table-cell office:value-type="float" office:value="105915513344" calcext:value-type="float">
            <text:p>105915513344</text:p>
          </table:table-cell>
          <table:table-cell office:value-type="float" office:value="82172022272" calcext:value-type="float">
            <text:p>82172022272</text:p>
          </table:table-cell>
          <table:table-cell office:value-type="float" office:value="23.74" calcext:value-type="float">
            <text:p>23.74</text:p>
          </table:table-cell>
          <table:table-cell office:value-type="float" office:value="17.27" calcext:value-type="float">
            <text:p>17.27</text:p>
          </table:table-cell>
        </table:table-row>
        <table:table-row table:style-name="ro1">
          <table:table-cell office:value-type="float" office:value="79152682496" calcext:value-type="float">
            <text:p>79152682496</text:p>
          </table:table-cell>
          <table:table-cell office:value-type="float" office:value="102154473472" calcext:value-type="float">
            <text:p>102154473472</text:p>
          </table:table-cell>
          <table:table-cell office:value-type="float" office:value="23" calcext:value-type="float">
            <text:p>2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149771641856" calcext:value-type="float">
            <text:p>149771641856</text:p>
          </table:table-cell>
          <table:table-cell office:value-type="float" office:value="45872769024" calcext:value-type="float">
            <text:p>45872769024</text:p>
          </table:table-cell>
          <table:table-cell office:value-type="float" office:value="103.9" calcext:value-type="float">
            <text:p>103.9</text:p>
          </table:table-cell>
          <table:table-cell office:value-type="float" office:value="24.55" calcext:value-type="float">
            <text:p>24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 MB\sec</number:text>
    </number:number-style>
    <number:number-style style:name="N122">
      <number:number number:decimal-places="0" number:min-integer-digits="1"/>
      <number:text> MB\sec</number:text>
    </number:number-style>
    <number:number-style style:name="N123">
      <number:number number:decimal-places="0" number:min-integer-digits="1"/>
      <number:text> %</number:text>
    </number:number-style>
    <number:number-style style:name="N124">
      <number:number number:decimal-places="0" number:min-integer-digits="1"/>
      <number:text>%</number:text>
    </number:number-style>
    <number:number-style style:name="N125">
      <number:number number:decimal-places="0" number:min-integer-digits="1"/>
      <number:text> MB\s</number:text>
    </number:number-style>
    <number:number-style style:name="N126">
      <number:number number:decimal-places="0" number:min-integer-digits="1"/>
      <number:text> MB/s</number:text>
    </number:number-style>
    <number:number-style style:name="N127">
      <number:number number:decimal-places="0" number:min-integer-digits="1"/>
      <number:text> MB</number:text>
    </number:number-style>
    <number:percentage-style style:name="N128">
      <number:text>%%</number:text>
    </number:percentage-style>
    <number:number-style style:name="N129">
      <number:number number:decimal-places="1" number:min-integer-digits="1"/>
      <number:text> GB</number:text>
    </number:number-style>
    <number:number-style style:name="N130">
      <number:number number:decimal-places="1" number:min-integer-digits="1"/>
      <number:text>GB</number:text>
    </number:number-style>
    <number:number-style style:name="N131">
      <number:text>+</number:text>
      <number:number number:decimal-places="0" number:min-integer-digits="1"/>
      <number:text>GB</number:text>
    </number:number-style>
    <number:number-style style:name="N132">
      <number:text>+</number:text>
      <number:number number:decimal-places="0" number:min-integer-digits="1"/>
      <number:text> GB</number:text>
    </number:number-style>
    <number:number-style style:name="N133">
      <number:number number:decimal-places="1" number:min-integer-digits="1"/>
      <number:text>ms</number:text>
    </number:number-style>
    <number:number-style style:name="N134">
      <number:number number:decimal-places="0" number:min-integer-digits="1"/>
      <number:text>ms</number:text>
    </number:number-style>
    <number:number-style style:name="N135">
      <number:number number:decimal-places="0" number:min-integer-digits="1"/>
      <number:text>GB</number:text>
    </number:number-style>
    <number:number-style style:name="N136">
      <number:number number:decimal-places="0" number:min-integer-digits="1"/>
      <number:text> ms</number:text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23:36:04.944458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3:37:21.970721273</meta:creation-date>
    <meta:generator>LibreOffice/4.3.3.2$Linux_X86_64 LibreOffice_project/430m0$Build-2</meta:generator>
    <dc:date>2016-05-15T23:36:14.143430497</dc:date>
    <meta:editing-duration>PT2H44M11S</meta:editing-duration>
    <meta:editing-cycles>36</meta:editing-cycles>
    <meta:document-statistic meta:table-count="1" meta:cell-count="8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3">
      <number:number number:decimal-places="1" number:min-integer-digits="1"/>
      <number:text>ms</number:text>
    </number:number-style>
    <number:number-style style:name="N135">
      <number:number number:decimal-places="0" number:min-integer-digits="1"/>
      <number:text>GB</number:text>
    </number:number-style>
    <number:number-style style:name="N136">
      <number:number number:decimal-places="0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135">
      <style:chart-properties chart:display-label="true" chart:logarithmic="false" chart:minimum="0" chart:maximum="160" chart:reverse-direction="false" text:line-break="false" chart:link-data-style-to-source="false" chart:axis-position="0"/>
      <style:graphic-properties svg:stroke-color="#b3b3b3"/>
      <style:text-properties fo:font-size="9pt" style:font-size-asian="10pt" style:font-size-complex="10pt"/>
    </style:style>
    <style:style style:name="ch4" style:family="chart">
      <style:graphic-properties svg:stroke-color="#eeeeee"/>
    </style:style>
    <style:style style:name="ch5" style:family="chart" style:data-style-name="N136">
      <style:chart-properties chart:display-label="true" chart:logarithmic="false" chart:minimum="0" chart:maximum="37" chart:origin="0" chart:reverse-direction="false" text:line-break="false" chart:link-data-style-to-source="fals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36">
      <style:chart-properties chart:display-label="true" chart:logarithmic="false" chart:minimum="0" chart:maximum="37" chart:reverse-direction="false" text:line-break="false" chart:link-data-style-to-source="true" chart:axis-position="end"/>
      <style:graphic-properties svg:stroke-color="#b3b3b3"/>
      <style:text-properties fo:font-size="9pt" style:font-size-asian="10pt" style:font-size-complex="10pt"/>
    </style:style>
    <style:style style:name="ch7" style:family="chart" style:data-style-name="N133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943cm" svg:height="8.984cm" xlink:href="." xlink:type="simple" chart:class="chart:scatter" chart:style-name="ch1">
        <chart:plot-area chart:style-name="ch2" chart:data-source-has-labels="both" svg:x="0.398cm" svg:y="0.179cm" svg:width="19.147cm" svg:height="8.626cm">
          <chartooo:coordinate-region svg:x="1.509cm" svg:y="0.179cm" svg:width="16.924cm" svg:height="8.019cm"/>
          <chart:axis chart:dimension="x" chart:name="primary-x" chart:style-name="ch3" chartooo:axis-type="auto">
            <chart:categories table:cell-range-address="local-table.$A$2:.$A$200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local-table.$C$2:.$C$2001" chart:label-cell-address="local-table.$C$1" chart:class="chart:scatter">
            <chart:domain table:cell-range-address="local-table.$B$2:.$B$2001"/>
            <chart:data-point chart:repeated="2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, 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.32">
                <text:p>148.32</text:p>
              </table:table-cell>
              <table:table-cell office:value-type="float" office:value="27.81">
                <text:p>27.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46">
                <text:p>58.46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.9">
                <text:p>84.9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01">
                <text:p>79.01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47">
                <text:p>131.47</text:p>
              </table:table-cell>
              <table:table-cell office:value-type="float" office:value="20.53">
                <text:p>20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.22">
                <text:p>142.22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32">
                <text:p>61.32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9">
                <text:p>15.69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.3">
                <text:p>105.3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8">
                <text:p>5.78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13">
                <text:p>65.13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34">
                <text:p>82.34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05">
                <text:p>13.05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86">
                <text:p>20.86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24">
                <text:p>47.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32">
                <text:p>73.32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41">
                <text:p>18.41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.53">
                <text:p>62.53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.39">
                <text:p>110.39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.86">
                <text:p>137.86</text:p>
              </table:table-cell>
              <table:table-cell office:value-type="float" office:value="22.14">
                <text:p>22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7">
                <text:p>47.7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.03">
                <text:p>152.03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11">
                <text:p>66.11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2">
                <text:p>68.22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">
                <text:p>0.26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.51">
                <text:p>142.51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.22">
                <text:p>106.22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04">
                <text:p>35.04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.2">
                <text:p>95.2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.1">
                <text:p>122.1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.52">
                <text:p>113.52</text:p>
              </table:table-cell>
              <table:table-cell office:value-type="float" office:value="21.57">
                <text:p>21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.76">
                <text:p>78.76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.87">
                <text:p>122.87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.78">
                <text:p>58.78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9">
                <text:p>28.9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.43">
                <text:p>128.43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.88">
                <text:p>101.88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4">
                <text:p>0.54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.61">
                <text:p>146.61</text:p>
              </table:table-cell>
              <table:table-cell office:value-type="float" office:value="22.67">
                <text:p>22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.74">
                <text:p>56.74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13">
                <text:p>90.13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.44">
                <text:p>159.44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.05">
                <text:p>126.05</text:p>
              </table:table-cell>
              <table:table-cell office:value-type="float" office:value="31.05">
                <text:p>31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.88">
                <text:p>87.88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.17">
                <text:p>155.17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.22">
                <text:p>116.22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.46">
                <text:p>35.46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27">
                <text:p>13.27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.62">
                <text:p>125.62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.7">
                <text:p>42.7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.22">
                <text:p>26.22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7.23">
                <text:p>137.23</text:p>
              </table:table-cell>
              <table:table-cell office:value-type="float" office:value="21.58">
                <text:p>21.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.15">
                <text:p>155.15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.64">
                <text:p>148.64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.8">
                <text:p>125.8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.63">
                <text:p>126.63</text:p>
              </table:table-cell>
              <table:table-cell office:value-type="float" office:value="27.24">
                <text:p>27.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.23">
                <text:p>140.23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.88">
                <text:p>86.88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09">
                <text:p>41.09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.07">
                <text:p>152.07</text:p>
              </table:table-cell>
              <table:table-cell office:value-type="float" office:value="30.33">
                <text:p>30.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.3">
                <text:p>72.3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59">
                <text:p>26.59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.8">
                <text:p>93.8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.11">
                <text:p>103.1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.77">
                <text:p>101.77</text:p>
              </table:table-cell>
              <table:table-cell office:value-type="float" office:value="23.29">
                <text:p>23.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.45">
                <text:p>59.45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.83">
                <text:p>81.83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93">
                <text:p>8.93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.76">
                <text:p>92.76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4.49">
                <text:p>124.49</text:p>
              </table:table-cell>
              <table:table-cell office:value-type="float" office:value="28.85">
                <text:p>28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.2">
                <text:p>115.2</text:p>
              </table:table-cell>
              <table:table-cell office:value-type="float" office:value="23.22">
                <text:p>23.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.9">
                <text:p>148.9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1.93">
                <text:p>141.93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21">
                <text:p>14.21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59">
                <text:p>118.59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95">
                <text:p>98.95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3.72">
                <text:p>93.72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5.56">
                <text:p>145.56</text:p>
              </table:table-cell>
              <table:table-cell office:value-type="float" office:value="32.18">
                <text:p>32.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.06">
                <text:p>118.06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48">
                <text:p>88.48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.13">
                <text:p>85.13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8.64">
                <text:p>138.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.09">
                <text:p>133.09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46">
                <text:p>66.46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.48">
                <text:p>93.48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.87">
                <text:p>39.87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85">
                <text:p>23.85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.42">
                <text:p>120.42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.25">
                <text:p>33.25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6">
                <text:p>19.16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.96">
                <text:p>81.96</text:p>
              </table:table-cell>
              <table:table-cell office:value-type="float" office:value="22.13">
                <text:p>22.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48">
                <text:p>55.48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.3">
                <text:p>117.3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.49">
                <text:p>80.49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26">
                <text:p>45.26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.49">
                <text:p>110.49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11">
                <text:p>36.11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.16">
                <text:p>85.16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2.45">
                <text:p>122.45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14">
                <text:p>31.1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">
                <text:p>0.6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.73">
                <text:p>60.73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.53">
                <text:p>155.53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2.84">
                <text:p>92.84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7.88">
                <text:p>127.88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4">
                <text:p>1.54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.23">
                <text:p>41.2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6.73">
                <text:p>146.73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.06">
                <text:p>41.06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9.73">
                <text:p>149.73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.75">
                <text:p>67.75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6.15">
                <text:p>146.1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.5">
                <text:p>89.5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.94">
                <text:p>66.94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.08">
                <text:p>41.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.61">
                <text:p>90.61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.53">
                <text:p>42.53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8">
                <text:p>11.8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.27">
                <text:p>37.27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5.01">
                <text:p>145.0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.22">
                <text:p>50.22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.21">
                <text:p>139.21</text:p>
              </table:table-cell>
              <table:table-cell office:value-type="float" office:value="22.42">
                <text:p>22.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.68">
                <text:p>96.6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8.12">
                <text:p>138.12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0.07">
                <text:p>110.07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.33">
                <text:p>129.33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.01">
                <text:p>123.01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3">
                <text:p>2.03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.16">
                <text:p>20.16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3">
                <text:p>33.23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.78">
                <text:p>63.78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85">
                <text:p>10.85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.46">
                <text:p>61.46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.52">
                <text:p>121.52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.22">
                <text:p>117.22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">
                <text:p>1.0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.71">
                <text:p>139.71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.96">
                <text:p>95.96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.72">
                <text:p>68.72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.24">
                <text:p>42.24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.82">
                <text:p>64.82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1.71">
                <text:p>141.71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8.85">
                <text:p>118.85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3">
                <text:p>1.53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1.56">
                <text:p>131.56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.91">
                <text:p>74.91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.43">
                <text:p>140.43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3.73">
                <text:p>103.73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.8">
                <text:p>44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1.41">
                <text:p>121.41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.55">
                <text:p>109.55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8">
                <text:p>10.8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54">
                <text:p>26.54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.95">
                <text:p>68.95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.82">
                <text:p>69.8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.3">
                <text:p>115.3</text:p>
              </table:table-cell>
              <table:table-cell office:value-type="float" office:value="27.29">
                <text:p>27.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.96">
                <text:p>63.96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.5">
                <text:p>82.5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4">
                <text:p>11.4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7.63">
                <text:p>137.63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.64">
                <text:p>93.6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.29">
                <text:p>61.2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4">
                <text:p>15.4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.97">
                <text:p>75.97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28">
                <text:p>14.28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.53">
                <text:p>112.53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5.58">
                <text:p>145.58</text:p>
              </table:table-cell>
              <table:table-cell office:value-type="float" office:value="32.77">
                <text:p>32.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1.54">
                <text:p>151.54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.4">
                <text:p>66.4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.04">
                <text:p>38.04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7.67">
                <text:p>147.67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.24">
                <text:p>99.2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39">
                <text:p>12.39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7.74">
                <text:p>147.74</text:p>
              </table:table-cell>
              <table:table-cell office:value-type="float" office:value="30.93">
                <text:p>30.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8.25">
                <text:p>158.25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3.66">
                <text:p>143.66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55">
                <text:p>18.55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4.59">
                <text:p>124.5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58">
                <text:p>30.5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13">
                <text:p>10.13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.05">
                <text:p>128.05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.38">
                <text:p>44.38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.87">
                <text:p>38.8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.16">
                <text:p>24.16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.54">
                <text:p>56.5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.25">
                <text:p>81.25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2.98">
                <text:p>152.98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.56">
                <text:p>24.56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4">
                <text:p>9.54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3.53">
                <text:p>113.5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.83">
                <text:p>90.83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.85">
                <text:p>142.85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1">
                <text:p>11.1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.7">
                <text:p>41.7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3.86">
                <text:p>153.86</text:p>
              </table:table-cell>
              <table:table-cell office:value-type="float" office:value="28.11">
                <text:p>28.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5.17">
                <text:p>105.17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.2">
                <text:p>64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.69">
                <text:p>43.69</text:p>
              </table:table-cell>
              <table:table-cell office:value-type="float" office:value="17.59">
                <text:p>17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.05">
                <text:p>58.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42">
                <text:p>25.42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58">
                <text:p>56.58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4.42">
                <text:p>94.42</text:p>
              </table:table-cell>
              <table:table-cell office:value-type="float" office:value="21.03">
                <text:p>21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0.1">
                <text:p>110.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.15">
                <text:p>50.15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66">
                <text:p>19.66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.79">
                <text:p>54.79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2.09">
                <text:p>82.09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.22">
                <text:p>66.22</text:p>
              </table:table-cell>
              <table:table-cell office:value-type="float" office:value="22.68">
                <text:p>22.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">
                <text:p>10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.32">
                <text:p>70.32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.28">
                <text:p>113.28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7.04">
                <text:p>117.04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.8">
                <text:p>27.8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.81">
                <text:p>74.8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.22">
                <text:p>42.22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.43">
                <text:p>55.4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5.01">
                <text:p>115.01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.67">
                <text:p>87.67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9.01">
                <text:p>149.01</text:p>
              </table:table-cell>
              <table:table-cell office:value-type="float" office:value="21.82">
                <text:p>21.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77">
                <text:p>57.77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49">
                <text:p>13.49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.3">
                <text:p>19.3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.52">
                <text:p>74.52</text:p>
              </table:table-cell>
              <table:table-cell office:value-type="float" office:value="21.91">
                <text:p>21.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.1">
                <text:p>55.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4.96">
                <text:p>144.96</text:p>
              </table:table-cell>
              <table:table-cell office:value-type="float" office:value="30.08">
                <text:p>30.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67">
                <text:p>28.67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.27">
                <text:p>77.27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.46">
                <text:p>147.46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7.12">
                <text:p>97.12</text:p>
              </table:table-cell>
              <table:table-cell office:value-type="float" office:value="18.72">
                <text:p>18.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59">
                <text:p>2.59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.16">
                <text:p>16.16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5.58">
                <text:p>105.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82">
                <text:p>8.82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98">
                <text:p>6.98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1.96">
                <text:p>121.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0.56">
                <text:p>130.56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71">
                <text:p>7.71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.79">
                <text:p>114.79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.33">
                <text:p>21.33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8.33">
                <text:p>148.33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7.59">
                <text:p>67.5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.2">
                <text:p>43.2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3.17">
                <text:p>73.17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8.76">
                <text:p>158.76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65">
                <text:p>5.65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81">
                <text:p>14.81</text:p>
              </table:table-cell>
              <table:table-cell office:value-type="float" office:value="18.89">
                <text:p>18.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71">
                <text:p>25.71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7.74">
                <text:p>137.74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1.81">
                <text:p>71.8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.62">
                <text:p>85.62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.54">
                <text:p>22.54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3.28">
                <text:p>103.28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4.6">
                <text:p>124.6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6.75">
                <text:p>156.75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9.55">
                <text:p>139.55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3.58">
                <text:p>153.58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4.08">
                <text:p>134.08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5.41">
                <text:p>105.41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.34">
                <text:p>103.34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35">
                <text:p>25.3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01">
                <text:p>10.01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.03">
                <text:p>44.03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3.87">
                <text:p>123.87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14">
                <text:p>12.14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5.26">
                <text:p>45.26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7.2">
                <text:p>147.2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71">
                <text:p>67.71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.44">
                <text:p>77.44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.16">
                <text:p>36.16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2.28">
                <text:p>142.28</text:p>
              </table:table-cell>
              <table:table-cell office:value-type="float" office:value="21.69">
                <text:p>21.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4.69">
                <text:p>64.6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4.93">
                <text:p>144.93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15">
                <text:p>27.15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77">
                <text:p>10.77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1.41">
                <text:p>111.41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7">
                <text:p>26.7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4.58">
                <text:p>84.58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8.66">
                <text:p>128.66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9.21">
                <text:p>119.21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.07">
                <text:p>35.07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.99">
                <text:p>32.99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5.42">
                <text:p>55.42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7.66">
                <text:p>157.66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6.63">
                <text:p>96.6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6.4">
                <text:p>156.4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8.57">
                <text:p>98.57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5.42">
                <text:p>65.42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9.6">
                <text:p>159.6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46">
                <text:p>58.46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.03">
                <text:p>77.0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75">
                <text:p>15.75</text:p>
              </table:table-cell>
              <table:table-cell office:value-type="float" office:value="17.72">
                <text:p>17.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4.8">
                <text:p>114.8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9.86">
                <text:p>129.86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5.81">
                <text:p>145.81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91">
                <text:p>10.91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6">
                <text:p>2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62">
                <text:p>10.62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7.05">
                <text:p>147.0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2.82">
                <text:p>152.82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7.8">
                <text:p>97.8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73">
                <text:p>8.73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63">
                <text:p>10.63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6.61">
                <text:p>96.61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0.68">
                <text:p>120.68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28">
                <text:p>27.28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.27">
                <text:p>54.27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.7">
                <text:p>36.7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9.42">
                <text:p>89.42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2.3">
                <text:p>92.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4.14">
                <text:p>124.14</text:p>
              </table:table-cell>
              <table:table-cell office:value-type="float" office:value="23.07">
                <text:p>23.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48">
                <text:p>4.48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.97">
                <text:p>68.97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.72">
                <text:p>90.72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02">
                <text:p>31.0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9.17">
                <text:p>99.17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.69">
                <text:p>66.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14">
                <text:p>15.14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0.59">
                <text:p>110.59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7.94">
                <text:p>117.94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0.03">
                <text:p>120.03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.14">
                <text:p>61.14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4.07">
                <text:p>144.07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2.27">
                <text:p>112.27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27">
                <text:p>52.27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.91">
                <text:p>113.91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.11">
                <text:p>31.11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0.66">
                <text:p>60.66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.62">
                <text:p>12.62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71">
                <text:p>27.71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.81">
                <text:p>106.81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5.01">
                <text:p>45.01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8.38">
                <text:p>138.38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.13">
                <text:p>49.13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39">
                <text:p>30.39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.71">
                <text:p>20.71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4.94">
                <text:p>124.94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.79">
                <text:p>39.79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1.5">
                <text:p>61.5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.41">
                <text:p>69.4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.85">
                <text:p>50.85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1.67">
                <text:p>141.67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.37">
                <text:p>24.37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74">
                <text:p>41.74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4.1">
                <text:p>124.1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18">
                <text:p>20.18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.59">
                <text:p>75.59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9.11">
                <text:p>139.11</text:p>
              </table:table-cell>
              <table:table-cell office:value-type="float" office:value="21.79">
                <text:p>21.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7.34">
                <text:p>147.3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1.03">
                <text:p>101.03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5.7">
                <text:p>135.7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.51">
                <text:p>49.51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5.84">
                <text:p>155.84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11">
                <text:p>15.11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3.72">
                <text:p>133.72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0.21">
                <text:p>140.2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7.25">
                <text:p>147.25</text:p>
              </table:table-cell>
              <table:table-cell office:value-type="float" office:value="24.48">
                <text:p>24.4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5.04">
                <text:p>155.04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1.81">
                <text:p>131.81</text:p>
              </table:table-cell>
              <table:table-cell office:value-type="float" office:value="31.46">
                <text:p>31.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.99">
                <text:p>101.99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.88">
                <text:p>158.88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3.07">
                <text:p>153.0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.75">
                <text:p>15.75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5.64">
                <text:p>55.64</text:p>
              </table:table-cell>
              <table:table-cell office:value-type="float" office:value="16.74">
                <text:p>16.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0.59">
                <text:p>50.59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03">
                <text:p>36.03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19">
                <text:p>21.19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3.74">
                <text:p>53.74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.65">
                <text:p>157.6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4.86">
                <text:p>154.86</text:p>
              </table:table-cell>
              <table:table-cell office:value-type="float" office:value="29.58">
                <text:p>29.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3.7">
                <text:p>63.7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3.64">
                <text:p>153.64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6.11">
                <text:p>76.11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57">
                <text:p>9.57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17">
                <text:p>6.17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6.23">
                <text:p>66.23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.42">
                <text:p>51.42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5.52">
                <text:p>125.5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4.63">
                <text:p>64.63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8.19">
                <text:p>78.19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.13">
                <text:p>50.13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3.56">
                <text:p>103.56</text:p>
              </table:table-cell>
              <table:table-cell office:value-type="float" office:value="24.71">
                <text:p>24.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0.38">
                <text:p>80.38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1.49">
                <text:p>141.49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39">
                <text:p>5.39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.53">
                <text:p>25.53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2.44">
                <text:p>102.44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.07">
                <text:p>141.07</text:p>
              </table:table-cell>
              <table:table-cell office:value-type="float" office:value="26.65">
                <text:p>26.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2.8">
                <text:p>102.8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15">
                <text:p>6.1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2.62">
                <text:p>92.62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1.16">
                <text:p>91.1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5.6">
                <text:p>155.6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.45">
                <text:p>33.45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75">
                <text:p>12.75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.91">
                <text:p>100.91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.28">
                <text:p>14.28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.6">
                <text:p>58.6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6.4">
                <text:p>76.4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0.2">
                <text:p>50.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4.72">
                <text:p>54.72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.2">
                <text:p>49.2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2.01">
                <text:p>152.01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3.93">
                <text:p>33.93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.62">
                <text:p>80.62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.65">
                <text:p>14.65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1.56">
                <text:p>71.56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.72">
                <text:p>28.72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.34">
                <text:p>100.3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.12">
                <text:p>137.12</text:p>
              </table:table-cell>
              <table:table-cell office:value-type="float" office:value="28.15">
                <text:p>28.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.41">
                <text:p>19.41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0.84">
                <text:p>110.84</text:p>
              </table:table-cell>
              <table:table-cell office:value-type="float" office:value="29.63">
                <text:p>29.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95">
                <text:p>26.95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9.51">
                <text:p>119.51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.39">
                <text:p>9.3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4.96">
                <text:p>34.96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3">
                <text:p>4.1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.58">
                <text:p>80.58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2.17">
                <text:p>152.17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38">
                <text:p>27.38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.15">
                <text:p>32.1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.64">
                <text:p>99.64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8.12">
                <text:p>108.12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86">
                <text:p>27.8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.59">
                <text:p>43.59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9.67">
                <text:p>69.67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7.74">
                <text:p>77.74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.11">
                <text:p>36.11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1.79">
                <text:p>61.79</text:p>
              </table:table-cell>
              <table:table-cell office:value-type="float" office:value="22.51">
                <text:p>22.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.54">
                <text:p>25.54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.94">
                <text:p>50.94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78">
                <text:p>4.7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5.89">
                <text:p>115.89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.37">
                <text:p>44.37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1.32">
                <text:p>121.32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3.8">
                <text:p>53.8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.14">
                <text:p>29.14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.66">
                <text:p>101.66</text:p>
              </table:table-cell>
              <table:table-cell office:value-type="float" office:value="22.54">
                <text:p>22.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.31">
                <text:p>91.31</text:p>
              </table:table-cell>
              <table:table-cell office:value-type="float" office:value="22.13">
                <text:p>22.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63">
                <text:p>3.63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1.85">
                <text:p>51.85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.37">
                <text:p>123.37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.3">
                <text:p>79.3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.4">
                <text:p>98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3.45">
                <text:p>123.45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.57">
                <text:p>12.57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.58">
                <text:p>16.5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6.68">
                <text:p>156.68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7.51">
                <text:p>77.5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7">
                <text:p>8.7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.5">
                <text:p>31.5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1.89">
                <text:p>41.89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5.61">
                <text:p>65.61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7.35">
                <text:p>117.35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6.12">
                <text:p>56.1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2.42">
                <text:p>32.42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5.04">
                <text:p>115.04</text:p>
              </table:table-cell>
              <table:table-cell office:value-type="float" office:value="28.66">
                <text:p>28.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.27">
                <text:p>41.27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6.43">
                <text:p>106.43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3.73">
                <text:p>133.73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.04">
                <text:p>140.04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8.96">
                <text:p>118.96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.33">
                <text:p>16.33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.75">
                <text:p>143.75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5.71">
                <text:p>135.71</text:p>
              </table:table-cell>
              <table:table-cell office:value-type="float" office:value="28.43">
                <text:p>28.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93">
                <text:p>9.93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5.26">
                <text:p>95.26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.32">
                <text:p>59.32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2.6">
                <text:p>112.6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4.84">
                <text:p>34.84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7.31">
                <text:p>127.31</text:p>
              </table:table-cell>
              <table:table-cell office:value-type="float" office:value="29.15">
                <text:p>29.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0.67">
                <text:p>80.6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.78">
                <text:p>12.78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5.74">
                <text:p>65.74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5.01">
                <text:p>135.01</text:p>
              </table:table-cell>
              <table:table-cell office:value-type="float" office:value="29.02">
                <text:p>29.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5.7">
                <text:p>115.7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8.01">
                <text:p>88.01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3.73">
                <text:p>143.73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0.96">
                <text:p>70.96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19">
                <text:p>99.19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2.12">
                <text:p>72.12</text:p>
              </table:table-cell>
              <table:table-cell office:value-type="float" office:value="23.86">
                <text:p>23.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2.48">
                <text:p>112.48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6.02">
                <text:p>106.02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1.98">
                <text:p>81.98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.34">
                <text:p>41.34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.81">
                <text:p>92.8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4.1">
                <text:p>134.1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57">
                <text:p>19.57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6.05">
                <text:p>136.05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.87">
                <text:p>32.87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8.39">
                <text:p>128.39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4.06">
                <text:p>64.06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4.24">
                <text:p>44.24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.14">
                <text:p>37.14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3.54">
                <text:p>133.54</text:p>
              </table:table-cell>
              <table:table-cell office:value-type="float" office:value="27.15">
                <text:p>27.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5.75">
                <text:p>95.75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.73">
                <text:p>102.73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5.46">
                <text:p>55.46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3.51">
                <text:p>63.51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8.82">
                <text:p>138.82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9.9">
                <text:p>119.9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2.72">
                <text:p>152.72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81">
                <text:p>14.81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6.4">
                <text:p>156.4</text:p>
              </table:table-cell>
              <table:table-cell office:value-type="float" office:value="25.73">
                <text:p>25.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.04">
                <text:p>56.04</text:p>
              </table:table-cell>
              <table:table-cell office:value-type="float" office:value="20.26">
                <text:p>20.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3.71">
                <text:p>133.71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.86">
                <text:p>36.86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7.7">
                <text:p>87.7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0.54">
                <text:p>70.5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0.99">
                <text:p>120.9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7.27">
                <text:p>137.27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4.46">
                <text:p>124.46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2.88">
                <text:p>72.88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9.7">
                <text:p>29.7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.88">
                <text:p>12.88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4.74">
                <text:p>114.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4.92">
                <text:p>104.92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0.98">
                <text:p>150.98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.13">
                <text:p>149.13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3.83">
                <text:p>153.83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4.91">
                <text:p>134.91</text:p>
              </table:table-cell>
              <table:table-cell office:value-type="float" office:value="28.79">
                <text:p>28.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1">
                <text:p>7.1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7.95">
                <text:p>147.9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0.54">
                <text:p>130.54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4.6">
                <text:p>144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7.28">
                <text:p>137.28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1.5">
                <text:p>111.5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5.91">
                <text:p>15.91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.73">
                <text:p>106.73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.56">
                <text:p>79.5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.69">
                <text:p>11.69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1.37">
                <text:p>51.37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1.85">
                <text:p>21.85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58">
                <text:p>8.58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.98">
                <text:p>46.98</text:p>
              </table:table-cell>
              <table:table-cell office:value-type="float" office:value="22.79">
                <text:p>22.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.75">
                <text:p>29.75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6.16">
                <text:p>96.16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9.43">
                <text:p>149.43</text:p>
              </table:table-cell>
              <table:table-cell office:value-type="float" office:value="24.59">
                <text:p>24.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0.84">
                <text:p>90.84</text:p>
              </table:table-cell>
              <table:table-cell office:value-type="float" office:value="22.94">
                <text:p>22.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23">
                <text:p>63.23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16">
                <text:p>10.16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.97">
                <text:p>25.97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3.53">
                <text:p>73.53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.07">
                <text:p>22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8.35">
                <text:p>38.35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38">
                <text:p>3.38</text:p>
              </table:table-cell>
              <table:table-cell office:value-type="float" office:value="9.59">
                <text:p>9.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0.28">
                <text:p>50.28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.34">
                <text:p>109.34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8.7">
                <text:p>128.7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8.85">
                <text:p>48.85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23">
                <text:p>5.23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1.75">
                <text:p>141.75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.06">
                <text:p>25.06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9.21">
                <text:p>79.21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.93">
                <text:p>61.9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47">
                <text:p>4.47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1.04">
                <text:p>71.04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7.39">
                <text:p>147.39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7.64">
                <text:p>137.64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5.66">
                <text:p>95.66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9.41">
                <text:p>109.41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92">
                <text:p>5.92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28.12">
                <text:p>128.12</text:p>
              </table:table-cell>
              <table:table-cell office:value-type="float" office:value="20.62">
                <text:p>20.6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.93">
                <text:p>24.93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8.53">
                <text:p>158.53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.81">
                <text:p>29.81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.51">
                <text:p>30.51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6.74">
                <text:p>96.74</text:p>
              </table:table-cell>
              <table:table-cell office:value-type="float" office:value="20.99">
                <text:p>20.9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8.04">
                <text:p>48.04</text:p>
              </table:table-cell>
              <table:table-cell office:value-type="float" office:value="22.27">
                <text:p>22.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4.96">
                <text:p>154.96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7.39">
                <text:p>117.39</text:p>
              </table:table-cell>
              <table:table-cell office:value-type="float" office:value="30.63">
                <text:p>30.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6.41">
                <text:p>116.41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3.27">
                <text:p>53.27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6.97">
                <text:p>136.97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4.57">
                <text:p>54.5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5.89">
                <text:p>125.89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1.99">
                <text:p>91.99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1.09">
                <text:p>121.09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.59">
                <text:p>20.59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9.1">
                <text:p>89.1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3.49">
                <text:p>143.49</text:p>
              </table:table-cell>
              <table:table-cell office:value-type="float" office:value="28.68">
                <text:p>28.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1.98">
                <text:p>151.98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05">
                <text:p>5.05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2.2">
                <text:p>142.2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9.68">
                <text:p>139.68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2.88">
                <text:p>152.88</text:p>
              </table:table-cell>
              <table:table-cell office:value-type="float" office:value="33.22">
                <text:p>33.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6.98">
                <text:p>136.98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.65">
                <text:p>157.65</text:p>
              </table:table-cell>
              <table:table-cell office:value-type="float" office:value="21.66">
                <text:p>21.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.98">
                <text:p>74.98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.79">
                <text:p>7.7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1.74">
                <text:p>71.74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6.43">
                <text:p>96.4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9.39">
                <text:p>99.39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.53">
                <text:p>29.53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.19">
                <text:p>4.19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1.55">
                <text:p>151.5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2.91">
                <text:p>102.91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4.29">
                <text:p>34.29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.85">
                <text:p>28.85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.71">
                <text:p>29.71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1.98">
                <text:p>151.98</text:p>
              </table:table-cell>
              <table:table-cell office:value-type="float" office:value="28.59">
                <text:p>28.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.62">
                <text:p>120.62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9.16">
                <text:p>129.16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1.86">
                <text:p>91.86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9.11">
                <text:p>89.11</text:p>
              </table:table-cell>
              <table:table-cell office:value-type="float" office:value="23.92">
                <text:p>23.9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4.78">
                <text:p>124.78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6.21">
                <text:p>76.21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9.22">
                <text:p>29.22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85.6">
                <text:p>85.6</text:p>
              </table:table-cell>
              <table:table-cell office:value-type="float" office:value="20.81">
                <text:p>20.8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1.33">
                <text:p>131.33</text:p>
              </table:table-cell>
              <table:table-cell office:value-type="float" office:value="32.07">
                <text:p>32.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8.29">
                <text:p>108.29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6.88">
                <text:p>76.88</text:p>
              </table:table-cell>
              <table:table-cell office:value-type="float" office:value="25.77">
                <text:p>25.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77">
                <text:p>20.77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9.53">
                <text:p>129.53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.46">
                <text:p>76.46</text:p>
              </table:table-cell>
              <table:table-cell office:value-type="float" office:value="24.35">
                <text:p>24.3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45">
                <text:p>3.4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4.53">
                <text:p>134.53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05">
                <text:p>20.05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2.35">
                <text:p>122.35</text:p>
              </table:table-cell>
              <table:table-cell office:value-type="float" office:value="26.77">
                <text:p>26.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8.89">
                <text:p>98.89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8.95">
                <text:p>138.95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3.57">
                <text:p>53.5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7.26">
                <text:p>97.26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5.67">
                <text:p>105.67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.78">
                <text:p>42.78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8.12">
                <text:p>138.12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8.64">
                <text:p>128.64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.95">
                <text:p>15.95</text:p>
              </table:table-cell>
              <table:table-cell office:value-type="float" office:value="17.98">
                <text:p>17.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2.15">
                <text:p>112.15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9.39">
                <text:p>149.39</text:p>
              </table:table-cell>
              <table:table-cell office:value-type="float" office:value="31.22">
                <text:p>31.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.24">
                <text:p>4.2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">
                <text:p>0.03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4.17">
                <text:p>144.17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3.24">
                <text:p>103.24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7.52">
                <text:p>87.52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5.98">
                <text:p>65.9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45">
                <text:p>1.45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8.46">
                <text:p>148.4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9.25">
                <text:p>109.25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6.78">
                <text:p>56.78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9.98">
                <text:p>89.98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.61">
                <text:p>35.61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.5">
                <text:p>16.5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.13">
                <text:p>35.13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.87">
                <text:p>40.87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9.35">
                <text:p>49.3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43">
                <text:p>64.43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.77">
                <text:p>142.77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.49">
                <text:p>67.49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0.79">
                <text:p>150.79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21">
                <text:p>10.21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.27">
                <text:p>99.27</text:p>
              </table:table-cell>
              <table:table-cell office:value-type="float" office:value="28.28">
                <text:p>28.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3.81">
                <text:p>53.81</text:p>
              </table:table-cell>
              <table:table-cell office:value-type="float" office:value="22.89">
                <text:p>22.8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7">
                <text:p>1.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.98">
                <text:p>23.98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6.54">
                <text:p>136.54</text:p>
              </table:table-cell>
              <table:table-cell office:value-type="float" office:value="32.16">
                <text:p>32.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9.12">
                <text:p>119.12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9.57">
                <text:p>129.57</text:p>
              </table:table-cell>
              <table:table-cell office:value-type="float" office:value="29.21">
                <text:p>29.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.72">
                <text:p>12.72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1.69">
                <text:p>101.69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.1">
                <text:p>9.1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.87">
                <text:p>70.87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6.88">
                <text:p>76.8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4.29">
                <text:p>94.29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3.87">
                <text:p>113.87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6.4">
                <text:p>106.4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8.45">
                <text:p>158.4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6.6">
                <text:p>156.6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9.91">
                <text:p>149.91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8.37">
                <text:p>118.37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6.26">
                <text:p>136.2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.78">
                <text:p>135.7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9.33">
                <text:p>89.33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3.03">
                <text:p>143.03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2.57">
                <text:p>52.57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8.3">
                <text:p>118.3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9.44">
                <text:p>49.44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3.13">
                <text:p>83.13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0.01">
                <text:p>40.01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.7">
                <text:p>65.7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5.31">
                <text:p>115.31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0.34">
                <text:p>40.34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9.17">
                <text:p>139.17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.04">
                <text:p>10.04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18">
                <text:p>22.1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1.73">
                <text:p>121.73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4.52">
                <text:p>114.52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5">
                <text:p>6.95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6.8">
                <text:p>56.8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8.97">
                <text:p>148.9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9.67">
                <text:p>39.67</text:p>
              </table:table-cell>
              <table:table-cell office:value-type="float" office:value="13.43">
                <text:p>13.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8.9">
                <text:p>78.9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.44">
                <text:p>96.44</text:p>
              </table:table-cell>
              <table:table-cell office:value-type="float" office:value="17.88">
                <text:p>17.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2.15">
                <text:p>72.15</text:p>
              </table:table-cell>
              <table:table-cell office:value-type="float" office:value="22.73">
                <text:p>22.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.86">
                <text:p>21.86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3.45">
                <text:p>33.4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4.88">
                <text:p>144.88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4.72">
                <text:p>64.72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.57">
                <text:p>46.57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4.28">
                <text:p>64.28</text:p>
              </table:table-cell>
              <table:table-cell office:value-type="float" office:value="21.52">
                <text:p>21.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4.91">
                <text:p>154.91</text:p>
              </table:table-cell>
              <table:table-cell office:value-type="float" office:value="29.24">
                <text:p>29.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.54">
                <text:p>17.54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5.17">
                <text:p>105.17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9.84">
                <text:p>149.84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.51">
                <text:p>50.5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9.88">
                <text:p>39.88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8.47">
                <text:p>138.47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2.62">
                <text:p>102.62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4.58">
                <text:p>104.58</text:p>
              </table:table-cell>
              <table:table-cell office:value-type="float" office:value="29.74">
                <text:p>29.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26">
                <text:p>4.2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4.93">
                <text:p>34.93</text:p>
              </table:table-cell>
              <table:table-cell office:value-type="float" office:value="21.39">
                <text:p>21.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3.82">
                <text:p>103.82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2.15">
                <text:p>102.15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5.17">
                <text:p>155.17</text:p>
              </table:table-cell>
              <table:table-cell office:value-type="float" office:value="27.11">
                <text:p>27.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7.48">
                <text:p>87.48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6.28">
                <text:p>86.28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.67">
                <text:p>42.67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8.3">
                <text:p>88.3</text:p>
              </table:table-cell>
              <table:table-cell office:value-type="float" office:value="17.45">
                <text:p>17.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4.78">
                <text:p>154.78</text:p>
              </table:table-cell>
              <table:table-cell office:value-type="float" office:value="31.53">
                <text:p>31.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0.46">
                <text:p>90.46</text:p>
              </table:table-cell>
              <table:table-cell office:value-type="float" office:value="24.29">
                <text:p>24.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4.23">
                <text:p>154.23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6.82">
                <text:p>26.82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1.17">
                <text:p>111.17</text:p>
              </table:table-cell>
              <table:table-cell office:value-type="float" office:value="26.03">
                <text:p>26.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6.48">
                <text:p>116.48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.64">
                <text:p>75.64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3.41">
                <text:p>83.41</text:p>
              </table:table-cell>
              <table:table-cell office:value-type="float" office:value="22.52">
                <text:p>22.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.34">
                <text:p>34.34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7.34">
                <text:p>127.34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2.98">
                <text:p>52.98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.41">
                <text:p>19.41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28">
                <text:p>47.28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9.52">
                <text:p>79.52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5.97">
                <text:p>65.97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2.5">
                <text:p>102.5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3.95">
                <text:p>63.95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.7">
                <text:p>10.7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6.68">
                <text:p>136.6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9.54">
                <text:p>129.54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0.54">
                <text:p>120.54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.28">
                <text:p>150.28</text:p>
              </table:table-cell>
              <table:table-cell office:value-type="float" office:value="26.27">
                <text:p>26.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1.53">
                <text:p>41.53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6.9">
                <text:p>116.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.22">
                <text:p>19.2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1.09">
                <text:p>61.09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33.68">
                <text:p>133.68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3.99">
                <text:p>103.99</text:p>
              </table:table-cell>
              <table:table-cell office:value-type="float" office:value="16.96">
                <text:p>16.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8.29">
                <text:p>118.29</text:p>
              </table:table-cell>
              <table:table-cell office:value-type="float" office:value="24.38">
                <text:p>24.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8.82">
                <text:p>88.8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9.92">
                <text:p>59.92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53">
                <text:p>14.5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5.54">
                <text:p>125.54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65">
                <text:p>0.65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.39">
                <text:p>14.39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0.81">
                <text:p>110.81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9.48">
                <text:p>99.48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6.08">
                <text:p>96.0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.51">
                <text:p>10.51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.94">
                <text:p>76.94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8.67">
                <text:p>48.67</text:p>
              </table:table-cell>
              <table:table-cell office:value-type="float" office:value="21.79">
                <text:p>21.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8.06">
                <text:p>58.06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5.46">
                <text:p>145.46</text:p>
              </table:table-cell>
              <table:table-cell office:value-type="float" office:value="22.52">
                <text:p>22.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7.98">
                <text:p>117.98</text:p>
              </table:table-cell>
              <table:table-cell office:value-type="float" office:value="26.46">
                <text:p>26.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3.11">
                <text:p>63.11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1.34">
                <text:p>81.34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6.69">
                <text:p>146.6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1.32">
                <text:p>141.32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.9">
                <text:p>98.9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9.56">
                <text:p>89.56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0.68">
                <text:p>110.68</text:p>
              </table:table-cell>
              <table:table-cell office:value-type="float" office:value="20.99">
                <text:p>20.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.9">
                <text:p>154.9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1.41">
                <text:p>71.41</text:p>
              </table:table-cell>
              <table:table-cell office:value-type="float" office:value="21.79">
                <text:p>21.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5.16">
                <text:p>135.16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7.25">
                <text:p>137.25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.1">
                <text:p>30.1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8.92">
                <text:p>98.92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.43">
                <text:p>93.43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3.99">
                <text:p>33.99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.43">
                <text:p>73.43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1.9">
                <text:p>41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6.42">
                <text:p>56.4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9.89">
                <text:p>149.89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7.67">
                <text:p>77.6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.15">
                <text:p>8.15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1.19">
                <text:p>131.1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1.99">
                <text:p>141.99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0.4">
                <text:p>100.4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.35">
                <text:p>89.35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7.49">
                <text:p>137.49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1.93">
                <text:p>151.93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1.18">
                <text:p>91.18</text:p>
              </table:table-cell>
              <table:table-cell office:value-type="float" office:value="22.89">
                <text:p>22.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5.34">
                <text:p>115.34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2.16">
                <text:p>142.16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9.38">
                <text:p>109.38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.56">
                <text:p>48.5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6.08">
                <text:p>36.08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0.08">
                <text:p>110.08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7.89">
                <text:p>127.89</text:p>
              </table:table-cell>
              <table:table-cell office:value-type="float" office:value="29.34">
                <text:p>29.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.63">
                <text:p>61.63</text:p>
              </table:table-cell>
              <table:table-cell office:value-type="float" office:value="23.18">
                <text:p>23.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1.82">
                <text:p>111.82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4">
                <text:p>14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3.76">
                <text:p>93.76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8.94">
                <text:p>18.94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3.16">
                <text:p>73.16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.69">
                <text:p>11.69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6.35">
                <text:p>116.35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8.33">
                <text:p>118.33</text:p>
              </table:table-cell>
              <table:table-cell office:value-type="float" office:value="26.86">
                <text:p>26.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8.99">
                <text:p>118.99</text:p>
              </table:table-cell>
              <table:table-cell office:value-type="float" office:value="24.49">
                <text:p>24.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1.32">
                <text:p>101.32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8.96">
                <text:p>48.96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7.63">
                <text:p>117.63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62">
                <text:p>53.62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8.62">
                <text:p>28.62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2">
                <text:p>4.2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2.8">
                <text:p>42.8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6.28">
                <text:p>56.28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3.38">
                <text:p>33.38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7.25">
                <text:p>137.25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7.29">
                <text:p>117.2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9.17">
                <text:p>29.17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5.11">
                <text:p>55.1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.36">
                <text:p>21.3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8.29">
                <text:p>48.29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5.97">
                <text:p>135.97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0.43">
                <text:p>110.43</text:p>
              </table:table-cell>
              <table:table-cell office:value-type="float" office:value="23.89">
                <text:p>23.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1.02">
                <text:p>131.02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54">
                <text:p>27.54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9.02">
                <text:p>129.02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6.14">
                <text:p>36.14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1.68">
                <text:p>111.68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7.12">
                <text:p>97.12</text:p>
              </table:table-cell>
              <table:table-cell office:value-type="float" office:value="19.62">
                <text:p>19.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.23">
                <text:p>9.23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5.22">
                <text:p>65.22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0.62">
                <text:p>50.6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0.76">
                <text:p>70.7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4.51">
                <text:p>124.51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.16">
                <text:p>17.16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.07">
                <text:p>21.0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3.45">
                <text:p>53.45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6.17">
                <text:p>146.17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.73">
                <text:p>26.73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4.11">
                <text:p>64.11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1.14">
                <text:p>21.1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4.37">
                <text:p>74.3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7.17">
                <text:p>147.17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2.04">
                <text:p>112.04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34.51">
                <text:p>134.51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.52">
                <text:p>7.52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7.39">
                <text:p>157.39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8.3">
                <text:p>98.3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6.97">
                <text:p>46.97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72">
                <text:p>3.72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76">
                <text:p>85.76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9.42">
                <text:p>59.42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1.48">
                <text:p>61.48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9.82">
                <text:p>139.82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7.69">
                <text:p>157.69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5">
                <text:p>8.55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5.2">
                <text:p>75.2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">
                <text:p>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8.02">
                <text:p>108.0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9.71">
                <text:p>69.71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5.16">
                <text:p>45.16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13">
                <text:p>9.13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.2">
                <text:p>9.2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0.87">
                <text:p>90.87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0.81">
                <text:p>50.8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4.48">
                <text:p>144.48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7.22">
                <text:p>97.22</text:p>
              </table:table-cell>
              <table:table-cell office:value-type="float" office:value="24.51">
                <text:p>24.5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5.9">
                <text:p>125.9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7.81">
                <text:p>67.81</text:p>
              </table:table-cell>
              <table:table-cell office:value-type="float" office:value="24.47">
                <text:p>24.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6.11">
                <text:p>76.11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4.63">
                <text:p>84.63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9.27">
                <text:p>69.27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8.54">
                <text:p>118.54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1.17">
                <text:p>101.1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5.24">
                <text:p>85.24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4.88">
                <text:p>114.88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1.04">
                <text:p>91.04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0.11">
                <text:p>30.11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04">
                <text:p>22.04</text:p>
              </table:table-cell>
              <table:table-cell office:value-type="float" office:value="17.21">
                <text:p>17.2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9.94">
                <text:p>49.94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7.07">
                <text:p>47.07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4.29">
                <text:p>74.2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2.94">
                <text:p>102.94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8.8">
                <text:p>108.8</text:p>
              </table:table-cell>
              <table:table-cell office:value-type="float" office:value="23.81">
                <text:p>23.8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4.19">
                <text:p>94.19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.45">
                <text:p>10.45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.82">
                <text:p>7.82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4.95">
                <text:p>154.9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3.7">
                <text:p>113.7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6.15">
                <text:p>26.15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6.34">
                <text:p>86.34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7.6">
                <text:p>57.6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6.57">
                <text:p>136.57</text:p>
              </table:table-cell>
              <table:table-cell office:value-type="float" office:value="24.05">
                <text:p>24.0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5.07">
                <text:p>115.07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7.63">
                <text:p>47.63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3.88">
                <text:p>113.88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5.27">
                <text:p>155.27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3.75">
                <text:p>73.75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9.01">
                <text:p>39.01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8.11">
                <text:p>58.11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1.86">
                <text:p>121.86</text:p>
              </table:table-cell>
              <table:table-cell office:value-type="float" office:value="28.89">
                <text:p>28.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6.82">
                <text:p>106.82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.14">
                <text:p>99.14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25.83">
                <text:p>125.83</text:p>
              </table:table-cell>
              <table:table-cell office:value-type="float" office:value="27.09">
                <text:p>27.0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4.28">
                <text:p>64.2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7.95">
                <text:p>67.95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9.67">
                <text:p>119.67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4.49">
                <text:p>64.49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3.31">
                <text:p>53.31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0.75">
                <text:p>120.75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7.76">
                <text:p>137.76</text:p>
              </table:table-cell>
              <table:table-cell office:value-type="float" office:value="23.94">
                <text:p>23.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1.93">
                <text:p>61.93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.35">
                <text:p>35.35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7">
                <text:p>157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2.93">
                <text:p>52.93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8.35">
                <text:p>138.3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2.98">
                <text:p>32.98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6.37">
                <text:p>86.37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0.27">
                <text:p>40.27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1.48">
                <text:p>71.48</text:p>
              </table:table-cell>
              <table:table-cell office:value-type="float" office:value="25.85">
                <text:p>25.8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0.91">
                <text:p>80.91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1.4">
                <text:p>81.4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8.94">
                <text:p>108.94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5.83">
                <text:p>35.83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6.24">
                <text:p>36.24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7.87">
                <text:p>157.87</text:p>
              </table:table-cell>
              <table:table-cell office:value-type="float" office:value="30.47">
                <text:p>30.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0.97">
                <text:p>60.97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1.15">
                <text:p>101.15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.95">
                <text:p>46.95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05">
                <text:p>3.0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7.93">
                <text:p>97.9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5.81">
                <text:p>85.81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5.05">
                <text:p>105.05</text:p>
              </table:table-cell>
              <table:table-cell office:value-type="float" office:value="25.11">
                <text:p>25.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47">
                <text:p>3.47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7.09">
                <text:p>107.09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3.6">
                <text:p>103.6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4.39">
                <text:p>24.3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6.68">
                <text:p>66.68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6.21">
                <text:p>36.21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3.36">
                <text:p>93.36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1.98">
                <text:p>121.98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4.19">
                <text:p>74.19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.67">
                <text:p>13.67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7.62">
                <text:p>127.62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1.1">
                <text:p>91.1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2.28">
                <text:p>112.28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7.3">
                <text:p>147.3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9.79">
                <text:p>119.79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29">
                <text:p>3.29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9.31">
                <text:p>59.3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5.24">
                <text:p>35.24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7.78">
                <text:p>157.78</text:p>
              </table:table-cell>
              <table:table-cell office:value-type="float" office:value="30.72">
                <text:p>30.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8.28">
                <text:p>118.28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5.23">
                <text:p>85.23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.4">
                <text:p>15.4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7.54">
                <text:p>157.54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7.86">
                <text:p>117.86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3.38">
                <text:p>23.38</text:p>
              </table:table-cell>
              <table:table-cell office:value-type="float" office:value="20.39">
                <text:p>20.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5.4">
                <text:p>145.4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5.2">
                <text:p>85.2</text:p>
              </table:table-cell>
              <table:table-cell office:value-type="float" office:value="24.79">
                <text:p>24.7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0.91">
                <text:p>80.91</text:p>
              </table:table-cell>
              <table:table-cell office:value-type="float" office:value="24.62">
                <text:p>24.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.38">
                <text:p>6.38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0.76">
                <text:p>60.76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.56">
                <text:p>15.5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0.54">
                <text:p>60.54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35.27">
                <text:p>135.27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8">
                <text:p>3.8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3.4">
                <text:p>53.4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30.94">
                <text:p>130.94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8.49">
                <text:p>138.49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4.76">
                <text:p>64.76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46">
                <text:p>19.4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1.96">
                <text:p>101.96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1.01">
                <text:p>61.01</text:p>
              </table:table-cell>
              <table:table-cell office:value-type="float" office:value="18.41">
                <text:p>18.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.69">
                <text:p>12.69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3.68">
                <text:p>33.68</text:p>
              </table:table-cell>
              <table:table-cell office:value-type="float" office:value="18.33">
                <text:p>18.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9.25">
                <text:p>119.25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6.35">
                <text:p>126.35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8.29">
                <text:p>158.29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1.97">
                <text:p>151.97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1.75">
                <text:p>151.75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1.65">
                <text:p>91.65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1.37">
                <text:p>71.37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1.19">
                <text:p>121.19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2.26">
                <text:p>42.26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.62">
                <text:p>14.62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3.23">
                <text:p>33.23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8.05">
                <text:p>28.05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59">
                <text:p>4.59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.88">
                <text:p>10.88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5.14">
                <text:p>125.14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0.27">
                <text:p>80.27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6.14">
                <text:p>116.14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3.25">
                <text:p>113.25</text:p>
              </table:table-cell>
              <table:table-cell office:value-type="float" office:value="26.19">
                <text:p>26.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4.98">
                <text:p>54.98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2.29">
                <text:p>142.29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9">
                <text:p>99.9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.63">
                <text:p>100.63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.3">
                <text:p>20.3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5.31">
                <text:p>35.31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5.85">
                <text:p>125.85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7.75">
                <text:p>77.75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7.47">
                <text:p>117.47</text:p>
              </table:table-cell>
              <table:table-cell office:value-type="float" office:value="21.82">
                <text:p>21.8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3.13">
                <text:p>53.13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9.52">
                <text:p>39.52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20.36">
                <text:p>120.36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.05">
                <text:p>9.05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5.24">
                <text:p>35.24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1.17">
                <text:p>31.17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4.16">
                <text:p>34.1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9.63">
                <text:p>59.63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0.64">
                <text:p>60.64</text:p>
              </table:table-cell>
              <table:table-cell office:value-type="float" office:value="22.51">
                <text:p>22.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4.97">
                <text:p>94.97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42.83">
                <text:p>142.83</text:p>
              </table:table-cell>
              <table:table-cell office:value-type="float" office:value="26.96">
                <text:p>26.9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29.33">
                <text:p>129.33</text:p>
              </table:table-cell>
              <table:table-cell office:value-type="float" office:value="29.49">
                <text:p>29.4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53.71">
                <text:p>153.71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4.35">
                <text:p>54.35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9.94">
                <text:p>39.94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29.96">
                <text:p>129.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1.07">
                <text:p>101.0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42">
                <text:p>10.42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8.17">
                <text:p>98.17</text:p>
              </table:table-cell>
              <table:table-cell office:value-type="float" office:value="17.17">
                <text:p>17.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4.7">
                <text:p>94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9.04">
                <text:p>139.04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3.36">
                <text:p>73.36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8.87">
                <text:p>108.87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5.24">
                <text:p>55.24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55.32">
                <text:p>155.32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8.28">
                <text:p>128.28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8.53">
                <text:p>108.53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7.05">
                <text:p>27.0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3.67">
                <text:p>133.67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2.83">
                <text:p>62.83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2.66">
                <text:p>32.66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38.2">
                <text:p>138.2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6.1">
                <text:p>46.1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7.59">
                <text:p>37.5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57.89">
                <text:p>157.89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40.93">
                <text:p>140.9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8.94">
                <text:p>68.94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6.23">
                <text:p>26.23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4.1">
                <text:p>74.1</text:p>
              </table:table-cell>
              <table:table-cell office:value-type="float" office:value="20.85">
                <text:p>20.8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2.99">
                <text:p>92.99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1.02">
                <text:p>31.02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37">
                <text:p>4.3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.47">
                <text:p>6.47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84.03">
                <text:p>84.03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3.5">
                <text:p>33.5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1.55">
                <text:p>51.55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8.55">
                <text:p>18.55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6.89">
                <text:p>56.89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2.92">
                <text:p>142.92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37.65">
                <text:p>137.65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0.91">
                <text:p>120.91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8.44">
                <text:p>108.44</text:p>
              </table:table-cell>
              <table:table-cell office:value-type="float" office:value="22.77">
                <text:p>22.7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7.01">
                <text:p>117.01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8.49">
                <text:p>108.49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47.5">
                <text:p>147.5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3.17">
                <text:p>153.17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4.6">
                <text:p>34.6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2.54">
                <text:p>82.5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4.27">
                <text:p>144.27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4.24">
                <text:p>4.24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.41">
                <text:p>82.41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7.73">
                <text:p>67.73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6.92">
                <text:p>56.92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2.35">
                <text:p>92.35</text:p>
              </table:table-cell>
              <table:table-cell office:value-type="float" office:value="26.38">
                <text:p>26.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8.48">
                <text:p>98.48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4.13">
                <text:p>24.13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0.07">
                <text:p>100.07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3.7">
                <text:p>143.7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5.86">
                <text:p>115.86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2.85">
                <text:p>132.85</text:p>
              </table:table-cell>
              <table:table-cell office:value-type="float" office:value="23.37">
                <text:p>23.3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19">
                <text:p>1.1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4.89">
                <text:p>54.89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4.66">
                <text:p>134.66</text:p>
              </table:table-cell>
              <table:table-cell office:value-type="float" office:value="26.24">
                <text:p>26.2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37.05">
                <text:p>137.0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44">
                <text:p>0.44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7.86">
                <text:p>107.86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1.48">
                <text:p>111.48</text:p>
              </table:table-cell>
              <table:table-cell office:value-type="float" office:value="22.29">
                <text:p>22.2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4.26">
                <text:p>124.26</text:p>
              </table:table-cell>
              <table:table-cell office:value-type="float" office:value="25.38">
                <text:p>25.3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4.34">
                <text:p>124.34</text:p>
              </table:table-cell>
              <table:table-cell office:value-type="float" office:value="28.49">
                <text:p>28.4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9.5">
                <text:p>69.5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5.19">
                <text:p>55.19</text:p>
              </table:table-cell>
              <table:table-cell office:value-type="float" office:value="23.83">
                <text:p>23.8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2.65">
                <text:p>42.65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52.65">
                <text:p>152.65</text:p>
              </table:table-cell>
              <table:table-cell office:value-type="float" office:value="25.16">
                <text:p>25.1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4.65">
                <text:p>84.65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6.41">
                <text:p>106.41</text:p>
              </table:table-cell>
              <table:table-cell office:value-type="float" office:value="26.73">
                <text:p>26.7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79.33">
                <text:p>79.33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59.15">
                <text:p>159.15</text:p>
              </table:table-cell>
              <table:table-cell office:value-type="float" office:value="26.79">
                <text:p>26.7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52.05">
                <text:p>152.05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7.7">
                <text:p>67.7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2.55">
                <text:p>82.55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.96">
                <text:p>8.96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2.57">
                <text:p>102.57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1.46">
                <text:p>101.46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49.98">
                <text:p>49.98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39.54">
                <text:p>139.54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04">
                <text:p>1.04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39">
                <text:p>1.39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.5">
                <text:p>23.5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3.12">
                <text:p>153.12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6.03">
                <text:p>156.0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.71">
                <text:p>16.71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3.79">
                <text:p>143.79</text:p>
              </table:table-cell>
              <table:table-cell office:value-type="float" office:value="30.32">
                <text:p>30.3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6.97">
                <text:p>66.97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4.57">
                <text:p>84.57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86.01">
                <text:p>86.0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7.37">
                <text:p>127.37</text:p>
              </table:table-cell>
              <table:table-cell office:value-type="float" office:value="20.08">
                <text:p>20.0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7.51">
                <text:p>117.51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09.36">
                <text:p>109.36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.53">
                <text:p>9.53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.21">
                <text:p>111.21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37.87">
                <text:p>137.87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.65">
                <text:p>58.65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9.83">
                <text:p>109.83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6.07">
                <text:p>146.07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8.36">
                <text:p>58.36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31.08">
                <text:p>131.08</text:p>
              </table:table-cell>
              <table:table-cell office:value-type="float" office:value="22.95">
                <text:p>22.9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52.44">
                <text:p>152.44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2.28">
                <text:p>142.28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5.93">
                <text:p>125.93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4.85">
                <text:p>144.85</text:p>
              </table:table-cell>
              <table:table-cell office:value-type="float" office:value="28.56">
                <text:p>28.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8.83">
                <text:p>38.83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.38">
                <text:p>16.38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4.42">
                <text:p>144.42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9.85">
                <text:p>119.85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1.97">
                <text:p>31.97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9.83">
                <text:p>129.83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.51">
                <text:p>8.5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.08">
                <text:p>5.08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50.58">
                <text:p>150.58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8.32">
                <text:p>108.32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52.09">
                <text:p>152.09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3.26">
                <text:p>103.26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8.06">
                <text:p>118.06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33.73">
                <text:p>133.73</text:p>
              </table:table-cell>
              <table:table-cell office:value-type="float" office:value="24.03">
                <text:p>24.0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0.98">
                <text:p>120.98</text:p>
              </table:table-cell>
              <table:table-cell office:value-type="float" office:value="26.99">
                <text:p>26.9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1.8">
                <text:p>151.8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09.32">
                <text:p>109.32</text:p>
              </table:table-cell>
              <table:table-cell office:value-type="float" office:value="20.21">
                <text:p>20.2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6.04">
                <text:p>36.04</text:p>
              </table:table-cell>
              <table:table-cell office:value-type="float" office:value="20.49">
                <text:p>20.4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0.17">
                <text:p>30.17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2.73">
                <text:p>42.73</text:p>
              </table:table-cell>
              <table:table-cell office:value-type="float" office:value="16.46">
                <text:p>16.4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21.74">
                <text:p>121.74</text:p>
              </table:table-cell>
              <table:table-cell office:value-type="float" office:value="29.47">
                <text:p>29.4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0.55">
                <text:p>140.55</text:p>
              </table:table-cell>
              <table:table-cell office:value-type="float" office:value="30.31">
                <text:p>30.3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81.95">
                <text:p>81.95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09.16">
                <text:p>109.16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28.55">
                <text:p>128.55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6.03">
                <text:p>56.03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34.78">
                <text:p>134.78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1.05">
                <text:p>61.05</text:p>
              </table:table-cell>
              <table:table-cell office:value-type="float" office:value="19.72">
                <text:p>19.7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2.93">
                <text:p>52.93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3.24">
                <text:p>53.24</text:p>
              </table:table-cell>
              <table:table-cell office:value-type="float" office:value="14.61">
                <text:p>14.6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53.49">
                <text:p>153.49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3.58">
                <text:p>93.58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4.28">
                <text:p>84.28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3.13">
                <text:p>63.13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9.92">
                <text:p>149.92</text:p>
              </table:table-cell>
              <table:table-cell office:value-type="float" office:value="32.24">
                <text:p>32.2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4.37">
                <text:p>104.37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1.16">
                <text:p>131.16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9.19">
                <text:p>149.19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36">
                <text:p>1.36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4.88">
                <text:p>84.88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82">
                <text:p>3.82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1.41">
                <text:p>91.41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0.94">
                <text:p>50.94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6.71">
                <text:p>96.71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29.71">
                <text:p>129.71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.86">
                <text:p>8.86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4.86">
                <text:p>114.86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.33">
                <text:p>11.33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5.46">
                <text:p>25.46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4.67">
                <text:p>14.67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45.09">
                <text:p>145.09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5.88">
                <text:p>25.88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1.89">
                <text:p>111.89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3.01">
                <text:p>73.01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2.5">
                <text:p>152.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3.72">
                <text:p>83.72</text:p>
              </table:table-cell>
              <table:table-cell office:value-type="float" office:value="16.23">
                <text:p>16.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4.56">
                <text:p>54.56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26.46">
                <text:p>126.46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.5">
                <text:p>6.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8.84">
                <text:p>78.84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47.62">
                <text:p>147.62</text:p>
              </table:table-cell>
              <table:table-cell office:value-type="float" office:value="24.45">
                <text:p>24.4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3.64">
                <text:p>33.64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2.89">
                <text:p>102.89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09.42">
                <text:p>109.42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3.08">
                <text:p>83.08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0.95">
                <text:p>150.95</text:p>
              </table:table-cell>
              <table:table-cell office:value-type="float" office:value="30.43">
                <text:p>30.4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49.09">
                <text:p>149.09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8.7">
                <text:p>78.7</text:p>
              </table:table-cell>
              <table:table-cell office:value-type="float" office:value="15.15">
                <text:p>15.1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43.47">
                <text:p>143.47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9.2">
                <text:p>99.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1.36">
                <text:p>131.36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6.67">
                <text:p>76.67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0.7">
                <text:p>70.7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00.47">
                <text:p>100.47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4.66">
                <text:p>64.66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0.46">
                <text:p>80.46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2.15">
                <text:p>112.15</text:p>
              </table:table-cell>
              <table:table-cell office:value-type="float" office:value="29.89">
                <text:p>29.8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.65">
                <text:p>120.65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1.49">
                <text:p>151.49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2.7">
                <text:p>152.7</text:p>
              </table:table-cell>
              <table:table-cell office:value-type="float" office:value="21.31">
                <text:p>21.3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90.21">
                <text:p>90.21</text:p>
              </table:table-cell>
              <table:table-cell office:value-type="float" office:value="21.44">
                <text:p>21.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9.4">
                <text:p>59.4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.42">
                <text:p>4.42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3.68">
                <text:p>153.68</text:p>
              </table:table-cell>
              <table:table-cell office:value-type="float" office:value="30.43">
                <text:p>30.4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1.73">
                <text:p>71.7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4.31">
                <text:p>94.31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2.51">
                <text:p>72.5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9.85">
                <text:p>139.85</text:p>
              </table:table-cell>
              <table:table-cell office:value-type="float" office:value="23.97">
                <text:p>23.9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2.03">
                <text:p>42.03</text:p>
              </table:table-cell>
              <table:table-cell office:value-type="float" office:value="22.33">
                <text:p>22.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9.92">
                <text:p>39.92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5.19">
                <text:p>125.19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34.49">
                <text:p>134.49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7.67">
                <text:p>67.67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.01">
                <text:p>10.01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8.42">
                <text:p>38.42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.99">
                <text:p>24.99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.56">
                <text:p>99.56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6.3">
                <text:p>126.3</text:p>
              </table:table-cell>
              <table:table-cell office:value-type="float" office:value="29.47">
                <text:p>29.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1">
                <text:p>111</text:p>
              </table:table-cell>
              <table:table-cell office:value-type="float" office:value="27.02">
                <text:p>27.0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1.79">
                <text:p>21.79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6.27">
                <text:p>86.27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6.4">
                <text:p>96.4</text:p>
              </table:table-cell>
              <table:table-cell office:value-type="float" office:value="21.81">
                <text:p>21.8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7.17">
                <text:p>117.1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.48">
                <text:p>16.48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1.01">
                <text:p>111.01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1.24">
                <text:p>31.24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9.32">
                <text:p>39.32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0.85">
                <text:p>60.85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.45">
                <text:p>5.4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8.3">
                <text:p>48.3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9.3">
                <text:p>29.3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75.76">
                <text:p>75.76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4.46">
                <text:p>14.46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6.92">
                <text:p>56.92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3.68">
                <text:p>43.68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2.22">
                <text:p>22.22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8.87">
                <text:p>158.87</text:p>
              </table:table-cell>
              <table:table-cell office:value-type="float" office:value="21.33">
                <text:p>21.3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3.75">
                <text:p>43.75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54.96">
                <text:p>154.96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38.64">
                <text:p>138.6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7.43">
                <text:p>77.43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01.39">
                <text:p>101.39</text:p>
              </table:table-cell>
              <table:table-cell office:value-type="float" office:value="25.59">
                <text:p>25.5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8.4">
                <text:p>28.4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8.64">
                <text:p>88.64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5.63">
                <text:p>75.63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3.18">
                <text:p>123.18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2.92">
                <text:p>52.92</text:p>
              </table:table-cell>
              <table:table-cell office:value-type="float" office:value="24.69">
                <text:p>24.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8.29">
                <text:p>108.29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31.35">
                <text:p>131.35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54.7">
                <text:p>54.7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3.71">
                <text:p>33.71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47.66">
                <text:p>147.6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55.62">
                <text:p>155.62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6.62">
                <text:p>36.62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8.91">
                <text:p>148.91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35.22">
                <text:p>135.22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58.47">
                <text:p>158.47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5.1">
                <text:p>125.1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0.06">
                <text:p>40.06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31.16">
                <text:p>131.16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3.47">
                <text:p>23.47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52.86">
                <text:p>152.86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3.23">
                <text:p>63.23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51.64">
                <text:p>151.64</text:p>
              </table:table-cell>
              <table:table-cell office:value-type="float" office:value="27.12">
                <text:p>27.1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33.05">
                <text:p>133.05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7.28">
                <text:p>87.28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.23">
                <text:p>118.23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09">
                <text:p>1.09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6.9">
                <text:p>36.9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7.58">
                <text:p>37.5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8.26">
                <text:p>118.26</text:p>
              </table:table-cell>
              <table:table-cell office:value-type="float" office:value="25.26">
                <text:p>25.2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.7">
                <text:p>127.7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2.18">
                <text:p>92.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9.14">
                <text:p>19.14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2.38">
                <text:p>32.38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3.61">
                <text:p>43.61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2">
                <text:p>1.2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54.45">
                <text:p>154.45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9.37">
                <text:p>99.37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.34">
                <text:p>37.34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6.47">
                <text:p>86.47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6.07">
                <text:p>86.07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93">
                <text:p>0.9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3.41">
                <text:p>33.41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9.66">
                <text:p>29.66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5.04">
                <text:p>35.04</text:p>
              </table:table-cell>
              <table:table-cell office:value-type="float" office:value="16.17">
                <text:p>16.1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5.8">
                <text:p>105.8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5.07">
                <text:p>105.07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0.39">
                <text:p>30.39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6.82">
                <text:p>46.82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7.31">
                <text:p>127.31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45.9">
                <text:p>145.9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1.95">
                <text:p>131.95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8.69">
                <text:p>108.6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9.89">
                <text:p>89.89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5.47">
                <text:p>45.47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4.26">
                <text:p>144.26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8.62">
                <text:p>68.62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6.16">
                <text:p>156.16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49.98">
                <text:p>149.98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0.08">
                <text:p>150.08</text:p>
              </table:table-cell>
              <table:table-cell office:value-type="float" office:value="28.13">
                <text:p>28.1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6.81">
                <text:p>66.81</text:p>
              </table:table-cell>
              <table:table-cell office:value-type="float" office:value="20.41">
                <text:p>20.4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.44">
                <text:p>13.44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5.26">
                <text:p>75.26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.38">
                <text:p>12.38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3.51">
                <text:p>63.51</text:p>
              </table:table-cell>
              <table:table-cell office:value-type="float" office:value="22.12">
                <text:p>22.1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0.82">
                <text:p>70.82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2.92">
                <text:p>62.9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5.95">
                <text:p>115.95</text:p>
              </table:table-cell>
              <table:table-cell office:value-type="float" office:value="21.82">
                <text:p>21.8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3.62">
                <text:p>73.6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1.01">
                <text:p>111.01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55.24">
                <text:p>155.24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28.95">
                <text:p>128.95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5.58">
                <text:p>15.58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7.47">
                <text:p>47.47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86">
                <text:p>44.86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01.95">
                <text:p>101.95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8.67">
                <text:p>38.67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28.3">
                <text:p>128.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4.05">
                <text:p>74.05</text:p>
              </table:table-cell>
              <table:table-cell office:value-type="float" office:value="22.46">
                <text:p>22.4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1.93">
                <text:p>91.93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.47">
                <text:p>95.47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.03">
                <text:p>16.03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9.7">
                <text:p>99.7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.89">
                <text:p>85.89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.68">
                <text:p>2.68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.71">
                <text:p>5.7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20.52">
                <text:p>120.52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81.42">
                <text:p>81.42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8.57">
                <text:p>88.57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5.42">
                <text:p>135.42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28.75">
                <text:p>128.75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3.33">
                <text:p>23.33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59.74">
                <text:p>59.74</text:p>
              </table:table-cell>
              <table:table-cell office:value-type="float" office:value="22.04">
                <text:p>22.0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99.66">
                <text:p>99.66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1">
                <text:p>131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7.53">
                <text:p>17.5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0.14">
                <text:p>130.14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8.35">
                <text:p>58.35</text:p>
              </table:table-cell>
              <table:table-cell office:value-type="float" office:value="21.58">
                <text:p>21.5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26.24">
                <text:p>126.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.3">
                <text:p>26.3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2.06">
                <text:p>32.06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8.31">
                <text:p>8.3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5.43">
                <text:p>35.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.81">
                <text:p>134.81</text:p>
              </table:table-cell>
              <table:table-cell office:value-type="float" office:value="27.82">
                <text:p>27.8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9.39">
                <text:p>19.39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8.46">
                <text:p>138.46</text:p>
              </table:table-cell>
              <table:table-cell office:value-type="float" office:value="30.46">
                <text:p>30.4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6.92">
                <text:p>66.92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4.6">
                <text:p>24.6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8.41">
                <text:p>108.41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4.14">
                <text:p>84.14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13">
                <text:p>7.13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47.31">
                <text:p>147.31</text:p>
              </table:table-cell>
              <table:table-cell office:value-type="float" office:value="23.16">
                <text:p>23.1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4.39">
                <text:p>44.39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6.7">
                <text:p>36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.06">
                <text:p>5.06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10.32">
                <text:p>110.32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05.99">
                <text:p>105.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4.98">
                <text:p>24.98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4.13">
                <text:p>94.13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.9">
                <text:p>4.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3.49">
                <text:p>153.49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88.85">
                <text:p>88.85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9.95">
                <text:p>139.95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.8">
                <text:p>16.8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26.5">
                <text:p>126.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01.02">
                <text:p>101.02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3.73">
                <text:p>33.73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24.6">
                <text:p>124.6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8.51">
                <text:p>68.51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1.73">
                <text:p>51.73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1.41">
                <text:p>81.41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0.47">
                <text:p>90.47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3.06">
                <text:p>53.06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5.61">
                <text:p>85.61</text:p>
              </table:table-cell>
              <table:table-cell office:value-type="float" office:value="25.81">
                <text:p>25.8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40.13">
                <text:p>140.1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0.8">
                <text:p>50.8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42.24">
                <text:p>142.24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43.25">
                <text:p>143.25</text:p>
              </table:table-cell>
              <table:table-cell office:value-type="float" office:value="20.36">
                <text:p>20.3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0.41">
                <text:p>130.41</text:p>
              </table:table-cell>
              <table:table-cell office:value-type="float" office:value="24.94">
                <text:p>24.9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5.22">
                <text:p>35.22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96.23">
                <text:p>96.23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1.91">
                <text:p>21.9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3.75">
                <text:p>63.75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23.77">
                <text:p>123.77</text:p>
              </table:table-cell>
              <table:table-cell office:value-type="float" office:value="28.36">
                <text:p>28.3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1.64">
                <text:p>71.64</text:p>
              </table:table-cell>
              <table:table-cell office:value-type="float" office:value="22.83">
                <text:p>22.8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3.72">
                <text:p>83.72</text:p>
              </table:table-cell>
              <table:table-cell office:value-type="float" office:value="23.51">
                <text:p>23.5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.97">
                <text:p>5.9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1.44">
                <text:p>61.44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19.19">
                <text:p>119.19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5.89">
                <text:p>115.8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.71">
                <text:p>18.71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10.8">
                <text:p>110.8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.1">
                <text:p>46.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1.63">
                <text:p>21.63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12.66">
                <text:p>112.66</text:p>
              </table:table-cell>
              <table:table-cell office:value-type="float" office:value="24.17">
                <text:p>24.1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0.74">
                <text:p>70.74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3.6">
                <text:p>63.6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4.61">
                <text:p>144.61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5.45">
                <text:p>75.45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.74">
                <text:p>7.7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0.38">
                <text:p>70.3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26.36">
                <text:p>126.36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07">
                <text:p>3.07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7.13">
                <text:p>77.1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5.68">
                <text:p>45.68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2.75">
                <text:p>52.75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5.28">
                <text:p>25.28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9.87">
                <text:p>99.87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50.76">
                <text:p>50.76</text:p>
              </table:table-cell>
              <table:table-cell office:value-type="float" office:value="16.24">
                <text:p>16.2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32.52">
                <text:p>132.5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5.83">
                <text:p>75.83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9.54">
                <text:p>29.54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0.96">
                <text:p>50.96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57.06">
                <text:p>57.0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8.29">
                <text:p>38.29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7.17">
                <text:p>157.17</text:p>
              </table:table-cell>
              <table:table-cell office:value-type="float" office:value="21.18">
                <text:p>21.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2.67">
                <text:p>22.67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4.73">
                <text:p>64.73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5.95">
                <text:p>75.95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05.54">
                <text:p>105.54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37">
                <text:p>2.3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6.84">
                <text:p>126.84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7.65">
                <text:p>67.65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2.2">
                <text:p>32.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13.92">
                <text:p>113.92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7.65">
                <text:p>17.65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1.7">
                <text:p>151.7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1.68">
                <text:p>91.68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9.39">
                <text:p>99.39</text:p>
              </table:table-cell>
              <table:table-cell office:value-type="float" office:value="26.67">
                <text:p>26.6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8.55">
                <text:p>88.55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1.32">
                <text:p>151.32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5.1">
                <text:p>5.1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0.13">
                <text:p>30.13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2.23">
                <text:p>32.2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85.01">
                <text:p>85.01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08.04">
                <text:p>108.04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5.36">
                <text:p>145.3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8.2">
                <text:p>68.2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38.41">
                <text:p>138.41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4.59">
                <text:p>104.59</text:p>
              </table:table-cell>
              <table:table-cell office:value-type="float" office:value="21.38">
                <text:p>21.3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26.21">
                <text:p>126.21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93.42">
                <text:p>93.42</text:p>
              </table:table-cell>
              <table:table-cell office:value-type="float" office:value="21.91">
                <text:p>21.9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2.76">
                <text:p>62.76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53.2">
                <text:p>153.2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8.27">
                <text:p>68.27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4.53">
                <text:p>94.53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8.28">
                <text:p>78.28</text:p>
              </table:table-cell>
              <table:table-cell office:value-type="float" office:value="26.21">
                <text:p>26.2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6.48">
                <text:p>66.48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.23">
                <text:p>145.23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9.34">
                <text:p>39.34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1.05">
                <text:p>91.05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8.79">
                <text:p>28.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87.82">
                <text:p>87.8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2.5">
                <text:p>92.5</text:p>
              </table:table-cell>
              <table:table-cell office:value-type="float" office:value="17.82">
                <text:p>17.8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3.95">
                <text:p>93.95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19.38">
                <text:p>119.38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9.55">
                <text:p>89.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0.88">
                <text:p>30.88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01.73">
                <text:p>101.73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5.74">
                <text:p>65.7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7.96">
                <text:p>37.96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9.41">
                <text:p>159.41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0.28">
                <text:p>40.28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6.72">
                <text:p>66.7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37.55">
                <text:p>137.55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35.96">
                <text:p>135.9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57.69">
                <text:p>57.69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0.24">
                <text:p>90.24</text:p>
              </table:table-cell>
              <table:table-cell office:value-type="float" office:value="24.14">
                <text:p>24.1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.47">
                <text:p>147.47</text:p>
              </table:table-cell>
              <table:table-cell office:value-type="float" office:value="30.26">
                <text:p>30.2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0.67">
                <text:p>20.67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4.52">
                <text:p>94.52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0.22">
                <text:p>10.22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3.04">
                <text:p>63.04</text:p>
              </table:table-cell>
              <table:table-cell office:value-type="float" office:value="20.54">
                <text:p>20.5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22">
                <text:p>0.22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24.7">
                <text:p>124.7</text:p>
              </table:table-cell>
              <table:table-cell office:value-type="float" office:value="21.29">
                <text:p>21.2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0.18">
                <text:p>90.18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7.48">
                <text:p>47.48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0.16">
                <text:p>90.16</text:p>
              </table:table-cell>
              <table:table-cell office:value-type="float" office:value="25.37">
                <text:p>25.3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2.38">
                <text:p>42.38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2.63">
                <text:p>12.63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9.57">
                <text:p>29.57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.3">
                <text:p>7.3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2.6">
                <text:p>12.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4.57">
                <text:p>44.57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08.75">
                <text:p>108.75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6.83">
                <text:p>86.83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7.38">
                <text:p>37.3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4.9">
                <text:p>24.9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7.95">
                <text:p>117.9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1.32">
                <text:p>151.32</text:p>
              </table:table-cell>
              <table:table-cell office:value-type="float" office:value="33.17">
                <text:p>33.1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3.36">
                <text:p>13.36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9.33">
                <text:p>89.33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32.29">
                <text:p>132.29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7.2">
                <text:p>77.2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0.54">
                <text:p>90.54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3.28">
                <text:p>153.28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17.17">
                <text:p>117.17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3.15">
                <text:p>33.1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.82">
                <text:p>9.8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8.86">
                <text:p>18.86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32.7">
                <text:p>132.7</text:p>
              </table:table-cell>
              <table:table-cell office:value-type="float" office:value="25.46">
                <text:p>25.4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7.02">
                <text:p>27.02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6.87">
                <text:p>76.87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8.53">
                <text:p>38.53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41.65">
                <text:p>141.65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8.34">
                <text:p>98.34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10.52">
                <text:p>110.52</text:p>
              </table:table-cell>
              <table:table-cell office:value-type="float" office:value="23.08">
                <text:p>23.0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13.49">
                <text:p>113.49</text:p>
              </table:table-cell>
              <table:table-cell office:value-type="float" office:value="22.56">
                <text:p>22.5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.73">
                <text:p>16.73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43.94">
                <text:p>143.94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9.94">
                <text:p>19.94</text:p>
              </table:table-cell>
              <table:table-cell office:value-type="float" office:value="17.13">
                <text:p>17.1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13.84">
                <text:p>113.84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0.8">
                <text:p>90.8</text:p>
              </table:table-cell>
              <table:table-cell office:value-type="float" office:value="18.26">
                <text:p>18.2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.63">
                <text:p>7.63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0.6">
                <text:p>150.6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9.58">
                <text:p>59.58</text:p>
              </table:table-cell>
              <table:table-cell office:value-type="float" office:value="20.76">
                <text:p>20.7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8.13">
                <text:p>158.13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7.49">
                <text:p>57.49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49.46">
                <text:p>149.46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1.91">
                <text:p>31.91</text:p>
              </table:table-cell>
              <table:table-cell office:value-type="float" office:value="20.37">
                <text:p>20.3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2.28">
                <text:p>32.2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0.37">
                <text:p>90.37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0.84">
                <text:p>90.84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3.2">
                <text:p>93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1.33">
                <text:p>81.33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38.79">
                <text:p>138.79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2.61">
                <text:p>32.61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09.71">
                <text:p>109.71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3.52">
                <text:p>23.52</text:p>
              </table:table-cell>
              <table:table-cell office:value-type="float" office:value="11.39">
                <text:p>11.3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32.88">
                <text:p>132.88</text:p>
              </table:table-cell>
              <table:table-cell office:value-type="float" office:value="23.46">
                <text:p>23.4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4.99">
                <text:p>14.99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99.29">
                <text:p>99.29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1.64">
                <text:p>11.64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8.03">
                <text:p>108.03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9.24">
                <text:p>159.24</text:p>
              </table:table-cell>
              <table:table-cell office:value-type="float" office:value="28.45">
                <text:p>28.4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5.34">
                <text:p>45.34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6.47">
                <text:p>96.47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9.12">
                <text:p>39.12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00.83">
                <text:p>100.83</text:p>
              </table:table-cell>
              <table:table-cell office:value-type="float" office:value="26.36">
                <text:p>26.3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26.34">
                <text:p>126.34</text:p>
              </table:table-cell>
              <table:table-cell office:value-type="float" office:value="29.04">
                <text:p>29.0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2.61">
                <text:p>82.61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.82">
                <text:p>2.8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05.86">
                <text:p>105.86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7.38">
                <text:p>127.38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9.13">
                <text:p>39.13</text:p>
              </table:table-cell>
              <table:table-cell office:value-type="float" office:value="20.53">
                <text:p>20.5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2.28">
                <text:p>82.28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10.19">
                <text:p>110.19</text:p>
              </table:table-cell>
              <table:table-cell office:value-type="float" office:value="26.57">
                <text:p>26.5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6.44">
                <text:p>86.44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3.93">
                <text:p>153.93</text:p>
              </table:table-cell>
              <table:table-cell office:value-type="float" office:value="31.54">
                <text:p>31.5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0.76">
                <text:p>30.76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11.25">
                <text:p>111.25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.52">
                <text:p>5.52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31.36">
                <text:p>131.36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5.91">
                <text:p>105.91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21.66">
                <text:p>121.66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69.44">
                <text:p>69.44</text:p>
              </table:table-cell>
              <table:table-cell office:value-type="float" office:value="21.22">
                <text:p>21.2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36.1">
                <text:p>136.1</text:p>
              </table:table-cell>
              <table:table-cell office:value-type="float" office:value="28.16">
                <text:p>28.1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62.13">
                <text:p>62.13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8.95">
                <text:p>158.95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5.59">
                <text:p>155.59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31.57">
                <text:p>131.5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.72">
                <text:p>7.72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3.15">
                <text:p>83.15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18.22">
                <text:p>118.22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3.94">
                <text:p>43.94</text:p>
              </table:table-cell>
              <table:table-cell office:value-type="float" office:value="20.52">
                <text:p>20.5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20.24">
                <text:p>120.24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18.55">
                <text:p>118.55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2.9">
                <text:p>22.9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43.7">
                <text:p>143.7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72">
                <text:p>0.72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37.26">
                <text:p>137.2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5.44">
                <text:p>45.44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45.07">
                <text:p>145.07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5.63">
                <text:p>85.63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68.77">
                <text:p>68.77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3.3">
                <text:p>73.3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.34">
                <text:p>2.3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3.23">
                <text:p>153.23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.52">
                <text:p>158.52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09.68">
                <text:p>109.68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40.8">
                <text:p>140.8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60.09">
                <text:p>60.09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32.61">
                <text:p>132.61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4.35">
                <text:p>34.35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82.65">
                <text:p>82.65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9.29">
                <text:p>59.29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7.85">
                <text:p>87.85</text:p>
              </table:table-cell>
              <table:table-cell office:value-type="float" office:value="21.53">
                <text:p>21.5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11.74">
                <text:p>111.74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.49">
                <text:p>15.49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.43">
                <text:p>16.43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0.57">
                <text:p>80.57</text:p>
              </table:table-cell>
              <table:table-cell office:value-type="float" office:value="23.82">
                <text:p>23.8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0.92">
                <text:p>40.9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9.26">
                <text:p>19.26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1.84">
                <text:p>101.84</text:p>
              </table:table-cell>
              <table:table-cell office:value-type="float" office:value="17.76">
                <text:p>17.7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6.13">
                <text:p>36.13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20.72">
                <text:p>120.72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8.15">
                <text:p>68.15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91.02">
                <text:p>91.02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62.05">
                <text:p>62.05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4.84">
                <text:p>84.84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91.11">
                <text:p>91.11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43.61">
                <text:p>143.61</text:p>
              </table:table-cell>
              <table:table-cell office:value-type="float" office:value="30.63">
                <text:p>30.6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.9">
                <text:p>3.9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9.91">
                <text:p>39.91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64">
                <text:p>0.64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8.59">
                <text:p>58.59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35.35">
                <text:p>135.35</text:p>
              </table:table-cell>
              <table:table-cell office:value-type="float" office:value="21.31">
                <text:p>21.3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57.26">
                <text:p>157.26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3.34">
                <text:p>73.34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3.59">
                <text:p>93.59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2.14">
                <text:p>42.14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45.93">
                <text:p>145.93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7.52">
                <text:p>57.52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60.65">
                <text:p>60.65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1.28">
                <text:p>81.28</text:p>
              </table:table-cell>
              <table:table-cell office:value-type="float" office:value="23.32">
                <text:p>23.3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38.6">
                <text:p>138.6</text:p>
              </table:table-cell>
              <table:table-cell office:value-type="float" office:value="28.96">
                <text:p>28.9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44.56">
                <text:p>144.56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1.84">
                <text:p>31.84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1.33">
                <text:p>51.33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59.51">
                <text:p>159.51</text:p>
              </table:table-cell>
              <table:table-cell office:value-type="float" office:value="31.83">
                <text:p>31.8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8.71">
                <text:p>18.71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1.92">
                <text:p>71.92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99.05">
                <text:p>99.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7.17">
                <text:p>67.17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6.68">
                <text:p>86.68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0.62">
                <text:p>60.62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19.9">
                <text:p>119.9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90.18">
                <text:p>90.18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.5">
                <text:p>4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02.72">
                <text:p>102.72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.64">
                <text:p>1.64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4.73">
                <text:p>64.73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66.27">
                <text:p>66.27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13.97">
                <text:p>113.97</text:p>
              </table:table-cell>
              <table:table-cell office:value-type="float" office:value="27.71">
                <text:p>27.7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33.23">
                <text:p>133.23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.94">
                <text:p>4.94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2.08">
                <text:p>22.08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26.12">
                <text:p>126.12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8.82">
                <text:p>48.82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1.1">
                <text:p>81.1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7.34">
                <text:p>57.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02.87">
                <text:p>102.87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3.52">
                <text:p>83.52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0.12">
                <text:p>10.1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0.9">
                <text:p>60.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9.66">
                <text:p>19.66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4.01">
                <text:p>54.01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34.85">
                <text:p>134.85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1.25">
                <text:p>151.25</text:p>
              </table:table-cell>
              <table:table-cell office:value-type="float" office:value="29.18">
                <text:p>29.1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92.36">
                <text:p>92.36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57.65">
                <text:p>157.65</text:p>
              </table:table-cell>
              <table:table-cell office:value-type="float" office:value="25.22">
                <text:p>25.2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8.99">
                <text:p>28.99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7.41">
                <text:p>77.41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29.9">
                <text:p>129.9</text:p>
              </table:table-cell>
              <table:table-cell office:value-type="float" office:value="20.89">
                <text:p>20.8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5.48">
                <text:p>85.4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0.48">
                <text:p>20.4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1.93">
                <text:p>71.93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21.56">
                <text:p>121.56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2.81">
                <text:p>92.81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6.46">
                <text:p>76.46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11.38">
                <text:p>111.38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8.68">
                <text:p>88.68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5.84">
                <text:p>85.8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17.83">
                <text:p>117.83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17.13">
                <text:p>117.13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8.56">
                <text:p>58.56</text:p>
              </table:table-cell>
              <table:table-cell office:value-type="float" office:value="23.22">
                <text:p>23.2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14.81">
                <text:p>114.81</text:p>
              </table:table-cell>
              <table:table-cell office:value-type="float" office:value="25.31">
                <text:p>25.3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55.47">
                <text:p>155.4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6.69">
                <text:p>26.69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5.47">
                <text:p>85.47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3.84">
                <text:p>23.84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51.91">
                <text:p>151.9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9.36">
                <text:p>49.36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8.78">
                <text:p>28.7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10.91">
                <text:p>110.91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6.55">
                <text:p>46.55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35.65">
                <text:p>135.65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2.31">
                <text:p>52.31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97.97">
                <text:p>97.97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66.81">
                <text:p>66.81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9.46">
                <text:p>89.46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64.74">
                <text:p>64.7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07.99">
                <text:p>107.99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.76">
                <text:p>3.7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5.98">
                <text:p>95.98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.29">
                <text:p>1.29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62.5">
                <text:p>62.5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92.83">
                <text:p>92.83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34.33">
                <text:p>134.33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1.29">
                <text:p>71.29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67.76">
                <text:p>67.76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9.73">
                <text:p>19.73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55">
                <text:p>0.55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46.82">
                <text:p>146.82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64.71">
                <text:p>64.7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57.43">
                <text:p>157.43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8.64">
                <text:p>28.64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0.57">
                <text:p>70.57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7.82">
                <text:p>77.82</text:p>
              </table:table-cell>
              <table:table-cell office:value-type="float" office:value="24.17">
                <text:p>24.1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9.21">
                <text:p>49.21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41.81">
                <text:p>141.81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10.5">
                <text:p>110.5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54.95">
                <text:p>154.95</text:p>
              </table:table-cell>
              <table:table-cell office:value-type="float" office:value="28.79">
                <text:p>28.7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4.08">
                <text:p>14.08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6.27">
                <text:p>86.27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8.33">
                <text:p>88.33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19">
                <text:p>11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.71">
                <text:p>54.71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9.79">
                <text:p>29.79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2.77">
                <text:p>12.77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8.49">
                <text:p>58.49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31.52">
                <text:p>131.5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9.5">
                <text:p>79.5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35.74">
                <text:p>135.74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3.33">
                <text:p>83.33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27.12">
                <text:p>127.12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68.72">
                <text:p>68.72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09.11">
                <text:p>109.11</text:p>
              </table:table-cell>
              <table:table-cell office:value-type="float" office:value="21.52">
                <text:p>21.5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20.69">
                <text:p>120.69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6.59">
                <text:p>36.59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06.05">
                <text:p>106.05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5.01">
                <text:p>85.01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67.7">
                <text:p>67.7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55.96">
                <text:p>155.96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3.02">
                <text:p>83.02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04.43">
                <text:p>104.43</text:p>
              </table:table-cell>
              <table:table-cell office:value-type="float" office:value="28.14">
                <text:p>28.1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3.94">
                <text:p>83.94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.69">
                <text:p>2.69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6.6">
                <text:p>106.6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6.34">
                <text:p>26.34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.11">
                <text:p>32.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5.06">
                <text:p>35.06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5.55">
                <text:p>95.55</text:p>
              </table:table-cell>
              <table:table-cell office:value-type="float" office:value="24.43">
                <text:p>24.4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03.94">
                <text:p>103.94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6.67">
                <text:p>26.67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50.98">
                <text:p>150.98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4.3">
                <text:p>44.3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4.1">
                <text:p>34.1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43.34">
                <text:p>143.34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29.25">
                <text:p>129.25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38.1">
                <text:p>138.1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5.13">
                <text:p>25.1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4.81">
                <text:p>14.81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0.18">
                <text:p>90.18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04.36">
                <text:p>104.36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65.09">
                <text:p>65.09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45.37">
                <text:p>145.37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30.14">
                <text:p>130.14</text:p>
              </table:table-cell>
              <table:table-cell office:value-type="float" office:value="27.31">
                <text:p>27.3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15.06">
                <text:p>115.06</text:p>
              </table:table-cell>
              <table:table-cell office:value-type="float" office:value="31.17">
                <text:p>31.1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15.07">
                <text:p>115.07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9.39">
                <text:p>39.39</text:p>
              </table:table-cell>
              <table:table-cell office:value-type="float" office:value="20.91">
                <text:p>20.9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1.16">
                <text:p>11.16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8.77">
                <text:p>28.77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3.19">
                <text:p>13.1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42.56">
                <text:p>142.56</text:p>
              </table:table-cell>
              <table:table-cell office:value-type="float" office:value="28.97">
                <text:p>28.9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43.44">
                <text:p>143.44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24.11">
                <text:p>124.11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00.29">
                <text:p>100.29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39.77">
                <text:p>139.77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9.4">
                <text:p>39.4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55.99">
                <text:p>155.99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52.97">
                <text:p>152.97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4.75">
                <text:p>84.75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28.74">
                <text:p>128.74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53.64">
                <text:p>153.6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00.67">
                <text:p>100.67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66.97">
                <text:p>66.97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.67">
                <text:p>1.67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10.01">
                <text:p>110.01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5.8">
                <text:p>65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1.99">
                <text:p>31.99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25.68">
                <text:p>125.68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7.28">
                <text:p>47.28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7.28">
                <text:p>7.28</text:p>
              </table:table-cell>
              <table:table-cell office:value-type="float" office:value="16.82">
                <text:p>16.8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3.24">
                <text:p>93.2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09.93">
                <text:p>109.93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72.66">
                <text:p>72.66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8.27">
                <text:p>48.27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2.84">
                <text:p>22.84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3.35">
                <text:p>83.35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52.75">
                <text:p>152.75</text:p>
              </table:table-cell>
              <table:table-cell office:value-type="float" office:value="31.12">
                <text:p>31.1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4.69">
                <text:p>14.69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1.17">
                <text:p>31.17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.1">
                <text:p>3.1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24.98">
                <text:p>124.98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5.24">
                <text:p>25.24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38.2">
                <text:p>138.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0.6">
                <text:p>20.6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70.95">
                <text:p>70.95</text:p>
              </table:table-cell>
              <table:table-cell office:value-type="float" office:value="23.55">
                <text:p>23.5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5.76">
                <text:p>15.76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6.91">
                <text:p>86.91</text:p>
              </table:table-cell>
              <table:table-cell office:value-type="float" office:value="24.61">
                <text:p>24.6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07.82">
                <text:p>107.82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8.41">
                <text:p>28.41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07.51">
                <text:p>107.5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4.77">
                <text:p>34.77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37.89">
                <text:p>137.89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3.11">
                <text:p>63.11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52.5">
                <text:p>152.5</text:p>
              </table:table-cell>
              <table:table-cell office:value-type="float" office:value="32.85">
                <text:p>32.8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9.5">
                <text:p>59.5</text:p>
              </table:table-cell>
              <table:table-cell office:value-type="float" office:value="21.46">
                <text:p>21.4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85">
                <text:p>4.85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6.55">
                <text:p>26.55</text:p>
              </table:table-cell>
              <table:table-cell office:value-type="float" office:value="13.86">
                <text:p>13.8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9.83">
                <text:p>99.83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3.92">
                <text:p>43.9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21.77">
                <text:p>121.77</text:p>
              </table:table-cell>
              <table:table-cell office:value-type="float" office:value="23.93">
                <text:p>23.9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9.41">
                <text:p>109.41</text:p>
              </table:table-cell>
              <table:table-cell office:value-type="float" office:value="27.41">
                <text:p>27.4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2.05">
                <text:p>12.05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59.09">
                <text:p>159.09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5.89">
                <text:p>85.89</text:p>
              </table:table-cell>
              <table:table-cell office:value-type="float" office:value="28.57">
                <text:p>28.5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1.63">
                <text:p>31.63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48.12">
                <text:p>148.1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31.9">
                <text:p>131.9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4.81">
                <text:p>34.81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7.93">
                <text:p>67.93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18.92">
                <text:p>118.92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7.79">
                <text:p>87.7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.59">
                <text:p>9.59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8.55">
                <text:p>68.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1.39">
                <text:p>11.39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3.31">
                <text:p>13.31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5.41">
                <text:p>65.41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3.46">
                <text:p>83.46</text:p>
              </table:table-cell>
              <table:table-cell office:value-type="float" office:value="21.35">
                <text:p>21.3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6.83">
                <text:p>46.83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0.91">
                <text:p>110.91</text:p>
              </table:table-cell>
              <table:table-cell office:value-type="float" office:value="28.68">
                <text:p>28.6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44">
                <text:p>4.44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48.58">
                <text:p>148.58</text:p>
              </table:table-cell>
              <table:table-cell office:value-type="float" office:value="29.89">
                <text:p>29.8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8.02">
                <text:p>68.0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5.05">
                <text:p>95.05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11.43">
                <text:p>111.43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75.77">
                <text:p>75.77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9.13">
                <text:p>29.13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53.85">
                <text:p>153.85</text:p>
              </table:table-cell>
              <table:table-cell office:value-type="float" office:value="20.68">
                <text:p>20.6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42.29">
                <text:p>142.29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2.06">
                <text:p>32.06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01.66">
                <text:p>101.6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1.84">
                <text:p>41.84</text:p>
              </table:table-cell>
              <table:table-cell office:value-type="float" office:value="22.28">
                <text:p>22.2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06.19">
                <text:p>106.19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56.05">
                <text:p>156.05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3.45">
                <text:p>113.45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2.97">
                <text:p>92.97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2.66">
                <text:p>42.66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22.74">
                <text:p>122.74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6.43">
                <text:p>26.43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9.13">
                <text:p>19.13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3.61">
                <text:p>13.61</text:p>
              </table:table-cell>
              <table:table-cell office:value-type="float" office:value="12.39">
                <text:p>12.3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7.44">
                <text:p>97.44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55.31">
                <text:p>55.3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6.56">
                <text:p>96.56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40.41">
                <text:p>140.41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10.43">
                <text:p>110.43</text:p>
              </table:table-cell>
              <table:table-cell office:value-type="float" office:value="22.61">
                <text:p>22.6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51.06">
                <text:p>151.06</text:p>
              </table:table-cell>
              <table:table-cell office:value-type="float" office:value="30.27">
                <text:p>30.2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2.91">
                <text:p>42.91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3.15">
                <text:p>13.1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0.95">
                <text:p>30.95</text:p>
              </table:table-cell>
              <table:table-cell office:value-type="float" office:value="20.97">
                <text:p>20.9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0.01">
                <text:p>90.01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52.76">
                <text:p>52.76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42.34">
                <text:p>142.34</text:p>
              </table:table-cell>
              <table:table-cell office:value-type="float" office:value="26.37">
                <text:p>26.3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8.51">
                <text:p>68.51</text:p>
              </table:table-cell>
              <table:table-cell office:value-type="float" office:value="17.77">
                <text:p>17.7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7.26">
                <text:p>67.26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16.94">
                <text:p>116.94</text:p>
              </table:table-cell>
              <table:table-cell office:value-type="float" office:value="27.16">
                <text:p>27.1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4.66">
                <text:p>14.66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6.87">
                <text:p>96.87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6.05">
                <text:p>46.05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.58">
                <text:p>9.58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27.34">
                <text:p>127.34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0.54">
                <text:p>90.54</text:p>
              </table:table-cell>
              <table:table-cell office:value-type="float" office:value="21.94">
                <text:p>21.94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29.86">
                <text:p>129.86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5.86">
                <text:p>85.86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8.38">
                <text:p>28.3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44.83">
                <text:p>144.83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52.04">
                <text:p>152.04</text:p>
              </table:table-cell>
              <table:table-cell office:value-type="float" office:value="30.81">
                <text:p>30.8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7.65">
                <text:p>67.65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3.07">
                <text:p>33.07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8.87">
                <text:p>48.87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26.17">
                <text:p>126.17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06.14">
                <text:p>106.14</text:p>
              </table:table-cell>
              <table:table-cell office:value-type="float" office:value="21.47">
                <text:p>21.4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3.66">
                <text:p>23.6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">
                <text:p>3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.43">
                <text:p>9.4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70.3">
                <text:p>70.3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20.22">
                <text:p>120.22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.01">
                <text:p>5.0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4.98">
                <text:p>104.98</text:p>
              </table:table-cell>
              <table:table-cell office:value-type="float" office:value="27.22">
                <text:p>27.2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18.75">
                <text:p>118.75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9.49">
                <text:p>49.49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71.07">
                <text:p>71.07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.42">
                <text:p>5.42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2.47">
                <text:p>72.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58.34">
                <text:p>158.34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1.22">
                <text:p>11.2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19.04">
                <text:p>119.04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4.92">
                <text:p>44.92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9.51">
                <text:p>69.51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1.47">
                <text:p>41.47</text:p>
              </table:table-cell>
              <table:table-cell office:value-type="float" office:value="21.37">
                <text:p>21.3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4.16">
                <text:p>84.16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3.31">
                <text:p>103.31</text:p>
              </table:table-cell>
              <table:table-cell office:value-type="float" office:value="21.09">
                <text:p>21.0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38.13">
                <text:p>138.13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4.23">
                <text:p>34.23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42.4">
                <text:p>142.4</text:p>
              </table:table-cell>
              <table:table-cell office:value-type="float" office:value="31.62">
                <text:p>31.6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51.28">
                <text:p>51.28</text:p>
              </table:table-cell>
              <table:table-cell office:value-type="float" office:value="13.34">
                <text:p>13.3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.23">
                <text:p>2.23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58.48">
                <text:p>58.48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6.6">
                <text:p>66.6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1.18">
                <text:p>61.18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07.91">
                <text:p>107.91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7.45">
                <text:p>87.45</text:p>
              </table:table-cell>
              <table:table-cell office:value-type="float" office:value="19.82">
                <text:p>19.8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0">
                <text:p>30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24.64">
                <text:p>124.64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0.15">
                <text:p>90.15</text:p>
              </table:table-cell>
              <table:table-cell office:value-type="float" office:value="26.26">
                <text:p>26.2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.48">
                <text:p>9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4.95">
                <text:p>14.95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30.56">
                <text:p>130.56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1.87">
                <text:p>91.87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4.03">
                <text:p>24.03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30.17">
                <text:p>130.1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43.2">
                <text:p>143.2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48.36">
                <text:p>148.36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26.74">
                <text:p>126.74</text:p>
              </table:table-cell>
              <table:table-cell office:value-type="float" office:value="31.45">
                <text:p>31.4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1.69">
                <text:p>151.69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14.34">
                <text:p>114.34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37.98">
                <text:p>137.98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.13">
                <text:p>19.1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53.29">
                <text:p>153.29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05.38">
                <text:p>105.3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46.07">
                <text:p>146.07</text:p>
              </table:table-cell>
              <table:table-cell office:value-type="float" office:value="22.14">
                <text:p>22.1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2.18">
                <text:p>12.18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.88">
                <text:p>3.88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.45">
                <text:p>6.45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9.31">
                <text:p>39.31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50.95">
                <text:p>50.9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43.58">
                <text:p>143.58</text:p>
              </table:table-cell>
              <table:table-cell office:value-type="float" office:value="27.13">
                <text:p>27.1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41.43">
                <text:p>141.43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1.03">
                <text:p>31.03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33.4">
                <text:p>133.4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0.1">
                <text:p>20.1</text:p>
              </table:table-cell>
              <table:table-cell office:value-type="float" office:value="13.17">
                <text:p>13.1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.91">
                <text:p>2.91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52.92">
                <text:p>152.92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3.36">
                <text:p>43.3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27.9">
                <text:p>127.9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6.95">
                <text:p>26.95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1.5">
                <text:p>11.5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7.44">
                <text:p>97.44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02.98">
                <text:p>102.98</text:p>
              </table:table-cell>
              <table:table-cell office:value-type="float" office:value="25.08">
                <text:p>25.0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06.41">
                <text:p>106.41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06.35">
                <text:p>106.35</text:p>
              </table:table-cell>
              <table:table-cell office:value-type="float" office:value="24.87">
                <text:p>24.8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6.57">
                <text:p>46.57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9.31">
                <text:p>69.31</text:p>
              </table:table-cell>
              <table:table-cell office:value-type="float" office:value="24.34">
                <text:p>24.3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74">
                <text:p>4.7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05.74">
                <text:p>105.74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0.08">
                <text:p>90.08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6.94">
                <text:p>86.94</text:p>
              </table:table-cell>
              <table:table-cell office:value-type="float" office:value="18.48">
                <text:p>18.4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10.12">
                <text:p>110.12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6.36">
                <text:p>86.36</text:p>
              </table:table-cell>
              <table:table-cell office:value-type="float" office:value="22.06">
                <text:p>22.0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20.33">
                <text:p>120.33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2.2">
                <text:p>62.2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03.73">
                <text:p>103.73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4.65">
                <text:p>84.65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23.51">
                <text:p>23.51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74.66">
                <text:p>74.66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6.52">
                <text:p>36.52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56.78">
                <text:p>56.78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03.75">
                <text:p>103.75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2.28">
                <text:p>22.28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78.61">
                <text:p>78.61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58.51">
                <text:p>158.5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6.3">
                <text:p>56.3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5.95">
                <text:p>45.95</text:p>
              </table:table-cell>
              <table:table-cell office:value-type="float" office:value="13.39">
                <text:p>13.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30.91">
                <text:p>130.91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3.79">
                <text:p>43.79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9.86">
                <text:p>69.86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3.34">
                <text:p>83.34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6.42">
                <text:p>86.42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08.25">
                <text:p>108.25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5.8">
                <text:p>65.8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.97">
                <text:p>2.97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9.61">
                <text:p>139.61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9.45">
                <text:p>89.4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8.09">
                <text:p>68.0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59.01">
                <text:p>59.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0.7">
                <text:p>110.7</text:p>
              </table:table-cell>
              <table:table-cell office:value-type="float" office:value="22.83">
                <text:p>22.8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6.82">
                <text:p>76.82</text:p>
              </table:table-cell>
              <table:table-cell office:value-type="float" office:value="24.41">
                <text:p>24.4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0.3">
                <text:p>30.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6.15">
                <text:p>26.15</text:p>
              </table:table-cell>
              <table:table-cell office:value-type="float" office:value="20.31">
                <text:p>20.3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34.11">
                <text:p>134.11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0.14">
                <text:p>30.14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9.33">
                <text:p>99.33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7.99">
                <text:p>57.99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37.77">
                <text:p>137.77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32.18">
                <text:p>132.18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14.53">
                <text:p>114.53</text:p>
              </table:table-cell>
              <table:table-cell office:value-type="float" office:value="23.54">
                <text:p>23.5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6.03">
                <text:p>16.0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3.94">
                <text:p>73.94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3.74">
                <text:p>23.74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23">
                <text:p>23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3.9">
                <text:p>103.9</text:p>
              </table:table-cell>
              <table:table-cell office:value-type="float" office:value="24.55">
                <text:p>24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